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5-16</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Origin</text:span>
</text:h>
      <text:h text:style-name="P10" text:outline-level="1">
<text:span text:style-name="T4">
At Sivershchyna and Slobozhanschyna directions Russian army shelled Hirsk, Leonivka, Popivka ...</text:span>
</text:h>
      <text:p text:style-name="P4">
Authors: liveuamap (Language: en)</text:p>
      <text:p text:style-name="P4">
Time: 2023-05-15T-104:15:00</text:p>
      <text:p text:style-name="P4">
Location: Vovchansk (Latitude:50.24655 Longtitude:36.77141)</text:p>
      <text:p text:style-name="P4">
Videos: []</text:p>
      <text:p text:style-name="P4">
Images: []</text:p>
      <text:p text:style-name="P4">
Tags: ["Russia"]</text:p>
      <text:p text:style-name="P4">
ID: 22563026</text:p>
      <!--METADATA-->
      <text:p text:style-name="P4">
At Sivershchyna and Slobozhanschyna directions Russian army shelled Hirsk,Leonivka, Popivka of Chernihiv region; Volfyne, Sadky, Mohrytsya of Sumyregion, also Oleksandrivka and Starytsya of Kharkiv region, - General Staff ofArmed Forces of Ukraine says in the morning report</text:p>
      <text:p text:style-name="P4">
News Collection Link: <text:a xlink:type="simple" xlink:href="https://liveuamap.com/en/2023/15-may-at-sivershchyna-and-slobozhanschyna-directions-russian" text:style-name="Internet_20_link" text:visited-style-name="Visited_20_Internet_20_Link">
https://liveuamap.com/en/2023/15-may-at-sivershchyna-and-slobozhanschyna-directions-russian</text:a>
</text:p>
      <text:p text:style-name="P4">
Source: <text:a xlink:type="simple" xlink:href="https://t.me/lumsrc/4788" text:style-name="Internet_20_link" text:visited-style-name="Visited_20_Internet_20_Link">
https://t.me/lumsrc/4788</text:a>
</text:p>
      <!--NEWS-->
      <text:h text:style-name="P10" text:outline-level="1">
<text:span text:style-name="T4">
At Kupiansk direction Russian army shelled Kamyanka, Topoli, Krasne Pershe, Fyholivka, Novoml...</text:span>
</text:h>
      <text:p text:style-name="P4">
Authors: liveuamap (Language: en)</text:p>
      <text:p text:style-name="P4">
Time: 2023-05-15T-106:15:00</text:p>
      <text:p text:style-name="P4">
Location: Kupiansk (Latitude:49.64051 Longtitude:37.9109)</text:p>
      <text:p text:style-name="P4">
Videos: []</text:p>
      <text:p text:style-name="P4">
Images: []</text:p>
      <text:p text:style-name="P4">
Tags: ["Russia"]</text:p>
      <text:p text:style-name="P4">
ID: 22563024</text:p>
      <!--METADATA-->
      <text:p text:style-name="P4">
At Kupiansk direction Russian army shelled Kamyanka, Topoli, Krasne Pershe,Fyholivka, Novomlynsk, Dvorichna, Zapadne, Kindrashivka, Tabayivka of Kharkivregion and Stelmakhivka of Luhansk region. Russian aviation conductedairstrikes at Vilshana and Kyslivka, - General Staff of Armed Forces ofUkraine says in the morning report</text:p>
      <text:p text:style-name="P4">
News Collection Link: <text:a xlink:type="simple" xlink:href="https://liveuamap.com/en/2023/15-may-at-kupiansk-direction-russian-army-shelled-kamyanka" text:style-name="Internet_20_link" text:visited-style-name="Visited_20_Internet_20_Link">
https://liveuamap.com/en/2023/15-may-at-kupiansk-direction-russian-army-shelled-kamyanka</text:a>
</text:p>
      <text:p text:style-name="P4">
Source: <text:a xlink:type="simple" xlink:href="https://t.me/lumsrc/4789" text:style-name="Internet_20_link" text:visited-style-name="Visited_20_Internet_20_Link">
https://t.me/lumsrc/4789</text:a>
</text:p>
      <!--NEWS-->
      <text:h text:style-name="P10" text:outline-level="1">
<text:span text:style-name="T4">
At Lyman direction Russian army shelled Makiyivka of Luhansk region, Bilohorivka, Verkhnokamy...</text:span>
</text:h>
      <text:p text:style-name="P4">
Authors: liveuamap (Language: en)</text:p>
      <text:p text:style-name="P4">
Time: 2023-05-15T-108:15:00</text:p>
      <text:p text:style-name="P4">
Location: Bakhmut (Latitude:48.81195 Longtitude:38.23946)</text:p>
      <text:p text:style-name="P4">
Videos: []</text:p>
      <text:p text:style-name="P4">
Images: []</text:p>
      <text:p text:style-name="P4">
Tags: ["Russia"]</text:p>
      <text:p text:style-name="P4">
ID: 22563023</text:p>
      <!--METADATA-->
      <text:p text:style-name="P4">
At Lyman direction Russian army shelled Makiyivka of Luhansk region,Bilohorivka, Verkhnokamyanske Spirne and Berestove of Donetsk region. Russianaviation conducted airstrikes at Yampil, Dibrova, Bilohorivka,Verkhnokamyanske, Spirne, - General Staff of Armed Forces of Ukraine says inthe morning report</text:p>
      <text:p text:style-name="P4">
News Collection Link: <text:a xlink:type="simple" xlink:href="https://liveuamap.com/en/2023/15-may-at-lyman-direction-russian-army-shelled-makiyivka" text:style-name="Internet_20_link" text:visited-style-name="Visited_20_Internet_20_Link">
https://liveuamap.com/en/2023/15-may-at-lyman-direction-russian-army-shelled-makiyivka</text:a>
</text:p>
      <text:p text:style-name="P4">
Source: <text:a xlink:type="simple" xlink:href="https://t.me/lumsrc/4790" text:style-name="Internet_20_link" text:visited-style-name="Visited_20_Internet_20_Link">
https://t.me/lumsrc/4790</text:a>
</text:p>
      <!--NEWS-->
      <text:h text:style-name="P10" text:outline-level="1">
<text:span text:style-name="T4">
At Bakhmut direction Russian army shelled Hryhorivka, Bohdanivka, Bakhmut, Ivanivske, Chasiv ...</text:span>
</text:h>
      <text:p text:style-name="P4">
Authors: liveuamap (Language: en)</text:p>
      <text:p text:style-name="P4">
Time: 2023-05-15T-110:15:00</text:p>
      <text:p text:style-name="P4">
Location: Bakhmut (Latitude:48.57093 Longtitude:37.92635)</text:p>
      <text:p text:style-name="P4">
Videos: []</text:p>
      <text:p text:style-name="P4">
Images: []</text:p>
      <text:p text:style-name="P4">
Tags: ["Russia"]</text:p>
      <text:p text:style-name="P4">
ID: 22563022</text:p>
      <!--METADATA-->
      <text:p text:style-name="P4">
At Bakhmut direction Russian army shelled Hryhorivka, Bohdanivka, Bakhmut,Ivanivske, Chasiv Yar, Chervone, Kostyantynivka, Druzhba, Pivnichne, Toretsk,Shumy of Donetsk region. Russian aviation conducted airstrikes at Ivanivskeand Stupochky, - General Staff of Armed Forces of Ukraine says in the morningreport</text:p>
      <text:p text:style-name="P4">
News Collection Link: <text:a xlink:type="simple" xlink:href="https://liveuamap.com/en/2023/15-may-at-bakhmut-direction-russian-army-shelled-hryhorivka" text:style-name="Internet_20_link" text:visited-style-name="Visited_20_Internet_20_Link">
https://liveuamap.com/en/2023/15-may-at-bakhmut-direction-russian-army-shelled-hryhorivka</text:a>
</text:p>
      <text:p text:style-name="P4">
Source: <text:a xlink:type="simple" xlink:href="https://t.me/lumsrc/4791" text:style-name="Internet_20_link" text:visited-style-name="Visited_20_Internet_20_Link">
https://t.me/lumsrc/4791</text:a>
</text:p>
      <!--NEWS-->
      <text:h text:style-name="P10" text:outline-level="1">
<text:span text:style-name="T4">
At Avdiyivka direction Russian army shelled Stepove, Lastochkyne, Avdiyivka, Tonenke, Netaylo...</text:span>
</text:h>
      <text:p text:style-name="P4">
Authors: liveuamap (Language: en)</text:p>
      <text:p text:style-name="P4">
Time: 2023-05-15T-112:15:00</text:p>
      <text:p text:style-name="P4">
Location: Donetsk Oblast (Latitude:48.13367 Longtitude:37.74027)</text:p>
      <text:p text:style-name="P4">
Videos: []</text:p>
      <text:p text:style-name="P4">
Images: []</text:p>
      <text:p text:style-name="P4">
Tags: ["Russia"]</text:p>
      <text:p text:style-name="P4">
ID: 22563021</text:p>
      <!--METADATA-->
      <text:p text:style-name="P4">
At Avdiyivka direction Russian army shelled Stepove, Lastochkyne, Avdiyivka,Tonenke, Netaylove, Pervomayske and Karlivka of Donetsk region. Russianaviation conducted airstrikes at Novokalynove and Avdiyivka, - General Staffof Armed Forces of Ukraine says in the morning report</text:p>
      <text:p text:style-name="P4">
News Collection Link: <text:a xlink:type="simple" xlink:href="https://liveuamap.com/en/2023/15-may-at-avdiyivka-direction-russian-army-shelled-stepove" text:style-name="Internet_20_link" text:visited-style-name="Visited_20_Internet_20_Link">
https://liveuamap.com/en/2023/15-may-at-avdiyivka-direction-russian-army-shelled-stepove</text:a>
</text:p>
      <text:p text:style-name="P4">
Source: <text:a xlink:type="simple" xlink:href="https://t.me/lumsrc/4792" text:style-name="Internet_20_link" text:visited-style-name="Visited_20_Internet_20_Link">
https://t.me/lumsrc/4792</text:a>
</text:p>
      <!--NEWS-->
      <text:h text:style-name="P10" text:outline-level="1">
<text:span text:style-name="T4">
At Maryinka direction Russian army shelled Krasnohorivka, Heorhiyivka, Pobyeda and Novomykhay...</text:span>
</text:h>
      <text:p text:style-name="P4">
Authors: liveuamap (Language: en)</text:p>
      <text:p text:style-name="P4">
Time: 2023-05-15T-114:15:00</text:p>
      <text:p text:style-name="P4">
Location: Donetsk (Latitude:47.85153 Longtitude:37.49359)</text:p>
      <text:p text:style-name="P4">
Videos: []</text:p>
      <text:p text:style-name="P4">
Images: []</text:p>
      <text:p text:style-name="P4">
Tags: ["Russia"]</text:p>
      <text:p text:style-name="P4">
ID: 22563020</text:p>
      <!--METADATA-->
      <text:p text:style-name="P4">
At Maryinka direction Russian army shelled Krasnohorivka, Heorhiyivka, Pobyedaand Novomykhaylivka of Donetsk region, - General Staff of Armed Forces ofUkraine says in the morning report</text:p>
      <text:p text:style-name="P4">
News Collection Link: <text:a xlink:type="simple" xlink:href="https://liveuamap.com/en/2023/15-may-at-maryinka-direction-russian-army-shelled-krasnohorivka" text:style-name="Internet_20_link" text:visited-style-name="Visited_20_Internet_20_Link">
https://liveuamap.com/en/2023/15-may-at-maryinka-direction-russian-army-shelled-krasnohorivka</text:a>
</text:p>
      <text:p text:style-name="P4">
Source: <text:a xlink:type="simple" xlink:href="https://t.me/lumsrc/4793" text:style-name="Internet_20_link" text:visited-style-name="Visited_20_Internet_20_Link">
https://t.me/lumsrc/4793</text:a>
</text:p>
      <!--NEWS-->
      <text:h text:style-name="P10" text:outline-level="1">
<text:span text:style-name="T4">
At Shakhtarske direction Russian army shelled Vuhledar, Novoukrayinka and Prechystivka, - Gen...</text:span>
</text:h>
      <text:p text:style-name="P4">
Authors: liveuamap (Language: en)</text:p>
      <text:p text:style-name="P4">
Time: 2023-05-15T-116:15:00</text:p>
      <text:p text:style-name="P4">
Location: Zaporizhzhia (Latitude:47.77614 Longtitude:37.08504)</text:p>
      <text:p text:style-name="P4">
Videos: []</text:p>
      <text:p text:style-name="P4">
Images: []</text:p>
      <text:p text:style-name="P4">
Tags: ["Russia"]</text:p>
      <text:p text:style-name="P4">
ID: 22563019</text:p>
      <!--METADATA-->
      <text:p text:style-name="P4">
At Shakhtarske direction Russian army shelled Vuhledar, Novoukrayinka andPrechystivka, - General Staff of Armed Forces of Ukraine says in the morningreport</text:p>
      <text:p text:style-name="P4">
News Collection Link: <text:a xlink:type="simple" xlink:href="https://liveuamap.com/en/2023/15-may-at-shakhtarske-direction-russian-army-shelled-vuhledar" text:style-name="Internet_20_link" text:visited-style-name="Visited_20_Internet_20_Link">
https://liveuamap.com/en/2023/15-may-at-shakhtarske-direction-russian-army-shelled-vuhledar</text:a>
</text:p>
      <text:p text:style-name="P4">
Source: <text:a xlink:type="simple" xlink:href="https://t.me/lumsrc/4794" text:style-name="Internet_20_link" text:visited-style-name="Visited_20_Internet_20_Link">
https://t.me/lumsrc/4794</text:a>
</text:p>
      <!--NEWS-->
      <text:h text:style-name="P10" text:outline-level="1">
<text:span text:style-name="T4">
At Zaporizhzhia and Kherson directions Russian army shelled Vremivka, Novopil of Donetsk regi...</text:span>
</text:h>
      <text:p text:style-name="P4">
Authors: liveuamap (Language: en)</text:p>
      <text:p text:style-name="P4">
Time: 2023-05-15T-118:15:00</text:p>
      <text:p text:style-name="P4">
Location: Kherson (Latitude:46.64036 Longtitude:32.62648)</text:p>
      <text:p text:style-name="P4">
Videos: []</text:p>
      <text:p text:style-name="P4">
Images: []</text:p>
      <text:p text:style-name="P4">
Tags: ["Russia"]</text:p>
      <text:p text:style-name="P4">
ID: 22563017</text:p>
      <!--METADATA-->
      <text:p text:style-name="P4">
At Zaporizhzhia and Kherson directions Russian army shelled Vremivka, Novopilof Donetsk region; Huliaipole, Zaliznychne, Bilohirya, Mala Tokmachka andKamyanske of Zaporizhzhia region; Nikopol of Dnipropetrovsk region; ZolotaBalka, Vesele, Lvove, Antonivka, Dniprovske, Kizomys of Kherson region andKherson city. Russian aviation conducted airstrikes at Kizomys and Stanislavof Kherson region, - General Staff of Armed Forces of Ukraine says in themorning report</text:p>
      <text:p text:style-name="P4">
News Collection Link: <text:a xlink:type="simple" xlink:href="https://liveuamap.com/en/2023/15-may-at-zaporizhzhia-and-kherson-directions-russian-army" text:style-name="Internet_20_link" text:visited-style-name="Visited_20_Internet_20_Link">
https://liveuamap.com/en/2023/15-may-at-zaporizhzhia-and-kherson-directions-russian-army</text:a>
</text:p>
      <text:p text:style-name="P4">
Source: <text:a xlink:type="simple" xlink:href="https://t.me/lumsrc/4795" text:style-name="Internet_20_link" text:visited-style-name="Visited_20_Internet_20_Link">
https://t.me/lumsrc/4795</text:a>
</text:p>
      <!--NEWS-->
      <text:h text:style-name="P10" text:outline-level="1">
<text:span text:style-name="T4">
Odeska Oblast(18:59). Red Alert: aerial threat. Sirens sounding. Take cover now!</text:span>
</text:h>
      <text:p text:style-name="P4">
Authors: liveuamap (Language: en)</text:p>
      <text:p text:style-name="P4">
Time: 2023-05-15T-74:01:00</text:p>
      <text:p text:style-name="P4">
Location: Odeska Oblast (Latitude:46.75000000 Longtitude:30.25000000)</text:p>
      <text:p text:style-name="P4">
Videos: []</text:p>
      <text:p text:style-name="P4">
Images: []</text:p>
      <text:p text:style-name="P4">
Tags: ["Europe", "Central and Eastern Europe"]</text:p>
      <text:p text:style-name="P4">
ID: 22563097</text:p>
      <!--METADATA-->
      <text:p text:style-name="P4">
Odeska Oblast(18:59). Red Alert: aerial threat. Sirens sounding. Take covernow!</text:p>
      <text:p text:style-name="P4">
News Collection Link: <text:a xlink:type="simple" xlink:href="https://liveuamap.com/en/2023/15-may-odeska-oblast1859-red-alert-aerial-thrg" text:style-name="Internet_20_link" text:visited-style-name="Visited_20_Internet_20_Link">
https://liveuamap.com/en/2023/15-may-odeska-oblast1859-red-alert-aerial-thrg</text:a>
</text:p>
      <text:p text:style-name="P4">
Source: <text:a xlink:type="simple" xlink:href="https://t.me/suspilneodesa/23219" text:style-name="Internet_20_link" text:visited-style-name="Visited_20_Internet_20_Link">
https://t.me/suspilneodesa/23219</text:a>
</text:p>
      <!--NEWS-->
      <text:h text:style-name="P10" text:outline-level="1">
<text:span text:style-name="T4">
Kyiv(18:58). Red Alert: aerial threat. Sirens sounding. Take cover now!</text:span>
</text:h>
      <text:p text:style-name="P4">
Authors: liveuamap (Language: en)</text:p>
      <text:p text:style-name="P4">
Time: 2023-05-15T-78:59:00</text:p>
      <text:p text:style-name="P4">
Location: Kyiv (Latitude:50.44343 Longtitude:30.53022)</text:p>
      <text:p text:style-name="P4">
Videos: []</text:p>
      <text:p text:style-name="P4">
Images: []</text:p>
      <text:p text:style-name="P4">
Tags: ["Europe", "Central and Eastern Europe"]</text:p>
      <text:p text:style-name="P4">
ID: 22563095</text:p>
      <!--METADATA-->
      <text:p text:style-name="P4">
Kyiv(18:58). Red Alert: aerial threat. Sirens sounding. Take cover now!</text:p>
      <text:p text:style-name="P4">
News Collection Link: <text:a xlink:type="simple" xlink:href="https://liveuamap.com/en/2023/15-may-kyiv1858-red-alert-aerial-threat-sireng" text:style-name="Internet_20_link" text:visited-style-name="Visited_20_Internet_20_Link">
https://liveuamap.com/en/2023/15-may-kyiv1858-red-alert-aerial-threat-sireng</text:a>
</text:p>
      <text:p text:style-name="P4">
Source: <text:a xlink:type="simple" xlink:href="https://t.me/KyivCityOfficial/6689" text:style-name="Internet_20_link" text:visited-style-name="Visited_20_Internet_20_Link">
https://t.me/KyivCityOfficial/6689</text:a>
</text:p>
      <!--NEWS-->
      <text:h text:style-name="P10" text:outline-level="1">
<text:span text:style-name="T4">
Dnipro, Dnipropetrovska Oblast, Zaporizka Oblast(18:27). Red Alert: aerial threat. Sirens sou...</text:span>
</text:h>
      <text:p text:style-name="P4">
Authors: liveuamap (Language: en)</text:p>
      <text:p text:style-name="P4">
Time: 2023-05-15T-83:29:00</text:p>
      <text:p text:style-name="P4">
Location: Dnipro (Latitude:48.45936 Longtitude:35.03978)</text:p>
      <text:p text:style-name="P4">
Videos: []</text:p>
      <text:p text:style-name="P4">
Images: []</text:p>
      <text:p text:style-name="P4">
Tags: ["Europe", "Central and Eastern Europe"]</text:p>
      <text:p text:style-name="P4">
ID: 22563055</text:p>
      <!--METADATA-->
      <text:p text:style-name="P4">
Dnipro, Dnipropetrovska Oblast, Zaporizka Oblast(18:27). Red Alert: aerialthreat. Sirens sounding. Take cover now!</text:p>
      <text:p text:style-name="P4">
News Collection Link: <text:a xlink:type="simple" xlink:href="https://liveuamap.com/en/2023/15-may-dnipro-dnipropetrovska-oblast-zaporizkg" text:style-name="Internet_20_link" text:visited-style-name="Visited_20_Internet_20_Link">
https://liveuamap.com/en/2023/15-may-dnipro-dnipropetrovska-oblast-zaporizkg</text:a>
</text:p>
      <text:p text:style-name="P4">
Source: <text:a xlink:type="simple" xlink:href="https://t.me/air_alert_ua/45438" text:style-name="Internet_20_link" text:visited-style-name="Visited_20_Internet_20_Link">
https://t.me/air_alert_ua/45438</text:a>
</text:p>
      <!--NEWS-->
      <text:h text:style-name="P10" text:outline-level="1">
<text:span text:style-name="T4">
Russian army conducted 11 missile strikes, 41 airstrikes and 74 shelling with MLRS, used stri...</text:span>
</text:h>
      <text:p text:style-name="P4">
Authors: liveuamap (Language: en)</text:p>
      <text:p text:style-name="P4">
Time: 2023-05-15T05:15:00</text:p>
      <text:p text:style-name="P4">
Location: Kostyantynivka (Latitude:48.52206 Longtitude:37.70594)</text:p>
      <text:p text:style-name="P4">
Videos: []</text:p>
      <text:p text:style-name="P4">
Images: []</text:p>
      <text:p text:style-name="P4">
Tags: ["Russia"]</text:p>
      <text:p text:style-name="P4">
ID: 22563027</text:p>
      <!--METADATA-->
      <text:p text:style-name="P4">
Russian army conducted 11 missile strikes, 41 airstrikes and 74 shelling withMLRS, used strike drones across Ukraine, including Kharkiv, Kostiantynivka andZolochiv of Kharkiv region, - General Staff of Armed Forces of Ukraine says inthe morning report</text:p>
      <text:p text:style-name="P4">
News Collection Link: <text:a xlink:type="simple" xlink:href="https://liveuamap.com/en/2023/15-may-russian-army-conducted-11-missile-strikes-41-airstrikes" text:style-name="Internet_20_link" text:visited-style-name="Visited_20_Internet_20_Link">
https://liveuamap.com/en/2023/15-may-russian-army-conducted-11-missile-strikes-41-airstrikes</text:a>
</text:p>
      <text:p text:style-name="P4">
Source: <text:a xlink:type="simple" xlink:href="https://t.me/lumsrc/4787" text:style-name="Internet_20_link" text:visited-style-name="Visited_20_Internet_20_Link">
https://t.me/lumsrc/4787</text:a>
</text:p>
      <!--NEWS-->
      <text:h text:style-name="P10" text:outline-level="1">
<text:span text:style-name="T4">
Zaporizka Oblast, Dnipro, Dnipropetrovska Oblast, Poltavska Oblast, Donetsk Oblast(17:35). Re...</text:span>
</text:h>
      <text:p text:style-name="P4">
Authors: liveuamap (Language: en)</text:p>
      <text:p text:style-name="P4">
Time: 2023-05-15T11:36:00</text:p>
      <text:p text:style-name="P4">
Location: Zaporizka Oblast (Latitude:47.612021 Longtitude:35.765261)</text:p>
      <text:p text:style-name="P4">
Videos: []</text:p>
      <text:p text:style-name="P4">
Images: []</text:p>
      <text:p text:style-name="P4">
Tags: ["Europe", "Central and Eastern Europe"]</text:p>
      <text:p text:style-name="P4">
ID: 22563053</text:p>
      <!--METADATA-->
      <text:p text:style-name="P4">
Zaporizka Oblast, Dnipro, Dnipropetrovska Oblast, Poltavska Oblast, DonetskOblast(17:35). Red Alert: aerial threat. Sirens sounding. Take cover now!</text:p>
      <text:p text:style-name="P4">
News Collection Link: <text:a xlink:type="simple" xlink:href="https://liveuamap.com/en/2023/15-may-zaporizka-oblast-dnipro-dnipropetrovskg" text:style-name="Internet_20_link" text:visited-style-name="Visited_20_Internet_20_Link">
https://liveuamap.com/en/2023/15-may-zaporizka-oblast-dnipro-dnipropetrovskg</text:a>
</text:p>
      <text:p text:style-name="P4">
Source: <text:a xlink:type="simple" xlink:href="https://t.me/air_alert_ua/45428" text:style-name="Internet_20_link" text:visited-style-name="Visited_20_Internet_20_Link">
https://t.me/air_alert_ua/45428</text:a>
</text:p>
      <!--NEWS-->
      <text:h text:style-name="P10" text:outline-level="1">
<text:span text:style-name="T4">
Sumska Oblast, Kharkiv, Kharkivska Oblast(17:37). Red Alert: aerial threat. Sirens sounding. ...</text:span>
</text:h>
      <text:p text:style-name="P4">
Authors: liveuamap (Language: en)</text:p>
      <text:p text:style-name="P4">
Time: 2023-05-15T11:38:00</text:p>
      <text:p text:style-name="P4">
Location: Sumska Oblast (Latitude:51.00000000 Longtitude:34.00000000)</text:p>
      <text:p text:style-name="P4">
Videos: []</text:p>
      <text:p text:style-name="P4">
Images: []</text:p>
      <text:p text:style-name="P4">
Tags: ["Europe", "Central and Eastern Europe"]</text:p>
      <text:p text:style-name="P4">
ID: 22563054</text:p>
      <!--METADATA-->
      <text:p text:style-name="P4">
Sumska Oblast, Kharkiv, Kharkivska Oblast(17:37). Red Alert: aerial threat.Sirens sounding. Take cover now!</text:p>
      <text:p text:style-name="P4">
News Collection Link: <text:a xlink:type="simple" xlink:href="https://liveuamap.com/en/2023/15-may-sumska-oblast-kharkiv-kharkivska-oblasg" text:style-name="Internet_20_link" text:visited-style-name="Visited_20_Internet_20_Link">
https://liveuamap.com/en/2023/15-may-sumska-oblast-kharkiv-kharkivska-oblasg</text:a>
</text:p>
      <text:p text:style-name="P4">
Source: <text:a xlink:type="simple" xlink:href="https://t.me/air_alert_ua/45430" text:style-name="Internet_20_link" text:visited-style-name="Visited_20_Internet_20_Link">
https://t.me/air_alert_ua/45430</text:a>
</text:p>
      <!--NEWS-->
      <text:h text:style-name="P10" text:outline-level="1">
<text:span text:style-name="T4">
Kharkiv, Kharkivska Oblast(18:28). Red Alert: aerial threat. Sirens sounding. Take cover now!</text:span>
</text:h>
      <text:p text:style-name="P4">
Authors: liveuamap (Language: en)</text:p>
      <text:p text:style-name="P4">
Time: 2023-05-15T12:29:00</text:p>
      <text:p text:style-name="P4">
Location: Kharkiv (Latitude:49.98024 Longtitude:36.25384)</text:p>
      <text:p text:style-name="P4">
Videos: []</text:p>
      <text:p text:style-name="P4">
Images: []</text:p>
      <text:p text:style-name="P4">
Tags: ["Europe", "Central and Eastern Europe"]</text:p>
      <text:p text:style-name="P4">
ID: 22563056</text:p>
      <!--METADATA-->
      <text:p text:style-name="P4">
Kharkiv, Kharkivska Oblast(18:28). Red Alert: aerial threat. Sirens sounding.Take cover now!</text:p>
      <text:p text:style-name="P4">
News Collection Link: <text:a xlink:type="simple" xlink:href="https://liveuamap.com/en/2023/15-may-kharkiv-kharkivska-oblast1828-red-alerg" text:style-name="Internet_20_link" text:visited-style-name="Visited_20_Internet_20_Link">
https://liveuamap.com/en/2023/15-may-kharkiv-kharkivska-oblast1828-red-alerg</text:a>
</text:p>
      <text:p text:style-name="P4">
Source: <text:a xlink:type="simple" xlink:href="https://t.me/suspilnekharkiv/24858" text:style-name="Internet_20_link" text:visited-style-name="Visited_20_Internet_20_Link">
https://t.me/suspilnekharkiv/24858</text:a>
</text:p>
      <!--NEWS-->
      <text:h text:style-name="P10" text:outline-level="1">
<text:span text:style-name="T4">
Donetsk Oblast(18:29). Red Alert: aerial threat. Sirens sounding. Take cover now!</text:span>
</text:h>
      <text:p text:style-name="P4">
Authors: liveuamap (Language: en)</text:p>
      <text:p text:style-name="P4">
Time: 2023-05-15T12:31:00</text:p>
      <text:p text:style-name="P4">
Location: Donetsk Oblast (Latitude:48.72857 Longtitude:37.57819)</text:p>
      <text:p text:style-name="P4">
Videos: []</text:p>
      <text:p text:style-name="P4">
Images: []</text:p>
      <text:p text:style-name="P4">
Tags: ["Europe", "Central and Eastern Europe"]</text:p>
      <text:p text:style-name="P4">
ID: 22563057</text:p>
      <!--METADATA-->
      <text:p text:style-name="P4">
Donetsk Oblast(18:29). Red Alert: aerial threat. Sirens sounding. Take covernow!</text:p>
      <text:p text:style-name="P4">
News Collection Link: <text:a xlink:type="simple" xlink:href="https://liveuamap.com/en/2023/15-may-donetsk-oblast1829-red-alert-aerial-thg" text:style-name="Internet_20_link" text:visited-style-name="Visited_20_Internet_20_Link">
https://liveuamap.com/en/2023/15-may-donetsk-oblast1829-red-alert-aerial-thg</text:a>
</text:p>
      <text:p text:style-name="P4">
Source: <text:a xlink:type="simple" xlink:href="https://t.me/air_alert_ua/45440" text:style-name="Internet_20_link" text:visited-style-name="Visited_20_Internet_20_Link">
https://t.me/air_alert_ua/45440</text:a>
</text:p>
      <!--NEWS-->
      <text:h text:style-name="P10" text:outline-level="1">
<text:span text:style-name="T4">
Poltavska Oblast(18:57). Red Alert: aerial threat. Sirens sounding. Take cover now!</text:span>
</text:h>
      <text:p text:style-name="P4">
Authors: liveuamap (Language: en)</text:p>
      <text:p text:style-name="P4">
Time: 2023-05-15T12:58:00</text:p>
      <text:p text:style-name="P4">
Location: Poltavska Oblast (Latitude:49.47766 Longtitude:33.81819)</text:p>
      <text:p text:style-name="P4">
Videos: []</text:p>
      <text:p text:style-name="P4">
Images: []</text:p>
      <text:p text:style-name="P4">
Tags: ["Europe", "Central and Eastern Europe"]</text:p>
      <text:p text:style-name="P4">
ID: 22563094</text:p>
      <!--METADATA-->
      <text:p text:style-name="P4">
Poltavska Oblast(18:57). Red Alert: aerial threat. Sirens sounding. Take covernow!</text:p>
      <text:p text:style-name="P4">
News Collection Link: <text:a xlink:type="simple" xlink:href="https://liveuamap.com/en/2023/15-may-poltavska-oblast1857-red-alert-aerial-g" text:style-name="Internet_20_link" text:visited-style-name="Visited_20_Internet_20_Link">
https://liveuamap.com/en/2023/15-may-poltavska-oblast1857-red-alert-aerial-g</text:a>
</text:p>
      <text:p text:style-name="P4">
Source: <text:a xlink:type="simple" xlink:href="https://t.me/suspilnepoltava/11161" text:style-name="Internet_20_link" text:visited-style-name="Visited_20_Internet_20_Link">
https://t.me/suspilnepoltava/11161</text:a>
</text:p>
      <!--NEWS-->
      <text:h text:style-name="P10" text:outline-level="1">
<text:span text:style-name="T4">
Ternopil, Ternopilska Oblast, Vinnytska Oblast, Lviv, Lvivska Oblast, Chernihivska Oblast, Ki...</text:span>
</text:h>
      <text:p text:style-name="P4">
Authors: liveuamap (Language: en)</text:p>
      <text:p text:style-name="P4">
Time: 2023-05-15T12:59:00</text:p>
      <text:p text:style-name="P4">
Location: Ternopil (Latitude:49.55342000 Longtitude:25.58918000)</text:p>
      <text:p text:style-name="P4">
Videos: []</text:p>
      <text:p text:style-name="P4">
Images: []</text:p>
      <text:p text:style-name="P4">
Tags: ["Europe", "Central and Eastern Europe"]</text:p>
      <text:p text:style-name="P4">
ID: 22563096</text:p>
      <!--METADATA-->
      <text:p text:style-name="P4">
Ternopil, Ternopilska Oblast, Vinnytska Oblast, Lviv, Lvivska Oblast,Chernihivska Oblast, Kirovohradska Oblast, Chernivetska Oblast, CherkaskaOblast, Mykolaiv, Mykolayivska Oblast, Ivano-Frankivsk, Ivano-FrankivskaOblast, Zhytomyr, Zhytomyrska Oblast, Khmelnytska Oblast, Kherson, KhersonskaOblast, Volynska Oblast(18:58). Red Alert: aerial threat. Sirens sounding.Take cover now!</text:p>
      <text:p text:style-name="P4">
News Collection Link: <text:a xlink:type="simple" xlink:href="https://liveuamap.com/en/2023/15-may-ternopil-ternopilska-oblast-vinnytska-g" text:style-name="Internet_20_link" text:visited-style-name="Visited_20_Internet_20_Link">
https://liveuamap.com/en/2023/15-may-ternopil-ternopilska-oblast-vinnytska-g</text:a>
</text:p>
      <text:p text:style-name="P4">
Source: <text:a xlink:type="simple" xlink:href="https://t.me/air_alert_ua/45455" text:style-name="Internet_20_link" text:visited-style-name="Visited_20_Internet_20_Link">
https://t.me/air_alert_ua/45455</text:a>
</text:p>
      <!--NEWS-->
      <text:h text:style-name="P10" text:outline-level="1">
<text:span text:style-name="T4">
Kyiv Oblast, Rivne, Rivnenska Oblast, Zakarpattia Oblast, Sumska Oblast(18:59). Red Alert: ae...</text:span>
</text:h>
      <text:p text:style-name="P4">
Authors: liveuamap (Language: en)</text:p>
      <text:p text:style-name="P4">
Time: 2023-05-15T13:01:00</text:p>
      <text:p text:style-name="P4">
Location: Kyiv Oblast (Latitude:50.24018000 Longtitude:30.23163000)</text:p>
      <text:p text:style-name="P4">
Videos: []</text:p>
      <text:p text:style-name="P4">
Images: []</text:p>
      <text:p text:style-name="P4">
Tags: ["Europe", "Central and Eastern Europe"]</text:p>
      <text:p text:style-name="P4">
ID: 22563098</text:p>
      <!--METADATA-->
      <text:p text:style-name="P4">
Kyiv Oblast, Rivne, Rivnenska Oblast, Zakarpattia Oblast, SumskaOblast(18:59). Red Alert: aerial threat. Sirens sounding. Take cover now!</text:p>
      <text:p text:style-name="P4">
News Collection Link: <text:a xlink:type="simple" xlink:href="https://liveuamap.com/en/2023/15-may-kyiv-oblast-rivne-rivnenska-oblast-zakg" text:style-name="Internet_20_link" text:visited-style-name="Visited_20_Internet_20_Link">
https://liveuamap.com/en/2023/15-may-kyiv-oblast-rivne-rivnenska-oblast-zakg</text:a>
</text:p>
      <text:p text:style-name="P4">
Source: <text:a xlink:type="simple" xlink:href="https://t.me/air_alert_ua/45460" text:style-name="Internet_20_link" text:visited-style-name="Visited_20_Internet_20_Link">
https://t.me/air_alert_ua/45460</text:a>
</text:p>
      <!--NEWS-->
      <text:h text:style-name="P10" text:outline-level="1">
<text:span text:style-name="T4">
Donetsk Oblast(19:30). Red Alert: aerial threat. Sirens sounding. Take cover now!</text:span>
</text:h>
      <text:p text:style-name="P4">
Authors: liveuamap (Language: en)</text:p>
      <text:p text:style-name="P4">
Time: 2023-05-15T13:32:00</text:p>
      <text:p text:style-name="P4">
Location: Donetsk Oblast (Latitude:48.72791 Longtitude:37.57693)</text:p>
      <text:p text:style-name="P4">
Videos: []</text:p>
      <text:p text:style-name="P4">
Images: []</text:p>
      <text:p text:style-name="P4">
Tags: ["Europe", "Central and Eastern Europe"]</text:p>
      <text:p text:style-name="P4">
ID: 22563102</text:p>
      <!--METADATA-->
      <text:p text:style-name="P4">
Donetsk Oblast(19:30). Red Alert: aerial threat. Sirens sounding. Take covernow!</text:p>
      <text:p text:style-name="P4">
News Collection Link: <text:a xlink:type="simple" xlink:href="https://liveuamap.com/en/2023/15-may-donetsk-oblast1930-red-alert-aerial-thg" text:style-name="Internet_20_link" text:visited-style-name="Visited_20_Internet_20_Link">
https://liveuamap.com/en/2023/15-may-donetsk-oblast1930-red-alert-aerial-thg</text:a>
</text:p>
      <text:p text:style-name="P4">
Source: <text:a xlink:type="simple" xlink:href="https://t.me/air_alert_ua/45485" text:style-name="Internet_20_link" text:visited-style-name="Visited_20_Internet_20_Link">
https://t.me/air_alert_ua/45485</text:a>
</text:p>
      <!--NEWS-->
      <text:h text:style-name="P10" text:outline-level="1">
<text:span text:style-name="T4">
Kharkiv, Kharkivska Oblast(20:17). Red Alert: aerial threat. Sirens sounding. Take cover now!</text:span>
</text:h>
      <text:p text:style-name="P4">
Authors: liveuamap (Language: en)</text:p>
      <text:p text:style-name="P4">
Time: 2023-05-15T14:18:00</text:p>
      <text:p text:style-name="P4">
Location: Kharkiv (Latitude:49.98142 Longtitude:36.2529)</text:p>
      <text:p text:style-name="P4">
Videos: []</text:p>
      <text:p text:style-name="P4">
Images: []</text:p>
      <text:p text:style-name="P4">
Tags: ["Europe", "Central and Eastern Europe"]</text:p>
      <text:p text:style-name="P4">
ID: 22563107</text:p>
      <!--METADATA-->
      <text:p text:style-name="P4">
Kharkiv, Kharkivska Oblast(20:17). Red Alert: aerial threat. Sirens sounding.Take cover now!</text:p>
      <text:p text:style-name="P4">
News Collection Link: <text:a xlink:type="simple" xlink:href="https://liveuamap.com/en/2023/15-may-kharkiv-kharkivska-oblast2017-red-alerg" text:style-name="Internet_20_link" text:visited-style-name="Visited_20_Internet_20_Link">
https://liveuamap.com/en/2023/15-may-kharkiv-kharkivska-oblast2017-red-alerg</text:a>
</text:p>
      <text:p text:style-name="P4">
Source: <text:a xlink:type="simple" xlink:href="https://t.me/air_alert_ua/45486" text:style-name="Internet_20_link" text:visited-style-name="Visited_20_Internet_20_Link">
https://t.me/air_alert_ua/45486</text:a>
</text:p>
      <!--NEWS-->
      <text:h text:style-name="P10" text:outline-level="1">
<text:span text:style-name="T4">
Donetsk Oblast(20:57). Red Alert: aerial threat. Sirens sounding. Take cover now!</text:span>
</text:h>
      <text:p text:style-name="P4">
Authors: liveuamap (Language: en)</text:p>
      <text:p text:style-name="P4">
Time: 2023-05-15T14:58:00</text:p>
      <text:p text:style-name="P4">
Location: Donetsk Oblast (Latitude:48.72702 Longtitude:37.57812)</text:p>
      <text:p text:style-name="P4">
Videos: []</text:p>
      <text:p text:style-name="P4">
Images: []</text:p>
      <text:p text:style-name="P4">
Tags: ["Europe", "Central and Eastern Europe"]</text:p>
      <text:p text:style-name="P4">
ID: 22563119</text:p>
      <!--METADATA-->
      <text:p text:style-name="P4">
Donetsk Oblast(20:57). Red Alert: aerial threat. Sirens sounding. Take covernow!</text:p>
      <text:p text:style-name="P4">
News Collection Link: <text:a xlink:type="simple" xlink:href="https://liveuamap.com/en/2023/15-may-donetsk-oblast2057-red-alert-aerial-thg" text:style-name="Internet_20_link" text:visited-style-name="Visited_20_Internet_20_Link">
https://liveuamap.com/en/2023/15-may-donetsk-oblast2057-red-alert-aerial-thg</text:a>
</text:p>
      <text:p text:style-name="P4">
Source: <text:a xlink:type="simple" xlink:href="https://t.me/air_alert_ua/45490" text:style-name="Internet_20_link" text:visited-style-name="Visited_20_Internet_20_Link">
https://t.me/air_alert_ua/45490</text:a>
</text:p>
      <!--NEWS-->
      <text:h text:style-name="P10" text:outline-level="1">
<text:span text:style-name="T4">
Kharkiv, Kharkivska Oblast(21:19). Red Alert: aerial threat. Sirens sounding. Take cover now!</text:span>
</text:h>
      <text:p text:style-name="P4">
Authors: liveuamap (Language: en)</text:p>
      <text:p text:style-name="P4">
Time: 2023-05-15T15:20:00</text:p>
      <text:p text:style-name="P4">
Location: Kharkiv (Latitude:49.98129 Longtitude:36.25171)</text:p>
      <text:p text:style-name="P4">
Videos: []</text:p>
      <text:p text:style-name="P4">
Images: []</text:p>
      <text:p text:style-name="P4">
Tags: ["Europe", "Central and Eastern Europe"]</text:p>
      <text:p text:style-name="P4">
ID: 22563121</text:p>
      <!--METADATA-->
      <text:p text:style-name="P4">
Kharkiv, Kharkivska Oblast(21:19). Red Alert: aerial threat. Sirens sounding.Take cover now!</text:p>
      <text:p text:style-name="P4">
News Collection Link: <text:a xlink:type="simple" xlink:href="https://liveuamap.com/en/2023/15-may-kharkiv-kharkivska-oblast2119-red-alerg" text:style-name="Internet_20_link" text:visited-style-name="Visited_20_Internet_20_Link">
https://liveuamap.com/en/2023/15-may-kharkiv-kharkivska-oblast2119-red-alerg</text:a>
</text:p>
      <text:p text:style-name="P4">
Source: <text:a xlink:type="simple" xlink:href="https://t.me/suspilnekharkiv/24866" text:style-name="Internet_20_link" text:visited-style-name="Visited_20_Internet_20_Link">
https://t.me/suspilnekharkiv/24866</text:a>
</text:p>
      <!--NEWS-->
      <text:h text:style-name="P10" text:outline-level="1">
<text:span text:style-name="T4">
Donetsk Oblast(21:38). Red Alert: aerial threat. Sirens sounding. Take cover now!</text:span>
</text:h>
      <text:p text:style-name="P4">
Authors: liveuamap (Language: en)</text:p>
      <text:p text:style-name="P4">
Time: 2023-05-15T15:48:00</text:p>
      <text:p text:style-name="P4">
Location: Donetsk Oblast (Latitude:48.72657 Longtitude:37.57778)</text:p>
      <text:p text:style-name="P4">
Videos: []</text:p>
      <text:p text:style-name="P4">
Images: []</text:p>
      <text:p text:style-name="P4">
Tags: ["Europe", "Central and Eastern Europe"]</text:p>
      <text:p text:style-name="P4">
ID: 22563128</text:p>
      <!--METADATA-->
      <text:p text:style-name="P4">
Donetsk Oblast(21:38). Red Alert: aerial threat. Sirens sounding. Take covernow!</text:p>
      <text:p text:style-name="P4">
News Collection Link: <text:a xlink:type="simple" xlink:href="https://liveuamap.com/en/2023/15-may-donetsk-oblast2138-red-alert-aerial-thg" text:style-name="Internet_20_link" text:visited-style-name="Visited_20_Internet_20_Link">
https://liveuamap.com/en/2023/15-may-donetsk-oblast2138-red-alert-aerial-thg</text:a>
</text:p>
      <text:p text:style-name="P4">
Source: <text:a xlink:type="simple" xlink:href="https://t.me/air_alert_ua/45494" text:style-name="Internet_20_link" text:visited-style-name="Visited_20_Internet_20_Link">
https://t.me/air_alert_ua/45494</text:a>
</text:p>
      <!--NEWS-->
      <text:h text:style-name="P10" text:outline-level="1">
<text:span text:style-name="T4">
Zaporizka Oblast(22:36). Red Alert: aerial threat. Sirens sounding. Take cover now!</text:span>
</text:h>
      <text:p text:style-name="P4">
Authors: liveuamap (Language: en)</text:p>
      <text:p text:style-name="P4">
Time: 2023-05-15T16:37:00</text:p>
      <text:p text:style-name="P4">
Location: Zaporizka Oblast (Latitude:47.610791 Longtitude:35.764011)</text:p>
      <text:p text:style-name="P4">
Videos: []</text:p>
      <text:p text:style-name="P4">
Images: []</text:p>
      <text:p text:style-name="P4">
Tags: ["Europe", "Central and Eastern Europe"]</text:p>
      <text:p text:style-name="P4">
ID: 22563131</text:p>
      <!--METADATA-->
      <text:p text:style-name="P4">
Zaporizka Oblast(22:36). Red Alert: aerial threat. Sirens sounding. Take covernow!</text:p>
      <text:p text:style-name="P4">
News Collection Link: <text:a xlink:type="simple" xlink:href="https://liveuamap.com/en/2023/15-may-zaporizka-oblast2236-red-alert-aerial-g" text:style-name="Internet_20_link" text:visited-style-name="Visited_20_Internet_20_Link">
https://liveuamap.com/en/2023/15-may-zaporizka-oblast2236-red-alert-aerial-g</text:a>
</text:p>
      <text:p text:style-name="P4">
Source: <text:a xlink:type="simple" xlink:href="https://t.me/suspilnezaporizhzhya/12870" text:style-name="Internet_20_link" text:visited-style-name="Visited_20_Internet_20_Link">
https://t.me/suspilnezaporizhzhya/12870</text:a>
</text:p>
      <!--NEWS-->
      <text:h text:style-name="P10" text:outline-level="1">
<text:span text:style-name="T4">
Kherson, Khersonska Oblast(23:01). Red Alert: aerial threat. Sirens sounding. Take cover now!</text:span>
</text:h>
      <text:p text:style-name="P4">
Authors: liveuamap (Language: en)</text:p>
      <text:p text:style-name="P4">
Time: 2023-05-15T17:03:00</text:p>
      <text:p text:style-name="P4">
Location: Kherson (Latitude:46.65469 Longtitude:32.61726)</text:p>
      <text:p text:style-name="P4">
Videos: []</text:p>
      <text:p text:style-name="P4">
Images: []</text:p>
      <text:p text:style-name="P4">
Tags: ["Europe", "Central and Eastern Europe"]</text:p>
      <text:p text:style-name="P4">
ID: 22563132</text:p>
      <!--METADATA-->
      <text:p text:style-name="P4">
Kherson, Khersonska Oblast(23:01). Red Alert: aerial threat. Sirens sounding.Take cover now!</text:p>
      <text:p text:style-name="P4">
News Collection Link: <text:a xlink:type="simple" xlink:href="https://liveuamap.com/en/2023/15-may-kherson-khersonska-oblast2301-red-alerg" text:style-name="Internet_20_link" text:visited-style-name="Visited_20_Internet_20_Link">
https://liveuamap.com/en/2023/15-may-kherson-khersonska-oblast2301-red-alerg</text:a>
</text:p>
      <text:p text:style-name="P4">
Source: <text:a xlink:type="simple" xlink:href="https://t.me/air_alert_ua/45496" text:style-name="Internet_20_link" text:visited-style-name="Visited_20_Internet_20_Link">
https://t.me/air_alert_ua/45496</text:a>
</text:p>
      <!--NEWS-->
      <text:h text:style-name="P10" text:outline-level="1">
<text:span text:style-name="T4">
Zaporizka Oblast(23:41). Red Alert: aerial threat. Sirens sounding. Take cover now!</text:span>
</text:h>
      <text:p text:style-name="P4">
Authors: liveuamap (Language: en)</text:p>
      <text:p text:style-name="P4">
Time: 2023-05-15T17:41:00</text:p>
      <text:p text:style-name="P4">
Location: Zaporizka Oblast (Latitude:47.612861 Longtitude:35.766461)</text:p>
      <text:p text:style-name="P4">
Videos: []</text:p>
      <text:p text:style-name="P4">
Images: []</text:p>
      <text:p text:style-name="P4">
Tags: ["Europe", "Central and Eastern Europe"]</text:p>
      <text:p text:style-name="P4">
ID: 22563133</text:p>
      <!--METADATA-->
      <text:p text:style-name="P4">
Zaporizka Oblast(23:41). Red Alert: aerial threat. Sirens sounding. Take covernow!</text:p>
      <text:p text:style-name="P4">
News Collection Link: <text:a xlink:type="simple" xlink:href="https://liveuamap.com/en/2023/15-may-zaporizka-oblast2341-red-alert-aerial-g" text:style-name="Internet_20_link" text:visited-style-name="Visited_20_Internet_20_Link">
https://liveuamap.com/en/2023/15-may-zaporizka-oblast2341-red-alert-aerial-g</text:a>
</text:p>
      <text:p text:style-name="P4">
Source: <text:a xlink:type="simple" xlink:href="https://t.me/air_alert_ua/45499" text:style-name="Internet_20_link" text:visited-style-name="Visited_20_Internet_20_Link">
https://t.me/air_alert_ua/45499</text:a>
</text:p>
      <!--NEWS-->
      <text:h text:style-name="P10" text:outline-level="1">
<text:span text:style-name="T4">
Dnipro, Dnipropetrovska Oblast(23:41). Red Alert: aerial threat. Sirens sounding. Take cover ...</text:span>
</text:h>
      <text:p text:style-name="P4">
Authors: liveuamap (Language: en)</text:p>
      <text:p text:style-name="P4">
Time: 2023-05-15T17:44:00</text:p>
      <text:p text:style-name="P4">
Location: Dnipro (Latitude:48.46016 Longtitude:35.03748)</text:p>
      <text:p text:style-name="P4">
Videos: []</text:p>
      <text:p text:style-name="P4">
Images: []</text:p>
      <text:p text:style-name="P4">
Tags: ["Europe", "Central and Eastern Europe"]</text:p>
      <text:p text:style-name="P4">
ID: 22563134</text:p>
      <!--METADATA-->
      <text:p text:style-name="P4">
Dnipro, Dnipropetrovska Oblast(23:41). Red Alert: aerial threat. Sirenssounding. Take cover now!</text:p>
      <text:p text:style-name="P4">
News Collection Link: <text:a xlink:type="simple" xlink:href="https://liveuamap.com/en/2023/15-may-dnipro-dnipropetrovska-oblast2341-red-g" text:style-name="Internet_20_link" text:visited-style-name="Visited_20_Internet_20_Link">
https://liveuamap.com/en/2023/15-may-dnipro-dnipropetrovska-oblast2341-red-g</text:a>
</text:p>
      <text:p text:style-name="P4">
Source: <text:a xlink:type="simple" xlink:href="https://t.me/air_alert_ua/45500" text:style-name="Internet_20_link" text:visited-style-name="Visited_20_Internet_20_Link">
https://t.me/air_alert_ua/45500</text:a>
</text:p>
      <!--NEWS-->
      <text:h text:style-name="P10" text:outline-level="1">
<text:span text:style-name="T4">
Donetsk Oblast(00:23). Red Alert: aerial threat. Sirens sounding. Take cover now!</text:span>
</text:h>
      <text:p text:style-name="P4">
Authors: liveuamap (Language: en)</text:p>
      <text:p text:style-name="P4">
Time: 2023-05-15T18:23:00</text:p>
      <text:p text:style-name="P4">
Location: Donetsk Oblast (Latitude:48.72747 Longtitude:37.57694)</text:p>
      <text:p text:style-name="P4">
Videos: []</text:p>
      <text:p text:style-name="P4">
Images: []</text:p>
      <text:p text:style-name="P4">
Tags: ["Europe", "Central and Eastern Europe"]</text:p>
      <text:p text:style-name="P4">
ID: 22563135</text:p>
      <!--METADATA-->
      <text:p text:style-name="P4">
Donetsk Oblast(00:23). Red Alert: aerial threat. Sirens sounding. Take covernow!</text:p>
      <text:p text:style-name="P4">
News Collection Link: <text:a xlink:type="simple" xlink:href="https://liveuamap.com/en/2023/15-may-donetsk-oblast0023-red-alert-aerial-thg" text:style-name="Internet_20_link" text:visited-style-name="Visited_20_Internet_20_Link">
https://liveuamap.com/en/2023/15-may-donetsk-oblast0023-red-alert-aerial-thg</text:a>
</text:p>
      <text:p text:style-name="P4">
Source: <text:a xlink:type="simple" xlink:href="https://t.me/air_alert_ua/45504" text:style-name="Internet_20_link" text:visited-style-name="Visited_20_Internet_20_Link">
https://t.me/air_alert_ua/45504</text:a>
</text:p>
      <!--NEWS-->
      <text:h text:style-name="P10" text:outline-level="1">
<text:span text:style-name="T4">
Mykolaiv, Mykolayivska Oblast, Kherson, Khersonska Oblast(00:58). Red Alert: aerial threat. S...</text:span>
</text:h>
      <text:p text:style-name="P4">
Authors: liveuamap (Language: en)</text:p>
      <text:p text:style-name="P4">
Time: 2023-05-15T18:58:00</text:p>
      <text:p text:style-name="P4">
Location: Mykolaiv (Latitude:46.94866 Longtitude:32.00639)</text:p>
      <text:p text:style-name="P4">
Videos: []</text:p>
      <text:p text:style-name="P4">
Images: []</text:p>
      <text:p text:style-name="P4">
Tags: ["Europe", "Central and Eastern Europe"]</text:p>
      <text:p text:style-name="P4">
ID: 22563136</text:p>
      <!--METADATA-->
      <text:p text:style-name="P4">
Mykolaiv, Mykolayivska Oblast, Kherson, Khersonska Oblast(00:58). Red Alert:aerial threat. Sirens sounding. Take cover now!</text:p>
      <text:p text:style-name="P4">
News Collection Link: <text:a xlink:type="simple" xlink:href="https://liveuamap.com/en/2023/15-may-mykolaiv-mykolayivska-oblast-kherson-kg" text:style-name="Internet_20_link" text:visited-style-name="Visited_20_Internet_20_Link">
https://liveuamap.com/en/2023/15-may-mykolaiv-mykolayivska-oblast-kherson-kg</text:a>
</text:p>
      <text:p text:style-name="P4">
Source: <text:a xlink:type="simple" xlink:href="https://t.me/air_alert_ua/45507" text:style-name="Internet_20_link" text:visited-style-name="Visited_20_Internet_20_Link">
https://t.me/air_alert_ua/45507</text:a>
</text:p>
      <!--NEWS-->
      <text:h text:style-name="P10" text:outline-level="1">
<text:span text:style-name="T4">
Kirovohradska Oblast(01:00). Red Alert: aerial threat. Sirens sounding. Take cover now!</text:span>
</text:h>
      <text:p text:style-name="P4">
Authors: liveuamap (Language: en)</text:p>
      <text:p text:style-name="P4">
Time: 2023-05-15T19:00:00</text:p>
      <text:p text:style-name="P4">
Location: Kirovohradska Oblast (Latitude:48.50000000 Longtitude:32.00000000)</text:p>
      <text:p text:style-name="P4">
Videos: []</text:p>
      <text:p text:style-name="P4">
Images: []</text:p>
      <text:p text:style-name="P4">
Tags: ["Europe", "Central and Eastern Europe"]</text:p>
      <text:p text:style-name="P4">
ID: 22563137</text:p>
      <!--METADATA-->
      <text:p text:style-name="P4">
Kirovohradska Oblast(01:00). Red Alert: aerial threat. Sirens sounding. Takecover now!</text:p>
      <text:p text:style-name="P4">
News Collection Link: <text:a xlink:type="simple" xlink:href="https://liveuamap.com/en/2023/15-may-kirovohradska-oblast0100-red-alert-aerg" text:style-name="Internet_20_link" text:visited-style-name="Visited_20_Internet_20_Link">
https://liveuamap.com/en/2023/15-may-kirovohradska-oblast0100-red-alert-aerg</text:a>
</text:p>
      <text:p text:style-name="P4">
Source: <text:a xlink:type="simple" xlink:href="https://t.me/air_alert_ua/45508" text:style-name="Internet_20_link" text:visited-style-name="Visited_20_Internet_20_Link">
https://t.me/air_alert_ua/45508</text:a>
</text:p>
      <!--NEWS-->
      <text:h text:style-name="P10" text:outline-level="1">
<text:span text:style-name="T4">
Poltavska Oblast(01:01). Red Alert: aerial threat. Sirens sounding. Take cover now!</text:span>
</text:h>
      <text:p text:style-name="P4">
Authors: liveuamap (Language: en)</text:p>
      <text:p text:style-name="P4">
Time: 2023-05-15T19:03:00</text:p>
      <text:p text:style-name="P4">
Location: Poltavska Oblast (Latitude:49.47621 Longtitude:33.81812)</text:p>
      <text:p text:style-name="P4">
Videos: []</text:p>
      <text:p text:style-name="P4">
Images: []</text:p>
      <text:p text:style-name="P4">
Tags: ["Europe", "Central and Eastern Europe"]</text:p>
      <text:p text:style-name="P4">
ID: 22563138</text:p>
      <!--METADATA-->
      <text:p text:style-name="P4">
Poltavska Oblast(01:01). Red Alert: aerial threat. Sirens sounding. Take covernow!</text:p>
      <text:p text:style-name="P4">
News Collection Link: <text:a xlink:type="simple" xlink:href="https://liveuamap.com/en/2023/15-may-poltavska-oblast0101-red-alert-aerial-g" text:style-name="Internet_20_link" text:visited-style-name="Visited_20_Internet_20_Link">
https://liveuamap.com/en/2023/15-may-poltavska-oblast0101-red-alert-aerial-g</text:a>
</text:p>
      <text:p text:style-name="P4">
Source: <text:a xlink:type="simple" xlink:href="https://t.me/air_alert_ua/45509" text:style-name="Internet_20_link" text:visited-style-name="Visited_20_Internet_20_Link">
https://t.me/air_alert_ua/45509</text:a>
</text:p>
      <!--NEWS-->
      <text:h text:style-name="P10" text:outline-level="1">
<text:span text:style-name="T4">
Zaporizka Oblast, Odeska Oblast(01:08). Red Alert: aerial threat. Sirens sounding. Take cover...</text:span>
</text:h>
      <text:p text:style-name="P4">
Authors: liveuamap (Language: en)</text:p>
      <text:p text:style-name="P4">
Time: 2023-05-15T19:09:00</text:p>
      <text:p text:style-name="P4">
Location: Zaporizka Oblast (Latitude:47.611531 Longtitude:35.765841)</text:p>
      <text:p text:style-name="P4">
Videos: []</text:p>
      <text:p text:style-name="P4">
Images: []</text:p>
      <text:p text:style-name="P4">
Tags: ["Europe", "Central and Eastern Europe"]</text:p>
      <text:p text:style-name="P4">
ID: 22563139</text:p>
      <!--METADATA-->
      <text:p text:style-name="P4">
Zaporizka Oblast, Odeska Oblast(01:08). Red Alert: aerial threat. Sirenssounding. Take cover now!</text:p>
      <text:p text:style-name="P4">
News Collection Link: <text:a xlink:type="simple" xlink:href="https://liveuamap.com/en/2023/15-may-zaporizka-oblast-odeska-oblast0108-redg" text:style-name="Internet_20_link" text:visited-style-name="Visited_20_Internet_20_Link">
https://liveuamap.com/en/2023/15-may-zaporizka-oblast-odeska-oblast0108-redg</text:a>
</text:p>
      <text:p text:style-name="P4">
Source: <text:a xlink:type="simple" xlink:href="https://t.me/air_alert_ua/45511" text:style-name="Internet_20_link" text:visited-style-name="Visited_20_Internet_20_Link">
https://t.me/air_alert_ua/45511</text:a>
</text:p>
      <!--NEWS-->
      <text:h text:style-name="P10" text:outline-level="1">
<text:span text:style-name="T4">
Dnipro, Dnipropetrovska Oblast(01:09). Red Alert: aerial threat. Sirens sounding. Take cover ...</text:span>
</text:h>
      <text:p text:style-name="P4">
Authors: liveuamap (Language: en)</text:p>
      <text:p text:style-name="P4">
Time: 2023-05-15T19:11:00</text:p>
      <text:p text:style-name="P4">
Location: Dnipro (Latitude:48.45921 Longtitude:35.03985)</text:p>
      <text:p text:style-name="P4">
Videos: []</text:p>
      <text:p text:style-name="P4">
Images: []</text:p>
      <text:p text:style-name="P4">
Tags: ["Europe", "Central and Eastern Europe"]</text:p>
      <text:p text:style-name="P4">
ID: 22563140</text:p>
      <!--METADATA-->
      <text:p text:style-name="P4">
Dnipro, Dnipropetrovska Oblast(01:09). Red Alert: aerial threat. Sirenssounding. Take cover now!</text:p>
      <text:p text:style-name="P4">
News Collection Link: <text:a xlink:type="simple" xlink:href="https://liveuamap.com/en/2023/15-may-dnipro-dnipropetrovska-oblast0109-red-g" text:style-name="Internet_20_link" text:visited-style-name="Visited_20_Internet_20_Link">
https://liveuamap.com/en/2023/15-may-dnipro-dnipropetrovska-oblast0109-red-g</text:a>
</text:p>
      <text:p text:style-name="P4">
Source: <text:a xlink:type="simple" xlink:href="https://t.me/air_alert_ua/45512" text:style-name="Internet_20_link" text:visited-style-name="Visited_20_Internet_20_Link">
https://t.me/air_alert_ua/45512</text:a>
</text:p>
      <!--NEWS-->
      <text:h text:style-name="P10" text:outline-level="1">
<text:span text:style-name="T4">
Cherkaska Oblast(01:12). Red Alert: aerial threat. Sirens sounding. Take cover now!</text:span>
</text:h>
      <text:p text:style-name="P4">
Authors: liveuamap (Language: en)</text:p>
      <text:p text:style-name="P4">
Time: 2023-05-15T19:13:00</text:p>
      <text:p text:style-name="P4">
Location: Cherkaska Oblast (Latitude:49.25064 Longtitude:31.33283)</text:p>
      <text:p text:style-name="P4">
Videos: []</text:p>
      <text:p text:style-name="P4">
Images: []</text:p>
      <text:p text:style-name="P4">
Tags: ["Europe", "Central and Eastern Europe"]</text:p>
      <text:p text:style-name="P4">
ID: 22563141</text:p>
      <!--METADATA-->
      <text:p text:style-name="P4">
Cherkaska Oblast(01:12). Red Alert: aerial threat. Sirens sounding. Take covernow!</text:p>
      <text:p text:style-name="P4">
News Collection Link: <text:a xlink:type="simple" xlink:href="https://liveuamap.com/en/2023/15-may-cherkaska-oblast0112-red-alert-aerial-g" text:style-name="Internet_20_link" text:visited-style-name="Visited_20_Internet_20_Link">
https://liveuamap.com/en/2023/15-may-cherkaska-oblast0112-red-alert-aerial-g</text:a>
</text:p>
      <text:p text:style-name="P4">
Source: <text:a xlink:type="simple" xlink:href="https://t.me/air_alert_ua/45513" text:style-name="Internet_20_link" text:visited-style-name="Visited_20_Internet_20_Link">
https://t.me/air_alert_ua/45513</text:a>
</text:p>
      <!--NEWS-->
      <text:h text:style-name="P10" text:outline-level="1">
<text:span text:style-name="T4">
Vinnytska Oblast(01:16). Red Alert: aerial threat. Sirens sounding. Take cover now!</text:span>
</text:h>
      <text:p text:style-name="P4">
Authors: liveuamap (Language: en)</text:p>
      <text:p text:style-name="P4">
Time: 2023-05-15T19:18:00</text:p>
      <text:p text:style-name="P4">
Location: Vinnytska Oblast (Latitude:48.91667000 Longtitude:28.66667000)</text:p>
      <text:p text:style-name="P4">
Videos: []</text:p>
      <text:p text:style-name="P4">
Images: []</text:p>
      <text:p text:style-name="P4">
Tags: ["Europe", "Central and Eastern Europe"]</text:p>
      <text:p text:style-name="P4">
ID: 22563142</text:p>
      <!--METADATA-->
      <text:p text:style-name="P4">
Vinnytska Oblast(01:16). Red Alert: aerial threat. Sirens sounding. Take covernow!</text:p>
      <text:p text:style-name="P4">
News Collection Link: <text:a xlink:type="simple" xlink:href="https://liveuamap.com/en/2023/15-may-vinnytska-oblast0116-red-alert-aerial-g" text:style-name="Internet_20_link" text:visited-style-name="Visited_20_Internet_20_Link">
https://liveuamap.com/en/2023/15-may-vinnytska-oblast0116-red-alert-aerial-g</text:a>
</text:p>
      <text:p text:style-name="P4">
Source: <text:a xlink:type="simple" xlink:href="https://t.me/air_alert_ua/45514" text:style-name="Internet_20_link" text:visited-style-name="Visited_20_Internet_20_Link">
https://t.me/air_alert_ua/45514</text:a>
</text:p>
      <!--NEWS-->
      <text:h text:style-name="P10" text:outline-level="1">
<text:span text:style-name="T4">
Rivne, Rivnenska Oblast, Lviv, Lvivska Oblast, Ivano-Frankivsk, Ivano-Frankivska Oblast, Zaka...</text:span>
</text:h>
      <text:p text:style-name="P4">
Authors: liveuamap (Language: en)</text:p>
      <text:p text:style-name="P4">
Time: 2023-05-15T19:24:00</text:p>
      <text:p text:style-name="P4">
Location: Rivne (Latitude:50.6034445 Longtitude:26.257603168487)</text:p>
      <text:p text:style-name="P4">
Videos: []</text:p>
      <text:p text:style-name="P4">
Images: []</text:p>
      <text:p text:style-name="P4">
Tags: ["Europe", "Central and Eastern Europe"]</text:p>
      <text:p text:style-name="P4">
ID: 22563143</text:p>
      <!--METADATA-->
      <text:p text:style-name="P4">
Rivne, Rivnenska Oblast, Lviv, Lvivska Oblast, Ivano-Frankivsk, Ivano-Frankivska Oblast, Zakarpattia Oblast, Ternopil, Ternopilska Oblast,Chernivetska Oblast, Volynska Oblast, Khmelnytska Oblast(01:23). Red Alert:aerial threat. Sirens sounding. Take cover now!</text:p>
      <text:p text:style-name="P4">
News Collection Link: <text:a xlink:type="simple" xlink:href="https://liveuamap.com/en/2023/15-may-rivne-rivnenska-oblast-lviv-lvivska-obg" text:style-name="Internet_20_link" text:visited-style-name="Visited_20_Internet_20_Link">
https://liveuamap.com/en/2023/15-may-rivne-rivnenska-oblast-lviv-lvivska-obg</text:a>
</text:p>
      <text:p text:style-name="P4">
Source: <text:a xlink:type="simple" xlink:href="https://t.me/air_alert_ua/45522" text:style-name="Internet_20_link" text:visited-style-name="Visited_20_Internet_20_Link">
https://t.me/air_alert_ua/45522</text:a>
</text:p>
      <!--NEWS-->
      <text:h text:style-name="P10" text:outline-level="1">
<text:span text:style-name="T4">
Kyiv(01:25). Red Alert: aerial threat. Sirens sounding. Take cover now!</text:span>
</text:h>
      <text:p text:style-name="P4">
Authors: liveuamap (Language: en)</text:p>
      <text:p text:style-name="P4">
Time: 2023-05-15T19:25:00</text:p>
      <text:p text:style-name="P4">
Location: Kyiv (Latitude:50.44408 Longtitude:30.52912)</text:p>
      <text:p text:style-name="P4">
Videos: []</text:p>
      <text:p text:style-name="P4">
Images: []</text:p>
      <text:p text:style-name="P4">
Tags: ["Europe", "Central and Eastern Europe"]</text:p>
      <text:p text:style-name="P4">
ID: 22563144</text:p>
      <!--METADATA-->
      <text:p text:style-name="P4">
Kyiv(01:25). Red Alert: aerial threat. Sirens sounding. Take cover now!</text:p>
      <text:p text:style-name="P4">
News Collection Link: <text:a xlink:type="simple" xlink:href="https://liveuamap.com/en/2023/15-may-kyiv0125-red-alert-aerial-threat-sireng" text:style-name="Internet_20_link" text:visited-style-name="Visited_20_Internet_20_Link">
https://liveuamap.com/en/2023/15-may-kyiv0125-red-alert-aerial-threat-sireng</text:a>
</text:p>
      <text:p text:style-name="P4">
Source: <text:a xlink:type="simple" xlink:href="https://t.me/suspilnenews/20775" text:style-name="Internet_20_link" text:visited-style-name="Visited_20_Internet_20_Link">
https://t.me/suspilnenews/20775</text:a>
</text:p>
      <!--NEWS-->
      <text:h text:style-name="P10" text:outline-level="1">
<text:span text:style-name="T4">
Chernihivska Oblast(01:24). Red Alert: aerial threat. Sirens sounding. Take cover now!</text:span>
</text:h>
      <text:p text:style-name="P4">
Authors: liveuamap (Language: en)</text:p>
      <text:p text:style-name="P4">
Time: 2023-05-15T19:26:00</text:p>
      <text:p text:style-name="P4">
Location: Chernihivska Oblast (Latitude:51.33333000 Longtitude:32.00000000)</text:p>
      <text:p text:style-name="P4">
Videos: []</text:p>
      <text:p text:style-name="P4">
Images: []</text:p>
      <text:p text:style-name="P4">
Tags: ["Europe", "Central and Eastern Europe"]</text:p>
      <text:p text:style-name="P4">
ID: 22563145</text:p>
      <!--METADATA-->
      <text:p text:style-name="P4">
Chernihivska Oblast(01:24). Red Alert: aerial threat. Sirens sounding. Takecover now!</text:p>
      <text:p text:style-name="P4">
News Collection Link: <text:a xlink:type="simple" xlink:href="https://liveuamap.com/en/2023/15-may-chernihivska-oblast0124-red-alert-aerig" text:style-name="Internet_20_link" text:visited-style-name="Visited_20_Internet_20_Link">
https://liveuamap.com/en/2023/15-may-chernihivska-oblast0124-red-alert-aerig</text:a>
</text:p>
      <text:p text:style-name="P4">
Source: <text:a xlink:type="simple" xlink:href="https://t.me/suspilnechernihiv/18620" text:style-name="Internet_20_link" text:visited-style-name="Visited_20_Internet_20_Link">
https://t.me/suspilnechernihiv/18620</text:a>
</text:p>
      <!--NEWS-->
      <text:h text:style-name="P10" text:outline-level="1">
<text:span text:style-name="T4">
Kyiv Oblast, Zhytomyr, Zhytomyrska Oblast(01:25). Red Alert: aerial threat. Sirens sounding. ...</text:span>
</text:h>
      <text:p text:style-name="P4">
Authors: liveuamap (Language: en)</text:p>
      <text:p text:style-name="P4">
Time: 2023-05-15T19:27:00</text:p>
      <text:p text:style-name="P4">
Location: Kyiv Oblast (Latitude:50.24133 Longtitude:30.23042)</text:p>
      <text:p text:style-name="P4">
Videos: []</text:p>
      <text:p text:style-name="P4">
Images: []</text:p>
      <text:p text:style-name="P4">
Tags: ["Europe", "Central and Eastern Europe"]</text:p>
      <text:p text:style-name="P4">
ID: 22563146</text:p>
      <!--METADATA-->
      <text:p text:style-name="P4">
Kyiv Oblast, Zhytomyr, Zhytomyrska Oblast(01:25). Red Alert: aerial threat.Sirens sounding. Take cover now!</text:p>
      <text:p text:style-name="P4">
News Collection Link: <text:a xlink:type="simple" xlink:href="https://liveuamap.com/en/2023/15-may-kyiv-oblast-zhytomyr-zhytomyrska-oblasg" text:style-name="Internet_20_link" text:visited-style-name="Visited_20_Internet_20_Link">
https://liveuamap.com/en/2023/15-may-kyiv-oblast-zhytomyr-zhytomyrska-oblasg</text:a>
</text:p>
      <text:p text:style-name="P4">
Source: <text:a xlink:type="simple" xlink:href="https://t.me/air_alert_ua/45526" text:style-name="Internet_20_link" text:visited-style-name="Visited_20_Internet_20_Link">
https://t.me/air_alert_ua/45526</text:a>
</text:p>
      <!--NEWS-->
      <text:h text:style-name="P10" text:outline-level="1">
<text:span text:style-name="T4">
Kharkiv, Kharkivska Oblast(01:59). Red Alert: aerial threat. Sirens sounding. Take cover now!</text:span>
</text:h>
      <text:p text:style-name="P4">
Authors: liveuamap (Language: en)</text:p>
      <text:p text:style-name="P4">
Time: 2023-05-15T19:59:00</text:p>
      <text:p text:style-name="P4">
Location: Kharkiv (Latitude:49.98081000 Longtitude:36.25272000)</text:p>
      <text:p text:style-name="P4">
Videos: []</text:p>
      <text:p text:style-name="P4">
Images: []</text:p>
      <text:p text:style-name="P4">
Tags: ["Europe", "Central and Eastern Europe"]</text:p>
      <text:p text:style-name="P4">
ID: 22563147</text:p>
      <!--METADATA-->
      <text:p text:style-name="P4">
Kharkiv, Kharkivska Oblast(01:59). Red Alert: aerial threat. Sirens sounding.Take cover now!</text:p>
      <text:p text:style-name="P4">
News Collection Link: <text:a xlink:type="simple" xlink:href="https://liveuamap.com/en/2023/15-may-kharkiv-kharkivska-oblast0159-red-alerg" text:style-name="Internet_20_link" text:visited-style-name="Visited_20_Internet_20_Link">
https://liveuamap.com/en/2023/15-may-kharkiv-kharkivska-oblast0159-red-alerg</text:a>
</text:p>
      <text:p text:style-name="P4">
Source: <text:a xlink:type="simple" xlink:href="https://t.me/air_alert_ua/45527" text:style-name="Internet_20_link" text:visited-style-name="Visited_20_Internet_20_Link">
https://t.me/air_alert_ua/45527</text:a>
</text:p>
      <!--NEWS-->
      <text:h text:style-name="P10" text:outline-level="1">
<text:span text:style-name="T4">
Donetsk Oblast, Sumska Oblast(02:00). Red Alert: aerial threat. Sirens sounding. Take cover now!</text:span>
</text:h>
      <text:p text:style-name="P4">
Authors: liveuamap (Language: en)</text:p>
      <text:p text:style-name="P4">
Time: 2023-05-15T20:01:00</text:p>
      <text:p text:style-name="P4">
Location: Donetsk Oblast (Latitude:48.72704 Longtitude:37.57918)</text:p>
      <text:p text:style-name="P4">
Videos: []</text:p>
      <text:p text:style-name="P4">
Images: []</text:p>
      <text:p text:style-name="P4">
Tags: ["Europe", "Central and Eastern Europe"]</text:p>
      <text:p text:style-name="P4">
ID: 22563148</text:p>
      <!--METADATA-->
      <text:p text:style-name="P4">
Donetsk Oblast, Sumska Oblast(02:00). Red Alert: aerial threat. Sirenssounding. Take cover now!</text:p>
      <text:p text:style-name="P4">
News Collection Link: <text:a xlink:type="simple" xlink:href="https://liveuamap.com/en/2023/16-may-donetsk-oblast-sumska-oblast0200-red-ag" text:style-name="Internet_20_link" text:visited-style-name="Visited_20_Internet_20_Link">
https://liveuamap.com/en/2023/16-may-donetsk-oblast-sumska-oblast0200-red-ag</text:a>
</text:p>
      <text:p text:style-name="P4">
Source: <text:a xlink:type="simple" xlink:href="https://t.me/air_alert_ua/45529" text:style-name="Internet_20_link" text:visited-style-name="Visited_20_Internet_20_Link">
https://t.me/air_alert_ua/45529</text:a>
</text:p>
      <!--NEWS-->
      <text:h text:style-name="P10" text:outline-level="1">
<text:span text:style-name="T4">
Kyiv(02:30). Red Alert: aerial threat. Sirens sounding. Take cover now!</text:span>
</text:h>
      <text:p text:style-name="P4">
Authors: liveuamap (Language: en)</text:p>
      <text:p text:style-name="P4">
Time: 2023-05-15T20:33:00</text:p>
      <text:p text:style-name="P4">
Location: Kyiv (Latitude:50.44414 Longtitude:30.52912)</text:p>
      <text:p text:style-name="P4">
Videos: []</text:p>
      <text:p text:style-name="P4">
Images: []</text:p>
      <text:p text:style-name="P4">
Tags: ["Europe", "Central and Eastern Europe"]</text:p>
      <text:p text:style-name="P4">
ID: 22563149</text:p>
      <!--METADATA-->
      <text:p text:style-name="P4">
Kyiv(02:30). Red Alert: aerial threat. Sirens sounding. Take cover now!</text:p>
      <text:p text:style-name="P4">
News Collection Link: <text:a xlink:type="simple" xlink:href="https://liveuamap.com/en/2023/16-may-kyiv0230-red-alert-aerial-threat-sireng" text:style-name="Internet_20_link" text:visited-style-name="Visited_20_Internet_20_Link">
https://liveuamap.com/en/2023/16-may-kyiv0230-red-alert-aerial-threat-sireng</text:a>
</text:p>
      <text:p text:style-name="P4">
Source: <text:a xlink:type="simple" xlink:href="https://t.me/suspilnenews/20781" text:style-name="Internet_20_link" text:visited-style-name="Visited_20_Internet_20_Link">
https://t.me/suspilnenews/20781</text:a>
</text:p>
      <!--NEWS-->
      <text:h text:style-name="P10" text:outline-level="1">
<text:span text:style-name="T4">
Kyiv(03:22). Red Alert: aerial threat. Sirens sounding. Take cover now!</text:span>
</text:h>
      <text:p text:style-name="P4">
Authors: liveuamap (Language: en)</text:p>
      <text:p text:style-name="P4">
Time: 2023-05-15T21:23:00</text:p>
      <text:p text:style-name="P4">
Location: Kyiv (Latitude:50.44301 Longtitude:30.52989)</text:p>
      <text:p text:style-name="P4">
Videos: []</text:p>
      <text:p text:style-name="P4">
Images: []</text:p>
      <text:p text:style-name="P4">
Tags: ["Europe", "Central and Eastern Europe"]</text:p>
      <text:p text:style-name="P4">
ID: 22563150</text:p>
      <!--METADATA-->
      <text:p text:style-name="P4">
Kyiv(03:22). Red Alert: aerial threat. Sirens sounding. Take cover now!</text:p>
      <text:p text:style-name="P4">
News Collection Link: <text:a xlink:type="simple" xlink:href="https://liveuamap.com/en/2023/16-may-kyiv0322-red-alert-aerial-threat-sireng" text:style-name="Internet_20_link" text:visited-style-name="Visited_20_Internet_20_Link">
https://liveuamap.com/en/2023/16-may-kyiv0322-red-alert-aerial-threat-sireng</text:a>
</text:p>
      <text:p text:style-name="P4">
Source: <text:a xlink:type="simple" xlink:href="https://t.me/air_alert_ua/45553" text:style-name="Internet_20_link" text:visited-style-name="Visited_20_Internet_20_Link">
https://t.me/air_alert_ua/45553</text:a>
</text:p>
      <!--NEWS-->
      <text:h text:style-name="P10" text:outline-level="1">
<text:span text:style-name="T4">
Kyiv Oblast(03:23). Red Alert: aerial threat. Sirens sounding. Take cover now!</text:span>
</text:h>
      <text:p text:style-name="P4">
Authors: liveuamap (Language: en)</text:p>
      <text:p text:style-name="P4">
Time: 2023-05-15T21:24:00</text:p>
      <text:p text:style-name="P4">
Location: Kyiv Oblast (Latitude:50.23919 Longtitude:30.23049)</text:p>
      <text:p text:style-name="P4">
Videos: []</text:p>
      <text:p text:style-name="P4">
Images: []</text:p>
      <text:p text:style-name="P4">
Tags: ["Europe", "Central and Eastern Europe"]</text:p>
      <text:p text:style-name="P4">
ID: 22563151</text:p>
      <!--METADATA-->
      <text:p text:style-name="P4">
Kyiv Oblast(03:23). Red Alert: aerial threat. Sirens sounding. Take cover now!</text:p>
      <text:p text:style-name="P4">
News Collection Link: <text:a xlink:type="simple" xlink:href="https://liveuamap.com/en/2023/16-may-kyiv-oblast0323-red-alert-aerial-threag" text:style-name="Internet_20_link" text:visited-style-name="Visited_20_Internet_20_Link">
https://liveuamap.com/en/2023/16-may-kyiv-oblast0323-red-alert-aerial-threag</text:a>
</text:p>
      <text:p text:style-name="P4">
Source: <text:a xlink:type="simple" xlink:href="https://t.me/air_alert_ua/45554" text:style-name="Internet_20_link" text:visited-style-name="Visited_20_Internet_20_Link">
https://t.me/air_alert_ua/45554</text:a>
</text:p>
      <!--NEWS-->
      <text:h text:style-name="P10" text:outline-level="1">
<text:span text:style-name="T4">
Donetsk Oblast(05:27). Red Alert: aerial threat. Sirens sounding. Take cover now!</text:span>
</text:h>
      <text:p text:style-name="P4">
Authors: liveuamap (Language: en)</text:p>
      <text:p text:style-name="P4">
Time: 2023-05-15T23:29:00</text:p>
      <text:p text:style-name="P4">
Location: Donetsk Oblast (Latitude:48.72621 Longtitude:37.57747)</text:p>
      <text:p text:style-name="P4">
Videos: []</text:p>
      <text:p text:style-name="P4">
Images: []</text:p>
      <text:p text:style-name="P4">
Tags: ["Europe", "Central and Eastern Europe"]</text:p>
      <text:p text:style-name="P4">
ID: 22563153</text:p>
      <!--METADATA-->
      <text:p text:style-name="P4">
Donetsk Oblast(05:27). Red Alert: aerial threat. Sirens sounding. Take covernow!</text:p>
      <text:p text:style-name="P4">
News Collection Link: <text:a xlink:type="simple" xlink:href="https://liveuamap.com/en/2023/16-may-donetsk-oblast0527-red-alert-aerial-thg" text:style-name="Internet_20_link" text:visited-style-name="Visited_20_Internet_20_Link">
https://liveuamap.com/en/2023/16-may-donetsk-oblast0527-red-alert-aerial-thg</text:a>
</text:p>
      <text:p text:style-name="P4">
Source: <text:a xlink:type="simple" xlink:href="https://t.me/air_alert_ua/45559" text:style-name="Internet_20_link" text:visited-style-name="Visited_20_Internet_20_Link">
https://t.me/air_alert_ua/45559</text:a>
</text:p>
      <!--NEWS-->
      <text:h text:style-name="P10" text:outline-level="1">
<text:span text:style-name="T4">
Майже 90% білорусів не мають накопичень через негаразди в економіці країни – розвідка</text:span>
</text:h>
      <text:p text:style-name="P4">
Author: ['АРМІЯINFORM']</text:p>
      <text:p text:style-name="P4">
Time: 2023-05-15T32:00:00-04:00</text:p>
      <text:p text:style-name="P4">
Description: Громадяни білорусії надалі біднішають через погане управління економікою держави, лиш...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1649672958-1058.webp" text:style-name="Internet_20_link" text:visited-style-name="Visited_20_Internet_20_Link">
1649672958-1058.webp</text:a>
']</text:p>
      <text:p text:style-name="P4">
Tags: ['STOPRUSSIA', 'БІЛОРУСІЯ', 'ВТОРГНЕННЯ РФ', 'РОЗВІДКА', 'САНКЦІЇ']</text:p>
      <text:p text:style-name="P4">
Category: News</text:p>
      <!--METADATA-->
      <text:p text:style-name="P4">
<draw:frame draw:style-name="fr1" draw:name="Image2" text:anchor-type="as-char" svg:width="6.9236in" svg:height="4.615733in" draw:z-index="0">
<draw:image xlink:href="../ConvertedIMGs/AРМІЯINFORM/2023-05-15T32-00-00-04-00/1649672958-1058.png" xlink:type="simple" xlink:show="embed" xlink:actuate="onLoad" draw:mime-type="image/png"/>
</draw:frame>
</text:p>
      <text:p text:style-name="P4">
Громадяни білорусії надалі біднішають через погане управління економікоюдержави, лиш 11,5 % білорусів спроможні робити заощадження.</text:p>
      <text:p text:style-name="P4">
Про це<text:a xlink:type="simple" xlink:href="https://www.facebook.com/SZRUkraine/posts/pfbid0YcMM33NjWTADpNDtAnAH812q75yYhvmSKaBpEtXdGf5BSAsLkn6LQraLvFjXBduXl" text:style-name="Internet_20_link" text:visited-style-name="Visited_20_Internet_20_Link">
повідомляє</text:a>
Служба зовнішньої розвідки України.</text:p>
      <text:p text:style-name="P4">
«За даними академічного дослідницького центру BEROC, частка заощаджень увитратах білорусів знизилася до 11,5 %. Основна причина – це розуміння людей,що ситуація в економіці не надто хороша. Аби в такій ситуації стимулюватинаселення віддавати гроші банкам на тривалий період, потрібні відчутніпозитивні в реальному вираженні ставки, яких немає навіть у рублях. Ситуаціящодо вкладів в іноземній валюті ще гірша, ставки за нею навіть нижчі за рівеньдоларової інфляції. Дослідження, проведене минулого року на замовленнянацбанку, показало, що залежно від регіону 20–30 % людей мають накопичень небільше ніж на один місяць», – йдеться у повідомленні.</text:p>
      <text:p text:style-name="P4">
Показово, що за даними бєлстату, у квітні 2023 року найбільше зросли ціни наовочі загалом – на 30,55 %, на цигарки – 28,59 %, на послуги міжнародноготуризму – на 27,35 %.</text:p>
      <text:p text:style-name="P4">
Source: <text:a xlink:type="simple" xlink:href="https://armyinform.com.ua/2023/05/15/majzhe-90-bilorusiv-ne-mayut-nakopychen-cherez-negarazdy-v-ekonomiczi-krayiny-rozvidka/" text:style-name="Internet_20_link" text:visited-style-name="Visited_20_Internet_20_Link">
https://armyinform.com.ua/2023/05/15/majzhe-90-bilorusiv-ne-mayut-nakopychen-cherez-negarazdy-v-ekonomiczi-krayiny-rozvidka/</text:a>
</text:p>
      <!--NEWS-->
      <text:h text:style-name="P10" text:outline-level="1">
<text:span text:style-name="T4">
рашисти двічі обстріляли Марганецьку громаду, є руйнування і поранені</text:span>
</text:h>
      <text:p text:style-name="P4">
Author: ['АРМІЯINFORM']</text:p>
      <text:p text:style-name="P4">
Time: 2023-05-15T33:00:00-04:00</text:p>
      <text:p text:style-name="P4">
Description: Про це повідомляє Дніпропетровська ОВА    «Важку артилерію рашисти двічі спрямовували 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2023-05-14_20-21-28.jpg" text:style-name="Internet_20_link" text:visited-style-name="Visited_20_Internet_20_Link">
photo_2023-05-14_20-21-28.jpg</text:a>
', '<text:a xlink:type="simple" xlink:href="https://armyinform.com.ua/wp-content/uploads/2023/05/photo_2023-05-14_20-21-29-150x150.jpg" text:style-name="Internet_20_link" text:visited-style-name="Visited_20_Internet_20_Link">
photo_2023-05-14_20-21-29-150x150.jpg</text:a>
', '<text:a xlink:type="simple" xlink:href="https://armyinform.com.ua/wp-content/uploads/2023/05/photo_2023-05-14_20-21-31-150x150.jpg" text:style-name="Internet_20_link" text:visited-style-name="Visited_20_Internet_20_Link">
photo_2023-05-14_20-21-31-150x150.jpg</text:a>
']</text:p>
      <text:p text:style-name="P4">
Tags: ['STOPRUSSIA', 'ВОЄННІ ЗЛОЧИНИ ЗС РФ', 'ВТОРГНЕННЯ РФ', 'МАРГАНЕЦЬ']</text:p>
      <text:p text:style-name="P4">
Category: News</text:p>
      <!--METADATA-->
      <text:p text:style-name="P4">
<draw:frame draw:style-name="fr1" draw:name="Image3" text:anchor-type="as-char" svg:width="6.9236in" svg:height="4.321615in" draw:z-index="0">
<draw:image xlink:href="../Images/AРМІЯINFORM/2023-05-15T33-00-00-04-00/photo_2023-05-14_20-21-28.jpg" xlink:type="simple" xlink:show="embed" xlink:actuate="onLoad" draw:mime-type="image/jpeg"/>
</draw:frame>
</text:p>
      <text:p text:style-name="P4">
Про це <text:a xlink:type="simple" xlink:href="https://t.me/dnipropetrovskaODA/4620" text:style-name="Internet_20_link" text:visited-style-name="Visited_20_Internet_20_Link">
повідомляє</text:a>
Дніпропетровська ОВА</text:p>
      <text:p text:style-name="P4">
«Важку артилерію рашисти двічі спрямовували на Марганецьку громаду, що наНікопольщині. Загалом випустили понад півтора десятка снарядів. На жаль, маємопоранених. Є й руйнування», — йдеться у повідомленні.</text:p>
      <text:p text:style-name="P4">
<text:a xlink:type="simple" xlink:href="https://armyinform.com.ua/wp-content/uploads/2023/05/photo_2023-05-14_20-21-29.jpg" text:style-name="Internet_20_link" text:visited-style-name="Visited_20_Internet_20_Link">
<draw:frame draw:style-name="fr1" draw:name="Image4" text:anchor-type="as-char" svg:width="6.9236in" svg:height="6.9236in" draw:z-index="0">
<draw:image xlink:href="../Images/AРМІЯINFORM/2023-05-15T33-00-00-04-00/photo_2023-05-14_20-21-29-150x150.jpg" xlink:type="simple" xlink:show="embed" xlink:actuate="onLoad" draw:mime-type="image/jpeg"/>
</draw:frame>
</text:a>
</text:p>
      <text:p text:style-name="P4">
<text:a xlink:type="simple" xlink:href="https://armyinform.com.ua/wp-content/uploads/2023/05/photo_2023-05-14_20-21-31.jpg" text:style-name="Internet_20_link" text:visited-style-name="Visited_20_Internet_20_Link">
<draw:frame draw:style-name="fr1" draw:name="Image5" text:anchor-type="as-char" svg:width="6.9236in" svg:height="6.9236in" draw:z-index="0">
<draw:image xlink:href="../Images/AРМІЯINFORM/2023-05-15T33-00-00-04-00/photo_2023-05-14_20-21-31-150x150.jpg" xlink:type="simple" xlink:show="embed" xlink:actuate="onLoad" draw:mime-type="image/jpeg"/>
</draw:frame>
</text:a>
</text:p>
      <text:p text:style-name="P4">
За уточненою інформацією, пошкоджені 7 приватних будинків, господарськаспоруда, паркани, авто. Обірвані дві лінії електропередач.</text:p>
      <text:p text:style-name="P4">
Source: <text:a xlink:type="simple" xlink:href="https://armyinform.com.ua/2023/05/15/rashysty-dvichi-obstrilyaly-marganeczku-gromadu-ye-rujnuvannya-i-poraneni/" text:style-name="Internet_20_link" text:visited-style-name="Visited_20_Internet_20_Link">
https://armyinform.com.ua/2023/05/15/rashysty-dvichi-obstrilyaly-marganeczku-gromadu-ye-rujnuvannya-i-poraneni/</text:a>
</text:p>
      <!--NEWS-->
      <text:h text:style-name="P10" text:outline-level="1">
<text:span text:style-name="T4">
Кінотрилогії про спецоперації воїнів ГУР МОУ візьмуть участь у мистецькому конкурсі</text:span>
</text:h>
      <text:p text:style-name="P4">
Author: ['АРМІЯINFORM']</text:p>
      <text:p text:style-name="P4">
Time: 2023-05-15T34:00:00-04:00</text:p>
      <text:p text:style-name="P4">
Description: Проєкт документальної кінотрилогії про славетні спецоперації воїнів ГУР МО України під...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6891383_137462172653696_6662830241499410526_n.jpg" text:style-name="Internet_20_link" text:visited-style-name="Visited_20_Internet_20_Link">
346891383_137462172653696_6662830241499410526_n.jpg</text:a>
']</text:p>
      <text:p text:style-name="P4">
Tags: ['STOPRUSSIA', 'АГРЕСІЯ РФ', 'ВТОРГНЕННЯ РФ', 'ГУР МІНОБОРОНИ УКРАЇНИ']</text:p>
      <text:p text:style-name="P4">
Category: News</text:p>
      <!--METADATA-->
      <text:p text:style-name="P4">
<draw:frame draw:style-name="fr1" draw:name="Image6" text:anchor-type="as-char" svg:width="6.9236in" svg:height="3.894525in" draw:z-index="0">
<draw:image xlink:href="../Images/AРМІЯINFORM/2023-05-15T34-00-00-04-00/346891383_137462172653696_6662830241499410526_n.jpg" xlink:type="simple" xlink:show="embed" xlink:actuate="onLoad" draw:mime-type="image/jpeg"/>
</draw:frame>
</text:p>
      <text:p text:style-name="P4">
Проєкт документальної кінотрилогії про славетні спецоперації воїнів ГУР МОУкраїни під назвами «Збиті льотчики росії», «Війна на Дніпрі» та «Іноземнийлегіон» бере участь у мистецькому конкурсі Міністерства культури таінформполітики України.</text:p>
      <text:p text:style-name="P4">
У <text:span text:style-name="T4">
«Збитих льотчиках росії»</text:span>
 — унікальні кадри повітряних битв під часповномасштабної російсько-української війни.</text:p>
      <ul>
        <li>
Як ми протистояли авіанавалі агресора та не дозволили московії отримати панування в українському небі?  * Чому російські пілоти-вбивці почувались настільки безкарно?</li>
      </ul>
      <text:p text:style-name="P4">
Враженнями про роботу захисників неба України поділяться захоплені у полонворожі льотчики-офіцери — відео їхніх допитів будуть оприлюднені вперше.</text:p>
      <text:p text:style-name="P4">
У <text:span text:style-name="T4">
«Війні на Дніпрі»</text:span>
 детально продемонструють зухвалі секретні рейдиспецпризначенців ГУР поміж берегами і плавнями величної та символічної дляУкраїни ріки. У документальному фільмі:</text:p>
      <ul>
        <li>
епізоди бойової роботи на Запоріжжі та Херсонщині;  * козацький досвід у форсуванні лівого дніпровського берега;  * екшн-зйомки на воді, під водою та в повітрі.</li>
      </ul>
      <text:p text:style-name="P4">
Фільм <text:span text:style-name="T4">
«Іноземний легіон»</text:span>
 розповість історії відважних і вільних людей зусієї планети, які приїхали до України після 24 лютого 2022 року та стали дозброї разом з нами.</text:p>
      <ul>
        <li>
Хто ці воїни?  * Скільки їх?  * Чому вони нам допомагають, ризикуючи власним життям?  * Яка їхня роль у перемозі України над агресивною росією?</li>
      </ul>
      <text:p text:style-name="P4">
Ключові епізоди створення підрозділу з-поміж іноземних добровольців тавизначні битви за їхньої участі — у завершальній стрічці кінотрилогії про ГУРМО України.</text:p>
      <text:p text:style-name="P4">
Кожна з воєнних історій, покладених в основу конкурсних кінопроєктів,заслуговують на екранізацію заради збереження пам’яті про звитяжні діїукраїнського війська у війні за Свободу та Незалежність.</text:p>
      <text:p text:style-name="P4">
<text:span text:style-name="T4">
Джерело:</text:span>
 <text:span text:style-name="T5">
<text:a xlink:type="simple" xlink:href="https://www.facebook.com/DefenceIntelligenceofUkraine/posts/pfbid02m7wcvLwCAZ4TyDUHMxWa3pjnjdCgeq1iNdGsxT2cbN7hpwN53TVKCipfPVxPSX4Gl" text:style-name="Internet_20_link" text:visited-style-name="Visited_20_Internet_20_Link">
ГУР МОУкраїни</text:a>
</text:span>
</text:p>
      <text:p text:style-name="P4">
Source: <text:a xlink:type="simple" xlink:href="https://armyinform.com.ua/2023/05/15/kinotrylogiyi-pro-speczoperacziyi-voyiniv-gur-mou-vizmut-uchast-u-mysteczkomu-konkursi/" text:style-name="Internet_20_link" text:visited-style-name="Visited_20_Internet_20_Link">
https://armyinform.com.ua/2023/05/15/kinotrylogiyi-pro-speczoperacziyi-voyiniv-gur-mou-vizmut-uchast-u-mysteczkomu-konkursi/</text:a>
</text:p>
      <!--NEWS-->
      <text:h text:style-name="P10" text:outline-level="1">
<text:span text:style-name="T4">
З 1 червня польська залізниця запускає додаткові рейси в Україну – з Варшави до Рави-Руської</text:span>
</text:h>
      <text:p text:style-name="P4">
Author: ['АРМІЯINFORM']</text:p>
      <text:p text:style-name="P4">
Time: 2023-05-15T35:00:00-04:00</text:p>
      <text:p text:style-name="P4">
Description: Польська залізнична компанія SKPL з 1 червня запустить додаткові рейси в Україн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kolyeya.jpg" text:style-name="Internet_20_link" text:visited-style-name="Visited_20_Internet_20_Link">
kolyeya.jpg</text:a>
']</text:p>
      <text:p text:style-name="P4">
Tags: ['ЗАЛІЗНИЦЯ', 'ПОЛЬЩА', 'РАВА-РУСЬКА', 'УКРАЇНА']</text:p>
      <text:p text:style-name="P4">
Category: News</text:p>
      <!--METADATA-->
      <text:p text:style-name="P4">
<draw:frame draw:style-name="fr1" draw:name="Image7" text:anchor-type="as-char" svg:width="6.9236in" svg:height="3.444491in" draw:z-index="0">
<draw:image xlink:href="../Images/AРМІЯINFORM/2023-05-15T35-00-00-04-00/kolyeya.jpg" xlink:type="simple" xlink:show="embed" xlink:actuate="onLoad" draw:mime-type="image/jpeg"/>
</draw:frame>
</text:p>
      <text:p text:style-name="P4">
Польська залізнична компанія SKPL з 1 червня запустить додаткові рейси вУкраїну з Варшави до Рави-Руської.</text:p>
      <text:p text:style-name="P4">
Про це <text:a xlink:type="simple" xlink:href="https://minre.gov.ua/2023/05/14/povernutysya-dodomu-stane-prostishe-polska-zaliznyczya-zapustyt-dodatkovi-rejsy-do-ukrayiny/" text:style-name="Internet_20_link" text:visited-style-name="Visited_20_Internet_20_Link">
повідомляє</text:a>
Міністерство реінтеграції тимчасово окупованих територій.</text:p>
      <text:p text:style-name="P4">
«Із 1 червня польська залізнична компанія SKPL планує запустити рейси зВаршави до Рави-Руської (Львівська обл.). Ці рейси стануть ще одним шляхомповернення українців із польської столиці додому. Також це допоможерозвантажити автомобільні пункти пропуску», — йдеться в повідомленні.</text:p>
      <text:p text:style-name="P4">
Щодня в обох напрямках курсуватиме поїзд, розрахований на 240 пасажирів.Відправлення з вокзалу «Варшава-Східна» планується о 14:00 (за місцевимчасом), з Любліна — о 16:00. Прибуття до Рави-Руської — о 20:15 (за київськимчасом).</text:p>
      <text:p text:style-name="P4">
«З Варшави поїзд прямує до міста Рава-Руська, де пасажири після проходженняприкордонно-митного контролю зможуть скористатися рейсами Укрзалізниці», —сказано в повідомленні.</text:p>
      <text:p text:style-name="P4">
Source: <text:a xlink:type="simple" xlink:href="https://armyinform.com.ua/2023/05/15/z-1-chervnya-polska-zaliznyczya-zapuskaye-dodatkovi-rejsy-v-ukrayinu-z-varshavy-do-ravy-ruskoyi/" text:style-name="Internet_20_link" text:visited-style-name="Visited_20_Internet_20_Link">
https://armyinform.com.ua/2023/05/15/z-1-chervnya-polska-zaliznyczya-zapuskaye-dodatkovi-rejsy-v-ukrayinu-z-varshavy-do-ravy-ruskoyi/</text:a>
</text:p>
      <!--NEWS-->
      <text:h text:style-name="P10" text:outline-level="1">
<text:span text:style-name="T4">
Президент України обговорив  з Президентом Франції «коаліцію винищувачів»</text:span>
</text:h>
      <text:p text:style-name="P4">
Author: ['АРМІЯINFORM']</text:p>
      <text:p text:style-name="P4">
Time: 2023-05-15T36:00:00-04:00</text:p>
      <text:p text:style-name="P4">
Description: У Парижі відбулася зустріч Президента України Володимира Зеленського з Президенто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0e3b608f1a1b9ea64dc0f42cace31815_1684098391_extra_large.jpeg" text:style-name="Internet_20_link" text:visited-style-name="Visited_20_Internet_20_Link">
0e3b608f1a1b9ea64dc0f42cace31815_1684098391_extra_large.jpeg</text:a>
']</text:p>
      <text:p text:style-name="P4">
Tags: ['STOPRUSSIA', 'ВОЛОДИМИР ЗЕЛЕНСЬКИЙ', 'ВТОРГНЕННЯ РФ', 'ЕММАНУЕЛЬ МАКРОН', 'ФРАНЦІЯ']</text:p>
      <text:p text:style-name="P4">
Category: News</text:p>
      <!--METADATA-->
      <text:p text:style-name="P4">
<draw:frame draw:style-name="fr1" draw:name="Image8" text:anchor-type="as-char" svg:width="6.9236in" svg:height="4.617948in" draw:z-index="0">
<draw:image xlink:href="../Images/AРМІЯINFORM/2023-05-15T36-00-00-04-00/0e3b608f1a1b9ea64dc0f42cace31815_1684098391_extra_large.jpeg" xlink:type="simple" xlink:show="embed" xlink:actuate="onLoad" draw:mime-type="image/jpeg"/>
</draw:frame>
</text:p>
      <text:p text:style-name="P4">
У Парижі відбулася зустріч Президента України Володимира Зеленського зПрезидентом Французької Республіки Еммануелем Макроном.</text:p>
      <text:p text:style-name="P4">
Пріоритетну увагу під час зустрічі було приділено питанням надання Францієювійськової допомоги Україні, зокрема першочерговим потребам нашої країни длязміцнення своєї обороноздатності, захисту українського неба.</text:p>
      <text:p text:style-name="P4">
Також було обговорено практичну взаємодію з Французькою Республікою дляпосилення потенціалу сил оборони України, необхідного для ефективногоконтрнаступу й звільнення окупованих територій.</text:p>
      <text:p text:style-name="P4">
Володимир Зеленський подякував Президенту Французької Республіки за йоголідерство й висловив сподівання, що Франція підтримає принципове спільнерішення союзників щодо формування «коаліції винищувачів», на яке вже тривалийчас очікує Україна.</text:p>
      <text:p text:style-name="P4">
Крім того, президенти обговорили питання взаємодії для ефективної реалізаціїукраїнської формули миру. Глава Української держави висловив сподівання назалучення до Глобального саміту миру, який має відбутися цього року, якомогабільшої кількості країн світу, зокрема держав Глобального Півдня. Вінподякував Еммануелю Макрону за його дипломатичні зусилля, спрямовані наприпинення Росією війни проти України та досягнення справедливого миру наоснові української формули миру.</text:p>
      <text:p text:style-name="P4">
Під час зустрічі було також окремо обговорено питання підтримки Францієюєвропейської та євроатлантичної інтеграції України. Володимир Зеленськийподякував французькому лідеру за послідовну підтримку України на шляху дочленства в ЄС і висловив сподівання на ухвалення рішення про початок у 2023році переговорів про вступ України до Євросоюзу.</text:p>
      <text:p text:style-name="P4">
Глава Української держави також обговорив із Президентом Франції подальшікроки на шляху України до членства в НАТО. Володимир Зеленський окремонаголосив, що наша держава очікує на конкретні політичні рішення Вільнюськогосаміту НАТО у відповідь на заявку України на членство в Альянсі.</text:p>
      <text:p text:style-name="P4">
«Ми очікуємо від Альянсу конкретних рішень щодо чіткого алгоритму руху Українидо членства в НАТО та щодо гарантування безпеки нашої країни на період донабуття членства», – зазначив Президент України.</text:p>
      <text:p text:style-name="P4">
Джерело: <text:a xlink:type="simple" xlink:href="https://www.president.gov.ua/news/prezident-ukrayini-zustrivsya-z-prezidentom-franciyi-v-pariz-82913" text:style-name="Internet_20_link" text:visited-style-name="Visited_20_Internet_20_Link">
Офіс ПрезидентаУкраїни</text:a>
</text:p>
      <text:p text:style-name="P4">
Source: <text:a xlink:type="simple" xlink:href="https://armyinform.com.ua/2023/05/15/prezydent-ukrayiny-obgovoryv-z-prezydentom-francziyi-koalicziyu-vynyshhuvachiv/" text:style-name="Internet_20_link" text:visited-style-name="Visited_20_Internet_20_Link">
https://armyinform.com.ua/2023/05/15/prezydent-ukrayiny-obgovoryv-z-prezydentom-francziyi-koalicziyu-vynyshhuvachiv/</text:a>
</text:p>
      <!--NEWS-->
      <text:h text:style-name="P10" text:outline-level="1">
<text:span text:style-name="T4">
рашисти обстріляли Нікопольський район Дніпропетровщини — розпочато досудове розслідування</text:span>
</text:h>
      <text:p text:style-name="P4">
Author: ['АРМІЯINFORM']</text:p>
      <text:p text:style-name="P4">
Time: 2023-05-15T37:00:00-04:00</text:p>
      <text:p text:style-name="P4">
Description: За процесуального керівництва Дніпропетровської обласної прокуратури розпочато досудов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d9b98b79-0e67-4157-a2cd-f38a6667c6c9.jpg" text:style-name="Internet_20_link" text:visited-style-name="Visited_20_Internet_20_Link">
d9b98b79-0e67-4157-a2cd-f38a6667c6c9.jpg</text:a>
']</text:p>
      <text:p text:style-name="P4">
Tags: ['STOPRUSSIA', 'АГРЕСІЯ РФ', 'ВТОРГНЕННЯ РФ', 'ДНІПРОПЕТРОВСЬКА ОБЛАСТЬ', 'ОФІС ГЕНПРОКУРОРА УКРАЇНИ']</text:p>
      <text:p text:style-name="P4">
Category: News</text:p>
      <!--METADATA-->
      <text:p text:style-name="P4">
<draw:frame draw:style-name="fr1" draw:name="Image9" text:anchor-type="as-char" svg:width="6.9236in" svg:height="3.894525in" draw:z-index="0">
<draw:image xlink:href="../Images/AРМІЯINFORM/2023-05-15T37-00-00-04-00/d9b98b79-0e67-4157-a2cd-f38a6667c6c9.jpg" xlink:type="simple" xlink:show="embed" xlink:actuate="onLoad" draw:mime-type="image/jpeg"/>
</draw:frame>
</text:p>
      <text:p text:style-name="P4">
За процесуального керівництва Дніпропетровської обласної прокуратури розпочатодосудове розслідування у кримінальному провадженні за фактом порушення законівта звичаїв війни (ч. 1 ст. 438 КК України).</text:p>
      <text:p text:style-name="P4">
Про це<text:a xlink:type="simple" xlink:href="https://armyinform.com.ua/reformator/script%20async%20src=%22https:/telegram.org/js/telegram-widget.js" text:style-name="Internet_20_link" text:visited-style-name="Visited_20_Internet_20_Link">
повідомляє</text:a>
 Офіс Генерального прокурора.</text:p>
      <text:p text:style-name="P4">
— За даними слідства, 14 травня 2023 року окупанти здійснили артилерійськийобстріл Марганецької громади Нікопольського району. У результаті обстрілупостраждало двоє місцевих мешканців. Вони отримали осколкові поранення, мінно-вибухові травми та контузії, їх госпіталізовано до лікарні. Пошкодженоприватні будинки, господарчі споруди, автомобілі містян та лініїелектропередач, — йдеться в повідомленні.</text:p>
      <text:p text:style-name="P4">
Проводяться першочергові заходи для фіксування злочину, скоєного армієюкраїни-агресора.</text:p>
      <text:p text:style-name="P4">
Source: <text:a xlink:type="simple" xlink:href="https://armyinform.com.ua/2023/05/15/rashysty-obstrilyaly-nikopolskyj-rajon-dnipropetrovshhyny-rozpochato-dosudove-rozsliduvannya/" text:style-name="Internet_20_link" text:visited-style-name="Visited_20_Internet_20_Link">
https://armyinform.com.ua/2023/05/15/rashysty-obstrilyaly-nikopolskyj-rajon-dnipropetrovshhyny-rozpochato-dosudove-rozsliduvannya/</text:a>
</text:p>
      <!--NEWS-->
      <text:h text:style-name="P10" text:outline-level="1">
<text:span text:style-name="T4">
У Тернополі рятувальники застосували робота для ліквідації наслідків нічного обстрілу міста</text:span>
</text:h>
      <text:p text:style-name="P4">
Author: ['АРМІЯINFORM']</text:p>
      <text:p text:style-name="P4">
Time: 2023-05-15T38:00:00-04:00</text:p>
      <text:p text:style-name="P4">
Description: У Тернополі вогнеборці ліквідували пожежі у двох складських будівлях на загальній площ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7245508_6034979446615035_8160551397983583381_n.jpg" text:style-name="Internet_20_link" text:visited-style-name="Visited_20_Internet_20_Link">
347245508_6034979446615035_8160551397983583381_n.jpg</text:a>
', '<text:a xlink:type="simple" xlink:href="https://armyinform.com.ua/wp-content/uploads/2023/05/346801351_774690074387532_1406252471118999595_n-150x150.jpg" text:style-name="Internet_20_link" text:visited-style-name="Visited_20_Internet_20_Link">
346801351_774690074387532_1406252471118999595_n-150x150.jpg</text:a>
', '<text:a xlink:type="simple" xlink:href="https://armyinform.com.ua/wp-content/uploads/2023/05/346877847_770452557823789_572401814347663956_n-150x150.jpg" text:style-name="Internet_20_link" text:visited-style-name="Visited_20_Internet_20_Link">
346877847_770452557823789_572401814347663956_n-150x150.jpg</text:a>
', '<text:a xlink:type="simple" xlink:href="https://armyinform.com.ua/wp-content/uploads/2023/05/346954341_141548288835559_5009227785856186331_n-150x150.jpg" text:style-name="Internet_20_link" text:visited-style-name="Visited_20_Internet_20_Link">
346954341_141548288835559_5009227785856186331_n-150x150.jpg</text:a>
', '<text:a xlink:type="simple" xlink:href="https://armyinform.com.ua/wp-content/uploads/2023/05/347085301_954886288882298_8949765720072829104_n-150x150.jpg" text:style-name="Internet_20_link" text:visited-style-name="Visited_20_Internet_20_Link">
347085301_954886288882298_8949765720072829104_n-150x150.jpg</text:a>
', '<text:a xlink:type="simple" xlink:href="https://armyinform.com.ua/wp-content/uploads/2023/05/347086631_1179873699317089_7012592769135578871_n-150x150.jpg" text:style-name="Internet_20_link" text:visited-style-name="Visited_20_Internet_20_Link">
347086631_1179873699317089_7012592769135578871_n-150x150.jpg</text:a>
', '<text:a xlink:type="simple" xlink:href="https://armyinform.com.ua/wp-content/uploads/2023/05/347094881_204053092478983_2395107209925872522_n-150x150.jpg" text:style-name="Internet_20_link" text:visited-style-name="Visited_20_Internet_20_Link">
347094881_204053092478983_2395107209925872522_n-150x150.jpg</text:a>
', '<text:a xlink:type="simple" xlink:href="https://armyinform.com.ua/wp-content/uploads/2023/05/347124687_1884595318575490_3352259977420495187_n-150x150.jpg" text:style-name="Internet_20_link" text:visited-style-name="Visited_20_Internet_20_Link">
347124687_1884595318575490_3352259977420495187_n-150x150.jpg</text:a>
', '<text:a xlink:type="simple" xlink:href="https://armyinform.com.ua/wp-content/uploads/2023/05/347242269_949662433017773_4320960063110617159_n-150x150.jpg" text:style-name="Internet_20_link" text:visited-style-name="Visited_20_Internet_20_Link">
347242269_949662433017773_4320960063110617159_n-150x150.jpg</text:a>
']</text:p>
      <text:p text:style-name="P4">
Tags: ['STOPRUSSIA', 'ВТОРГНЕННЯ РФ', 'ДСНС', 'РОБОТ', 'ТЕРНОПІЛЬ']</text:p>
      <text:p text:style-name="P4">
Category: News</text:p>
      <!--METADATA-->
      <text:p text:style-name="P4">
<draw:frame draw:style-name="fr1" draw:name="Image10" text:anchor-type="as-char" svg:width="6.9236in" svg:height="4.615733in" draw:z-index="0">
<draw:image xlink:href="../Images/AРМІЯINFORM/2023-05-15T38-00-00-04-00/347245508_6034979446615035_8160551397983583381_n.jpg" xlink:type="simple" xlink:show="embed" xlink:actuate="onLoad" draw:mime-type="image/jpeg"/>
</draw:frame>
</text:p>
      <text:p text:style-name="P4">
У Тернополі вогнеборці ліквідували пожежі у двох складських будівлях назагальній площі 400 м кв, що виникли після обстрілів міста, використовуючироботизовану систему пожежогасіння.</text:p>
      <text:p text:style-name="P4">
Про це<text:a xlink:type="simple" xlink:href="https://www.facebook.com/MNS.GOV.UA/posts/pfbid02MTpvoG5syBZCKCcQZSWfwVMwhg3XGrceMPezTsCLLmQkQ1hQQL1ahBMitgCvSqyil" text:style-name="Internet_20_link" text:visited-style-name="Visited_20_Internet_20_Link">
повідомляє</text:a>
ДСНС України.</text:p>
      <text:p text:style-name="P4">
«14 травня у м. Тернопіль вогнеборці ДСНС ліквідували пожежі у двох складськихбудівлях на загальній площі 400 м кв, що виникли після обстрілів міста», —йдеться в повідомленні.</text:p>
      <text:p text:style-name="P4">
<text:a xlink:type="simple" xlink:href="https://armyinform.com.ua/wp-content/uploads/2023/05/346801351_774690074387532_1406252471118999595_n.jpg" text:style-name="Internet_20_link" text:visited-style-name="Visited_20_Internet_20_Link">
<draw:frame draw:style-name="fr1" draw:name="Image11" text:anchor-type="as-char" svg:width="6.9236in" svg:height="6.9236in" draw:z-index="0">
<draw:image xlink:href="../Images/AРМІЯINFORM/2023-05-15T38-00-00-04-00/346801351_774690074387532_1406252471118999595_n-150x150.jpg" xlink:type="simple" xlink:show="embed" xlink:actuate="onLoad" draw:mime-type="image/jpeg"/>
</draw:frame>
</text:a>
</text:p>
      <text:p text:style-name="P4">
<text:a xlink:type="simple" xlink:href="https://armyinform.com.ua/wp-content/uploads/2023/05/346877847_770452557823789_572401814347663956_n.jpg" text:style-name="Internet_20_link" text:visited-style-name="Visited_20_Internet_20_Link">
<draw:frame draw:style-name="fr1" draw:name="Image12" text:anchor-type="as-char" svg:width="6.9236in" svg:height="6.9236in" draw:z-index="0">
<draw:image xlink:href="../Images/AРМІЯINFORM/2023-05-15T38-00-00-04-00/346877847_770452557823789_572401814347663956_n-150x150.jpg" xlink:type="simple" xlink:show="embed" xlink:actuate="onLoad" draw:mime-type="image/jpeg"/>
</draw:frame>
</text:a>
</text:p>
      <text:p text:style-name="P4">
<text:a xlink:type="simple" xlink:href="https://armyinform.com.ua/wp-content/uploads/2023/05/346954341_141548288835559_5009227785856186331_n.jpg" text:style-name="Internet_20_link" text:visited-style-name="Visited_20_Internet_20_Link">
<draw:frame draw:style-name="fr1" draw:name="Image13" text:anchor-type="as-char" svg:width="6.9236in" svg:height="6.9236in" draw:z-index="0">
<draw:image xlink:href="../Images/AРМІЯINFORM/2023-05-15T38-00-00-04-00/346954341_141548288835559_5009227785856186331_n-150x150.jpg" xlink:type="simple" xlink:show="embed" xlink:actuate="onLoad" draw:mime-type="image/jpeg"/>
</draw:frame>
</text:a>
</text:p>
      <text:p text:style-name="P4">
<text:a xlink:type="simple" xlink:href="https://armyinform.com.ua/wp-content/uploads/2023/05/347085301_954886288882298_8949765720072829104_n.jpg" text:style-name="Internet_20_link" text:visited-style-name="Visited_20_Internet_20_Link">
<draw:frame draw:style-name="fr1" draw:name="Image14" text:anchor-type="as-char" svg:width="6.9236in" svg:height="6.9236in" draw:z-index="0">
<draw:image xlink:href="../Images/AРМІЯINFORM/2023-05-15T38-00-00-04-00/347085301_954886288882298_8949765720072829104_n-150x150.jpg" xlink:type="simple" xlink:show="embed" xlink:actuate="onLoad" draw:mime-type="image/jpeg"/>
</draw:frame>
</text:a>
</text:p>
      <text:p text:style-name="P4">
<text:a xlink:type="simple" xlink:href="https://armyinform.com.ua/wp-content/uploads/2023/05/347086631_1179873699317089_7012592769135578871_n.jpg" text:style-name="Internet_20_link" text:visited-style-name="Visited_20_Internet_20_Link">
<draw:frame draw:style-name="fr1" draw:name="Image15" text:anchor-type="as-char" svg:width="6.9236in" svg:height="6.9236in" draw:z-index="0">
<draw:image xlink:href="../Images/AРМІЯINFORM/2023-05-15T38-00-00-04-00/347086631_1179873699317089_7012592769135578871_n-150x150.jpg" xlink:type="simple" xlink:show="embed" xlink:actuate="onLoad" draw:mime-type="image/jpeg"/>
</draw:frame>
</text:a>
</text:p>
      <text:p text:style-name="P4">
<text:a xlink:type="simple" xlink:href="https://armyinform.com.ua/wp-content/uploads/2023/05/347094881_204053092478983_2395107209925872522_n.jpg" text:style-name="Internet_20_link" text:visited-style-name="Visited_20_Internet_20_Link">
<draw:frame draw:style-name="fr1" draw:name="Image16" text:anchor-type="as-char" svg:width="6.9236in" svg:height="6.9236in" draw:z-index="0">
<draw:image xlink:href="../Images/AРМІЯINFORM/2023-05-15T38-00-00-04-00/347094881_204053092478983_2395107209925872522_n-150x150.jpg" xlink:type="simple" xlink:show="embed" xlink:actuate="onLoad" draw:mime-type="image/jpeg"/>
</draw:frame>
</text:a>
</text:p>
      <text:p text:style-name="P4">
<text:a xlink:type="simple" xlink:href="https://armyinform.com.ua/wp-content/uploads/2023/05/347124687_1884595318575490_3352259977420495187_n.jpg" text:style-name="Internet_20_link" text:visited-style-name="Visited_20_Internet_20_Link">
<draw:frame draw:style-name="fr1" draw:name="Image17" text:anchor-type="as-char" svg:width="6.9236in" svg:height="6.9236in" draw:z-index="0">
<draw:image xlink:href="../Images/AРМІЯINFORM/2023-05-15T38-00-00-04-00/347124687_1884595318575490_3352259977420495187_n-150x150.jpg" xlink:type="simple" xlink:show="embed" xlink:actuate="onLoad" draw:mime-type="image/jpeg"/>
</draw:frame>
</text:a>
</text:p>
      <text:p text:style-name="P4">
<text:a xlink:type="simple" xlink:href="https://armyinform.com.ua/wp-content/uploads/2023/05/347242269_949662433017773_4320960063110617159_n.jpg" text:style-name="Internet_20_link" text:visited-style-name="Visited_20_Internet_20_Link">
<draw:frame draw:style-name="fr1" draw:name="Image18" text:anchor-type="as-char" svg:width="6.9236in" svg:height="6.9236in" draw:z-index="0">
<draw:image xlink:href="../Images/AРМІЯINFORM/2023-05-15T38-00-00-04-00/347242269_949662433017773_4320960063110617159_n-150x150.jpg" xlink:type="simple" xlink:show="embed" xlink:actuate="onLoad" draw:mime-type="image/jpeg"/>
</draw:frame>
</text:a>
</text:p>
      <text:p text:style-name="P4">
Як зазначається, до гасіння було залучено 33 чол. особового складу ДСНС та 6од. техніки, зокрема тактичний робот Magirus Wolf R1.</text:p>
      <text:p text:style-name="P4">
«Робот-помічник наших рятувальників вже не перше доводить свою ефективність. Зйого допомогою рятувальникам вдалося ліквідувати наслідки ворожих атак наТернопільщині та Хмельниччині. За допомогою пульта керування операторперебуває на безпечній відстані від робота та осередку пожежі. Наразі пожежіліквідовані. Дякую кожному за роботу», —<text:a xlink:type="simple" xlink:href="https://www.facebook.com/MNS.GOV.UA/videos/509800631224789/" text:style-name="Internet_20_link" text:visited-style-name="Visited_20_Internet_20_Link">
прокоментував</text:a>
ситуацію Голова ДСНС Сергій Крук.</text:p>
      <text:p text:style-name="P4">
Source: <text:a xlink:type="simple" xlink:href="https://armyinform.com.ua/2023/05/15/u-ternopoli-ryatuvalnyky-zastosuvaly-robota-dlya-likvidacziyi-naslidkiv-nichnogo-obstrilu-mista/" text:style-name="Internet_20_link" text:visited-style-name="Visited_20_Internet_20_Link">
https://armyinform.com.ua/2023/05/15/u-ternopoli-ryatuvalnyky-zastosuvaly-robota-dlya-likvidacziyi-naslidkiv-nichnogo-obstrilu-mista/</text:a>
</text:p>
      <!--NEWS-->
      <text:h text:style-name="P10" text:outline-level="1">
<text:span text:style-name="T4">
Формула миру та військова допомога: спільна декларація України та Французької Республіки</text:span>
</text:h>
      <text:p text:style-name="P4">
Author: ['АРМІЯINFORM']</text:p>
      <text:p text:style-name="P4">
Time: 2023-05-15T39:00:00-04:00</text:p>
      <text:p text:style-name="P4">
Description: Франція продовжить надавати політичну, фінансову, гуманітарну та військову підтримк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92d13d278c383c15e697b86decff8777_1684104149_extra_large.jpeg" text:style-name="Internet_20_link" text:visited-style-name="Visited_20_Internet_20_Link">
92d13d278c383c15e697b86decff8777_1684104149_extra_large.jpeg</text:a>
']</text:p>
      <text:p text:style-name="P4">
Tags: ['STOPRUSSIA', 'ВОЛОДИМИР ЗЕЛЕНСЬКИЙ', 'ВТОРГНЕННЯ РФ', 'ЕММАНУЕЛЬ МАКРОН', 'ФРАНЦІЯ']</text:p>
      <text:p text:style-name="P4">
Category: News</text:p>
      <!--METADATA-->
      <text:p text:style-name="P4">
<draw:frame draw:style-name="fr1" draw:name="Image19" text:anchor-type="as-char" svg:width="6.9236in" svg:height="4.617948in" draw:z-index="0">
<draw:image xlink:href="../Images/AРМІЯINFORM/2023-05-15T39-00-00-04-00/92d13d278c383c15e697b86decff8777_1684104149_extra_large.jpeg" xlink:type="simple" xlink:show="embed" xlink:actuate="onLoad" draw:mime-type="image/jpeg"/>
</draw:frame>
</text:p>
      <text:p text:style-name="P4">
Франція продовжить надавати політичну, фінансову, гуманітарну та військовупідтримку Україні стільки, скільки буде потрібно, - індивідуально та черезміжнародну співпрацю в межах ЄС, НАТО, ООН та в інших форматах.</text:p>
      <text:p text:style-name="P4">
Про це йдеться у спільній декларації, з якою президенти України та Франціївиступили під час зустрічі в Парижі 14 травня. Наводимо повний текстдокумента, <text:a xlink:type="simple" xlink:href="https://www.president.gov.ua/news/spilna-deklaraciya-ukrayini-ta-francuzkoyi-respubliki-82897" text:style-name="Internet_20_link" text:visited-style-name="Visited_20_Internet_20_Link">
оприлюдненого </text:a>
на сайті глави держави:</text:p>
      <text:p text:style-name="P4">
«Під час зустрічі в Парижі 14 травня 2023 року президенти України таФранцузької Республіки виступили з такою заявою.</text:p>
      <text:p text:style-name="P4">
Президенти України та Франції вкотре заявили про своє однозначне засудженнятривалої військової агресії Росії проти України. Україна продемонструваланадзвичайну рішучість у здійсненні свого невід’ємного права на самооборону відцього неспровокованого та невиправданого нападу. Росія повинна негайно,повністю та беззастережно вивести всі свої війська з території України в межахїї міжнародно визнаних кордонів. Франція та Україна окремо закликають Росіювийти із Запорізької атомної електростанції (ЗАЕС), безвідповідальнезахоплення та мілітаризація якої російськими збройними силами створює серйознузагрозу.</text:p>
      <text:p text:style-name="P4">
Франція залишається непохитною у своїй відданості незалежності, суверенітетута територіальній цілісності України в межах її міжнародно визнаних кордонів.Франція високо оцінює рішучість і мужність українського народу та Збройних Силі визнає їхній значний внесок у безпеку Європейського континенту та за йогомежами. Франція продовжуватиме надавати політичну, фінансову, гуманітарну тавійськову підтримку Україні стільки, скільки буде потрібно, – індивідуально тачерез міжнародну співпрацю в межах Європейського Союзу, НАТО, ООН та в іншихформатах. Захищаючи безпеку Європейського континенту, Франція, Україна й іншіпартнери також захищають ґрунтований на правилах міжнародний порядок.</text:p>
      <text:p text:style-name="P4">
Військова підтримка, яку надає Франція з початку війни, щоб дати Україні змогузахистити себе, продовжиться, оскільки готуються нові військові пакети зпостійним врахуванням найбільш нагальних і невідкладних потреб України длязміцнення її обороноздатності. Франція прагне забезпечити повну потужність увсіх сферах. Найближчими тижнями Франція проведе підготовку й оснастить кількабатальйонів десятками броньованих машин і легких танків, включно з AMX-10RC.Крім того, Франція зосереджує свої зусилля на підтриманні можливостейпротиповітряної оборони України, щоб захистити її населення від ударів Росії.Крім національного внеску, Французька Республіка бере активну участь у заходахЄвропейського Союзу та НАТО щодо військової допомоги Україні та підготовкиукраїнських військових.</text:p>
      <text:p text:style-name="P4">
Крім військової допомоги, Французька Республіка надала Україні цивільнудопомогу, включно з фінансовою, гуманітарною та екстреною підтримкою. Зокрема,Франція передала в Україну дві пересувні лабораторії ДНК для посиленняспроможності України розслідувати воєнні злочини. Ця допомога й надалізростатиме.</text:p>
      <text:p text:style-name="P4">
Французька Республіка підтримує ініціативу України щодо справедливого тасталого миру, ґрунтованого на суверенітеті та територіальній цілісностіУкраїни. Українська формула миру містить низку важливих положень, над багатьмаз яких Франція вже працює. Франція висловлює свою підтримку українськійформулі миру та готова співпрацювати з Україною для забезпечення якомогаширшої міжнародної участі в Глобальному саміті миру, який буде скликанонайближчими місяцями на основі положень української формули миру та іншихможливих доброчесних пропозицій.</text:p>
      <text:p text:style-name="P4">
Україна та Франція налаштовані боротися з безкарністю та підкреслюють своютверду відданість притягненню до відповідальності осіб, винних у воєннихзлочинах й інших жорстоких злочинах, скоєних у зв’язку з військовою агресієюРосії проти України. Франція бере участь у поточних міжнародних зусиллях вспівпраці з Україною щодо забезпечення відповідальності шляхом створеннявідповідного механізму розслідування злочину агресії. Широка міжнароднапідтримка є ключовою в цьому відношенні, оскільки вона забезпечує максимальнуміжнародну легітимність, одночасно забезпечуючи судове переслідуванняполітичного керівництва. Тому, беручи участь в Основній групі з досягненнявідповідальності за злочин агресії проти України, Франція заохочує інші країниприєднуватися та нарощувати міжнародну підтримку для створення ad hocтрибуналу. Французька Республіка вітає угоду про новий Міжнародний центр ізрозслідування злочинів агресії проти України (ICPA) в Гаазі та сподівається найого якнайшвидше відкриття.</text:p>
      <text:p text:style-name="P4">
Україна та Франція вчергове заявляють про свою підтримку розслідуваньпрокурора Міжнародного кримінального суду, які є кроком притягнення довідповідальності, і взяли до відома ордери на арешт суду. Франція надаладодаткову підтримку Міжнародному кримінальному суду для посилення йогоможливостей у межах війни Росії проти України.</text:p>
      <text:p text:style-name="P4">
Україна та Франція погоджуються з необхідністю посилити колективний тиск наРосію шляхом подальших санкцій, щоб послабити здатність Росії продовжуватинезаконну військову агресію. Крім того, вони погоджуються з необхідністюпосилення зусиль для забезпечення ефективного впровадження санкцій, а такождля запобігання та протидії обходу санкцій у третіх країнах і з боку третіхкраїн.</text:p>
      <text:p text:style-name="P4">
Україна та Франція продовжуватимуть разом з іншими розробляти механізмикомпенсації втрат, руйнувань та збитків, спричинених російською агресією. Дляцього важливою віхою є Міжнародний реєстр збитків, який буде представлено насаміті Ради Європи в Рейк’явіку 16–17 травня 2023 року. Ми й надалідокладатимемо зусиль для вивчення відповідних варіантів фінансування механізмукомпенсації, включно з надійною правовою основою для використання замороженихі знерухомлених російських активів, для підтримки відновлення України та зметою відшкодування.</text:p>
      <text:p text:style-name="P4">
Україна та Франція також залишаються налаштованими підтримувати країни, якіпотерпають від наслідків російської війни, зокрема, щоб зменшити наслідкипродовольчої кризи. У зв’язку із цим Франція наголошує на важливостіпослідовних зусиль України щодо продовження Чорноморської зернової ініціативита започаткування гуманітарної програми «Зерно з України», спрямованих напосилення глобальної продовольчої безпеки. Україна високо цінує підтримкуФранцією гуманітарної програми «Зерно з України» та заохочує до подальшогопосилення відповідної підтримки.</text:p>
      <text:p text:style-name="P4">
Україна вітає те, що 13 грудня Франція організувала міжнародну конференцію,яка призвела до створення Паризького механізму для кращої координаціїекстреної допомоги. Франція разом із міжнародними організаціями та партнерамизобов’язується брати участь у відновленні та відбудові України після війни.Уже тепер важливо закласти основу для амбітної та довгострокової співпраці,яка створить можливості та дасть українському народу змогу відновити своюкраїну. Залучення всіх відповідних партнерів, включно з приватними таміжнародними компаніями, з метою забезпечення фінансової підтримки, інвестиційі необхідних знань є важливим для забезпечення процвітаючого майбутньогоУкраїни.</text:p>
      <text:p text:style-name="P4">
Майбутнє України та її народу – у європейській родині. Євросоюз уже визнавєвропейську перспективу України та надав Україні статус країни-кандидата.Франція рішуче підтримує Україну в її зусиллях щодо реформування та увиконанні необхідних умов до кінця 2023 року, із нетерпінням очікуючи звітуЄвропейської комісії з метою початку переговорів про вступ. Україна та Франціязакликають ЄС продовжувати підтримувати нашу країну в усіх сферах. Щодовійськової підтримки, вони вітають нещодавні угоди, спрямовані на постачаннябільшої кількості боєприпасів і ракет в Україну, зокрема завдяки розширеннюєвропейських промислових потужностей. Крім того, Україна відіграє ключову рольу новоствореній європейській політичній спільноті та працюватиме разом ізФранцією та Молдовою над успішним проведенням кишинівського саміту.</text:p>
      <text:p text:style-name="P4">
У межах НАТО Франція продовжує зосереджуватися на безпосередній підтримціУкраїни. Франція продовжує надавати рішучу підтримку зміцненню спроможностіУкраїни захищатися та нагадує, що Україна має право обирати власні заходибезпеки. Франція повністю підтримує Комісію Україна – НАТО як платформу дляподальшого посилення та розширення поточної співпраці, щоб допомогти Україніпройти шлях до євроатлантичної сім’ї відповідно до Бухарестської декларації.Україна та Франція з нетерпінням очікують на розв’язання цих питань на самітіНАТО у Вільнюсі в липні 2023 року».</text:p>
      <text:p text:style-name="P4">
Source: <text:a xlink:type="simple" xlink:href="https://armyinform.com.ua/2023/05/15/formula-myru-ta-vijskova-dopomoga-spilna-deklaracziya-ukrayiny-ta-franczuzkoyi-respubliky/" text:style-name="Internet_20_link" text:visited-style-name="Visited_20_Internet_20_Link">
https://armyinform.com.ua/2023/05/15/formula-myru-ta-vijskova-dopomoga-spilna-deklaracziya-ukrayiny-ta-franczuzkoyi-respubliky/</text:a>
</text:p>
      <!--NEWS-->
      <text:h text:style-name="P10" text:outline-level="1">
<text:span text:style-name="T4">
Ці як страйкували, так і страйкують — перехоплення ГУР про мобілізованих росіян</text:span>
</text:h>
      <text:p text:style-name="P4">
Author: ['АРМІЯINFORM']</text:p>
      <text:p text:style-name="P4">
Time: 2023-05-15T40:00:00-04:00</text:p>
      <text:p text:style-name="P4">
Description: Військовослужбовець рф розповідає про небажання та низький морально-психологічний стан...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337531944_232614265847457_8544501692430122370_n.jpg" text:style-name="Internet_20_link" text:visited-style-name="Visited_20_Internet_20_Link">
337531944_232614265847457_8544501692430122370_n.jpg</text:a>
']</text:p>
      <text:p text:style-name="P4">
Tags: ['STOPRUSSIA', 'АГРЕСІЯ РФ', 'ВТОРГНЕННЯ РФ', 'ГУР МО УКРАЇНИ']</text:p>
      <text:p text:style-name="P4">
Category: News</text:p>
      <!--METADATA-->
      <text:p text:style-name="P4">
<draw:frame draw:style-name="fr1" draw:name="Image20" text:anchor-type="as-char" svg:width="6.9236in" svg:height="3.894525in" draw:z-index="0">
<draw:image xlink:href="../Images/AРМІЯINFORM/2023-05-15T40-00-00-04-00/337531944_232614265847457_8544501692430122370_n.jpg" xlink:type="simple" xlink:show="embed" xlink:actuate="onLoad" draw:mime-type="image/jpeg"/>
</draw:frame>
</text:p>
      <text:p text:style-name="P4">
Військовослужбовець рф розповідає про небажання та низький морально-психологічний стан мобілізованих у підрозділі та громадян рф, які попередньовідбували покарання у місцях позбавлення волі.</text:p>
      <text:p text:style-name="P4">
<text:span text:style-name="T4">
Джерело:</text:span>
 <text:span text:style-name="T5">
<text:a xlink:type="simple" xlink:href="https://gur.gov.ua/content/ety-kak-bastovaly-tak-y-bastuiut-bl-d-p-darasy-bl-d-vot-ety-bl-d-shturmovyky-razvedosy-kh-edosy-mobyky-ety-khu-byky.html" text:style-name="Internet_20_link" text:visited-style-name="Visited_20_Internet_20_Link">
ГУР МОУ</text:a>
</text:span>
</text:p>
      <text:p text:style-name="P4">
Source: <text:a xlink:type="simple" xlink:href="https://armyinform.com.ua/2023/05/15/czi-yak-bastuvaly-tak-i-bastuyut-gurperehoplennya-pro-mobilizovanyh-rosiyan/" text:style-name="Internet_20_link" text:visited-style-name="Visited_20_Internet_20_Link">
https://armyinform.com.ua/2023/05/15/czi-yak-bastuvaly-tak-i-bastuyut-gurperehoplennya-pro-mobilizovanyh-rosiyan/</text:a>
</text:p>
      <!--NEWS-->
      <text:h text:style-name="P10" text:outline-level="1">
<text:span text:style-name="T4">
Окупанти обстріляли село на Чугуївщині — є загиблі</text:span>
</text:h>
      <text:p text:style-name="P4">
Author: ['АРМІЯINFORM']</text:p>
      <text:p text:style-name="P4">
Time: 2023-05-15T41:00:00-04:00</text:p>
      <text:p text:style-name="P4">
Description: Військові держави-агресора обстріляли село на Чугуївщині, є загиблі.    Про це повідомляє...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7132948_553888603577181_7011348675291570391_n.jpg" text:style-name="Internet_20_link" text:visited-style-name="Visited_20_Internet_20_Link">
347132948_553888603577181_7011348675291570391_n.jpg</text:a>
']</text:p>
      <text:p text:style-name="P4">
Tags: ['STOPRUSSIA', 'ВОЄННІ ЗЛОЧИНИ ЗС РФ', 'ВТОРГНЕННЯ РФ', 'ПРОКУРАТУРА', 'ХАРКІВ']</text:p>
      <text:p text:style-name="P4">
Category: News</text:p>
      <!--METADATA-->
      <text:p text:style-name="P4">
<draw:frame draw:style-name="fr1" draw:name="Image21" text:anchor-type="as-char" svg:width="6.9236in" svg:height="4.61393in" draw:z-index="0">
<draw:image xlink:href="../Images/AРМІЯINFORM/2023-05-15T41-00-00-04-00/347132948_553888603577181_7011348675291570391_n.jpg" xlink:type="simple" xlink:show="embed" xlink:actuate="onLoad" draw:mime-type="image/jpeg"/>
</draw:frame>
</text:p>
      <text:p text:style-name="P4">
Військові держави-агресора обстріляли село на Чугуївщині, є загиблі.</text:p>
      <text:p text:style-name="P4">
Про це<text:a xlink:type="simple" xlink:href="https://www.facebook.com/prokuraturakharkiv/posts/pfbid0KbpUg3YwF3JMqeBoYhrEbS46TT6BzY7iTEdBQuXVAvyPGyg7D4WDfNd31hP8Sj84l" text:style-name="Internet_20_link" text:visited-style-name="Visited_20_Internet_20_Link">
повідомляє</text:a>
пресслужба Харківської обласної прокуратури.</text:p>
      <text:p text:style-name="P4">
«За процесуального керівництва Вовчанського відділу Чугуївської окружноїпрокуратури Харківської області розпочато досудове розслідування за фактомпорушення законів та звичаїв війни, поєднаного з умисним вбивством (ч. 2 ст.438 КК України). За даними слідства, 14 травня близько 12:30 російськівійськовослужбовці обстріляли село Стариця Чугуївського району. Внаслідокобстрілу загинуло двоє мирних мешканців: чоловік та жінка. Пошкоджено житловібудинки», — йдеться у повідомленні.</text:p>
      <text:p text:style-name="P4">
Також повідомляється, що досудове розслідування проводить СВ ВП № 1Чугуївського РУП ГУНП в Харківській області.</text:p>
      <text:p text:style-name="P4">
Source: <text:a xlink:type="simple" xlink:href="https://armyinform.com.ua/2023/05/15/rashysty-obstrilyaly-selo-na-chuguyivshhyni-ye-zagybli/" text:style-name="Internet_20_link" text:visited-style-name="Visited_20_Internet_20_Link">
https://armyinform.com.ua/2023/05/15/rashysty-obstrilyaly-selo-na-chuguyivshhyni-ye-zagybli/</text:a>
</text:p>
      <!--NEWS-->
      <text:h text:style-name="P10" text:outline-level="1">
<text:span text:style-name="T4">
Вночі російські терористи знову атакували Україну ударними дронами-камікадзе</text:span>
</text:h>
      <text:p text:style-name="P4">
Author: ['АРМІЯINFORM']</text:p>
      <text:p text:style-name="P4">
Time: 2023-05-15T42:00:00-04:00</text:p>
      <text:p text:style-name="P4">
Description: Про це повідомляє ГШ ЗС України у ранковому зведенні.    «Сьогодні вночі, вчергов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shahed-5447.jpg" text:style-name="Internet_20_link" text:visited-style-name="Visited_20_Internet_20_Link">
shahed-5447.jpg</text:a>
']</text:p>
      <text:p text:style-name="P4">
Tags: ['SHAHED', 'STOPRUSSIA', 'ВТОРГНЕННЯ РФ', 'ГШ ЗС УКРАЇНИ']</text:p>
      <text:p text:style-name="P4">
Category: News</text:p>
      <!--METADATA-->
      <text:p text:style-name="P4">
<draw:frame draw:style-name="fr1" draw:name="Image22" text:anchor-type="as-char" svg:width="6.9236in" svg:height="3.4618in" draw:z-index="0">
<draw:image xlink:href="../Images/AРМІЯINFORM/2023-05-15T42-00-00-04-00/shahed-5447.jpg" xlink:type="simple" xlink:show="embed" xlink:actuate="onLoad" draw:mime-type="image/jpeg"/>
</draw:frame>
</text:p>
      <text:p text:style-name="P4">
<text:span text:style-name="T4">
🔥 Ситуація щодо російського вторгнення</text:span>
  Про це<text:a xlink:type="simple" xlink:href="https://www.facebook.com/GeneralStaff.ua/posts/pfbid028hGqSCsEXz64VUeh4ehEEd46PwifT6ABQYMF2CwAUtTLUgPCgpovQNKwX2E8J8xQl" text:style-name="Internet_20_link" text:visited-style-name="Visited_20_Internet_20_Link">
повідомляє</text:a>
ГШ ЗС України у ранковому зведенні.</text:p>
      <text:p text:style-name="P4">
«Сьогодні вночі, вчергове, російські терористи атакували Україну ударнимидронами-камікадзе „Shahed“. Інформація щодо наслідків цієї атаки наразіуточнюється», — йдеться у повідомленні.</text:p>
      <text:p text:style-name="P4">
Source: <text:a xlink:type="simple" xlink:href="https://armyinform.com.ua/2023/05/15/vnochi-rosijski-terorysty-znovu-atakuvaly-ukrayinu-udarnymy-dronamy-kamikadze/" text:style-name="Internet_20_link" text:visited-style-name="Visited_20_Internet_20_Link">
https://armyinform.com.ua/2023/05/15/vnochi-rosijski-terorysty-znovu-atakuvaly-ukrayinu-udarnymy-dronamy-kamikadze/</text:a>
</text:p>
      <!--NEWS-->
      <text:h text:style-name="P10" text:outline-level="1">
<text:span text:style-name="T4">
На Донбасі — 46 бойових зіткнень, тривають важкі бої за Бахмут</text:span>
</text:h>
      <text:p text:style-name="P4">
Author: ['АРМІЯINFORM']</text:p>
      <text:p text:style-name="P4">
Time: 2023-05-15T43:00:00-04:00</text:p>
      <text:p text:style-name="P4">
Description: Про це повідомляє ГШ ЗС України у ранковому зведенні.    «Противник продовжує...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5932785_472352935069313_7735893693450801731_n.jpg" text:style-name="Internet_20_link" text:visited-style-name="Visited_20_Internet_20_Link">
345932785_472352935069313_7735893693450801731_n.jpg</text:a>
']</text:p>
      <text:p text:style-name="P4">
Tags: ['STOPRUSSIA', 'БАХМУТ', 'ВТОРГНЕННЯ РФ', 'ГШ ЗС УКРАЇНИ']</text:p>
      <text:p text:style-name="P4">
Category: News</text:p>
      <!--METADATA-->
      <text:p text:style-name="P4">
<draw:frame draw:style-name="fr1" draw:name="Image23" text:anchor-type="as-char" svg:width="6.9236in" svg:height="4.615733in" draw:z-index="0">
<draw:image xlink:href="../Images/AРМІЯINFORM/2023-05-15T43-00-00-04-00/345932785_472352935069313_7735893693450801731_n.jpg" xlink:type="simple" xlink:show="embed" xlink:actuate="onLoad" draw:mime-type="image/jpeg"/>
</draw:frame>
</text:p>
      <text:p text:style-name="P4">
<text:span text:style-name="T4">
🔥 Ситуація щодо російського вторгнення</text:span>
  Про це<text:a xlink:type="simple" xlink:href="https://www.facebook.com/GeneralStaff.ua/posts/pfbid028hGqSCsEXz64VUeh4ehEEd46PwifT6ABQYMF2CwAUtTLUgPCgpovQNKwX2E8J8xQl" text:style-name="Internet_20_link" text:visited-style-name="Visited_20_Internet_20_Link">
повідомляє</text:a>
ГШ ЗС України у ранковому зведенні.</text:p>
      <text:p text:style-name="P4">
«Противник продовжує зосереджувати основні зусилля на Лиманському,Бахмутському, Авдіївському та Мар’їнському напрямках — відбулось 46 бойовихзіткнень. В епіцентрі бойових дій залишаються Бахмут та Мар’їнка», — йдеться уповідомленні.</text:p>
      <text:p text:style-name="P4">
Також зазначається, що на Бахмутському напрямку ворог продовжує вестинаступальні дії. Тривають важкі бої за місто Бахмут. До того ж, протягом доби,противник вів безуспішні наступальні дії у напрямку населених пунктівГригорівка, Богданівка та Предтечине. Завдав авіаційних ударів біляІванівського та Ступочок. Від ворожих обстрілів постраждали Григорівка,Богданівка, Бахмут, Іванівське, Часів Яр, Червоне, Костянтинівка, Дружба,Північне, Торецьк, Шуми Донецької області.</text:p>
      <text:p text:style-name="P4">
Source: <text:a xlink:type="simple" xlink:href="https://armyinform.com.ua/2023/05/15/na-donbasi-46-bojovyh-zitknen-tryvayut-vazhki-boyi-za-bahmut/" text:style-name="Internet_20_link" text:visited-style-name="Visited_20_Internet_20_Link">
https://armyinform.com.ua/2023/05/15/na-donbasi-46-bojovyh-zitknen-tryvayut-vazhki-boyi-za-bahmut/</text:a>
</text:p>
      <!--NEWS-->
      <text:h text:style-name="P10" text:outline-level="1">
<text:span text:style-name="T4">
Противник завдав 41 авіаційний та 11 ракетних ударів</text:span>
</text:h>
      <text:p text:style-name="P4">
Author: ['АРМІЯINFORM']</text:p>
      <text:p text:style-name="P4">
Time: 2023-05-15T44:00:00-04:00</text:p>
      <text:p text:style-name="P4">
Description: Про це повідомляє ГШ ЗС України у ранковому зведенні.  «Протягом минулої доби противни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original-1.jpg" text:style-name="Internet_20_link" text:visited-style-name="Visited_20_Internet_20_Link">
original-1.jpg</text:a>
']</text:p>
      <text:p text:style-name="P4">
Tags: ['STOPRUSSIA', 'ВОЄННІ ЗЛОЧИНИ ЗС РФ', 'ВТОРГНЕННЯ РФ', 'ГШ ЗС УКРАЇНИ']</text:p>
      <text:p text:style-name="P4">
Category: News</text:p>
      <!--METADATA-->
      <text:p text:style-name="P4">
<draw:frame draw:style-name="fr1" draw:name="Image24" text:anchor-type="as-char" svg:width="6.9236in" svg:height="4.454183in" draw:z-index="0">
<draw:image xlink:href="../Images/AРМІЯINFORM/2023-05-15T44-00-00-04-00/original-1.jpg" xlink:type="simple" xlink:show="embed" xlink:actuate="onLoad" draw:mime-type="image/jpeg"/>
</draw:frame>
Ілюстративне фото</text:p>
      <text:p text:style-name="P4">
Про це<text:a xlink:type="simple" xlink:href="https://www.facebook.com/GeneralStaff.ua/posts/pfbid028hGqSCsEXz64VUeh4ehEEd46PwifT6ABQYMF2CwAUtTLUgPCgpovQNKwX2E8J8xQl" text:style-name="Internet_20_link" text:visited-style-name="Visited_20_Internet_20_Link">
повідомляє</text:a>
ГШ ЗС України у ранковому зведенні.</text:p>
      <text:p text:style-name="P4">
«Протягом минулої доби противник завдав 11 ракетних ударів, зокрема, по містахХарків, Костянтинівка та селищу Золочів. Крім того, завдав 41 авіаційногоудару та здійснив 74 обстріли з реактивних систем залпового вогню по позиціяхнаших військ та населених пунктах. Постраждали мирні люди, зруйновано тапошкоджено приватні житлові будинки та інша цивільна інфраструктура», –йдеться у повідомленні.</text:p>
      <text:p text:style-name="P4">
У ГШ ЗСУ застерігають, що ймовірність завдавання ракетних та авіаційних ударівпо всій території України залишається високою.</text:p>
      <text:p text:style-name="P4">
Source: <text:a xlink:type="simple" xlink:href="https://armyinform.com.ua/2023/05/15/protyvnyk-zavdav-41-aviaczijnyj-ta-11-raketnyh-udariv/" text:style-name="Internet_20_link" text:visited-style-name="Visited_20_Internet_20_Link">
https://armyinform.com.ua/2023/05/15/protyvnyk-zavdav-41-aviaczijnyj-ta-11-raketnyh-udariv/</text:a>
</text:p>
      <!--NEWS-->
      <text:h text:style-name="P10" text:outline-level="1">
<text:span text:style-name="T4">
Знищено три БПЛА противника типу «Орлан-10» та «Supercam»</text:span>
</text:h>
      <text:p text:style-name="P4">
Author: ['АРМІЯINFORM']</text:p>
      <text:p text:style-name="P4">
Time: 2023-05-15T45:00:00-04:00</text:p>
      <text:p text:style-name="P4">
Description: Про це повідомляє ГШ ЗС України у ранковому зведенні.    «Авіація Сил оборони за доб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0836873_228535893058660_7842946212120837350_n.jpg" text:style-name="Internet_20_link" text:visited-style-name="Visited_20_Internet_20_Link">
340836873_228535893058660_7842946212120837350_n.jpg</text:a>
']</text:p>
      <text:p text:style-name="P4">
Tags: ['STOPRUSSIA', 'SUPERCAM', 'ВТОРГНЕННЯ РФ', 'ГШ ЗС УКРАЇНИ', 'ОРЛАН-10']</text:p>
      <text:p text:style-name="P4">
Category: News</text:p>
      <!--METADATA-->
      <text:p text:style-name="P4">
<draw:frame draw:style-name="fr1" draw:name="Image25" text:anchor-type="as-char" svg:width="6.9236in" svg:height="4.615733in" draw:z-index="0">
<draw:image xlink:href="../Images/AРМІЯINFORM/2023-05-15T45-00-00-04-00/340836873_228535893058660_7842946212120837350_n.jpg" xlink:type="simple" xlink:show="embed" xlink:actuate="onLoad" draw:mime-type="image/jpeg"/>
</draw:frame>
</text:p>
      <text:p text:style-name="P4">
<text:span text:style-name="T4">
🔥 Ситуація щодо російського вторгнення</text:span>
  Про це<text:a xlink:type="simple" xlink:href="https://www.facebook.com/GeneralStaff.ua/posts/pfbid028hGqSCsEXz64VUeh4ehEEd46PwifT6ABQYMF2CwAUtTLUgPCgpovQNKwX2E8J8xQl" text:style-name="Internet_20_link" text:visited-style-name="Visited_20_Internet_20_Link">
повідомляє</text:a>
ГШ ЗС України у ранковому зведенні.</text:p>
      <text:p text:style-name="P4">
«Авіація Сил оборони за добу завдала 17 ударів по районах зосередженняособового складу та військової техніки противника. Також нашими захисникамизбито 2 ворожих розвідувальних БпЛА типу “Орлан-10” та знищено БпЛА“Supercam”», – йдеться у повідомленні.</text:p>
      <text:p text:style-name="P4">
Також зазначається, що підрозділи ракетних військ і артилерії уразили 1 пунктуправління, 6 районів зосередження живої сили, 4 артилерійських підрозділи навогневих позиціях, 1 засіб протиповітряної оборони та ще 7 важливих цілейпротивника.</text:p>
      <text:p text:style-name="P4">
Source: <text:a xlink:type="simple" xlink:href="https://armyinform.com.ua/2023/05/15/znyshheno-try-bpla-protyvnyka-typu-orlan-10-ta-supercam/" text:style-name="Internet_20_link" text:visited-style-name="Visited_20_Internet_20_Link">
https://armyinform.com.ua/2023/05/15/znyshheno-try-bpla-protyvnyka-typu-orlan-10-ta-supercam/</text:a>
</text:p>
      <!--NEWS-->
      <text:h text:style-name="P10" text:outline-level="1">
<text:span text:style-name="T4">
На півдні окупанти обстріляли близько 40 населених пунктів</text:span>
</text:h>
      <text:p text:style-name="P4">
Author: ['АРМІЯINFORM']</text:p>
      <text:p text:style-name="P4">
Time: 2023-05-15T46:00:00-04:00</text:p>
      <text:p text:style-name="P4">
Description: Про це повідомляє ГШ ЗС України у ранковому зведенні.    «На Запорізькому 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6/630_360_1652906572-170.jpg" text:style-name="Internet_20_link" text:visited-style-name="Visited_20_Internet_20_Link">
630_360_1652906572-170.jpg</text:a>
']</text:p>
      <text:p text:style-name="P4">
Tags: ['STOPRUSSIA', 'ВТОРГНЕННЯ РФ', 'ГШ ЗС УКРАЇНИ', 'ХЕРСОНЩИНА']</text:p>
      <text:p text:style-name="P4">
Category: News</text:p>
      <!--METADATA-->
      <text:p text:style-name="P4">
<draw:frame draw:style-name="fr1" draw:name="Image26" text:anchor-type="as-char" svg:width="6.9236in" svg:height="3.956343in" draw:z-index="0">
<draw:image xlink:href="../Images/AРМІЯINFORM/2023-05-15T46-00-00-04-00/630_360_1652906572-170.jpg" xlink:type="simple" xlink:show="embed" xlink:actuate="onLoad" draw:mime-type="image/jpeg"/>
</draw:frame>
</text:p>
      <text:p text:style-name="P4">
<text:span text:style-name="T4">
🔥 Ситуація щодо російського вторгнення</text:span>
  Про це<text:a xlink:type="simple" xlink:href="https://www.facebook.com/GeneralStaff.ua/posts/pfbid028hGqSCsEXz64VUeh4ehEEd46PwifT6ABQYMF2CwAUtTLUgPCgpovQNKwX2E8J8xQl" text:style-name="Internet_20_link" text:visited-style-name="Visited_20_Internet_20_Link">
повідомляє</text:a>
ГШ ЗС України у ранковому зведенні.</text:p>
      <text:p text:style-name="P4">
«На Запорізькому та Херсонському напрямках противник продовжує вести обороннідії. Завдав авіаційних ударів в районах населених пунктів Кізомис та СтаніславХерсонської області. Поміж тим, здійснив обстріли близько 40 населенихпунктів. Це, зокрема, Времівка, Новопіль Донецької області; Гуляйполе,Залізничне, Білогір'я, Мала Токмачка та Кам’янське Запорізької області;Нікополь Дніпропетровської області; Золота Балка, Веселе, Львове, Антонівка,Дніпровське, Кізомис Херсонської області та місто Херсон», – йдеться уповідомленні.</text:p>
      <text:p text:style-name="P4">
Source: <text:a xlink:type="simple" xlink:href="https://armyinform.com.ua/2023/05/15/na-pivdni-okupanty-obstrilyaly-blyzko-40-naselenyh-punktiv/" text:style-name="Internet_20_link" text:visited-style-name="Visited_20_Internet_20_Link">
https://armyinform.com.ua/2023/05/15/na-pivdni-okupanty-obstrilyaly-blyzko-40-naselenyh-punktiv/</text:a>
</text:p>
      <!--NEWS-->
      <text:h text:style-name="P10" text:outline-level="1">
<text:span text:style-name="T4">
На Херсонщині рашисти деруть хабарі з власників «роспаспортів»</text:span>
</text:h>
      <text:p text:style-name="P4">
Author: ['АРМІЯINFORM']</text:p>
      <text:p text:style-name="P4">
Time: 2023-05-15T47:00:00-04:00</text:p>
      <text:p text:style-name="P4">
Description: Про це повідомляє ГШ ЗС України у ранковому зведенні.    «Противник і надал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11-17.jpg" text:style-name="Internet_20_link" text:visited-style-name="Visited_20_Internet_20_Link">
11-17.jpg</text:a>
']</text:p>
      <text:p text:style-name="P4">
Tags: ['STOPRUSSIA', 'ВТОРГНЕННЯ РФ', 'ГШ ЗС УКРАЇНИ', 'ХЕРСОНЩИНА']</text:p>
      <text:p text:style-name="P4">
Category: News</text:p>
      <!--METADATA-->
      <text:p text:style-name="P4">
<draw:frame draw:style-name="fr1" draw:name="Image27" text:anchor-type="as-char" svg:width="6.9236in" svg:height="4.580376in" draw:z-index="0">
<draw:image xlink:href="../Images/AРМІЯINFORM/2023-05-15T47-00-00-04-00/11-17.jpg" xlink:type="simple" xlink:show="embed" xlink:actuate="onLoad" draw:mime-type="image/jpeg"/>
</draw:frame>
</text:p>
      <text:p text:style-name="P4">
<text:span text:style-name="T4">
🔥 Ситуація щодо російського вторгнення</text:span>
  Про це<text:a xlink:type="simple" xlink:href="https://www.facebook.com/GeneralStaff.ua/posts/pfbid028hGqSCsEXz64VUeh4ehEEd46PwifT6ABQYMF2CwAUtTLUgPCgpovQNKwX2E8J8xQl" text:style-name="Internet_20_link" text:visited-style-name="Visited_20_Internet_20_Link">
повідомляє</text:a>
ГШ ЗС України у ранковому зведенні.</text:p>
      <text:p text:style-name="P4">
«Противник і надалі намагається поповнювати втрати в живій силі за рахунокпримусової мобілізації на тимчасово захоплених територіях України. Так, внизці населених пунктів Херсонської області, відзначаються фактинасильницького затримання чоловіків, які раніше відмовились від українськогогромадянства на користь російського. Після затримання, в ході першоїустановчої бесіди, окупанти вимагають від таких громадян неправомірну грошовувинагороду за відстрочку від мобілізації. Осіб, які відмовляються від сплатихабаря, або не мають необхідної суми коштів, окупанти відправляють до польовихтаборів для проходження прискореного курсу загальновійськової підготовки.Після цього вказані особи потрапляють до населених пунктів, що межують злінією бойового зіткнення», – йдеться у повідомленні.</text:p>
      <text:p text:style-name="P4">
Source: <text:a xlink:type="simple" xlink:href="https://armyinform.com.ua/2023/05/15/na-hersonshhyni-rashysty-derut-habari-z-vlasnykiv-rospasportiv/" text:style-name="Internet_20_link" text:visited-style-name="Visited_20_Internet_20_Link">
https://armyinform.com.ua/2023/05/15/na-hersonshhyni-rashysty-derut-habari-z-vlasnykiv-rospasportiv/</text:a>
</text:p>
      <!--NEWS-->
      <text:h text:style-name="P10" text:outline-level="1">
<text:span text:style-name="T4">
Сили оборони за добу ліквідували майже 600 окупантів, знищили 21 артсистему та 11 ББМ</text:span>
</text:h>
      <text:p text:style-name="P4">
Author: ['АРМІЯINFORM']</text:p>
      <text:p text:style-name="P4">
Time: 2023-05-15T48:00:00-04:00</text:p>
      <text:p text:style-name="P4">
Description: Загальні бойові втрати противника з 24.02.22 по 15.05.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92a3d31c-0096-4b6c-bd15-ec16d4dd1499-scaled.jpg" text:style-name="Internet_20_link" text:visited-style-name="Visited_20_Internet_20_Link">
92a3d31c-0096-4b6c-bd15-ec16d4dd1499-scaled.jpg</text:a>
']</text:p>
      <text:p text:style-name="P4">
Tags: ['STOPRUSSIA', 'АГРЕСІЯ РФ', 'ВТОРГНЕННЯ РФ', 'ВТРАТИ ВОРОГА', 'ГШ ЗСУ']</text:p>
      <text:p text:style-name="P4">
Category: News</text:p>
      <!--METADATA-->
      <text:p text:style-name="P4">
<draw:frame draw:style-name="fr1" draw:name="Image28" text:anchor-type="as-char" svg:width="6.9236in" svg:height="6.975527in" draw:z-index="0">
<draw:image xlink:href="../Images/AРМІЯINFORM/2023-05-15T48-00-00-04-00/92a3d31c-0096-4b6c-bd15-ec16d4dd1499-scaled.jpg" xlink:type="simple" xlink:show="embed" xlink:actuate="onLoad" draw:mime-type="image/jpeg"/>
</draw:frame>
</text:p>
      <text:p text:style-name="P4">
Загальні бойові втрати противника з 24.02.22 по 15.05.23 орієнтовностановлять:</text:p>
      <ul>
        <li>
<text:span text:style-name="T4">
особового складу ‒</text:span>
 199460 (+580) осіб ліквідовано  * <text:span text:style-name="T4">
танків ‒</text:span>
 3759 (+3)  * <text:span text:style-name="T4">
бойових броньованих машин ‒</text:span>
 7336 (+11)  * <text:span text:style-name="T4">
артилерійських систем ‒</text:span>
 3137 (+21)  * <text:span text:style-name="T4">
РСЗВ ‒</text:span>
 562 (0)  * <text:span text:style-name="T4">
засоби ППО ‒</text:span>
 316 (+2)  * <text:span text:style-name="T4">
літаків ‒</text:span>
 308 (0)  * <text:span text:style-name="T4">
гелікоптерів ‒</text:span>
 294 (0)  * <text:span text:style-name="T4">
БПЛА оперативно-тактичного рівня ‒</text:span>
 2720 (+24)  * <text:span text:style-name="T4">
крилаті ракети ‒</text:span>
 973 (+3)  * <text:span text:style-name="T4">
кораблі / катери ‒</text:span>
 18 (0)  * <text:span text:style-name="T4">
автомобільної техніки та автоцистерн ‒</text:span>
 6034 (+16)  * <text:span text:style-name="T4">
спеціальна техніка ‒</text:span>
 407 (+3)</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15.05.23.</text:p>
      <text:p text:style-name="P4">
Source: <text:a xlink:type="simple" xlink:href="https://armyinform.com.ua/2023/05/15/syly-oborony-za-dobu-likviduvaly-majzhe-600-okupantiv-znyshhyly-21-artsystemu-ta-11-bbm/" text:style-name="Internet_20_link" text:visited-style-name="Visited_20_Internet_20_Link">
https://armyinform.com.ua/2023/05/15/syly-oborony-za-dobu-likviduvaly-majzhe-600-okupantiv-znyshhyly-21-artsystemu-ta-11-bbm/</text:a>
</text:p>
      <!--NEWS-->
      <text:h text:style-name="P10" text:outline-level="1">
<text:span text:style-name="T4">
Збройні сили Норвегії проведуть навчання для 3 200 українських військових</text:span>
</text:h>
      <text:p text:style-name="P4">
Author: ['АРМІЯINFORM']</text:p>
      <text:p text:style-name="P4">
Time: 2023-05-15T49:00:00-04:00</text:p>
      <text:p text:style-name="P4">
Description: Збройні сили Королівства Норвегія упродовж цього року планують провести тренування для 3...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7100937_281108924270396_1731979915210376625_n-e1684128758559.jpg" text:style-name="Internet_20_link" text:visited-style-name="Visited_20_Internet_20_Link">
347100937_281108924270396_1731979915210376625_n-e1684128758559.jpg</text:a>
', '<text:a xlink:type="simple" xlink:href="https://armyinform.com.ua/wp-content/uploads/2023/05/346468596_198248813091396_5234527643515208218_n-1.jpg" text:style-name="Internet_20_link" text:visited-style-name="Visited_20_Internet_20_Link">
346468596_198248813091396_5234527643515208218_n-1.jpg</text:a>
', '<text:a xlink:type="simple" xlink:href="https://armyinform.com.ua/wp-content/uploads/2023/05/346483039_804326741317614_9004813816187819550_n-1-150x150.jpg" text:style-name="Internet_20_link" text:visited-style-name="Visited_20_Internet_20_Link">
346483039_804326741317614_9004813816187819550_n-1-150x150.jpg</text:a>
', '<text:a xlink:type="simple" xlink:href="https://armyinform.com.ua/wp-content/uploads/2023/05/347137652_951520769605561_8224673224865492612_n-1-150x150.jpg" text:style-name="Internet_20_link" text:visited-style-name="Visited_20_Internet_20_Link">
347137652_951520769605561_8224673224865492612_n-1-150x150.jpg</text:a>
']</text:p>
      <text:p text:style-name="P4">
Tags: ['БЙОРН АРІЛЬД ГРАМ', 'ВІЙСЬКОВА ПІДГОТОВКА', 'КОРОЛІВСТВО НОРВЕГІЯ']</text:p>
      <text:p text:style-name="P4">
Category: News</text:p>
      <!--METADATA-->
      <text:p text:style-name="P4">
<draw:frame draw:style-name="fr1" draw:name="Image29" text:anchor-type="as-char" svg:width="6.9236in" svg:height="5.560437in" draw:z-index="0">
<draw:image xlink:href="../Images/AРМІЯINFORM/2023-05-15T49-00-00-04-00/347100937_281108924270396_1731979915210376625_n-e1684128758559.jpg" xlink:type="simple" xlink:show="embed" xlink:actuate="onLoad" draw:mime-type="image/jpeg"/>
</draw:frame>
</text:p>
      <text:p text:style-name="P4">
Збройні сили Королівства Норвегія упродовж цього року планують провеститренування для 3 200 українських військових.</text:p>
      <text:p text:style-name="P4">
Про це<text:a xlink:type="simple" xlink:href="https://www.facebook.com/GeneralStaff.ua/posts/pfbid02v8QR8NsDAbEZfgdHX1JWUijjeaSagbCHyb3U1gmnn18umMcwGL5sapqz55VvB8nbl" text:style-name="Internet_20_link" text:visited-style-name="Visited_20_Internet_20_Link">
повідомляє</text:a>
Генеральний штаб ЗСУ.</text:p>
      <text:p text:style-name="P4">
Міністр оборони Норвегії Бйорн Арільд Грам разом із виконувачем обов’язківначальника МВС Мортенем Еггеном відвідали тренування українських воїнів наодному з полігонів.</text:p>
      <text:p text:style-name="P4">
«Сильне враження справляє зустріч із деякими з тих, хто незабаром підевоювати, щоб захищати свою батьківщину та свої цінності від російськоговторгнення. Війна наближається, коли ми зустрічаємо воїнів з бойових дій, якітренуються тут і повертаються на війну. Це потужне нагадування про те, щосвобода не приходить сама по собі. Ми підтримували Україну як матеріально, такі навчанням, і будемо підтримувати, скільки буде потрібно», — зазначив міністроборони.</text:p>
      <text:p text:style-name="P4">
<draw:frame draw:style-name="fr1" draw:name="Image30" text:anchor-type="as-char" svg:width="6.9236in" svg:height="5.1927in" draw:z-index="0">
<draw:image xlink:href="../Images/AРМІЯINFORM/2023-05-15T49-00-00-04-00/346468596_198248813091396_5234527643515208218_n-1.jpg" xlink:type="simple" xlink:show="embed" xlink:actuate="onLoad" draw:mime-type="image/jpeg"/>
</draw:frame>
</text:p>
      <text:p text:style-name="P4">
Як відомо, з кінця квітня інструктори Норвезької нацгвардії розпочаличотиритижневе інтенсивне навчання понад ста українських військовослужбовціввійськової медицини, вогневої підготовки та командного лідерства.</text:p>
      <text:p text:style-name="P4">
«Ми підтримуватимемо підготовку та навчання українських кадрів як у Норвегії,так і в інших країнах. Така підтримка стає дедалі важливішою, оскільки Українавикористовує все більше західних матеріалів», — зазначив Бйорн Арільд Грам.</text:p>
      <text:p text:style-name="P4">
<text:a xlink:type="simple" xlink:href="https://armyinform.com.ua/wp-content/uploads/2023/05/346483039_804326741317614_9004813816187819550_n-1.jpg" text:style-name="Internet_20_link" text:visited-style-name="Visited_20_Internet_20_Link">
<draw:frame draw:style-name="fr1" draw:name="Image31" text:anchor-type="as-char" svg:width="6.9236in" svg:height="6.9236in" draw:z-index="0">
<draw:image xlink:href="../Images/AРМІЯINFORM/2023-05-15T49-00-00-04-00/346483039_804326741317614_9004813816187819550_n-1-150x150.jpg" xlink:type="simple" xlink:show="embed" xlink:actuate="onLoad" draw:mime-type="image/jpeg"/>
</draw:frame>
</text:a>
</text:p>
      <text:p text:style-name="P4">
<text:a xlink:type="simple" xlink:href="https://armyinform.com.ua/wp-content/uploads/2023/05/347137652_951520769605561_8224673224865492612_n-1.jpg" text:style-name="Internet_20_link" text:visited-style-name="Visited_20_Internet_20_Link">
<draw:frame draw:style-name="fr1" draw:name="Image32" text:anchor-type="as-char" svg:width="6.9236in" svg:height="6.9236in" draw:z-index="0">
<draw:image xlink:href="../Images/AРМІЯINFORM/2023-05-15T49-00-00-04-00/347137652_951520769605561_8224673224865492612_n-1-150x150.jpg" xlink:type="simple" xlink:show="embed" xlink:actuate="onLoad" draw:mime-type="image/jpeg"/>
</draw:frame>
</text:a>
</text:p>
      <text:p text:style-name="P4">
Раніше повідомлялося, що норвезькі інструктори<text:a xlink:type="simple" xlink:href="https://armyinform.com.ua/2023/04/13/norvezki-instruktory-navchayut-ukrayinski-ekipazhi-na-tankah-leopard-proryvaty-tankovi-pereshkody/" text:style-name="Internet_20_link" text:visited-style-name="Visited_20_Internet_20_Link">
навчають</text:a>
українські екіпажі на танках Leopard проривати танкові перешкоди.</text:p>
      <text:p text:style-name="P4">
Source: <text:a xlink:type="simple" xlink:href="https://armyinform.com.ua/2023/05/15/zbrojni-syly-norvegiyi-provedut-navchannya-dlya-3-200-ukrayinskyh-vijskovyh/" text:style-name="Internet_20_link" text:visited-style-name="Visited_20_Internet_20_Link">
https://armyinform.com.ua/2023/05/15/zbrojni-syly-norvegiyi-provedut-navchannya-dlya-3-200-ukrayinskyh-vijskovyh/</text:a>
</text:p>
      <!--NEWS-->
      <text:h text:style-name="P10" text:outline-level="1">
<text:span text:style-name="T4">
Армійка Анжеліка Терлюга стала чемпіонкою в куміте на турнірі Karate 1 Premier League</text:span>
</text:h>
      <text:p text:style-name="P4">
Author: ['АРМІЯINFORM']</text:p>
      <text:p text:style-name="P4">
Time: 2023-05-15T50:00:00-04:00</text:p>
      <text:p text:style-name="P4">
Description: Відома українська армійка-каратистка Анжеліка Терлюга стала чемпіонкою в особисто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2023_05_14_19_39_38_650x410.jpg" text:style-name="Internet_20_link" text:visited-style-name="Visited_20_Internet_20_Link">
photo_2023_05_14_19_39_38_650x410.jpg</text:a>
']</text:p>
      <text:p text:style-name="P4">
Tags: ['АНЖЕЛІКА ТЕРЛЮГА', 'ВІЙСЬКОВІ СПОРТСМЕНИ', 'КАРАТЕ']</text:p>
      <text:p text:style-name="P4">
Category: News</text:p>
      <!--METADATA-->
      <text:p text:style-name="P4">
<draw:frame draw:style-name="fr1" draw:name="Image33" text:anchor-type="as-char" svg:width="6.9236in" svg:height="4.367194in" draw:z-index="0">
<draw:image xlink:href="../Images/AРМІЯINFORM/2023-05-15T50-00-00-04-00/photo_2023_05_14_19_39_38_650x410.jpg" xlink:type="simple" xlink:show="embed" xlink:actuate="onLoad" draw:mime-type="image/jpeg"/>
</draw:frame>
</text:p>
      <text:p text:style-name="P4">
Відома українська армійка-каратистка Анжеліка Терлюга стала чемпіонкою вособистому куміте на турнірі Karate 1 Premier League у Рабаті (Марокко).</text:p>
      <text:p text:style-name="P4">
Про це <text:a xlink:type="simple" xlink:href="https://t.me/nocukraine/4783" text:style-name="Internet_20_link" text:visited-style-name="Visited_20_Internet_20_Link">
повідомляє</text:a>
 пресслужба Міжнародногоолімпійського комітету.</text:p>
      <text:p text:style-name="P4">
У вирішальній сутичці у вагової категорії до 55 кг наша олімпійськавіцечемпіонка перемогла срібну медалістку чемпіонату світу-2021 Аллен Трінітізі США (2:1).</text:p>
      <text:p text:style-name="P4">
Відзначимо, що для 31-річної каратистки це був 19-й в кар'єрі фінал у ційпрестижній серії змагань і 14-та золота нагорода.</text:p>
      <text:p text:style-name="P4">
Нагадаємо, нещодавно на чемпіонаті Європи з карате, який проходив у містіГвадалахара (Іспанія), Анжеліка Терлюга<text:a xlink:type="simple" xlink:href="https://armyinform.com.ua/2023/03/27/zoloto-ta-sriblo-zdobuly-nashi-armijky-na-chempionati-yevropy-z-karate/" text:style-name="Internet_20_link" text:visited-style-name="Visited_20_Internet_20_Link">
виборола</text:a>
 золоту медаль, перемігши уфінальній сутичці представницю Італії (8:0).</text:p>
      <text:p text:style-name="P4">
Source: <text:a xlink:type="simple" xlink:href="https://armyinform.com.ua/2023/05/15/armijka-anzhelika-terlyuga-stala-chempionkoyu-v-kumite-na-turniri-karate-1-premier-league/" text:style-name="Internet_20_link" text:visited-style-name="Visited_20_Internet_20_Link">
https://armyinform.com.ua/2023/05/15/armijka-anzhelika-terlyuga-stala-chempionkoyu-v-kumite-na-turniri-karate-1-premier-league/</text:a>
</text:p>
      <!--NEWS-->
      <text:h text:style-name="P10" text:outline-level="1">
<text:span text:style-name="T4">
F-16 — це саме той літак покоління 4+, який потрібен сьогодні українській військовій авіації — Юрій Ігнат</text:span>
</text:h>
      <text:p text:style-name="P4">
Author: ['Андрій Агєєв']</text:p>
      <text:p text:style-name="P4">
Time: 2023-05-15T51:00:00-04:00</text:p>
      <text:p text:style-name="P4">
Description: Говорячи у прямому ефірі телемарафону «Єдині новини» про авіаційну коаліцію країн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f-16-picture-resize.jpg" text:style-name="Internet_20_link" text:visited-style-name="Visited_20_Internet_20_Link">
f-16-picture-resize.jpg</text:a>
']</text:p>
      <text:p text:style-name="P4">
Tags: ['F-16', 'ВТОРГНЕННЯ РФ', 'ЄДИНІ НОВИНИ', 'ПС ЗСУ', 'ЮРІЙ ІГНАТ']</text:p>
      <text:p text:style-name="P4">
Category: News</text:p>
      <!--METADATA-->
      <text:p text:style-name="P4">
<draw:frame draw:style-name="fr1" draw:name="Image34" text:anchor-type="as-char" svg:width="6.9236in" svg:height="4.436874in" draw:z-index="0">
<draw:image xlink:href="../Images/AРМІЯINFORM/2023-05-15T51-00-00-04-00/f-16-picture-resize.jpg" xlink:type="simple" xlink:show="embed" xlink:actuate="onLoad" draw:mime-type="image/jpeg"/>
</draw:frame>
 Багатоцільовий винищувач F-16 . Фото: Willard / iStock</text:p>
      <text:p text:style-name="P4">
Говорячи у прямому ефірі телемарафону «Єдині новини» про авіаційну коаліціюкраїн — членів НАТО, які можуть допомогти Україні літаками четвертогопокоління «+», речник Повітряних Сил ЗС України полковник Юрій Ігнат зазначив,що найоптимальнішим для вітчизняної військової авіації є саме F-16.</text:p>
      <text:p text:style-name="P4">
— Ми давно дослідили й вивчили це питання, на різних майданчиках і платформахобговорювали його й дійшли висновку, що саме ці літаки потрібні нам.Найголовніше, що він здатний нести на собі всі необхідні засоби враження дляефективної протидії ворожим силам і засобам і, по-друге, їх у світі є вдостатній кількості вже сьогодні, — підкреслив Юрій Ігнат.</text:p>
      <text:p text:style-name="P4">
Він також додав, що перехід Повітряних Сил України на сучасні бойові літакиНАТО це необхідність, адже сьогоднішній авіапарк винищувачів,бомбардувальників, штурмовиків і транспортної авіації — все це зразки срср.</text:p>
      <text:p text:style-name="P4">
— Наймолодший наш літак 1991 року виробництва. Всі оригінальні деталі долітаків виробляються сьогодні на підприємствах країни-агресора. Тому подальшаексплуатація, ремонт і обслуговування нинішнього авіапарку приречене. Нампотрібно переозброюватися на західні зразки, інших варіантів для ефективногопротистояння окупанту ми не маємо, — наголосив речник Повітряних Сил.</text:p>
      <text:p text:style-name="P4">
Source: <text:a xlink:type="simple" xlink:href="https://armyinform.com.ua/2023/05/15/f-16-cze-same-toj-litak-pokolinnya-4-yakyj-potriben-sogodni-ukrayinskij-vijskovij-aviacziyi-yurij-ignat/" text:style-name="Internet_20_link" text:visited-style-name="Visited_20_Internet_20_Link">
https://armyinform.com.ua/2023/05/15/f-16-cze-same-toj-litak-pokolinnya-4-yakyj-potriben-sogodni-ukrayinskij-vijskovij-aviacziyi-yurij-ignat/</text:a>
</text:p>
      <!--NEWS-->
      <text:h text:style-name="P10" text:outline-level="1">
<text:span text:style-name="T4">
16 травня в Military Media Center відбудеться круглий стіл «Рашизм. Зрозуміти, щоб подолати»</text:span>
</text:h>
      <text:p text:style-name="P4">
Author: ['АРМІЯINFORM']</text:p>
      <text:p text:style-name="P4">
Time: 2023-05-15T73:00:00-04:00</text:p>
      <text:p text:style-name="P4">
Description: У вівторок, 16 травня, об 11:00 у Military Media Center відбудеться круглий стіл на те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9/big-mmc.jpg" text:style-name="Internet_20_link" text:visited-style-name="Visited_20_Internet_20_Link">
big-mmc.jpg</text:a>
']</text:p>
      <text:p text:style-name="P4">
Tags: ['КРУГЛИЙ СТІЛ', 'РАШИЗМ']</text:p>
      <text:p text:style-name="P4">
Category: News</text:p>
      <!--METADATA-->
      <text:p text:style-name="P4">
<draw:frame draw:style-name="fr1" draw:name="Image35" text:anchor-type="as-char" svg:width="6.9236in" svg:height="3.894525in" draw:z-index="0">
<draw:image xlink:href="../Images/AРМІЯINFORM/2023-05-15T73-00-00-04-00/big-mmc.jpg" xlink:type="simple" xlink:show="embed" xlink:actuate="onLoad" draw:mime-type="image/jpeg"/>
</draw:frame>
 Брифінг</text:p>
      <text:p text:style-name="P4">
У вівторок, <text:span text:style-name="T4">
16 травня, об 11:00</text:span>
 <text:a xlink:type="simple" xlink:href="https://t.me/militarymediacenter/1936" text:style-name="Internet_20_link" text:visited-style-name="Visited_20_Internet_20_Link">
у Military MediaCenter</text:a>
 відбудеться круглий стіл натему: «Рашизм. Зрозуміти, щоб подолати».</text:p>
      <text:p text:style-name="P4">
<text:span text:style-name="T5">
Питання до обговорення:</text:span>
</text:p>
      <ul>
        <li>
Соціально-економічні та культурно-історичні передумови рашизму.  * Чи громадяни рф вважають себе рашистами? Про що свідчить соціологія.  * Чи допоможе введення терміну «рашизм» у юридичне поле просувати в західній політичній думці та серед керівних еліт визнання рашизму як злочинної ідеології. Реакція міжнародної спільноти та інтелектуалів західного світу.</li>
      </ul>
      <text:p text:style-name="P4">
<text:span text:style-name="T5">
Учасники заходу:</text:span>
</text:p>
      <ul>
        <li>
Лариса Якубова, доктор історичних наук, Інститут історії України НАНУ;  * Олексій Панич, доктор філософських наук, провідний науковий співробітник НВО «Дух і Літера»;  * Ірина Павленко, завідувачка відділу Національного інституту стратегічних досліджень;  * Олександр Шульга, доктор соціологічних наук, керівник аналітичного центру «Інститут конфліктології та аналізу росії»;  * Олександр Овчаров, начальник відділу політико-безпекових питань 6-го територіального управління МЗС України.</li>
      </ul>
      <text:p text:style-name="P4">
<text:span text:style-name="T4">
Акредитація представників ЗМІ обов’язкова і триватиме до 10:00 16 травня.</text:span>
</text:p>
      <text:p text:style-name="P4">
Заявки на акредитацію надсилайте на електронну адресу: <text:a xlink:type="simple" xlink:href="https://armyinform.com.ua/cdn-cgi/l/email-protection#deaeadb3b1baab9eaeb1adaaf0b3b7b2f0b9b1a8f0abbf" text:style-name="Internet_20_link" text:visited-style-name="Visited_20_Internet_20_Link">
[emailprotected]</text:a>
 із зазначеннямпрізвища, імені та по батькові журналіста, назви видання, контактноготелефону.</text:p>
      <text:p text:style-name="P4">
Source: <text:a xlink:type="simple" xlink:href="https://armyinform.com.ua/2023/05/15/16-travnya-u-military-media-center-vidbudetsya-kruglyj-stil-rashyzm-zrozumity-shhob-podolaty/" text:style-name="Internet_20_link" text:visited-style-name="Visited_20_Internet_20_Link">
https://armyinform.com.ua/2023/05/15/16-travnya-u-military-media-center-vidbudetsya-kruglyj-stil-rashyzm-zrozumity-shhob-podolaty/</text:a>
</text:p>
      <!--NEWS-->
      <text:h text:style-name="P10" text:outline-level="1">
<text:span text:style-name="T4">
«Без ударних дронів в умовах сучасної війни — ніяк» — Юрій Ігнат</text:span>
</text:h>
      <text:p text:style-name="P4">
Author: ['Анастасія Олехнович']</text:p>
      <text:p text:style-name="P4">
Time: 2023-05-15T93:00:00-04:00</text:p>
      <text:p text:style-name="P4">
Description: Заяву про поставки Україні далекобійних ударних дронів прокоментував в ефірі телемарафон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5318877840441197343_y.jpg" text:style-name="Internet_20_link" text:visited-style-name="Visited_20_Internet_20_Link">
photo_5318877840441197343_y.jpg</text:a>
']</text:p>
      <text:p text:style-name="P4">
Tags: ['БПЛА', 'УДАРНІ ДРОНИ', 'ЮРІЙ ІГНАТ']</text:p>
      <text:p text:style-name="P4">
Category: News</text:p>
      <!--METADATA-->
      <text:p text:style-name="P4">
<draw:frame draw:style-name="fr1" draw:name="Image36" text:anchor-type="as-char" svg:width="6.9236in" svg:height="4.106071in" draw:z-index="0">
<draw:image xlink:href="../Images/AРМІЯINFORM/2023-05-15T93-00-00-04-00/photo_5318877840441197343_y.jpg" xlink:type="simple" xlink:show="embed" xlink:actuate="onLoad" draw:mime-type="image/jpeg"/>
</draw:frame>
</text:p>
      <text:p text:style-name="P4">
Заяву про поставки Україні далекобійних ударних дронів прокоментував в ефірітелемарафону «Єдині новини» Юрій Ігнат, речник Командування Повітряних Сил.Він зауважив, що західні партнери надають інформацію дуже обережно, жоднихподробиць не повідомляють, аби не дати можливості ворогу зробити певнийаналіз. Тож і українці повинні бути солідарними з такою позицією.</text:p>
      <text:p text:style-name="P4">
<text:span text:style-name="T5">
—</text:span>
 Звичайно, ударні дрони <text:span text:style-name="T5">
—</text:span>
 це потрібна зброя. Без них в умовах сучасноївійни <text:span text:style-name="T5">
—</text:span>
 ніяк. Усі бачать, наскільки широко вони застосовуються і будутьзастосовуватись. Окрім далекобійних дронів, нам необхідні далекобійні ракети,такі як Storm Shadow, про які було заявлено напередодні.</text:p>
      <text:p text:style-name="P4">
Source: <text:a xlink:type="simple" xlink:href="https://armyinform.com.ua/2023/05/15/bez-udarnyh-droniv-v-umovah-suchasnoyi-vijny-niyak-yurij-ignat/" text:style-name="Internet_20_link" text:visited-style-name="Visited_20_Internet_20_Link">
https://armyinform.com.ua/2023/05/15/bez-udarnyh-droniv-v-umovah-suchasnoyi-vijny-niyak-yurij-ignat/</text:a>
</text:p>
      <!--NEWS-->
      <text:h text:style-name="P10" text:outline-level="1">
<text:span text:style-name="T4">
Саміт G7 у Японії охоронятимуть близько 24 тисяч поліцейських</text:span>
</text:h>
      <text:p text:style-name="P4">
Authors: Ukrinform (Person)</text:p>
      <text:p text:style-name="P4">
Publisher: Укринформ (Organization)</text:p>
      <text:p text:style-name="P4">
Published Time: 2023-05-16T-11:59:00+03:00</text:p>
      <text:p text:style-name="P4">
Modified Time: 2023-05-16T23:59:00+03:00</text:p>
      <text:p text:style-name="P4">
Description: Безпеку учасників саміту лідерів Групи семи у японській Хіросімі, що відбудеться наприкінці цього тижня, підтримуватимуть близько 24 тис. осіб. — Укрінформ.</text:p>
      <text:p text:style-name="P4">
Images: ["<text:a xlink:type="simple" xlink:href="https://static.ukrinform.com/photos/2023_05/thumb_files/630_360_1684270709-642.jpg" text:style-name="Internet_20_link" text:visited-style-name="Visited_20_Internet_20_Link">
630_360_16842...</text:a>
"]</text:p>
      <text:p text:style-name="P4">
Tags: ['Японія', 'Саміт', 'Велика сімка', 'охорона']</text:p>
      <text:p text:style-name="P4">
Type: Article</text:p>
      <!--METADATA-->
      <text:p text:style-name="P4">
<draw:frame draw:style-name="fr1" draw:name="Image37" text:anchor-type="as-char" svg:width="6.9236in" svg:height="3.956343in" draw:z-index="0">
<draw:image xlink:href="../Images/yкринформ/2023-05-16T-11-59-00-03-00/630_360_1684270709-642.jpg" xlink:type="simple" xlink:show="embed" xlink:actuate="onLoad" draw:mime-type="image/jpeg"/>
</draw:frame>
 Безпекуучасників саміту лідерів Групи семи у японській Хіросімі, що відбудетьсянаприкінці цього тижня, підтримуватимуть близько 24 тис. осіб.</text:p>
      <text:p text:style-name="P4">
Як повідомляє кореспондент Укрінформу, про це пише <text:a xlink:type="simple" xlink:href="https://english.news.cn/20230516/4f5d7fe6bb8f4023a3201780d8c49256/c.html" text:style-name="Internet_20_link" text:visited-style-name="Visited_20_Internet_20_Link">
</text:a>
 ізпосиланням на заяву Національної поліцейської служби Японії.</text:p>
      <text:p text:style-name="P4">
Зазначається, що на додачу до 3000 хіросімських правоохоронців, на періодсаміту до міста прибудуть ще 21 тис. <text:a xlink:type="simple" xlink:href="https://www.ukrinform.ua/tag-policia" text:style-name="Internet_20_link" text:visited-style-name="Visited_20_Internet_20_Link">
 </text:a>
з 45 поліцейських відділків по всій країні. “У Національній поліцейськійслужбі заявили, що її попередні безпекові плани були зміцнені після того, як упрем’єр-міністра Фуміо Кішіду кинули вибуховий пристрій 15 квітня під часвиборчого заходу у місті Вакаяма”, - стверджує Сіньхуа.</text:p>
      <text:p text:style-name="P4">
<text:span text:style-name="T4">
Читайте також:</text:span>
 <text:a xlink:type="simple" xlink:href="https://www.ukrinform.ua/rubric-polytics/3709467-persou-temou-na-zustrici-lideriv-g7-bude-ukraina-ursula-fon-der-laen.html" text:style-name="Internet_20_link" text:visited-style-name="Visited_20_Internet_20_Link">
 </text:a>
</text:p>
      <text:p text:style-name="P4">
Як відомо, до Групи семи входять США, Канада, Японія, Німеччина, Франція,Італія та Велика Британія. Лідери цих держав, а також запрошені гості,зберуться на щорічний саміт у Хіросімі 19-21 травня.</text:p>
      <text:p text:style-name="P4">
Source: <text:a xlink:type="simple" xlink:href="https://www.ukrinform.ua/rubric-world/3710207-samit-g7-u-aponii-ohoronatimut-blizko-24-tisac-policejskih.html" text:style-name="Internet_20_link" text:visited-style-name="Visited_20_Internet_20_Link">
https://www.ukrinform.ua/rubric-world/3710207-samit-g7-u-aponii-ohoronatimut-blizko-24-tisac-policejskih.html</text:a>
</text:p>
      <!--NEWS-->
      <text:h text:style-name="P10" text:outline-level="1">
<text:span text:style-name="T4">
«Інтер» вийшов у фінал Ліги чемпіонів УЄФА, обігравши «Мілан»</text:span>
</text:h>
      <text:p text:style-name="P4">
Authors: Ukrinform (Person)</text:p>
      <text:p text:style-name="P4">
Publisher: Укринформ (Organization)</text:p>
      <text:p text:style-name="P4">
Published Time: 2023-05-16T-13:53:45+03:00</text:p>
      <text:p text:style-name="P4">
Modified Time: 2023-05-16T23:53:45+03:00</text:p>
      <text:p text:style-name="P4">
Description: Першими учасниками фіналу Ліги чемпіонів УЄФА сезону-2022/23 стали футболісти «Інтера». — Укрінформ.</text:p>
      <text:p text:style-name="P4">
Images: ["<text:a xlink:type="simple" xlink:href="https://static.ukrinform.com/photos/2023_05/thumb_files/630_360_1684270117-789.jpg" text:style-name="Internet_20_link" text:visited-style-name="Visited_20_Internet_20_Link">
630_360_16842...</text:a>
"]</text:p>
      <text:p text:style-name="P4">
Tags: ['Футбол', 'Ліга чемпіонів', 'Мілан', 'Інтер Мілан']</text:p>
      <text:p text:style-name="P4">
Type: Article</text:p>
      <!--METADATA-->
      <text:p text:style-name="P4">
<draw:frame draw:style-name="fr1" draw:name="Image38" text:anchor-type="as-char" svg:width="6.9236in" svg:height="3.956343in" draw:z-index="0">
<draw:image xlink:href="../Images/yкринформ/2023-05-16T-13-53-45-03-00/630_360_1684270117-789.jpg" xlink:type="simple" xlink:show="embed" xlink:actuate="onLoad" draw:mime-type="image/jpeg"/>
</draw:frame>
 Першимиучасниками фіналу Ліги чемпіонів УЄФА сезону-2022/23 стали футболісти«Інтера».</text:p>
      <text:p text:style-name="P4">
В матчі у відповідь 1/2 фіналу розіграшу «Інтер» на стадіоні «Джузеппе Меацца»у Мілані завдяки голу Лаутаро Мартінеса на 74-й хвилині переграв земляків із«Мілана» - 1:0, передає Укрінформ.</text:p>
      <text:p text:style-name="P4">
Перший півфінальний матч італійського протистояння завершився поразкою«Мілана» з рахунком 0:2.</text:p>
      <text:p text:style-name="P4">
<text:span text:style-name="T4">
Читайте також:</text:span>
 <text:a xlink:type="simple" xlink:href="https://www.ukrinform.ua/rubric-sports/3709822-odesiti-demcenko-i-grigorcuk-najkrasi-futbolist-i-trener-26go-turu-upl.html" text:style-name="Internet_20_link" text:visited-style-name="Visited_20_Internet_20_Link">
 <text:span text:style-name="T4">
футбол</text:span>
 </text:a>
</text:p>
      <text:p text:style-name="P4">
Другий фіналіст турніру визначиться 17 травня на арені «Етіхад» у Манчестері,де англійський «Манчестер Сіті» прийматиме чинного володаря титулу іспанський«Реал». Перша гра 1/2 фіналу на «Сантьяго Бернабеу» у Мадриді завершиласявнічию - 1:1.</text:p>
      <text:p text:style-name="P4">
Фінальний поєдинок Ліги чемпіонів УЄФА відбудеться 10 червня на «Олімпійськомустадіоні Ататюрка» у Стамбулі (Туреччина).</text:p>
      <text:p text:style-name="P4">
Фото: AFP.</text:p>
      <text:p text:style-name="P4">
Source: <text:a xlink:type="simple" xlink:href="https://www.ukrinform.ua/rubric-sports/3710206-inter-vijsov-u-final-ligi-cempioniv-uefa-obigravsi-milan.html" text:style-name="Internet_20_link" text:visited-style-name="Visited_20_Internet_20_Link">
https://www.ukrinform.ua/rubric-sports/3710206-inter-vijsov-u-final-ligi-cempioniv-uefa-obigravsi-milan.html</text:a>
</text:p>
      <!--NEWS-->
      <text:h text:style-name="P10" text:outline-level="1">
<text:span text:style-name="T4">
У Миколаєві - пожежі після вибухів</text:span>
</text:h>
      <text:p text:style-name="P4">
Authors: Ukrinform (Person)</text:p>
      <text:p text:style-name="P4">
Publisher: Укринформ (Organization)</text:p>
      <text:p text:style-name="P4">
Published Time: 2023-05-16T-15:44:00+03:00</text:p>
      <text:p text:style-name="P4">
Modified Time: 2023-05-16T23:44:00+03:00</text:p>
      <text:p text:style-name="P4">
Description: У Миколаєва після вибухів спалахнули пожежі. — Укрінформ.</text:p>
      <text:p text:style-name="P4">
Images: ["<text:a xlink:type="simple" xlink:href="https://static.ukrinform.com/photos/2018_05/thumb_files/630_360_1526257016-6927.jpg" text:style-name="Internet_20_link" text:visited-style-name="Visited_20_Internet_20_Link">
630_360_15262...</text:a>
"]</text:p>
      <text:p text:style-name="P4">
Tags: ['Миколаїв', 'Пожежа', 'Вибух', 'Війна з Росією']</text:p>
      <text:p text:style-name="P4">
Type: Article</text:p>
      <!--METADATA-->
      <text:p text:style-name="P4">
<draw:frame draw:style-name="fr1" draw:name="Image39" text:anchor-type="as-char" svg:width="6.9236in" svg:height="3.956343in" draw:z-index="0">
<draw:image xlink:href="../Images/yкринформ/2023-05-16T-15-44-00-03-00/630_360_1526257016-6927.jpg" xlink:type="simple" xlink:show="embed" xlink:actuate="onLoad" draw:mime-type="image/jpeg"/>
</draw:frame>
 УМиколаєва після вибухів спалахнули пожежі.</text:p>
      <text:p text:style-name="P4">
Як передає Укрінформ, про це міський голова Миколаєва Олександр Сєнкевичповідомляє у <text:a xlink:type="simple" xlink:href="https://t.me/senkevichonline/4478" text:style-name="Internet_20_link" text:visited-style-name="Visited_20_Internet_20_Link">
 </text:a>
 .</text:p>
      <text:p text:style-name="P4">
«Маємо <text:a xlink:type="simple" xlink:href="https://www.ukrinform.ua/tag-pozeza" text:style-name="Internet_20_link" text:visited-style-name="Visited_20_Internet_20_Link">
 </text:a>
 після вибухів. Прошумиколаївців не поширювати фото/відео з місць прильотів або з камервідеоспостереження», - йдеться у повідомленні.</text:p>
      <text:p text:style-name="P4">
«Усі служби відпрацюють - після відбою дамо офіційну інформацію», - додавСєнкевич.</text:p>
      <text:p text:style-name="P4">
<text:span text:style-name="T4">
Читайте також:</text:span>
 <text:a xlink:type="simple" xlink:href="https://www.ukrinform.ua/rubric-ato/3710152-na-mikolaivsini-ppo-znisila-dva-rosijski-bezpilotniki.html" text:style-name="Internet_20_link" text:visited-style-name="Visited_20_Internet_20_Link">
 <text:span text:style-name="T4">
Миколаїв</text:span>
 </text:a>
</text:p>
      <text:p text:style-name="P4">
Як повідомляв <text:a xlink:type="simple" xlink:href="https://www.ukrinform.ua/rubric-ato/3710200-u-nizci-oblastej-ukraini-povitrana-trivoga.html" text:style-name="Internet_20_link" text:visited-style-name="Visited_20_Internet_20_Link">
 </text:a>
 , у 13 областях України оголошеноповітряну тривогу.</text:p>
      <text:p text:style-name="P4">
Source: <text:a xlink:type="simple" xlink:href="https://www.ukrinform.ua/rubric-regions/3710204-u-mikolaevi-pozezi-pisla-vibuhiv.html" text:style-name="Internet_20_link" text:visited-style-name="Visited_20_Internet_20_Link">
https://www.ukrinform.ua/rubric-regions/3710204-u-mikolaevi-pozezi-pisla-vibuhiv.html</text:a>
</text:p>
      <!--NEWS-->
      <text:h text:style-name="P10" text:outline-level="1">
<text:span text:style-name="T4">
Виступ Президента Зеленського на відкритті саміту Ради Європи</text:span>
</text:h>
      <text:p text:style-name="P4">
Authors: Ukrinform (Person)</text:p>
      <text:p text:style-name="P4">
Publisher: Укринформ (Organization)</text:p>
      <text:p text:style-name="P4">
Published Time: 2023-05-16T-17:35:00+03:00</text:p>
      <text:p text:style-name="P4">
Modified Time: 2023-05-16T23:35:00+03:00</text:p>
      <text:p text:style-name="P4">
Description: Президент України  Володимир Зеленський виступив на відкритті IV саміту Ради Європи у Рейк'явіку. — Укрінформ.</text:p>
      <text:p text:style-name="P4">
Images: ["<text:a xlink:type="simple" xlink:href="https://static.ukrinform.com/photos/2023_05/thumb_files/630_360_1684270017-985.jpeg" text:style-name="Internet_20_link" text:visited-style-name="Visited_20_Internet_20_Link">
630_360_16842...</text:a>
"]</text:p>
      <text:p text:style-name="P4">
Tags: ['Євросоюз', 'Саміт', 'Рада Європи', 'Зеленський', 'Війна з Росією']</text:p>
      <text:p text:style-name="P4">
Type: Article</text:p>
      <!--METADATA-->
      <text:p text:style-name="P4">
<draw:frame draw:style-name="fr1" draw:name="Image40" text:anchor-type="as-char" svg:width="6.9236in" svg:height="3.956343in" draw:z-index="0">
<draw:image xlink:href="../Images/yкринформ/2023-05-16T-17-35-00-03-00/630_360_1684270017-985.jpeg" xlink:type="simple" xlink:show="embed" xlink:actuate="onLoad" draw:mime-type="image/jpeg"/>
</draw:frame>
Президент України Володимир Зеленський виступив на відкритті IV саміту РадиЄвропи у Рейк'явіку.</text:p>
      <text:p text:style-name="P4">
Укрінформ наводить повний текст виступу Президента, оприлюднений <text:a xlink:type="simple" xlink:href="https://www.president.gov.ua/news/mi-yevropejci-otzhe-mi-diyemo-na-povnu-silu-koli-treba-zahis-82945" text:style-name="Internet_20_link" text:visited-style-name="Visited_20_Internet_20_Link">
</text:a>
Офісу Глави держави.</text:p>
      <text:p text:style-name="P4">
_<text:span text:style-name="T4">
Дуже дякую!</text:span>
 _</text:p>
      <text:p text:style-name="P4">
Пані Прем’єр-міністр Якобсдоттір, шановна Катрін, дякую за запрошення взятиучасть у саміті нашої Ради Європи й за ваше щире прагнення допомогти Україні.</text:p>
      <text:p text:style-name="P4">
<text:span text:style-name="T5">
Дорогі лідери Європи!</text:span>
</text:p>
      <text:p text:style-name="P4">
Сьогодні Україна пройшла через дуже складний виклик – інтенсивну російськуракетну атаку. Саме таким викликам ми всі зараз змушені приділяти увагу.</text:p>
      <text:p text:style-name="P4">
О третій годині ночі наші люди прокинулися від вибухів. 18 російських ракетрізних типів були в нашому небі, зокрема балістичні ракети, якими держава-терорист хвалилася. Мовляв, вони гарантовано несуть смерть, бо їх нібитонеможливо збити.</text:p>
      <text:p text:style-name="P4">
Росія застосувала одночасно балістику, крилаті ракети, дрони… Спеціально, щобнашим захисникам неба було особливо важко вберегти життя людей. Але всі життябули захищені – всі ракети були збиті, включно з балістичними. Сто відсотків.Це історичний результат. Дякую всім!</text:p>
      <text:p text:style-name="P4">
Росія дуже старається вдосконалити своє вміння вбивати. Ми ж дуже стараємосявдосконалити захист наших людей. Я дякую всім країнам і лідерам, якідопомагають нам удосконалювати нашу ППО! Ми всі разом демонструємо, що такенаші з вами сто відсотків, що таке сила вільного світу.</text:p>
      <text:p text:style-name="P4">
І, звичайно, я дякую кожному нашому солдату, який робить цю роботу у нашомунебі й на нашій землі, і особливо я дякую кожному, хто тренує наших воїнів урізних тренувальних місіях, які всі схожі в одному – в успіху. Дякую всім їм!Дякую всім вам!</text:p>
      <text:p text:style-name="P4">
Ще рік тому ми не могли збивати більшість ракет терористів, і особливобалістику. І я запитую: якщо ми змогли це, то хіба є щось, чого ми не зможемо,коли ми об’єднані й налаштовані захищати життя? Відповідь: ми з вами в єдностідамо сто відсотків у будь-якій сфері, коли на меті – захист наших людей інашої Європи.</text:p>
      <text:p text:style-name="P4">
Звичайно, треба ще багато зробити. Територія України значна, і щоб такийрезультат ППО, як цієї ночі, був правилом на всій території, потрібнідодаткові системи ППО й ракети до них. Потрібні й сучасні винищувачі, без якихжодна система ППО не буде досконалою. Я впевнений, прийдемо до цього.</text:p>
      <text:p text:style-name="P4">
Сто відсотків мають бути орієнтиром для нас. Нуль відсотків маємо залишитиагресору!</text:p>
      <text:p text:style-name="P4">
Сто відсотків успіху оборонних операцій – його гарантує зброя й навчання нашихвоїнів. Дякую всім, хто посилює нашу оборону!</text:p>
      <text:p text:style-name="P4">
Сто відсотків успіху санкцій – його гарантує чесність у політиці кожноїдержави. Дякую всім, хто саме так ставиться до протидії терору – чесно!</text:p>
      <text:p text:style-name="P4">
Сто відсотків успіху нашої формули миру – його гарантує дипломатія. Дякуювсім, хто допомагає нам об’єднувати світ, щоб реалізувати формулу миру –єдиний реалістичний мирний план!</text:p>
      <text:p text:style-name="P4">
Та, звісно, сто відсотків справедливості – не буває надійного миру безсправедливості.</text:p>
      <text:p text:style-name="P4">
Дякую Раді Європи – кожному з вас особисто! – за рішення щодо реєстру збитків,завданих агресією Росії. Це наближає створення повноцінного компенсаційногомеханізму, який покаже світу, що агресія не вартує того, щоб навіть думати пронеї.</text:p>
      <text:p text:style-name="P4">
Має бути й спеціальний трибунал щодо злочину агресії, щоб за терор відповілиті, у чиїх головах цей терор і народився. Впевнений, що й цей результат ми звами дамо на сто відсотків.</text:p>
      <text:p text:style-name="P4">
Європа очікувала саме таких часів – часів, коли лідери заради захисту Європи,заради наших із вами спільних цінностей діяли б у стовідсотковій єдності та зістовідсотковими результатами.</text:p>
      <text:p text:style-name="P4">
Ось чого ми досягаємо! Україна та вся Європа. Кожен і кожна, хто зараз нацьому саміті та хто допомагає нам.</text:p>
      <text:p text:style-name="P4">
Ми – європейці, а отже, ми вільні. Ми – європейці, а отже, ми цінуємо мир. Ми– європейці, а отже, ми діємо на сто відсотків наших сил, коли треба захищатинаш спосіб життя. Хай це буде правилами для нашого континенту назавжди!</text:p>
      <text:p text:style-name="P4">
<text:span text:style-name="T4">
<text:span text:style-name="T5">
Дякую за підтримку!</text:span>
 </text:span>
</text:p>
      <text:p text:style-name="P4">
<text:span text:style-name="T4">
<text:span text:style-name="T5">
Слава Україні!</text:span>
 </text:span>
</text:p>
      <text:p text:style-name="P4">
<text:span text:style-name="T4">
<text:span text:style-name="T5">
Слава всій Європі!</text:span>
 </text:span>
</text:p>
      <text:p text:style-name="P4">
Source: <text:a xlink:type="simple" xlink:href="https://www.ukrinform.ua/rubric-polytics/3710205-vistup-prezidenta-volodimira-zelenskogo-na-vidkritti-iv-samitu-radi-evropi.html" text:style-name="Internet_20_link" text:visited-style-name="Visited_20_Internet_20_Link">
https://www.ukrinform.ua/rubric-polytics/3710205-vistup-prezidenta-volodimira-zelenskogo-na-vidkritti-iv-samitu-radi-evropi.html</text:a>
</text:p>
      <!--NEWS-->
      <text:h text:style-name="P10" text:outline-level="1">
<text:span text:style-name="T4">
Зеленський подякував захисникам і захисницям українського неба</text:span>
</text:h>
      <text:p text:style-name="P4">
Authors: Ukrinform (Person)</text:p>
      <text:p text:style-name="P4">
Publisher: Укринформ (Organization)</text:p>
      <text:p text:style-name="P4">
Published Time: 2023-05-16T-19:33:00+03:00</text:p>
      <text:p text:style-name="P4">
Modified Time: 2023-05-16T23:33:00+03:00</text:p>
      <text:p text:style-name="P4">
Description: Президент України подякував українським захисникам та захисницям нашого неба та міжнародним партнерам, хто допоміг Україні з відповідними системами захисту. — Укрінформ.</text:p>
      <text:p text:style-name="P4">
Images: ["<text:a xlink:type="simple" xlink:href="https://static.ukrinform.com/photos/2022_12/thumb_files/630_360_1670633925-606.jpeg" text:style-name="Internet_20_link" text:visited-style-name="Visited_20_Internet_20_Link">
630_360_16706...</text:a>
"]</text:p>
      <text:p text:style-name="P4">
Tags: ['Військові', 'Зеленський', 'Війна з Росією', 'ППО']</text:p>
      <text:p text:style-name="P4">
Type: Article</text:p>
      <!--METADATA-->
      <text:p text:style-name="P4">
<draw:frame draw:style-name="fr1" draw:name="Image41" text:anchor-type="as-char" svg:width="6.9236in" svg:height="3.956343in" draw:z-index="0">
<draw:image xlink:href="../Images/yкринформ/2023-05-16T-19-33-00-03-00/630_360_1670633925-606.jpeg" xlink:type="simple" xlink:show="embed" xlink:actuate="onLoad" draw:mime-type="image/jpeg"/>
</draw:frame>
Президент України подякував українським захисникам та захисницям нашого небата міжнародним партнерам, хто допоміг Україні з відповідними системамизахисту.</text:p>
      <text:p text:style-name="P4">
Як передає Укрінформ, про це він сказав у вечірньому <text:a xlink:type="simple" xlink:href="https://t.me/V_Zelenskiy_official/6247" text:style-name="Internet_20_link" text:visited-style-name="Visited_20_Internet_20_Link">
</text:a>
 .</text:p>
      <text:p text:style-name="P4">
“Передусім я хочу подякувати всім захисникам і захисницям нашого неба. Дякуювам, герої! Вісімнадцять із вісімнадцяти <text:a xlink:type="simple" xlink:href="https://www.ukrinform.ua/tag-raketa" text:style-name="Internet_20_link" text:visited-style-name="Visited_20_Internet_20_Link">
 </text:a>
 збито. Тому й працюємо постійно над візитами, які принесуть іщеможливостей, іще систем Patriot, IRIS-T, Crotale, Hawk, NASAMS. Знов і зновдякую і всім нашим партнерам у світі, хто допоміг нашій державі з відповіднимисистемами захисту неба!”, - сказав Зеленський.</text:p>
      <text:p text:style-name="P4">
_Відео:<text:a xlink:type="simple" xlink:href="https://t.me/V_Zelenskiy_official/6247" text:style-name="Internet_20_link" text:visited-style-name="Visited_20_Internet_20_Link">
 </text:a>
 _</text:p>
      <text:p text:style-name="P4">
Він нагадав про домовленість у Британії з Прем’єр-міністром Ріші Сунаком, “щопрацюватимемо над коаліцією винищувачів – тренування, літаки, результати”.</text:p>
      <text:p text:style-name="P4">
“Учора ж це підтримав пан Президент Франції Макрон, а сьогодні підтримав панПремʼєр-міністр Нідерландів Марк Рютте. Хороший початок коаліції! Дякуювсім!”, - додав Зеленський.</text:p>
      <text:p text:style-name="P4">
Водночас він зазначив, що “ми маємо памʼятати й те, яких зусиль варта таказброя для України, скільки часу, енергії, аргументів, зустрічей таінформаційної роботи дозволили нам змогу будувати таку систему ППО”.</text:p>
      <text:p text:style-name="P4">
“Це колосальна робота… І я дякую кожному і кожній, хто до неї залучений! Навсіх рівнях. День за днем, місяць за місяцем наша команда діяла заради того,щоб у нас був захист неба. Колись ми чули, що Patriot – це нібито нереально. Азараз ось вони, Patriot. І це ще не все, що ми забезпечимо для України! Ми –разом із партнерами України – зробимо захист від терору максимально міцним», -підкреслив глава Української держави.</text:p>
      <text:p text:style-name="P4">
<text:span text:style-name="T4">
Читайте також:</text:span>
 <text:a xlink:type="simple" xlink:href="https://www.ukrinform.ua/rubric-ato/3710194-prezident-vidznaciv-bijciv-na-bahmutskomu-i-tavrijskomu-napramkah.html" text:style-name="Internet_20_link" text:visited-style-name="Visited_20_Internet_20_Link">
 <text:span text:style-name="T4">
Президент</text:span>
 </text:a>
</text:p>
      <text:p text:style-name="P4">
Як повідомляв Укрінформ, близько 03:30 16 травня російські окупанти атакувалиУкраїну з північного, південного та східного напрямків 18 ракетами різнихтипів повітряного, морського та наземного базування. Усі 18 ракет знищенісилами та засобами протиповітряної оборони Повітряних сил ЗС України.</text:p>
      <text:p text:style-name="P4">
<text:span text:style-name="T5">
Фото: ОП</text:span>
</text:p>
      <text:p text:style-name="P4">
Source: <text:a xlink:type="simple" xlink:href="https://www.ukrinform.ua/rubric-ato/3710202-zelenskij-podakuvav-zahisnikam-i-zahisnicam-ukrainskogo-neba.html" text:style-name="Internet_20_link" text:visited-style-name="Visited_20_Internet_20_Link">
https://www.ukrinform.ua/rubric-ato/3710202-zelenskij-podakuvav-zahisnikam-i-zahisnicam-ukrainskogo-neba.html</text:a>
</text:p>
      <!--NEWS-->
      <text:h text:style-name="P10" text:outline-level="1">
<text:span text:style-name="T4">
Kharkiv, Kharkivska Oblast(20:47). Red Alert: aerial threat. Sirens sounding. Take cover now!</text:span>
</text:h>
      <text:p text:style-name="P4">
Authors: liveuamap (Language: en)</text:p>
      <text:p text:style-name="P4">
Time: 2023-05-16T-1:49:00</text:p>
      <text:p text:style-name="P4">
Location: Kharkiv (Latitude:49.98086 Longtitude:36.25356)</text:p>
      <text:p text:style-name="P4">
Videos: []</text:p>
      <text:p text:style-name="P4">
Images: []</text:p>
      <text:p text:style-name="P4">
Tags: ["Europe", "Central and Eastern Europe"]</text:p>
      <text:p text:style-name="P4">
ID: 22563344</text:p>
      <!--METADATA-->
      <text:p text:style-name="P4">
Kharkiv, Kharkivska Oblast(20:47). Red Alert: aerial threat. Sirens sounding.Take cover now!</text:p>
      <text:p text:style-name="P4">
News Collection Link: <text:a xlink:type="simple" xlink:href="https://liveuamap.com/en/2023/16-may-kharkiv-kharkivska-oblast2047-red-alerg" text:style-name="Internet_20_link" text:visited-style-name="Visited_20_Internet_20_Link">
https://liveuamap.com/en/2023/16-may-kharkiv-kharkivska-oblast2047-red-alerg</text:a>
</text:p>
      <text:p text:style-name="P4">
Source: <text:a xlink:type="simple" xlink:href="https://t.me/air_alert_ua/45588" text:style-name="Internet_20_link" text:visited-style-name="Visited_20_Internet_20_Link">
https://t.me/air_alert_ua/45588</text:a>
</text:p>
      <!--NEWS-->
      <text:h text:style-name="P10" text:outline-level="1">
<text:span text:style-name="T4">
Макрон: Росія повинна повернути до України вивезених дітей</text:span>
</text:h>
      <text:p text:style-name="P4">
Authors: Ukrinform (Person)</text:p>
      <text:p text:style-name="P4">
Publisher: Укринформ (Organization)</text:p>
      <text:p text:style-name="P4">
Published Time: 2023-05-16T-21:27:00+03:00</text:p>
      <text:p text:style-name="P4">
Modified Time: 2023-05-16T23:27:00+03:00</text:p>
      <text:p text:style-name="P4">
Description: Росія повинна повернути українських дітей, які були примусово переміщені. — Укрінформ.</text:p>
      <text:p text:style-name="P4">
Images: ["<text:a xlink:type="simple" xlink:href="https://static.ukrinform.com/photos/2022_04/thumb_files/630_360_1650825731-530.jpg" text:style-name="Internet_20_link" text:visited-style-name="Visited_20_Internet_20_Link">
630_360_16508...</text:a>
"]</text:p>
      <text:p text:style-name="P4">
Tags: ['Депортація', 'Діти', 'Макрон', 'Війна з Росією']</text:p>
      <text:p text:style-name="P4">
Type: Article</text:p>
      <!--METADATA-->
      <text:p text:style-name="P4">
<draw:frame draw:style-name="fr1" draw:name="Image42" text:anchor-type="as-char" svg:width="6.9236in" svg:height="3.956343in" draw:z-index="0">
<draw:image xlink:href="../Images/yкринформ/2023-05-16T-21-27-00-03-00/630_360_1650825731-530.jpg" xlink:type="simple" xlink:show="embed" xlink:actuate="onLoad" draw:mime-type="image/jpeg"/>
</draw:frame>
 Росіяповинна повернути українських дітей, які були примусово переміщені.</text:p>
      <text:p text:style-name="P4">
Про це президент Франції Еммануель Макрон сказав на саміті Ради Європи вРейк’явіку, повідомляє кореспондент Укрінформу.</text:p>
      <text:p text:style-name="P4">
“Примусове переміщення <text:a xlink:type="simple" xlink:href="https://www.ukrinform.ua/tag-diti" text:style-name="Internet_20_link" text:visited-style-name="Visited_20_Internet_20_Link">
 </text:a>
 – це воєннийзлочин, а якщо воно проводиться маштабно, то це може бути злочином протилюдяності. Росія повинна повернути цих дітей до України і зробити ценевідкладно”, - сказав він.</text:p>
      <text:p text:style-name="P4">
Він також зазначив, що Україні буде надаватися підтримка стільки, скільки цебуде потрібно.</text:p>
      <text:p text:style-name="P4">
Макрон також нагадав, що РЄ швидко відреагувала на атаку Росії на Україну,зокрема, виключивши Росію з організації 16 березня 2022 року.</text:p>
      <text:p text:style-name="P4">
За його словами, треба зосередити зусилля на захисті демократії та правлюдини.</text:p>
      <text:p text:style-name="P4">
<text:span text:style-name="T4">
Читайте також:</text:span>
 <text:a xlink:type="simple" xlink:href="https://www.ukrinform.ua/rubric-polytics/3709944-makron-mi-ne-vedemo-vijnu-z-rosieu-mi-dopomagaemo-ukraini-protistoati-agresoru.html" text:style-name="Internet_20_link" text:visited-style-name="Visited_20_Internet_20_Link">
 <text:span text:style-name="T4">
Макрон</text:span>
 </text:a>
</text:p>
      <text:p text:style-name="P4">
Він підкреслив, що дуже важливо, щоб рішення ЄСПЛ виконувалися неухильно.</text:p>
      <text:p text:style-name="P4">
Президент Франції також закликав Раду Європи посприяти створенню психологічнихцентрів, які б надавали допомогу постраждалим через російську агресію, підегідою Банку розвитку РЄ.</text:p>
      <text:p text:style-name="P4">
Як повідомляв Укрінформ, у столиці Ісландії у вівторок розпочинаєтьсядводенний саміт глав держав і урядів 46 країн-членів Ради Європи. Одним зосновних питань порядку денного саміту буде створення <text:a xlink:type="simple" xlink:href="https://www.ukrinform.ua/rubric-vidbudova/3706858-na-samiti-v-rejkaviku-pidpisut-dogovir-akij-mae-zapustiti-miznarodnij-reestr-zbitkiv-minust.html" text:style-name="Internet_20_link" text:visited-style-name="Visited_20_Internet_20_Link">
</text:a>
 ,завданих агресією Росії проти України.</text:p>
      <text:p text:style-name="P4">
Source: <text:a xlink:type="simple" xlink:href="https://www.ukrinform.ua/rubric-polytics/3710201-makron-rosia-povinna-povernuti-do-ukraini-vivezenih-ditej.html" text:style-name="Internet_20_link" text:visited-style-name="Visited_20_Internet_20_Link">
https://www.ukrinform.ua/rubric-polytics/3710201-makron-rosia-povinna-povernuti-do-ukraini-vivezenih-ditej.html</text:a>
</text:p>
      <!--NEWS-->
      <text:h text:style-name="P10" text:outline-level="1">
<text:span text:style-name="T4">
Боротьба України за демократію і свободу є спільною для всієї Європи – фон дер Ляєн</text:span>
</text:h>
      <text:p text:style-name="P4">
Authors: Ukrinform (Person)</text:p>
      <text:p text:style-name="P4">
Publisher: Укринформ (Organization)</text:p>
      <text:p text:style-name="P4">
Published Time: 2023-05-16T-23:16:00+03:00</text:p>
      <text:p text:style-name="P4">
Modified Time: 2023-05-16T23:16:00+03:00</text:p>
      <text:p text:style-name="P4">
Description: Україна на полі бою відстоює не лише власну свободу і незалежність, але й цінності демократії, які є дорогими кожному європейцю, і саме тому Європа має підтримувати Україну у її боротьбі проти російської агресії так довго, як це буде необхідним. — Укрінформ.</text:p>
      <text:p text:style-name="P4">
Images: ["<text:a xlink:type="simple" xlink:href="https://static.ukrinform.com/photos/2023_02/thumb_files/630_360_1675351959-951.jpeg" text:style-name="Internet_20_link" text:visited-style-name="Visited_20_Internet_20_Link">
630_360_16753...</text:a>
"]</text:p>
      <text:p text:style-name="P4">
Tags: ['Демократія', 'Україна', 'Фон дер Ляєн', 'Війна з Росією']</text:p>
      <text:p text:style-name="P4">
Type: Article</text:p>
      <!--METADATA-->
      <text:p text:style-name="P4">
<draw:frame draw:style-name="fr1" draw:name="Image43" text:anchor-type="as-char" svg:width="6.9236in" svg:height="3.956343in" draw:z-index="0">
<draw:image xlink:href="../Images/yкринформ/2023-05-16T-23-16-00-03-00/630_360_1675351959-951.jpeg" xlink:type="simple" xlink:show="embed" xlink:actuate="onLoad" draw:mime-type="image/jpeg"/>
</draw:frame>
 Українана полі бою відстоює не лише власну свободу і незалежність, але й цінностідемократії, які є дорогими кожному європейцю, і саме тому Європа маєпідтримувати Україну у її боротьбі проти російської агресії так довго, як цебуде необхідним.</text:p>
      <text:p text:style-name="P4">
Про це сьогодні під час виступу на саміті Ради Європи у столиці Ісландії,Рейк’явіку, заявила Президент Європейської Комісії Урсула фон дер Ляєн,повідомляє кореспондент Укрінформу.</text:p>
      <text:p text:style-name="P4">
«Сьогодні війна повернулася в <text:a xlink:type="simple" xlink:href="https://www.ukrinform.ua/tag-evropa" text:style-name="Internet_20_link" text:visited-style-name="Visited_20_Internet_20_Link">
 </text:a>
 ….Україна воює за цінності, в які віримо й ми, і які є для нас настількидорогими. Я дуже вдячна за нашу єдність у захисті миру та у просуваннідемократії. Це саме та причина, з якої з якої була утворена Рада Європи, ісаме це зібрало нас сьогодні тут. В той час, як Росія продовжує свою війнупроти самої демократії, Європа є єдиною і вона стоїть за Україну. Це – нашезобов’язання», - наголосила Президент Єврокомісії.</text:p>
      <text:p text:style-name="P4">
Вона нагадала слова лауреатки Премії Сахарова Олександри Матвійчук, що Путінвдерся в Україну не тому, що боявся НАТО, але для того, щоб придушити рухУкраїни до демократії. Саме тому ця війна, яку Росія розв’язала проти України,є війною цінностей. Тож Європа має взяти на себе свою відповідальність зазбереження демократії.</text:p>
      <text:p text:style-name="P4">
«Дуже вірним є те, що народ України вимагає відповідальності за російськівоєнні злочини: за обстріли цивільних домівок, за холоднокровні страти, завикрадення дітей. Більше 19 тисяч дітей були вкрадені та вилучені із власнихродин. Це саме те, на чому цей саміт в Ісландії має зосередити увагу», -сказала Урсула фон дер Ляєн.</text:p>
      <text:p text:style-name="P4">
Вона зауважила, що така увага є важливою для українців, оскільки перспективаневідворотної відповідальності може вже зараз утримати російських солдатів відздійснення нових воєнних злочинів. Але це також важливо для майбутнього. Томущо лише правосуддя може бути основою для тривалого миру в Україні,справедливого миру.</text:p>
      <text:p text:style-name="P4">
Президент Єврокомісії наголосила - з моменту створення Ради Європи, нашконтинент прямував до демократії. Європейці відбудували не лише свої міста, -вони відновили моральні основи Європи, помістили свободу, рівність тасолідарність в серце європейського суспільства.</text:p>
      <text:p text:style-name="P4">
«Наша подорож продовжується, оскільки дедалі більше європейських країнрухаються від диктатури до демократії. Ця подорож продовжується сьогодні івсередині наших країн, коли права людини та верховенство права стикаються звикликами. Вона продовжується в Україні, та всюди, де люди виходять на вулиціта піднімають прапори на захист наших спільних цінностей», - наголосила Урсулафон дер Ляєн.</text:p>
      <text:p text:style-name="P4">
<text:span text:style-name="T4">
Читайте також:</text:span>
 <text:a xlink:type="simple" xlink:href="https://www.ukrinform.ua/rubric-polytics/3710186-solc-vijna-z-rosieu-ne-zaversitsa-peremogou-putinskogo-imperializmu.html" text:style-name="Internet_20_link" text:visited-style-name="Visited_20_Internet_20_Link">
 <text:span text:style-name="T4">
Шольц</text:span>
 </text:a>
</text:p>
      <text:p text:style-name="P4">
Вона зауважила, що сьогодні Європа знову підтверджує вірність своїм цінностям.</text:p>
      <text:p text:style-name="P4">
«Ми будемо робити все можливе, щоб Україна виграла мир, справедливий мир. Мине будемо нічого робити для України без України. Саме тому ми рішучепідтримуємо українську формулу миру, яка є основою шляху до миру. Я закликаювсіх нас на цьому саміті дійсно встати на підтримку цієї формули миру. Прийшовчас випробування. Дуже важливо, щоб ми об’єднали сили. Українці боряться задемократію та за свободу. Це наша спільна боротьба, і ми стоятимемо на їх боцітак довго, як це буде необхідно. Слава Україні!, Хай живе Європа!», -завершила свій виступ Президент Єврокомісії.</text:p>
      <text:p text:style-name="P4">
Як вже повідомлялося, сьогодні у Рейк’явіку відбувається саміт Ради Європи,учасники якого розглядають найважливіші глобальні проблеми та питанняміжнародних відносин, у тому числі – наслідки військової агресії Росії протиУкраїни та пошуки шляхів до справедливого миру.</text:p>
      <text:p text:style-name="P4">
<text:span text:style-name="T5">
Фото: ОП</text:span>
</text:p>
      <text:p text:style-name="P4">
Source: <text:a xlink:type="simple" xlink:href="https://www.ukrinform.ua/rubric-polytics/3710199-borotba-ukraini-za-demokratiu-i-svobodu-e-spilnou-dla-vsiei-evropi-fon-der-laen.html" text:style-name="Internet_20_link" text:visited-style-name="Visited_20_Internet_20_Link">
https://www.ukrinform.ua/rubric-polytics/3710199-borotba-ukraini-za-demokratiu-i-svobodu-e-spilnou-dla-vsiei-evropi-fon-der-laen.html</text:a>
</text:p>
      <!--NEWS-->
      <text:h text:style-name="P10" text:outline-level="1">
<text:span text:style-name="T4">
У низці областей України - повітряна тривога</text:span>
</text:h>
      <text:p text:style-name="P4">
Authors: Ukrinform (Person)</text:p>
      <text:p text:style-name="P4">
Publisher: Укринформ (Organization)</text:p>
      <text:p text:style-name="P4">
Published Time: 2023-05-16T-25:14:00+03:00</text:p>
      <text:p text:style-name="P4">
Modified Time: 2023-05-16T23:14:00+03:00</text:p>
      <text:p text:style-name="P4">
Description: У 13 областях України оголошено повітряну тривогу. — Укрінформ.</text:p>
      <text:p text:style-name="P4">
Images: ["<text:a xlink:type="simple" xlink:href="https://static.ukrinform.com/photos/2022_02/thumb_files/630_360_1645871571-868.jpg" text:style-name="Internet_20_link" text:visited-style-name="Visited_20_Internet_20_Link">
630_360_16458...</text:a>
"]</text:p>
      <text:p text:style-name="P4">
Tags: ['Війна з Росією', 'Повітряна тривога']</text:p>
      <text:p text:style-name="P4">
Type: Article</text:p>
      <!--METADATA-->
      <text:p text:style-name="P4">
<draw:frame draw:style-name="fr1" draw:name="Image44" text:anchor-type="as-char" svg:width="6.9236in" svg:height="3.956343in" draw:z-index="0">
<draw:image xlink:href="../Images/yкринформ/2023-05-16T-25-14-00-03-00/630_360_1645871571-868.jpg" xlink:type="simple" xlink:show="embed" xlink:actuate="onLoad" draw:mime-type="image/jpeg"/>
</draw:frame>
 У 13областях України оголошено повітряну тривогу.</text:p>
      <text:p text:style-name="P4">
Про це свідчить <text:a xlink:type="simple" xlink:href="https://map.ukrainealarm.com/" text:style-name="Internet_20_link" text:visited-style-name="Visited_20_Internet_20_Link">
 </text:a>
 повітряних тривог, передаєУкрінформ.</text:p>
      <text:p text:style-name="P4">
Наразі <text:a xlink:type="simple" xlink:href="https://www.ukrinform.ua/tag-povitrana-trivoga" text:style-name="Internet_20_link" text:visited-style-name="Visited_20_Internet_20_Link">
 </text:a>
 оголошено у Києвіта Київській області, а також Чернігівській, Житомирській, Черкаській,Вінницькій, Кіровоградській, Миколаївській, Одеській, Херсонській,Дніпропетровській, Донецькій, Запорізькій, Луганській областях та АРК Крим.</text:p>
      <text:p text:style-name="P4">
Як повідомляв Укрінформ, близько 03:30 16 травня російські окупанти атакувалиУкраїну з північного, південного та східного напрямків 18 ракетами різнихтипів повітряного, морського та наземного базування.</text:p>
      <text:p text:style-name="P4">
<text:span text:style-name="T4">
Читайте також:</text:span>
 <text:a xlink:type="simple" xlink:href="https://www.ukrinform.ua/rubric-ato/3710159-nic-zbitih-kindzaliv-ce-dla-rf-vtrata-120-mln-plus-znisena-reputacia.html" text:style-name="Internet_20_link" text:visited-style-name="Visited_20_Internet_20_Link">
 </text:a>
</text:p>
      <text:p text:style-name="P4">
<text:a xlink:type="simple" xlink:href="https://www.ukrinform.ua/rubric-ato/3709737-sipi-ppo-vnoci-znisili-usi-18-rosijskih-raket-sered-nih-sist-kinzaliv.html" text:style-name="Internet_20_link" text:visited-style-name="Visited_20_Internet_20_Link">
 </text:a>
 силами та засобамипротиповітряної оборони Повітряних Сил ЗС України.</text:p>
      <text:p text:style-name="P4">
Source: <text:a xlink:type="simple" xlink:href="https://www.ukrinform.ua/rubric-ato/3710200-u-nizci-oblastej-ukraini-povitrana-trivoga.html" text:style-name="Internet_20_link" text:visited-style-name="Visited_20_Internet_20_Link">
https://www.ukrinform.ua/rubric-ato/3710200-u-nizci-oblastej-ukraini-povitrana-trivoga.html</text:a>
</text:p>
      <!--NEWS-->
      <text:h text:style-name="P10" text:outline-level="1">
<text:span text:style-name="T4">
At Sivershchyna and Slobozhanschyna directions Russian army shelled Yeline, Medvedivka and Mu...</text:span>
</text:h>
      <text:p text:style-name="P4">
Authors: liveuamap (Language: en)</text:p>
      <text:p text:style-name="P4">
Time: 2023-05-16T-26:38:00</text:p>
      <text:p text:style-name="P4">
Location: Vovchansk (Latitude:50.24051 Longtitude:36.78823)</text:p>
      <text:p text:style-name="P4">
Videos: []</text:p>
      <text:p text:style-name="P4">
Images: []</text:p>
      <text:p text:style-name="P4">
Tags: ["Russia"]</text:p>
      <text:p text:style-name="P4">
ID: 22563269</text:p>
      <!--METADATA-->
      <text:p text:style-name="P4">
At Sivershchyna and Slobozhanschyna directions Russian army shelled Yeline,Medvedivka and Muravyi of Chernihiv region; Vovkivka, Manukhivka, Stukalivka,Iskryskivschyna, Volfyne, Shpyl and Stepok of Sumy region, also Kozacha Lopan,Hoptivka, Lukyantsi, Hatysche, Budarky, Nesterne, Kruhle, Zemlyanky, Starytsyaof Kharkiv region, - General Staff of Armed Forces of Ukraine says in themorning report</text:p>
      <text:p text:style-name="P4">
News Collection Link: <text:a xlink:type="simple" xlink:href="https://liveuamap.com/en/2023/16-may-at-sivershchyna-and-slobozhanschyna-directions-russian" text:style-name="Internet_20_link" text:visited-style-name="Visited_20_Internet_20_Link">
https://liveuamap.com/en/2023/16-may-at-sivershchyna-and-slobozhanschyna-directions-russian</text:a>
</text:p>
      <text:p text:style-name="P4">
Source: <text:a xlink:type="simple" xlink:href="https://t.me/lumsrc/4798" text:style-name="Internet_20_link" text:visited-style-name="Visited_20_Internet_20_Link">
https://t.me/lumsrc/4798</text:a>
</text:p>
      <!--NEWS-->
      <text:h text:style-name="P10" text:outline-level="1">
<text:span text:style-name="T4">
Кількість російських військових на ЗАЕС зросла до 2,5 тисячі – Енергоатом</text:span>
</text:h>
      <text:p text:style-name="P4">
Authors: Ukrinform (Person)</text:p>
      <text:p text:style-name="P4">
Publisher: Укринформ (Organization)</text:p>
      <text:p text:style-name="P4">
Published Time: 2023-05-16T-27:10:00+03:00</text:p>
      <text:p text:style-name="P4">
Modified Time: 2023-05-16T23:10:00+03:00</text:p>
      <text:p text:style-name="P4">
Description: Російські загарбники повернулися після так званої “евакуації” до міста Енергодар Запорізької області, на атомній електростанції військовослужбовців-загарбників налічується більше 2 тис. 500 осіб. — Укрінформ.</text:p>
      <text:p text:style-name="P4">
Images: ["<text:a xlink:type="simple" xlink:href="https://static.ukrinform.com/photos/2022_08/thumb_files/630_360_1659601205-271.jpg" text:style-name="Internet_20_link" text:visited-style-name="Visited_20_Internet_20_Link">
630_360_16596...</text:a>
"]</text:p>
      <text:p text:style-name="P4">
Tags: ['Окупація', 'Російські військові', 'Запорізька АЕС', 'Війна з Росією']</text:p>
      <text:p text:style-name="P4">
Type: Article</text:p>
      <!--METADATA-->
      <text:p text:style-name="P4">
<draw:frame draw:style-name="fr1" draw:name="Image45" text:anchor-type="as-char" svg:width="6.9236in" svg:height="3.956343in" draw:z-index="0">
<draw:image xlink:href="../Images/yкринформ/2023-05-16T-27-10-00-03-00/630_360_1659601205-271.jpg" xlink:type="simple" xlink:show="embed" xlink:actuate="onLoad" draw:mime-type="image/jpeg"/>
</draw:frame>
 Російськізагарбники повернулися після так званої “евакуації” до міста ЕнергодарЗапорізької області, на атомній електростанції військовослужбовців-загарбниківналічується більше 2 тис. 500 осіб.</text:p>
      <text:p text:style-name="P4">
Як передає Укрінформ, про це повідомляє НАЕК “Енергоатом” у <text:a xlink:type="simple" xlink:href="https://t.me/energoatom_ua/13100" text:style-name="Internet_20_link" text:visited-style-name="Visited_20_Internet_20_Link">
</text:a>
 .</text:p>
      <text:p text:style-name="P4">
“15-денна "евакуація" в Енергодарі завершилася: рашисти повернулись у місто.Після так званих відпусток, під час яких з Енергодару в бік Азовського морявивозилися не лише представники окупаційної “влади”, але й документація ітехніка, “асвабадітєлі” знову припхалися до міста-супутника Запорізької <text:a xlink:type="simple" xlink:href="https://www.ukrinform.ua/tag-aes" text:style-name="Internet_20_link" text:visited-style-name="Visited_20_Internet_20_Link">
</text:a>
 ”, - ідеться в повідомленні.</text:p>
      <text:p text:style-name="P4">
Повернулися до міста й відновили свою “роботу” ключові служби загарбницького“ладу”. Знову функціонують російські відділення банків та так звана місцева“адміністрація”. Не працюють лише автозаправні станції, на яких просто немаєпального. Але навіть за його наявності виїхати з міста практично неможливо.</text:p>
      <text:p text:style-name="P4">
На захопленій росіянами Запорізькій АЕС суттєво зросла кількість озброєнихзагарбників. Зараз тут налічується понад 2500 військових рф, і їх уже навітьбільше, ніж станційного персоналу. “Тобто найбільшу атомну станцію в Європіокупанти цілком і повністю перетворили на свою укріплену військову базу”, -зауважили в Енергоатомі.</text:p>
      <text:p text:style-name="P4">
<text:span text:style-name="T4">
Читайте також:</text:span>
 <text:a xlink:type="simple" xlink:href="https://www.ukrinform.ua/rubric-ato/3704742-prakticno-v-usih-turbinnih-zalah-zaes-rosiani-rozmistili-vibuhivku-ekspert.html" text:style-name="Internet_20_link" text:visited-style-name="Visited_20_Internet_20_Link">
 <text:span text:style-name="T4">
ЗАЕС</text:span>
 </text:a>
</text:p>
      <text:p text:style-name="P4">
В місті Енергодар також зросла кількість і російських військових, і патрулів.</text:p>
      <text:p text:style-name="P4">
Як повідомляв <text:a xlink:type="simple" xlink:href="https://www.ukrinform.ua/rubric-regions/3710020-rosiani-zaboronili-pracivnikam-zaes-spilkuvatis-miz-sobou-energoatom.html" text:style-name="Internet_20_link" text:visited-style-name="Visited_20_Internet_20_Link">
 </text:a>
 , наЗапорізькій АЕС посилився контроль над атомниками, персоналу тепер забороненонавіть спілкуватись між собою.</text:p>
      <text:p text:style-name="P4">
<text:span text:style-name="T5">
Фото: Енергоатом</text:span>
</text:p>
      <text:p text:style-name="P4">
Source: <text:a xlink:type="simple" xlink:href="https://www.ukrinform.ua/rubric-ato/3710196-kilkist-rosijskih-vijskovih-na-zaes-zrosla-do-25-tisaci-energoatom.html" text:style-name="Internet_20_link" text:visited-style-name="Visited_20_Internet_20_Link">
https://www.ukrinform.ua/rubric-ato/3710196-kilkist-rosijskih-vijskovih-na-zaes-zrosla-do-25-tisaci-energoatom.html</text:a>
</text:p>
      <!--NEWS-->
      <text:h text:style-name="P10" text:outline-level="1">
<text:span text:style-name="T4">
At Kupiansk direction Russian army shelled Dvorichanske, Kamyanka, Krasne Pershe, Mytrofanivk...</text:span>
</text:h>
      <text:p text:style-name="P4">
Authors: liveuamap (Language: en)</text:p>
      <text:p text:style-name="P4">
Time: 2023-05-16T-28:38:00</text:p>
      <text:p text:style-name="P4">
Location: Kupiansk (Latitude:49.6364 Longtitude:37.92)</text:p>
      <text:p text:style-name="P4">
Videos: []</text:p>
      <text:p text:style-name="P4">
Images: []</text:p>
      <text:p text:style-name="P4">
Tags: ["Russia"]</text:p>
      <text:p text:style-name="P4">
ID: 22563268</text:p>
      <!--METADATA-->
      <text:p text:style-name="P4">
At Kupiansk direction Russian army shelled Dvorichanske, Kamyanka, KrasnePershe, Mytrofanivka, Fyholivka, Novomlynsk, Dvorichna, Zapadne, Kindrashivka,Kupyansk, Kyslivka, Tabayivka, Berestove of Kharkiv region and Stelmakhivka ofLuhansk region. Russian aviation conducted airstrike at Kyslivka, - GeneralStaff of Armed Forces of Ukraine says in the morning report</text:p>
      <text:p text:style-name="P4">
News Collection Link: <text:a xlink:type="simple" xlink:href="https://liveuamap.com/en/2023/16-may-at-kupiansk-direction-russian-army-shelled-dvorichanske" text:style-name="Internet_20_link" text:visited-style-name="Visited_20_Internet_20_Link">
https://liveuamap.com/en/2023/16-may-at-kupiansk-direction-russian-army-shelled-dvorichanske</text:a>
</text:p>
      <text:p text:style-name="P4">
Source: <text:a xlink:type="simple" xlink:href="https://t.me/lumsrc/4799" text:style-name="Internet_20_link" text:visited-style-name="Visited_20_Internet_20_Link">
https://t.me/lumsrc/4799</text:a>
</text:p>
      <!--NEWS-->
      <text:h text:style-name="P10" text:outline-level="1">
<text:span text:style-name="T4">
Зеленський анонсував міжнародні заходи для надання ЗСУ нових можливостей у війні з росією</text:span>
</text:h>
      <text:p text:style-name="P4">
Authors: Ukrinform (Person)</text:p>
      <text:p text:style-name="P4">
Publisher: Укринформ (Organization)</text:p>
      <text:p text:style-name="P4">
Published Time: 2023-05-16T-29:05:00+03:00</text:p>
      <text:p text:style-name="P4">
Modified Time: 2023-05-16T23:05:00+03:00</text:p>
      <text:p text:style-name="P4">
Description: Президент Володимир Зеленський провів у вівторок кілька нарад щодо міжнародних заходів, аби дати українським воїнам ще більше можливостей, щоб зробити закінчення цієї війни нашою перемогою ще ближчим. — Укрінформ.</text:p>
      <text:p text:style-name="P4">
Images: ["<text:a xlink:type="simple" xlink:href="https://static.ukrinform.com/photos/2023_03/thumb_files/630_360_1679682020-565.jpeg" text:style-name="Internet_20_link" text:visited-style-name="Visited_20_Internet_20_Link">
630_360_16796...</text:a>
"]</text:p>
      <text:p text:style-name="P4">
Tags: ['ЗСУ', 'Зеленський', 'Війна з Росією', '#stoprussia']</text:p>
      <text:p text:style-name="P4">
Type: Article</text:p>
      <!--METADATA-->
      <text:p text:style-name="P4">
<draw:frame draw:style-name="fr1" draw:name="Image46" text:anchor-type="as-char" svg:width="6.9236in" svg:height="3.956343in" draw:z-index="0">
<draw:image xlink:href="../Images/yкринформ/2023-05-16T-29-05-00-03-00/630_360_1679682020-565.jpeg" xlink:type="simple" xlink:show="embed" xlink:actuate="onLoad" draw:mime-type="image/jpeg"/>
</draw:frame>
Президент Володимир Зеленський провів у вівторок кілька нарад щодо міжнароднихзаходів, аби дати українським воїнам ще більше можливостей, щоб зробитизакінчення цієї війни нашою перемогою ще ближчим.</text:p>
      <text:p text:style-name="P4">
Про це Глава держави заявив у <text:a xlink:type="simple" xlink:href="https://www.youtube.com/watch" text:style-name="Internet_20_link" text:visited-style-name="Visited_20_Internet_20_Link">
 </text:a>
передає Укрінформ.</text:p>
      <text:p text:style-name="P4">
_<text:span text:style-name="T4">
Відео</text:span>
 : <text:a xlink:type="simple" xlink:href="https://t.me/OP_UA/9512" text:style-name="Internet_20_link" text:visited-style-name="Visited_20_Internet_20_Link">
 </text:a>
 _</text:p>
      <text:p text:style-name="P4">
“Провів кілька нарад сьогодні щодо міжнародних заходів – ми робимо все, щобдати нашим воїнам іще більше можливостей, щоб зробити закінчення цієї війнинашою перемогою ще ближчим. Готуємо ще новини для України!”, - сказавЗеленський.</text:p>
      <text:p text:style-name="P4">
Також він повідомив, що взяв участь онлайн у роботі Саміту Ради Європи, щопрацює сьогодні в Рейкʼявіку.</text:p>
      <text:p text:style-name="P4">
<text:span text:style-name="T4">
Читайте також:</text:span>
 <text:a xlink:type="simple" xlink:href="https://www.ukrinform.ua/rubric-ato/3709897-zelenskij-proviv-stavku-skoriguvali-grafik-postavok-ozbroenna.html" text:style-name="Internet_20_link" text:visited-style-name="Visited_20_Internet_20_Link">
 <text:span text:style-name="T4">
Зеленський</text:span>
 </text:a>
</text:p>
      <text:p text:style-name="P4">
“Усі країни вільної Європи, сильні лідери нашої Європи… Подякував їм запідтримку нашої держави й закликав діяти разом і надалі на 100%, щоб ми булизахищені – уся Україна, уся Європа, увесь вільний світ – на 100%. Жодна ракетатерористів, жодна гармата терористів і жоден шантаж терористів не повиннізагрожувати свободі!”, - наголосив Президент.</text:p>
      <text:p text:style-name="P4">
Як повідомляв Укрінформ, у столиці Ісландії у вівторок розпочинаєтьсядводенний саміт глав держав і урядів 46 країн-членів Ради Європи. Одним зосновних питань порядку денного саміту буде створення Міжнародного реєструзбитків, завданих агресією росії проти України.</text:p>
      <text:p text:style-name="P4">
<text:span text:style-name="T5">
Фото: Офіс Президента</text:span>
</text:p>
      <text:p text:style-name="P4">
Source: <text:a xlink:type="simple" xlink:href="https://www.ukrinform.ua/rubric-ato/3710209-prezident-anonsuvav-miznarodni-zahodi-dla-nadanna-zsu-novih-mozlivostej-u-vijni-z-rosieu.html" text:style-name="Internet_20_link" text:visited-style-name="Visited_20_Internet_20_Link">
https://www.ukrinform.ua/rubric-ato/3710209-prezident-anonsuvav-miznarodni-zahodi-dla-nadanna-zsu-novih-mozlivostej-u-vijni-z-rosieu.html</text:a>
</text:p>
      <!--NEWS-->
      <text:h text:style-name="P10" text:outline-level="1">
<text:span text:style-name="T4">
At Lyman direction Russian army shelled Makiyivka and Bilohorivka of Luhansk region and Verkh...</text:span>
</text:h>
      <text:p text:style-name="P4">
Authors: liveuamap (Language: en)</text:p>
      <text:p text:style-name="P4">
Time: 2023-05-16T-30:38:00</text:p>
      <text:p text:style-name="P4">
Location: Bakhmut (Latitude:48.80573 Longtitude:38.24753)</text:p>
      <text:p text:style-name="P4">
Videos: []</text:p>
      <text:p text:style-name="P4">
Images: []</text:p>
      <text:p text:style-name="P4">
Tags: ["Russia"]</text:p>
      <text:p text:style-name="P4">
ID: 22563267</text:p>
      <!--METADATA-->
      <text:p text:style-name="P4">
At Lyman direction Russian army shelled Makiyivka and Bilohorivka of Luhanskregion and Verkhnokamyanske and Spirne of Donetsk region. Russian aviationconducted airstrike at Spirne, - General Staff of Armed Forces of Ukraine saysin the morning report</text:p>
      <text:p text:style-name="P4">
News Collection Link: <text:a xlink:type="simple" xlink:href="https://liveuamap.com/en/2023/16-may-at-lyman-direction-russian-army-shelled-makiyivka" text:style-name="Internet_20_link" text:visited-style-name="Visited_20_Internet_20_Link">
https://liveuamap.com/en/2023/16-may-at-lyman-direction-russian-army-shelled-makiyivka</text:a>
</text:p>
      <text:p text:style-name="P4">
Source: <text:a xlink:type="simple" xlink:href="https://t.me/lumsrc/4800" text:style-name="Internet_20_link" text:visited-style-name="Visited_20_Internet_20_Link">
https://t.me/lumsrc/4800</text:a>
</text:p>
      <!--NEWS-->
      <text:h text:style-name="P10" text:outline-level="1">
<text:span text:style-name="T4">
Президент відзначив бійців на Бахмутському і Таврійському напрямках</text:span>
</text:h>
      <text:p text:style-name="P4">
Authors: Ukrinform (Person)</text:p>
      <text:p text:style-name="P4">
Publisher: Укринформ (Organization)</text:p>
      <text:p text:style-name="P4">
Published Time: 2023-05-16T-31:02:00+03:00</text:p>
      <text:p text:style-name="P4">
Modified Time: 2023-05-16T23:02:00+03:00</text:p>
      <text:p text:style-name="P4">
Description: Президент Володимир Зеленський відзначив бійців на Бахмутському і Таврійському напрямках. — Укрінформ.</text:p>
      <text:p text:style-name="P4">
Images: ["<text:a xlink:type="simple" xlink:href="https://static.ukrinform.com/photos/2023_03/thumb_files/630_360_1679682020-565.jpeg" text:style-name="Internet_20_link" text:visited-style-name="Visited_20_Internet_20_Link">
630_360_16796...</text:a>
"]</text:p>
      <text:p text:style-name="P4">
Tags: ['Бахмут', 'Військові', 'Зеленський', 'Війна з Росією']</text:p>
      <text:p text:style-name="P4">
Type: Article</text:p>
      <!--METADATA-->
      <text:p text:style-name="P4">
<draw:frame draw:style-name="fr1" draw:name="Image47" text:anchor-type="as-char" svg:width="6.9236in" svg:height="3.956343in" draw:z-index="0">
<draw:image xlink:href="../Images/yкринформ/2023-05-16T-31-02-00-03-00/630_360_1679682020-565.jpeg" xlink:type="simple" xlink:show="embed" xlink:actuate="onLoad" draw:mime-type="image/jpeg"/>
</draw:frame>
Президент Володимир Зеленський відзначив бійців на Бахмутському і Таврійськомунапрямках.</text:p>
      <text:p text:style-name="P4">
Як передає Укрінформ, про це він сказав у своєму вечірньому <text:a xlink:type="simple" xlink:href="https://t.me/V_Zelenskiy_official/6247" text:style-name="Internet_20_link" text:visited-style-name="Visited_20_Internet_20_Link">
</text:a>
 .</text:p>
      <text:p text:style-name="P4">
Зокрема, Зеленський повідомив, що сьогодні провів засідання Ставки, на якомупрозвучали доповіді командувачів оперативних напрямків, головкома, урядовців,які відповідають за забезпечення оборони, розвідки.</text:p>
      <text:p text:style-name="P4">
_Відео:<text:a xlink:type="simple" xlink:href="https://t.me/V_Zelenskiy_official/6247" text:style-name="Internet_20_link" text:visited-style-name="Visited_20_Internet_20_Link">
 </text:a>
 _</text:p>
      <text:p text:style-name="P4">
“Дуже важлива доповідь генерала Сирського – щодо ситуації на Бахмутськомунапрямку. Я дякую всім нашим <text:a xlink:type="simple" xlink:href="https://www.ukrinform.ua/tag-vijskovi" text:style-name="Internet_20_link" text:visited-style-name="Visited_20_Internet_20_Link">
 </text:a>
 там,кожному солдату, сержанту, офіцеру, які роблять надлюдські речі на цьомунапрямку. Молодці. Молодці всі!”, - підкреслив Президент.</text:p>
      <text:p text:style-name="P4">
Він відзначив 5-ту окрему штурмову бригаду, десантників «Вісімдесятки» тавоїнів 57-ї окремої мотопіхотної бригади.</text:p>
      <text:p text:style-name="P4">
“Ваша сміливість, ваша рішучість та ваші успіхи в знищенні ворога – ценадзвичайно важливо! Дякую!”, - зазначив Зеленський.</text:p>
      <text:p text:style-name="P4">
Також Президент згадав про бійців на Таврійсьому напрямку.</text:p>
      <text:p text:style-name="P4">
“ «Сімдесятдевʼятка» – славетна 79-та окрема десантно-штурмова бригада,артилеристи 55-ї окремої артилерійської бригади, 74-й окремий розвідувальнийбатальйон, 116-та окрема бригада територіальної оборони, 128-ма окремагірсько-штурмова Закарпатська бригада… Дякую вам! Стійкість і влучність ваша –зразкові”, - сказав глава Української держави.</text:p>
      <text:p text:style-name="P4">
<text:span text:style-name="T4">
Читайте також:</text:span>
 <text:a xlink:type="simple" xlink:href="https://www.ukrinform.ua/rubric-polytics/3710190-zelenskij-na-samiti-radi-evropi-zaklikav-diati-na-100-sil.html" text:style-name="Internet_20_link" text:visited-style-name="Visited_20_Internet_20_Link">
 <text:span text:style-name="T4">
Зеленський</text:span>
 </text:a>
</text:p>
      <text:p text:style-name="P4">
Як повідомлялося, Президент Володимир Зеленський повернувся до Києва і одразу<text:a xlink:type="simple" xlink:href="https://www.ukrinform.ua/rubric-ato/3709897-zelenskij-proviv-stavku-skoriguvali-grafik-postavok-ozbroenna.html" text:style-name="Internet_20_link" text:visited-style-name="Visited_20_Internet_20_Link">
 </text:a>
 , учасники якого скоригувалиграфік постачання озброєння та боєприпасів.</text:p>
      <text:p text:style-name="P4">
<text:span text:style-name="T5">
Фото: ОП</text:span>
</text:p>
      <text:p text:style-name="P4">
Source: <text:a xlink:type="simple" xlink:href="https://www.ukrinform.ua/rubric-ato/3710194-prezident-vidznaciv-bijciv-na-bahmutskomu-i-tavrijskomu-napramkah.html" text:style-name="Internet_20_link" text:visited-style-name="Visited_20_Internet_20_Link">
https://www.ukrinform.ua/rubric-ato/3710194-prezident-vidznaciv-bijciv-na-bahmutskomu-i-tavrijskomu-napramkah.html</text:a>
</text:p>
      <!--NEWS-->
      <text:h text:style-name="P10" text:outline-level="1">
<text:span text:style-name="T4">
At Bakhmut direction Russian army shelled Hryhorivka, Bohdanivka, Bakhmut, Ivanivske, Stupoch...</text:span>
</text:h>
      <text:p text:style-name="P4">
Authors: liveuamap (Language: en)</text:p>
      <text:p text:style-name="P4">
Time: 2023-05-16T-32:38:00</text:p>
      <text:p text:style-name="P4">
Location: Novhorods'ke, Donetsk Oblast (Latitude:48.33478 Longtitude:37.84635)</text:p>
      <text:p text:style-name="P4">
Videos: []</text:p>
      <text:p text:style-name="P4">
Images: []</text:p>
      <text:p text:style-name="P4">
Tags: ["Russia"]</text:p>
      <text:p text:style-name="P4">
ID: 22563266</text:p>
      <!--METADATA-->
      <text:p text:style-name="P4">
At Bakhmut direction Russian army shelled Hryhorivka, Bohdanivka, Bakhmut,Ivanivske, Stupochky, Druzhba, Oleksandro-Shultyne, Pivnichne, Zalizne,Petrivka, Toretsk and New York of Donetsk region, - General Staff of ArmedForces of Ukraine says in the morning report</text:p>
      <text:p text:style-name="P4">
News Collection Link: <text:a xlink:type="simple" xlink:href="https://liveuamap.com/en/2023/16-may-at-bakhmut-direction-russian-army-shelled-hryhorivka" text:style-name="Internet_20_link" text:visited-style-name="Visited_20_Internet_20_Link">
https://liveuamap.com/en/2023/16-may-at-bakhmut-direction-russian-army-shelled-hryhorivka</text:a>
</text:p>
      <text:p text:style-name="P4">
Source: <text:a xlink:type="simple" xlink:href="https://t.me/lumsrc/4801" text:style-name="Internet_20_link" text:visited-style-name="Visited_20_Internet_20_Link">
https://t.me/lumsrc/4801</text:a>
</text:p>
      <!--NEWS-->
      <text:h text:style-name="P10" text:outline-level="1">
<text:span text:style-name="T4">
At Avdiyivka direction Russian army shelled Stepove, Lastochkyne, Avdiyivka, Pervomayske and ...</text:span>
</text:h>
      <text:p text:style-name="P4">
Authors: liveuamap (Language: en)</text:p>
      <text:p text:style-name="P4">
Time: 2023-05-16T-34:38:00</text:p>
      <text:p text:style-name="P4">
Location: Donetsk Oblast (Latitude:48.1268 Longtitude:37.77374)</text:p>
      <text:p text:style-name="P4">
Videos: []</text:p>
      <text:p text:style-name="P4">
Images: []</text:p>
      <text:p text:style-name="P4">
Tags: ["Russia"]</text:p>
      <text:p text:style-name="P4">
ID: 22563265</text:p>
      <!--METADATA-->
      <text:p text:style-name="P4">
At Avdiyivka direction Russian army shelled Stepove, Lastochkyne, Avdiyivka,Pervomayske and Karlivka of Donetsk region. Russian aviation conductedairstrikes at Avdiyivka, - General Staff of Armed Forces of Ukraine says inthe morning report</text:p>
      <text:p text:style-name="P4">
News Collection Link: <text:a xlink:type="simple" xlink:href="https://liveuamap.com/en/2023/16-may-at-avdiyivka-direction-russian-army-shelled-stepove" text:style-name="Internet_20_link" text:visited-style-name="Visited_20_Internet_20_Link">
https://liveuamap.com/en/2023/16-may-at-avdiyivka-direction-russian-army-shelled-stepove</text:a>
</text:p>
      <text:p text:style-name="P4">
Source: <text:a xlink:type="simple" xlink:href="https://t.me/lumsrc/4802" text:style-name="Internet_20_link" text:visited-style-name="Visited_20_Internet_20_Link">
https://t.me/lumsrc/4802</text:a>
</text:p>
      <!--NEWS-->
      <text:h text:style-name="P10" text:outline-level="1">
<text:span text:style-name="T4">
Україна домовилася з партнерами про подальші кроки щодо механізму компенсацій за руйнування</text:span>
</text:h>
      <text:p text:style-name="P4">
Authors: Ukrinform (Person)</text:p>
      <text:p text:style-name="P4">
Publisher: Укринформ (Organization)</text:p>
      <text:p text:style-name="P4">
Published Time: 2023-05-16T-34:56:00+03:00</text:p>
      <text:p text:style-name="P4">
Modified Time: 2023-05-16T22:56:00+03:00</text:p>
      <text:p text:style-name="P4">
Description: Україна домовилася з партнерами про реальні кроки у напрямку створення механізму компенсації за руйнування, які росія вчинила в Україні. — Укрінформ.</text:p>
      <text:p text:style-name="P4">
Images: ["<text:a xlink:type="simple" xlink:href="https://static.ukrinform.com/photos/2023_05/thumb_files/630_360_1684267633-181.jpg" text:style-name="Internet_20_link" text:visited-style-name="Visited_20_Internet_20_Link">
630_360_16842...</text:a>
"]</text:p>
      <text:p text:style-name="P4">
Tags: ['Саміт', 'Воєнні злочини', 'Рада Європи', 'Шмигаль', 'Війна з Росією', '#stoprussia']</text:p>
      <text:p text:style-name="P4">
Type: Article</text:p>
      <!--METADATA-->
      <text:p text:style-name="P4">
<draw:frame draw:style-name="fr1" draw:name="Image48" text:anchor-type="as-char" svg:width="6.9236in" svg:height="3.956343in" draw:z-index="0">
<draw:image xlink:href="../Images/yкринформ/2023-05-16T-34-56-00-03-00/630_360_1684267633-181.jpg" xlink:type="simple" xlink:show="embed" xlink:actuate="onLoad" draw:mime-type="image/jpeg"/>
</draw:frame>
 Українадомовилася з партнерами про реальні кроки у напрямку створення механізмукомпенсації за руйнування, які росія вчинила в Україні.</text:p>
      <text:p text:style-name="P4">
Про це написав у <text:a xlink:type="simple" xlink:href="https://t.me/Denys_Smyhal/5225" text:style-name="Internet_20_link" text:visited-style-name="Visited_20_Internet_20_Link">
</text:a>
 Прем'єр-міністр Денис Шмигаль, який разом з урядовоюделегацією берее участь у Саміті Ради Європи, що розпочався у вівторок уРейк'явіку, передає Укрінформ.</text:p>
      <text:p text:style-name="P4">
_<text:span text:style-name="T4">
Відео</text:span>
 : <text:a xlink:type="simple" xlink:href="https://t.me/Denys_Smyhal/5225" text:style-name="Internet_20_link" text:visited-style-name="Visited_20_Internet_20_Link">
</text:a>
 _</text:p>
      <text:p text:style-name="P4">
"Важливе питання на саміті Ради Європи - покарання російських злочинів вУкраїні. Домовились із партнерами про реальні кроки у напрямку створеннямеханізму компенсації за руйнування, які росія вчинила в Україні", -підкреслив <text:a xlink:type="simple" xlink:href="https://www.ukrinform.ua/tag-smigal" text:style-name="Internet_20_link" text:visited-style-name="Visited_20_Internet_20_Link">
 </text:a>
 .</text:p>
      <text:p text:style-name="P4">
<text:span text:style-name="T4">
Читайте також:</text:span>
 <text:a xlink:type="simple" xlink:href="https://www.ukrinform.ua/rubric-polytics/3710190-zelenskij-na-samiti-radi-evropi-zaklikav-diati-na-100-sil.html" text:style-name="Internet_20_link" text:visited-style-name="Visited_20_Internet_20_Link">
 <text:span text:style-name="T4">
Ради</text:span>
 <text:span text:style-name="T4">
Європи</text:span>
 </text:a>
</text:p>
      <text:p text:style-name="P4">
Як повідомляв Укрінформ, Велика Британія <text:a xlink:type="simple" xlink:href="https://www.ukrinform.ua/rubric-world/3710081-britania-priednaetsa-do-ugodi-pro-reestr-zbitkiv-vid-agresii-rf-na-samiti-u-rejkaviku.html" text:style-name="Internet_20_link" text:visited-style-name="Visited_20_Internet_20_Link">
 </text:a>
 про створення Міжнародного реєстру збитків,завданих агресією Росії проти України, на саміті Ради Європи у Рейк'явіку16-17 травня.</text:p>
      <text:p text:style-name="P4">
Source: <text:a xlink:type="simple" xlink:href="https://www.ukrinform.ua/rubric-polytics/3710197-ukraina-domovilasa-z-partnerami-pro-podalsi-kroki-sodo-mehanizmu-kompensacij-za-rujnuvanna.html" text:style-name="Internet_20_link" text:visited-style-name="Visited_20_Internet_20_Link">
https://www.ukrinform.ua/rubric-polytics/3710197-ukraina-domovilasa-z-partnerami-pro-podalsi-kroki-sodo-mehanizmu-kompensacij-za-rujnuvanna.html</text:a>
</text:p>
      <!--NEWS-->
      <text:h text:style-name="P10" text:outline-level="1">
<text:span text:style-name="T4">
At Maryinka direction Russian army shelled Krasnohorivka, Hostre, Heorhiyivka, Maryinka and N...</text:span>
</text:h>
      <text:p text:style-name="P4">
Authors: liveuamap (Language: en)</text:p>
      <text:p text:style-name="P4">
Time: 2023-05-16T-36:38:00</text:p>
      <text:p text:style-name="P4">
Location: Donetsk (Latitude:47.85498 Longtitude:37.47385)</text:p>
      <text:p text:style-name="P4">
Videos: []</text:p>
      <text:p text:style-name="P4">
Images: []</text:p>
      <text:p text:style-name="P4">
Tags: ["Russia"]</text:p>
      <text:p text:style-name="P4">
ID: 22563261</text:p>
      <!--METADATA-->
      <text:p text:style-name="P4">
At Maryinka direction Russian army shelled Krasnohorivka, Hostre, Heorhiyivka,Maryinka and Novomykhaylivka of Donetsk region, - General Staff of ArmedForces of Ukraine says in the morning report</text:p>
      <text:p text:style-name="P4">
News Collection Link: <text:a xlink:type="simple" xlink:href="https://liveuamap.com/en/2023/16-may-at-maryinka-direction-russian-army-shelled-krasnohorivka" text:style-name="Internet_20_link" text:visited-style-name="Visited_20_Internet_20_Link">
https://liveuamap.com/en/2023/16-may-at-maryinka-direction-russian-army-shelled-krasnohorivka</text:a>
</text:p>
      <text:p text:style-name="P4">
Source: <text:a xlink:type="simple" xlink:href="https://t.me/lumsrc/4803" text:style-name="Internet_20_link" text:visited-style-name="Visited_20_Internet_20_Link">
https://t.me/lumsrc/4803</text:a>
</text:p>
      <!--NEWS-->
      <text:h text:style-name="P10" text:outline-level="1">
<text:span text:style-name="T4">
Білий дім прокоментував пропозиції президента ПАР щодо припинення війни в Україні</text:span>
</text:h>
      <text:p text:style-name="P4">
Authors: Ukrinform (Person)</text:p>
      <text:p text:style-name="P4">
Publisher: Укринформ (Organization)</text:p>
      <text:p text:style-name="P4">
Published Time: 2023-05-16T-36:54:00+03:00</text:p>
      <text:p text:style-name="P4">
Modified Time: 2023-05-16T22:54:00+03:00</text:p>
      <text:p text:style-name="P4">
Description: Сполучені Штати не заперечують будь-яким мирним пропозиціям з боку третіх країн щодо припинення війни РФ проти України, однак це має бути повністю узгоджено з українською стороною та ґрунтуватися на Статуті ООН. — Укрінформ.</text:p>
      <text:p text:style-name="P4">
Images: ["<text:a xlink:type="simple" xlink:href="https://static.ukrinform.com/photos/2016_05/thumb_files/630_360_1462312039-1410-dzon-kirbi.jpg" text:style-name="Internet_20_link" text:visited-style-name="Visited_20_Internet_20_Link">
630_360_14623...</text:a>
"]</text:p>
      <text:p text:style-name="P4">
Tags: ['ПАР', 'Україна', 'Білий дім', 'Війна з Росією']</text:p>
      <text:p text:style-name="P4">
Type: Article</text:p>
      <!--METADATA-->
      <text:p text:style-name="P4">
<draw:frame draw:style-name="fr1" draw:name="Image49" text:anchor-type="as-char" svg:width="6.9236in" svg:height="3.956343in" draw:z-index="0">
<draw:image xlink:href="../Images/yкринформ/2023-05-16T-36-54-00-03-00/630_360_1462312039-1410-dzon-kirbi.jpg" xlink:type="simple" xlink:show="embed" xlink:actuate="onLoad" draw:mime-type="image/jpeg"/>
</draw:frame>
 Сполучені Штати не заперечують будь-яким мирним пропозиціям з бокутретіх країн щодо припинення війни РФ проти України, однак це має бутиповністю узгоджено з українською стороною та ґрунтуватися на Статуті ООН.</text:p>
      <text:p text:style-name="P4">
Так прокоментував пропозицію президента ПАР, оприлюднену в вівторок,координатор Ради нацбезпеки Білого дому Джон Кірбі, передає власнийкореспондент Укрінформу.</text:p>
      <text:p text:style-name="P4">
«Ми підтримаємо будь-яку мирну пропозицію (щодо завершення <text:a xlink:type="simple" xlink:href="https://www.ukrinform.ua/tag-vijna" text:style-name="Internet_20_link" text:visited-style-name="Visited_20_Internet_20_Link">
</text:a>
 РФ в Україні – ред.) третьої сторони,якщо її можна вважати надійною, здійсненною та стійкою. І щоби ці три речімали місце, це все має підтримати президент Зеленський і український народ»,-зауважив представник Білого дому.</text:p>
      <text:p text:style-name="P4">
Водночас, він наголосив на необхідності дотримуватися принципу «Нічого проУкраїну без України». Крім того, за його словами, такі пропозиції маютьзасновуватися на Статуті ООН, «який є основоположним елементом», а також напідтримці з боку президента Зеленського та його пропозицій із 10 пунктів.</text:p>
      <text:p text:style-name="P4">
<text:span text:style-name="T4">
Читайте також:</text:span>
 <text:a xlink:type="simple" xlink:href="https://www.ukrinform.ua/rubric-polytics/3705301-mirnij-plan-zelenskogo-ta-proekt-rezolucii-kongresu-ssa-okresluut-peremogu-ukraini-ekspert.html" text:style-name="Internet_20_link" text:visited-style-name="Visited_20_Internet_20_Link">
 <text:span text:style-name="T4">
Мирний</text:span>
 <text:span text:style-name="T4">
план</text:span>
 </text:a>
</text:p>
      <text:p text:style-name="P4">
Як повідомляв <text:a xlink:type="simple" xlink:href="https://www.ukrinform.ua/rubric-polytics/3710014-prezident-par-anonsuvav-mirotvorcu-misiu-sob-pripiniti-vijnu-rf-z-ukrainou.html" text:style-name="Internet_20_link" text:visited-style-name="Visited_20_Internet_20_Link">
 </text:a>
 ,президент Південно-Африканської Республіки (ПАР) Сиріл Рамафоса у вівторокзаявив, що африканські країни запропонують мирну ініціативу для завершеннявійни Росії проти України. Делегація глав африканських держав планує відвідатиМоскву та Київ з метою презентації плану, повідомив Рамафоса.</text:p>
      <text:p text:style-name="P4">
Source: <text:a xlink:type="simple" xlink:href="https://www.ukrinform.ua/rubric-polytics/3710192-bilij-dim-prokomentuvav-propozicii-prezidenta-par-sodo-pripinenna-vijni-v-ukraini.html" text:style-name="Internet_20_link" text:visited-style-name="Visited_20_Internet_20_Link">
https://www.ukrinform.ua/rubric-polytics/3710192-bilij-dim-prokomentuvav-propozicii-prezidenta-par-sodo-pripinenna-vijni-v-ukraini.html</text:a>
</text:p>
      <!--NEWS-->
      <text:h text:style-name="P10" text:outline-level="1">
<text:span text:style-name="T4">
At Shakhtarske direction Russian army shelled Vuhledar, Prechystivka, Novoukrayinka and Shakh...</text:span>
</text:h>
      <text:p text:style-name="P4">
Authors: liveuamap (Language: en)</text:p>
      <text:p text:style-name="P4">
Time: 2023-05-16T-38:38:00</text:p>
      <text:p text:style-name="P4">
Location: Velyka Novosilka (Latitude:47.85832 Longtitude:37.00281)</text:p>
      <text:p text:style-name="P4">
Videos: []</text:p>
      <text:p text:style-name="P4">
Images: []</text:p>
      <text:p text:style-name="P4">
Tags: ["Russia"]</text:p>
      <text:p text:style-name="P4">
ID: 22563254</text:p>
      <!--METADATA-->
      <text:p text:style-name="P4">
At Shakhtarske direction Russian army shelled Vuhledar, Prechystivka,Novoukrayinka and Shakhtarske, - General Staff of Armed Forces of Ukraine saysin the morning report</text:p>
      <text:p text:style-name="P4">
News Collection Link: <text:a xlink:type="simple" xlink:href="https://liveuamap.com/en/2023/16-may-at-shakhtarske-direction-russian-army-shelled-vuhledar" text:style-name="Internet_20_link" text:visited-style-name="Visited_20_Internet_20_Link">
https://liveuamap.com/en/2023/16-may-at-shakhtarske-direction-russian-army-shelled-vuhledar</text:a>
</text:p>
      <text:p text:style-name="P4">
Source: <text:a xlink:type="simple" xlink:href="https://t.me/lumsrc/4804" text:style-name="Internet_20_link" text:visited-style-name="Visited_20_Internet_20_Link">
https://t.me/lumsrc/4804</text:a>
</text:p>
      <!--NEWS-->
      <text:h text:style-name="P10" text:outline-level="1">
<text:span text:style-name="T4">
Зеленський на саміті Ради Європи закликав діяти на 100% сил</text:span>
</text:h>
      <text:p text:style-name="P4">
Authors: Ukrinform (Person)</text:p>
      <text:p text:style-name="P4">
Publisher: Укринформ (Organization)</text:p>
      <text:p text:style-name="P4">
Published Time: 2023-05-16T-38:49:00+03:00</text:p>
      <text:p text:style-name="P4">
Modified Time: 2023-05-16T22:49:00+03:00</text:p>
      <text:p text:style-name="P4">
Description: Президент України закликав діяти на 100% сил у питанні захисту України, Європи та європейського способу життя. — Укрінформ.</text:p>
      <text:p text:style-name="P4">
Images: ["<text:a xlink:type="simple" xlink:href="https://static.ukrinform.com/photos/2023_04/thumb_files/630_360_1682063024-559.jpeg" text:style-name="Internet_20_link" text:visited-style-name="Visited_20_Internet_20_Link">
630_360_16820...</text:a>
"]</text:p>
      <text:p text:style-name="P4">
Tags: ['Саміт', 'Рада Європи', 'Зеленський', 'Війна з Росією']</text:p>
      <text:p text:style-name="P4">
Type: Article</text:p>
      <!--METADATA-->
      <text:p text:style-name="P4">
<draw:frame draw:style-name="fr1" draw:name="Image50" text:anchor-type="as-char" svg:width="6.9236in" svg:height="3.956343in" draw:z-index="0">
<draw:image xlink:href="../Images/yкринформ/2023-05-16T-38-49-00-03-00/630_360_1682063024-559.jpeg" xlink:type="simple" xlink:show="embed" xlink:actuate="onLoad" draw:mime-type="image/jpeg"/>
</draw:frame>
Президент України закликав діяти на 100% сил у питанні захисту України, Європита європейського способу життя.</text:p>
      <text:p text:style-name="P4">
Як передає кореспондент Укрінформу, про Глава Української держави заявив уході відеовключення на відкритті саміту Ради Європи у Рейк'явіку.</text:p>
      <text:p text:style-name="P4">
"Сьогодні о третій годині ночі наші люди прокинулися від вибухів – у нашомунебі було 18 російських ракет різного типу, зокрема, балістичних, якими такхвалиться терористична держава. Вважалося, що такі ракети мали б принестигарантовану смерть, тому що їх нібито неможливо збити. <text:a xlink:type="simple" xlink:href="https://www.ukrinform.ua/tag-rosia" text:style-name="Internet_20_link" text:visited-style-name="Visited_20_Internet_20_Link">
</text:a>
 використовувала одночасно балістичні такрилаті ракети, а також дрони, щоб особливо ускладнити нашій протиповітрянійобороні порятунок життів. Але всі життя були захищені. Всі ракети були збиті,в тому числі балістичні. 100 відсотків. Це – історичний результат", - заявивукраїнський лідер на початку свого виступу.</text:p>
      <text:p text:style-name="P4">
<text:span text:style-name="T5">
Відео: ОП</text:span>
</text:p>
      <text:p text:style-name="P4">
За його словами, у той час, як Росія наполегливо намагається "покращити своїспроможності вбивати", Україна, за підтримки партнерів, "наполегливо працюєнад тим, щоб покращити захист наших людей". "І я дякую усім країнам і лідерам,які допомагають нам покращити нашу протиповітряну оборону. Разом ми показуємо,що означає наші 100%, і що означає сила вільного світу", - зазначивЗеленський.</text:p>
      <text:p text:style-name="P4">
Він нагадав, що ще рік тому Україна не була спроможною збивати більшість ракетросійських терористів, передусім балістичних. "І зараз я запитую себе: якщо мибули здатні зробити це, то чи є щось, чого ми не зможемо зробити, коли миоб'єднані і сповнені рішучості захищати життя? Відповідь полягає в тому, щоколи ми об’єднані, то ми зробимо все на 100% в будь-якій сфері, якщо у нас ємета захистити наших людей і нашу Європу", - наголосив глава Українськоїдержави.</text:p>
      <text:p text:style-name="P4">
Поруч з цим, він вказав на те, що потрібно ще багато чого зробити, щоб такірезультати роботи української ППО були на всій території країни.</text:p>
      <text:p text:style-name="P4">
"Територія України велика, і зробити так, щоб результати протиповітряноїоборони, як сьогодні вночі, стали правилом по всій країні, нам потрібнідодаткові системи протиповітряної оборони та ракети. Нам також потрібнісучасні винищувачі, без яких жодна система протиповітряної оборони не будеідеальною", - заявив президент України.</text:p>
      <text:p text:style-name="P4">
<text:span text:style-name="T4">
Читайте також:</text:span>
 <text:a xlink:type="simple" xlink:href="https://www.ukrinform.ua/rubric-ato/3709626-zelenskij-povertaemosa-dodomu-z-novimi-oboronnimi-paketami-ukraina-stae-silnisou.html" text:style-name="Internet_20_link" text:visited-style-name="Visited_20_Internet_20_Link">
 <text:span text:style-name="T4">
Зеленський</text:span>
 </text:a>
</text:p>
      <text:p text:style-name="P4">
Він висловив переконання, що цю ціль буде спільно досягнуто.</text:p>
      <text:p text:style-name="P4">
"100% має бути нашим орієнтиром, ми повинні залишити агресорові 0%. 100%успіху оборонних операцій гарантує зброя та підготовка наших воїнів. І я дякуювсім, хто зміцнює нашу оборону. 100% успіху санкцій гарантує чесність в кожнійдержаві… 100% успіху нашої Формули миру гарантує дипломатія, і я дякую усім,хто допомагає нам об'єднати світ для реалізації Формули миру - єдиногореалістичного мирного плану. І, звичайно ж, 100% правосуддя. Бо без правосуддяне буде стійкого миру", - наголосив Зеленський.</text:p>
      <text:p text:style-name="P4">
На цьому тлі він подякував Раді Європи та лідерам країн-членів за рішення щодостворення Міжнародного реєстру збитків, завданих російською агресією. "Церобить ближчим створення всеохоплюючого механізму компенсації, і це покажесвіту, що про агресію навіть не треба думати", - додав Президент.</text:p>
      <text:p text:style-name="P4">
<text:span text:style-name="T4">
Читайте також:</text:span>
 <text:a xlink:type="simple" xlink:href="https://www.ukrinform.ua/rubric-world/3710151-samit-radi-evropi-zoseredit-uvagu-na-vidpovidalnosti-rosii-za-zlocin-agresii-fon-der-laen.html" text:style-name="Internet_20_link" text:visited-style-name="Visited_20_Internet_20_Link">
 </text:a>
</text:p>
      <text:p text:style-name="P4">
Також він висловив впевненість, що буде досягнуто і 100-відсотковий результату питанні створення Спеціального трибуналу щодо злочину агресії проти України.</text:p>
      <text:p text:style-name="P4">
"Європа чекала таких часів, коли лідери будуть єдині на 100% і матимуть 100%результат заради захисту Європи та наших спільних цінностей. І, нарешті, цете, чого ми зараз досягаємо.. Ми – європейці, а тому ми діємо на всі 100%наших сил, коли йдеться про захист нашого способу життя. Нехай це назавждибуде правилами нашого контенту", - підсумував глава Української держави.</text:p>
      <text:p text:style-name="P4">
Як повідомляв Укрінформ, у столиці Ісландії у вівторок розпочинаєтьсядводенний саміт глав держав і урядів 46 країн-членів Ради Європи. Одним зосновних питань порядку денного саміту буде створення <text:a xlink:type="simple" xlink:href="https://www.ukrinform.ua/rubric-vidbudova/3706858-na-samiti-v-rejkaviku-pidpisut-dogovir-akij-mae-zapustiti-miznarodnij-reestr-zbitkiv-minust.html" text:style-name="Internet_20_link" text:visited-style-name="Visited_20_Internet_20_Link">
</text:a>
 ,завданих агресією росії проти України.</text:p>
      <text:p text:style-name="P4">
<text:span text:style-name="T5">
Фото: ОП</text:span>
</text:p>
      <text:p text:style-name="P4">
Source: <text:a xlink:type="simple" xlink:href="https://www.ukrinform.ua/rubric-polytics/3710190-zelenskij-na-samiti-radi-evropi-zaklikav-diati-na-100-sil.html" text:style-name="Internet_20_link" text:visited-style-name="Visited_20_Internet_20_Link">
https://www.ukrinform.ua/rubric-polytics/3710190-zelenskij-na-samiti-radi-evropi-zaklikav-diati-na-100-sil.html</text:a>
</text:p>
      <!--NEWS-->
      <text:h text:style-name="P10" text:outline-level="1">
<text:span text:style-name="T4">
At Zaporizhzhia and Kherson directions Russian army shelled Burlatske, Vilne Pole, Novopil of...</text:span>
</text:h>
      <text:p text:style-name="P4">
Authors: liveuamap (Language: en)</text:p>
      <text:p text:style-name="P4">
Time: 2023-05-16T-40:38:00</text:p>
      <text:p text:style-name="P4">
Location: Novopavlivsk (Latitude:47.87214 Longtitude:36.67889)</text:p>
      <text:p text:style-name="P4">
Videos: []</text:p>
      <text:p text:style-name="P4">
Images: []</text:p>
      <text:p text:style-name="P4">
Tags: ["Russia"]</text:p>
      <text:p text:style-name="P4">
ID: 22563251</text:p>
      <!--METADATA-->
      <text:p text:style-name="P4">
At Zaporizhzhia and Kherson directions Russian army shelled Burlatske, VilnePole, Novopil of Donetsk region; Olhivske, Malynivka, Huliaipole, Zaliznychne,Huliaipilske, Bilohirya, Mala Tokmachka, Orikhiv and Kamyanske of Zaporizhzhiaregion; Nikopol of Dnipropetrovsk region, also Kherson city. Russian aviationconducted airstrikes at Vilne Pole of Donetsk region; Mala Tokmachka ofZaporizhzhia region and Stanislav and Kizomys of Kherson region, - GeneralStaff of Armed Forces of Ukraine says in the morning report</text:p>
      <text:p text:style-name="P4">
News Collection Link: <text:a xlink:type="simple" xlink:href="https://liveuamap.com/en/2023/16-may-at-zaporizhzhia-and-kherson-directions-russian-army" text:style-name="Internet_20_link" text:visited-style-name="Visited_20_Internet_20_Link">
https://liveuamap.com/en/2023/16-may-at-zaporizhzhia-and-kherson-directions-russian-army</text:a>
</text:p>
      <text:p text:style-name="P4">
Source: <text:a xlink:type="simple" xlink:href="https://t.me/lumsrc/4805" text:style-name="Internet_20_link" text:visited-style-name="Visited_20_Internet_20_Link">
https://t.me/lumsrc/4805</text:a>
</text:p>
      <!--NEWS-->
      <text:h text:style-name="P10" text:outline-level="1">
<text:span text:style-name="T4">
У боях за Бахмут загинув майстер з охорони природи Карпатського НПП Андрій Томащук</text:span>
</text:h>
      <text:p text:style-name="P4">
Authors: Ukrinform (Person)</text:p>
      <text:p text:style-name="P4">
Publisher: Укринформ (Organization)</text:p>
      <text:p text:style-name="P4">
Published Time: 2023-05-16T-40:42:00+03:00</text:p>
      <text:p text:style-name="P4">
Modified Time: 2023-05-16T22:42:00+03:00</text:p>
      <text:p text:style-name="P4">
Description: У боях за Бахмут загинув майстер з охорони природи Говерлянського природоохоронного науково-дослідного відділення Карпатського НПП Андрій Томащук, який служив кулеметником. — Укрінформ.</text:p>
      <text:p text:style-name="P4">
Images: ["<text:a xlink:type="simple" xlink:href="https://static.ukrinform.com/photos/2021_04/thumb_files/630_360_1617451171-445.jpg" text:style-name="Internet_20_link" text:visited-style-name="Visited_20_Internet_20_Link">
630_360_16174...</text:a>
", "<text:a xlink:type="simple" xlink:href="https://static.ukrinform.com/photos/2023_05/1684266031-509.jpg" text:style-name="Internet_20_link" text:visited-style-name="Visited_20_Internet_20_Link">
1684266031-50...</text:a>
"]</text:p>
      <text:p text:style-name="P4">
Tags: ['Бахмут', 'Загибель', 'Війна з Росією']</text:p>
      <text:p text:style-name="P4">
Type: Article</text:p>
      <!--METADATA-->
      <text:p text:style-name="P4">
<draw:frame draw:style-name="fr1" draw:name="Image51" text:anchor-type="as-char" svg:width="6.9236in" svg:height="3.956343in" draw:z-index="0">
<draw:image xlink:href="../Images/yкринформ/2023-05-16T-40-42-00-03-00/630_360_1617451171-445.jpg" xlink:type="simple" xlink:show="embed" xlink:actuate="onLoad" draw:mime-type="image/jpeg"/>
</draw:frame>
 У боях заБахмут загинув майстер з охорони природи Говерлянського природоохоронногонауково-дослідного відділення Карпатського НПП Андрій Томащук, який служивкулеметником.</text:p>
      <text:p text:style-name="P4">
Про це у <text:a xlink:type="simple" xlink:href="https://www.facebook.com/CarpathianNNP/posts/pfbid02TdpSW5PJr15vA9RZXDjemV6cVgPf12mnaSNi1jxhSVBE5EcAm2usVWs99iXaTrtYl" text:style-name="Internet_20_link" text:visited-style-name="Visited_20_Internet_20_Link">
</text:a>
повідомляє Карпатський національний природний парк, передає Укрінформ.</text:p>
      <text:p text:style-name="P4">
«У бою з російським окупантом обірвалося життя 32-річного Андрія Томащука,колеги – майстра з охорони природи Говерлянського природоохоронного науково-дослідного відділення. Андрій служив кулеметником і <text:a xlink:type="simple" xlink:href="https://www.ukrinform.ua/tag-zagibel" text:style-name="Internet_20_link" text:visited-style-name="Visited_20_Internet_20_Link">
</text:a>
 у героїчній фортеці Бахмут, до кінцявиконуючи свій професійний та моральний обов’язок», - повідомляє КарпатськийНПП.</text:p>
      <text:p text:style-name="P4">
<draw:frame draw:style-name="fr1" draw:name="Image52" text:anchor-type="as-char" svg:width="6.9236in" svg:height="9.697782in" draw:z-index="0">
<draw:image xlink:href="../Images/yкринформ/2023-05-16T-40-42-00-03-00/1684266031-509.jpg" xlink:type="simple" xlink:show="embed" xlink:actuate="onLoad" draw:mime-type="image/jpeg"/>
</draw:frame>
</text:p>
      <text:p text:style-name="P4">
За їхньою інформацією, Томащук разом з друзями першими стали на захист рідноїкраїни з початком повномасштабного вторгнення.</text:p>
      <text:p text:style-name="P4">
Колектив Карпатського НПП висловлює щирі співчуття батькам, дружині, рідним іблизьким Героя.</text:p>
      <text:p text:style-name="P4">
Source: <text:a xlink:type="simple" xlink:href="https://www.ukrinform.ua/rubric-ato/3710187-u-boah-za-bahmut-zaginuv-majster-z-ohoroni-prirodi-karpatskogo-npp-andrij-tomasuk.html" text:style-name="Internet_20_link" text:visited-style-name="Visited_20_Internet_20_Link">
https://www.ukrinform.ua/rubric-ato/3710187-u-boah-za-bahmut-zaginuv-majster-z-ohoroni-prirodi-karpatskogo-npp-andrij-tomasuk.html</text:a>
</text:p>
      <!--NEWS-->
      <text:h text:style-name="P10" text:outline-level="1">
<text:span text:style-name="T4">
Шольц: Війна з Росією не завершиться перемогою путінського імперіалізму</text:span>
</text:h>
      <text:p text:style-name="P4">
Authors: Ukrinform (Person)</text:p>
      <text:p text:style-name="P4">
Publisher: Укринформ (Organization)</text:p>
      <text:p text:style-name="P4">
Published Time: 2023-05-16T-42:38:00+03:00</text:p>
      <text:p text:style-name="P4">
Modified Time: 2023-05-16T22:38:00+03:00</text:p>
      <text:p text:style-name="P4">
Description: Російська війна проти України на мирного європейського порядку не завершиться путінською перемогою. — Укрінформ.</text:p>
      <text:p text:style-name="P4">
Images: ["<text:a xlink:type="simple" xlink:href="https://static.ukrinform.com/photos/2022_12/thumb_files/630_360_1669912793-372.jpg" text:style-name="Internet_20_link" text:visited-style-name="Visited_20_Internet_20_Link">
630_360_16699...</text:a>
"]</text:p>
      <text:p text:style-name="P4">
Tags: ['Путін', 'Рада Європи', 'Шольц', 'Війна з Росією']</text:p>
      <text:p text:style-name="P4">
Type: Article</text:p>
      <!--METADATA-->
      <text:p text:style-name="P4">
<draw:frame draw:style-name="fr1" draw:name="Image53" text:anchor-type="as-char" svg:width="6.9236in" svg:height="3.956343in" draw:z-index="0">
<draw:image xlink:href="../Images/yкринформ/2023-05-16T-42-38-00-03-00/630_360_1669912793-372.jpg" xlink:type="simple" xlink:show="embed" xlink:actuate="onLoad" draw:mime-type="image/jpeg"/>
</draw:frame>
 Російськавійна проти України на мирного європейського порядку не завершиться путінськоюперемогою.</text:p>
      <text:p text:style-name="P4">
Таке переконання висловив канцлер ФРН Олаф Шольц у своїй промові на самітіРади Європи в Рейк’явіку, повідомляє кореспондент Укрінформу.</text:p>
      <text:p text:style-name="P4">
«Одного дня російська <text:a xlink:type="simple" xlink:href="https://www.ukrinform.ua/tag-vijna" text:style-name="Internet_20_link" text:visited-style-name="Visited_20_Internet_20_Link">
 </text:a>
 закінчиться.Ясно одне, що вона не завершиться перемогою путінського імперіалізму. Мипідтримуватимемо Україну до тих пір, поки не буде досягнуто справедливогомиру», - заявив Шольц.</text:p>
      <text:p text:style-name="P4">
Одним з головних уроків, який Європа має винести з російської агресії протиєвропейського мирного порядку, є «необхідність усіма силами підтримуватиУкраїну на її демократичному європейському шляху: в захисті від російськоїагресії, зміцнення правових інституцій, при відбудові», - сказав канцлер.</text:p>
      <text:p text:style-name="P4">
Він зазначив, що РЄ важлива для притягнення окупантів, російських воєннихзлочинців і встановлення механізму стягнення компенсації за неймовірну шкоду,завдану Російською Федерацією, започаткування регістру збитків. Ці питання єодним з центральним завдань нинішнього саміту. Шольц також наголосив на ролі,яку Рада Європа може відіграти, зокрема, експертними висновками Венеціанськоїкомісії, у набутті Україною та іншими країнами, які є кандидатами, в ЄС.</text:p>
      <text:p text:style-name="P4">
Коли була організована Рада Європа в 1949 році, спогади про Другу світовувійну, розв’язану нацистською Німеччиною, були ще свіжими, а народи Європисподівалися, що культ насильства вже позаду, сказав канцлер. За його словами,засновники цього органу прагнули запобігти повторенню такого насильства танесправедливості, забезпечити рівноправність усіх перед правами таобов’язками.</text:p>
      <text:p text:style-name="P4">
<text:span text:style-name="T4">
Читайте також:</text:span>
 <text:a xlink:type="simple" xlink:href="https://www.ukrinform.ua/rubric-polytics/3709154-ukraina-moze-rozrahovuvati-na-pidtrimku-evropi-solc.html" text:style-name="Internet_20_link" text:visited-style-name="Visited_20_Internet_20_Link">
 <text:span text:style-name="T4">
Шольц</text:span>
 </text:a>
</text:p>
      <text:p text:style-name="P4">
Право, демократія, захист прав людини та мирне співіснування пов’язанінерозривно, підкреслив канцлер. Німецький лідер зауважив, що його батьківщиназа часів влади націонал-соціалістів завдала нестерпних страждань Європі тасвітові, але війна стала можливою тому, що перед тим вони спробували знищитидемократію, права людини розпалити ненависть у самій Німеччині.</text:p>
      <text:p text:style-name="P4">
Відразу після цього Шольц перейшов до того, 24 лютого Росія напала на Україну,щоби захопити її територію та пересунути кордони за допомогою сили.</text:p>
      <text:p text:style-name="P4">
«Цілком правильним рішення було виключити Росію з Ради Європи», - підкресливвін, додавши, що також правильно було призупинене членство в РЄ Білорусі черезпідтримку агресії її керівництвом. Водночас, зазначив Шольц, Рада Європа маєнаводити мости та контакти з представниками «іншої Росії та іншої Білорусі», вяких одного дня буде демократія, як би не важко було це сьогодні уявити.</text:p>
      <text:p text:style-name="P4">
Це перший саміт РЄ за 18 років. Його головна тема – України. По відеозв’язкудо учасників завернувся Президент України Володимир Зеленський.</text:p>
      <text:p text:style-name="P4">
Source: <text:a xlink:type="simple" xlink:href="https://www.ukrinform.ua/rubric-polytics/3710186-solc-vijna-z-rosieu-ne-zaversitsa-peremogou-putinskogo-imperializmu.html" text:style-name="Internet_20_link" text:visited-style-name="Visited_20_Internet_20_Link">
https://www.ukrinform.ua/rubric-polytics/3710186-solc-vijna-z-rosieu-ne-zaversitsa-peremogou-putinskogo-imperializmu.html</text:a>
</text:p>
      <!--NEWS-->
      <text:h text:style-name="P10" text:outline-level="1">
<text:span text:style-name="T4">
Russian forces conducting offensive actions at Kupyansk, Bakhmut, Avdiivka and Maryinka direc...</text:span>
</text:h>
      <text:p text:style-name="P4">
Authors: liveuamap (Language: en)</text:p>
      <text:p text:style-name="P4">
Time: 2023-05-16T-42:38:00</text:p>
      <text:p text:style-name="P4">
Location: Donetsk Oblast (Latitude:48.126 Longtitude:37.73649)</text:p>
      <text:p text:style-name="P4">
Videos: []</text:p>
      <text:p text:style-name="P4">
Images: []</text:p>
      <text:p text:style-name="P4">
Tags: ["Russia"]</text:p>
      <text:p text:style-name="P4">
ID: 22563249</text:p>
      <!--METADATA-->
      <text:p text:style-name="P4">
Russian forces conducting offensive actions at Kupyansk, Bakhmut, Avdiivka andMaryinka directions. Ukrainian military had 49 combat engagements with andRussian forces. Russian forces attempting to advance near Masutivka andNovoselivske, Bakhmut and Ivanivske, Maryinka, Avdiyivka, - General Staff ofArmed Forces of Ukraine says in the morning report</text:p>
      <text:p text:style-name="P4">
News Collection Link: <text:a xlink:type="simple" xlink:href="https://liveuamap.com/en/2023/16-may-russian-forces-conducting-offensive-actions-at-kupyansk" text:style-name="Internet_20_link" text:visited-style-name="Visited_20_Internet_20_Link">
https://liveuamap.com/en/2023/16-may-russian-forces-conducting-offensive-actions-at-kupyansk</text:a>
</text:p>
      <text:p text:style-name="P4">
Source: <text:a xlink:type="simple" xlink:href="https://t.me/lumsrc/4806" text:style-name="Internet_20_link" text:visited-style-name="Visited_20_Internet_20_Link">
https://t.me/lumsrc/4806</text:a>
</text:p>
      <!--NEWS-->
      <text:h text:style-name="P10" text:outline-level="1">
<text:span text:style-name="T4">
Зеленський: Разом із партнерами зробимо захист України від терору максимально міцним</text:span>
</text:h>
      <text:p text:style-name="P4">
Authors: Ukrinform (Person)</text:p>
      <text:p text:style-name="P4">
Publisher: Укринформ (Organization)</text:p>
      <text:p text:style-name="P4">
Published Time: 2023-05-16T-44:34:00+03:00</text:p>
      <text:p text:style-name="P4">
Modified Time: 2023-05-16T22:34:00+03:00</text:p>
      <text:p text:style-name="P4">
Description: Ми – разом із партнерами України – зробимо захист від терору максимально міцним. — Укрінформ.</text:p>
      <text:p text:style-name="P4">
Images: ["<text:a xlink:type="simple" xlink:href="https://static.ukrinform.com/photos/2023_04/thumb_files/630_360_1682451261-591.jpeg" text:style-name="Internet_20_link" text:visited-style-name="Visited_20_Internet_20_Link">
630_360_16824...</text:a>
"]</text:p>
      <text:p text:style-name="P4">
Tags: ['Зеленський', 'Війна з Росією', '#stoprussia', 'Patriot ', 'ППО']</text:p>
      <text:p text:style-name="P4">
Type: Article</text:p>
      <!--METADATA-->
      <text:p text:style-name="P4">
<draw:frame draw:style-name="fr1" draw:name="Image54" text:anchor-type="as-char" svg:width="6.9236in" svg:height="3.956343in" draw:z-index="0">
<draw:image xlink:href="../Images/yкринформ/2023-05-16T-44-34-00-03-00/630_360_1682451261-591.jpeg" xlink:type="simple" xlink:show="embed" xlink:actuate="onLoad" draw:mime-type="image/jpeg"/>
</draw:frame>
 Ми –разом із партнерами України – зробимо захист від терору максимально міцним.</text:p>
      <text:p text:style-name="P4">
Про це заявив у вечірньому <text:a xlink:type="simple" xlink:href="https://www.youtube.com/watch" text:style-name="Internet_20_link" text:visited-style-name="Visited_20_Internet_20_Link">
 </text:a>
Президент Володимир Зеленський, передає Укрінформ.</text:p>
      <text:p text:style-name="P4">
_Відео:<text:a xlink:type="simple" xlink:href="https://t.me/OP_UA/9512" text:style-name="Internet_20_link" text:visited-style-name="Visited_20_Internet_20_Link">
 </text:a>
 _</text:p>
      <text:p text:style-name="P4">
<text:span text:style-name="T4">
<text:span text:style-name="T5">
Бажаю здоровʼя, шановні українці!</text:span>
 </text:span>
</text:p>
      <text:p text:style-name="P4">
Передусім я хочу подякувати всім захисникам і захисницям нашого неба. Дякуювам, герої!</text:p>
      <text:p text:style-name="P4">
Вісімнадцять із вісімнадцяти ракет збито. Тому й працюємо постійно надвізитами, які принесуть іще можливостей, іще систем Patriot, IRIS-T, Crotale,Hawk, NASAMS. Знов і знов дякую і всім нашим партнерам у світі, хто допомігнашій державі з відповідними системами захисту неба!</text:p>
      <text:p text:style-name="P4">
Учора ще ми домовились у Британії з Ріші, паном премʼєр-міністром, щопрацюватимемо над коаліцією винищувачів – тренування, літаки, результати.Учора ж це підтримав пан президент Франції Макрон, а сьогодні підтримав панпремʼєр-міністр Нідерландів Марк Рютте. Хороший початок коаліції! Дякую всім!</text:p>
      <text:p text:style-name="P4">
Проте важливо сказати ще одну річ. Ми маємо памʼятати й те, яких зусиль вартатака зброя для України. Скільки часу, енергії, аргументів, зустрічей,інформаційної роботи дали нам змогу будувати таку систему <text:a xlink:type="simple" xlink:href="https://www.ukrinform.ua/tag-ppo" text:style-name="Internet_20_link" text:visited-style-name="Visited_20_Internet_20_Link">
</text:a>
 . Це колосальна робота… І я дякую кожномуі кожній, хто до неї залучений! На всіх рівнях. День за днем, місяць замісяцем наша команда діяла заради того, щоб у нас був захист неба. Колись мичули, що Patriot – це нібито нереально. А зараз ось вони, Patriot.</text:p>
      <text:p text:style-name="P4">
І це ще не все, що ми забезпечимо для України! Ми – разом із партнерамиУкраїни – зробимо захист від терору максимально міцним.</text:p>
      <text:p text:style-name="P4">
Сьогодні із самого ранку першим питанням після повернення з відрядження провівзасідання Ставки. Були доповіді командувачів оперативних напрямків, головкома,урядовців, які відповідають за забезпечення оборони, розвідки.</text:p>
      <text:p text:style-name="P4">
Дуже важлива доповідь генерала Сирського – щодо ситуації на Бахмутськомунапрямку. Я дякую всім нашим бійцям там, кожному солдату, сержанту, офіцеру,які роблять надлюдські речі на цьому напрямку. Молодці всі!</text:p>
      <text:p text:style-name="P4">
А особливо я хочу відзначити 5-ту окрему штурмову бригаду, десантників«Вісімдесятки» та воїнів 57-ї окремої мотопіхотної бригади. Ваша сміливість,ваша рішучість і ваші успіхи в знищенні ворога – це надзвичайно важливо!Дякую!</text:p>
      <text:p text:style-name="P4">
Таврійський напрямок. «Сімдесятдевʼятка» – славетна 79-та окрема десантно-штурмова бригада, артилеристи 55-ї окремої артилерійської бригади, 74-йокремий розвідувальний батальйон, 116-та окрема бригада територіальноїоборони, 128-ма окрема гірсько-штурмова Закарпатська бригада… Дякую вам!Стійкість і влучність ваша – зразкові.</text:p>
      <text:p text:style-name="P4">
Узяв участь – онлайн – у роботі Саміту Ради Європи, що працює сьогодні вРейкʼявіку. Усі країни вільної Європи, сильні лідери нашої Європи… Подякувавїм за підтримку нашої держави й закликав діяти разом і надалі на 100%, щоб мибули захищені – уся Україна, уся Європа, увесь вільний світ – на 100%. Жоднаракета терористів, жодна гармата терористів і жоден шантаж терористів неповинні загрожувати свободі!</text:p>
      <text:p text:style-name="P4">
Провів кілька нарад сьогодні щодо міжнародних заходів – ми робимо все, щобдати нашим воїнам іще більше можливостей, щоб зробити закінчення цієї війнинашою перемогою ще ближчим.</text:p>
      <text:p text:style-name="P4">
Готуємо ще новини для України!</text:p>
      <text:p text:style-name="P4">
Слава кожному нашому воїну!</text:p>
      <text:p text:style-name="P4">
Слава кожному, хто допомагає!</text:p>
      <text:p text:style-name="P4">
<text:span text:style-name="T4">
<text:span text:style-name="T5">
Слава Україні!</text:span>
 </text:span>
</text:p>
      <text:p text:style-name="P4">
Source: <text:a xlink:type="simple" xlink:href="https://www.ukrinform.ua/rubric-ato/3710191-zelenskij-razom-iz-partnerami-zrobimo-zahist-ukraini-vid-teroru-maksimalno-micnim.html" text:style-name="Internet_20_link" text:visited-style-name="Visited_20_Internet_20_Link">
https://www.ukrinform.ua/rubric-ato/3710191-zelenskij-razom-iz-partnerami-zrobimo-zahist-ukraini-vid-teroru-maksimalno-micnim.html</text:a>
</text:p>
      <!--NEWS-->
      <text:h text:style-name="P10" text:outline-level="1">
<text:span text:style-name="T4">
Держдеп назвав безпідставним затримання ексспівробітника посольства США в росії</text:span>
</text:h>
      <text:p text:style-name="P4">
Authors: Ukrinform (Person)</text:p>
      <text:p text:style-name="P4">
Publisher: Укринформ (Organization)</text:p>
      <text:p text:style-name="P4">
Published Time: 2023-05-16T-46:31:00+03:00</text:p>
      <text:p text:style-name="P4">
Modified Time: 2023-05-16T22:31:00+03:00</text:p>
      <text:p text:style-name="P4">
Description: Офіційний Вашингтон засудив затримання російським ФСБ колишнього співробітника дипломатичних представництв США в росії Роберта Шонова, назвавши звинувачення проти нього безпідставними. — Укрінформ.</text:p>
      <text:p text:style-name="P4">
Images: ["<text:a xlink:type="simple" xlink:href="https://static.ukrinform.com/photos/2022_10/thumb_files/630_360_1666031974-150.jpg" text:style-name="Internet_20_link" text:visited-style-name="Visited_20_Internet_20_Link">
630_360_16660...</text:a>
"]</text:p>
      <text:p text:style-name="P4">
Tags: ['Посольство', 'США', 'Держдеп', 'Затримання']</text:p>
      <text:p text:style-name="P4">
Type: Article</text:p>
      <!--METADATA-->
      <text:p text:style-name="P4">
<draw:frame draw:style-name="fr1" draw:name="Image55" text:anchor-type="as-char" svg:width="6.9236in" svg:height="3.956343in" draw:z-index="0">
<draw:image xlink:href="../Images/yкринформ/2023-05-16T-46-31-00-03-00/630_360_1666031974-150.jpg" xlink:type="simple" xlink:show="embed" xlink:actuate="onLoad" draw:mime-type="image/jpeg"/>
</draw:frame>
 ОфіційнийВашингтон засудив затримання російським ФСБ колишнього співробітникадипломатичних представництв США в росії Роберта Шонова, назвавши звинуваченняпроти нього безпідставними.</text:p>
      <text:p text:style-name="P4">
Про це заявив у вівторок під час пресбрифінгу в Вашингтоні заступник речникаДерждепартаменту США Ведант Пател, передає власний кореспондент Укрінформу.</text:p>
      <text:p text:style-name="P4">
«Ми рішуче засуджуємо повідомлення про <text:a xlink:type="simple" xlink:href="https://www.ukrinform.ua/tag-arest" text:style-name="Internet_20_link" text:visited-style-name="Visited_20_Internet_20_Link">
 </text:a>
Роберта Шонова, колишнього співробітника місії США в Росії. Ці звинуваченняпроти пана Шонова абсолютно безпідставні», - зауважив представник Держдепу.</text:p>
      <text:p text:style-name="P4">
Він поінформував, що Шонов під час роботи в Генеральному консульстві США уВладивостоку зосереджувався на зв’язках із пресою та громадськістю. Вінпропрацював там понад 25 років.</text:p>
      <text:p text:style-name="P4">
За словами представника Держдепу, Шонов є громадянином Росії. Після того, якРФ змусила американські диппредставництва звільнити весь місцевий персонал,Шонова найняла компанія, яка уклала контракт на надання послуг посольству вМоскві. «І це було зроблено в суворій відповідності до російських законів іправил»,- зазначив Пател.</text:p>
      <text:p text:style-name="P4">
Він також зауважив, що через російське громадянство Шонова, США не маютьможливості ані відвідати, ані поспілкуватися з ним.</text:p>
      <text:p text:style-name="P4">
<text:span text:style-name="T4">
Читайте також:</text:span>
 <text:a xlink:type="simple" xlink:href="https://www.ukrinform.ua/rubric-world/3678113-u-rosii-siloviki-zatrimali-zinku-cerez-finansovu-dopomogu-zsu.html" text:style-name="Internet_20_link" text:visited-style-name="Visited_20_Internet_20_Link">
 </text:a>
</text:p>
      <text:p text:style-name="P4">
Як повідомляв <text:a xlink:type="simple" xlink:href="https://www.ukrinform.ua/rubric-world/3709921-u-rosii-zatrimali-kolisnogo-spivrobitnika-posolstva-ssa.html" text:style-name="Internet_20_link" text:visited-style-name="Visited_20_Internet_20_Link">
 </text:a>
 , ФСБ звинуватилаРоберта Шонова у «співпраці на конфіденційній основі з іноземною державою».Його затримали у Владивостоку, після чого доставили до московського СІЗО«Лефортово». Ще в березні суд санкціонував арешт Шонова, тепер слідчі ФСБподали клопотання у Лефортівський суд Москви про продовження арешту на тримісяці.</text:p>
      <text:p text:style-name="P4">
Російська «Медіазона» вважає, що кримінальне переслідування Шонова може бутипов'язане зі справою петербурзького художника Данила Крінарі, підозрюваного успівпраці з Україною.</text:p>
      <text:p text:style-name="P4">
Source: <text:a xlink:type="simple" xlink:href="https://www.ukrinform.ua/rubric-world/3710185-derzdep-nazvav-bezpidstavnim-zatrimanna-eksspivrobitnika-posolstva-ssa-v-rosii.html" text:style-name="Internet_20_link" text:visited-style-name="Visited_20_Internet_20_Link">
https://www.ukrinform.ua/rubric-world/3710185-derzdep-nazvav-bezpidstavnim-zatrimanna-eksspivrobitnika-posolstva-ssa-v-rosii.html</text:a>
</text:p>
      <!--NEWS-->
      <text:h text:style-name="P10" text:outline-level="1">
<text:span text:style-name="T4">
Британія і Нідерланди спільно працюватимуть над створенням коаліції винищувачів для України</text:span>
</text:h>
      <text:p text:style-name="P4">
Authors: Ukrinform (Person)</text:p>
      <text:p text:style-name="P4">
Publisher: Укринформ (Organization)</text:p>
      <text:p text:style-name="P4">
Published Time: 2023-05-16T-48:29:00+03:00</text:p>
      <text:p text:style-name="P4">
Modified Time: 2023-05-16T22:29:00+03:00</text:p>
      <text:p text:style-name="P4">
Description: Прем'єр-міністр Великої Британії Ріші Сунак та прем'єр-міністр Нідерландів Марк Рютте  працюватимуть над створенням міжнародної коаліції винищувачів для України. — Укрінформ.</text:p>
      <text:p text:style-name="P4">
Images: ["<text:a xlink:type="simple" xlink:href="https://static.ukrinform.com/photos/2015_11/thumb_files/630_360_1446829545-6581-foto-wikipediaorg.jpg" text:style-name="Internet_20_link" text:visited-style-name="Visited_20_Internet_20_Link">
630_360_14468...</text:a>
"]</text:p>
      <text:p text:style-name="P4">
Tags: ['Британія', 'Нідерланди', 'Саміт', 'Рада Європи', 'Винищувач', 'Війна з Росією']</text:p>
      <text:p text:style-name="P4">
Type: Article</text:p>
      <!--METADATA-->
      <text:p text:style-name="P4">
<draw:frame draw:style-name="fr1" draw:name="Image56" text:anchor-type="as-char" svg:width="6.9236in" svg:height="3.956343in" draw:z-index="0">
<draw:image xlink:href="../Images/yкринформ/2023-05-16T-48-29-00-03-00/630_360_1446829545-6581-foto-wikipediaorg.jpg" xlink:type="simple" xlink:show="embed" xlink:actuate="onLoad" draw:mime-type="image/jpeg"/>
</draw:frame>
 Прем'єр-міністр Великої Британії Ріші Сунак та прем'єр-міністр Нідерландів Марк Рютте працюватимуть над створенням міжнародноїкоаліції винищувачів для України.</text:p>
      <text:p text:style-name="P4">
На цьому вони наголосили під час зустрічі в межах саміту Ради Європи, написаву <text:a xlink:type="simple" xlink:href="https://t.me/ermaka2022/2691" text:style-name="Internet_20_link" text:visited-style-name="Visited_20_Internet_20_Link">
</text:a>
керівник Офісу Президента Андрій Єрмак, передає Укрінформ.</text:p>
      <text:p text:style-name="P4">
"Нам потрібні <text:a xlink:type="simple" xlink:href="https://www.ukrinform.ua/tag-vinisuvac" text:style-name="Internet_20_link" text:visited-style-name="Visited_20_Internet_20_Link">
 </text:a>
 і дякую союзникам зарішення працювати у цьому напрямку, включно з навчанням наших пілотів.Зокрема, готовність навчати підтвердила Бельгія", - підкреслив Єрмак.</text:p>
      <text:p text:style-name="P4">
Прем’єр Великої Британії під час зустрічі також ще раз наголосив на тому, щомісце України - в НАТО.</text:p>
      <text:p text:style-name="P4">
<text:span text:style-name="T4">
Читайте також:</text:span>
 <text:a xlink:type="simple" xlink:href="https://www.ukrinform.ua/rubric-ato/3709814-ukraina-hoce-otrimati-vid-souznikiv-4050-vinisuvaciv-f16-radnik-reznikova.html" text:style-name="Internet_20_link" text:visited-style-name="Visited_20_Internet_20_Link">
 <text:span text:style-name="T4">
винищувач</text:span>
 </text:a>
</text:p>
      <text:p text:style-name="P4">
Лідери Великої Британії та Нідерландів погодилися з важливістю наданнясоюзниками довгострокової безпекової підтримки Україні.</text:p>
      <text:p text:style-name="P4">
Як повідомляв Укрінформ, від початку повномасштабного вторгнення росії вУкраїну В <text:a xlink:type="simple" xlink:href="https://www.ukrinform.ua/rubric-ato/3707970-polsa-peredala-ukraini-vze-14-litakiv-mig29-i-ponad-300-tankiv.html" text:style-name="Internet_20_link" text:visited-style-name="Visited_20_Internet_20_Link">
 </text:a>
 14 винищувачів МіГ-29 і325 танків.</text:p>
      <text:p text:style-name="P4">
Source: <text:a xlink:type="simple" xlink:href="https://www.ukrinform.ua/rubric-ato/3710188-britania-i-niderlandi-spilno-pracuvatimut-nad-stvorennam-koalicii-vinisuvaciv-dla-ukraini.html" text:style-name="Internet_20_link" text:visited-style-name="Visited_20_Internet_20_Link">
https://www.ukrinform.ua/rubric-ato/3710188-britania-i-niderlandi-spilno-pracuvatimut-nad-stvorennam-koalicii-vinisuvaciv-dla-ukraini.html</text:a>
</text:p>
      <!--NEWS-->
      <text:h text:style-name="P10" text:outline-level="1">
<text:span text:style-name="T4">
Ворог за добу 20 разів обстріляв прикордоння Сумщини - 112 «прильотів»</text:span>
</text:h>
      <text:p text:style-name="P4">
Authors: Ukrinform (Person)</text:p>
      <text:p text:style-name="P4">
Publisher: Укринформ (Organization)</text:p>
      <text:p text:style-name="P4">
Published Time: 2023-05-16T-50:25:00+03:00</text:p>
      <text:p text:style-name="P4">
Modified Time: 2023-05-16T22:25:00+03:00</text:p>
      <text:p text:style-name="P4">
Description: Армія російської федерації протягом 16 травня здійснила 20 обстрілів прикордоння Сумської області, зафіксовано 112 вибухів. — Укрінформ.</text:p>
      <text:p text:style-name="P4">
Images: ["<text:a xlink:type="simple" xlink:href="https://static.ukrinform.com/photos/2022_12/thumb_files/630_360_1669987737-966.jpg" text:style-name="Internet_20_link" text:visited-style-name="Visited_20_Internet_20_Link">
630_360_16699...</text:a>
"]</text:p>
      <text:p text:style-name="P4">
Tags: ['Обстріл', 'Сумщина', 'Війна з Росією']</text:p>
      <text:p text:style-name="P4">
Type: Article</text:p>
      <!--METADATA-->
      <text:p text:style-name="P4">
<draw:frame draw:style-name="fr1" draw:name="Image57" text:anchor-type="as-char" svg:width="6.9236in" svg:height="3.956343in" draw:z-index="0">
<draw:image xlink:href="../Images/yкринформ/2023-05-16T-50-25-00-03-00/630_360_1669987737-966.jpg" xlink:type="simple" xlink:show="embed" xlink:actuate="onLoad" draw:mime-type="image/jpeg"/>
</draw:frame>
 Арміяросійської федерації протягом 16 травня здійснила 20 обстрілів прикордонняСумської області, зафіксовано 112 вибухів.</text:p>
      <text:p text:style-name="P4">
Як передає Укрінформ, про це Сумська обласна військова адміністраціяповідомляє у <text:a xlink:type="simple" xlink:href="https://t.me/Sumy_news_ODA/16200" text:style-name="Internet_20_link" text:visited-style-name="Visited_20_Internet_20_Link">
</text:a>
.</text:p>
      <text:p text:style-name="P4">
“Протягом дня росіяни здійснили 20 <text:a xlink:type="simple" xlink:href="https://www.ukrinform.ua/tag-obstril" text:style-name="Internet_20_link" text:visited-style-name="Visited_20_Internet_20_Link">
 </text:a>
прикордоння. Зафіксовано 112 вибухів. Обстрілів зазнали Білопільська,Миропільська, Юнаківська, Хотінська, Новослобідська, Середино-Будська,Великописарівська громади”, - ідеться в повідомленні.</text:p>
      <text:p text:style-name="P4">
На Миропільську громаду росіяни за допомогою безпілотників скинули боєприпасиВОГ, зафіксовано чотири вибухи. Також ворог бив з міномета – 11 вибухів. Крімтого, агресор обстріляв громаду з артилерії, випустивши п`ять снарядів.Пошкоджено елеватор, гараж агропідприємства, приватний будинок. Одна цивільнаособа зазнала поранень.</text:p>
      <text:p text:style-name="P4">
По Білопільській громаді ворог бив з міномета, випустивши 33 міни. Внаслідокодного з обстрілів пошкоджено приватний житловий будинок. Також агресоробстріляв громаду з автоматичного гранатомета, зафіксовано три вибухи таартилерії – 8 вибухів.</text:p>
      <text:p text:style-name="P4">
Юнаківськe громаду росіяни обстріляли з міномета, зафіксовано чотири вибухи.</text:p>
      <text:p text:style-name="P4">
Середино-Будську громаду росіяни обстріляли з артилерії, зафіксовано 14вибухів.</text:p>
      <text:p text:style-name="P4">
На територію Хотінської громади росіяни скинули п'ять мін.</text:p>
      <text:p text:style-name="P4">
<text:span text:style-name="T4">
Читайте також:</text:span>
 <text:a xlink:type="simple" xlink:href="https://www.ukrinform.ua/rubric-ato/3710147-vorog-obstrilav-nikopolskij-rajon-e-rujnuvanna.html" text:style-name="Internet_20_link" text:visited-style-name="Visited_20_Internet_20_Link">
 <text:span text:style-name="T4">
обстріл</text:span>
 </text:a>
</text:p>
      <text:p text:style-name="P4">
Великописарівську громаду агресор обстріляв з гранатомета, зафіксовано 12вибухів та артилерії, випустивши 12 снарядів.</text:p>
      <text:p text:style-name="P4">
Новослобідську громаду росіяни обстріли з міномета, зафіксовано один вибух.</text:p>
      <text:p text:style-name="P4">
Як повідомляв Укрінформ, 15 травня російська армія 12 разів атакувала з різнихвидів зброї прикордонні громади Сумської області.</text:p>
      <text:p text:style-name="P4">
Source: <text:a xlink:type="simple" xlink:href="https://www.ukrinform.ua/rubric-ato/3710184-vorog-za-dobu-20-raziv-obstrilav-prikordonna-sumsini-112-prilotiv.html" text:style-name="Internet_20_link" text:visited-style-name="Visited_20_Internet_20_Link">
https://www.ukrinform.ua/rubric-ato/3710184-vorog-za-dobu-20-raziv-obstrilav-prikordonna-sumsini-112-prilotiv.html</text:a>
</text:p>
      <!--NEWS-->
      <text:h text:style-name="P10" text:outline-level="1">
<text:span text:style-name="T4">
Катрін Денев на відкритті Каннського кінофестивалю зачитала вірш Лесі Українки</text:span>
</text:h>
      <text:p text:style-name="P4">
Authors: Ukrinform (Person)</text:p>
      <text:p text:style-name="P4">
Publisher: Укринформ (Organization)</text:p>
      <text:p text:style-name="P4">
Published Time: 2023-05-16T-52:18:12+03:00</text:p>
      <text:p text:style-name="P4">
Modified Time: 2023-05-16T22:18:12+03:00</text:p>
      <text:p text:style-name="P4">
Description: Французька кіноакторка Катрін Денев зачитала вірш Лесі Українки “Надія” під час церемонії відкриття 76 Міжнародного Каннського кінофестивалю. — Укрінформ.</text:p>
      <text:p text:style-name="P4">
Images: ["<text:a xlink:type="simple" xlink:href="https://static.ukrinform.com/photos/2018_01/thumb_files/630_360_1515580644-9274.jpg" text:style-name="Internet_20_link" text:visited-style-name="Visited_20_Internet_20_Link">
630_360_15155...</text:a>
"]</text:p>
      <text:p text:style-name="P4">
Tags: ['Актриса', 'Франція', 'Каннський кінофестиваль', 'Україна', 'Леся Українка']</text:p>
      <text:p text:style-name="P4">
Type: Article</text:p>
      <!--METADATA-->
      <text:p text:style-name="P4">
<draw:frame draw:style-name="fr1" draw:name="Image58" text:anchor-type="as-char" svg:width="6.9236in" svg:height="3.956343in" draw:z-index="0">
<draw:image xlink:href="../Images/yкринформ/2023-05-16T-52-18-12-03-00/630_360_1515580644-9274.jpg" xlink:type="simple" xlink:show="embed" xlink:actuate="onLoad" draw:mime-type="image/jpeg"/>
</draw:frame>
Французька кіноакторка Катрін Денев зачитала вірш Лесі Українки “Надія” підчас церемонії відкриття 76 Міжнародного Каннського кінофестивалю.</text:p>
      <text:p text:style-name="P4">
Як передає Укрінформ, про це повідомив у <text:a xlink:type="simple" xlink:href="https://t.me/ermaka2022/2690" text:style-name="Internet_20_link" text:visited-style-name="Visited_20_Internet_20_Link">
 </text:a>
керівник ОП Андрій Єрмак.</text:p>
      <text:p text:style-name="Quotations">

<text:p text:style-name="P4">
Catherine Deneuve supports Ukraine 🇺🇦 <text:a xlink:type="simple" xlink:href="https://t.co/F8q2nhdJMZ" text:style-name="Internet_20_link" text:visited-style-name="Visited_20_Internet_20_Link">
 </text:a>
&gt;
&gt;
 — ᴀᴍɪɪ (@merylmarylue) <text:a xlink:type="simple" xlink:href="https://twitter.com/merylmarylue/status/1658540445239234561" text:style-name="Internet_20_link" text:visited-style-name="Visited_20_Internet_20_Link">
&gt;
 </text:a>
</text:p>

</text:p>
      <text:p text:style-name="P4">
“На 76-му Міжнародному <text:a xlink:type="simple" xlink:href="https://www.ukrinform.ua/tag-kannskij-kinofestival" text:style-name="Internet_20_link" text:visited-style-name="Visited_20_Internet_20_Link">
 </text:a>
неперевершена Катрін Денев підтримала Україну. Кіноакторка зачитала вірш ЛесіУкраїнки «Надія» під час церемонії відкриття. Світ кіно підтримує нашудержаву. Ми дуже вдячні за солідарність”, - зазначив Єрмак.</text:p>
      <text:p text:style-name="P4">
Як повідомлялося, цьогоріч Каннський кінофестиваль проходитиме з 16 до 27травня. Відкрила його історична драма "Фаворитка" (Jeanne Du Barry), одну зголовних ролей в якій зіграв Джонні Депп.</text:p>
      <text:p text:style-name="P4">
<text:span text:style-name="T4">
Читайте також:</text:span>
 <text:a xlink:type="simple" xlink:href="https://www.ukrinform.ua/rubric-culture/3705677-u-kannah-pokazut-3dkinematograficnu-vistavku-pro-zahoplenna-rosianami-kiivsini.html" text:style-name="Internet_20_link" text:visited-style-name="Visited_20_Internet_20_Link">
 </text:a>
</text:p>
      <text:p text:style-name="P4">
Також на фестивалі у Каннах відбудеться <text:a xlink:type="simple" xlink:href="https://www.ukrinform.ua/rubric-culture/3701247-svitova-premera-polskoukrainskoi-korotkometrazki-ak-ce-bulo-vidbudetsa-u-kannah.html" text:style-name="Internet_20_link" text:visited-style-name="Visited_20_Internet_20_Link">
 </text:a>
 <text:a xlink:type="simple" xlink:href="https://www.ukrinform.ua/rubric-culture/3701247-svitova-premera-polskoukrainskoi-korotkometrazki-ak-ce-bulo-vidbudetsa-u-kannah.html" text:style-name="Internet_20_link" text:visited-style-name="Visited_20_Internet_20_Link">
 </text:a>
 короткометражної польсько-української драми "Як цебуло".</text:p>
      <text:p text:style-name="P4">
<text:span text:style-name="T5">
Фото: Getty Images</text:span>
</text:p>
      <text:p text:style-name="P4">
Source: <text:a xlink:type="simple" xlink:href="https://www.ukrinform.ua/rubric-culture/3710183-katrin-denev-na-vidkritti-kannskogo-kinofestivalu-zacitala-virs-lesi-ukrainki.html" text:style-name="Internet_20_link" text:visited-style-name="Visited_20_Internet_20_Link">
https://www.ukrinform.ua/rubric-culture/3710183-katrin-denev-na-vidkritti-kannskogo-kinofestivalu-zacitala-virs-lesi-ukrainki.html</text:a>
</text:p>
      <!--NEWS-->
      <text:h text:style-name="P10" text:outline-level="1">
<text:span text:style-name="T4">
Білий дім не підтвердив повідомлення про пошкодження Patriot в Україні</text:span>
</text:h>
      <text:p text:style-name="P4">
Authors: Ukrinform (Person)</text:p>
      <text:p text:style-name="P4">
Publisher: Укринформ (Organization)</text:p>
      <text:p text:style-name="P4">
Published Time: 2023-05-16T-54:06:00+03:00</text:p>
      <text:p text:style-name="P4">
Modified Time: 2023-05-16T22:06:00+03:00</text:p>
      <text:p text:style-name="P4">
Description: Офіційний Вашингтон наразі не може підтвердити інформації про те, що в Україні після останнього ракетного обстрілу з боку Росії була пошкоджена установка системи Patriot.</text:p>
      <text:p text:style-name="P4">
— Укрінформ.</text:p>
      <text:p text:style-name="P4">
Images: ["<text:a xlink:type="simple" xlink:href="https://static.ukrinform.com/photos/2016_08/thumb_files/630_360_1472621188-8020.jpg" text:style-name="Internet_20_link" text:visited-style-name="Visited_20_Internet_20_Link">
630_360_14726...</text:a>
"]</text:p>
      <text:p text:style-name="P4">
Tags: ['Україна', 'Білий дім', 'Patriot ']</text:p>
      <text:p text:style-name="P4">
Type: Article</text:p>
      <!--METADATA-->
      <text:p text:style-name="P4">
<draw:frame draw:style-name="fr1" draw:name="Image59" text:anchor-type="as-char" svg:width="6.9236in" svg:height="3.956343in" draw:z-index="0">
<draw:image xlink:href="../Images/yкринформ/2023-05-16T-54-06-00-03-00/630_360_1472621188-8020.jpg" xlink:type="simple" xlink:show="embed" xlink:actuate="onLoad" draw:mime-type="image/jpeg"/>
</draw:frame>
Офіційний Вашингтон наразі не може підтвердити інформації про те, що в Україніпісля останнього ракетного обстрілу з боку Росії була пошкоджена установкасистеми Patriot.</text:p>
      <text:p text:style-name="P4">
Про це заявив у вівторок координатор Ради нацбезпеки Білого дому Джон Кірбі,передає власний кореспондент Укрінформу.</text:p>
      <text:p text:style-name="P4">
«Передусім, я не можу підтвердити ці повідомлення», - зазначив під часбрифінгу в Вашингтоні високопоставлений представник адміністрації Байдена.</text:p>
      <text:p text:style-name="P4">
Водночас, за його словами, якби системі Patriot і було завдано шкоди, як,наприклад, іншим переданим в Україну зразкам <text:a xlink:type="simple" xlink:href="https://www.ukrinform.ua/tag-zbroa" text:style-name="Internet_20_link" text:visited-style-name="Visited_20_Internet_20_Link">
 </text:a>
 , таким як гаубиці M777, і українці не змогли б провести ремонт намісці, США «безумовно допомогли б в цьому».</text:p>
      <text:p text:style-name="P4">
<text:span text:style-name="T4">
Читайте також:</text:span>
 <text:a xlink:type="simple" xlink:href="https://www.ukrinform.ua/rubric-ato/3708555-cnn-stali-vidomi-podrobici-zbitta-kindzala-rosia-namagalasa-znisiti-patriot.html" text:style-name="Internet_20_link" text:visited-style-name="Visited_20_Internet_20_Link">
 <text:span text:style-name="T4">
Patriot</text:span>
 </text:a>
</text:p>
      <text:p text:style-name="P4">
Як повідомляв <text:a xlink:type="simple" xlink:href="https://www.ukrinform.ua/rubric-ato/3709737-sipi-ppo-vnoci-znisili-usi-18-rosijskih-raket-sered-nih-sist-kinzaliv.html" text:style-name="Internet_20_link" text:visited-style-name="Visited_20_Internet_20_Link">
 </text:a>
 , в ніч противівторка російські окупанти атакували Україну з північного, південного тасхідного напрямків 18 ракетами різних типів повітряного, морського таназемного базування.</text:p>
      <text:p text:style-name="P4">
Source: <text:a xlink:type="simple" xlink:href="https://www.ukrinform.ua/rubric-ato/3710181-bilij-dim-ne-pidtverdiv-povidomlenna-pro-poskodzenna-patriot-v-ukraini.html" text:style-name="Internet_20_link" text:visited-style-name="Visited_20_Internet_20_Link">
https://www.ukrinform.ua/rubric-ato/3710181-bilij-dim-ne-pidtverdiv-povidomlenna-pro-poskodzenna-patriot-v-ukraini.html</text:a>
</text:p>
      <!--NEWS-->
      <text:h text:style-name="P10" text:outline-level="1">
<text:span text:style-name="T4">
У четвер Росія скликає Радбез ООН, аби «засудити» постачання зброї Україні</text:span>
</text:h>
      <text:p text:style-name="P4">
Authors: Ukrinform (Person)</text:p>
      <text:p text:style-name="P4">
Publisher: Укринформ (Organization)</text:p>
      <text:p text:style-name="P4">
Published Time: 2023-05-16T-57:58:00+03:00</text:p>
      <text:p text:style-name="P4">
Modified Time: 2023-05-16T21:58:00+03:00</text:p>
      <text:p text:style-name="P4">
Description: У четвер, 18 травня, на запит Росії відбудеться засідання Ради Безпеки ООН, яке обговорить постачання західної зброї Україні. — Укрінформ.</text:p>
      <text:p text:style-name="P4">
Images: ["<text:a xlink:type="simple" xlink:href="https://static.ukrinform.com/photos/2015_10/thumb_files/630_360_1445002358-2357.jpg" text:style-name="Internet_20_link" text:visited-style-name="Visited_20_Internet_20_Link">
630_360_14450...</text:a>
"]</text:p>
      <text:p text:style-name="P4">
Tags: ['ООН', 'Зброя', 'Росія', 'Кислиця', 'Радбез ООН', 'Війна з Росією']</text:p>
      <text:p text:style-name="P4">
Type: Article</text:p>
      <!--METADATA-->
      <text:p text:style-name="P4">
<draw:frame draw:style-name="fr1" draw:name="Image60" text:anchor-type="as-char" svg:width="6.9236in" svg:height="3.956343in" draw:z-index="0">
<draw:image xlink:href="../Images/yкринформ/2023-05-16T-57-58-00-03-00/630_360_1445002358-2357.jpg" xlink:type="simple" xlink:show="embed" xlink:actuate="onLoad" draw:mime-type="image/jpeg"/>
</draw:frame>
 Учетвер, 18 травня, на запит Росії відбудеться засідання Ради Безпеки ООН, якеобговорить постачання західної зброї Україні.</text:p>
      <text:p text:style-name="P4">
Про це передає власний кореспондент Укрінформу у Нью-Йорку.</text:p>
      <text:p text:style-name="P4">
«Небензя (постпред РФ при ООН Василь Небензя, — ред.) - знаряддя воєннихзлочинів - вимагає скликати на цьому тижні засідання Радбезу ООН, щоб«засудити» постачання нашими союзниками і партнерами зброї силам оборониУкраїни, — написав у <text:a xlink:type="simple" xlink:href="https://twitter.com/sergiykyslytsya/status/1658421218989547520" text:style-name="Internet_20_link" text:visited-style-name="Visited_20_Internet_20_Link">
</text:a>
постійний представник України при ООН Сергій Кислиця. — Рашизм буде покараний,а з ним і його висип — лаврови, небензі, подлянські». (Дмитро Полянський —заступник постпреда РФ при ООН).</text:p>
      <text:p text:style-name="P4">
За словами Кислиці, «рашизм не зупиниться сам по собі», він має бути і будепереможений.</text:p>
      <text:p text:style-name="P4">
«Наші сили оборони захищають цивільне населення, — додав він. — Це зводить зрозуму рашистів, а Небензя, співучасник воєнних злочинів, скликає засіданняРадбезу ООН щодо постачання зброї в Україну».</text:p>
      <text:p text:style-name="P4">
<text:span text:style-name="T4">
Читайте також:</text:span>
 <text:a xlink:type="simple" xlink:href="https://www.ukrinform.ua/rubric-polytics/3691189-kislica-nagadav-nebenzi-pro-nezakonnist-perebuvanna-rosii-v-radbezi-oon.html" text:style-name="Internet_20_link" text:visited-style-name="Visited_20_Internet_20_Link">
 </text:a>
</text:p>
      <text:p text:style-name="P4">
Засідання розпочнеться о 15:00 (22:00 за Київським часом).</text:p>
      <text:p text:style-name="P4">
Раніше Росія кілька разів скликала засідання Ради Безпеки ООН з цього питання.У четвер Росія скликає Радбез ООН, щоб «засудити» постачання зброї Україні</text:p>
      <text:p text:style-name="P4">
Source: <text:a xlink:type="simple" xlink:href="https://www.ukrinform.ua/rubric-polytics/3710180-u-cetver-rosia-sklikae-radbez-oon-abi-zasuditi-postacanna-zbroi-ukraini.html" text:style-name="Internet_20_link" text:visited-style-name="Visited_20_Internet_20_Link">
https://www.ukrinform.ua/rubric-polytics/3710180-u-cetver-rosia-sklikae-radbez-oon-abi-zasuditi-postacanna-zbroi-ukraini.html</text:a>
</text:p>
      <!--NEWS-->
      <text:h text:style-name="P10" text:outline-level="1">
<text:span text:style-name="T4">
Дружину Шредера звільнили після візиту в російське посольство</text:span>
</text:h>
      <text:p text:style-name="P4">
Authors: Ukrinform (Person)</text:p>
      <text:p text:style-name="P4">
Publisher: Укринформ (Organization)</text:p>
      <text:p text:style-name="P4">
Published Time: 2023-05-16T-59:55:00+03:00</text:p>
      <text:p text:style-name="P4">
Modified Time: 2023-05-16T21:55:00+03:00</text:p>
      <text:p text:style-name="P4">
Description: Візит колишнього канцлера ФРН Герхарда Шредера та його дружини Сойон Шредер-Кім до російського посольства 9 травня викликав критику та наслідки. — Укрінформ.</text:p>
      <text:p text:style-name="P4">
Images: ["<text:a xlink:type="simple" xlink:href="https://static.ukrinform.com/photos/2023_05/thumb_files/630_360_1684244622-175.jpg" text:style-name="Internet_20_link" text:visited-style-name="Visited_20_Internet_20_Link">
630_360_16842...</text:a>
"]</text:p>
      <text:p text:style-name="P4">
Tags: ['Звільнення', 'Шредер', 'Дружина']</text:p>
      <text:p text:style-name="P4">
Type: Article</text:p>
      <!--METADATA-->
      <text:p text:style-name="P4">
<draw:frame draw:style-name="fr1" draw:name="Image61" text:anchor-type="as-char" svg:width="6.9236in" svg:height="3.956343in" draw:z-index="0">
<draw:image xlink:href="../Images/yкринформ/2023-05-16T-59-55-00-03-00/630_360_1684244622-175.jpg" xlink:type="simple" xlink:show="embed" xlink:actuate="onLoad" draw:mime-type="image/jpeg"/>
</draw:frame>
 Візитколишнього канцлера ФРН Герхарда Шредера та його дружини Сойон Шредер-Кім доросійського посольства 9 травня викликав критику та наслідки.</text:p>
      <text:p text:style-name="P4">
Про це повідомляє Укрінформ з посиланням на <text:a xlink:type="simple" xlink:href="http://www.ksta.de/politik/nrw-politik/land-nrw-feuert-schroeder-kim-als-repraesentantin-571727" text:style-name="Internet_20_link" text:visited-style-name="Visited_20_Internet_20_Link">
</text:a>
 .</text:p>
      <text:p text:style-name="P4">
Агентство розвитку бізнесу NRW.Global Business розірвало трудову угоду з СойонШредер-Кім, дружиною ексканцлера Герхарда Шредера. Це підтвердили кельнськомувиданню в Міністерстві економіки землі Північний Рейн-Вестфалія.</text:p>
      <text:p text:style-name="P4">
«Пані Шредер-Кім було негайно звільнено, а договір про надання послуг будерозірвано NRW.GlobalBusiness без попередження», — заявили у відомстві.</text:p>
      <text:p text:style-name="P4">
Шредер-Кім працювала у національній компанії як представник Південної Кореї наоснові контракту, який мав бути дійсним щонайменше до кінця 2023 року.</text:p>
      <text:p text:style-name="P4">
Повідомляється, що раніше роботодавець неодноразово вказував пані Шредер-Кім,що вона «має бути обережною публічно щодо політично чутливих питань, особливощодо російської агресивної війни проти України».</text:p>
      <text:p text:style-name="P4">
Шредер-Кім та її чоловіка різко розкритикували за участь у прийомі впосольстві <text:a xlink:type="simple" xlink:href="https://www.ukrinform.ua/tag-rosia" text:style-name="Internet_20_link" text:visited-style-name="Visited_20_Internet_20_Link">
 </text:a>
 з нагоди річниці перемогинад нацистською Німеччиною.</text:p>
      <text:p text:style-name="P4">
<text:span text:style-name="T4">
Читайте також:</text:span>
 <text:a xlink:type="simple" xlink:href="https://www.ukrinform.ua/rubric-world/3707986-polsa-rozslidue-mozlivu-ucast-sredera-u-pidgotovci-rosijskoi-agresii-zmi.html" text:style-name="Internet_20_link" text:visited-style-name="Visited_20_Internet_20_Link">
 <text:span text:style-name="T4">
Шредер</text:span>
 </text:a>
</text:p>
      <text:p text:style-name="P4">
Шредер був канцлером з 1998 по 2005 рік і лідером СДПН (партія, яка наразі є увлади) з 1999 по 2004 рік. Він багато років працював у російських енергетичнихкомпаніях і вважається близьким другом президента путіна.</text:p>
      <text:p text:style-name="P4">
<text:span text:style-name="T5">
Фото: dpa</text:span>
</text:p>
      <text:p text:style-name="P4">
Source: <text:a xlink:type="simple" xlink:href="https://www.ukrinform.ua/rubric-ato/3710054-druzinu-sredera-zvilnili-pisla-vizitu-v-rosijske-posolstvo.html" text:style-name="Internet_20_link" text:visited-style-name="Visited_20_Internet_20_Link">
https://www.ukrinform.ua/rubric-ato/3710054-druzinu-sredera-zvilnili-pisla-vizitu-v-rosijske-posolstvo.html</text:a>
</text:p>
      <!--NEWS-->
      <text:h text:style-name="P10" text:outline-level="1">
<text:span text:style-name="T4">
Міжнародний суд ООН у червні проведе публічні слухання у справі «Україна проти Росії»</text:span>
</text:h>
      <text:p text:style-name="P4">
Authors: Ukrinform (Person)</text:p>
      <text:p text:style-name="P4">
Publisher: Укринформ (Organization)</text:p>
      <text:p text:style-name="P4">
Published Time: 2023-05-16T-61:43:00+03:00</text:p>
      <text:p text:style-name="P4">
Modified Time: 2023-05-16T21:43:00+03:00</text:p>
      <text:p text:style-name="P4">
Description: Міжнародний суд ООН з 6 червня по 14 червня 2023 року проведе публічні слухання у справі щодо порушення Росією двох конвенцій – про боротьбу з фінансуванням тероризму та про заборону всіх форм расової дискримінації. — Укрінформ.</text:p>
      <text:p text:style-name="P4">
Images: ["<text:a xlink:type="simple" xlink:href="https://static.ukrinform.com/photos/2023_05/thumb_files/630_360_1684261943-551.jpg" text:style-name="Internet_20_link" text:visited-style-name="Visited_20_Internet_20_Link">
630_360_16842...</text:a>
"]</text:p>
      <text:p text:style-name="P4">
Tags: ['Тероризм', 'Україна', 'Міжнародний суд ООН', 'Війна з Росією']</text:p>
      <text:p text:style-name="P4">
Type: Article</text:p>
      <!--METADATA-->
      <text:p text:style-name="P4">
<draw:frame draw:style-name="fr1" draw:name="Image62" text:anchor-type="as-char" svg:width="6.9236in" svg:height="3.956343in" draw:z-index="0">
<draw:image xlink:href="../Images/yкринформ/2023-05-16T-61-43-00-03-00/630_360_1684261943-551.jpg" xlink:type="simple" xlink:show="embed" xlink:actuate="onLoad" draw:mime-type="image/jpeg"/>
</draw:frame>
Міжнародний суд ООН з 6 червня по 14 червня 2023 року проведе публічніслухання у справі щодо порушення Росією двох конвенцій – про боротьбу зфінансуванням тероризму та про заборону всіх форм расової дискримінації.</text:p>
      <text:p text:style-name="P4">
Як повідомляє кореспондент Укрінформу в Гаазі з посиланням на <text:a xlink:type="simple" xlink:href="https://www.icj-cij.org/sites/default/files/case-related/166/166-20230516-PRE-01-00-EN.pdf" text:style-name="Internet_20_link" text:visited-style-name="Visited_20_Internet_20_Link">
</text:a>
 , слухання будуть присвяченірозгляду справи по суті.</text:p>
      <text:p text:style-name="P4">
“Застосування Міжнародної конвенції про боротьбу з фінансуванням тероризму таМіжнародної конвенції про заборону всіх форм расової дискримінації (Українапроти <text:a xlink:type="simple" xlink:href="https://www.ukrinform.ua/tag-rosia" text:style-name="Internet_20_link" text:visited-style-name="Visited_20_Internet_20_Link">
 </text:a>
 ) – Суд проведе публічніслухання з вівторка, 6 червня по середу, 14 червня 2023 року”, - йдеться уповідомленні.</text:p>
      <text:p text:style-name="P4">
Як повідомляв Укрінформ, Міжнародний суд ООН 8 листопада 2019 визнав своююрисдикцію у справі щодо порушення Росією двох конвенцій. Суд також наголосив,що Україною були дотримані всі процесуальні досудові процедури. Це рішенняозначає, що Міжнародний суд ООН може перейти до розгляду справи по суті.</text:p>
      <text:p text:style-name="P4">
Україна 16 січня 2017 року подала до Міжнародного суду ООН позов проти Росіїщодо порушення Конвенції про заборону фінансування тероризму та Конвенції прозаборону расової дискримінації.</text:p>
      <text:p text:style-name="P4">
<text:span text:style-name="T4">
Читайте також:</text:span>
 <text:a xlink:type="simple" xlink:href="https://www.ukrinform.ua/rubric-polytics/3708528-bez-vidpovidalnosti-rosii-za-skoeni-zlocini-stalogo-miru-ne-bude-premerka-estonii.html" text:style-name="Internet_20_link" text:visited-style-name="Visited_20_Internet_20_Link">
 </text:a>
</text:p>
      <text:p text:style-name="P4">
Звинувачення, висунуті Росії, включають: надання зброї та інших видів допомогинезаконним збройним формуванням; збиття літака “Малайзійських авіаліній” рейсуMH17; обстріли житлових районів Маріуполя та Краматорська; знищення цивільногопасажирського автобуса неподалік Волновахи; вибух під час мирного зібрання вХаркові; дискримінацію щодо української та кримськотатарської громад; заборонудіяльності Меджлісу кримськотатарського народу; хвилі зникнень, вбивства,самовільні обшуки, затримання; обмеження на викладання української йкримськотатарської мов.</text:p>
      <text:p text:style-name="P4">
Source: <text:a xlink:type="simple" xlink:href="https://www.ukrinform.ua/rubric-polytics/3710176-miznarodnij-sud-oon-u-cervni-provede-publicni-sluhanna-u-spravi-ukraina-proti-rosii.html" text:style-name="Internet_20_link" text:visited-style-name="Visited_20_Internet_20_Link">
https://www.ukrinform.ua/rubric-polytics/3710176-miznarodnij-sud-oon-u-cervni-provede-publicni-sluhanna-u-spravi-ukraina-proti-rosii.html</text:a>
</text:p>
      <!--NEWS-->
      <text:h text:style-name="P10" text:outline-level="1">
<text:span text:style-name="T4">
Ворог обстріляв Нікопольський район, є руйнування</text:span>
</text:h>
      <text:p text:style-name="P4">
Authors: Ukrinform (Person)</text:p>
      <text:p text:style-name="P4">
Publisher: Укринформ (Organization)</text:p>
      <text:p text:style-name="P4">
Published Time: 2023-05-16T-84:06:00+03:00</text:p>
      <text:p text:style-name="P4">
Modified Time: 2023-05-16T20:06:00+03:00</text:p>
      <text:p text:style-name="P4">
Description: Ворог двічі обстріляв Нікопольський район. — Укрінформ.</text:p>
      <text:p text:style-name="P4">
Images: ["<text:a xlink:type="simple" xlink:href="https://static.ukrinform.com/photos/2023_05/thumb_files/630_360_1684256744-346.jpg" text:style-name="Internet_20_link" text:visited-style-name="Visited_20_Internet_20_Link">
630_360_16842...</text:a>
"]</text:p>
      <text:p text:style-name="P4">
Tags: ['Дніпропетровщина', 'Обстріл', 'Війна з Росією']</text:p>
      <text:p text:style-name="P4">
Type: Article</text:p>
      <!--METADATA-->
      <text:p text:style-name="P4">
<draw:frame draw:style-name="fr1" draw:name="Image63" text:anchor-type="as-char" svg:width="6.9236in" svg:height="3.956343in" draw:z-index="0">
<draw:image xlink:href="../Images/yкринформ/2023-05-16T-84-06-00-03-00/630_360_1684256744-346.jpg" xlink:type="simple" xlink:show="embed" xlink:actuate="onLoad" draw:mime-type="image/jpeg"/>
</draw:frame>
 Ворогдвічі обстріляв Нікопольський район.</text:p>
      <text:p text:style-name="P4">
Про це в <text:a xlink:type="simple" xlink:href="http://t.me/mykola_lukashuk/4580" text:style-name="Internet_20_link" text:visited-style-name="Visited_20_Internet_20_Link">
 </text:a>
 повідомляє головаДніпропетровської обласної ради Микола Лукашук, передає Укрінформ.</text:p>
      <text:p text:style-name="P4">
"У Мирівській громаді пошкоджено 5 приватних житлових будинків, 4 господарчіспоруди, 2 сонячні панелі, 1 паркан, 1 лінія електропередачі, 1 газопровід", -написав він.</text:p>
      <text:p text:style-name="P4">
<text:span text:style-name="T4">
Читайте також:</text:span>
 <text:a xlink:type="simple" xlink:href="https://www.ukrinform.ua/rubric-ato/3710141-rosiani-obstrilali-selise-na-hersonsini-postrazdali-troe-ditej.html" text:style-name="Internet_20_link" text:visited-style-name="Visited_20_Internet_20_Link">
 <text:span text:style-name="T4">
обстріл</text:span>
 </text:a>
</text:p>
      <text:p text:style-name="P4">
Над Червоногригорівською громадою загарбники скинули боєприпас з дрона.Внаслідок скидання було пошкоджено приватне підприємство.</text:p>
      <text:p text:style-name="P4">
Постраждалих серед населення немає. В інших громадах області було спокійно.</text:p>
      <text:p text:style-name="P4">
Source: <text:a xlink:type="simple" xlink:href="https://www.ukrinform.ua/rubric-ato/3710147-vorog-obstrilav-nikopolskij-rajon-e-rujnuvanna.html" text:style-name="Internet_20_link" text:visited-style-name="Visited_20_Internet_20_Link">
https://www.ukrinform.ua/rubric-ato/3710147-vorog-obstrilav-nikopolskij-rajon-e-rujnuvanna.html</text:a>
</text:p>
      <!--NEWS-->
      <text:h text:style-name="P10" text:outline-level="1">
<text:span text:style-name="T4">
Dnipro, Dnipropetrovska Oblast, Zaporizka Oblast(06:09). Red Alert: aerial threat. Sirens sou...</text:span>
</text:h>
      <text:p text:style-name="P4">
Authors: liveuamap (Language: en)</text:p>
      <text:p text:style-name="P4">
Time: 2023-05-16T00:10:00</text:p>
      <text:p text:style-name="P4">
Location: Dnipro (Latitude:48.45827 Longtitude:35.03924)</text:p>
      <text:p text:style-name="P4">
Videos: []</text:p>
      <text:p text:style-name="P4">
Images: []</text:p>
      <text:p text:style-name="P4">
Tags: ["Europe", "Central and Eastern Europe"]</text:p>
      <text:p text:style-name="P4">
ID: 22563154</text:p>
      <!--METADATA-->
      <text:p text:style-name="P4">
Dnipro, Dnipropetrovska Oblast, Zaporizka Oblast(06:09). Red Alert: aerialthreat. Sirens sounding. Take cover now!</text:p>
      <text:p text:style-name="P4">
News Collection Link: <text:a xlink:type="simple" xlink:href="https://liveuamap.com/en/2023/16-may-dnipro-dnipropetrovska-oblast-zaporizkg" text:style-name="Internet_20_link" text:visited-style-name="Visited_20_Internet_20_Link">
https://liveuamap.com/en/2023/16-may-dnipro-dnipropetrovska-oblast-zaporizkg</text:a>
</text:p>
      <text:p text:style-name="P4">
Source: <text:a xlink:type="simple" xlink:href="https://t.me/air_alert_ua/45561" text:style-name="Internet_20_link" text:visited-style-name="Visited_20_Internet_20_Link">
https://t.me/air_alert_ua/45561</text:a>
</text:p>
      <!--NEWS-->
      <text:h text:style-name="P10" text:outline-level="1">
<text:span text:style-name="T4">
Donetsk Oblast(07:40). Red Alert: aerial threat. Sirens sounding. Take cover now!</text:span>
</text:h>
      <text:p text:style-name="P4">
Authors: liveuamap (Language: en)</text:p>
      <text:p text:style-name="P4">
Time: 2023-05-16T01:43:00</text:p>
      <text:p text:style-name="P4">
Location: Donetsk Oblast (Latitude:48.72744 Longtitude:37.5781)</text:p>
      <text:p text:style-name="P4">
Videos: []</text:p>
      <text:p text:style-name="P4">
Images: []</text:p>
      <text:p text:style-name="P4">
Tags: ["Europe", "Central and Eastern Europe"]</text:p>
      <text:p text:style-name="P4">
ID: 22563176</text:p>
      <!--METADATA-->
      <text:p text:style-name="P4">
Donetsk Oblast(07:40). Red Alert: aerial threat. Sirens sounding. Take covernow!</text:p>
      <text:p text:style-name="P4">
News Collection Link: <text:a xlink:type="simple" xlink:href="https://liveuamap.com/en/2023/16-may-donetsk-oblast0740-red-alert-aerial-thg" text:style-name="Internet_20_link" text:visited-style-name="Visited_20_Internet_20_Link">
https://liveuamap.com/en/2023/16-may-donetsk-oblast0740-red-alert-aerial-thg</text:a>
</text:p>
      <text:p text:style-name="P4">
Source: <text:a xlink:type="simple" xlink:href="https://t.me/air_alert_ua/45566" text:style-name="Internet_20_link" text:visited-style-name="Visited_20_Internet_20_Link">
https://t.me/air_alert_ua/45566</text:a>
</text:p>
      <!--NEWS-->
      <text:h text:style-name="P10" text:outline-level="1">
<text:span text:style-name="T4">
Ukrainian air defense shot down 18 missiles launched by Russian overnight</text:span>
</text:h>
      <text:p text:style-name="P4">
Authors: liveuamap (Language: en)</text:p>
      <text:p text:style-name="P4">
Time: 2023-05-16T01:44:32</text:p>
      <text:p text:style-name="P4">
Location: Kyiv (Latitude:50.68602 Longtitude:30.48157)</text:p>
      <text:p text:style-name="P4">
Videos: []</text:p>
      <text:p text:style-name="P4">
Images: ["<text:a xlink:type="simple" xlink:href="https://liveuamap.com/pics/2023/05/16/22563177_0.jpg" text:style-name="Internet_20_link" text:visited-style-name="Visited_20_Internet_20_Link">
22563177_0.jpg</text:a>
"]</text:p>
      <text:p text:style-name="P4">
Tags: ["Russia", "Weapons"]</text:p>
      <text:p text:style-name="P4">
ID: 22563177</text:p>
      <!--METADATA-->
      <text:p text:style-name="P4">
Ukrainian air defense shot down 18 missiles launched by Russian overnight</text:p>
      <text:p text:style-name="P4">
<draw:frame draw:style-name="fr1" draw:name="Image64" text:anchor-type="as-char" svg:width="6.9236in" svg:height="6.9236in" draw:z-index="0">
<draw:image xlink:href="../Images/liveuamap/2023-05-16T01-44-32/22563177_0.jpg" xlink:type="simple" xlink:show="embed" xlink:actuate="onLoad" draw:mime-type="image/jpeg"/>
</draw:frame>
</text:p>
      <text:p text:style-name="P4">
News Collection Link: <text:a xlink:type="simple" xlink:href="https://liveuamap.com/en/2023/16-may-ukrainian-air-defense-shot-down-18-missiles-launched" text:style-name="Internet_20_link" text:visited-style-name="Visited_20_Internet_20_Link">
https://liveuamap.com/en/2023/16-may-ukrainian-air-defense-shot-down-18-missiles-launched</text:a>
</text:p>
      <text:p text:style-name="P4">
Source: <text:a xlink:type="simple" xlink:href="https://t.me/kpszsu/2519" text:style-name="Internet_20_link" text:visited-style-name="Visited_20_Internet_20_Link">
https://t.me/kpszsu/2519</text:a>
</text:p>
      <!--NEWS-->
      <text:h text:style-name="P10" text:outline-level="1">
<text:span text:style-name="T4">
Air defense shot down a drone over Klintsy. Minor damage in the town</text:span>
</text:h>
      <text:p text:style-name="P4">
Authors: liveuamap (Language: en)</text:p>
      <text:p text:style-name="P4">
Time: 2023-05-16T02:21:51</text:p>
      <text:p text:style-name="P4">
Location: Bryansk (Latitude:52.75133 Longtitude:32.25861)</text:p>
      <text:p text:style-name="P4">
Videos: []</text:p>
      <text:p text:style-name="P4">
Images: []</text:p>
      <text:p text:style-name="P4">
Tags: ["Russia"]</text:p>
      <text:p text:style-name="P4">
ID: 22563237</text:p>
      <!--METADATA-->
      <text:p text:style-name="P4">
Air defense shot down a drone over Klintsy. Minor damage in the town</text:p>
      <text:p text:style-name="P4">
News Collection Link: <text:a xlink:type="simple" xlink:href="https://liveuamap.com/en/2023/16-may-air-defense-shot-down-a-drone-over-klintsy-minor-damage" text:style-name="Internet_20_link" text:visited-style-name="Visited_20_Internet_20_Link">
https://liveuamap.com/en/2023/16-may-air-defense-shot-down-a-drone-over-klintsy-minor-damage</text:a>
</text:p>
      <text:p text:style-name="P4">
Source: <text:a xlink:type="simple" xlink:href="https://t.me/zhest_belgorod/26567" text:style-name="Internet_20_link" text:visited-style-name="Visited_20_Internet_20_Link">
https://t.me/zhest_belgorod/26567</text:a>
</text:p>
      <!--NEWS-->
      <text:h text:style-name="P10" text:outline-level="1">
<text:span text:style-name="T4">
Drone hit border crossing checkpoint at Novye Yurkovichi of Briansk region</text:span>
</text:h>
      <text:p text:style-name="P4">
Authors: liveuamap (Language: en)</text:p>
      <text:p text:style-name="P4">
Time: 2023-05-16T02:56:24</text:p>
      <text:p text:style-name="P4">
Location: Belarus (Latitude:52.11277 Longtitude:31.79001)</text:p>
      <text:p text:style-name="P4">
Videos: []</text:p>
      <text:p text:style-name="P4">
Images: []</text:p>
      <text:p text:style-name="P4">
Tags: ["Russia", "Avia"]</text:p>
      <text:p text:style-name="P4">
ID: 22563238</text:p>
      <!--METADATA-->
      <text:p text:style-name="P4">
Drone hit border crossing checkpoint at Novye Yurkovichi of Briansk region</text:p>
      <text:p text:style-name="P4">
News Collection Link: <text:a xlink:type="simple" xlink:href="https://liveuamap.com/en/2023/16-may-drone-hit-border-crossing-checkpoint-at-novye-yurkovichi" text:style-name="Internet_20_link" text:visited-style-name="Visited_20_Internet_20_Link">
https://liveuamap.com/en/2023/16-may-drone-hit-border-crossing-checkpoint-at-novye-yurkovichi</text:a>
</text:p>
      <text:p text:style-name="P4">
Source: <text:a xlink:type="simple" xlink:href="https://t.me/shot_shot/51446" text:style-name="Internet_20_link" text:visited-style-name="Visited_20_Internet_20_Link">
https://t.me/shot_shot/51446</text:a>
</text:p>
      <!--NEWS-->
      <text:h text:style-name="P10" text:outline-level="1">
<text:span text:style-name="T4">
Zaporizka Oblast(09:04). Red Alert: aerial threat. Sirens sounding. Take cover now!</text:span>
</text:h>
      <text:p text:style-name="P4">
Authors: liveuamap (Language: en)</text:p>
      <text:p text:style-name="P4">
Time: 2023-05-16T03:05:00</text:p>
      <text:p text:style-name="P4">
Location: Zaporizka Oblast (Latitude:47.612011 Longtitude:35.764821)</text:p>
      <text:p text:style-name="P4">
Videos: []</text:p>
      <text:p text:style-name="P4">
Images: []</text:p>
      <text:p text:style-name="P4">
Tags: ["Europe", "Central and Eastern Europe"]</text:p>
      <text:p text:style-name="P4">
ID: 22563239</text:p>
      <!--METADATA-->
      <text:p text:style-name="P4">
Zaporizka Oblast(09:04). Red Alert: aerial threat. Sirens sounding. Take covernow!</text:p>
      <text:p text:style-name="P4">
News Collection Link: <text:a xlink:type="simple" xlink:href="https://liveuamap.com/en/2023/16-may-zaporizka-oblast0904-red-alert-aerial-g" text:style-name="Internet_20_link" text:visited-style-name="Visited_20_Internet_20_Link">
https://liveuamap.com/en/2023/16-may-zaporizka-oblast0904-red-alert-aerial-g</text:a>
</text:p>
      <text:p text:style-name="P4">
Source: <text:a xlink:type="simple" xlink:href="https://t.me/air_alert_ua/45568" text:style-name="Internet_20_link" text:visited-style-name="Visited_20_Internet_20_Link">
https://t.me/air_alert_ua/45568</text:a>
</text:p>
      <!--NEWS-->
      <text:h text:style-name="P10" text:outline-level="1">
<text:span text:style-name="T4">
Kharkiv, Kharkivska Oblast(09:10). Red Alert: aerial threat. Sirens sounding. Take cover now!</text:span>
</text:h>
      <text:p text:style-name="P4">
Authors: liveuamap (Language: en)</text:p>
      <text:p text:style-name="P4">
Time: 2023-05-16T03:10:00</text:p>
      <text:p text:style-name="P4">
Location: Kharkiv (Latitude:49.98019 Longtitude:36.25263)</text:p>
      <text:p text:style-name="P4">
Videos: []</text:p>
      <text:p text:style-name="P4">
Images: []</text:p>
      <text:p text:style-name="P4">
Tags: ["Europe", "Central and Eastern Europe"]</text:p>
      <text:p text:style-name="P4">
ID: 22563240</text:p>
      <!--METADATA-->
      <text:p text:style-name="P4">
Kharkiv, Kharkivska Oblast(09:10). Red Alert: aerial threat. Sirens sounding.Take cover now!</text:p>
      <text:p text:style-name="P4">
News Collection Link: <text:a xlink:type="simple" xlink:href="https://liveuamap.com/en/2023/16-may-kharkiv-kharkivska-oblast0910-red-alerg" text:style-name="Internet_20_link" text:visited-style-name="Visited_20_Internet_20_Link">
https://liveuamap.com/en/2023/16-may-kharkiv-kharkivska-oblast0910-red-alerg</text:a>
</text:p>
      <text:p text:style-name="P4">
Source: <text:a xlink:type="simple" xlink:href="https://t.me/suspilnekharkiv/24879" text:style-name="Internet_20_link" text:visited-style-name="Visited_20_Internet_20_Link">
https://t.me/suspilnekharkiv/24879</text:a>
</text:p>
      <!--NEWS-->
      <text:h text:style-name="P10" text:outline-level="1">
<text:span text:style-name="T4">
Explosions reported in Tokmak</text:span>
</text:h>
      <text:p text:style-name="P4">
Authors: liveuamap (Language: en)</text:p>
      <text:p text:style-name="P4">
Time: 2023-05-16T03:25:07</text:p>
      <text:p text:style-name="P4">
Location: Zaporizhiye (Latitude:47.22948 Longtitude:35.70977)</text:p>
      <text:p text:style-name="P4">
Videos: []</text:p>
      <text:p text:style-name="P4">
Images: []</text:p>
      <text:p text:style-name="P4">
Tags: ["Europe", "Central and Eastern Europe"]</text:p>
      <text:p text:style-name="P4">
ID: 22563241</text:p>
      <!--METADATA-->
      <text:p text:style-name="P4">
Explosions reported in Tokmak</text:p>
      <text:p text:style-name="P4">
News Collection Link: <text:a xlink:type="simple" xlink:href="https://liveuamap.com/en/2023/16-may-explosions-reported-in-tokmak" text:style-name="Internet_20_link" text:visited-style-name="Visited_20_Internet_20_Link">
https://liveuamap.com/en/2023/16-may-explosions-reported-in-tokmak</text:a>
</text:p>
      <text:p text:style-name="P4">
Source: <text:a xlink:type="simple" xlink:href="https://t.me/info_zp/35725" text:style-name="Internet_20_link" text:visited-style-name="Visited_20_Internet_20_Link">
https://t.me/info_zp/35725</text:a>
</text:p>
      <!--NEWS-->
      <text:h text:style-name="P10" text:outline-level="1">
<text:span text:style-name="T4">
Donetsk Oblast(09:29). Red Alert: aerial threat. Sirens sounding. Take cover now!</text:span>
</text:h>
      <text:p text:style-name="P4">
Authors: liveuamap (Language: en)</text:p>
      <text:p text:style-name="P4">
Time: 2023-05-16T03:32:00</text:p>
      <text:p text:style-name="P4">
Location: Donetsk Oblast (Latitude:48.72797 Longtitude:37.57926)</text:p>
      <text:p text:style-name="P4">
Videos: []</text:p>
      <text:p text:style-name="P4">
Images: []</text:p>
      <text:p text:style-name="P4">
Tags: ["Europe", "Central and Eastern Europe"]</text:p>
      <text:p text:style-name="P4">
ID: 22563243</text:p>
      <!--METADATA-->
      <text:p text:style-name="P4">
Donetsk Oblast(09:29). Red Alert: aerial threat. Sirens sounding. Take covernow!</text:p>
      <text:p text:style-name="P4">
News Collection Link: <text:a xlink:type="simple" xlink:href="https://liveuamap.com/en/2023/16-may-donetsk-oblast0929-red-alert-aerial-thg" text:style-name="Internet_20_link" text:visited-style-name="Visited_20_Internet_20_Link">
https://liveuamap.com/en/2023/16-may-donetsk-oblast0929-red-alert-aerial-thg</text:a>
</text:p>
      <text:p text:style-name="P4">
Source: <text:a xlink:type="simple" xlink:href="https://t.me/air_alert_ua/45573" text:style-name="Internet_20_link" text:visited-style-name="Visited_20_Internet_20_Link">
https://t.me/air_alert_ua/45573</text:a>
</text:p>
      <!--NEWS-->
      <text:h text:style-name="P10" text:outline-level="1">
<text:span text:style-name="T4">
5 Russian border guards wounded as result of a drone attack at Glushkovo village of Kursk region</text:span>
</text:h>
      <text:p text:style-name="P4">
Authors: liveuamap (Language: en)</text:p>
      <text:p text:style-name="P4">
Time: 2023-05-16T03:41:34</text:p>
      <text:p text:style-name="P4">
Location: Kursk (Latitude:51.31963 Longtitude:34.63715)</text:p>
      <text:p text:style-name="P4">
Videos: []</text:p>
      <text:p text:style-name="P4">
Images: []</text:p>
      <text:p text:style-name="P4">
Tags: ["Russia"]</text:p>
      <text:p text:style-name="P4">
ID: 22563244</text:p>
      <!--METADATA-->
      <text:p text:style-name="P4">
5 Russian border guards wounded as result of a drone attack at Glushkovovillage of Kursk region</text:p>
      <text:p text:style-name="P4">
News Collection Link: <text:a xlink:type="simple" xlink:href="https://liveuamap.com/en/2023/16-may-5-russian-border-guards-wounded-as-result-of-a-drone" text:style-name="Internet_20_link" text:visited-style-name="Visited_20_Internet_20_Link">
https://liveuamap.com/en/2023/16-may-5-russian-border-guards-wounded-as-result-of-a-drone</text:a>
</text:p>
      <text:p text:style-name="P4">
Source: <text:a xlink:type="simple" xlink:href="https://t.me/bazabazon/17684" text:style-name="Internet_20_link" text:visited-style-name="Visited_20_Internet_20_Link">
https://t.me/bazabazon/17684</text:a>
</text:p>
      <!--NEWS-->
      <text:h text:style-name="P10" text:outline-level="1">
<text:span text:style-name="T4">
Vinnytska Oblast, Cherkaska Oblast(10:30). Red Alert: aerial threat. Sirens sounding. Take co...</text:span>
</text:h>
      <text:p text:style-name="P4">
Authors: liveuamap (Language: en)</text:p>
      <text:p text:style-name="P4">
Time: 2023-05-16T04:30:00</text:p>
      <text:p text:style-name="P4">
Location: Vinnytska Oblast (Latitude:48.916 Longtitude:28.66681)</text:p>
      <text:p text:style-name="P4">
Videos: []</text:p>
      <text:p text:style-name="P4">
Images: []</text:p>
      <text:p text:style-name="P4">
Tags: ["Europe", "Central and Eastern Europe"]</text:p>
      <text:p text:style-name="P4">
ID: 22563248</text:p>
      <!--METADATA-->
      <text:p text:style-name="P4">
Vinnytska Oblast, Cherkaska Oblast(10:30). Red Alert: aerial threat. Sirenssounding. Take cover now!</text:p>
      <text:p text:style-name="P4">
News Collection Link: <text:a xlink:type="simple" xlink:href="https://liveuamap.com/en/2023/16-may-vinnytska-oblast-cherkaska-oblast1030-g" text:style-name="Internet_20_link" text:visited-style-name="Visited_20_Internet_20_Link">
https://liveuamap.com/en/2023/16-may-vinnytska-oblast-cherkaska-oblast1030-g</text:a>
</text:p>
      <text:p text:style-name="P4">
Source: <text:a xlink:type="simple" xlink:href="https://t.me/air_alert_ua/45575" text:style-name="Internet_20_link" text:visited-style-name="Visited_20_Internet_20_Link">
https://t.me/air_alert_ua/45575</text:a>
</text:p>
      <!--NEWS-->
      <text:h text:style-name="P10" text:outline-level="1">
<text:span text:style-name="T4">
Russian army conducted 2 missile strikes, 48 airstrikes and over 50 shelling with MLRS, - Gen...</text:span>
</text:h>
      <text:p text:style-name="P4">
Authors: liveuamap (Language: en)</text:p>
      <text:p text:style-name="P4">
Time: 2023-05-16T04:38:00</text:p>
      <text:p text:style-name="P4">
Location: Kostyantynivka (Latitude:48.52115 Longtitude:37.71091)</text:p>
      <text:p text:style-name="P4">
Videos: []</text:p>
      <text:p text:style-name="P4">
Images: []</text:p>
      <text:p text:style-name="P4">
Tags: ["Russia"]</text:p>
      <text:p text:style-name="P4">
ID: 22563271</text:p>
      <!--METADATA-->
      <text:p text:style-name="P4">
Russian army conducted 2 missile strikes, 48 airstrikes and over 50 shellingwith MLRS, - General Staff of Armed Forces of Ukraine says in the morningreport</text:p>
      <text:p text:style-name="P4">
News Collection Link: <text:a xlink:type="simple" xlink:href="https://liveuamap.com/en/2023/16-may-russian-army-conducted-2-missile-strikes-48-airstrikes" text:style-name="Internet_20_link" text:visited-style-name="Visited_20_Internet_20_Link">
https://liveuamap.com/en/2023/16-may-russian-army-conducted-2-missile-strikes-48-airstrikes</text:a>
</text:p>
      <text:p text:style-name="P4">
Source: <text:a xlink:type="simple" xlink:href="https://t.me/lumsrc/4797" text:style-name="Internet_20_link" text:visited-style-name="Visited_20_Internet_20_Link">
https://t.me/lumsrc/4797</text:a>
</text:p>
      <!--NEWS-->
      <text:h text:style-name="P10" text:outline-level="1">
<text:span text:style-name="T4">
5 Ukrainian policemen wounded near Bakhmut in shelling</text:span>
</text:h>
      <text:p text:style-name="P4">
Authors: liveuamap (Language: en)</text:p>
      <text:p text:style-name="P4">
Time: 2023-05-16T05:02:45</text:p>
      <text:p text:style-name="P4">
Location: Bakhmut (Latitude:48.5845 Longtitude:37.96875)</text:p>
      <text:p text:style-name="P4">
Videos: []</text:p>
      <text:p text:style-name="P4">
Images: ["<text:a xlink:type="simple" xlink:href="https://liveuamap.com/pics/2023/05/16/22563272_0.jpg" text:style-name="Internet_20_link" text:visited-style-name="Visited_20_Internet_20_Link">
22563272_0.jpg</text:a>
"]</text:p>
      <text:p text:style-name="P4">
Tags: ["Minsk Monitor", "Europe"]</text:p>
      <text:p text:style-name="P4">
ID: 22563272</text:p>
      <!--METADATA-->
      <text:p text:style-name="P4">
5 Ukrainian policemen wounded near Bakhmut in shelling</text:p>
      <text:p text:style-name="P4">
<draw:frame draw:style-name="fr1" draw:name="Image65" text:anchor-type="as-char" svg:width="6.9236in" svg:height="3.994385in" draw:z-index="0">
<draw:image xlink:href="../Images/liveuamap/2023-05-16T05-02-45/22563272_0.jpg" xlink:type="simple" xlink:show="embed" xlink:actuate="onLoad" draw:mime-type="image/jpeg"/>
</draw:frame>
</text:p>
      <text:p text:style-name="P4">
News Collection Link: <text:a xlink:type="simple" xlink:href="https://liveuamap.com/en/2023/16-may-5-ukrainian-policemen-wounded-near-bakhmut-in-shelling" text:style-name="Internet_20_link" text:visited-style-name="Visited_20_Internet_20_Link">
https://liveuamap.com/en/2023/16-may-5-ukrainian-policemen-wounded-near-bakhmut-in-shelling</text:a>
</text:p>
      <text:p text:style-name="P4">
Source: <text:a xlink:type="simple" xlink:href="https://twitter.com/MVS_UA/status/1658393884123168773" text:style-name="Internet_20_link" text:visited-style-name="Visited_20_Internet_20_Link">
https://twitter.com/MVS_UA/status/1658393884123168773</text:a>
</text:p>
      <!--NEWS-->
      <text:h text:style-name="P10" text:outline-level="1">
<text:span text:style-name="T4">
Vostochny mall is on fire in Mariupol</text:span>
</text:h>
      <text:p text:style-name="P4">
Authors: liveuamap (Language: en)</text:p>
      <text:p text:style-name="P4">
Time: 2023-05-16T06:27:00</text:p>
      <text:p text:style-name="P4">
Location: Mariupol (Latitude:47.1218 Longtitude:37.68569)</text:p>
      <text:p text:style-name="P4">
Videos: []</text:p>
      <text:p text:style-name="P4">
Images: ["<text:a xlink:type="simple" xlink:href="https://liveuamap.com/pics/2023/05/16/22563278_0.jpg" text:style-name="Internet_20_link" text:visited-style-name="Visited_20_Internet_20_Link">
22563278_0.jpg</text:a>
"]</text:p>
      <text:p text:style-name="P4">
Tags: []</text:p>
      <text:p text:style-name="P4">
ID: 22563278</text:p>
      <!--METADATA-->
      <text:p text:style-name="P4">
Vostochny mall is on fire in Mariupol</text:p>
      <text:p text:style-name="P4">
<draw:frame draw:style-name="fr1" draw:name="Image66" text:anchor-type="as-char" svg:width="5.75in" svg:height="10.0in" draw:z-index="0">
<draw:image xlink:href="../Images/liveuamap/2023-05-16T06-27-00/22563278_0.jpg" xlink:type="simple" xlink:show="embed" xlink:actuate="onLoad" draw:mime-type="image/jpeg"/>
</draw:frame>
</text:p>
      <text:p text:style-name="P4">
News Collection Link: <text:a xlink:type="simple" xlink:href="https://liveuamap.com/en/2023/16-may-vostochny-mall-is-on-fire-in-mariupol" text:style-name="Internet_20_link" text:visited-style-name="Visited_20_Internet_20_Link">
https://liveuamap.com/en/2023/16-may-vostochny-mall-is-on-fire-in-mariupol</text:a>
</text:p>
      <text:p text:style-name="P4">
Source: <text:a xlink:type="simple" xlink:href="https://t.me/mariupolnow/29231" text:style-name="Internet_20_link" text:visited-style-name="Visited_20_Internet_20_Link">
https://t.me/mariupolnow/29231</text:a>
</text:p>
      <!--NEWS-->
      <text:h text:style-name="P10" text:outline-level="1">
<text:span text:style-name="T4">
Explosion was audible in Kyiv, possible due to neutralization of UXOs</text:span>
</text:h>
      <text:p text:style-name="P4">
Authors: liveuamap (Language: en)</text:p>
      <text:p text:style-name="P4">
Time: 2023-05-16T06:37:36</text:p>
      <text:p text:style-name="P4">
Location: Kyiv, Kyiv city (Latitude:50.45532 Longtitude:30.5547)</text:p>
      <text:p text:style-name="P4">
Videos: []</text:p>
      <text:p text:style-name="P4">
Images: []</text:p>
      <text:p text:style-name="P4">
Tags: []</text:p>
      <text:p text:style-name="P4">
ID: 22563280</text:p>
      <!--METADATA-->
      <text:p text:style-name="P4">
Explosion was audible in Kyiv, possible due to neutralization of UXOs</text:p>
      <text:p text:style-name="P4">
News Collection Link: <text:a xlink:type="simple" xlink:href="https://liveuamap.com/en/2023/16-may-explosion-was-audible-in-kyiv-possible-due-to-neutralization" text:style-name="Internet_20_link" text:visited-style-name="Visited_20_Internet_20_Link">
https://liveuamap.com/en/2023/16-may-explosion-was-audible-in-kyiv-possible-due-to-neutralization</text:a>
</text:p>
      <text:p text:style-name="P4">
Source: <text:a xlink:type="simple" xlink:href="https://t.me/kievreal1/41092" text:style-name="Internet_20_link" text:visited-style-name="Visited_20_Internet_20_Link">
https://t.me/kievreal1/41092</text:a>
</text:p>
      <!--NEWS-->
      <text:h text:style-name="P10" text:outline-level="1">
<text:span text:style-name="T4">
Explosions were reported in Briansk district</text:span>
</text:h>
      <text:p text:style-name="P4">
Authors: liveuamap (Language: en)</text:p>
      <text:p text:style-name="P4">
Time: 2023-05-16T07:07:00</text:p>
      <text:p text:style-name="P4">
Location: Berdians'k,Zaporiz'ka oblast (Latitude:46.77855 Longtitude:36.81227)</text:p>
      <text:p text:style-name="P4">
Videos: []</text:p>
      <text:p text:style-name="P4">
Images: ["<text:a xlink:type="simple" xlink:href="https://liveuamap.com/pics/2023/05/16/22563287_0.jpg" text:style-name="Internet_20_link" text:visited-style-name="Visited_20_Internet_20_Link">
22563287_0.jpg</text:a>
"]</text:p>
      <text:p text:style-name="P4">
Tags: ["Europe", "Central and Eastern Europe"]</text:p>
      <text:p text:style-name="P4">
ID: 22563287</text:p>
      <!--METADATA-->
      <text:p text:style-name="P4">
Explosions were reported in Briansk district</text:p>
      <text:p text:style-name="P4">
<draw:frame draw:style-name="fr1" draw:name="Image67" text:anchor-type="as-char" svg:width="6.9236in" svg:height="5.490799in" draw:z-index="0">
<draw:image xlink:href="../Images/liveuamap/2023-05-16T07-07-00/22563287_0.jpg" xlink:type="simple" xlink:show="embed" xlink:actuate="onLoad" draw:mime-type="image/jpeg"/>
</draw:frame>
</text:p>
      <text:p text:style-name="P4">
News Collection Link: <text:a xlink:type="simple" xlink:href="https://liveuamap.com/en/2023/16-may-explosions-were-reported-in-briansk-district" text:style-name="Internet_20_link" text:visited-style-name="Visited_20_Internet_20_Link">
https://liveuamap.com/en/2023/16-may-explosions-were-reported-in-briansk-district</text:a>
</text:p>
      <text:p text:style-name="P4">
Source: <text:a xlink:type="simple" xlink:href="https://t.me/Novoeizdanie/50989" text:style-name="Internet_20_link" text:visited-style-name="Visited_20_Internet_20_Link">
https://t.me/Novoeizdanie/50989</text:a>
</text:p>
      <!--NEWS-->
      <text:h text:style-name="P10" text:outline-level="1">
<text:span text:style-name="T4">
Russian Kartograf drone was shot down in Kharkiv region</text:span>
</text:h>
      <text:p text:style-name="P4">
Authors: liveuamap (Language: en)</text:p>
      <text:p text:style-name="P4">
Time: 2023-05-16T07:39:00</text:p>
      <text:p text:style-name="P4">
Location: Vovchansk (Latitude:50.08837 Longtitude:37.64184)</text:p>
      <text:p text:style-name="P4">
Videos: []</text:p>
      <text:p text:style-name="P4">
Images: ["<text:a xlink:type="simple" xlink:href="https://liveuamap.com/pics/2023/05/16/22563285_0.jpg" text:style-name="Internet_20_link" text:visited-style-name="Visited_20_Internet_20_Link">
22563285_0.jpg</text:a>
"]</text:p>
      <text:p text:style-name="P4">
Tags: ["Russia"]</text:p>
      <text:p text:style-name="P4">
ID: 22563285</text:p>
      <!--METADATA-->
      <text:p text:style-name="P4">
Russian Kartograf drone was shot down in Kharkiv region</text:p>
      <text:p text:style-name="P4">
<draw:frame draw:style-name="fr1" draw:name="Image68" text:anchor-type="as-char" svg:width="6.9236in" svg:height="4.612849in" draw:z-index="0">
<draw:image xlink:href="../Images/liveuamap/2023-05-16T07-39-00/22563285_0.jpg" xlink:type="simple" xlink:show="embed" xlink:actuate="onLoad" draw:mime-type="image/jpeg"/>
</draw:frame>
</text:p>
      <text:p text:style-name="P4">
News Collection Link: <text:a xlink:type="simple" xlink:href="https://liveuamap.com/en/2023/16-may-russian-kartograf-drone-was-shot-down-in-kharkiv-region" text:style-name="Internet_20_link" text:visited-style-name="Visited_20_Internet_20_Link">
https://liveuamap.com/en/2023/16-may-russian-kartograf-drone-was-shot-down-in-kharkiv-region</text:a>
</text:p>
      <text:p text:style-name="P4">
Source: <text:a xlink:type="simple" xlink:href="https://t.me/suspilnekharkiv/24884" text:style-name="Internet_20_link" text:visited-style-name="Visited_20_Internet_20_Link">
https://t.me/suspilnekharkiv/24884</text:a>
</text:p>
      <!--NEWS-->
      <text:h text:style-name="P10" text:outline-level="1">
<text:span text:style-name="T4">
The head of South Africa said that on behalf of African countries he spoke with Putin and Zel...</text:span>
</text:h>
      <text:p text:style-name="P4">
Authors: liveuamap (Language: en)</text:p>
      <text:p text:style-name="P4">
Time: 2023-05-16T08:02:56</text:p>
      <text:p text:style-name="P4">
Location: Pretoria,Gauteng (Latitude:-25.74236 Longtitude:28.20854)</text:p>
      <text:p text:style-name="P4">
Videos: []</text:p>
      <text:p text:style-name="P4">
Images: []</text:p>
      <text:p text:style-name="P4">
Tags: ["South Africa", "Africa"]</text:p>
      <text:p text:style-name="P4">
ID: 22563288</text:p>
      <!--METADATA-->
      <text:p text:style-name="P4">
The head of South Africa said that on behalf of African countries he spokewith Putin and Zelensky, they agreed to accept the mission of African leaderson a peace initiative</text:p>
      <text:p text:style-name="P4">
News Collection Link: <text:a xlink:type="simple" xlink:href="https://liveuamap.com/en/2023/16-may-the-head-of-south-africa-said-that-on-behalf-of-african" text:style-name="Internet_20_link" text:visited-style-name="Visited_20_Internet_20_Link">
https://liveuamap.com/en/2023/16-may-the-head-of-south-africa-said-that-on-behalf-of-african</text:a>
</text:p>
      <text:p text:style-name="P4">
Source: <text:a xlink:type="simple" xlink:href="https://t.me/bbbreaking/155542" text:style-name="Internet_20_link" text:visited-style-name="Visited_20_Internet_20_Link">
https://t.me/bbbreaking/155542</text:a>
</text:p>
      <!--NEWS-->
      <text:h text:style-name="P10" text:outline-level="1">
<text:span text:style-name="T4">
Kharkiv, Kharkivska Oblast, Donetsk Oblast(15:19). Red Alert: aerial threat. Sirens sounding....</text:span>
</text:h>
      <text:p text:style-name="P4">
Authors: liveuamap (Language: en)</text:p>
      <text:p text:style-name="P4">
Time: 2023-05-16T09:20:00</text:p>
      <text:p text:style-name="P4">
Location: Kharkiv (Latitude:49.98029 Longtitude:36.25205)</text:p>
      <text:p text:style-name="P4">
Videos: []</text:p>
      <text:p text:style-name="P4">
Images: []</text:p>
      <text:p text:style-name="P4">
Tags: ["Europe", "Central and Eastern Europe"]</text:p>
      <text:p text:style-name="P4">
ID: 22563290</text:p>
      <!--METADATA-->
      <text:p text:style-name="P4">
Kharkiv, Kharkivska Oblast, Donetsk Oblast(15:19). Red Alert: aerial threat.Sirens sounding. Take cover now!</text:p>
      <text:p text:style-name="P4">
News Collection Link: <text:a xlink:type="simple" xlink:href="https://liveuamap.com/en/2023/16-may-kharkiv-kharkivska-oblast-donetsk-oblag" text:style-name="Internet_20_link" text:visited-style-name="Visited_20_Internet_20_Link">
https://liveuamap.com/en/2023/16-may-kharkiv-kharkivska-oblast-donetsk-oblag</text:a>
</text:p>
      <text:p text:style-name="P4">
Source: <text:a xlink:type="simple" xlink:href="https://t.me/air_alert_ua/45580" text:style-name="Internet_20_link" text:visited-style-name="Visited_20_Internet_20_Link">
https://t.me/air_alert_ua/45580</text:a>
</text:p>
      <!--NEWS-->
      <text:h text:style-name="P10" text:outline-level="1">
<text:span text:style-name="T4">
2 drones reportedly crashed at Guyevo village in Kursk region</text:span>
</text:h>
      <text:p text:style-name="P4">
Authors: liveuamap (Language: en)</text:p>
      <text:p text:style-name="P4">
Time: 2023-05-16T10:07:00</text:p>
      <text:p text:style-name="P4">
Location: Kursk (Latitude:51.08638 Longtitude:35.25959)</text:p>
      <text:p text:style-name="P4">
Videos: []</text:p>
      <text:p text:style-name="P4">
Images: []</text:p>
      <text:p text:style-name="P4">
Tags: ["Russia", "Europe"]</text:p>
      <text:p text:style-name="P4">
ID: 22563293</text:p>
      <!--METADATA-->
      <text:p text:style-name="P4">
2 drones reportedly crashed at Guyevo village in Kursk region</text:p>
      <text:p text:style-name="P4">
News Collection Link: <text:a xlink:type="simple" xlink:href="https://liveuamap.com/en/2023/16-may-2-drones-reportedly-crashed-at-guyevo-village-in-kursk" text:style-name="Internet_20_link" text:visited-style-name="Visited_20_Internet_20_Link">
https://liveuamap.com/en/2023/16-may-2-drones-reportedly-crashed-at-guyevo-village-in-kursk</text:a>
</text:p>
      <text:p text:style-name="P4">
Source: <text:a xlink:type="simple" xlink:href="https://t.me/zhest_belgorod/26585" text:style-name="Internet_20_link" text:visited-style-name="Visited_20_Internet_20_Link">
https://t.me/zhest_belgorod/26585</text:a>
</text:p>
      <!--NEWS-->
      <text:h text:style-name="P10" text:outline-level="1">
<text:span text:style-name="T4">
Zaporizka Oblast(16:23). Red Alert: aerial threat. Sirens sounding. Take cover now!</text:span>
</text:h>
      <text:p text:style-name="P4">
Authors: liveuamap (Language: en)</text:p>
      <text:p text:style-name="P4">
Time: 2023-05-16T10:24:00</text:p>
      <text:p text:style-name="P4">
Location: Zaporizka Oblast (Latitude:47.611051 Longtitude:35.765191)</text:p>
      <text:p text:style-name="P4">
Videos: []</text:p>
      <text:p text:style-name="P4">
Images: []</text:p>
      <text:p text:style-name="P4">
Tags: ["Europe", "Central and Eastern Europe"]</text:p>
      <text:p text:style-name="P4">
ID: 22563292</text:p>
      <!--METADATA-->
      <text:p text:style-name="P4">
Zaporizka Oblast(16:23). Red Alert: aerial threat. Sirens sounding. Take covernow!</text:p>
      <text:p text:style-name="P4">
News Collection Link: <text:a xlink:type="simple" xlink:href="https://liveuamap.com/en/2023/16-may-zaporizka-oblast1623-red-alert-aerial-g" text:style-name="Internet_20_link" text:visited-style-name="Visited_20_Internet_20_Link">
https://liveuamap.com/en/2023/16-may-zaporizka-oblast1623-red-alert-aerial-g</text:a>
</text:p>
      <text:p text:style-name="P4">
Source: <text:a xlink:type="simple" xlink:href="https://t.me/suspilnezaporizhzhya/12885" text:style-name="Internet_20_link" text:visited-style-name="Visited_20_Internet_20_Link">
https://t.me/suspilnezaporizhzhya/12885</text:a>
</text:p>
      <!--NEWS-->
      <text:h text:style-name="P10" text:outline-level="1">
<text:span text:style-name="T4">
A Patriot system was likely damaged but not destroyed by a Russian missile barrage Monday nig...</text:span>
</text:h>
      <text:p text:style-name="P4">
Authors: liveuamap (Language: en)</text:p>
      <text:p text:style-name="P4">
Time: 2023-05-16T13:23:00</text:p>
      <text:p text:style-name="P4">
Location: Kyiv, Kyiv city (Latitude:50.45452 Longtitude:30.55484)</text:p>
      <text:p text:style-name="P4">
Videos: []</text:p>
      <text:p text:style-name="P4">
Images: []</text:p>
      <text:p text:style-name="P4">
Tags: ["Russia", "Europe"]</text:p>
      <text:p text:style-name="P4">
ID: 22563321</text:p>
      <!--METADATA-->
      <text:p text:style-name="P4">
A Patriot system was likely damaged but not destroyed by a Russian missilebarrage Monday night, a US official tells @NatashaBertrand. US is stillassessing the damage which to determine whether the system needs to be pulledback entirely or be repaired by the Ukrainians</text:p>
      <text:p text:style-name="P4">
News Collection Link: <text:a xlink:type="simple" xlink:href="https://liveuamap.com/en/2023/16-may-a-patriot-system-was-likely-damaged-but-not-destroyed" text:style-name="Internet_20_link" text:visited-style-name="Visited_20_Internet_20_Link">
https://liveuamap.com/en/2023/16-may-a-patriot-system-was-likely-damaged-but-not-destroyed</text:a>
</text:p>
      <text:p text:style-name="P4">
Source: <text:a xlink:type="simple" xlink:href="https://twitter.com/MarquardtA/status/1658508441134981120" text:style-name="Internet_20_link" text:visited-style-name="Visited_20_Internet_20_Link">
https://twitter.com/MarquardtA/status/1658508441134981120</text:a>
</text:p>
      <!--NEWS-->
      <text:h text:style-name="P10" text:outline-level="1">
<text:span text:style-name="T4">
Minister of Defense of Ukraine: Ukraine has officially joined the NATO Cooperative Cyber Defe...</text:span>
</text:h>
      <text:p text:style-name="P4">
Authors: liveuamap (Language: en)</text:p>
      <text:p text:style-name="P4">
Time: 2023-05-16T13:45:00</text:p>
      <text:p text:style-name="P4">
Location: Kesklinna, Harju maakond (Latitude:59.42295 Longtitude:24.76756)</text:p>
      <text:p text:style-name="P4">
Videos: []</text:p>
      <text:p text:style-name="P4">
Images: []</text:p>
      <text:p text:style-name="P4">
Tags: ["Baltics", "Europe"]</text:p>
      <text:p text:style-name="P4">
ID: 22563346</text:p>
      <!--METADATA-->
      <text:p text:style-name="P4">
Minister of Defense of Ukraine: Ukraine has officially joined the NATOCooperative Cyber Defence Centre of Excellence (CCDCOE). This is yet anotherstep towards common security space in Europe, which is impossible withoutUkraine's membership in the Alliance</text:p>
      <text:p text:style-name="P4">
News Collection Link: <text:a xlink:type="simple" xlink:href="https://liveuamap.com/en/2023/16-may-minister-of-defense-of-ukraine-ukraine-has-officially" text:style-name="Internet_20_link" text:visited-style-name="Visited_20_Internet_20_Link">
https://liveuamap.com/en/2023/16-may-minister-of-defense-of-ukraine-ukraine-has-officially</text:a>
</text:p>
      <text:p text:style-name="P4">
Source: <text:a xlink:type="simple" xlink:href="https://twitter.com/oleksiireznikov/status/1658513918065508370" text:style-name="Internet_20_link" text:visited-style-name="Visited_20_Internet_20_Link">
https://twitter.com/oleksiireznikov/status/1658513918065508370</text:a>
</text:p>
      <!--NEWS-->
      <text:h text:style-name="P10" text:outline-level="1">
<text:span text:style-name="T4">
Dnipro, Dnipropetrovska Oblast(20:26). Red Alert: aerial threat. Sirens sounding. Take cover ...</text:span>
</text:h>
      <text:p text:style-name="P4">
Authors: liveuamap (Language: en)</text:p>
      <text:p text:style-name="P4">
Time: 2023-05-16T14:29:00</text:p>
      <text:p text:style-name="P4">
Location: Dnipro (Latitude:48.45930000 Longtitude:35.03865000)</text:p>
      <text:p text:style-name="P4">
Videos: []</text:p>
      <text:p text:style-name="P4">
Images: []</text:p>
      <text:p text:style-name="P4">
Tags: ["Europe", "Central and Eastern Europe"]</text:p>
      <text:p text:style-name="P4">
ID: 22563326</text:p>
      <!--METADATA-->
      <text:p text:style-name="P4">
Dnipro, Dnipropetrovska Oblast(20:26). Red Alert: aerial threat. Sirenssounding. Take cover now!</text:p>
      <text:p text:style-name="P4">
News Collection Link: <text:a xlink:type="simple" xlink:href="https://liveuamap.com/en/2023/16-may-dnipro-dnipropetrovska-oblast2026-red-g" text:style-name="Internet_20_link" text:visited-style-name="Visited_20_Internet_20_Link">
https://liveuamap.com/en/2023/16-may-dnipro-dnipropetrovska-oblast2026-red-g</text:a>
</text:p>
      <text:p text:style-name="P4">
Source: <text:a xlink:type="simple" xlink:href="https://t.me/air_alert_ua/45586" text:style-name="Internet_20_link" text:visited-style-name="Visited_20_Internet_20_Link">
https://t.me/air_alert_ua/45586</text:a>
</text:p>
      <!--NEWS-->
      <text:h text:style-name="P10" text:outline-level="1">
<text:span text:style-name="T4">
Zaporizka Oblast(20:29). Red Alert: aerial threat. Sirens sounding. Take cover now!</text:span>
</text:h>
      <text:p text:style-name="P4">
Authors: liveuamap (Language: en)</text:p>
      <text:p text:style-name="P4">
Time: 2023-05-16T14:31:00</text:p>
      <text:p text:style-name="P4">
Location: Zaporizka Oblast (Latitude:47.612021 Longtitude:35.765261)</text:p>
      <text:p text:style-name="P4">
Videos: []</text:p>
      <text:p text:style-name="P4">
Images: []</text:p>
      <text:p text:style-name="P4">
Tags: ["Europe", "Central and Eastern Europe"]</text:p>
      <text:p text:style-name="P4">
ID: 22563327</text:p>
      <!--METADATA-->
      <text:p text:style-name="P4">
Zaporizka Oblast(20:29). Red Alert: aerial threat. Sirens sounding. Take covernow!</text:p>
      <text:p text:style-name="P4">
News Collection Link: <text:a xlink:type="simple" xlink:href="https://liveuamap.com/en/2023/16-may-zaporizka-oblast2029-red-alert-aerial-g" text:style-name="Internet_20_link" text:visited-style-name="Visited_20_Internet_20_Link">
https://liveuamap.com/en/2023/16-may-zaporizka-oblast2029-red-alert-aerial-g</text:a>
</text:p>
      <text:p text:style-name="P4">
Source: <text:a xlink:type="simple" xlink:href="https://t.me/air_alert_ua/45587" text:style-name="Internet_20_link" text:visited-style-name="Visited_20_Internet_20_Link">
https://t.me/air_alert_ua/45587</text:a>
</text:p>
      <!--NEWS-->
      <text:h text:style-name="P10" text:outline-level="1">
<text:span text:style-name="T4">
Air defense was active in Belgorod</text:span>
</text:h>
      <text:p text:style-name="P4">
Authors: liveuamap (Language: en)</text:p>
      <text:p text:style-name="P4">
Time: 2023-05-16T14:49:00</text:p>
      <text:p text:style-name="P4">
Location: Belgorod, Belgorodskaya oblast' (Latitude:50.59261 Longtitude:36.58876)</text:p>
      <text:p text:style-name="P4">
Videos: []</text:p>
      <text:p text:style-name="P4">
Images: []</text:p>
      <text:p text:style-name="P4">
Tags: ["Russia", "Central and Eastern Europe"]</text:p>
      <text:p text:style-name="P4">
ID: 22563354</text:p>
      <!--METADATA-->
      <text:p text:style-name="P4">
Air defense was active in Belgorod</text:p>
      <text:p text:style-name="P4">
News Collection Link: <text:a xlink:type="simple" xlink:href="https://liveuamap.com/en/2023/16-may-air-defense-was-active-in-belgorod" text:style-name="Internet_20_link" text:visited-style-name="Visited_20_Internet_20_Link">
https://liveuamap.com/en/2023/16-may-air-defense-was-active-in-belgorod</text:a>
</text:p>
      <text:p text:style-name="P4">
Source: <text:a xlink:type="simple" xlink:href="https://t.me/belgorod_informant/4164" text:style-name="Internet_20_link" text:visited-style-name="Visited_20_Internet_20_Link">
https://t.me/belgorod_informant/4164</text:a>
</text:p>
      <!--NEWS-->
      <text:h text:style-name="P10" text:outline-level="1">
<text:span text:style-name="T4">
Poltavska Oblast(20:51). Red Alert: aerial threat. Sirens sounding. Take cover now!</text:span>
</text:h>
      <text:p text:style-name="P4">
Authors: liveuamap (Language: en)</text:p>
      <text:p text:style-name="P4">
Time: 2023-05-16T14:53:00</text:p>
      <text:p text:style-name="P4">
Location: Poltavska Oblast (Latitude:49.47705000 Longtitude:33.81866000)</text:p>
      <text:p text:style-name="P4">
Videos: []</text:p>
      <text:p text:style-name="P4">
Images: []</text:p>
      <text:p text:style-name="P4">
Tags: ["Europe", "Central and Eastern Europe"]</text:p>
      <text:p text:style-name="P4">
ID: 22563349</text:p>
      <!--METADATA-->
      <text:p text:style-name="P4">
Poltavska Oblast(20:51). Red Alert: aerial threat. Sirens sounding. Take covernow!</text:p>
      <text:p text:style-name="P4">
News Collection Link: <text:a xlink:type="simple" xlink:href="https://liveuamap.com/en/2023/16-may-poltavska-oblast2051-red-alert-aerial-g" text:style-name="Internet_20_link" text:visited-style-name="Visited_20_Internet_20_Link">
https://liveuamap.com/en/2023/16-may-poltavska-oblast2051-red-alert-aerial-g</text:a>
</text:p>
      <text:p text:style-name="P4">
Source: <text:a xlink:type="simple" xlink:href="https://t.me/air_alert_ua/45589" text:style-name="Internet_20_link" text:visited-style-name="Visited_20_Internet_20_Link">
https://t.me/air_alert_ua/45589</text:a>
</text:p>
      <!--NEWS-->
      <text:h text:style-name="P10" text:outline-level="1">
<text:span text:style-name="T4">
Donetsk Oblast, Sumska Oblast(20:53). Red Alert: aerial threat. Sirens sounding. Take cover now!</text:span>
</text:h>
      <text:p text:style-name="P4">
Authors: liveuamap (Language: en)</text:p>
      <text:p text:style-name="P4">
Time: 2023-05-16T14:55:00</text:p>
      <text:p text:style-name="P4">
Location: Donetsk Oblast (Latitude:48.72736 Longtitude:37.5789)</text:p>
      <text:p text:style-name="P4">
Videos: []</text:p>
      <text:p text:style-name="P4">
Images: []</text:p>
      <text:p text:style-name="P4">
Tags: ["Europe", "Central and Eastern Europe"]</text:p>
      <text:p text:style-name="P4">
ID: 22563353</text:p>
      <!--METADATA-->
      <text:p text:style-name="P4">
Donetsk Oblast, Sumska Oblast(20:53). Red Alert: aerial threat. Sirenssounding. Take cover now!</text:p>
      <text:p text:style-name="P4">
News Collection Link: <text:a xlink:type="simple" xlink:href="https://liveuamap.com/en/2023/16-may-donetsk-oblast-sumska-oblast2053-red-ag" text:style-name="Internet_20_link" text:visited-style-name="Visited_20_Internet_20_Link">
https://liveuamap.com/en/2023/16-may-donetsk-oblast-sumska-oblast2053-red-ag</text:a>
</text:p>
      <text:p text:style-name="P4">
Source: <text:a xlink:type="simple" xlink:href="https://t.me/air_alert_ua/45591" text:style-name="Internet_20_link" text:visited-style-name="Visited_20_Internet_20_Link">
https://t.me/air_alert_ua/45591</text:a>
</text:p>
      <!--NEWS-->
      <text:h text:style-name="P10" text:outline-level="1">
<text:span text:style-name="T4">
US NatSec John Kirby: I cannot confirm the reports about the Patriot system being damaged in ...</text:span>
</text:h>
      <text:p text:style-name="P4">
Authors: liveuamap (Language: en)</text:p>
      <text:p text:style-name="P4">
Time: 2023-05-16T14:58:10</text:p>
      <text:p text:style-name="P4">
Location: Washington, District of Columbia (Latitude:38.89752 Longtitude:-77.03656)</text:p>
      <text:p text:style-name="P4">
Videos: []</text:p>
      <text:p text:style-name="P4">
Images: []</text:p>
      <text:p text:style-name="P4">
Tags: ["District Columbia", "USA"]</text:p>
      <text:p text:style-name="P4">
ID: 22563355</text:p>
      <!--METADATA-->
      <text:p text:style-name="P4">
US NatSec John Kirby: I cannot confirm the reports about the Patriot systembeing damaged in Ukraine. I just can't speak to this. But if there was damagedone that needed to be repaired outside Ukraine, we would certainly assistwith that</text:p>
      <text:p text:style-name="P4">
News Collection Link: <text:a xlink:type="simple" xlink:href="https://liveuamap.com/en/2023/16-may-us-natsec-john-kirby-i-cannot-confirm-the-reports" text:style-name="Internet_20_link" text:visited-style-name="Visited_20_Internet_20_Link">
https://liveuamap.com/en/2023/16-may-us-natsec-john-kirby-i-cannot-confirm-the-reports</text:a>
</text:p>
      <text:p text:style-name="P4">
Source: <text:a xlink:type="simple" xlink:href="https://twitter.com/OstapYarysh/status/1658542665556713479" text:style-name="Internet_20_link" text:visited-style-name="Visited_20_Internet_20_Link">
https://twitter.com/OstapYarysh/status/1658542665556713479</text:a>
</text:p>
      <!--NEWS-->
      <text:h text:style-name="P10" text:outline-level="1">
<text:span text:style-name="T4">
Explosions were reported in Kostiantynivka</text:span>
</text:h>
      <text:p text:style-name="P4">
Authors: liveuamap (Language: en)</text:p>
      <text:p text:style-name="P4">
Time: 2023-05-16T15:15:37</text:p>
      <text:p text:style-name="P4">
Location: Kostyantynivka (Latitude:48.51422 Longtitude:37.71435)</text:p>
      <text:p text:style-name="P4">
Videos: []</text:p>
      <text:p text:style-name="P4">
Images: []</text:p>
      <text:p text:style-name="P4">
Tags: []</text:p>
      <text:p text:style-name="P4">
ID: 22563357</text:p>
      <!--METADATA-->
      <text:p text:style-name="P4">
Explosions were reported in Kostiantynivka</text:p>
      <text:p text:style-name="P4">
News Collection Link: <text:a xlink:type="simple" xlink:href="https://liveuamap.com/en/2023/16-may-explosions-were-reported-in-kostiantynivka-" text:style-name="Internet_20_link" text:visited-style-name="Visited_20_Internet_20_Link">
https://liveuamap.com/en/2023/16-may-explosions-were-reported-in-kostiantynivka-</text:a>
</text:p>
      <text:p text:style-name="P4">
Source: <text:a xlink:type="simple" xlink:href="https://t.me/war_monitor/7357" text:style-name="Internet_20_link" text:visited-style-name="Visited_20_Internet_20_Link">
https://t.me/war_monitor/7357</text:a>
</text:p>
      <!--NEWS-->
      <text:h text:style-name="P10" text:outline-level="1">
<text:span text:style-name="T4">
Ткаченко розповів, що це він звертався до організаторів Євробачення щодо виступу Зеленського</text:span>
</text:h>
      <text:p text:style-name="P4">
Authors: Ukrinform (Person)</text:p>
      <text:p text:style-name="P4">
Publisher: Укринформ (Organization)</text:p>
      <text:p text:style-name="P4">
Published Time: 2023-05-16T15:20:00+03:00</text:p>
      <text:p text:style-name="P4">
Modified Time: 2023-05-16T15:20:00+03:00</text:p>
      <text:p text:style-name="P4">
Description: Міністр культури та інформаційної політики Олександр Ткаченко звертався до Європейської мовної спілки щодо виступу Президента Володимира Зеленського на Євробаченні-2023. — Укрінформ.</text:p>
      <text:p text:style-name="P4">
Images: ["<text:a xlink:type="simple" xlink:href="https://static.ukrinform.com/photos/2023_03/thumb_files/630_360_1680089704-293.jpg" text:style-name="Internet_20_link" text:visited-style-name="Visited_20_Internet_20_Link">
630_360_16800...</text:a>
"]</text:p>
      <text:p text:style-name="P4">
Tags: ['Євробачення', 'Ткаченко', 'Зеленський', 'Єдині новини']</text:p>
      <text:p text:style-name="P4">
Type: Article</text:p>
      <!--METADATA-->
      <text:p text:style-name="P4">
<draw:frame draw:style-name="fr1" draw:name="Image69" text:anchor-type="as-char" svg:width="6.9236in" svg:height="3.956343in" draw:z-index="0">
<draw:image xlink:href="../Images/yкринформ/2023-05-16T15-20-00-03-00/630_360_1680089704-293.jpg" xlink:type="simple" xlink:show="embed" xlink:actuate="onLoad" draw:mime-type="image/jpeg"/>
</draw:frame>
 Міністркультури та інформаційної політики Олександр Ткаченко звертався доЄвропейської мовної спілки щодо виступу Президента Володимира Зеленського наЄвробаченні-2023.</text:p>
      <text:p text:style-name="P4">
Про це очільник МКІП повідомив в ефірі загальнонаціонального марафону «Єдиніновини», передає кореспондент Укрінформу.</text:p>
      <text:p text:style-name="P4">
«Був якийсь конфуз, бо не Офіс Президента, а я звертався до EBU (Європейськоїмовної спілки - ред.) за тиждень до конкурсу із цією пропозицією. Вони чомусьвідправили мені офіційного листа, що це неможливо з політичних причин», -сказав він.</text:p>
      <text:p text:style-name="P4">
Ткаченко зауважив, що в інтерв'ю англійським журналістам казав, що жодноїполітики у виступі Президента немає, пояснюючи, що вперше в історіїпроводиться конкурс не країною-переможцем, а іншою, і вітання Президентакраїни-переможця було б абсолютно доречним.</text:p>
      <text:p text:style-name="P4">
Водночас очільник МКІП зауважив, що напередодні конкурсу він зустрівся зпредставниками EBU, які щодо своєї позиції зауважили, що відбулася «людськапомилка».</text:p>
      <text:p text:style-name="P4">
«Найцікавіше було, коли я зіткнувся з представниками EBU напередодні самогоконкурсу, я навіть не питав їх. Вони сказали наступне: «Sorry, human error».Що це означає, ніхто не знає, але очевидно, що висновки на майбутнє вони маютьзробити», - сказав Ткаченко.</text:p>
      <text:p text:style-name="P4">
<text:span text:style-name="T4">
Читайте також:</text:span>
 <text:a xlink:type="simple" xlink:href="https://www.ukrinform.ua/rubric-culture/3709860-tkacenko-cogoricne-evrobacenna-bulo-odnim-iz-najkrasih-za-vsu-istoriu-konkursu.html" text:style-name="Internet_20_link" text:visited-style-name="Visited_20_Internet_20_Link">
 <text:span text:style-name="T4">
Євробачення</text:span>
 </text:a>
</text:p>
      <text:p text:style-name="P4">
Як повідомлялося, напередодні фіналу Євробачення ЗМІ писали, що Європейськамовна спілка, який є організатором пісенного конкурсу, <text:a xlink:type="simple" xlink:href="https://www.ukrinform.ua/rubric-polytics/3708057-zelenskomu-ne-dozvolili-zvernutisa-do-gladaciv-pid-cas-finalu-evrobacenna.html" text:style-name="Internet_20_link" text:visited-style-name="Visited_20_Internet_20_Link">
</text:a>
 Президентові УкраїниВолодимиру Зеленському в можливості звернутися до глядачів. Водночас в ОфісіПрезидента <text:a xlink:type="simple" xlink:href="https://www.ukrinform.ua/rubric-polytics/3708146-v-op-zaavili-so-zelenskij-ne-zvertavsa-do-organizatoriv-evrobacenna-sodo-vistupu.html" text:style-name="Internet_20_link" text:visited-style-name="Visited_20_Internet_20_Link">
 </text:a>
 , щоне зверталися до організаторів щодо такого виступу.</text:p>
      <text:p text:style-name="P4">
Source: <text:a xlink:type="simple" xlink:href="https://www.ukrinform.ua/rubric-culture/3710001-tkacenko-rozpoviv-so-ce-vin-zvertavsa-do-organizatoriv-evrobacenna-sodo-vistupu-zelenskogo.html" text:style-name="Internet_20_link" text:visited-style-name="Visited_20_Internet_20_Link">
https://www.ukrinform.ua/rubric-culture/3710001-tkacenko-rozpoviv-so-ce-vin-zvertavsa-do-organizatoriv-evrobacenna-sodo-vistupu-zelenskogo.html</text:a>
</text:p>
      <!--NEWS-->
      <text:h text:style-name="P10" text:outline-level="1">
<text:span text:style-name="T4">
Расмуссен закликає встановити міжнародні стандарти використання штучного інтелекту</text:span>
</text:h>
      <text:p text:style-name="P4">
Authors: Ukrinform (Person)</text:p>
      <text:p text:style-name="P4">
Publisher: Укринформ (Organization)</text:p>
      <text:p text:style-name="P4">
Published Time: 2023-05-16T15:21:00+03:00</text:p>
      <text:p text:style-name="P4">
Modified Time: 2023-05-16T15:21:00+03:00</text:p>
      <text:p text:style-name="P4">
Description: Штучний інтелект може змінити життя на краще, зробивши його комфортнішим, але також використовуватися для контролю та поневолення людей, тож дуже важливо в чиїх руках він опиниться. — Укрінформ.</text:p>
      <text:p text:style-name="P4">
Images: ["<text:a xlink:type="simple" xlink:href="https://static.ukrinform.com/photos/2023_05/thumb_files/630_360_1684147437-259.jpg" text:style-name="Internet_20_link" text:visited-style-name="Visited_20_Internet_20_Link">
630_360_16841...</text:a>
"]</text:p>
      <text:p text:style-name="P4">
Tags: ['Расмуссен', 'Технології', 'Штучний інтелект']</text:p>
      <text:p text:style-name="P4">
Type: Article</text:p>
      <!--METADATA-->
      <text:p text:style-name="P4">
<draw:frame draw:style-name="fr1" draw:name="Image70" text:anchor-type="as-char" svg:width="6.9236in" svg:height="3.956343in" draw:z-index="0">
<draw:image xlink:href="../Images/yкринформ/2023-05-16T15-21-00-03-00/630_360_1684147437-259.jpg" xlink:type="simple" xlink:show="embed" xlink:actuate="onLoad" draw:mime-type="image/jpeg"/>
</draw:frame>
 Штучнийінтелект може змінити життя на краще, зробивши його комфортнішим, але такожвикористовуватися для контролю та поневолення людей, тож дуже важливо в чиїхруках він опиниться.</text:p>
      <text:p text:style-name="P4">
Про це засновник і голова фундації “Альянс демократій”, колишній генсек НАТОАндерс фог Расмуссен заявив у другий день Копенгагенського демократичногосаміту, що був присвячений інноваціям та технологіям, повідомляє кореспондентУкрінформу.</text:p>
      <text:p text:style-name="P4">
“ <text:a xlink:type="simple" xlink:href="https://www.ukrinform.ua/tag-tehnologii" text:style-name="Internet_20_link" text:visited-style-name="Visited_20_Internet_20_Link">
 </text:a>
 гонка, зокрема, штучнийінтелект, можуть бути використані, щоб зробити наше повсякденне життя набагатопростішим, набагато комфортнішим. Ми всі це знаємо, але штучний інтелект такожможна використовувати, щоб контролювати людей, щоб придушувати. Глобальнінорми є стандартними для використання не лише штучного інтелекту, але й усіхнових технологій. Отже, мова йде про перемогу в технологічній гонці. Тож нампотрібно побудувати технологічний альянс демократій, для розробки тареалізації скоординованої стратегії. Важливо об’єднати зусилля, щоб встановитиміжнародні норми та стандарти використання нових технологій”, - сказав він.</text:p>
      <text:p text:style-name="P4">
Він також зазначив, що важливим є використання нових технологій відповідно додемократичних норм і цінностей.</text:p>
      <text:p text:style-name="P4">
<text:span text:style-name="T4">
Читайте також:</text:span>
 <text:a xlink:type="simple" xlink:href="https://www.ukrinform.ua/rubric-technology/3702640-ministri-cifrovizacii-g7-uzgodili-pat-principiv-upravlinna-stucnim-intelektom.html" text:style-name="Internet_20_link" text:visited-style-name="Visited_20_Internet_20_Link">
 <text:span text:style-name="T4">
штучним</text:span>
 <text:span text:style-name="T4">
інтелект</text:span>
</text:a>
</text:p>
      <text:p text:style-name="P4">
Расмуссен також згадав путіна, який висловлювався про штучний інтелект.</text:p>
      <text:p text:style-name="P4">
“путін якось сказав: хто б не став лідером у сфері штучного інтелекту, тойстане лідером світу. Я повністю згоден, тому вкрай важливо, хто насправділідирує у світі, коли мова заходить про штучний інтелект та інші новітнітехнології. Я все ще вважаю, що Захід або демократії лідирують, але мизіткнулися з серйозними викликами, і надзвичайно важливо, щоб ми перемагали”,- підкреслив він.</text:p>
      <text:p text:style-name="P4">
Як повідомлялося, Копенгагенський демократичний саміт проходить 15 -16 травняза участю провідних європейських політиків та керівників урядів.</text:p>
      <text:p text:style-name="P4">
<text:span text:style-name="T5">
Фото: Shutterstock</text:span>
</text:p>
      <text:p text:style-name="P4">
Source: <text:a xlink:type="simple" xlink:href="https://www.ukrinform.ua/rubric-technology/3710002-rasmussen-zaklikae-vstanoviti-miznarodni-standarti-vikoristanna-stucnogo-intelektu.html" text:style-name="Internet_20_link" text:visited-style-name="Visited_20_Internet_20_Link">
https://www.ukrinform.ua/rubric-technology/3710002-rasmussen-zaklikae-vstanoviti-miznarodni-standarti-vikoristanna-stucnogo-intelektu.html</text:a>
</text:p>
      <!--NEWS-->
      <text:h text:style-name="P10" text:outline-level="1">
<text:span text:style-name="T4">
Для фінансування відновлення України створили три джерела – депутатка</text:span>
</text:h>
      <text:p text:style-name="P4">
Authors: Ukrinform (Person)</text:p>
      <text:p text:style-name="P4">
Publisher: Укринформ (Organization)</text:p>
      <text:p text:style-name="P4">
Published Time: 2023-05-16T15:27:00+03:00</text:p>
      <text:p text:style-name="P4">
Modified Time: 2023-05-16T15:27:00+03:00</text:p>
      <text:p text:style-name="P4">
Description: Для фінансування відновлення України наразі створені Фонд ліквідації наслідків збройної агресії, програма єВідновлення та Фонд розвитку України. — Укрінформ.</text:p>
      <text:p text:style-name="P4">
Images: ["<text:a xlink:type="simple" xlink:href="https://static.ukrinform.com/photos/2017_07/thumb_files/630_360_1500471064-1752.jpg" text:style-name="Internet_20_link" text:visited-style-name="Visited_20_Internet_20_Link">
630_360_15004...</text:a>
"]</text:p>
      <text:p text:style-name="P4">
Tags: ['Україна', 'Війна з Росією', 'Відбудова', 'єВідновлення']</text:p>
      <text:p text:style-name="P4">
Type: Article</text:p>
      <!--METADATA-->
      <text:p text:style-name="P4">
<draw:frame draw:style-name="fr1" draw:name="Image71" text:anchor-type="as-char" svg:width="6.9236in" svg:height="3.956343in" draw:z-index="0">
<draw:image xlink:href="../Images/yкринформ/2023-05-16T15-27-00-03-00/630_360_1500471064-1752.jpg" xlink:type="simple" xlink:show="embed" xlink:actuate="onLoad" draw:mime-type="image/jpeg"/>
</draw:frame>
 Дляфінансування відновлення України наразі створені Фонд ліквідації наслідківзбройної агресії, програма єВідновлення та Фонд розвитку України.</text:p>
      <text:p text:style-name="P4">
Як передає Укрінформ, про це повідомила в <text:a xlink:type="simple" xlink:href="https://t.me/ninayuzhanina/788" text:style-name="Internet_20_link" text:visited-style-name="Visited_20_Internet_20_Link">
 </text:a>
народний депутат, член комітету ВРУ з питань фінансів, податкової та митноїполітики Ніна Южаніна.</text:p>
      <text:p text:style-name="P4">
«Отже, на сьогодні маємо три напрями фінансування відновлення <text:a xlink:type="simple" xlink:href="https://www.ukrinform.ua/tag-ukraina" text:style-name="Internet_20_link" text:visited-style-name="Visited_20_Internet_20_Link">
</text:a>
 », - зазначила депутат.</text:p>
      <text:p text:style-name="P4">
Першим джерелом фінансування є Фонд ліквідації наслідків збройної агресії,рішення про виділення коштів з якого приймаються Кабінетом міністрів Україниза погодженням з Комітетом Верховної Ради України з питань бюджету.</text:p>
      <text:p text:style-name="P4">
У державному бюджеті України на 2023 рік для Фонду передбачено фінансування урозмірі 35,5 млрд грн.</text:p>
      <text:p text:style-name="P4">
«За інформацією, яку оприлюднила голова бюджетного комітету ВР Підласа, доФонду вже надійшло 61,6 млрд грн», - зауважила Южаніна.</text:p>
      <text:p text:style-name="P4">
Ще один напрямок відновлення створений через програму єВідновлення, джереломфінансування якої є Фонд ліквідації наслідків збройної агресії – 17 млрд грн,кошти Світового банку – $250 млн (понад 9 млрд грн) та заарештовані активиросійських банків (у першу чергу, кошти Сбєрбанка рф).</text:p>
      <text:p text:style-name="P4">
За словами депутата, від того, як просуватиметься справа з арештом росактивів,буде залежати, чи вистачить акумульованих коштів на відшкодування збитківгромадянам за цією програмою.</text:p>
      <text:p text:style-name="P4">
Крім того, уряд анонсував створення ще однієї платформи – Фонду розвиткуУкраїни, яка залучатиме та мобілізуватиме державний та приватний капітали длявідбудови України за допомогою широкого спектру інноваційних та традиційнихфінансових інструментів. Діяльність фонду буде зосереджено передусім наключових секторах української економіки, включаючи енергетику, інфраструктуру,сільське господарство, виробництво та ІТ.</text:p>
      <text:p text:style-name="P4">
<text:span text:style-name="T4">
Читайте також:</text:span>
 <text:a xlink:type="simple" xlink:href="https://www.ukrinform.ua/rubric-vidbudova/3709483-dla-vidbudovi-deokupovanoi-lugansini-planuut-stvoriti-centr-vidnovlenna-ta-rozvitku-gromad.html" text:style-name="Internet_20_link" text:visited-style-name="Visited_20_Internet_20_Link">
 <text:span text:style-name="T4">
відбудови</text:span>
 </text:a>
</text:p>
      <text:p text:style-name="P4">
Як повідомлялося, за інформацією голови Комітету ВР з питань бюджету РоксоланиПідласої, у Фонді ліквідації наслідків агресії вже зібрано 61,7 млрд грн. Зних 35,9 млрд грн – це 50% прибутку Нацбанку за 2022 рік та 25,8 млрд грнотриманих від примусового вилучення коштів держави-агресора.</text:p>
      <text:p text:style-name="P4">
Source: <text:a xlink:type="simple" xlink:href="https://www.ukrinform.ua/rubric-vidbudova/3710004-dla-finansuvanna-vidnovlenna-ukraini-stvorili-tri-dzerela-deputatka.html" text:style-name="Internet_20_link" text:visited-style-name="Visited_20_Internet_20_Link">
https://www.ukrinform.ua/rubric-vidbudova/3710004-dla-finansuvanna-vidnovlenna-ukraini-stvorili-tri-dzerela-deputatka.html</text:a>
</text:p>
      <!--NEWS-->
      <text:h text:style-name="P10" text:outline-level="1">
<text:span text:style-name="T4">
Ігнат - про нічну ракетну атаку по Україні: росія вперше застосувала так багато «Кинджалів»</text:span>
</text:h>
      <text:p text:style-name="P4">
Authors: Ukrinform (Person)</text:p>
      <text:p text:style-name="P4">
Publisher: Укринформ (Organization)</text:p>
      <text:p text:style-name="P4">
Published Time: 2023-05-16T15:30:00+03:00</text:p>
      <text:p text:style-name="P4">
Modified Time: 2023-05-16T15:30:00+03:00</text:p>
      <text:p text:style-name="P4">
Description: Нічна атака рф на Україну не була унікальною щодо одночасного застосування безпілотників і ракет, але вперше застосовано таку велику кількість «Кинджалів». — Укрінформ.</text:p>
      <text:p text:style-name="P4">
Images: ["<text:a xlink:type="simple" xlink:href="https://static.ukrinform.com/photos/2023_05/thumb_files/630_360_1684216466-149.jpg" text:style-name="Internet_20_link" text:visited-style-name="Visited_20_Internet_20_Link">
630_360_16842...</text:a>
", "<text:a xlink:type="simple" xlink:href="https://static.ukrinform.com/photos/2023_05/1684237103-610.jpg" text:style-name="Internet_20_link" text:visited-style-name="Visited_20_Internet_20_Link">
1684237103-61...</text:a>
"]</text:p>
      <text:p text:style-name="P4">
Tags: ['Повітряні сили ЗСУ', 'Війна з Росією', 'ППО', 'Ракетний удар']</text:p>
      <text:p text:style-name="P4">
Type: Article</text:p>
      <!--METADATA-->
      <text:p text:style-name="P4">
<draw:frame draw:style-name="fr1" draw:name="Image72" text:anchor-type="as-char" svg:width="6.9236in" svg:height="3.956343in" draw:z-index="0">
<draw:image xlink:href="../Images/yкринформ/2023-05-16T15-30-00-03-00/630_360_1684216466-149.jpg" xlink:type="simple" xlink:show="embed" xlink:actuate="onLoad" draw:mime-type="image/jpeg"/>
</draw:frame>
 Нічнаатака рф на Україну не була унікальною щодо одночасного застосуваннябезпілотників і ракет, але вперше застосовано таку велику кількість«Кинджалів».</text:p>
      <text:p text:style-name="P4">
Про це під час <text:a xlink:type="simple" xlink:href="https://www.youtube.com/watch" text:style-name="Internet_20_link" text:visited-style-name="Visited_20_Internet_20_Link">
</text:a>
 в медіацентрі Україна-Укрінформ повідомив речник Повітряних сил ЗСУЮрій Ігнат.</text:p>
      <text:p text:style-name="P4">
«Унікальність атаки в тому, що було використано велику кількість - це 6 ракет«Кинджал». Це ракети Х-47 аеробалістичні, які були випущені з 6 літаківМіГ31-К. Решта озброєння уже застосовувалась і застосовувалась одночасно», -зазначив Ігнат.</text:p>
      <text:p text:style-name="P4">
<draw:frame draw:style-name="fr1" draw:name="Image73" text:anchor-type="as-char" svg:width="6.9236in" svg:height="4.615733in" draw:z-index="0">
<draw:image xlink:href="../Images/yкринформ/2023-05-16T15-30-00-03-00/1684237103-610.jpg" xlink:type="simple" xlink:show="embed" xlink:actuate="onLoad" draw:mime-type="image/jpeg"/>
</draw:frame>
</text:p>
      <text:p text:style-name="P4">
Він нагадав, що ворог неодноразово здійснював атаки по Україні одночаснорізними типами ракет і дронів.</text:p>
      <text:p text:style-name="P4">
<text:span text:style-name="T4">
Читайте також:</text:span>
 <text:a xlink:type="simple" xlink:href="https://www.ukrinform.ua/rubric-kyiv/3709800-kiiv-mae-serjoznu-sistemu-ppo-aka-dozvolila-likviduvati-vsi-sist-kindzaliv-ignat.html" text:style-name="Internet_20_link" text:visited-style-name="Visited_20_Internet_20_Link">
 </text:a>
</text:p>
      <text:p text:style-name="P4">
Як повідомляв Укрінформ, <text:a xlink:type="simple" xlink:href="https://www.ukrinform.ua/rubric-kyiv/3709714-u-kmva-rozpovili-pro-naslidki-nicnoi-ataki-na-kiiv.html" text:style-name="Internet_20_link" text:visited-style-name="Visited_20_Internet_20_Link">
 </text:a>
 зпівнічного, південного та східного напрямків 18 ракетами різних типівповітряного, морського та наземного базування.</text:p>
      <text:p text:style-name="P4">
<text:a xlink:type="simple" xlink:href="https://www.ukrinform.ua/rubric-ato/3709737-sipi-ppo-vnoci-znisili-usi-18-rosijskih-raket-sered-nih-sist-kinzaliv.html" text:style-name="Internet_20_link" text:visited-style-name="Visited_20_Internet_20_Link">
 </text:a>
 . Крім того, у ніч на 16травня противник атакував ударними дронами типу "Shahed-136/131", проводивповітряну розвідку трьома <text:a xlink:type="simple" xlink:href="https://www.ukrinform.ua/tag-bezpilotnik" text:style-name="Internet_20_link" text:visited-style-name="Visited_20_Internet_20_Link">
 </text:a>
оперативно-тактичного рівня – "Орлан-10", “SuperCum”.</text:p>
      <text:p text:style-name="P4">
Source: <text:a xlink:type="simple" xlink:href="https://www.ukrinform.ua/rubric-ato/3710007-ignat-pro-nicnu-ataku-po-ukraini-rosia-vperse-zastosuvala-tak-bagato-kindzaliv.html" text:style-name="Internet_20_link" text:visited-style-name="Visited_20_Internet_20_Link">
https://www.ukrinform.ua/rubric-ato/3710007-ignat-pro-nicnu-ataku-po-ukraini-rosia-vperse-zastosuvala-tak-bagato-kindzaliv.html</text:a>
</text:p>
      <!--NEWS-->
      <text:h text:style-name="P10" text:outline-level="1">
<text:span text:style-name="T4">
Жеваго заперечує причетність до хабаря керівництву Верховного Суду - ЗМІ</text:span>
</text:h>
      <text:p text:style-name="P4">
Authors: Ukrinform (Person)</text:p>
      <text:p text:style-name="P4">
Publisher: Укринформ (Organization)</text:p>
      <text:p text:style-name="P4">
Published Time: 2023-05-16T15:31:00+03:00</text:p>
      <text:p text:style-name="P4">
Modified Time: 2023-05-16T15:31:00+03:00</text:p>
      <text:p text:style-name="P4">
Description: У пресслужбі бізнесмена Костянтина Жеваго заперечують його причетність до надання хабаря голові чи суддям Верховного Суду і заявляють, що він не має до цього жодного відношення. — Укрінформ.</text:p>
      <text:p text:style-name="P4">
Images: ["<text:a xlink:type="simple" xlink:href="https://static.ukrinform.com/photos/2023_01/thumb_files/630_360_1672840633-893.png" text:style-name="Internet_20_link" text:visited-style-name="Visited_20_Internet_20_Link">
630_360_16728...</text:a>
"]</text:p>
      <text:p text:style-name="P4">
Tags: ['Хабар', 'Князєв', 'Верховний Суд', 'Корупція', 'Жеваго']</text:p>
      <text:p text:style-name="P4">
Type: Article</text:p>
      <!--METADATA-->
      <text:p text:style-name="P4">
<draw:frame draw:style-name="fr1" draw:name="Image74" text:anchor-type="as-char" svg:width="6.9236in" svg:height="3.956343in" draw:z-index="0">
<draw:image xlink:href="../Images/yкринформ/2023-05-16T15-31-00-03-00/630_360_1672840633-893.png" xlink:type="simple" xlink:show="embed" xlink:actuate="onLoad" draw:mime-type="image/png"/>
</draw:frame>
 Упресслужбі бізнесмена Костянтина Жеваго заперечують його причетність донадання хабаря голові чи суддям Верховного Суду і заявляють, що він не має доцього жодного відношення.</text:p>
      <text:p text:style-name="P4">
Про це йдеться у релізі пресслужби Жеваго, переданому <text:a xlink:type="simple" xlink:href="https://www.pravda.com.ua/news/2023/05/16/7402425/" text:style-name="Internet_20_link" text:visited-style-name="Visited_20_Internet_20_Link">
</text:a>
 , повідомляє Укрінформ.</text:p>
      <text:p text:style-name="P4">
“Інформація деяких ЗМІ про те, що неправомірна вигода могла бути одержана відлюдей, які діяли в інтересах підприємця, повністю неправдива. Жеваго ніколинікому не давав і не міг давати подібних вказівок. Він наполегливо просить ЗМІне поширювати непідтверджені відомості, не ставати знаряддям маніпуляцій і невплутувати його у справи, до яких він не має жодного відношення”, - уточнили упресслужбі.</text:p>
      <text:p text:style-name="P4">
У відомстві заперечили зв’язок цієї справи з рішенням Великої палатиВерховного Суду від 19 квітня 2023 року у справі про визнання законностіпридбання в 2002 році пакета акцій Полтавського гірничо-збагачувальногокомбінату компанією Ferrexpo, одним із акціонером якої є Жеваго.</text:p>
      <text:p text:style-name="P4">
<text:span text:style-name="T4">
Читайте також:</text:span>
 <text:a xlink:type="simple" xlink:href="https://www.ukrinform.ua/rubric-society/3709923-pidozru-golovi-vs-knazevu-vrucat-uprodovz-dobi-prokuratura.html" text:style-name="Internet_20_link" text:visited-style-name="Visited_20_Internet_20_Link">
 <text:span text:style-name="T4">
Князєв</text:span>
 </text:a>
</text:p>
      <text:p text:style-name="P4">
“Це очевидно безпідставний зв’язок і явна підтасовка. Велика палата ВСприйняла свою квітневу ухвалу не в моїх особистих інтересах, а в інтересахвеликої, публічної компанії з поважними акціонерами, яка торгується наосновному майданчику Лондонської фондової біржі”, - заявив сам Жеваго.</text:p>
      <text:p text:style-name="P4">
Бізнесмен вважає, що <text:a xlink:type="simple" xlink:href="https://www.ukrinform.ua/tag-verhovnij-sud" text:style-name="Internet_20_link" text:visited-style-name="Visited_20_Internet_20_Link">
 </text:a>
 оголосивюридично вивірене рішення.</text:p>
      <text:p text:style-name="P4">
“Було припинено спробу сумнівних офшорних компаній, пов’язаних із фігурантамисанкційних списків США і Європи, у тому числі громадянами росії, здійснитирейдерське захоплення великого промислового активу. Ми з іншими акціонерамипереконалися, що саме у найвищій судовій інстанції України ще можна домогтисязахисту своїх законних прав”, - зазначив він.</text:p>
      <text:p text:style-name="P4">
Жеваго висловив думку, що події навколо ВС можуть мати на меті дискредитаціюцього держоргану.</text:p>
      <text:p text:style-name="P4">
<text:span text:style-name="T4">
Читайте також:</text:span>
 <text:a xlink:type="simple" xlink:href="https://www.ukrinform.ua/rubric-society/3709942-sap-perevirautsa-insi-fakti-habariv-sered-suddiv-verhovnogo-sudu.html" text:style-name="Internet_20_link" text:visited-style-name="Visited_20_Internet_20_Link">
 </text:a>
</text:p>
      <text:p text:style-name="P4">
На його переконання, правоохоронні органи, які публічно заявили про виявленіознаки хабарництва, мають довести свої звинувачення шляхом доказовогослідства, з вироком суду.</text:p>
      <text:p text:style-name="P4">
Бізнесмен запевнив, що у разі необхідності він та юристи відповідних компанійготові надати всі належні пояснення слідству і судовим інстанціям.</text:p>
      <text:p text:style-name="P4">
“Ми зацікавлені у прозорому розслідуванні цієї справи, аби зняти всі підозри іпідтвердити свою репутацію в Україні та серед зарубіжних партнерів”, – уточниввін.</text:p>
      <text:p text:style-name="P4">
Як повідомляв Укрінформ, Національне антикорупційне бюро <text:a xlink:type="simple" xlink:href="https://www.ukrinform.ua/rubric-society/3709683-nabu-i-sap-vikrili-masstabnu-korupciu-u-verhovnomu-sudi.html" text:style-name="Internet_20_link" text:visited-style-name="Visited_20_Internet_20_Link">
</text:a>
 .</text:p>
      <text:p text:style-name="P4">
НАБУ отримало інформацію про діяльність злочинного угруповання із залученнямпосередників — суддів, у суддівській гілці влади, та із залученням керівництвасуддівської гілки влади. У відомстві ухвалили рішення про здійснення комплексуоперативно-технічних заходів, зокрема — щодо оперативного проникнення і <text:a xlink:type="simple" xlink:href="https://www.ukrinform.ua/rubric-society/3709899-masstabnu-korupciu-u-verhovnomu-sudi-dopomogli-viaviti-detektivi-pid-prikrittam-nabu.html" text:style-name="Internet_20_link" text:visited-style-name="Visited_20_Internet_20_Link">
</text:a>
 .</text:p>
      <text:p text:style-name="P4">
Як зазначив директор НАБУ Семен Кривонос, унаслідок цього проведеногокомплексу заходів детективи зафіксували низку контактів власника фінансовоїгрупи “Фінанси та Кредит” з одним із власників адвокатського об'єднання, якевикористовувалося для прикриття злочинної діяльності.</text:p>
      <text:p text:style-name="P4">
<text:span text:style-name="T4">
Читайте також:</text:span>
 <text:a xlink:type="simple" xlink:href="https://www.ukrinform.ua/rubric-society/3709931-kerivnik-sap-rozpoviv-detali-korupcijnoi-shemi-u-verhovnomu-sudi.html" text:style-name="Internet_20_link" text:visited-style-name="Visited_20_Internet_20_Link">
 </text:a>
</text:p>
      <text:p text:style-name="P4">
Раніше Слідча палата Апеляційного суду Шамбері ухвалила рішення щодо <text:a xlink:type="simple" xlink:href="https://www.ukrinform.ua/rubric-polytics/3689484-francuzkij-sud-vidmoviv-u-ekstradicii-do-ukraini-eksnardepa-zevago.html" text:style-name="Internet_20_link" text:visited-style-name="Visited_20_Internet_20_Link">
</text:a>
 , якому інкримінують розтрату113 млн доларів банку АТ "Банк"Фінанси та Кредит".</text:p>
      <text:p text:style-name="P4">
Як повідомляє французьке медіа <text:a xlink:type="simple" xlink:href="https://www.ledauphine.com/faits-divers-justice/2023/03/30/le-milliardaire-ukrainien-kostiantyn-zhevago-ne-sera-pas-extrade" text:style-name="Internet_20_link" text:visited-style-name="Visited_20_Internet_20_Link">
 </text:a>
 , суд визнав, що в Україні, яка перебуває в стані війни, не зможутьзабезпечити "прозорий" судовий процес у справі бізнесмена.</text:p>
      <text:p text:style-name="P4">
Україна видала ордер на арешт Жеваго, який обіймав посаду народного депутатаУкраїни з 1998 по 2019 рік, у 2019 році, а міжнародний ордер на арешт – у 2021році.</text:p>
      <text:p text:style-name="P4">
У свою чергу Жеваго заперечує вчинення будь-яких правопорушень.</text:p>
      <text:p text:style-name="P4">
27 грудня 2022 року, за запитом ДБР французькі правоохоронці затрималиколишнього народного депутата й акціонера банку АТ "Банк"Фінанси та Кредит"Жеваго на елітному курорті Куршевель (Франція).</text:p>
      <text:p text:style-name="P4">
<text:span text:style-name="T4">
Читайте також:</text:span>
 <text:a xlink:type="simple" xlink:href="https://www.ukrinform.ua/rubric-polytics/3689578-vidmova-v-ekstradicii-zevago-ofis-genprokurora-cekae-povnogo-risenna-sudu.html" text:style-name="Internet_20_link" text:visited-style-name="Visited_20_Internet_20_Link">
 <text:span text:style-name="T4">
Відмова</text:span>
 <text:span text:style-name="T4">
екстрадиції</text:span>
 <text:span text:style-name="T4">
Жеваго</text:span>
 <text:span text:style-name="T4">
Офіс</text:span>
<text:span text:style-name="T4">
генпрокурора</text:span>
 <text:span text:style-name="T4">
чекає</text:span>
 <text:span text:style-name="T4">
повного</text:span>
 <text:span text:style-name="T4">
рішення</text:span>
 <text:span text:style-name="T4">
суду</text:span>
</text:a>
</text:p>
      <text:p text:style-name="P4">
У ДБР заявили, що у межах розслідування кримінального провадження Жеваго татопменеджерам банку інкримінують розтрату 113 млн доларів, через щопостраждали інтереси держави та вкладників банку.</text:p>
      <text:p text:style-name="P4">
У січні 2023 року французький суд у місті Шамбері вирішив звільнити Жеваго підзаставу в 1 млн євро до слухання справи про його екстрадицію в Україну.</text:p>
      <text:p text:style-name="P4">
На сьогодні накладено арешт на майно підозрюваного олігарха, зокрема акціїйого підприємств на сотні мільйонів гривень, корпоративні права товариств, 26об’єктів нерухомості. Також накладено арешт на майно інших юридичних осіб, якіпов’язані з колишнім депутатом. Це, зокрема, 14 майнових комплексів, 21частина майнових комплексів, 30 нежитлових приміщень, 10 квартир.</text:p>
      <text:p text:style-name="P4">
Source: <text:a xlink:type="simple" xlink:href="https://www.ukrinform.ua/rubric-society/3710008-zevago-zaperecue-pricetnist-do-nadanna-habara-kerivnictvu-verhovnogo-sudu-zmi.html" text:style-name="Internet_20_link" text:visited-style-name="Visited_20_Internet_20_Link">
https://www.ukrinform.ua/rubric-society/3710008-zevago-zaperecue-pricetnist-do-nadanna-habara-kerivnictvu-verhovnogo-sudu-zmi.html</text:a>
</text:p>
      <!--NEWS-->
      <text:h text:style-name="P10" text:outline-level="1">
<text:span text:style-name="T4">
Львівський оборонний кластер замінить відпрацьовані бронежилети, на яких створять картини</text:span>
</text:h>
      <text:p text:style-name="P4">
Authors: Ukrinform (Person)</text:p>
      <text:p text:style-name="P4">
Publisher: Укринформ (Organization)</text:p>
      <text:p text:style-name="P4">
Published Time: 2023-05-16T15:35:00+03:00</text:p>
      <text:p text:style-name="P4">
Modified Time: 2023-05-16T15:35:00+03:00</text:p>
      <text:p text:style-name="P4">
Description: Львівський оборонний кластер замінює відпрацьовані бронежилети, на яких митці створюватимуть картини — Укрінформ.</text:p>
      <text:p text:style-name="P4">
Images: ["<text:a xlink:type="simple" xlink:href="https://static.ukrinform.com/photos/2023_05/thumb_files/630_360_1684240213-884.jpg" text:style-name="Internet_20_link" text:visited-style-name="Visited_20_Internet_20_Link">
630_360_16842...</text:a>
"]</text:p>
      <text:p text:style-name="P4">
Tags: ['Мистецтво', 'Картина', 'Бронежилет', 'Війна з Росією']</text:p>
      <text:p text:style-name="P4">
Type: Article</text:p>
      <!--METADATA-->
      <text:p text:style-name="P4">
<draw:frame draw:style-name="fr1" draw:name="Image75" text:anchor-type="as-char" svg:width="6.9236in" svg:height="3.956343in" draw:z-index="0">
<draw:image xlink:href="../Images/yкринформ/2023-05-16T15-35-00-03-00/630_360_1684240213-884.jpg" xlink:type="simple" xlink:show="embed" xlink:actuate="onLoad" draw:mime-type="image/jpeg"/>
</draw:frame>
 Львівськийоборонний кластер замінює відпрацьовані бронежилети, на яких митцістворюватимуть картини</text:p>
      <text:p text:style-name="P4">
Про це Львівський оборонний кластер повідомив у <text:a xlink:type="simple" xlink:href="https://www.facebook.com/ldc.ukraine/posts/pfbid0ucbHxk16q531NknAWJ8NF9rhLK31HNwRQrm73rDBzXmJwoB9cUH8LMA1mHxnbqZ3l" text:style-name="Internet_20_link" text:visited-style-name="Visited_20_Internet_20_Link">
</text:a>
, передає Укрінформ.</text:p>
      <text:p text:style-name="P4">
«Бронежилет, який відпрацював, замінимо на новий. І поки бійця захищатименовий бронежилет ЛОК, відпрацьована броня зможе допомагати Україні навіть надипломатичному фронті. Вона зможе приносити користь й надалі – тепер вже умежах <text:a xlink:type="simple" xlink:href="https://www.ukrinform.ua/tag-mistectvo" text:style-name="Internet_20_link" text:visited-style-name="Visited_20_Internet_20_Link">
 </text:a>
 проєкту», - йдеться уповідомленні.</text:p>
      <text:p text:style-name="P4">
У ЛОК нагадали, що нещодавно Президент Володимир Зеленський подарував ПапіРимському ікону, створену на бронеплиті. Ця бронеплита свого часу врятувалажиття військовому і надалі завдяки мистецькому проєкту ArtArmor на ній буланаписана картина, яку й подарували Папі. Її творець – Юрій Вакуленко.</text:p>
      <text:p text:style-name="P4">
«Це вже не вперше, коли мистецтво на бронеплитах стає символічним подарункомдля перших осіб», - розповів керівник ArtArmor Олександр Ковальчук.Він додав,що ікони, написані на бронеплитах, передали і Анджею Дуді та Ґітанасу Науседі- очільникам Польщі та Литви.</text:p>
      <text:p text:style-name="P4">
Іконописець Андрій Охоцький спеціально для Анджея Дуди та Ґітанаса Наусединаписав роботи на бронеплитах. Це ікони «Юрій Змієборець» з прапорами Польщіта Литви.</text:p>
      <text:p text:style-name="P4">
Також мистецькі об’єкти, створені на бронеплитах, потраплять на аукціони, дебудуть зібрані кошти на забезпечення бійців необхідними засобами захисту.</text:p>
      <text:p text:style-name="P4">
Броню, яка врятувала життя, втримавши кулю або уламок, слід відіслати наадресу Львівського оборонного кластера, заповнивши відповідну форму на сайтіhttps://www.ldc-ua.org/artarmor або написати ЛОК у Фейсбуці.</text:p>
      <text:p text:style-name="P4">
<text:span text:style-name="T4">
Читайте також:</text:span>
 <text:a xlink:type="simple" xlink:href="https://www.ukrinform.ua/rubric-culture/3505933-na-rivnensini-mistkina-stvorue-ikoni-na-asikah-zpid-boepripasiv.html" text:style-name="Internet_20_link" text:visited-style-name="Visited_20_Internet_20_Link">
 <text:span text:style-name="T4">
ящиках</text:span>
 </text:a>
</text:p>
      <text:p text:style-name="P4">
Як повідомляв Укрінформ, у Львові з перших днів повномасштабного вторгненняутворився новий волонтерський проєкт – Львівський оборонний кластер. Йогоосновна мета – безкоштовно забезпечити українців добротними бронежилетами.Заради цього об’єдналися фахівці, бізнесмени, волонтери та донатори. Наразібронежилети зі Львова передають не лише захисникам, а й ДСНС, пресі, медикам,комунальникам, а нещодавно перші партії бронежилетів для евакуації дітейотримала Національна поліція.</text:p>
      <text:p text:style-name="P4">
<text:span text:style-name="T5">
Фото: Львівський Оборонний Кластер</text:span>
</text:p>
      <text:p text:style-name="P4">
Source: <text:a xlink:type="simple" xlink:href="https://www.ukrinform.ua/rubric-culture/3710011-lvivskij-oboronnij-klaster-zaminit-vidpracovani-bronezileti-na-akih-stvorat-kartini.html" text:style-name="Internet_20_link" text:visited-style-name="Visited_20_Internet_20_Link">
https://www.ukrinform.ua/rubric-culture/3710011-lvivskij-oboronnij-klaster-zaminit-vidpracovani-bronezileti-na-akih-stvorat-kartini.html</text:a>
</text:p>
      <!--NEWS-->
      <text:h text:style-name="P10" text:outline-level="1">
<text:span text:style-name="T4">
Зінченко був відсутній на ранковому тренуванні «Арсенала»</text:span>
</text:h>
      <text:p text:style-name="P4">
Authors: Ukrinform (Person)</text:p>
      <text:p text:style-name="P4">
Publisher: Укринформ (Organization)</text:p>
      <text:p text:style-name="P4">
Published Time: 2023-05-16T15:37:14+03:00</text:p>
      <text:p text:style-name="P4">
Modified Time: 2023-05-16T15:37:14+03:00</text:p>
      <text:p text:style-name="P4">
Description: Також з загальною групою не тренувалися Габріел Мартінеллі та Вільям Саліба. — Укрінформ.</text:p>
      <text:p text:style-name="P4">
Images: ["<text:a xlink:type="simple" xlink:href="https://static.ukrinform.com/photos/2023_05/thumb_files/630_360_1684240479-271.jpg" text:style-name="Internet_20_link" text:visited-style-name="Visited_20_Internet_20_Link">
630_360_16842...</text:a>
"]</text:p>
      <text:p text:style-name="P4">
Tags: ['Арсенал', 'Футбол', 'Зінченко']</text:p>
      <text:p text:style-name="P4">
Type: Article</text:p>
      <!--METADATA-->
      <text:p text:style-name="P4">
<draw:frame draw:style-name="fr1" draw:name="Image76" text:anchor-type="as-char" svg:width="6.9236in" svg:height="3.956343in" draw:z-index="0">
<draw:image xlink:href="../Images/yкринформ/2023-05-16T15-37-14-03-00/630_360_1684240479-271.jpg" xlink:type="simple" xlink:show="embed" xlink:actuate="onLoad" draw:mime-type="image/jpeg"/>
</draw:frame>
 Також ззагальною групою не тренувалися Габріел Мартінеллі та Вільям Саліба.</text:p>
      <text:p text:style-name="P4">
Український захисник «Арсенала» Олександр Зінченко пропустив ранковетренування лондонської команди, <text:a xlink:type="simple" xlink:href="https://twitter.com/footballdaily/status/1658413897165025280" text:style-name="Internet_20_link" text:visited-style-name="Visited_20_Internet_20_Link">
</text:a>
 FootballDaily, передає Укрінформ.</text:p>
      <text:p text:style-name="P4">
Також із загальною групою не тренувалися Габріел Мартінеллі та Вільям Саліба.</text:p>
      <text:p text:style-name="P4">
Відзначимо, що Зінченко не потрапив до заявки на матч 36-го туру АнглійськоїПрем'єр-ліги проти «Брайтона», який відбувся у неділю, але брав участь утренуванні команди перед матчем.</text:p>
      <text:p text:style-name="P4">
Раніше <text:a xlink:type="simple" xlink:href="https://www.ukrinform.ua/rubric-sports/3707996-zincenko-vibuv-do-kinca-sezonu-cerez-travmu-zmi.html" text:style-name="Internet_20_link" text:visited-style-name="Visited_20_Internet_20_Link">
 </text:a>
 , що українець вибув до кінця сезону черезтравму литкового м'яза, яку він отримав у матчі проти «Ньюкасла» (7 травня).</text:p>
      <text:p text:style-name="P4">
<text:span text:style-name="T4">
Читайте також:</text:span>
 <text:a xlink:type="simple" xlink:href="https://www.ukrinform.ua/rubric-sports/3709189-apl-arsenal-rozgromno-postupivsa-brajtonu.html" text:style-name="Internet_20_link" text:visited-style-name="Visited_20_Internet_20_Link">
 <text:span text:style-name="T4">
Арсенал</text:span>
 </text:a>
</text:p>
      <text:p text:style-name="P4">
Як повідомляв Укрінформ, у суботу, 20 травня «каноніри» зустрінуться з«Ноттінгем Форест».</text:p>
      <text:p text:style-name="P4">
Фото: Getty Images</text:p>
      <text:p text:style-name="P4">
Source: <text:a xlink:type="simple" xlink:href="https://www.ukrinform.ua/rubric-sports/3710012-zincenko-buv-vidsutnij-na-rankovomu-trenuvanni-arsenala.html" text:style-name="Internet_20_link" text:visited-style-name="Visited_20_Internet_20_Link">
https://www.ukrinform.ua/rubric-sports/3710012-zincenko-buv-vidsutnij-na-rankovomu-trenuvanni-arsenala.html</text:a>
</text:p>
      <!--NEWS-->
      <text:h text:style-name="P10" text:outline-level="1">
<text:span text:style-name="T4">
Президент ПАР анонсував «миротворчу місію», щоб припинити війну рф з Україною</text:span>
</text:h>
      <text:p text:style-name="P4">
Authors: Ukrinform (Person)</text:p>
      <text:p text:style-name="P4">
Publisher: Укринформ (Organization)</text:p>
      <text:p text:style-name="P4">
Published Time: 2023-05-16T15:41:55+03:00</text:p>
      <text:p text:style-name="P4">
Modified Time: 2023-05-16T15:41:55+03:00</text:p>
      <text:p text:style-name="P4">
Description: Африканські країни запропонують мирну ініціативу для завершення війни росії проти України. — Укрінформ.</text:p>
      <text:p text:style-name="P4">
Images: ["<text:a xlink:type="simple" xlink:href="https://static.ukrinform.com/photos/2018_02/thumb_files/630_360_1518713699-3712.jpg" text:style-name="Internet_20_link" text:visited-style-name="Visited_20_Internet_20_Link">
630_360_15187...</text:a>
"]</text:p>
      <text:p text:style-name="P4">
Tags: ['Африка', 'Війна з Росією', 'Формула миру']</text:p>
      <text:p text:style-name="P4">
Type: Article</text:p>
      <!--METADATA-->
      <text:p text:style-name="P4">
<draw:frame draw:style-name="fr1" draw:name="Image77" text:anchor-type="as-char" svg:width="6.9236in" svg:height="3.956343in" draw:z-index="0">
<draw:image xlink:href="../Images/yкринформ/2023-05-16T15-41-55-03-00/630_360_1518713699-3712.jpg" xlink:type="simple" xlink:show="embed" xlink:actuate="onLoad" draw:mime-type="image/jpeg"/>
</draw:frame>
Африканські країни запропонують мирну ініціативу для завершення війни росіїпроти України.</text:p>
      <text:p text:style-name="P4">
Про це заявив у вівторок президент Південно-Африканської Республіки (ПАР)Сиріл Рамафоса, передає Укрінформ із посиланням на <text:a xlink:type="simple" xlink:href="https://www.bloomberg.com/news/articles/2023-05-16/african-nations-plan-russia-ukraine-peace-mission-ramaphosa-says" text:style-name="Internet_20_link" text:visited-style-name="Visited_20_Internet_20_Link">
</text:a>
 .</text:p>
      <text:p text:style-name="P4">
«Ця миротворча місія сприятиме різноманітним іншим місіям, щоб припинити цейконфлікт (війну росії проти України – ред.)», – заявив Рамафоса.</text:p>
      <text:p text:style-name="P4">
Делегація глав африканських держав планує відвідати москву та Київ з метоюпрезентації плану, повідомив Рамафоса.</text:p>
      <text:p text:style-name="P4">
<text:span text:style-name="T4">
Читайте також:</text:span>
 <text:a xlink:type="simple" xlink:href="https://www.ukrinform.ua/rubric-polytics/3708869-zelenskij-obgovoriv-iz-prezidentom-par-ukrainsku-formulu-miru.html" text:style-name="Internet_20_link" text:visited-style-name="Visited_20_Internet_20_Link">
 </text:a>
</text:p>
      <text:p text:style-name="P4">
Вперше про те, що уряд ПАР попросили «зіграти посередницьку роль» у війні міжросією та Україною, Рамафоса повідомив у березні минулого року. Він не сказав,хто звернувся із таким запитом, зазначивши, що в основі цього підходу лежатьйого відносини з росією у межах БРІКС.</text:p>
      <text:p text:style-name="P4">
12 травня Рамафоса провів переговори з володимиром путіним, а наступного дняпоспілкувався із Президентом України Володимиром Зеленським.</text:p>
      <text:p text:style-name="P4">
<text:span text:style-name="T4">
Читайте також:</text:span>
 <text:a xlink:type="simple" xlink:href="https://www.ukrinform.ua/rubric-world/3700846-u-par-zaperecili-namir-vijti-z-miznarodnogo-kriminalnogo-sudu.html" text:style-name="Internet_20_link" text:visited-style-name="Visited_20_Internet_20_Link">
 </text:a>
</text:p>
      <text:p text:style-name="P4">
Як повідомляв Укрінформ, 13 травня <text:a xlink:type="simple" xlink:href="https://www.ukrinform.ua/tag-zelenskij" text:style-name="Internet_20_link" text:visited-style-name="Visited_20_Internet_20_Link">
 </text:a>
закликав Президента Південно-Африканської Республіки Матамелу Сиріла Рамафосупідтримати українську Формулу миру й долучитися до її реалізації.</text:p>
      <text:p text:style-name="P4">
У серпні цього року в Південно-Африканській Республіці в місті Йоганнесбургмає відбутися Саміт БРІКС, у якому візьмуть участь країни-учасниці: Бразилія,росія, Індія, Китай та ПАР.</text:p>
      <text:p text:style-name="P4">
Source: <text:a xlink:type="simple" xlink:href="https://www.ukrinform.ua/rubric-polytics/3710014-prezident-par-anonsuvav-mirotvorcu-misiu-sob-pripiniti-vijnu-rf-z-ukrainou.html" text:style-name="Internet_20_link" text:visited-style-name="Visited_20_Internet_20_Link">
https://www.ukrinform.ua/rubric-polytics/3710014-prezident-par-anonsuvav-mirotvorcu-misiu-sob-pripiniti-vijnu-rf-z-ukrainou.html</text:a>
</text:p>
      <!--NEWS-->
      <text:h text:style-name="P10" text:outline-level="1">
<text:span text:style-name="T4">
Від поранень помер чеський волонтер, який рятував бійців на сході України</text:span>
</text:h>
      <text:p text:style-name="P4">
Authors: Ukrinform (Person)</text:p>
      <text:p text:style-name="P4">
Publisher: Укринформ (Organization)</text:p>
      <text:p text:style-name="P4">
Published Time: 2023-05-16T15:42:00+03:00</text:p>
      <text:p text:style-name="P4">
Modified Time: 2023-05-16T15:42:00+03:00</text:p>
      <text:p text:style-name="P4">
Description: Чеський волонтер, який у рамках проєкту Phoenix («Фенікс») допомагав з лікуванням українських військових на передовій на сході України, помер після отриманих поранень. — Укрінформ.</text:p>
      <text:p text:style-name="P4">
Images: ["<text:a xlink:type="simple" xlink:href="https://static.ukrinform.com/photos/2023_05/thumb_files/630_360_1684240809-125.jpg" text:style-name="Internet_20_link" text:visited-style-name="Visited_20_Internet_20_Link">
630_360_16842...</text:a>
"]</text:p>
      <text:p text:style-name="P4">
Tags: ['Смерть', 'Волонтери', 'Схід України', 'Війна з Росією']</text:p>
      <text:p text:style-name="P4">
Type: Article</text:p>
      <!--METADATA-->
      <text:p text:style-name="P4">
<draw:frame draw:style-name="fr1" draw:name="Image78" text:anchor-type="as-char" svg:width="6.9236in" svg:height="3.956343in" draw:z-index="0">
<draw:image xlink:href="../Images/yкринформ/2023-05-16T15-42-00-03-00/630_360_1684240809-125.jpg" xlink:type="simple" xlink:show="embed" xlink:actuate="onLoad" draw:mime-type="image/jpeg"/>
</draw:frame>
 Чеськийволонтер, який у рамках проєкту Phoenix («Фенікс») допомагав з лікуваннямукраїнських військових на передовій на сході України, помер після отриманихпоранень.</text:p>
      <text:p text:style-name="P4">
Про це проєкт повідомив у <text:a xlink:type="simple" xlink:href="https://www.facebook.com/permalink.php" text:style-name="Internet_20_link" text:visited-style-name="Visited_20_Internet_20_Link">
</text:a>
, передає Укрінформ.</text:p>
      <text:p text:style-name="P4">
«Тейлор, засновник Project Phoenix, наш друг і герой, який особисто врятувавбагатьох поранених воїнів на східному фронті та навчив тисячі солдатів імирних жителів бойовій медицині, 15 травня 2023 року <text:a xlink:type="simple" xlink:href="https://www.ukrinform.ua/tag-smert" text:style-name="Internet_20_link" text:visited-style-name="Visited_20_Internet_20_Link">
</text:a>
 від важкого поранення після кількохтижнів боротьби», - йдеться у дописі.</text:p>
      <text:p text:style-name="P4">
Його товариші підкреслюють, що Тейлор, окрім надання медичної допомоги, такожорганізовував гуманітарну допомогу – з першого дня війни він забезпечивдесятки поставок у важкодоступні райони, евакуйовував цивільних осіб знебезпечних зон.</text:p>
      <text:p text:style-name="P4">
«Його розуму, досвіду та виняткового рівня експертизи у сфері військовихконфліктів не вистачатиме… Своїми вчинками він неодноразово переконував нас,що є сенс боротися за кращий світ, що навіть у найскрутніші хвилини можнадотримуватися своїх моральних цінностей і діяти по-людськи», - написали друзі.</text:p>
      <text:p text:style-name="P4">
<text:span text:style-name="T4">
Читайте також:</text:span>
 <text:a xlink:type="simple" xlink:href="https://www.ukrinform.ua/rubric-regions/3708523-u-harkovi-pomer-volonter-akij-potrapiv-pid-rosijskij-obstril-u-hodi-evakuacii-ludej.html" text:style-name="Internet_20_link" text:visited-style-name="Visited_20_Internet_20_Link">
 <text:span text:style-name="T4">
волонтер</text:span>
 </text:a>
</text:p>
      <text:p text:style-name="P4">
З початком розв’язаної росією війни Тейлор повністю присвятив себе справіпорятунку життів в Україні.</text:p>
      <text:p text:style-name="P4">
Як повідомлялося, про отримання важких осколкових поранень чеськимдобровольцем на Донбасі стало відомо в середині березня. Волонтера булодоправлено на лікування в Чехію.</text:p>
      <text:p text:style-name="P4">
Source: <text:a xlink:type="simple" xlink:href="https://www.ukrinform.ua/rubric-ato/3710016-vid-poranen-pomer-ceskij-volonter-akij-ratuvav-bijciv-na-shodi-ukraini.html" text:style-name="Internet_20_link" text:visited-style-name="Visited_20_Internet_20_Link">
https://www.ukrinform.ua/rubric-ato/3710016-vid-poranen-pomer-ceskij-volonter-akij-ratuvav-bijciv-na-shodi-ukraini.html</text:a>
</text:p>
      <!--NEWS-->
      <text:h text:style-name="P10" text:outline-level="1">
<text:span text:style-name="T4">
Людмила Кіченок вийшла у чвертьфінал парного турніру WTA 1000 у Римі</text:span>
</text:h>
      <text:p text:style-name="P4">
Authors: Ukrinform (Person)</text:p>
      <text:p text:style-name="P4">
Publisher: Укринформ (Organization)</text:p>
      <text:p text:style-name="P4">
Published Time: 2023-05-16T15:44:00+03:00</text:p>
      <text:p text:style-name="P4">
Modified Time: 2023-05-16T15:44:00+03:00</text:p>
      <text:p text:style-name="P4">
Description: Українка грає в дуеті з Оленою Остапенко з Латвії. — Укрінформ.</text:p>
      <text:p text:style-name="P4">
Images: ["<text:a xlink:type="simple" xlink:href="https://static.ukrinform.com/photos/2023_05/thumb_files/630_360_1684241015-898.jpg" text:style-name="Internet_20_link" text:visited-style-name="Visited_20_Internet_20_Link">
630_360_16842...</text:a>
"]</text:p>
      <text:p text:style-name="P4">
Tags: ['Теніс']</text:p>
      <text:p text:style-name="P4">
Type: Article</text:p>
      <!--METADATA-->
      <text:p text:style-name="P4">
<draw:frame draw:style-name="fr1" draw:name="Image79" text:anchor-type="as-char" svg:width="6.9236in" svg:height="3.956343in" draw:z-index="0">
<draw:image xlink:href="../Images/yкринформ/2023-05-16T15-44-00-03-00/630_360_1684241015-898.jpg" xlink:type="simple" xlink:show="embed" xlink:actuate="onLoad" draw:mime-type="image/jpeg"/>
</draw:frame>
 Українкаграє в дуеті з Оленою Остапенко з Латвії.</text:p>
      <text:p text:style-name="P4">
Людмила Кіченок та Олена Остапенко вийшли до 1/4 фіналу на турнірі в Римі,передає Укрінформ.</text:p>
      <text:p text:style-name="P4">
У другому колі тенісистки обіграли Магду Лінетт і Маркету Вондроушову - 6:3,6:2. Зустріч тривала одну годину та шість хвилин.</text:p>
      <text:p text:style-name="P4">
За місце у півфіналі Кіченок та Остапенко посперечаються з Марі Боузковою(Чехія) і Бетані Маттек-Сендс (США). У другому раунді чесько-американська параобіграла дует Надії Кіченок та Кімберлі Ціммерманн.</text:p>
      <text:p text:style-name="P4">
<text:span text:style-name="T4">
Читайте також:</text:span>
 <text:a xlink:type="simple" xlink:href="https://www.ukrinform.ua/rubric-sports/3709676-matc-kicenok-z-ostapenko-na-turniri-v-rimi-perenesli-cerez-dos.html" text:style-name="Internet_20_link" text:visited-style-name="Visited_20_Internet_20_Link">
 <text:span text:style-name="T4">
Кіченок</text:span>
 </text:a>
</text:p>
      <text:p text:style-name="P4">
Як повідомляв Укрінформ, турнір у Римі триватиме до 21 травня.</text:p>
      <text:p text:style-name="P4">
Фото: Getty Images</text:p>
      <text:p text:style-name="P4">
Source: <text:a xlink:type="simple" xlink:href="https://www.ukrinform.ua/rubric-sports/3710021-ludmila-kicenok-vijsla-u-cvertfinal-parnogo-turniru-wta-u-rimi.html" text:style-name="Internet_20_link" text:visited-style-name="Visited_20_Internet_20_Link">
https://www.ukrinform.ua/rubric-sports/3710021-ludmila-kicenok-vijsla-u-cvertfinal-parnogo-turniru-wta-u-rimi.html</text:a>
</text:p>
      <!--NEWS-->
      <text:h text:style-name="P10" text:outline-level="1">
<text:span text:style-name="T4">
росіяни заборонили працівникам ЗАЕС спілкуватись між собою – Енергоатом</text:span>
</text:h>
      <text:p text:style-name="P4">
Authors: Ukrinform (Person)</text:p>
      <text:p text:style-name="P4">
Publisher: Укринформ (Organization)</text:p>
      <text:p text:style-name="P4">
Published Time: 2023-05-16T15:44:22+03:00</text:p>
      <text:p text:style-name="P4">
Modified Time: 2023-05-16T15:44:22+03:00</text:p>
      <text:p text:style-name="P4">
Description: На Запорізькій АЕС посилився контроль над атомниками, персоналу тепер заборонено навіть спілкуватись між собою. — Укрінформ.</text:p>
      <text:p text:style-name="P4">
Images: ["<text:a xlink:type="simple" xlink:href="https://static.ukrinform.com/photos/2022_08/thumb_files/630_360_1661542844-154.jpeg" text:style-name="Internet_20_link" text:visited-style-name="Visited_20_Internet_20_Link">
630_360_16615...</text:a>
"]</text:p>
      <text:p text:style-name="P4">
Tags: ['Енергоатом', 'Запорізька АЕС', 'Війна з Росією']</text:p>
      <text:p text:style-name="P4">
Type: Article</text:p>
      <!--METADATA-->
      <text:p text:style-name="P4">
<draw:frame draw:style-name="fr1" draw:name="Image80" text:anchor-type="as-char" svg:width="6.9236in" svg:height="3.956343in" draw:z-index="0">
<draw:image xlink:href="../Images/yкринформ/2023-05-16T15-44-22-03-00/630_360_1661542844-154.jpeg" xlink:type="simple" xlink:show="embed" xlink:actuate="onLoad" draw:mime-type="image/jpeg"/>
</draw:frame>
 НаЗапорізькій АЕС посилився контроль над атомниками, персоналу тепер забороненонавіть спілкуватись між собою.</text:p>
      <text:p text:style-name="P4">
Як передає Укрінформ, про це повідомляє НАЕК «Енергоатом» у <text:a xlink:type="simple" xlink:href="https://t.me/energoatom_ua/13098" text:style-name="Internet_20_link" text:visited-style-name="Visited_20_Internet_20_Link">
</text:a>
 .</text:p>
      <text:p text:style-name="P4">
«Після нещодавно введеної заборони користуватися навіть кнопковими телефонамина майданчику ЗАЕС російські терористи виходять на новий рівень абсурду –вводять для персоналу ще більш безглузді обмеження», - йдеться у повідомленні.</text:p>
      <text:p text:style-name="P4">
Зазначається, що нині на ЗАЕС залишаються працювати близько 2,5 тис.атомників. Проте ледь не найголовнішим підрозділом на <text:a xlink:type="simple" xlink:href="https://www.ukrinform.ua/tag-aes" text:style-name="Internet_20_link" text:visited-style-name="Visited_20_Internet_20_Link">
</text:a>
 тепер стала служба охорони: саме озброєні«охоронці» наразі вирішують, як їй функціонувати.</text:p>
      <text:p text:style-name="P4">
<text:span text:style-name="T4">
Читайте також:</text:span>
 <text:a xlink:type="simple" xlink:href="https://www.ukrinform.ua/rubric-economy/3707977-energoatom-gotuetsa-svidko-zminiti-personal-zaes-pisla-deokupacii.html" text:style-name="Internet_20_link" text:visited-style-name="Visited_20_Internet_20_Link">
 <text:span text:style-name="T4">
ЗАЕС</text:span>
 </text:a>
</text:p>
      <text:p text:style-name="P4">
«Перед робочою зміною вони уважно та ретельно перевіряють атомників на вході,дозволяючи їм проходити на робочі місця виключно естакадою. Під суворим табу ібудь-які переміщення територією ЗАЕС, окрім тих, які місцеві поліцаї чітковизначили. Виходити не те що за межі станції, а й просто на вулицю – суворозаборонено. Перебуваючи на роботі, працівники тепер мають право дивитися лишепрямо перед собою. Бо повертати голову та навіть просто глянути вбік, – суворозаборонено», – повідомляють в Енергоатомі.</text:p>
      <text:p text:style-name="P4">
<text:span text:style-name="T4">
Читайте також:</text:span>
 <text:a xlink:type="simple" xlink:href="https://www.ukrinform.ua/rubric-economy/3708516-magate-planue-predstaviti-ugodu-sodo-zaes-cogo-misaca.html" text:style-name="Internet_20_link" text:visited-style-name="Visited_20_Internet_20_Link">
 <text:span text:style-name="T4">
ЗАЕС</text:span>
 </text:a>
</text:p>
      <text:p text:style-name="P4">
У компанії додали, що причина нових заборон проста: загарбники намагаютьсязамаскувати власні вогневі позиції та велику кількість військової техніки натериторії станції.</text:p>
      <text:p text:style-name="P4">
Як повідомлялося, російські загарбники <text:a xlink:type="simple" xlink:href="https://www.ukrinform.ua/rubric-ato/3693233-rosiani-vstanovluut-dodatkovij-parkan-na-pidizdah-do-zaes-energoatom.html" text:style-name="Internet_20_link" text:visited-style-name="Visited_20_Internet_20_Link">
 </text:a>
 . А окупаційне керівництво Запорізької АЕС відпрошується уросіян нібито у відпустки, шукаючи на заміну українських атомників.</text:p>
      <text:p text:style-name="P4">
Source: <text:a xlink:type="simple" xlink:href="https://www.ukrinform.ua/rubric-regions/3710020-rosiani-zaboronili-pracivnikam-zaes-spilkuvatis-miz-sobou-energoatom.html" text:style-name="Internet_20_link" text:visited-style-name="Visited_20_Internet_20_Link">
https://www.ukrinform.ua/rubric-regions/3710020-rosiani-zaboronili-pracivnikam-zaes-spilkuvatis-miz-sobou-energoatom.html</text:a>
</text:p>
      <!--NEWS-->
      <text:h text:style-name="P10" text:outline-level="1">
<text:span text:style-name="T4">
Україна офіційно приєдналася до Центру кіберзахисту НАТО</text:span>
</text:h>
      <text:p text:style-name="P4">
Authors: Ukrinform (Person)</text:p>
      <text:p text:style-name="P4">
Publisher: Укринформ (Organization)</text:p>
      <text:p text:style-name="P4">
Published Time: 2023-05-16T15:45:42+03:00</text:p>
      <text:p text:style-name="P4">
Modified Time: 2023-05-16T15:45:42+03:00</text:p>
      <text:p text:style-name="P4">
Description: Україна офіційно приєдналася до Центру НАТО з питань співробітництва в галузі кіберзахисту. — Укрінформ.</text:p>
      <text:p text:style-name="P4">
Images: ["<text:a xlink:type="simple" xlink:href="https://static.ukrinform.com/photos/2023_05/thumb_files/630_360_1684240838-154.jpg" text:style-name="Internet_20_link" text:visited-style-name="Visited_20_Internet_20_Link">
630_360_16842...</text:a>
"]</text:p>
      <text:p text:style-name="P4">
Tags: ['Кібербезпека', 'НАТО', 'Україна']</text:p>
      <text:p text:style-name="P4">
Type: Article</text:p>
      <!--METADATA-->
      <text:p text:style-name="P4">
<draw:frame draw:style-name="fr1" draw:name="Image81" text:anchor-type="as-char" svg:width="6.9236in" svg:height="3.956343in" draw:z-index="0">
<draw:image xlink:href="../Images/yкринформ/2023-05-16T15-45-42-03-00/630_360_1684240838-154.jpg" xlink:type="simple" xlink:show="embed" xlink:actuate="onLoad" draw:mime-type="image/jpeg"/>
</draw:frame>
 Українаофіційно приєдналася до Центру НАТО з питань співробітництва в галузікіберзахисту.</text:p>
      <text:p text:style-name="P4">
Про це повідомило Міністерство закордонних справ України у <text:a xlink:type="simple" xlink:href="http://twitter.com/MFA_Ukraine/status/1658432462689652738" text:style-name="Internet_20_link" text:visited-style-name="Visited_20_Internet_20_Link">
</text:a>
 , передаєУкрінформ.</text:p>
      <text:p text:style-name="P4">
«Сьогодні в штаб-квартирі Центру <text:a xlink:type="simple" xlink:href="https://www.ukrinform.ua/tag-nato" text:style-name="Internet_20_link" text:visited-style-name="Visited_20_Internet_20_Link">
 </text:a>
 зпитань співробітництва в галузі кіберзахисту (CCDCOE) в Таллінні офіційнопіднято Державний прапор України, що відзначає офіційне приєднання України доCCDCOE. Ми дякуємо країнам-спонсорам CCDCOE за запрошення України івисловлюємо особливу вдячність уряду Естонії за підтримку та допомогу на шляхудо НАТО CCDCOE», - зазначається у повідомленні.</text:p>
      <text:p text:style-name="P4">
Об'єднаний центр передових технологій з кібероборони НАТО (Cooperative CyberDefence Centre of Excellence, NATO CCDCOE) — один із центрів передовогодосвіду НАТО. Він забезпечує боротьбу з кібератаками й кіберзахистінформаційних систем, а також навчання та підготовку фахівців з кіберзахистуНАТО. З часу заснування 2008 року базується у Таллінні.</text:p>
      <text:p text:style-name="P4">
<text:span text:style-name="T4">
Читайте також:</text:span>
 <text:a xlink:type="simple" xlink:href="https://www.ukrinform.ua/rubric-technology/3704093-kiberbezpeka-v-ukraini-slahi-rozvitku-ta-mozlivosti.html" text:style-name="Internet_20_link" text:visited-style-name="Visited_20_Internet_20_Link">
 </text:a>
</text:p>
      <text:p text:style-name="P4">
У березні 2022 року Україні був <text:a xlink:type="simple" xlink:href="https://ccdcoe.org/news/2022/ukraine-to-be-accepted-as-a-contributing-participant-to-nato-ccdcoe/" text:style-name="Internet_20_link" text:visited-style-name="Visited_20_Internet_20_Link">
 </text:a>
 країни-учасниціCCDCOE NATO.</text:p>
      <text:p text:style-name="P4">
Source: <text:a xlink:type="simple" xlink:href="https://www.ukrinform.ua/rubric-technology/3710022-ukraina-oficijno-priednalasa-do-centru-kiberzahistu-nato.html" text:style-name="Internet_20_link" text:visited-style-name="Visited_20_Internet_20_Link">
https://www.ukrinform.ua/rubric-technology/3710022-ukraina-oficijno-priednalasa-do-centru-kiberzahistu-nato.html</text:a>
</text:p>
      <!--NEWS-->
      <text:h text:style-name="P10" text:outline-level="1">
<text:span text:style-name="T4">
Герус анонсував масове відкриття на АЗС станцій швидкої зарядки електрокарів</text:span>
</text:h>
      <text:p text:style-name="P4">
Authors: Ukrinform (Person)</text:p>
      <text:p text:style-name="P4">
Publisher: Укринформ (Organization)</text:p>
      <text:p text:style-name="P4">
Published Time: 2023-05-16T15:52:57+03:00</text:p>
      <text:p text:style-name="P4">
Modified Time: 2023-05-16T15:52:57+03:00</text:p>
      <text:p text:style-name="P4">
Description: Цьогоріч на українських АЗС планується масове відкриття установок швидкого заряджання електротранспорту. — Укрінформ.</text:p>
      <text:p text:style-name="P4">
Images: ["<text:a xlink:type="simple" xlink:href="https://static.ukrinform.com/photos/2023_05/thumb_files/630_360_1684223583-601.jpg" text:style-name="Internet_20_link" text:visited-style-name="Visited_20_Internet_20_Link">
630_360_16842...</text:a>
"]</text:p>
      <text:p text:style-name="P4">
Tags: ['АЗС', 'Електромобілі', 'Герус']</text:p>
      <text:p text:style-name="P4">
Type: Article</text:p>
      <!--METADATA-->
      <text:p text:style-name="P4">
<draw:frame draw:style-name="fr1" draw:name="Image82" text:anchor-type="as-char" svg:width="6.9236in" svg:height="3.956343in" draw:z-index="0">
<draw:image xlink:href="../Images/yкринформ/2023-05-16T15-52-57-03-00/630_360_1684223583-601.jpg" xlink:type="simple" xlink:show="embed" xlink:actuate="onLoad" draw:mime-type="image/jpeg"/>
</draw:frame>
 Цьогорічна українських АЗС планується масове відкриття установок швидкого заряджанняелектротранспорту.</text:p>
      <text:p text:style-name="P4">
Про це в <text:a xlink:type="simple" xlink:href="https://www.ukrinform.ua/rubric-economy/3709802-andrij-gerus-golova-komitetu-vr-z-pitan-energetiki.html" text:style-name="Internet_20_link" text:visited-style-name="Visited_20_Internet_20_Link">
 </text:a>
 повідомив голова комітетуВерховної Ради з питань енергетики та житлово-комунальних послуг Андрій Герус.</text:p>
      <text:p text:style-name="P4">
«Переконаний, цього року на автозаправних комплексах масово відкриватимутьсяустановки швидкого заряджання транспорту. Зокрема, на основних автомагістраляхможемо побачити понад пів сотні таких установок на різних <text:a xlink:type="simple" xlink:href="https://www.ukrinform.ua/tag-azs" text:style-name="Internet_20_link" text:visited-style-name="Visited_20_Internet_20_Link">
</text:a>
 . Це означає, що коли хтось наелектромобілі їде із Києва до Львова, він матиме, де заправитися по дорозі. Ізаправка не займатиме багато часу, це можна буде зробити менш ніж за годину.Такий напрям — перспектива не тільки цього, а й наступних років», – сказавГерус.</text:p>
      <text:p text:style-name="P4">
За його словами, також в українських містах з’являтимуться електробуси, якгромадський транспорт, тож і в межах населених пунктів електрозарядних станційбуде більше.</text:p>
      <text:p text:style-name="P4">
<text:span text:style-name="T4">
Читайте також:</text:span>
 <text:a xlink:type="simple" xlink:href="https://www.ukrinform.ua/rubric-economy/3651181-ukrainskij-rinok-elektromobiliv-torik-zris-u-pivtora-raza.html" text:style-name="Internet_20_link" text:visited-style-name="Visited_20_Internet_20_Link">
 </text:a>
</text:p>
      <text:p text:style-name="P4">
«Поєднання класичного і електротранспорту, який вже не використовує традиційнепаливо, - це європейський тренд. Так що, ухваливши відповідний законопроєкт,ми теж задали певний вектор та, сподіваюся, дали певний поштовх для розвиткуцього сегменту і в нашій країні», – додав Герус.</text:p>
      <text:p text:style-name="P4">
Як повідомлялося, <text:a xlink:type="simple" xlink:href="https://www.ukrinform.ua/rubric-economy/3674790-rada-uhvalila-zakon-pro-rozvitok-zaradnoi-infrastrukturi-dla-elektrotransportu.html" text:style-name="Internet_20_link" text:visited-style-name="Visited_20_Internet_20_Link">
 </text:a>
 , який спрямований на подолання паливної залежності тарозвитку зарядної інфраструктури для електричних транспортних засобів.</text:p>
      <text:p text:style-name="P4">
Source: <text:a xlink:type="simple" xlink:href="https://www.ukrinform.ua/rubric-economy/3710024-gerus-anonsuvav-masove-vidkritta-na-azs-stancij-svidkoi-zaradki-elektrokariv.html" text:style-name="Internet_20_link" text:visited-style-name="Visited_20_Internet_20_Link">
https://www.ukrinform.ua/rubric-economy/3710024-gerus-anonsuvav-masove-vidkritta-na-azs-stancij-svidkoi-zaradki-elektrokariv.html</text:a>
</text:p>
      <!--NEWS-->
      <text:h text:style-name="P10" text:outline-level="1">
<text:span text:style-name="T4">
ОВА повинні врегулювати питання роботи камер відеоспостереження під час ракетних атак – Ігнат</text:span>
</text:h>
      <text:p text:style-name="P4">
Authors: Ukrinform (Person)</text:p>
      <text:p text:style-name="P4">
Publisher: Укринформ (Organization)</text:p>
      <text:p text:style-name="P4">
Published Time: 2023-05-16T15:55:01+03:00</text:p>
      <text:p text:style-name="P4">
Modified Time: 2023-05-16T15:55:01+03:00</text:p>
      <text:p text:style-name="P4">
Description: Військові адміністрації повинні врегулювати питання роботи камер відеоспостереження, аби ворог не міг в режимі онлайн бачити роботу української системи ППО та наслідки ракетних атак. — Укрінформ.</text:p>
      <text:p text:style-name="P4">
Images: ["<text:a xlink:type="simple" xlink:href="https://static.ukrinform.com/photos/2023_05/thumb_files/630_360_1684237728-722.jpg" text:style-name="Internet_20_link" text:visited-style-name="Visited_20_Internet_20_Link">
630_360_16842...</text:a>
"]</text:p>
      <text:p text:style-name="P4">
Tags: ['Ракета', 'Камера', 'ППО', 'Ігнат']</text:p>
      <text:p text:style-name="P4">
Type: Article</text:p>
      <!--METADATA-->
      <text:p text:style-name="P4">
<draw:frame draw:style-name="fr1" draw:name="Image83" text:anchor-type="as-char" svg:width="6.9236in" svg:height="3.956343in" draw:z-index="0">
<draw:image xlink:href="../Images/yкринформ/2023-05-16T15-55-01-03-00/630_360_1684237728-722.jpg" xlink:type="simple" xlink:show="embed" xlink:actuate="onLoad" draw:mime-type="image/jpeg"/>
</draw:frame>
 Військовіадміністрації повинні врегулювати питання роботи камер відеоспостереження, абиворог не міг в режимі онлайн бачити роботу української системи ППО та наслідкиракетних атак.</text:p>
      <text:p text:style-name="P4">
Про це під час <text:a xlink:type="simple" xlink:href="http://www.youtube.com/watch" text:style-name="Internet_20_link" text:visited-style-name="Visited_20_Internet_20_Link">
</text:a>
 в Медіацентрі Україна-Укрінформ повідомив речник Повітряних сил ЗСУЮрій Ігнат.</text:p>
      <text:p text:style-name="P4">
«В нашій ситуації, коли в країні є воєнний стан, думаю, що буде зроблено певнікорективи з військовими адміністраціями, коли є робота ППО, коли є загрозатого, що буде витік інформації, думаю, що органи військової адміністраціїпідкорегують, щоб синхронізовано якось не давати ворогу можливості в режиміонлайн спостерігати за бойовою роботою наших систем ППО», - зазначив Ігнат,додавши, що вуличні камери відеоспостереження працюють в усьому світі іУкраїна не є виключенням.</text:p>
      <text:p text:style-name="P4">
Він закликав громадян бути більш відповідальними, дбати про свою безпеку і невиставляти відео ракетних атак, де ворог може бачити роботу українських системППО.</text:p>
      <text:p text:style-name="P4">
Разом з тим, речник наголосив на необхідності працювати не лише з державними,а й з комерційними установами в цьому питанні.</text:p>
      <text:p text:style-name="P4">
«Із камерами щодо онлайн, треба не лише з державними інституціями працювати,тому що камери сьогодні є і на комерційних структурах, на заправках, на різнихзакладах. Треба теж з цим попрацювати», - вважає він.</text:p>
      <text:p text:style-name="P4">
<text:span text:style-name="T4">
Читайте також:</text:span>
 <text:a xlink:type="simple" xlink:href="https://www.ukrinform.ua/rubric-kyiv/3709800-kiiv-mae-serjoznu-sistemu-ppo-aka-dozvolila-likviduvati-vsi-sist-kindzaliv-ignat.html" text:style-name="Internet_20_link" text:visited-style-name="Visited_20_Internet_20_Link">
 <text:span text:style-name="T4">
Ігнат</text:span>
 </text:a>
</text:p>
      <text:p text:style-name="P4">
Як повідомляв Укрінформ, близько 03:30 16 травня російські окупанти атакувалиУкраїну з північного, південного та східного напрямків 18 ракетами різнихтипів повітряного, морського та наземного базування. Усі 18 <text:a xlink:type="simple" xlink:href="https://www.ukrinform.ua/tag-raketa" text:style-name="Internet_20_link" text:visited-style-name="Visited_20_Internet_20_Link">
</text:a>
 знищені силами та засобамипротиповітряної оборони Повітряних сил ЗС України. Зокрема, противник атакувавударними дронами типу "Shahed-136/131", а також проводив повітряну розвідкутрьома безпілотниками оперативно-тактичного рівня – "Орлан-10", “SuperCum”.</text:p>
      <text:p text:style-name="P4">
Source: <text:a xlink:type="simple" xlink:href="https://www.ukrinform.ua/rubric-ato/3710026-ova-povinni-vreguluvati-pitanna-roboti-kamer-videosposterezenna-pid-cas-raketnih-atak-ignat.html" text:style-name="Internet_20_link" text:visited-style-name="Visited_20_Internet_20_Link">
https://www.ukrinform.ua/rubric-ato/3710026-ova-povinni-vreguluvati-pitanna-roboti-kamer-videosposterezenna-pid-cas-raketnih-atak-ignat.html</text:a>
</text:p>
      <!--NEWS-->
      <text:h text:style-name="P10" text:outline-level="1">
<text:span text:style-name="T4">
Стрічка «Ми не згаснемо» отримала на фестивалі у Канаді спеціальну відзнаку журі</text:span>
</text:h>
      <text:p text:style-name="P4">
Authors: Ukrinform (Person)</text:p>
      <text:p text:style-name="P4">
Publisher: Укринформ (Organization)</text:p>
      <text:p text:style-name="P4">
Published Time: 2023-05-16T15:56:00+03:00</text:p>
      <text:p text:style-name="P4">
Modified Time: 2023-05-16T15:56:00+03:00</text:p>
      <text:p text:style-name="P4">
Description: Українська стрічка “Ми не згаснемо” отримала на фестивалі у канадському Ванкувері спеціальну відзнаку журі. — Укрінформ.</text:p>
      <text:p text:style-name="P4">
Images: ["<text:a xlink:type="simple" xlink:href="https://static.ukrinform.com/photos/2023_05/thumb_files/630_360_1684241499-713.jpg" text:style-name="Internet_20_link" text:visited-style-name="Visited_20_Internet_20_Link">
630_360_16842...</text:a>
", "<text:a xlink:type="simple" xlink:href="https://static.ukrinform.com/photos/2023_05/1684241438-189.jpg" text:style-name="Internet_20_link" text:visited-style-name="Visited_20_Internet_20_Link">
1684241438-18...</text:a>
"]</text:p>
      <text:p text:style-name="P4">
Tags: ['Канада', 'Кіно', 'Держкіно', 'Кінофестиваль']</text:p>
      <text:p text:style-name="P4">
Type: Article</text:p>
      <!--METADATA-->
      <text:p text:style-name="P4">
<draw:frame draw:style-name="fr1" draw:name="Image84" text:anchor-type="as-char" svg:width="6.9236in" svg:height="3.956343in" draw:z-index="0">
<draw:image xlink:href="../Images/yкринформ/2023-05-16T15-56-00-03-00/630_360_1684241499-713.jpg" xlink:type="simple" xlink:show="embed" xlink:actuate="onLoad" draw:mime-type="image/jpeg"/>
</draw:frame>
 Українськастрічка “Ми не згаснемо” отримала на фестивалі у канадському Ванкуверіспеціальну відзнаку журі.</text:p>
      <text:p text:style-name="P4">
Як передає Укрінформ, про це Державне агентство України з питань кіноповідомляє у <text:a xlink:type="simple" xlink:href="https://www.facebook.com/ukrainefilmagency/posts/pfbid034jhkgkMyo3fyjGjGgBtTZeeQpNUbjpq9XGjS1Xehhta4XTZSFXffddLKaHxVtVsl" text:style-name="Internet_20_link" text:visited-style-name="Visited_20_Internet_20_Link">
</text:a>
.</text:p>
      <text:p text:style-name="P4">
“Стрічка “Ми не згаснемо” Аліси Коваленко отримала спеціальну відзнаку журі нафестивалі документального <text:a xlink:type="simple" xlink:href="https://www.ukrinform.ua/tag-kino" text:style-name="Internet_20_link" text:visited-style-name="Visited_20_Internet_20_Link">
 </text:a>
 DOXADocumentary Film Festival у Ванкувері”, - ідеться в повідомленні.</text:p>
      <text:p text:style-name="P4">
<draw:frame draw:style-name="fr1" draw:name="Image85" text:anchor-type="as-char" svg:width="6.9236in" svg:height="3.872087in" draw:z-index="0">
<draw:image xlink:href="../Images/yкринформ/2023-05-16T15-56-00-03-00/1684241438-189.jpg" xlink:type="simple" xlink:show="embed" xlink:actuate="onLoad" draw:mime-type="image/jpeg"/>
</draw:frame>
</text:p>
      <text:p text:style-name="P4">
Фільм “Ми не згаснемо” оповідає історію дорослішання підлітків на сходіУкраїни на тлі війни та їх надзвичайної подорожі до вершин Гімалайських гір.Попри похмуру реальність навколо, Андрій, Руслан, Ілля, Ліза і Лєра мріють,шукають пригод, протестують та борються зі сірістю й нудьгою. Поки світнавколо них занепадає, шахти закриваються, загроза ескалації війни зростає,вони не здаються та намагаються йти за покликом своїх мрій.</text:p>
      <text:p text:style-name="P4">
Стрічку створено за підтримки Держкіно, Польського кіноінституту та IDFABertha Fund – Classic Postproduction.</text:p>
      <text:p text:style-name="P4">
<text:span text:style-name="T4">
Читайте також:</text:span>
 <text:a xlink:type="simple" xlink:href="https://www.ukrinform.ua/rubric-culture/3704821-kino-zaradi-peremogi-u-kvitni-vidbulisa-ponad-50-pokaziv.html" text:style-name="Internet_20_link" text:visited-style-name="Visited_20_Internet_20_Link">
 </text:a>
</text:p>
      <text:p text:style-name="P4">
Оператори-постановники: Сергій Стеценко та Аліса Коваленко. Креативніпродюсери: Стефан Сіоан та Аліса Коваленко</text:p>
      <text:p text:style-name="P4">
Продюсери: Валерій Калмиков, Яна Калмикова та Олексій Кобелєв (TruemanProduction Co.)</text:p>
      <text:p text:style-name="P4">
Як повідомляв <text:a xlink:type="simple" xlink:href="https://www.ukrinform.ua/rubric-culture/3706865-film-luksemburg-luksemburg-otrimav-nagorodi-na-dvoh-miznarodnih-festivalah.html" text:style-name="Internet_20_link" text:visited-style-name="Visited_20_Internet_20_Link">
 </text:a>
 ,стрічка Антоніо Лукіча “Люксембург, Люксембург” у квітні отримала нагороди наМіжнародному фестивалі в Монте-Карло та Приштинському міжнародномукінофестивалі PriFest.</text:p>
      <text:p text:style-name="P4">
Source: <text:a xlink:type="simple" xlink:href="https://www.ukrinform.ua/rubric-culture/3710028-stricka-mi-ne-zgasnemo-otrimala-na-festivali-u-kanadi-specialnu-vidznaku-zuri.html" text:style-name="Internet_20_link" text:visited-style-name="Visited_20_Internet_20_Link">
https://www.ukrinform.ua/rubric-culture/3710028-stricka-mi-ne-zgasnemo-otrimala-na-festivali-u-kanadi-specialnu-vidznaku-zuri.html</text:a>
</text:p>
      <!--NEWS-->
      <text:h text:style-name="P10" text:outline-level="1">
<text:span text:style-name="T4">
На Хмельниччині Укрзалізниця відновлює рух колією, яка була пошкоджена обстрілом рф</text:span>
</text:h>
      <text:p text:style-name="P4">
Authors: Ukrinform (Person)</text:p>
      <text:p text:style-name="P4">
Publisher: Укринформ (Organization)</text:p>
      <text:p text:style-name="P4">
Published Time: 2023-05-16T15:59:32+03:00</text:p>
      <text:p text:style-name="P4">
Modified Time: 2023-05-16T15:59:32+03:00</text:p>
      <text:p text:style-name="P4">
Description: АТ "Укрзалізниця" отримало дозвіл на відновлення руху ділянкою колії на Хмельниччині, яку було закрито для пасажирських поїздів після ворожого обстрілу 13 травня. — Укрінформ.</text:p>
      <text:p text:style-name="P4">
Images: ["<text:a xlink:type="simple" xlink:href="https://static.ukrinform.com/photos/2023_05/thumb_files/630_360_1684241755-137.jpg" text:style-name="Internet_20_link" text:visited-style-name="Visited_20_Internet_20_Link">
630_360_16842...</text:a>
"]</text:p>
      <text:p text:style-name="P4">
Tags: ['Хмельниччина', 'Укрзалізниця', 'Ремонт']</text:p>
      <text:p text:style-name="P4">
Type: Article</text:p>
      <!--METADATA-->
      <text:p text:style-name="P4">
<draw:frame draw:style-name="fr1" draw:name="Image86" text:anchor-type="as-char" svg:width="6.9236in" svg:height="3.956343in" draw:z-index="0">
<draw:image xlink:href="../Images/yкринформ/2023-05-16T15-59-32-03-00/630_360_1684241755-137.jpg" xlink:type="simple" xlink:show="embed" xlink:actuate="onLoad" draw:mime-type="image/jpeg"/>
</draw:frame>
 АТ"Укрзалізниця" отримало дозвіл на відновлення руху ділянкою колії наХмельниччині, яку було закрито для пасажирських поїздів після ворожогообстрілу 13 травня.</text:p>
      <text:p text:style-name="P4">
Як передає Укрінформ, про це повідомляє пресслужба компанії у <text:a xlink:type="simple" xlink:href="http://t.me/UkrzalInfo/4430" text:style-name="Internet_20_link" text:visited-style-name="Visited_20_Internet_20_Link">
</text:a>
</text:p>
      <text:p text:style-name="P4">
Зазначається, що усі наступні рейси поїдуть своїми традиційними маршрутами, утому числі через Вінницю, Хмельницький та Тернопіль. Для підстраховки рейсів,які вже в дорозі за зміненим маршрутом, до кінця доби додаткові електропоїздидля "резервних" пересадок продовжать курсувати за розкладом.</text:p>
      <text:p text:style-name="P4">
<text:span text:style-name="T4">
Читайте також:</text:span>
 <text:a xlink:type="simple" xlink:href="https://www.ukrinform.ua/rubric-vidbudova/3709981-u-mikolaevi-zrujnovanij-rosieu-travmpunkt-vidbudovue-kazahstan.html" text:style-name="Internet_20_link" text:visited-style-name="Visited_20_Internet_20_Link">
 </text:a>
</text:p>
      <text:p text:style-name="P4">
Як повідомляв Укрінформ, уночі 13 травня росіяни обстріляли Хмельниччину,внаслідок чого була пошкоджена залізнична колія.</text:p>
      <text:p text:style-name="P4">
Залізничники завершили <text:a xlink:type="simple" xlink:href="https://www.ukrinform.ua/rubric-regions/3708964-ukrzaliznica-zaversila-remont-poskodzenoi-obstrilom-rf-kolii-na-hmelniccini.html" text:style-name="Internet_20_link" text:visited-style-name="Visited_20_Internet_20_Link">
 </text:a>
 ушкодженої колії 14 травня.</text:p>
      <text:p text:style-name="P4">
Source: <text:a xlink:type="simple" xlink:href="https://www.ukrinform.ua/rubric-regions/3710031-na-hmelniccini-ukrzaliznica-vidnovlue-ruh-kolieu-aka-bula-poskodzena-obstrilom-rf.html" text:style-name="Internet_20_link" text:visited-style-name="Visited_20_Internet_20_Link">
https://www.ukrinform.ua/rubric-regions/3710031-na-hmelniccini-ukrzaliznica-vidnovlue-ruh-kolieu-aka-bula-poskodzena-obstrilom-rf.html</text:a>
</text:p>
      <!--NEWS-->
      <text:h text:style-name="P10" text:outline-level="1">
<text:span text:style-name="T4">
росіяни вночі обстріляли підприємство, що забезпечувало херсонців електроенергією</text:span>
</text:h>
      <text:p text:style-name="P4">
Authors: Ukrinform (Person)</text:p>
      <text:p text:style-name="P4">
Publisher: Укринформ (Organization)</text:p>
      <text:p text:style-name="P4">
Published Time: 2023-05-16T16:01:00+03:00</text:p>
      <text:p text:style-name="P4">
Modified Time: 2023-05-16T16:01:00+03:00</text:p>
      <text:p text:style-name="P4">
Description: У Херсоні ворог вдарив по комунальному підприємству, яке забезпечувало містян електроенергією. — Укрінформ.</text:p>
      <text:p text:style-name="P4">
Images: ["<text:a xlink:type="simple" xlink:href="https://static.ukrinform.com/photos/2023_05/thumb_files/630_360_1684242026-146.jpg" text:style-name="Internet_20_link" text:visited-style-name="Visited_20_Internet_20_Link">
630_360_16842...</text:a>
", "<text:a xlink:type="simple" xlink:href="https://static.ukrinform.com/photos/2023_05/1684242026-696.jpg" text:style-name="Internet_20_link" text:visited-style-name="Visited_20_Internet_20_Link">
1684242026-69...</text:a>
", "<text:a xlink:type="simple" xlink:href="https://static.ukrinform.com/photos/2023_05/1684242027-157.jpg" text:style-name="Internet_20_link" text:visited-style-name="Visited_20_Internet_20_Link">
1684242027-15...</text:a>
", "<text:a xlink:type="simple" xlink:href="https://static.ukrinform.com/photos/2023_05/1684242027-989.jpg" text:style-name="Internet_20_link" text:visited-style-name="Visited_20_Internet_20_Link">
1684242027-98...</text:a>
"]</text:p>
      <text:p text:style-name="P4">
Tags: ['Електроенергія', 'Херсон', 'Обстріл', 'Війна з Росією']</text:p>
      <text:p text:style-name="P4">
Type: Article</text:p>
      <!--METADATA-->
      <text:p text:style-name="P4">
<draw:frame draw:style-name="fr1" draw:name="Image87" text:anchor-type="as-char" svg:width="6.9236in" svg:height="3.956343in" draw:z-index="0">
<draw:image xlink:href="../Images/yкринформ/2023-05-16T16-01-00-03-00/630_360_1684242026-146.jpg" xlink:type="simple" xlink:show="embed" xlink:actuate="onLoad" draw:mime-type="image/jpeg"/>
</draw:frame>
 У Херсоніворог вдарив по комунальному підприємству, яке забезпечувало містянелектроенергією.</text:p>
      <text:p text:style-name="P4">
Як передає Укрінформ, про це повідомляє у <text:a xlink:type="simple" xlink:href="https://www.facebook.com/brigadeTRO/posts/pfbid02QQCJqtkVuVC77veThJySu57LL2MmPRrMcvbCZ636tibTApP6WdkM1THiKWQ11kB1l" text:style-name="Internet_20_link" text:visited-style-name="Visited_20_Internet_20_Link">
</text:a>
124 окрема бригада територіальної оборони ЗСУ.</text:p>
      <text:p text:style-name="P4">
«Чергова гірка ніч для <text:a xlink:type="simple" xlink:href="https://www.ukrinform.ua/tag-herson" text:style-name="Internet_20_link" text:visited-style-name="Visited_20_Internet_20_Link">
 </text:a>
 , цього разуворог вразив комунальне підприємство, що забезпечувало містянелектроенергією», - йдеться у повідомленні.</text:p>
      <text:p text:style-name="P4">
<draw:frame draw:style-name="fr1" draw:name="Image88" text:anchor-type="as-char" svg:width="6.9236in" svg:height="3.89773in" draw:z-index="0">
<draw:image xlink:href="../Images/yкринформ/2023-05-16T16-01-00-03-00/1684242026-696.jpg" xlink:type="simple" xlink:show="embed" xlink:actuate="onLoad" draw:mime-type="image/jpeg"/>
</draw:frame>
</text:p>
      <text:p text:style-name="P4">
Зазначається, що ворог обстріляв зі 120-міліметрових мінометів територіюпідприємства.</text:p>
      <text:p text:style-name="P4">
<draw:frame draw:style-name="fr1" draw:name="Image89" text:anchor-type="as-char" svg:width="6.9236in" svg:height="3.89773in" draw:z-index="0">
<draw:image xlink:href="../Images/yкринформ/2023-05-16T16-01-00-03-00/1684242027-157.jpg" xlink:type="simple" xlink:show="embed" xlink:actuate="onLoad" draw:mime-type="image/jpeg"/>
</draw:frame>
</text:p>
      <text:p text:style-name="P4">
<text:span text:style-name="T4">
Читайте також:</text:span>
 <text:a xlink:type="simple" xlink:href="https://www.ukrinform.ua/rubric-regions/3709806-rosiani-za-dobu-obstrilali-11-regioniv-ukraini-zvedenna-ova.html" text:style-name="Internet_20_link" text:visited-style-name="Visited_20_Internet_20_Link">
 <text:span text:style-name="T4">
зведення</text:span>
 </text:a>
</text:p>
      <text:p text:style-name="P4">
Згоріло декілька одиниць техніки, які під час окупації вдалося сховати.Внаслідок обстрілів сталася пожежа, в результаті якої постраждало обладнанняна мільйони гривень.</text:p>
      <text:p text:style-name="P4">
<draw:frame draw:style-name="fr1" draw:name="Image90" text:anchor-type="as-char" svg:width="6.9236in" svg:height="3.89773in" draw:z-index="0">
<draw:image xlink:href="../Images/yкринформ/2023-05-16T16-01-00-03-00/1684242027-989.jpg" xlink:type="simple" xlink:show="embed" xlink:actuate="onLoad" draw:mime-type="image/jpeg"/>
</draw:frame>
</text:p>
      <text:p text:style-name="P4">
Як повідомляв Укрінформ, російська армія за минулу добу, 15 травня, <text:a xlink:type="simple" xlink:href="https://www.ukrinform.ua/rubric-regions/3709735-rosijska-armia-za-dobu-80-raziv-obstrilala-hersonsinu-sestero-poranenih.html" text:style-name="Internet_20_link" text:visited-style-name="Visited_20_Internet_20_Link">
</text:a>
 .</text:p>
      <text:p text:style-name="P4">
<text:span text:style-name="T5">
Фото: 124 окрема бригада тероборони ЗСУ</text:span>
</text:p>
      <text:p text:style-name="P4">
Source: <text:a xlink:type="simple" xlink:href="https://www.ukrinform.ua/rubric-regions/3710032-rosiani-unoci-obstrilali-pidpriemstvo-so-zabezpecuvalo-hersonciv-elektroenergieu.html" text:style-name="Internet_20_link" text:visited-style-name="Visited_20_Internet_20_Link">
https://www.ukrinform.ua/rubric-regions/3710032-rosiani-unoci-obstrilali-pidpriemstvo-so-zabezpecuvalo-hersonciv-elektroenergieu.html</text:a>
</text:p>
      <!--NEWS-->
      <text:h text:style-name="P10" text:outline-level="1">
<text:span text:style-name="T4">
Німеччина передала Україні ще 34 пікапи для військових</text:span>
</text:h>
      <text:p text:style-name="P4">
Authors: Ukrinform (Person)</text:p>
      <text:p text:style-name="P4">
Publisher: Укринформ (Organization)</text:p>
      <text:p text:style-name="P4">
Published Time: 2023-05-16T16:07:50+03:00</text:p>
      <text:p text:style-name="P4">
Modified Time: 2023-05-16T16:07:50+03:00</text:p>
      <text:p text:style-name="P4">
Description: Міністерство закордонних справ Німеччини за останні три тижні надало українським Силам оборони ще 34 пікапи. — Укрінформ.</text:p>
      <text:p text:style-name="P4">
Images: ["<text:a xlink:type="simple" xlink:href="https://static.ukrinform.com/photos/2023_05/thumb_files/630_360_1684242360-398.jpeg" text:style-name="Internet_20_link" text:visited-style-name="Visited_20_Internet_20_Link">
630_360_16842...</text:a>
", "<text:a xlink:type="simple" xlink:href="https://static.ukrinform.com/photos/2023_05/1684242358-177.jpeg" text:style-name="Internet_20_link" text:visited-style-name="Visited_20_Internet_20_Link">
1684242358-17...</text:a>
", "<text:a xlink:type="simple" xlink:href="https://static.ukrinform.com/photos/2023_05/1684242360-655.jpeg" text:style-name="Internet_20_link" text:visited-style-name="Visited_20_Internet_20_Link">
1684242360-65...</text:a>
", "<text:a xlink:type="simple" xlink:href="https://static.ukrinform.com/photos/2023_05/1684242359-758.jpeg" text:style-name="Internet_20_link" text:visited-style-name="Visited_20_Internet_20_Link">
1684242359-75...</text:a>
"]</text:p>
      <text:p text:style-name="P4">
Tags: ['Німеччина', 'Україна', 'ЗСУ', 'Військова техніка', 'Війна з Росією']</text:p>
      <text:p text:style-name="P4">
Type: Article</text:p>
      <!--METADATA-->
      <text:p text:style-name="P4">
<draw:frame draw:style-name="fr1" draw:name="Image91" text:anchor-type="as-char" svg:width="6.9236in" svg:height="3.956343in" draw:z-index="0">
<draw:image xlink:href="../Images/yкринформ/2023-05-16T16-07-50-03-00/630_360_1684242360-398.jpeg" xlink:type="simple" xlink:show="embed" xlink:actuate="onLoad" draw:mime-type="image/jpeg"/>
</draw:frame>
Міністерство закордонних справ Німеччини за останні три тижні надалоукраїнським Силам оборони ще 34 пікапи.</text:p>
      <text:p text:style-name="P4">
Про це повідомило у <text:a xlink:type="simple" xlink:href="https://twitter.com/GermanyinUA/status/1658450753407660032" text:style-name="Internet_20_link" text:visited-style-name="Visited_20_Internet_20_Link">
</text:a>
 посольство ФРН вУкраїні, передає Укрінформ.</text:p>
      <text:p text:style-name="P4">
«Мобільність є важливим фактором обороноздатності та стійкості України. Дляпосилення Сил безпеки України МЗС <text:a xlink:type="simple" xlink:href="https://www.ukrinform.ua/tag-nimeccina" text:style-name="Internet_20_link" text:visited-style-name="Visited_20_Internet_20_Link">
 </text:a>
надало ще 34 пікапи за останні 3 тижні», - поінформували у диппредставництві.</text:p>
      <text:p text:style-name="P4">
<draw:frame draw:style-name="fr1" draw:name="Image92" text:anchor-type="as-char" svg:width="6.9236in" svg:height="3.698997in" draw:z-index="0">
<draw:image xlink:href="../Images/yкринформ/2023-05-16T16-07-50-03-00/1684242358-177.jpeg" xlink:type="simple" xlink:show="embed" xlink:actuate="onLoad" draw:mime-type="image/jpeg"/>
</draw:frame>
</text:p>
      <text:p text:style-name="P4">
<text:span text:style-name="T4">
Читайте також:</text:span>
 <text:a xlink:type="simple" xlink:href="https://www.ukrinform.ua/rubric-ato/3709635-nimeccina-vidilit-ukraini-11-milardiv-suto-na-oboronu-zelenskij.html" text:style-name="Internet_20_link" text:visited-style-name="Visited_20_Internet_20_Link">
 <text:span text:style-name="T4">
Німеччина</text:span>
 </text:a>
</text:p>
      <text:p text:style-name="P4">
<draw:frame draw:style-name="fr1" draw:name="Image93" text:anchor-type="as-char" svg:width="6.9236in" svg:height="5.301683in" draw:z-index="0">
<draw:image xlink:href="../Images/yкринформ/2023-05-16T16-07-50-03-00/1684242360-655.jpeg" xlink:type="simple" xlink:show="embed" xlink:actuate="onLoad" draw:mime-type="image/jpeg"/>
</draw:frame>
<draw:frame draw:style-name="fr1" draw:name="Image94" text:anchor-type="as-char" svg:width="6.9236in" svg:height="6.167133in" draw:z-index="0">
<draw:image xlink:href="../Images/yкринформ/2023-05-16T16-07-50-03-00/1684242359-758.jpeg" xlink:type="simple" xlink:show="embed" xlink:actuate="onLoad" draw:mime-type="image/jpeg"/>
</draw:frame>
</text:p>
      <text:p text:style-name="P4">
Як повідомлялося, канцлер Німеччини Олаф Шольц 14 травня оголосив провиділення Україні нового пакета військової допомоги на 2,7 млрд євро.</text:p>
      <text:p text:style-name="P4">
<text:span text:style-name="T5">
Фото: посольство Німеччини</text:span>
</text:p>
      <text:p text:style-name="P4">
Source: <text:a xlink:type="simple" xlink:href="https://www.ukrinform.ua/rubric-ato/3710035-nimeccina-peredala-ukraini-se-34-pikapi-dla-vijskovih.html" text:style-name="Internet_20_link" text:visited-style-name="Visited_20_Internet_20_Link">
https://www.ukrinform.ua/rubric-ato/3710035-nimeccina-peredala-ukraini-se-34-pikapi-dla-vijskovih.html</text:a>
</text:p>
      <!--NEWS-->
      <text:h text:style-name="P10" text:outline-level="1">
<text:span text:style-name="T4">
Масовані атаки рф ракетами і БпЛА у травні</text:span>
</text:h>
      <text:p text:style-name="P4">
Authors: Ukrinform (Person)</text:p>
      <text:p text:style-name="P4">
Publisher: Укринформ (Organization)</text:p>
      <text:p text:style-name="P4">
Published Time: 2023-05-16T16:08:00+03:00</text:p>
      <text:p text:style-name="P4">
Modified Time: 2023-05-16T16:08:00+03:00</text:p>
      <text:p text:style-name="P4">
Description: У травні Україна зазнала низку наймасованіших атак ракетами і дронами — Укрінформ.</text:p>
      <text:p text:style-name="P4">
Images: ["<text:a xlink:type="simple" xlink:href="https://static.ukrinform.com/photos/2023_05/thumb_files/630_360_1684242455-446.jpg" text:style-name="Internet_20_link" text:visited-style-name="Visited_20_Internet_20_Link">
630_360_16842...</text:a>
", "<text:a xlink:type="simple" xlink:href="https://static.ukrinform.com/photos/2023_05/1684260661-926.jpg" text:style-name="Internet_20_link" text:visited-style-name="Visited_20_Internet_20_Link">
1684260661-92...</text:a>
"]</text:p>
      <text:p text:style-name="P4">
Tags: None</text:p>
      <text:p text:style-name="P4">
Type: Article</text:p>
      <!--METADATA-->
      <text:p text:style-name="P4">
<draw:frame draw:style-name="fr1" draw:name="Image95" text:anchor-type="as-char" svg:width="6.9236in" svg:height="3.956343in" draw:z-index="0">
<draw:image xlink:href="../Images/yкринформ/2023-05-16T16-08-00-03-00/630_360_1684242455-446.jpg" xlink:type="simple" xlink:show="embed" xlink:actuate="onLoad" draw:mime-type="image/jpeg"/>
</draw:frame>
 У травніУкраїна зазнала низку наймасованіших атак ракетами і дронами<draw:frame draw:style-name="fr1" draw:name="Image96" text:anchor-type="as-char" svg:width="2.137767in" svg:height="10.0in" draw:z-index="0">
<draw:image xlink:href="../Images/yкринформ/2023-05-16T16-08-00-03-00/1684260661-926.jpg" xlink:type="simple" xlink:show="embed" xlink:actuate="onLoad" draw:mime-type="image/jpeg"/>
</draw:frame>
 За інформацією ЗМІ</text:p>
      <text:p text:style-name="P4">
Source: <text:a xlink:type="simple" xlink:href="https://www.ukrinform.ua/rubric-ato/3710034-raketni-ataki-rf-za-traven.html" text:style-name="Internet_20_link" text:visited-style-name="Visited_20_Internet_20_Link">
https://www.ukrinform.ua/rubric-ato/3710034-raketni-ataki-rf-za-traven.html</text:a>
</text:p>
      <!--NEWS-->
      <text:h text:style-name="P10" text:outline-level="1">
<text:span text:style-name="T4">
Mykolaiv, Mykolayivska Oblast(22:08). Red Alert: aerial threat. Sirens sounding. Take cover now!</text:span>
</text:h>
      <text:p text:style-name="P4">
Authors: liveuamap (Language: en)</text:p>
      <text:p text:style-name="P4">
Time: 2023-05-16T16:09:00</text:p>
      <text:p text:style-name="P4">
Location: Mykolaiv (Latitude:46.94836 Longtitude:32.00522)</text:p>
      <text:p text:style-name="P4">
Videos: []</text:p>
      <text:p text:style-name="P4">
Images: []</text:p>
      <text:p text:style-name="P4">
Tags: ["Europe", "Central and Eastern Europe"]</text:p>
      <text:p text:style-name="P4">
ID: 22563377</text:p>
      <!--METADATA-->
      <text:p text:style-name="P4">
Mykolaiv, Mykolayivska Oblast(22:08). Red Alert: aerial threat. Sirenssounding. Take cover now!</text:p>
      <text:p text:style-name="P4">
News Collection Link: <text:a xlink:type="simple" xlink:href="https://liveuamap.com/en/2023/16-may-mykolaiv-mykolayivska-oblast2208-red-ag" text:style-name="Internet_20_link" text:visited-style-name="Visited_20_Internet_20_Link">
https://liveuamap.com/en/2023/16-may-mykolaiv-mykolayivska-oblast2208-red-ag</text:a>
</text:p>
      <text:p text:style-name="P4">
Source: <text:a xlink:type="simple" xlink:href="https://t.me/air_alert_ua/45595" text:style-name="Internet_20_link" text:visited-style-name="Visited_20_Internet_20_Link">
https://t.me/air_alert_ua/45595</text:a>
</text:p>
      <!--NEWS-->
      <text:h text:style-name="P10" text:outline-level="1">
<text:span text:style-name="T4">
Odeska Oblast(22:10). Red Alert: aerial threat. Sirens sounding. Take cover now!</text:span>
</text:h>
      <text:p text:style-name="P4">
Authors: liveuamap (Language: en)</text:p>
      <text:p text:style-name="P4">
Time: 2023-05-16T16:11:00</text:p>
      <text:p text:style-name="P4">
Location: Odeska Oblast (Latitude:46.75000000 Longtitude:30.25000000)</text:p>
      <text:p text:style-name="P4">
Videos: []</text:p>
      <text:p text:style-name="P4">
Images: []</text:p>
      <text:p text:style-name="P4">
Tags: ["Europe", "Central and Eastern Europe"]</text:p>
      <text:p text:style-name="P4">
ID: 22563378</text:p>
      <!--METADATA-->
      <text:p text:style-name="P4">
Odeska Oblast(22:10). Red Alert: aerial threat. Sirens sounding. Take covernow!</text:p>
      <text:p text:style-name="P4">
News Collection Link: <text:a xlink:type="simple" xlink:href="https://liveuamap.com/en/2023/16-may-odeska-oblast2210-red-alert-aerial-thrg" text:style-name="Internet_20_link" text:visited-style-name="Visited_20_Internet_20_Link">
https://liveuamap.com/en/2023/16-may-odeska-oblast2210-red-alert-aerial-thrg</text:a>
</text:p>
      <text:p text:style-name="P4">
Source: <text:a xlink:type="simple" xlink:href="https://t.me/suspilneodesa/23265" text:style-name="Internet_20_link" text:visited-style-name="Visited_20_Internet_20_Link">
https://t.me/suspilneodesa/23265</text:a>
</text:p>
      <!--NEWS-->
      <text:h text:style-name="P10" text:outline-level="1">
<text:span text:style-name="T4">
Kherson, Khersonska Oblast, Vinnytska Oblast, Kirovohradska Oblast, Kyiv Oblast, Zhytomyr, Zh...</text:span>
</text:h>
      <text:p text:style-name="P4">
Authors: liveuamap (Language: en)</text:p>
      <text:p text:style-name="P4">
Time: 2023-05-16T16:12:00</text:p>
      <text:p text:style-name="P4">
Location: Kherson (Latitude:46.65581000 Longtitude:32.61780000)</text:p>
      <text:p text:style-name="P4">
Videos: []</text:p>
      <text:p text:style-name="P4">
Images: []</text:p>
      <text:p text:style-name="P4">
Tags: ["Europe", "Central and Eastern Europe"]</text:p>
      <text:p text:style-name="P4">
ID: 22563379</text:p>
      <!--METADATA-->
      <text:p text:style-name="P4">
Kherson, Khersonska Oblast, Vinnytska Oblast, Kirovohradska Oblast, KyivOblast, Zhytomyr, Zhytomyrska Oblast, Chernihivska Oblast, CherkaskaOblast(22:11). Red Alert: aerial threat. Sirens sounding. Take cover now!</text:p>
      <text:p text:style-name="P4">
News Collection Link: <text:a xlink:type="simple" xlink:href="https://liveuamap.com/en/2023/16-may-kherson-khersonska-oblast-vinnytska-obg" text:style-name="Internet_20_link" text:visited-style-name="Visited_20_Internet_20_Link">
https://liveuamap.com/en/2023/16-may-kherson-khersonska-oblast-vinnytska-obg</text:a>
</text:p>
      <text:p text:style-name="P4">
Source: <text:a xlink:type="simple" xlink:href="https://t.me/air_alert_ua/45604" text:style-name="Internet_20_link" text:visited-style-name="Visited_20_Internet_20_Link">
https://t.me/air_alert_ua/45604</text:a>
</text:p>
      <!--NEWS-->
      <text:h text:style-name="P10" text:outline-level="1">
<text:span text:style-name="T4">
У росії стався вибух на газопроводі «Ямал-Європа», є загиблий</text:span>
</text:h>
      <text:p text:style-name="P4">
Authors: Ukrinform (Person)</text:p>
      <text:p text:style-name="P4">
Publisher: Укринформ (Organization)</text:p>
      <text:p text:style-name="P4">
Published Time: 2023-05-16T16:21:00+03:00</text:p>
      <text:p text:style-name="P4">
Modified Time: 2023-05-16T16:21:00+03:00</text:p>
      <text:p text:style-name="P4">
Description: У Ханти-Мансійському окрузі Росії стався вибух на магістральному газопроводі «Ямал-Європа», за попередніми даними, одна людина загинула, ще п'ятеро — постраждали. — Укрінформ.</text:p>
      <text:p text:style-name="P4">
Images: ["<text:a xlink:type="simple" xlink:href="https://static.ukrinform.com/photos/2022_12/thumb_files/630_360_1669987737-966.jpg" text:style-name="Internet_20_link" text:visited-style-name="Visited_20_Internet_20_Link">
630_360_16699...</text:a>
"]</text:p>
      <text:p text:style-name="P4">
Tags: ['Пожежа', 'Росія', 'Газопровід']</text:p>
      <text:p text:style-name="P4">
Type: Article</text:p>
      <!--METADATA-->
      <text:p text:style-name="P4">
<draw:frame draw:style-name="fr1" draw:name="Image97" text:anchor-type="as-char" svg:width="6.9236in" svg:height="3.956343in" draw:z-index="0">
<draw:image xlink:href="../Images/yкринформ/2023-05-16T16-21-00-03-00/630_360_1669987737-966.jpg" xlink:type="simple" xlink:show="embed" xlink:actuate="onLoad" draw:mime-type="image/jpeg"/>
</draw:frame>
 У Ханти-Мансійському окрузі Росії стався вибух на магістральному газопроводі «Ямал-Європа», за попередніми даними, одна людина загинула, ще п'ятеро —постраждали.</text:p>
      <text:p text:style-name="P4">
Про це пише в <text:a xlink:type="simple" xlink:href="http://t.me/tass_agency/192154" text:style-name="Internet_20_link" text:visited-style-name="Visited_20_Internet_20_Link">
 </text:a>
 держінформагентство РФ ТАСС.</text:p>
      <text:p text:style-name="P4">
«Займання сталося на нитці магістрального газопроводу Ямал-Європа, що не діє,компанії «Газпром трансгаз Югорськ». Попередньо постраждали п'ятеро людей», -йдеться в повідомленні з посиланням на екстрені служби.</text:p>
      <text:p text:style-name="P4">
Пізніше директор регіонального департаменту охорони здоров'я ОлексійДобровольський заявив, що під час займання одна людина загинула.</text:p>
      <text:p text:style-name="P4">
В <text:a xlink:type="simple" xlink:href="https://t.me/rian_ru/189261" text:style-name="Internet_20_link" text:visited-style-name="Visited_20_Internet_20_Link">
 </text:a>
 публікується відео займання.</text:p>
      <text:p text:style-name="P4">
<text:a xlink:type="simple" xlink:href="https://t.me/shot_shot/51457" text:style-name="Internet_20_link" text:visited-style-name="Visited_20_Internet_20_Link">
 </text:a>
 Shot пише, що на пошкодженій вибухом ділянціпроводили ремонт. За даними каналу, двоє із п'яти потерпілих у важкому стані.</text:p>
      <text:p text:style-name="P4">
Газогін «Ямал—Європа» поєднує газові родовища півночі Західного Сибіру таЄвропу. Він прямує з Росії у Білорусь, а там поділяється на дві гілки. Одна –в Польщу та Німеччину, інша — через Україну у Словаччину.</text:p>
      <text:p text:style-name="P4">
<text:span text:style-name="T4">
Читайте також:</text:span>
 <text:a xlink:type="simple" xlink:href="https://www.ukrinform.ua/rubric-world/3709066-u-rosijskomu-tolatti-goriv-zavod.html" text:style-name="Internet_20_link" text:visited-style-name="Visited_20_Internet_20_Link">
 </text:a>
</text:p>
      <text:p text:style-name="P4">
Останнім часом у Росії ставалися й інші вибухи на газогонах. Так, у серединілютого в Ярославській області внаслідок вибуху на магістральному газопроводіспалахнула <text:a xlink:type="simple" xlink:href="https://www.ukrinform.ua/tag-pozeza" text:style-name="Internet_20_link" text:visited-style-name="Visited_20_Internet_20_Link">
 </text:a>
 . Наприкінці березня, урайоні селища Пелим Свердловської області стався вибух на газопроводі наділянці <text:a xlink:type="simple" xlink:href="https://www.ukrinform.ua/rubric-world/3689189-u-sverdlovskij-oblasti-rosii-stavsa-vibuh-na-gazoprovodi.html" text:style-name="Internet_20_link" text:visited-style-name="Visited_20_Internet_20_Link">
 </text:a>
 .</text:p>
      <text:p text:style-name="P4">
Source: <text:a xlink:type="simple" xlink:href="https://www.ukrinform.ua/rubric-world/3710039-u-rosii-stavsa-vibuh-na-gazoprovidi-amalevropa-e-zagiblij.html" text:style-name="Internet_20_link" text:visited-style-name="Visited_20_Internet_20_Link">
https://www.ukrinform.ua/rubric-world/3710039-u-rosii-stavsa-vibuh-na-gazoprovidi-amalevropa-e-zagiblij.html</text:a>
</text:p>
      <!--NEWS-->
      <text:h text:style-name="P10" text:outline-level="1">
<text:span text:style-name="T4">
Шмигаль прибув в Ісландію на саміт Ради Європи</text:span>
</text:h>
      <text:p text:style-name="P4">
Authors: Ukrinform (Person)</text:p>
      <text:p text:style-name="P4">
Publisher: Укринформ (Organization)</text:p>
      <text:p text:style-name="P4">
Published Time: 2023-05-16T16:23:05+03:00</text:p>
      <text:p text:style-name="P4">
Modified Time: 2023-05-16T16:23:05+03:00</text:p>
      <text:p text:style-name="P4">
Description: Прем’єр-міністр України Денис Шмигаль разом з урядовою командою прибув в Ісландію, де планує взяти участь у дводенному саміті Ради Європи. — Укрінформ.</text:p>
      <text:p text:style-name="P4">
Images: ["<text:a xlink:type="simple" xlink:href="https://static.ukrinform.com/photos/2023_05/thumb_files/630_360_1684243220-678.jpg" text:style-name="Internet_20_link" text:visited-style-name="Visited_20_Internet_20_Link">
630_360_16842...</text:a>
"]</text:p>
      <text:p text:style-name="P4">
Tags: ['Ісландія', 'Рада Європи', 'Шмигаль', 'Війна з Росією']</text:p>
      <text:p text:style-name="P4">
Type: Article</text:p>
      <!--METADATA-->
      <text:p text:style-name="P4">
<draw:frame draw:style-name="fr1" draw:name="Image98" text:anchor-type="as-char" svg:width="6.9236in" svg:height="3.956343in" draw:z-index="0">
<draw:image xlink:href="../Images/yкринформ/2023-05-16T16-23-05-03-00/630_360_1684243220-678.jpg" xlink:type="simple" xlink:show="embed" xlink:actuate="onLoad" draw:mime-type="image/jpeg"/>
</draw:frame>
 Прем’єр-міністр України Денис Шмигаль разом з урядовою командою прибув в Ісландію, депланує взяти участь у дводенному саміті Ради Європи.</text:p>
      <text:p text:style-name="P4">
Про це він написав у <text:a xlink:type="simple" xlink:href="https://t.me/Denys_Smyhal/5222" text:style-name="Internet_20_link" text:visited-style-name="Visited_20_Internet_20_Link">
 </text:a>
 , передає Укрінформ.</text:p>
      <text:p text:style-name="P4">
«У Рейк'явіку сьогодні розпочинається 4-й саміт глав держав та урядів РадиЄвропи. З урядовою командою прибули до Ісландії, щоб взяти участь у заході.Заплановано низку зустрічей на полях саміту, а також важливі рішення напідтримку нашої держави», - зазначив <text:a xlink:type="simple" xlink:href="https://www.ukrinform.ua/tag-smigal" text:style-name="Internet_20_link" text:visited-style-name="Visited_20_Internet_20_Link">
 </text:a>
.</text:p>
      <text:p text:style-name="P4">
Саміт пройде в концертному залі та конференц-центрі "Гарпа", його програмаскладається з церемонії відкриття, круглих столів на теми, пов'язані зпідсумковим документом саміту, робочої вечері, присвяченої Україні, тазагальних дискусій, під час яких представники держав виступлять передучасниками саміту. Очікується, що на відкритті під час відеовключеннявиступить із промовою Президент України Володимир Зеленський.</text:p>
      <text:p text:style-name="P4">
<text:span text:style-name="T4">
Читайте також:</text:span>
 <text:a xlink:type="simple" xlink:href="https://www.ukrinform.ua/rubric-world/3709973-v-islandii-rozpocinaetsa-dvodennij-samit-radi-evropi.html" text:style-name="Internet_20_link" text:visited-style-name="Visited_20_Internet_20_Link">
 <text:span text:style-name="T4">
Ісланді</text:span>
 </text:a>
</text:p>
      <text:p text:style-name="P4">
Основна увага саміту буде приділена війні рф проти України та досягненнюсправедливості для жертв російської агресії. Зокрема, основним питанням напорядку денному саміту буде створення Міжнародного реєстру збитків, завданихагресією росії проти України, поруч із "підтвердженням важливості основнихцінностей Ради Європи".</text:p>
      <text:p text:style-name="P4">
Як повідомляв Укрінформ, раніше заступниця міністра юстиції Ірина Мудраінформувала, що на саміті Ради Європи підпишуть договір, що дасть офіційнийзапуск Міжнародного реєстру збитків. Україна очікує, що до договору долучатьсящонайменше 40 країн-членів Ради Європи та країн-спостерігачів, таких якСполучені Штати Америки, Канада та Японія.</text:p>
      <text:p text:style-name="P4">
Генеральна асамблея ООН 14 листопада 2022 року ухвалила проєкт резолюції щодостворення механізму компенсації Україні збитків, спричинених <text:a xlink:type="simple" xlink:href="https://www.ukrinform.ua/tag-vijna" text:style-name="Internet_20_link" text:visited-style-name="Visited_20_Internet_20_Link">
</text:a>
 , яку розв’язала і досі веде росія протиУкраїни.</text:p>
      <text:p text:style-name="P4">
<text:span text:style-name="T5">
Фото: Шмигаль/Телеграм</text:span>
</text:p>
      <text:p text:style-name="P4">
Source: <text:a xlink:type="simple" xlink:href="https://www.ukrinform.ua/rubric-polytics/3710040-smigal-pribuv-v-islandiu-na-samit-radi-evropi.html" text:style-name="Internet_20_link" text:visited-style-name="Visited_20_Internet_20_Link">
https://www.ukrinform.ua/rubric-polytics/3710040-smigal-pribuv-v-islandiu-na-samit-radi-evropi.html</text:a>
</text:p>
      <!--NEWS-->
      <text:h text:style-name="P10" text:outline-level="1">
<text:span text:style-name="T4">
рф запускала «Шахеди» з Брянської області та зі східного узбережжя Азовського моря – Ігнат</text:span>
</text:h>
      <text:p text:style-name="P4">
Authors: Ukrinform (Person)</text:p>
      <text:p text:style-name="P4">
Publisher: Укринформ (Organization)</text:p>
      <text:p text:style-name="P4">
Published Time: 2023-05-16T16:25:00+03:00</text:p>
      <text:p text:style-name="P4">
Modified Time: 2023-05-16T16:25:00+03:00</text:p>
      <text:p text:style-name="P4">
Description: Дрони типу "Shahed-136/131", якими РФ вночі атакувала Україну, були запущені, швидше за все, з Брянської області та зі східного узбережжя Азовського моря. — Укрінформ.</text:p>
      <text:p text:style-name="P4">
Images: ["<text:a xlink:type="simple" xlink:href="https://static.ukrinform.com/photos/2023_05/thumb_files/630_360_1684237103-610.jpg" text:style-name="Internet_20_link" text:visited-style-name="Visited_20_Internet_20_Link">
630_360_16842...</text:a>
"]</text:p>
      <text:p text:style-name="P4">
Tags: ['Азовське море', 'Повітряні сили ЗСУ', 'Війна з Росією', 'Дрон-камікадзе']</text:p>
      <text:p text:style-name="P4">
Type: Article</text:p>
      <!--METADATA-->
      <text:p text:style-name="P4">
<draw:frame draw:style-name="fr1" draw:name="Image99" text:anchor-type="as-char" svg:width="6.9236in" svg:height="3.956343in" draw:z-index="0">
<draw:image xlink:href="../Images/yкринформ/2023-05-16T16-25-00-03-00/630_360_1684237103-610.jpg" xlink:type="simple" xlink:show="embed" xlink:actuate="onLoad" draw:mime-type="image/jpeg"/>
</draw:frame>
 Дрони типу"Shahed-136/131", якими РФ вночі атакувала Україну, були запущені, швидше завсе, з Брянської області та зі східного узбережжя Азовського моря.</text:p>
      <text:p text:style-name="P4">
Про це на <text:a xlink:type="simple" xlink:href="https://www.youtube.com/watch" text:style-name="Internet_20_link" text:visited-style-name="Visited_20_Internet_20_Link">
 </text:a>
 повідомив речникПовітряних сил ЗСУ Юрій Ігнат.</text:p>
      <text:p text:style-name="P4">
«« <text:a xlink:type="simple" xlink:href="https://www.ukrinform.ua/tag-bezpilotnik" text:style-name="Internet_20_link" text:visited-style-name="Visited_20_Internet_20_Link">
 </text:a>
 », за тією інформацією, щозараз я маю, з північного напрямку, скоріш за все, запускають. В основному цепівніч, з російської території аеродром Сєща Брянської області. Також атака«Шахедів» відбувається з південно-східного напрямку, зі східного узбережжяАзовського моря», - повідомив Ігнат.</text:p>
      <text:p text:style-name="P4">
Проте, за словами речника, не можна виключати випадки, коли здійснюютьсяпоодинокі запуски з катапульти з інших місць, адже ворог використовує БПЛАрізних типів.</text:p>
      <text:p text:style-name="P4">
<text:span text:style-name="T4">
Читайте також:</text:span>
 <text:a xlink:type="simple" xlink:href="https://www.ukrinform.ua/rubric-ato/3710007-ignat-pro-nicnu-ataku-po-ukraini-rosia-vperse-zastosuvala-tak-bagato-kindzaliv.html" text:style-name="Internet_20_link" text:visited-style-name="Visited_20_Internet_20_Link">
 <text:span text:style-name="T4">
Ігнат</text:span>
 </text:a>
</text:p>
      <text:p text:style-name="P4">
Як повідомляв Укрінформ, близько 03:30 16 травня 2023 року російські військаатакували Україну з північного, південного та східного напрямків 18 ракетамирізних типів повітряного, морського та наземного базування. Усі 18 ракетзнищені силами та засобами протиповітряної оборони Повітряних сил ЗСУ. Крімтого, у ніч на 16 травня противник атакував ударними дронами типу"Shahed-136/131", проводив повітряну розвідку трьома безпілотникамиоперативно-тактичного рівня – "Орлан-10", “SuperCum”.</text:p>
      <text:p text:style-name="P4">
Source: <text:a xlink:type="simple" xlink:href="https://www.ukrinform.ua/rubric-ato/3710043-rf-zapuskala-sahedi-z-branskoi-oblasti-ta-zi-shidnogo-uzberezza-azovskogo-mora-ignat.html" text:style-name="Internet_20_link" text:visited-style-name="Visited_20_Internet_20_Link">
https://www.ukrinform.ua/rubric-ato/3710043-rf-zapuskala-sahedi-z-branskoi-oblasti-ta-zi-shidnogo-uzberezza-azovskogo-mora-ignat.html</text:a>
</text:p>
      <!--NEWS-->
      <text:h text:style-name="P10" text:outline-level="1">
<text:span text:style-name="T4">
На півночі Італії через повінь евакуюють населення</text:span>
</text:h>
      <text:p text:style-name="P4">
Authors: Ukrinform (Person)</text:p>
      <text:p text:style-name="P4">
Publisher: Укринформ (Organization)</text:p>
      <text:p text:style-name="P4">
Published Time: 2023-05-16T16:27:54+03:00</text:p>
      <text:p text:style-name="P4">
Modified Time: 2023-05-16T16:27:54+03:00</text:p>
      <text:p text:style-name="P4">
Description: У регіоні Емілія-Романья, що на півночі Італії, окремим населеним пунктам загрожують паводки через те, що річки після сильних злив виходять з берегів. — Укрінформ.</text:p>
      <text:p text:style-name="P4">
Images: ["<text:a xlink:type="simple" xlink:href="https://static.ukrinform.com/photos/2023_05/thumb_files/630_360_1684243571-239.jpg" text:style-name="Internet_20_link" text:visited-style-name="Visited_20_Internet_20_Link">
630_360_16842...</text:a>
", "<text:a xlink:type="simple" xlink:href="https://static.ukrinform.com/photos/2023_05/1684243564-927.jpg" text:style-name="Internet_20_link" text:visited-style-name="Visited_20_Internet_20_Link">
1684243564-92...</text:a>
"]</text:p>
      <text:p text:style-name="P4">
Tags: ['Евакуація', 'Італія', 'Повінь']</text:p>
      <text:p text:style-name="P4">
Type: Article</text:p>
      <!--METADATA-->
      <text:p text:style-name="P4">
<draw:frame draw:style-name="fr1" draw:name="Image100" text:anchor-type="as-char" svg:width="6.9236in" svg:height="3.956343in" draw:z-index="0">
<draw:image xlink:href="../Images/yкринформ/2023-05-16T16-27-54-03-00/630_360_1684243571-239.jpg" xlink:type="simple" xlink:show="embed" xlink:actuate="onLoad" draw:mime-type="image/jpeg"/>
</draw:frame>
 У регіоніЕмілія-Романья, що на півночі Італії, окремим населеним пунктам загрожуютьпаводки через те, що річки після сильних злив виходять з берегів.</text:p>
      <text:p text:style-name="P4">
Як передає Укрінформ, про це повідомляє агенція <text:a xlink:type="simple" xlink:href="http://www.ansa.it/sito/notizie/cronaca/2023/05/16/misa-verso-la-piena-a-senigallia-portarsi-ai-piani-alti-_b8fa96d6-5212-4c39-884c-889fdfe34937.html" text:style-name="Internet_20_link" text:visited-style-name="Visited_20_Internet_20_Link">
</text:a>
.</text:p>
      <text:p text:style-name="P4">
З учорашнього вечора у значній частині Емілії-Романьї оголосили про станготовності: мобілізовано службу цивільного захисту, приділяється максимальнаувага як річковим паводкам, так і зсувам на Апеннінах.</text:p>
      <text:p text:style-name="P4">
Рівень води загрозливо підвищується у річках Міза та Мареччіа, особливо врайоні приморського міста Сенігаллія.</text:p>
      <text:p text:style-name="P4">
<draw:frame draw:style-name="fr1" draw:name="Image101" text:anchor-type="as-char" svg:width="6.9236in" svg:height="3.892602in" draw:z-index="0">
<draw:image xlink:href="../Images/yкринформ/2023-05-16T16-27-54-03-00/1684243564-927.jpg" xlink:type="simple" xlink:show="embed" xlink:actuate="onLoad" draw:mime-type="image/jpeg"/>
</draw:frame>
</text:p>
      <text:p text:style-name="P4">
Загалом в регіоні було <text:a xlink:type="simple" xlink:href="https://www.ukrinform.ua/tag-evakuacia" text:style-name="Internet_20_link" text:visited-style-name="Visited_20_Internet_20_Link">
 </text:a>
 901 особу,як через річкові повені, так і через можливі зсуви ґрунту.</text:p>
      <text:p text:style-name="P4">
Більшість евакуйованих зараз перебувають у провінції Равенна, яка вже сильнопостраждала від негоди на початку травня.</text:p>
      <text:p text:style-name="P4">
<text:span text:style-name="T4">
Читайте також:</text:span>
 <text:a xlink:type="simple" xlink:href="https://www.ukrinform.ua/rubric-world/3706645-u-najbilsomu-misti-novoi-zelandii-ogolosili-nadzvicajnij-stan-cerez-povin.html" text:style-name="Internet_20_link" text:visited-style-name="Visited_20_Internet_20_Link">
 <text:span text:style-name="T4">
повінь</text:span>
 </text:a>
</text:p>
      <text:p text:style-name="P4">
Через негоду в регіоні призупинили залізничне сполучення на напрямках з Рімінідо Болоньї та Равенни.</text:p>
      <text:p text:style-name="P4">
Source: <text:a xlink:type="simple" xlink:href="https://www.ukrinform.ua/rubric-world/3710044-na-pivnoci-italii-cerez-povin-evakuuut-naselenna.html" text:style-name="Internet_20_link" text:visited-style-name="Visited_20_Internet_20_Link">
https://www.ukrinform.ua/rubric-world/3710044-na-pivnoci-italii-cerez-povin-evakuuut-naselenna.html</text:a>
</text:p>
      <!--NEWS-->
      <text:h text:style-name="P10" text:outline-level="1">
<text:span text:style-name="T4">
NAVI програли FAZE і вилетіли з останнього мажору з CS:GO</text:span>
</text:h>
      <text:p text:style-name="P4">
Authors: Ukrinform (Person)</text:p>
      <text:p text:style-name="P4">
Publisher: Укринформ (Organization)</text:p>
      <text:p text:style-name="P4">
Published Time: 2023-05-16T16:32:03+03:00</text:p>
      <text:p text:style-name="P4">
Modified Time: 2023-05-16T16:32:03+03:00</text:p>
      <text:p text:style-name="P4">
Description: У попередньому матчі NAVI програли Monte. — Укрінформ.</text:p>
      <text:p text:style-name="P4">
Images: ["<text:a xlink:type="simple" xlink:href="https://static.ukrinform.com/photos/2023_05/thumb_files/630_360_1684243872-359.jpg" text:style-name="Internet_20_link" text:visited-style-name="Visited_20_Internet_20_Link">
630_360_16842...</text:a>
"]</text:p>
      <text:p text:style-name="P4">
Tags: ['кіберспорт']</text:p>
      <text:p text:style-name="P4">
Type: Article</text:p>
      <!--METADATA-->
      <text:p text:style-name="P4">
<draw:frame draw:style-name="fr1" draw:name="Image102" text:anchor-type="as-char" svg:width="6.9236in" svg:height="3.956343in" draw:z-index="0">
<draw:image xlink:href="../Images/yкринформ/2023-05-16T16-32-03-03-00/630_360_1684243872-359.jpg" xlink:type="simple" xlink:show="embed" xlink:actuate="onLoad" draw:mime-type="image/jpeg"/>
</draw:frame>
 Упопередньому матчі NAVI програли Monte.</text:p>
      <text:p text:style-name="P4">
NAVI зазнали поразки від Faze у вирішальному матчі стадії Легенд на BLASTParis Major 2023, передає Укрінформ.</text:p>
      <text:p text:style-name="P4">
NAVI зазнали поразки з рахунком 1:2. Українська команда покинула турнір. Fazeпробилися до стадії плей-оф змагань.</text:p>
      <text:p text:style-name="P4">
BLAST Paris Major триватиме до 21 травня. Призовий фонд – 1,25 млн доларів,переможець заробить слот на IEM Cologne 2023 та BLAST Premier Wirld Final.</text:p>
      <text:p text:style-name="P4">
Турнір розділений на 3 стадії: «Претенденти», «Легенди» та «Чемпіони» (плей-оф). Плей-оф пройде за правилами Single Elimination, усі матчі – best-of-3.</text:p>
      <text:p text:style-name="P4">
<text:span text:style-name="T4">
Читайте також:</text:span>
 <text:a xlink:type="simple" xlink:href="https://www.ukrinform.ua/rubric-sports/3709571-monte-vijsli-v-plejoff-blasttv-paris-major-2023.html" text:style-name="Internet_20_link" text:visited-style-name="Visited_20_Internet_20_Link">
 </text:a>
</text:p>
      <text:p text:style-name="P4">
Як повідомляв Укрінформ, у попередньому матчі NAVI програли Monte.</text:p>
      <text:p text:style-name="P4">
Фото: Getty Images</text:p>
      <text:p text:style-name="P4">
Source: <text:a xlink:type="simple" xlink:href="https://www.ukrinform.ua/rubric-sports/3710048-navi-prograli-faze-i-viletili-z-ostannogo-mazoru-z-csgo.html" text:style-name="Internet_20_link" text:visited-style-name="Visited_20_Internet_20_Link">
https://www.ukrinform.ua/rubric-sports/3710048-navi-prograli-faze-i-viletili-z-ostannogo-mazoru-z-csgo.html</text:a>
</text:p>
      <!--NEWS-->
      <text:h text:style-name="P10" text:outline-level="1">
<text:span text:style-name="T4">
Rivne, Rivnenska Oblast, Khmelnytska Oblast(22:34). Red Alert: aerial threat. Sirens sounding...</text:span>
</text:h>
      <text:p text:style-name="P4">
Authors: liveuamap (Language: en)</text:p>
      <text:p text:style-name="P4">
Time: 2023-05-16T16:36:00</text:p>
      <text:p text:style-name="P4">
Location: Rivne (Latitude:50.6034645 Longtitude:26.258693168487)</text:p>
      <text:p text:style-name="P4">
Videos: []</text:p>
      <text:p text:style-name="P4">
Images: []</text:p>
      <text:p text:style-name="P4">
Tags: ["Europe", "Central and Eastern Europe"]</text:p>
      <text:p text:style-name="P4">
ID: 22563380</text:p>
      <!--METADATA-->
      <text:p text:style-name="P4">
Rivne, Rivnenska Oblast, Khmelnytska Oblast(22:34). Red Alert: aerial threat.Sirens sounding. Take cover now!</text:p>
      <text:p text:style-name="P4">
News Collection Link: <text:a xlink:type="simple" xlink:href="https://liveuamap.com/en/2023/16-may-rivne-rivnenska-oblast-khmelnytska-oblg" text:style-name="Internet_20_link" text:visited-style-name="Visited_20_Internet_20_Link">
https://liveuamap.com/en/2023/16-may-rivne-rivnenska-oblast-khmelnytska-oblg</text:a>
</text:p>
      <text:p text:style-name="P4">
Source: <text:a xlink:type="simple" xlink:href="https://t.me/air_alert_ua/45606" text:style-name="Internet_20_link" text:visited-style-name="Visited_20_Internet_20_Link">
https://t.me/air_alert_ua/45606</text:a>
</text:p>
      <!--NEWS-->
      <text:h text:style-name="P10" text:outline-level="1">
<text:span text:style-name="T4">
Учні української суботньої школи у Відні відвідали виставку Івана Марчука</text:span>
</text:h>
      <text:p text:style-name="P4">
Authors: Ukrinform (Person)</text:p>
      <text:p text:style-name="P4">
Publisher: Укринформ (Organization)</text:p>
      <text:p text:style-name="P4">
Published Time: 2023-05-16T16:38:00+03:00</text:p>
      <text:p text:style-name="P4">
Modified Time: 2023-05-16T16:38:00+03:00</text:p>
      <text:p text:style-name="P4">
Description: Учні Української суботньої школи у Відні відвідали виставку-ретроспективу одного з найвідоміших українських художників сучасності Івана Марчука. — Укрінформ.</text:p>
      <text:p text:style-name="P4">
Images: ["<text:a xlink:type="simple" xlink:href="https://static.ukrinform.com/photos/2023_05/thumb_files/630_360_1684244022-199.jpg" text:style-name="Internet_20_link" text:visited-style-name="Visited_20_Internet_20_Link">
630_360_16842...</text:a>
", "<text:a xlink:type="simple" xlink:href="https://static.ukrinform.com/photos/2023_05/1684244054-357.jpg" text:style-name="Internet_20_link" text:visited-style-name="Visited_20_Internet_20_Link">
1684244054-35...</text:a>
", "<text:a xlink:type="simple" xlink:href="https://static.ukrinform.com/photos/2023_05/1684244070-383.jpg" text:style-name="Internet_20_link" text:visited-style-name="Visited_20_Internet_20_Link">
1684244070-38...</text:a>
", "<text:a xlink:type="simple" xlink:href="https://static.ukrinform.com/photos/2023_05/1684244107-559.jpg" text:style-name="Internet_20_link" text:visited-style-name="Visited_20_Internet_20_Link">
1684244107-55...</text:a>
", "<text:a xlink:type="simple" xlink:href="https://static.ukrinform.com/photos/2023_05/1684244147-800.jpg" text:style-name="Internet_20_link" text:visited-style-name="Visited_20_Internet_20_Link">
1684244147-80...</text:a>
"]</text:p>
      <text:p text:style-name="P4">
Tags: ['Австрія', 'Діаспора', 'Діти', 'Іван Марчук', 'Культура', 'Школа', 'Виставка', 'Мистецтво', 'Відень']</text:p>
      <text:p text:style-name="P4">
Type: Article</text:p>
      <!--METADATA-->
      <text:p text:style-name="P4">
<draw:frame draw:style-name="fr1" draw:name="Image103" text:anchor-type="as-char" svg:width="6.9236in" svg:height="3.956343in" draw:z-index="0">
<draw:image xlink:href="../Images/yкринформ/2023-05-16T16-38-00-03-00/630_360_1684244022-199.jpg" xlink:type="simple" xlink:show="embed" xlink:actuate="onLoad" draw:mime-type="image/jpeg"/>
</draw:frame>
 УчніУкраїнської суботньої школи у Відні відвідали виставку-ретроспективу одного знайвідоміших українських художників сучасності Івана Марчука.</text:p>
      <text:p text:style-name="P4">
Як передає Укрінформ, про це школа повідомила на своїй <text:a xlink:type="simple" xlink:href="https://www.facebook.com/UkrSchuleWien/posts/pfbid02Tvxw38X2SMHGvxufvT8ogJ7UqZgWnGr5U5LT2hPXfkMR6Htg6VPEMTnWHXkDrfbFl" text:style-name="Internet_20_link" text:visited-style-name="Visited_20_Internet_20_Link">
</text:a>
.</text:p>
      <text:p text:style-name="P4">
<draw:frame draw:style-name="fr1" draw:name="Image104" text:anchor-type="as-char" svg:width="6.9236in" svg:height="3.89773in" draw:z-index="0">
<draw:image xlink:href="../Images/yкринформ/2023-05-16T16-38-00-03-00/1684244054-357.jpg" xlink:type="simple" xlink:show="embed" xlink:actuate="onLoad" draw:mime-type="image/jpeg"/>
</draw:frame>
</text:p>
      <text:p text:style-name="P4">
«Талановита Яна Гринів, чарівна Марта Приймак і надзвичайна Вероніка Бодашкопровели учням, від перших до одинадцятих класів, індивідуальні екскурсії,ознайомили їх з життєвим та творчим шляхом митця, розповіли про його авторськутехніку виконання, що балансує на межі рукотворного й технологічного тапрактично не підлягає повторенню. Спасибі лекторкам за цікаву й кориснуінформацію, а також за терпіння», – ідеться в дописі.</text:p>
      <text:p text:style-name="P4">
<draw:frame draw:style-name="fr1" draw:name="Image105" text:anchor-type="as-char" svg:width="6.9236in" svg:height="6.013275in" draw:z-index="0">
<draw:image xlink:href="../Images/yкринформ/2023-05-16T16-38-00-03-00/1684244070-383.jpg" xlink:type="simple" xlink:show="embed" xlink:actuate="onLoad" draw:mime-type="image/jpeg"/>
</draw:frame>
</text:p>
      <text:p text:style-name="P4">
На завершення екскурсії в галереї зустріли й самого Івана Марчука. Принагідновід щирого серця привітали митця з 87-річчям. Побажали йому міцного здоров'я,творчої наснаги, неймовірних емоцій та мирного неба на многії та благі літа.</text:p>
      <text:p text:style-name="P4">
<draw:frame draw:style-name="fr1" draw:name="Image106" text:anchor-type="as-char" svg:width="6.9236in" svg:height="5.1927in" draw:z-index="0">
<draw:image xlink:href="../Images/yкринформ/2023-05-16T16-38-00-03-00/1684244107-559.jpg" xlink:type="simple" xlink:show="embed" xlink:actuate="onLoad" draw:mime-type="image/jpeg"/>
</draw:frame>
</text:p>
      <text:p text:style-name="P4">
Школа подякувала пану Марчуку за творчість, за неоціненний внесок у культурнуспадщину та за прославлення нашої Батьківщини у світі.</text:p>
      <text:p text:style-name="P4">
<draw:frame draw:style-name="fr1" draw:name="Image107" text:anchor-type="as-char" svg:width="6.9236in" svg:height="5.1927in" draw:z-index="0">
<draw:image xlink:href="../Images/yкринформ/2023-05-16T16-38-00-03-00/1684244147-800.jpg" xlink:type="simple" xlink:show="embed" xlink:actuate="onLoad" draw:mime-type="image/jpeg"/>
</draw:frame>
</text:p>
      <text:p text:style-name="P4">
Зауважується, що учні отримали змогу відвідати виставку завдяки підтримціТамари Стрибко.</text:p>
      <text:p text:style-name="P4">
Нагадаємо, триденну виставку творів Івана Марчука про Україну та нескоренийдух її народу <text:a xlink:type="simple" xlink:href="https://www.ukrinform.ua/rubric-culture/3708563-u-vidni-vistavili-150-tvoriv-ivana-marcuka-v-den-87litta-hudoznika.html" text:style-name="Internet_20_link" text:visited-style-name="Visited_20_Internet_20_Link">
 </text:a>
 у столиціАвстрії 12 травня.</text:p>
      <text:p text:style-name="P4">
<text:span text:style-name="T5">
Фото: Українська суботня школа у Відні / Фейсбук</text:span>
</text:p>
      <text:p text:style-name="P4">
Source: <text:a xlink:type="simple" xlink:href="https://www.ukrinform.ua/rubric-diaspora/3710049-ucni-ukrainskoi-subotnoi-skoli-u-vidni-vidvidali-vistavku-ivana-marcuka.html" text:style-name="Internet_20_link" text:visited-style-name="Visited_20_Internet_20_Link">
https://www.ukrinform.ua/rubric-diaspora/3710049-ucni-ukrainskoi-subotnoi-skoli-u-vidni-vidvidali-vistavku-ivana-marcuka.html</text:a>
</text:p>
      <!--NEWS-->
      <text:h text:style-name="P10" text:outline-level="1">
<text:span text:style-name="T4">
Ternopil, Ternopilska Oblast, Chernivetska Oblast(22:36). Red Alert: aerial threat. Sirens so...</text:span>
</text:h>
      <text:p text:style-name="P4">
Authors: liveuamap (Language: en)</text:p>
      <text:p text:style-name="P4">
Time: 2023-05-16T16:38:00</text:p>
      <text:p text:style-name="P4">
Location: Ternopil (Latitude:49.55342000 Longtitude:25.58918000)</text:p>
      <text:p text:style-name="P4">
Videos: []</text:p>
      <text:p text:style-name="P4">
Images: []</text:p>
      <text:p text:style-name="P4">
Tags: ["Europe", "Central and Eastern Europe"]</text:p>
      <text:p text:style-name="P4">
ID: 22563381</text:p>
      <!--METADATA-->
      <text:p text:style-name="P4">
Ternopil, Ternopilska Oblast, Chernivetska Oblast(22:36). Red Alert: aerialthreat. Sirens sounding. Take cover now!</text:p>
      <text:p text:style-name="P4">
News Collection Link: <text:a xlink:type="simple" xlink:href="https://liveuamap.com/en/2023/16-may-ternopil-ternopilska-oblast-chernivetsg" text:style-name="Internet_20_link" text:visited-style-name="Visited_20_Internet_20_Link">
https://liveuamap.com/en/2023/16-may-ternopil-ternopilska-oblast-chernivetsg</text:a>
</text:p>
      <text:p text:style-name="P4">
Source: <text:a xlink:type="simple" xlink:href="https://t.me/air_alert_ua/45608" text:style-name="Internet_20_link" text:visited-style-name="Visited_20_Internet_20_Link">
https://t.me/air_alert_ua/45608</text:a>
</text:p>
      <!--NEWS-->
      <text:h text:style-name="P10" text:outline-level="1">
<text:span text:style-name="T4">
Джокович встановив новий рекорд на турнірі АТР серії Мастерс у Римі</text:span>
</text:h>
      <text:p text:style-name="P4">
Authors: Ukrinform (Person)</text:p>
      <text:p text:style-name="P4">
Publisher: Укринформ (Organization)</text:p>
      <text:p text:style-name="P4">
Published Time: 2023-05-16T16:40:20+03:00</text:p>
      <text:p text:style-name="P4">
Modified Time: 2023-05-16T16:40:20+03:00</text:p>
      <text:p text:style-name="P4">
Description: Сербу підкорилось два досягнення.  — Укрінформ.</text:p>
      <text:p text:style-name="P4">
Images: ["<text:a xlink:type="simple" xlink:href="https://static.ukrinform.com/photos/2023_05/thumb_files/630_360_1684244346-332.jpg" text:style-name="Internet_20_link" text:visited-style-name="Visited_20_Internet_20_Link">
630_360_16842...</text:a>
"]</text:p>
      <text:p text:style-name="P4">
Tags: ['Теніс', 'Новак Джокович']</text:p>
      <text:p text:style-name="P4">
Type: Article</text:p>
      <!--METADATA-->
      <text:p text:style-name="P4">
<draw:frame draw:style-name="fr1" draw:name="Image108" text:anchor-type="as-char" svg:width="6.9236in" svg:height="3.956343in" draw:z-index="0">
<draw:image xlink:href="../Images/yкринформ/2023-05-16T16-40-20-03-00/630_360_1684244346-332.jpg" xlink:type="simple" xlink:show="embed" xlink:actuate="onLoad" draw:mime-type="image/jpeg"/>
</draw:frame>
 Сербупідкорилось два досягнення.</text:p>
      <text:p text:style-name="P4">
Сербський тенісист Новак Джокович на турнірі АТР серії Мастерс у Римі (Італія)успішно минув стадію 1/8 фіналу, передає Укрінформ.</text:p>
      <text:p text:style-name="P4">
Джокович у двох сетах обіграв Кемерона Норрі з Великої Британії – 6:3, 6:4.</text:p>
      <text:p text:style-name="P4">
Ставши учасником чвертьфіналу римського турніру, Новак став першим гравцем,який 17 разів зміг дійти до 1/4 фіналу на одному й тому самому турнірі серіїМастерс.</text:p>
      <text:p text:style-name="P4">
Крім цього, Новак став першим в історії, кому вдалося дійти до 17чвертьфіналів поспіль на турнірах АТР усіх категорій.</text:p>
      <text:p text:style-name="P4">
У чвертьфіналі турніру в Римі серб зіграє з переможцем зустрічі АлєксєйПопирін (Австралія) – Хольгер Руне (Данія).</text:p>
      <text:p text:style-name="P4">
<text:span text:style-name="T4">
Читайте також:</text:span>
 <text:a xlink:type="simple" xlink:href="https://www.ukrinform.ua/rubric-sports/3710021-ludmila-kicenok-vijsla-u-cvertfinal-parnogo-turniru-wta-u-rimi.html" text:style-name="Internet_20_link" text:visited-style-name="Visited_20_Internet_20_Link">
 <text:span text:style-name="T4">
Кіченок</text:span>
 </text:a>
</text:p>
      <text:p text:style-name="P4">
Як повідомляв Укрінформ, Людмила Кіченок та Олена Остапенко вийшли до 1/4фіналу парного турніру WTA у Римі.</text:p>
      <text:p text:style-name="P4">
Фото: Getty Images</text:p>
      <text:p text:style-name="P4">
Source: <text:a xlink:type="simple" xlink:href="https://www.ukrinform.ua/rubric-sports/3710050-dzokovic-vstanoviv-novij-rekord-na-turniri-atr-serii-masters-u-rimi.html" text:style-name="Internet_20_link" text:visited-style-name="Visited_20_Internet_20_Link">
https://www.ukrinform.ua/rubric-sports/3710050-dzokovic-vstanoviv-novij-rekord-na-turniri-atr-serii-masters-u-rimi.html</text:a>
</text:p>
      <!--NEWS-->
      <text:h text:style-name="P10" text:outline-level="1">
<text:span text:style-name="T4">
Держдума рф денонсувала договір про звичайні збройні сили в Європі</text:span>
</text:h>
      <text:p text:style-name="P4">
Authors: Ukrinform (Person)</text:p>
      <text:p text:style-name="P4">
Publisher: Укринформ (Organization)</text:p>
      <text:p text:style-name="P4">
Published Time: 2023-05-16T16:44:00+03:00</text:p>
      <text:p text:style-name="P4">
Modified Time: 2023-05-16T16:44:00+03:00</text:p>
      <text:p text:style-name="P4">
Description: Держдума росії ухвалила закон про денонсацію Договору про звичайні збройні сили в Європі (ДЗЗСЄ). — Укрінформ.</text:p>
      <text:p text:style-name="P4">
Images: ["<text:a xlink:type="simple" xlink:href="https://static.ukrinform.com/photos/2016_12/thumb_files/630_360_1482326512-5954.jpg" text:style-name="Internet_20_link" text:visited-style-name="Visited_20_Internet_20_Link">
630_360_14823...</text:a>
"]</text:p>
      <text:p text:style-name="P4">
Tags: ['Європа', 'Держдума РФ', 'Росія']</text:p>
      <text:p text:style-name="P4">
Type: Article</text:p>
      <!--METADATA-->
      <text:p text:style-name="P4">
<draw:frame draw:style-name="fr1" draw:name="Image109" text:anchor-type="as-char" svg:width="6.9236in" svg:height="3.956343in" draw:z-index="0">
<draw:image xlink:href="../Images/yкринформ/2023-05-16T16-44-00-03-00/630_360_1482326512-5954.jpg" xlink:type="simple" xlink:show="embed" xlink:actuate="onLoad" draw:mime-type="image/jpeg"/>
</draw:frame>
 Держдумаросії ухвалила закон про денонсацію Договору про звичайні збройні сили вЄвропі (ДЗЗСЄ).</text:p>
      <text:p text:style-name="P4">
Як передає Укрінформ, про це повідомляє <text:a xlink:type="simple" xlink:href="https://www.interfax.ru/russia/901662" text:style-name="Internet_20_link" text:visited-style-name="Visited_20_Internet_20_Link">
</text:a>
 .</text:p>
      <text:p text:style-name="P4">
Уточнюється, що проєкт закону про денонсацію ДЗЗСЄ президент росії вніс доДерждуми 10 травня.</text:p>
      <text:p text:style-name="P4">
Під час обговорення голова комітету Держдуми з оборони Андрій Картаполовзаявив, що денонсація договору – "це наш сигнал Заходу, що більше ні СполученіШтати, ні натовські країни не є договороздатними партнерами, чию позицію мивраховуємо".</text:p>
      <text:p text:style-name="P4">
Пізніше заступник глави МЗС росії Сергій Рябков <text:a xlink:type="simple" xlink:href="https://www.interfax.ru/russia/901669" text:style-name="Internet_20_link" text:visited-style-name="Visited_20_Internet_20_Link">
</text:a>
 , що для завершення процесу виходуросії з Договору про звичайні збройні сили в Європі "відповідно до йогоположень" потрібно близько пів року.</text:p>
      <text:p text:style-name="P4">
<text:span text:style-name="T4">
Читайте також:</text:span>
 <text:a xlink:type="simple" xlink:href="https://www.ukrinform.ua/rubric-world/3707235-rosia-gotuetsa-ostatocno-vijti-z-dogovoru-pro-zvicajni-zbrojni-sili-u-evropi.html" text:style-name="Internet_20_link" text:visited-style-name="Visited_20_Internet_20_Link">
 </text:a>
</text:p>
      <text:p text:style-name="P4">
Як повідомлялося, 13 липня 2007 року президент рф Володимир Путін підписавуказ "Про призупинення рф дії Договору про звичайні збройні сили в Європі тапов'язані з ним міжнародні договори", 29 листопада 2007 року було прийнятовідповідний закон.</text:p>
      <text:p text:style-name="P4">
Згодом, 10 березня 2015 року, <text:a xlink:type="simple" xlink:href="https://www.ukrinform.ua/tag-rosia" text:style-name="Internet_20_link" text:visited-style-name="Visited_20_Internet_20_Link">
 </text:a>
оголосила про зупинення своєї участі у засіданнях Спільної консультативноїгрупи за Договором про звичайні збройні сили в Європі. Водночас росіяформально залишалася учасником Договору.</text:p>
      <text:p text:style-name="P4">
ДЗЗСЄ було підписано 19 листопада 1990 року в Парижі представниками 16 держав-учасниць НАТО та шістьма державами-учасницями Організації Варшавськогодоговору (ОВД), тобто СРСР і п’ятьма радянськими сателітами. ДЗЗСЄ набувчинності вже після розпаду «соціалістичного табору», ОВД та Радянського Союзу,9 листопада 1992 року.</text:p>
      <text:p text:style-name="P4">
Source: <text:a xlink:type="simple" xlink:href="https://www.ukrinform.ua/rubric-world/3710051-derzduma-rf-denonsuvala-dogovir-pro-zvicajni-zbrojni-sili-v-evropi.html" text:style-name="Internet_20_link" text:visited-style-name="Visited_20_Internet_20_Link">
https://www.ukrinform.ua/rubric-world/3710051-derzduma-rf-denonsuvala-dogovir-pro-zvicajni-zbrojni-sili-v-evropi.html</text:a>
</text:p>
      <!--NEWS-->
      <text:h text:style-name="P10" text:outline-level="1">
<text:span text:style-name="T4">
ВООЗ закликала обережно використовувати штучний інтелект у сфері охорони здоров’я</text:span>
</text:h>
      <text:p text:style-name="P4">
Authors: Ukrinform (Person)</text:p>
      <text:p text:style-name="P4">
Publisher: Укринформ (Organization)</text:p>
      <text:p text:style-name="P4">
Published Time: 2023-05-16T16:47:00+03:00</text:p>
      <text:p text:style-name="P4">
Modified Time: 2023-05-16T16:47:00+03:00</text:p>
      <text:p text:style-name="P4">
Description: Всесвітня організація охорони здоров’я (ВООЗ) закликала до обережності при використанні штучного інтелекту у сфері охорони здоров’я, оскільки дані, які використовує ШІ, можуть бути упередженими або використаними не за призначенням. — Укрінформ.</text:p>
      <text:p text:style-name="P4">
Images: ["<text:a xlink:type="simple" xlink:href="https://static.ukrinform.com/photos/2018_06/thumb_files/630_360_1528650363-6726.jpg" text:style-name="Internet_20_link" text:visited-style-name="Visited_20_Internet_20_Link">
630_360_15286...</text:a>
"]</text:p>
      <text:p text:style-name="P4">
Tags: ['Медицина', 'Технології', 'ВООЗ', 'Штучний інтелект']</text:p>
      <text:p text:style-name="P4">
Type: Article</text:p>
      <!--METADATA-->
      <text:p text:style-name="P4">
<draw:frame draw:style-name="fr1" draw:name="Image110" text:anchor-type="as-char" svg:width="6.9236in" svg:height="3.956343in" draw:z-index="0">
<draw:image xlink:href="../Images/yкринформ/2023-05-16T16-47-00-03-00/630_360_1528650363-6726.jpg" xlink:type="simple" xlink:show="embed" xlink:actuate="onLoad" draw:mime-type="image/jpeg"/>
</draw:frame>
 Всесвітняорганізація охорони здоров’я (ВООЗ) закликала до обережності при використанніштучного інтелекту у сфері охорони здоров’я, оскільки дані, які використовуєШІ, можуть бути упередженими або використаними не за призначенням.</text:p>
      <text:p text:style-name="P4">
Про це повідомляє <text:a xlink:type="simple" xlink:href="https://www.reuters.com/technology/who-warns-against-bias-misinformation-using-ai-healthcare-2023-05-16/" text:style-name="Internet_20_link" text:visited-style-name="Visited_20_Internet_20_Link">
 </text:a>
 , передає Укрінформ.</text:p>
      <text:p text:style-name="P4">
У ВООЗ заявили, що з ентузіазмом сприймають потенціал <text:a xlink:type="simple" xlink:href="https://www.ukrinform.ua/tag-stucnij-intelekt" text:style-name="Internet_20_link" text:visited-style-name="Visited_20_Internet_20_Link">
</text:a>
 , але мають занепокоєння щодотого, як він буде використаний для покращення доступу до інформації проздоров’я, як інструмент підтримки прийняття рішень і покращення діагностики.</text:p>
      <text:p text:style-name="P4">
В організації наголосили, що дані, які використовуються для навчання штучногоінтелекту, можуть бути упередженими та генерувати оманливу або неточнуінформацію.</text:p>
      <text:p text:style-name="P4">
ВООЗ вважає, що необхідно оцінити ризики використання таких інструментів, якChatGPT, для добробуту людей і захисту громадського здоров’я.</text:p>
      <text:p text:style-name="P4">
<text:span text:style-name="T4">
Читайте також:</text:span>
 <text:a xlink:type="simple" xlink:href="https://www.ukrinform.ua/rubric-technology/3710002-rasmussen-zaklikae-vstanoviti-miznarodni-standarti-vikoristanna-stucnogo-intelektu.html" text:style-name="Internet_20_link" text:visited-style-name="Visited_20_Internet_20_Link">
 <text:span text:style-name="T4">
Расмуссен</text:span>
 </text:a>
</text:p>
      <text:p text:style-name="P4">
Застереження ВООЗ прозвучало на тлі того, як програми штучного інтелектушвидко набирають популярності. Технологію вже вважають такою, що може змінитиспосіб роботи компаній і суспільства, пише агентство.</text:p>
      <text:p text:style-name="P4">
Як <text:a xlink:type="simple" xlink:href="https://www.ukrinform.ua/rubric-technology/3678846-mincifri-rozgladae-mozlivosti-chatgpt-u-rozvitku-cifrovoi-infrastrukturi.html" text:style-name="Internet_20_link" text:visited-style-name="Visited_20_Internet_20_Link">
 </text:a>
 , Міністерствоцифрової трансформації розглядає можливості ChatGPT у вдосконаленні державногоуправління та розвитку цифрової інфраструктури.</text:p>
      <text:p text:style-name="P4">
Source: <text:a xlink:type="simple" xlink:href="https://www.ukrinform.ua/rubric-technology/3710056-vooz-zaklikala-oberezno-vikoristovuvati-stucnij-intelekt-u-sferi-ohoroni-zdorova.html" text:style-name="Internet_20_link" text:visited-style-name="Visited_20_Internet_20_Link">
https://www.ukrinform.ua/rubric-technology/3710056-vooz-zaklikala-oberezno-vikoristovuvati-stucnij-intelekt-u-sferi-ohoroni-zdorova.html</text:a>
</text:p>
      <!--NEWS-->
      <text:h text:style-name="P10" text:outline-level="1">
<text:span text:style-name="T4">
Відомо, коли «Шахтар» і «Дніпро-1» проведуть «чемпіонський матч»</text:span>
</text:h>
      <text:p text:style-name="P4">
Authors: Ukrinform (Person)</text:p>
      <text:p text:style-name="P4">
Publisher: Укринформ (Organization)</text:p>
      <text:p text:style-name="P4">
Published Time: 2023-05-16T16:47:52+03:00</text:p>
      <text:p text:style-name="P4">
Modified Time: 2023-05-16T16:47:52+03:00</text:p>
      <text:p text:style-name="P4">
Description: Керівництво ліги оприлюднило графік 29-го туру. — Укрінформ.</text:p>
      <text:p text:style-name="P4">
Images: ["<text:a xlink:type="simple" xlink:href="https://static.ukrinform.com/photos/2023_05/thumb_files/630_360_1684244776-549.jpg" text:style-name="Internet_20_link" text:visited-style-name="Visited_20_Internet_20_Link">
630_360_16842...</text:a>
"]</text:p>
      <text:p text:style-name="P4">
Tags: ['Футбол', 'Шахтар', 'Дніпро-1']</text:p>
      <text:p text:style-name="P4">
Type: Article</text:p>
      <!--METADATA-->
      <text:p text:style-name="P4">
<draw:frame draw:style-name="fr1" draw:name="Image111" text:anchor-type="as-char" svg:width="6.9236in" svg:height="3.956343in" draw:z-index="0">
<draw:image xlink:href="../Images/yкринформ/2023-05-16T16-47-52-03-00/630_360_1684244776-549.jpg" xlink:type="simple" xlink:show="embed" xlink:actuate="onLoad" draw:mime-type="image/jpeg"/>
</draw:frame>
Керівництво ліги оприлюднило графік 29-го туру.</text:p>
      <text:p text:style-name="P4">
Українська Прем'єр-ліга затвердила графік 29-го туру чемпіонату України, вякому зустрінуться прямі конкуренти за перемогу в УПЛ – «Шахтар» та«Дніпро-1», відповідний розклад <text:a xlink:type="simple" xlink:href="https://upl.ua/ua/news/view/7291" text:style-name="Internet_20_link" text:visited-style-name="Visited_20_Internet_20_Link">
 </text:a>
пресслужба організації, передає Укрінформ.</text:p>
      <text:p text:style-name="P4">
«Гірники» та дніпряни займають перше та друге місце відповідно у турнірнійтаблиці чемпіонату України. За чотири тури до фінішу «Шахтар» та «Дніпро-1»набрали 63 та 61 очко відповідно.</text:p>
      <text:p text:style-name="P4">
На фініші сезону чинний лідер української Прем'єр-ліги «Шахтар» проведе очнийматч з головним конкурентом у боротьбі за титул – «Дніпром-1». Ця гравідбудеться у передостанньому 29-му турі чемпіонату України.</text:p>
      <text:p text:style-name="P4">
Згідно розкладу, який оприлюднила УПЛ, потенційно «золотий» матч «Шахтар» -«Дніпро-1» запланований на неділю, 28 травня. Початок зустрічі о 15:00.Паралельно з цим поєдинком відбудеться гра «Олександрії» та «Зорі».</text:p>
      <text:p text:style-name="P4">
<text:span text:style-name="T4">
Читайте також:</text:span>
 <text:a xlink:type="simple" xlink:href="https://www.ukrinform.ua/rubric-sports/3709472-dovbik-prinis-dnipru1-peremogu-nad-minaem-u-cempionati-premerligi.html" text:style-name="Internet_20_link" text:visited-style-name="Visited_20_Internet_20_Link">
 </text:a>
</text:p>
      <text:p text:style-name="P4">
Як повідомляв Укрінформ, попередній розіграш чемпіонату України був достроковоприпинений через початок повномасштабного вторгнення росії, турнір на першомумісці завершив «Шахтар».</text:p>
      <text:p text:style-name="P4">
Фото: upl.ua</text:p>
      <text:p text:style-name="P4">
Source: <text:a xlink:type="simple" xlink:href="https://www.ukrinform.ua/rubric-sports/3710052-vidomo-koli-sahtar-i-dnipro1-provedut-cempionskij-matc.html" text:style-name="Internet_20_link" text:visited-style-name="Visited_20_Internet_20_Link">
https://www.ukrinform.ua/rubric-sports/3710052-vidomo-koli-sahtar-i-dnipro1-provedut-cempionskij-matc.html</text:a>
</text:p>
      <!--NEWS-->
      <text:h text:style-name="P10" text:outline-level="1">
<text:span text:style-name="T4">
Зеленська обговорила з президентом Кореї потребу у засобах ППО</text:span>
</text:h>
      <text:p text:style-name="P4">
Authors: Ukrinform (Person)</text:p>
      <text:p text:style-name="P4">
Publisher: Укринформ (Organization)</text:p>
      <text:p text:style-name="P4">
Published Time: 2023-05-16T16:59:26+03:00</text:p>
      <text:p text:style-name="P4">
Modified Time: 2023-05-16T16:59:26+03:00</text:p>
      <text:p text:style-name="P4">
Description: Дружина Президента Олена Зеленська обговорила із президентом Республіки Корея Юн Сок Йолем потребу у засобах ППО та техніки для розмінування. — Укрінформ.</text:p>
      <text:p text:style-name="P4">
Images: ["<text:a xlink:type="simple" xlink:href="https://static.ukrinform.com/photos/2023_05/thumb_files/630_360_1684245296-834.jpg" text:style-name="Internet_20_link" text:visited-style-name="Visited_20_Internet_20_Link">
630_360_16842...</text:a>
", "<text:a xlink:type="simple" xlink:href="https://static.ukrinform.com/photos/2023_05/1684245296-226.jpg" text:style-name="Internet_20_link" text:visited-style-name="Visited_20_Internet_20_Link">
1684245296-22...</text:a>
", "<text:a xlink:type="simple" xlink:href="https://static.ukrinform.com/photos/2023_05/1684245296-943.jpg" text:style-name="Internet_20_link" text:visited-style-name="Visited_20_Internet_20_Link">
1684245296-94...</text:a>
", "<text:a xlink:type="simple" xlink:href="https://static.ukrinform.com/photos/2023_05/1684245295-871.jpg" text:style-name="Internet_20_link" text:visited-style-name="Visited_20_Internet_20_Link">
1684245295-87...</text:a>
"]</text:p>
      <text:p text:style-name="P4">
Tags: ['Корея', 'Олена Зеленська', 'Війна з Росією', 'ППО']</text:p>
      <text:p text:style-name="P4">
Type: Article</text:p>
      <!--METADATA-->
      <text:p text:style-name="P4">
<draw:frame draw:style-name="fr1" draw:name="Image112" text:anchor-type="as-char" svg:width="6.9236in" svg:height="3.956343in" draw:z-index="0">
<draw:image xlink:href="../Images/yкринформ/2023-05-16T16-59-26-03-00/630_360_1684245296-834.jpg" xlink:type="simple" xlink:show="embed" xlink:actuate="onLoad" draw:mime-type="image/jpeg"/>
</draw:frame>
 ДружинаПрезидента Олена Зеленська обговорила із президентом Республіки Корея Юн СокЙолем потребу у засобах ППО та техніки для розмінування.</text:p>
      <text:p text:style-name="P4">
Як передає Укрінформ, про це Зеленська написала у <text:a xlink:type="simple" xlink:href="https://www.facebook.com/olenazelenska.official/posts/pfbid08KemymcDpww7rm4dDBwpKUxVUUV49ACtTaDkdGoVsyDNnR9rm7JpXjTPnhR8s3Rsl" text:style-name="Internet_20_link" text:visited-style-name="Visited_20_Internet_20_Link">
</text:a>
.</text:p>
      <text:p text:style-name="P4">
«Розпочала візит до Республіки Корея для участі в конференції «Азійськелідерство» із зустрічі з Президентом країни Юн Сок Йолем», - зазначилаЗеленська.</text:p>
      <text:p text:style-name="P4">
Перша леді подякувала за підтримку формули миру Президента України ВолодимираЗеленського – її пункти стали основою «Принципів Статуту ООН, що лежать воснові всеохоплюючого справедливого та сталого миру в Україні», ухваленихнедавно Генасамблеєю за активної участі Республіки Корея.</text:p>
      <text:p text:style-name="P4">
<text:span text:style-name="T4">
Читайте також:</text:span>
 <text:a xlink:type="simple" xlink:href="https://www.ukrinform.ua/rubric-polytics/3709879-zelenska-u-seuli-zustrilasa-iz-prezidentom-pivdennoi-korei.html" text:style-name="Internet_20_link" text:visited-style-name="Visited_20_Internet_20_Link">
 <text:span text:style-name="T4">
Зеленська</text:span>
 </text:a>
</text:p>
      <text:p text:style-name="P4">
<draw:frame draw:style-name="fr1" draw:name="Image113" text:anchor-type="as-char" svg:width="6.9236in" svg:height="4.615733in" draw:z-index="0">
<draw:image xlink:href="../Images/yкринформ/2023-05-16T16-59-26-03-00/1684245296-226.jpg" xlink:type="simple" xlink:show="embed" xlink:actuate="onLoad" draw:mime-type="image/jpeg"/>
</draw:frame>
</text:p>
      <text:p text:style-name="P4">
«Нині нам потрібна ще й допомога технологіями, якими славиться країна. Разоміз першою віце-прем’єр-міністеркою – міністеркою економіки України ЮлієюСвириденко та заступником керівника Офісу Президента Ростиславом Шурмоюобговорили з Президентом потребу у засобах ППО, щоб припинити ракетнийтероризм країни-агресора. Потребуємо також засобів, щоб розміновувати тіпастки, які Росія залишила на нашій території, та медичного обладнання – щобрятувати тих, кого нападникам вдалося поранити», - наголосила Зеленська.</text:p>
      <text:p text:style-name="P4">
<draw:frame draw:style-name="fr1" draw:name="Image114" text:anchor-type="as-char" svg:width="6.9236in" svg:height="4.615733in" draw:z-index="0">
<draw:image xlink:href="../Images/yкринформ/2023-05-16T16-59-26-03-00/1684245296-943.jpg" xlink:type="simple" xlink:show="embed" xlink:actuate="onLoad" draw:mime-type="image/jpeg"/>
</draw:frame>
</text:p>
      <text:p text:style-name="P4">
Вона підкреслила, що цінує те, що <text:a xlink:type="simple" xlink:href="https://www.ukrinform.ua/tag-korea" text:style-name="Internet_20_link" text:visited-style-name="Visited_20_Internet_20_Link">
 </text:a>
готова захищати порушення міжнародного права разом з Україною.</text:p>
      <text:p text:style-name="P4">
<draw:frame draw:style-name="fr1" draw:name="Image115" text:anchor-type="as-char" svg:width="6.9236in" svg:height="5.346558in" draw:z-index="0">
<draw:image xlink:href="../Images/yкринформ/2023-05-16T16-59-26-03-00/1684245295-871.jpg" xlink:type="simple" xlink:show="embed" xlink:actuate="onLoad" draw:mime-type="image/jpeg"/>
</draw:frame>
</text:p>
      <text:p text:style-name="P4">
Як повідомляв Укрінформ, перша леді України <text:a xlink:type="simple" xlink:href="https://www.ukrinform.ua/rubric-technology/3708893-persa-ledi-ukraini-vistupit-na-avstrijskomu-festivali-cifrovih-tehnologij.html" text:style-name="Internet_20_link" text:visited-style-name="Visited_20_Internet_20_Link">
</text:a>
 17 травня під часвідеовключення з промовою на австрійському фестивалі цифрових технологій тамедіа 4Gamechangers.</text:p>
      <text:p text:style-name="P4">
<text:span text:style-name="T5">
Фото: Олена Зеленська/Фейсбук</text:span>
</text:p>
      <text:p text:style-name="P4">
Source: <text:a xlink:type="simple" xlink:href="https://www.ukrinform.ua/rubric-polytics/3710060-zelenska-obgovorila-z-prezidentom-korei-potrebu-u-zasobah-ppo.html" text:style-name="Internet_20_link" text:visited-style-name="Visited_20_Internet_20_Link">
https://www.ukrinform.ua/rubric-polytics/3710060-zelenska-obgovorila-z-prezidentom-korei-potrebu-u-zasobah-ppo.html</text:a>
</text:p>
      <!--NEWS-->
      <text:h text:style-name="P10" text:outline-level="1">
<text:span text:style-name="T4">
Сили оборони за добу знищили на Таврійському напрямку понад роту росіян</text:span>
</text:h>
      <text:p text:style-name="P4">
Authors: Ukrinform (Person)</text:p>
      <text:p text:style-name="P4">
Publisher: Укринформ (Organization)</text:p>
      <text:p text:style-name="P4">
Published Time: 2023-05-16T17:00:34+03:00</text:p>
      <text:p text:style-name="P4">
Modified Time: 2023-05-16T17:00:34+03:00</text:p>
      <text:p text:style-name="P4">
Description: Упродовж доби Сили оборони Таврійського напрямку виконали 672 вогневих завдання та знищили більше роти противника і 18 одиниць озброєння та військової техніки. — Укрінформ.</text:p>
      <text:p text:style-name="P4">
Images: ["<text:a xlink:type="simple" xlink:href="https://static.ukrinform.com/photos/2023_04/thumb_files/630_360_1680422407-224.png" text:style-name="Internet_20_link" text:visited-style-name="Visited_20_Internet_20_Link">
630_360_16804...</text:a>
"]</text:p>
      <text:p text:style-name="P4">
Tags: ['Російські військові', 'Схід України', 'Війна з Росією']</text:p>
      <text:p text:style-name="P4">
Type: Article</text:p>
      <!--METADATA-->
      <text:p text:style-name="P4">
<draw:frame draw:style-name="fr1" draw:name="Image116" text:anchor-type="as-char" svg:width="6.9236in" svg:height="3.956343in" draw:z-index="0">
<draw:image xlink:href="../Images/yкринформ/2023-05-16T17-00-34-03-00/630_360_1680422407-224.png" xlink:type="simple" xlink:show="embed" xlink:actuate="onLoad" draw:mime-type="image/png"/>
</draw:frame>
 Упродовждоби Сили оборони Таврійського напрямку виконали 672 вогневих завдання тазнищили більше роти противника і 18 одиниць озброєння та військової техніки.</text:p>
      <text:p text:style-name="P4">
Як передає Укрінформ, про це в <text:a xlink:type="simple" xlink:href="http://t.me/otarnavskiy/84" text:style-name="Internet_20_link" text:visited-style-name="Visited_20_Internet_20_Link">
 </text:a>
 повідомивкомандувач оперативно-стратегічного угруповання військ "Таврія" генералОлександр Тарнавський.</text:p>
      <text:p text:style-name="P4">
"Противник зосереджує великі зусилля на веденні наступальних дій наАвдіївському та Мар’їнському напрямках. Протягом минулої доби ворог 22 разиатакував наші позиції. Успіху не мав, відійшов", - повідомив Тарнавський.</text:p>
      <text:p text:style-name="P4">
За його словами, підрозділи ракетних військ та артилерії Сил оборониТаврійського напрямку виконали 672 вогневих завдання. Йдеться проконтрбатарейну боротьбу і про роботу по планових цілях, виявлених раніше.</text:p>
      <text:p text:style-name="P4">
Втрати ворога вбитими та пораненими склали більш як роту. Знищено тапошкоджено 18 одиниць озброєння та військової техніки противника. Зокрема, 6БМП, 1 танк, 2 БпЛА “Ланцет-3”, РЕБ “Силок-01”, РЛС “Аістьонок”, станція РЕР“Артикул-М”, гаубиця 2А-65 “Мста-Б”, додав командувач.</text:p>
      <text:p text:style-name="P4">
<text:span text:style-name="T4">
Читайте також:</text:span>
 <text:a xlink:type="simple" xlink:href="https://www.ukrinform.ua/rubric-ato/3709832-sirskij-na-deakih-napramkah-pid-bahmutom-kontrnastupalni-dii.html" text:style-name="Internet_20_link" text:visited-style-name="Visited_20_Internet_20_Link">
 <text:span text:style-name="T4">
Бахмут</text:span>
 </text:a>
</text:p>
      <text:p text:style-name="P4">
Як повідомляв Укрінформ, Сили оборони України з 24 лютого 2022 року по 16травня 2023 року ліквідували близько 199 тисяч 980 російських загарбників, зних 520 осіб - за минулу добу. Також знищено танків - 3762 (+3), бойовихброньованих машин - 7348 (+12), артилерійських систем – 3150 (+13), РСЗВ –562, засобів ППО - 316, <text:a xlink:type="simple" xlink:href="https://www.ukrinform.ua/tag-litak" text:style-name="Internet_20_link" text:visited-style-name="Visited_20_Internet_20_Link">
 </text:a>
 - 308,гелікоптерів – 294, БПЛА оперативно-тактичного рівня – 2732 (+12), крилатихракет - 973, кораблів /катерів - 18, автомобільної техніки та автоцистерн –6048 (+14), спеціальної техніки - 410 (+3).</text:p>
      <text:p text:style-name="P4">
Source: <text:a xlink:type="simple" xlink:href="https://www.ukrinform.ua/rubric-ato/3710061-sili-oboroni-za-dobu-znisili-na-tavrijskomu-napramku-ponad-rotu-rosian.html" text:style-name="Internet_20_link" text:visited-style-name="Visited_20_Internet_20_Link">
https://www.ukrinform.ua/rubric-ato/3710061-sili-oboroni-za-dobu-znisili-na-tavrijskomu-napramku-ponad-rotu-rosian.html</text:a>
</text:p>
      <!--NEWS-->
      <text:h text:style-name="P10" text:outline-level="1">
<text:span text:style-name="T4">
ЗСУ звільнили близько 20 км² під Бахмутом, у місті тривають важкі бої - Маляр</text:span>
</text:h>
      <text:p text:style-name="P4">
Authors: Ukrinform (Person)</text:p>
      <text:p text:style-name="P4">
Publisher: Укринформ (Organization)</text:p>
      <text:p text:style-name="P4">
Published Time: 2023-05-16T17:10:12+03:00</text:p>
      <text:p text:style-name="P4">
Modified Time: 2023-05-16T17:10:12+03:00</text:p>
      <text:p text:style-name="P4">
Description: Українські війська протягом декількох днів звільнили від росіян близько 20 квадратних кілометрів на півночі та півдні передмістя Бахмута, тривають важкі бої за місто. — Укрінформ.</text:p>
      <text:p text:style-name="P4">
Images: ["<text:a xlink:type="simple" xlink:href="https://static.ukrinform.com/photos/2023_03/thumb_files/630_360_1680240754-664.jpg" text:style-name="Internet_20_link" text:visited-style-name="Visited_20_Internet_20_Link">
630_360_16802...</text:a>
"]</text:p>
      <text:p text:style-name="P4">
Tags: ['Бахмут', 'Схід України', 'Війна з Росією', 'Ганна Маляр']</text:p>
      <text:p text:style-name="P4">
Type: Article</text:p>
      <!--METADATA-->
      <text:p text:style-name="P4">
<draw:frame draw:style-name="fr1" draw:name="Image117" text:anchor-type="as-char" svg:width="6.9236in" svg:height="3.956343in" draw:z-index="0">
<draw:image xlink:href="../Images/yкринформ/2023-05-16T17-10-12-03-00/630_360_1680240754-664.jpg" xlink:type="simple" xlink:show="embed" xlink:actuate="onLoad" draw:mime-type="image/jpeg"/>
</draw:frame>
 Українськівійська протягом декількох днів звільнили від росіян близько 20 квадратнихкілометрів на півночі та півдні передмістя Бахмута, тривають важкі бої замісто.</text:p>
      <text:p text:style-name="P4">
Як передає Укрінформ, про це заступниця міністра оборони Ганна Малярповідомила в <text:a xlink:type="simple" xlink:href="http://t.me/annamaliar/750" text:style-name="Internet_20_link" text:visited-style-name="Visited_20_Internet_20_Link">
 </text:a>
 .</text:p>
      <text:p text:style-name="P4">
Вона зауважила, що інформацію про хід бойових дій слід розглядати в комплексівсіх заходів оборонної операції і не виривати з контексту подій.</text:p>
      <text:p text:style-name="P4">
“Приміром, протягом декількох днів наші війська звільнили від ворога напівночі та півдні передмістя Бахмута близько 20 квадратних кілометрів”, -заявила Маляр.</text:p>
      <text:p text:style-name="P4">
<text:span text:style-name="T4">
Читайте також:</text:span>
 <text:a xlink:type="simple" xlink:href="https://www.ukrinform.ua/rubric-ato/3709832-sirskij-na-deakih-napramkah-pid-bahmutom-kontrnastupalni-dii.html" text:style-name="Internet_20_link" text:visited-style-name="Visited_20_Internet_20_Link">
 <text:span text:style-name="T4">
Бахмут</text:span>
 </text:a>
</text:p>
      <text:p text:style-name="P4">
Вона також підкреслила, що російська армія дещо просувається в самому Бахмуті,вщент знищуючи місто артилерією. Крім того, ворог підтягує підрозділипрофесійних десантників. “Тривають важкі бої з різним результатом. У ситуації,що склалась, наші війська роблять максимум і навіть більше”, - додалазаступниця міністра оборони.</text:p>
      <text:p text:style-name="P4">
Маляр зауважила, “те, що оборона Бахмута триває стільки місяців та ще й напевних ділянках є просування - це надзусилля наших бійців та високий рівеньфаховості командування обороною”.</text:p>
      <text:p text:style-name="P4">
Вона також нагадала, що ворог має перевагу у кількості людей та озброєння.Разом з тим, завдяки діям українських військових, ще з минулого літа не можереалізувати свої плани на Бахмутському напрямку.</text:p>
      <text:p text:style-name="P4">
<text:span text:style-name="T4">
Читайте також:</text:span>
 <text:a xlink:type="simple" xlink:href="https://www.ukrinform.ua/rubric-ato/3710061-sili-oboroni-za-dobu-znisili-na-tavrijskomu-napramku-ponad-rotu-rosian.html" text:style-name="Internet_20_link" text:visited-style-name="Visited_20_Internet_20_Link">
 </text:a>
</text:p>
      <text:p text:style-name="P4">
Як повідомляв Укрінформ, за даними Генерального штабу ЗСУ, росіяни продовжуютьзосереджувати основні зусилля на Лиманському, Бахмутському, Авдіївському таМар’їнському напрямках. В епіцентрі бойових дій залишаються Бахмут таМар’їнка.</text:p>
      <text:p text:style-name="P4">
Source: <text:a xlink:type="simple" xlink:href="https://www.ukrinform.ua/rubric-ato/3710064-zsu-zvilnili-blizko-20-km-pid-bahmutom-u-misti-trivaut-vazki-boi-malar.html" text:style-name="Internet_20_link" text:visited-style-name="Visited_20_Internet_20_Link">
https://www.ukrinform.ua/rubric-ato/3710064-zsu-zvilnili-blizko-20-km-pid-bahmutom-u-misti-trivaut-vazki-boi-malar.html</text:a>
</text:p>
      <!--NEWS-->
      <text:h text:style-name="P10" text:outline-level="1">
<text:span text:style-name="T4">
Владика УГКЦ відвідав вірних у Сіднеї та Вуллонгонзі</text:span>
</text:h>
      <text:p text:style-name="P4">
Authors: Ukrinform (Person)</text:p>
      <text:p text:style-name="P4">
Publisher: Укринформ (Organization)</text:p>
      <text:p text:style-name="P4">
Published Time: 2023-05-16T17:12:00+03:00</text:p>
      <text:p text:style-name="P4">
Modified Time: 2023-05-16T17:12:00+03:00</text:p>
      <text:p text:style-name="P4">
Description: Владика Микола Бичок УГКЦ, єпарх Мельбурнський, після Австралійської конференції католицьких єпископів відвідав парафію Святого Андрія Первозванного у сіднейському районі Лідкомб, а наступного дня – церкву Святого Володимира у місті Вуллонгонг. — Укрінформ.</text:p>
      <text:p text:style-name="P4">
Images: ["<text:a xlink:type="simple" xlink:href="https://static.ukrinform.com/photos/2023_05/thumb_files/630_360_1684245871-375.jpg" text:style-name="Internet_20_link" text:visited-style-name="Visited_20_Internet_20_Link">
630_360_16842...</text:a>
", "<text:a xlink:type="simple" xlink:href="https://static.ukrinform.com/photos/2023_05/1684245801-150.jpg" text:style-name="Internet_20_link" text:visited-style-name="Visited_20_Internet_20_Link">
1684245801-15...</text:a>
", "<text:a xlink:type="simple" xlink:href="https://static.ukrinform.com/photos/2023_05/1684246144-732.jpg" text:style-name="Internet_20_link" text:visited-style-name="Visited_20_Internet_20_Link">
1684246144-73...</text:a>
", "<text:a xlink:type="simple" xlink:href="https://static.ukrinform.com/photos/2023_05/1684246145-124.jpg" text:style-name="Internet_20_link" text:visited-style-name="Visited_20_Internet_20_Link">
1684246145-12...</text:a>
", "<text:a xlink:type="simple" xlink:href="https://static.ukrinform.com/photos/2023_05/1684246145-834.jpg" text:style-name="Internet_20_link" text:visited-style-name="Visited_20_Internet_20_Link">
1684246145-83...</text:a>
", "<text:a xlink:type="simple" xlink:href="https://static.ukrinform.com/photos/2023_05/1684246146-935.jpg" text:style-name="Internet_20_link" text:visited-style-name="Visited_20_Internet_20_Link">
1684246146-93...</text:a>
"]</text:p>
      <text:p text:style-name="P4">
Tags: ['Австралія', 'Церква', 'Діаспора', 'УГКЦ']</text:p>
      <text:p text:style-name="P4">
Type: Article</text:p>
      <!--METADATA-->
      <text:p text:style-name="P4">
<draw:frame draw:style-name="fr1" draw:name="Image118" text:anchor-type="as-char" svg:width="6.9236in" svg:height="3.956343in" draw:z-index="0">
<draw:image xlink:href="../Images/yкринформ/2023-05-16T17-12-00-03-00/630_360_1684245871-375.jpg" xlink:type="simple" xlink:show="embed" xlink:actuate="onLoad" draw:mime-type="image/jpeg"/>
</draw:frame>
 ВладикаМикола Бичок УГКЦ, єпарх Мельбурнський, після Австралійської конференціїкатолицьких єпископів відвідав парафію Святого Андрія Первозванного усіднейському районі Лідкомб, а наступного дня – церкву Святого Володимира умісті Вуллонгонг.</text:p>
      <text:p text:style-name="P4">
Як передає Укрінформ, про це повідомив <text:a xlink:type="simple" xlink:href="https://ugcc.ua/data/vladyka-mykola-bychok-vidvidav-virnyh-u-sidney-ta-vullongonzi-2667/" text:style-name="Internet_20_link" text:visited-style-name="Visited_20_Internet_20_Link">
 </text:a>
 Українськоїгреко-католицької церкви.</text:p>
      <text:p text:style-name="P4">
<draw:frame draw:style-name="fr1" draw:name="Image119" text:anchor-type="as-char" svg:width="6.9236in" svg:height="4.359304in" draw:z-index="0">
<draw:image xlink:href="../Images/yкринформ/2023-05-16T17-12-00-03-00/1684245801-150.jpg" xlink:type="simple" xlink:show="embed" xlink:actuate="onLoad" draw:mime-type="image/jpeg"/>
</draw:frame>
</text:p>
      <text:p text:style-name="P4">
На початку візиту до парафії Святого Андрія Первозванного 13 травня єпископочолив Молебень до Пресвятої Богородиці, на якому були присутні учні,вихователі та вчителі Братської рідної школи імені святого Андрія.</text:p>
      <text:p text:style-name="P4">
<draw:frame draw:style-name="fr1" draw:name="Image120" text:anchor-type="as-char" svg:width="6.9236in" svg:height="9.231467in" draw:z-index="0">
<draw:image xlink:href="../Images/yкринформ/2023-05-16T17-12-00-03-00/1684246144-732.jpg" xlink:type="simple" xlink:show="embed" xlink:actuate="onLoad" draw:mime-type="image/jpeg"/>
</draw:frame>
</text:p>
      <text:p text:style-name="P4">
У слові до дітей владика Микола наголосив на тому, що дуже важливо матиорієнтири в житті, а правдивим орієнтиром для нас у духовному житті є ПресвятаБогородиця, якій присвячено місяць травень і яка є найкращим прикладомматеринства. Також із нагоди святкування Дня матері архиєрей роздумував проважливість матері для кожної людини: чи то дорослого, чи то дитини. Владиказаохотив, щоб усі діти зробили приємну несподіванку для своїх матерів і цимвшанували їх у День матері.</text:p>
      <text:p text:style-name="P4">
<draw:frame draw:style-name="fr1" draw:name="Image121" text:anchor-type="as-char" svg:width="6.9236in" svg:height="5.1927in" draw:z-index="0">
<draw:image xlink:href="../Images/yкринформ/2023-05-16T17-12-00-03-00/1684246145-124.jpg" xlink:type="simple" xlink:show="embed" xlink:actuate="onLoad" draw:mime-type="image/jpeg"/>
</draw:frame>
</text:p>
      <text:p text:style-name="P4">
Після молитви архиєрей відвідав Братську школу та побував на концерті,присвяченому Дню матері, який підготували учні.</text:p>
      <text:p text:style-name="P4">
Увечері цього ж дня владика Микола відвідав римо-католицький катедральнийсобор Святої Марії. Тут спільно з католицьким духовенством служив Літургію, аопісля відбулася Хресна хода з нагоди 106-ї річниці об’явлень ПресвятоїБогородиці у Фатімі, які почалися 13 травня 1917 року. Єпископ розповів, що намолитву зібралося близько півтори тисячі вірних: «Кожен із присутніх мирянприносив щирі молитви до Богородиці у своїх намірах. Я ж молився до ПресвятоїБогородиці в наміренні припинення війни та за мир в Україні».</text:p>
      <text:p text:style-name="P4">
<draw:frame draw:style-name="fr1" draw:name="Image122" text:anchor-type="as-char" svg:width="6.9236in" svg:height="5.1927in" draw:z-index="0">
<draw:image xlink:href="../Images/yкринформ/2023-05-16T17-12-00-03-00/1684246145-834.jpg" xlink:type="simple" xlink:show="embed" xlink:actuate="onLoad" draw:mime-type="image/jpeg"/>
</draw:frame>
</text:p>
      <text:p text:style-name="P4">
В УГКЦ зауважили, що в катедрі Святої Марії на знак підтримки України під часвійни в лівій бічній наві є ікона Ісуса Христа, яку подарував патріарх ЙосифСліпий кардиналові Гілрою, тодішньому архиєпископу Сіднею, у 1969 році. Цюікону намалював о. Ювеналій Мокрицький.</text:p>
      <text:p text:style-name="P4">
14 травня владика Микола разом з о. Симоном Цькуєм, протосинкелом єпархії,відвідав церкву Святого Володимира у місті Вуллонгонг, що неподалік Сіднею. Уцьому храмі спільно з парафіянами відслужили Архиєрейську БожественнуЛітургію.</text:p>
      <text:p text:style-name="P4">
<draw:frame draw:style-name="fr1" draw:name="Image123" text:anchor-type="as-char" svg:width="6.9236in" svg:height="5.1927in" draw:z-index="0">
<draw:image xlink:href="../Images/yкринформ/2023-05-16T17-12-00-03-00/1684246146-935.jpg" xlink:type="simple" xlink:show="embed" xlink:actuate="onLoad" draw:mime-type="image/jpeg"/>
</draw:frame>
</text:p>
      <text:p text:style-name="P4">
Він звернувся до присутніх з такими словами: «Євангеліє неділі Самарянкипоказує нам, так би мовити, зустріч двох світів – матеріального й духовного.Самарянка, яка прийшла до криниці набрати води та, можливо, більше турбуваласяпро дочасне й не звертала уваги на вічне, є прикладом, власне, матеріальногосвіту. Натомість Христос у духовній розмові з нею показує їй і нам, що існуєщось більше, ніж дочасна пожива, – Ісус Христос, який є вічним Джерелом і можевтамувати будь-яку спрагу й дарувати вічну радість у дусі та правді, якапоходить від спілкування з Богом».</text:p>
      <text:p text:style-name="P4">
Нагадаємо, раніше Владика Української греко-католицької церкви Микола Бичок,єпарх Мельбурнський, та отець Андрій Микитюк, синкел у справах мирян, <text:a xlink:type="simple" xlink:href="https://www.ukrinform.ua/rubric-diaspora/3685734-vladika-ugkc-vidvidav-virnih-na-pivnicnomu-ostrovi-novoi-zelandii.html" text:style-name="Internet_20_link" text:visited-style-name="Visited_20_Internet_20_Link">
</text:a>
 з душпастирським візитомПівнічний острів Нової Зеландії.</text:p>
      <text:p text:style-name="P4">
<text:span text:style-name="T5">
Фото: ugcc.ua</text:span>
</text:p>
      <text:p text:style-name="P4">
Source: <text:a xlink:type="simple" xlink:href="https://www.ukrinform.ua/rubric-diaspora/3710065-vladika-ugkc-vidvidav-virnih-u-sidnei-ta-vullongonzi.html" text:style-name="Internet_20_link" text:visited-style-name="Visited_20_Internet_20_Link">
https://www.ukrinform.ua/rubric-diaspora/3710065-vladika-ugkc-vidvidav-virnih-u-sidnei-ta-vullongonzi.html</text:a>
</text:p>
      <!--NEWS-->
      <text:h text:style-name="P10" text:outline-level="1">
<text:span text:style-name="T4">
Розширення авіасполучення: МЗС України нагадало Грузії, навіщо світ ізолює РФ</text:span>
</text:h>
      <text:p text:style-name="P4">
Authors: Ukrinform (Person)</text:p>
      <text:p text:style-name="P4">
Publisher: Укринформ (Organization)</text:p>
      <text:p text:style-name="P4">
Published Time: 2023-05-16T17:15:00+03:00</text:p>
      <text:p text:style-name="P4">
Modified Time: 2023-05-16T17:15:00+03:00</text:p>
      <text:p text:style-name="P4">
Description: Міністерство закордонних справ України нагадало Грузії, яка розширює пряме авіасполучення з РФ, що світ ізолює Росією, аби змусити її припинити війну проти України. — Укрінформ.</text:p>
      <text:p text:style-name="P4">
Images: ["<text:a xlink:type="simple" xlink:href="https://static.ukrinform.com/photos/2020_11/thumb_files/630_360_1606038592-463.jpg" text:style-name="Internet_20_link" text:visited-style-name="Visited_20_Internet_20_Link">
630_360_16060...</text:a>
"]</text:p>
      <text:p text:style-name="P4">
Tags: ['Грузія', 'МЗС', 'Війна з Росією', 'Авіасполучення']</text:p>
      <text:p text:style-name="P4">
Type: Article</text:p>
      <!--METADATA-->
      <text:p text:style-name="P4">
<draw:frame draw:style-name="fr1" draw:name="Image124" text:anchor-type="as-char" svg:width="6.9236in" svg:height="3.956343in" draw:z-index="0">
<draw:image xlink:href="../Images/yкринформ/2023-05-16T17-15-00-03-00/630_360_1606038592-463.jpg" xlink:type="simple" xlink:show="embed" xlink:actuate="onLoad" draw:mime-type="image/jpeg"/>
</draw:frame>
Міністерство закордонних справ України нагадало Грузії, яка розширює прямеавіасполучення з РФ, що світ ізолює Росією, аби змусити її припинити війнупроти України.</text:p>
      <text:p text:style-name="P4">
Про це йдеться у дописі речника МЗС Олега Ніколенка у <text:a xlink:type="simple" xlink:href="https://twitter.com/olegnikolenko_/status/1658465788960063489" text:style-name="Internet_20_link" text:visited-style-name="Visited_20_Internet_20_Link">
</text:a>
, передає Укрінформ.</text:p>
      <text:p text:style-name="P4">
"Світ ізолює Росію, щоб змусити її припинити війну, а <text:a xlink:type="simple" xlink:href="https://www.ukrinform.ua/tag-gruzia" text:style-name="Internet_20_link" text:visited-style-name="Visited_20_Internet_20_Link">
</text:a>
 вітає російські авіалінії та відправляєсвої до Москви. При цьому 20% території Грузії залишаються окупованими Росією.кремль, напевно, буде в захваті від такого результату», - зазначив Ніколенко.</text:p>
      <text:p text:style-name="P4">
Як <text:a xlink:type="simple" xlink:href="https://www.ukrinform.ua/rubric-world/3707437-gruzia-dozvolit-prami-rejsi-aviakompaniam-rf-aki-ne-pid-sankciami.html" text:style-name="Internet_20_link" text:visited-style-name="Visited_20_Internet_20_Link">
 </text:a>
 , заступниця міністраекономіки Грузії Маріам Кврівішвілі заявила, що авіакомпанії та повітрянісудна Росії, на які не накладені санкції, отримають можливість здійснюватипряме повітряне сполучення у напрямку Грузії.</text:p>
      <text:p text:style-name="P4">
<text:span text:style-name="T4">
Читайте також:</text:span>
 <text:a xlink:type="simple" xlink:href="https://www.ukrinform.ua/rubric-world/3709979-risenna-gruzii-ponoviti-pereloti-z-rosieu-viklikae-sumnivi-u-ii-evropejskomu-slahu-es.html" text:style-name="Internet_20_link" text:visited-style-name="Visited_20_Internet_20_Link">
 </text:a>
</text:p>
      <text:p text:style-name="P4">
Раніше президент РФ Володимир Путін <text:a xlink:type="simple" xlink:href="https://www.ukrinform.ua/rubric-world/3707248-putin-skasuvav-vizovij-rezim-ta-obmezenna-na-pereloti-dla-gromadan-gruzii.html" text:style-name="Internet_20_link" text:visited-style-name="Visited_20_Internet_20_Link">
 </text:a>
 та пряме авіасполучення з цією країною.</text:p>
      <text:p text:style-name="P4">
Source: <text:a xlink:type="simple" xlink:href="https://www.ukrinform.ua/rubric-polytics/3710066-rozsirenna-aviaspolucenna-mzs-ukraini-nagadalo-gruzii-naviso-svit-izolue-rf.html" text:style-name="Internet_20_link" text:visited-style-name="Visited_20_Internet_20_Link">
https://www.ukrinform.ua/rubric-polytics/3710066-rozsirenna-aviaspolucenna-mzs-ukraini-nagadalo-gruzii-naviso-svit-izolue-rf.html</text:a>
</text:p>
      <!--NEWS-->
      <text:h text:style-name="P10" text:outline-level="1">
<text:span text:style-name="T4">
Журналіст: У сезоні 2023/24 УПЛ може розширитися до 20 клубів</text:span>
</text:h>
      <text:p text:style-name="P4">
Authors: Ukrinform (Person)</text:p>
      <text:p text:style-name="P4">
Publisher: Укринформ (Organization)</text:p>
      <text:p text:style-name="P4">
Published Time: 2023-05-16T17:17:00+03:00</text:p>
      <text:p text:style-name="P4">
Modified Time: 2023-05-16T17:17:00+03:00</text:p>
      <text:p text:style-name="P4">
Description: Ініціатор можливого розширення – «Львів». — Укрінформ.</text:p>
      <text:p text:style-name="P4">
Images: ["<text:a xlink:type="simple" xlink:href="https://static.ukrinform.com/photos/2023_05/thumb_files/630_360_1684246554-694.jpg" text:style-name="Internet_20_link" text:visited-style-name="Visited_20_Internet_20_Link">
630_360_16842...</text:a>
"]</text:p>
      <text:p text:style-name="P4">
Tags: ['Футбол']</text:p>
      <text:p text:style-name="P4">
Type: Article</text:p>
      <!--METADATA-->
      <text:p text:style-name="P4">
<draw:frame draw:style-name="fr1" draw:name="Image125" text:anchor-type="as-char" svg:width="6.9236in" svg:height="3.956343in" draw:z-index="0">
<draw:image xlink:href="../Images/yкринформ/2023-05-16T17-17-00-03-00/630_360_1684246554-694.jpg" xlink:type="simple" xlink:show="embed" xlink:actuate="onLoad" draw:mime-type="image/jpeg"/>
</draw:frame>
 Ініціаторможливого розширення – «Львів».</text:p>
      <text:p text:style-name="P4">
Головний редактор «Профутбол Digital» Володимир Звєров <text:a xlink:type="simple" xlink:href="https://t.me/ZverovProFootball/7" text:style-name="Internet_20_link" text:visited-style-name="Visited_20_Internet_20_Link">
</text:a>
 , що у сезоні 2023/24 чемпіонат Україниможе розширитися до 20 команд, передає Укрінформ.</text:p>
      <text:p text:style-name="P4">
«У сезоні 2023/24 УПЛ може розширитися до 20 клубів – це підтвердили ужедекілька джерел. Ініціатор можливого розширення – «Львів», менеджери якогозараз промацують варіант у розмовах із клубами УПЛ. Є впливові клуби, які непроти такого варіанту», — написав Звєров.</text:p>
      <text:p text:style-name="P4">
Інсайдер стверджує, що 20 учасників нового сезону в УПЛ будуть сформовані з16-ти клубів поточного сезону, а також двох найкращих клубів Першої ліги –«Полісся» та «Оболоні». Будуть ще два претенденти з Першої ліги на участь устикових матчах із клубами УПЛ. І ніхто не скидає з рахунків той факт, що уновому сезоні можуть відновити свої виступи «Десна» з Чернігова та«Маріуполь», які поточну кампанію пропускають.</text:p>
      <text:p text:style-name="P4">
«На нас очікує традиційно веселе кабінетне міжсезоння», – підсумував Звєров.</text:p>
      <text:p text:style-name="P4">
<text:span text:style-name="T4">
Читайте також:</text:span>
 <text:a xlink:type="simple" xlink:href="https://www.ukrinform.ua/rubric-sports/3710052-vidomo-koli-sahtar-i-dnipro1-provedut-cempionskij-matc.html" text:style-name="Internet_20_link" text:visited-style-name="Visited_20_Internet_20_Link">
 <text:span text:style-name="T4">
Шахтар</text:span>
 </text:a>
</text:p>
      <text:p text:style-name="P4">
Як повідомляв Укрінформ, Українська Прем'єр-ліга затвердила графік 29-го туручемпіонату України.</text:p>
      <text:p text:style-name="P4">
Фото: upl.ua</text:p>
      <text:p text:style-name="P4">
Source: <text:a xlink:type="simple" xlink:href="https://www.ukrinform.ua/rubric-sports/3710067-zurnalist-u-sezoni-202324-upl-moze-rozsiritisa-do-20-klubiv.html" text:style-name="Internet_20_link" text:visited-style-name="Visited_20_Internet_20_Link">
https://www.ukrinform.ua/rubric-sports/3710067-zurnalist-u-sezoni-202324-upl-moze-rozsiritisa-do-20-klubiv.html</text:a>
</text:p>
      <!--NEWS-->
      <text:h text:style-name="P10" text:outline-level="1">
<text:span text:style-name="T4">
Судді Верховного Суду проголосували за висловлення недовіри Князєву</text:span>
</text:h>
      <text:p text:style-name="P4">
Authors: Ukrinform (Person)</text:p>
      <text:p text:style-name="P4">
Publisher: Укринформ (Organization)</text:p>
      <text:p text:style-name="P4">
Published Time: 2023-05-16T17:25:00+03:00</text:p>
      <text:p text:style-name="P4">
Modified Time: 2023-05-16T17:25:00+03:00</text:p>
      <text:p text:style-name="P4">
Description: Під час пленуму Верховного Суду 140 суддів віддали голоси за висловлення недовіри чинному голові ВС Всеволоду Князєву. — Укрінформ.</text:p>
      <text:p text:style-name="P4">
Images: ["<text:a xlink:type="simple" xlink:href="https://static.ukrinform.com/photos/2023_05/thumb_files/630_360_1684251570-994.jpg" text:style-name="Internet_20_link" text:visited-style-name="Visited_20_Internet_20_Link">
630_360_16842...</text:a>
", "<text:a xlink:type="simple" xlink:href="https://static.ukrinform.com/photos/2023_05/1684251570-682.jpg" text:style-name="Internet_20_link" text:visited-style-name="Visited_20_Internet_20_Link">
1684251570-68...</text:a>
", "<text:a xlink:type="simple" xlink:href="https://static.ukrinform.com/photos/2023_05/1684251571-760.jpg" text:style-name="Internet_20_link" text:visited-style-name="Visited_20_Internet_20_Link">
1684251571-76...</text:a>
", "<text:a xlink:type="simple" xlink:href="https://static.ukrinform.com/photos/2023_05/1684251570-759.jpg" text:style-name="Internet_20_link" text:visited-style-name="Visited_20_Internet_20_Link">
1684251570-75...</text:a>
"]</text:p>
      <text:p text:style-name="P4">
Tags: ['Князєв', 'Відставка', 'Верховний Суд']</text:p>
      <text:p text:style-name="P4">
Type: Article</text:p>
      <!--METADATA-->
      <text:p text:style-name="P4">
<draw:frame draw:style-name="fr1" draw:name="Image126" text:anchor-type="as-char" svg:width="6.9236in" svg:height="3.956343in" draw:z-index="0">
<draw:image xlink:href="../Images/yкринформ/2023-05-16T17-25-00-03-00/630_360_1684251570-994.jpg" xlink:type="simple" xlink:show="embed" xlink:actuate="onLoad" draw:mime-type="image/jpeg"/>
</draw:frame>
 Під часпленуму Верховного Суду 140 суддів віддали голоси за висловлення недовіричинному голові ВС Всеволоду Князєву.</text:p>
      <text:p text:style-name="P4">
При цьому лише двоє суддів проголосували проти висловлення недовіри,повідомляє кореспондент Укрінформу.</text:p>
      <text:p text:style-name="P4">
"Кількість голосів "за" – 140, кількість голосів "проти" – 2", – оголосивголова лічильної комісії.</text:p>
      <text:p text:style-name="P4">
<draw:frame draw:style-name="fr1" draw:name="Image127" text:anchor-type="as-char" svg:width="6.9236in" svg:height="4.615733in" draw:z-index="0">
<draw:image xlink:href="../Images/yкринформ/2023-05-16T17-25-00-03-00/1684251570-682.jpg" xlink:type="simple" xlink:show="embed" xlink:actuate="onLoad" draw:mime-type="image/jpeg"/>
</draw:frame>
</text:p>
      <text:p text:style-name="P4">
Після цього судді проголосували за постанову пленуму ВС про припиненняповноважень голови ВС Князєва. Цю постанову підтримали 137 суддів.</text:p>
      <text:p text:style-name="P4">
Відповідно до законодавства, у випадку відсутності голови ВС його повноваженнявиконує заступник голови. Однак у ВС відсутній заступник голови, томуобов'язки очільника суду виконуватиме суддя, який найдовше працює у ВС. Наразітаким суддею є секретар пленуму ВС Дмитро Луспеник.</text:p>
      <text:p text:style-name="P4">
<text:span text:style-name="T4">
Читайте також:</text:span>
 <text:a xlink:type="simple" xlink:href="https://www.ukrinform.ua/rubric-society/3710008-zevago-zaperecue-pricetnist-do-nadanna-habara-kerivnictvu-verhovnogo-sudu-zmi.html" text:style-name="Internet_20_link" text:visited-style-name="Visited_20_Internet_20_Link">
 </text:a>
</text:p>
      <text:p text:style-name="P4">
Водночас Князєв, хоч і звільнений з посади голови, але залишатиметься суддеюВС. Звільнити його має право Вища рада правосуддя.</text:p>
      <text:p text:style-name="P4">
<draw:frame draw:style-name="fr1" draw:name="Image128" text:anchor-type="as-char" svg:width="6.9236in" svg:height="4.615733in" draw:z-index="0">
<draw:image xlink:href="../Images/yкринформ/2023-05-16T17-25-00-03-00/1684251571-760.jpg" xlink:type="simple" xlink:show="embed" xlink:actuate="onLoad" draw:mime-type="image/jpeg"/>
</draw:frame>
</text:p>
      <text:p text:style-name="P4">
Раніше повідомлялося, що під час пленуму <text:a xlink:type="simple" xlink:href="https://www.ukrinform.ua/tag-verhovnij-sud" text:style-name="Internet_20_link" text:visited-style-name="Visited_20_Internet_20_Link">
 </text:a>
 ініціювали висловлення недовіри голові ВС Князєву, якогозатримали співробітники антикорупційних органів на хабарі.</text:p>
      <text:p text:style-name="P4">
Як повідомлялося, 15 травня <text:a xlink:type="simple" xlink:href="https://www.ukrinform.ua/rubric-society/3709683-nabu-i-sap-vikrili-masstabnu-korupciu-u-verhovnomu-sudi.html" text:style-name="Internet_20_link" text:visited-style-name="Visited_20_Internet_20_Link">
 </text:a>
одержання неправомірної вигоди керівництвом та суддями Верховного Суду.</text:p>
      <text:p text:style-name="P4">
<draw:frame draw:style-name="fr1" draw:name="Image129" text:anchor-type="as-char" svg:width="6.9236in" svg:height="4.615733in" draw:z-index="0">
<draw:image xlink:href="../Images/yкринформ/2023-05-16T17-25-00-03-00/1684251570-759.jpg" xlink:type="simple" xlink:show="embed" xlink:actuate="onLoad" draw:mime-type="image/jpeg"/>
</draw:frame>
</text:p>
      <text:p text:style-name="P4">
Правоохоронці затримали чинного голову ВС Князєва та вилучили 2,7 млн дол.</text:p>
      <text:p text:style-name="P4">
Source: <text:a xlink:type="simple" xlink:href="https://www.ukrinform.ua/rubric-society/3710076-suddi-verhovnogo-sudu-progolosuvali-za-vislovlenna-nedoviri-knazevu.html" text:style-name="Internet_20_link" text:visited-style-name="Visited_20_Internet_20_Link">
https://www.ukrinform.ua/rubric-society/3710076-suddi-verhovnogo-sudu-progolosuvali-za-vislovlenna-nedoviri-knazevu.html</text:a>
</text:p>
      <!--NEWS-->
      <text:h text:style-name="P10" text:outline-level="1">
<text:span text:style-name="T4">
Україні для відновлення може знадобитись $250 мільярдів - ЄБРР</text:span>
</text:h>
      <text:p text:style-name="P4">
Authors: Ukrinform (Person)</text:p>
      <text:p text:style-name="P4">
Publisher: Укринформ (Organization)</text:p>
      <text:p text:style-name="P4">
Published Time: 2023-05-16T17:27:05+03:00</text:p>
      <text:p text:style-name="P4">
Modified Time: 2023-05-16T17:27:05+03:00</text:p>
      <text:p text:style-name="P4">
Description: П’ятирічний період відновлення України вимагатиме додаткових інвестицій у розмірі близько 50 млрд доларів США на рік. — Укрінформ.</text:p>
      <text:p text:style-name="P4">
Images: ["<text:a xlink:type="simple" xlink:href="https://static.ukrinform.com/photos/2023_02/thumb_files/630_360_1676989730-998.jpg" text:style-name="Internet_20_link" text:visited-style-name="Visited_20_Internet_20_Link">
630_360_16769...</text:a>
"]</text:p>
      <text:p text:style-name="P4">
Tags: ['ЄБРР', 'Економіка', 'Агентство відновлення']</text:p>
      <text:p text:style-name="P4">
Type: Article</text:p>
      <!--METADATA-->
      <text:p text:style-name="P4">
<draw:frame draw:style-name="fr1" draw:name="Image130" text:anchor-type="as-char" svg:width="6.9236in" svg:height="3.956343in" draw:z-index="0">
<draw:image xlink:href="../Images/yкринформ/2023-05-16T17-27-05-03-00/630_360_1676989730-998.jpg" xlink:type="simple" xlink:show="embed" xlink:actuate="onLoad" draw:mime-type="image/jpeg"/>
</draw:frame>
П’ятирічний період відновлення України вимагатиме додаткових інвестицій урозмірі близько 50 млрд доларів США на рік.</text:p>
      <text:p text:style-name="P4">
Як передає Укрінформ, про це повідомляє <text:a xlink:type="simple" xlink:href="http://www.ebrd.com/ebrd-rep-successful-ukraine-reconstruction-scenario-ukr" text:style-name="Internet_20_link" text:visited-style-name="Visited_20_Internet_20_Link">
 </text:a>
</text:p>
      <text:p text:style-name="P4">
"В останньому звіті Європейського банку реконструкції та розвитку (ЄБРР)«Регіональні економічні перспективи» викладено сценарій, який демонструє наоснові уроків історії, що п’ятирічний період відновлення вимагатиме додатковихінвестицій у розмірі близько 50 млрд доларів США на рік завдяки припливуіноземного капіталу, в тому числі приватного", - йдеться в повідомленні.</text:p>
      <text:p text:style-name="P4">
Зазначається, що більшість економік, які вийшли зі збройного конфлікту, анівідчувають довготриваючого спокійного періоду протягом 25 років після нього,ні відновлюються до довоєнного рівня доходу на душу населення, навіть удовгостроковій перспективі. Але, як йдеться у звіті, 29 відсотків економіксправді досягають довоєнного рівня ВВП на душу населення протягом п’яти років.Це дослідження поєднує спільні риси успішної реконструкції, якими могла бкеруватися Україна, і екстраполює довоєнні тенденції на основі ефективностіекономік, подібних до тих, що були під час війни.</text:p>
      <text:p text:style-name="P4">
Щоб Україна відновилася протягом п’яти років, її економіка мала б зростати на14 відсотків на рік протягом усього цього періоду. Це підвищить середній ВВПдо 225 млрд доларів США з приблизно 150 млрд доларів <text:a xlink:type="simple" xlink:href="https://www.ukrinform.ua/tag-ssa" text:style-name="Internet_20_link" text:visited-style-name="Visited_20_Internet_20_Link">
</text:a>
 у 2022 році в постійних цінах.</text:p>
      <text:p text:style-name="P4">
Основною рисою, яка є спільною для періодів стійкого надзвичайно високогоекономічного зростання, є високе співвідношення інвестицій до ВВП.</text:p>
      <text:p text:style-name="P4">
До війни помірні обсяги інвестицій в Україні в основному фінансувалися коштомвнутрішніх заощаджень. Приплив капіталу становив лише 3 відсотки ВВП на рік у2010-21 роках. А прямі іноземні інвестиції, як правило, суттєво падають післяконфлікту та потребують багато часу, щоб відновитися. Коли внутрішнізаощадження були на низькому рівні, іноземне фінансування допомоглопідтримувати низку інвестиційних бумів, зокрема в Центральній та Південно-Східній Європі у 2000-х роках.</text:p>
      <text:p text:style-name="P4">
<text:span text:style-name="T4">
Читайте також:</text:span>
 <text:a xlink:type="simple" xlink:href="https://www.ukrinform.ua/rubric-ato/3709960-ebrr-ocikue-pomirnogo-zrostanna-ekonomiki-ukraini.html" text:style-name="Internet_20_link" text:visited-style-name="Visited_20_Internet_20_Link">
 <text:span text:style-name="T4">
ЄБРР</text:span>
 </text:a>
</text:p>
      <text:p text:style-name="P4">
У випадку України подвоєння рівня інвестицій (як частки ВВП) вимагало бзначного збільшення спроможності країни до поглинання, а також структуриуправління, необхідної для розробки складних проєктів і укладення контрактів.Це також потребуватиме відповідного фінансування.</text:p>
      <text:p text:style-name="P4">
«У цьому сценарії різницю між необхідним рівнем інвестицій і наявнимивнутрішніми заощадженнями, ймовірно, потрібно буде покрити шляхом зовнішньогофінансування (чистий приплив капіталу) у розмірі 20 відсотків ВВП або 50 млрддоларів США на рік», – йдеться у повідомленні.</text:p>
      <text:p text:style-name="P4">
У звіті ЄБРР, найбільшого інституційного інвестора України, такожнаголошується на важливості належного балансу залучення приватного тадержавного секторів у попередніх постконфліктних реконструкціях разом ізважливою роллю зовнішньої допомоги від двосторонніх та багатосторонніхустанов.</text:p>
      <text:p text:style-name="P4">
«Приватні та державні інвестиції, як правило, доповнюють один одного, упостконфліктній ситуації та загалом. Крім фінансування, приватний сектор надаєвкрай необхідний технологічний досвід, ноу-хау в управлінні та сфокусованістьна економічній ефективності», – коментується в документі.</text:p>
      <text:p text:style-name="P4">
<text:span text:style-name="T4">
Читайте також:</text:span>
 <text:a xlink:type="simple" xlink:href="https://www.ukrinform.ua/rubric-vidbudova/3698531-smigal-obgovoriv-iz-prezidentkou-ebrr-proekti-vidnovlenna-ta-rozvitku-ukraini.html" text:style-name="Internet_20_link" text:visited-style-name="Visited_20_Internet_20_Link">
 <text:span text:style-name="T4">
ЄБРР</text:span>
 </text:a>
</text:p>
      <text:p text:style-name="P4">
Як повідомлялось, ЄБРР зобов’язався інвестувати 3 млрд євро в Україну в2022-2023 роках, підтримуючи реальний сектор економіки, щоб забезпечити роботуелектрики та курсування потягів у воєнний час, і готовий відіграти ключовуроль у відбудові, коли дозволять обставини.</text:p>
      <text:p text:style-name="P4">
Source: <text:a xlink:type="simple" xlink:href="https://www.ukrinform.ua/rubric-vidbudova/3710075-ukraini-dla-vidnovlenna-moze-znadobitis-250-milardiv-ebrr.html" text:style-name="Internet_20_link" text:visited-style-name="Visited_20_Internet_20_Link">
https://www.ukrinform.ua/rubric-vidbudova/3710075-ukraini-dla-vidnovlenna-moze-znadobitis-250-milardiv-ebrr.html</text:a>
</text:p>
      <!--NEWS-->
      <text:h text:style-name="P10" text:outline-level="1">
<text:span text:style-name="T4">
Родичі захисників «Азовсталі» попросили Президента про допомогу</text:span>
</text:h>
      <text:p text:style-name="P4">
Authors: Ukrinform (Person)</text:p>
      <text:p text:style-name="P4">
Publisher: Укринформ (Organization)</text:p>
      <text:p text:style-name="P4">
Published Time: 2023-05-16T17:30:00+03:00</text:p>
      <text:p text:style-name="P4">
Modified Time: 2023-05-16T17:30:00+03:00</text:p>
      <text:p text:style-name="P4">
Description: Сестра полоненого захисника «Азовсталі» звернулася до Президента України з проханням посилити заходи із повернення оборонців з російського полону. — Укрінформ.</text:p>
      <text:p text:style-name="P4">
Images: ["<text:a xlink:type="simple" xlink:href="https://static.ukrinform.com/photos/2023_05/thumb_files/630_360_1684246639-979.jpeg" text:style-name="Internet_20_link" text:visited-style-name="Visited_20_Internet_20_Link">
630_360_16842...</text:a>
"]</text:p>
      <text:p text:style-name="P4">
Tags: ['Азовсталь', 'Полонені', 'Зниклі безвісти', 'Війна з Росією']</text:p>
      <text:p text:style-name="P4">
Type: Article</text:p>
      <!--METADATA-->
      <text:p text:style-name="P4">
<draw:frame draw:style-name="fr1" draw:name="Image131" text:anchor-type="as-char" svg:width="6.9236in" svg:height="3.956343in" draw:z-index="0">
<draw:image xlink:href="../Images/yкринформ/2023-05-16T17-30-00-03-00/630_360_1684246639-979.jpeg" xlink:type="simple" xlink:show="embed" xlink:actuate="onLoad" draw:mime-type="image/jpeg"/>
</draw:frame>
 Сестраполоненого захисника «Азовсталі» звернулася до Президента України з проханнямпосилити заходи із повернення оборонців з російського полону.</text:p>
      <text:p text:style-name="P4">
Своє звернення Софія Черепанова оголосила під час брифінгу «Рік виходу з«Азовсталі»: кричати, немає сил мовчати», що відбувся в Медіацентрі Україна-Укрінформ.</text:p>
      <text:p text:style-name="P4">
«Шановний Володимире Олександровичу! Героїзмом захисників « <text:a xlink:type="simple" xlink:href="https://www.ukrinform.ua/tag-azovstal" text:style-name="Internet_20_link" text:visited-style-name="Visited_20_Internet_20_Link">
</text:a>
 » захоплювався цілий світ. Їхнясамовідданість надихала та мотивувала військових і простих людей зробитибільше та вийти за межі своїх можливостей. Однак дивлячись на їхню трагічнудолю в полоні, втрачається надія на людяність та справедливість, щоунеможливлює появу нових героїв. Повернення з полону наших героїв - нашспільний обов'язок. Допоможіть, щоб гарні новини отримав кожен, хто на нихчекає. Держава має потроїти зусилля, щоб захисники «Азовсталі» якнайшвидшеповернулися додому живими», - наголосила Черепанова.</text:p>
      <text:p text:style-name="P4">
Матір двох бійців полку «Азов» (один з яких загинув, а другий перебував уполоні) Неля Шастун також додала, що питання звільнення полонених «повиннівирішуватися конкретними діями цивілізованого світу».</text:p>
      <text:p text:style-name="P4">
У зв'язку із цим голова ГО «Рада жінок і матерів «Жінки зі Сталі» НаталкаЗарицька зауважила, що в умовах, коли росія нехтує нормами міжнародногогуманітарного права та Женевської конвенції, для визволення полоненихнеобхідно об'єднатися з міжнародними організаціями, зокрема з ЧервонимХрестом. Однак, за словами експертки, зусиль міжнародних організацій зараз невистачає.</text:p>
      <text:p text:style-name="P4">
Як наголосила дружина звільненого з полону бійця полку "Азов" НаталкаЗарицька, закріплення статусу звільненого з полону військовослужбовця узаконодавстві сприятиме становленню в Україні культури поводження звійськовополоненими та порядку їхньої реабілітації.</text:p>
      <text:p text:style-name="P4">
"Ми зараз наполягаємо на тому, щоб був законодавчо закріплений статусзвільненого з полону військовослужбовця. Ми працюємо над ідеєю державноїполітики й розбудови культури поводження зі звільненими військовополоненими. Унас є і психологічна лінія, і юридична лінія. Зокрема, адвокат Тамила Алексикдопомагає родинам, підтримує їх юридично і знає весь цей пул проблем", –зазначила вона.</text:p>
      <text:p text:style-name="P4">
<text:span text:style-name="T4">
Читайте також:</text:span>
 <text:a xlink:type="simple" xlink:href="https://www.ukrinform.ua/rubric-kyiv/3705401-u-kievi-proveli-blagodijnij-sportivnij-zahid-na-pidtrimku-zahisnikiv-azovstali.html" text:style-name="Internet_20_link" text:visited-style-name="Visited_20_Internet_20_Link">
 <text:span text:style-name="T4">
Азовсталі</text:span>
 </text:a>
</text:p>
      <text:p text:style-name="P4">
Водночас Зарицька підкреслила, що такий статус зумовить наявність окремихпротоколів ревізії стану здоров'я звільнених з полону, а також протоколиїхнього лікування, "тому, що це – особлива категорія, особливий стан". За їїсловами, в Україні також має бути вибудувана архітектура процесу реінтеграціїй реабілітації.</text:p>
      <text:p text:style-name="P4">
Як повідомляв <text:a xlink:type="simple" xlink:href="https://www.ukrinform.ua/rubric-ato/3709966-u-rosijskomu-poloni-dosi-perebuvaut-blizko-2000-oboronciv-azovstali.html" text:style-name="Internet_20_link" text:visited-style-name="Visited_20_Internet_20_Link">
 </text:a>
 , протягом рокудо України вдалося повернути близько 500 захисників “Азовсталі”, ще близько2000 залишаються в російському полоні.</text:p>
      <text:p text:style-name="P4">
Source: <text:a xlink:type="simple" xlink:href="https://www.ukrinform.ua/rubric-society/3710077-rodici-zahisnikiv-azovstali-poprosili-prezidenta-pro-dopomogu.html" text:style-name="Internet_20_link" text:visited-style-name="Visited_20_Internet_20_Link">
https://www.ukrinform.ua/rubric-society/3710077-rodici-zahisnikiv-azovstali-poprosili-prezidenta-pro-dopomogu.html</text:a>
</text:p>
      <!--NEWS-->
      <text:h text:style-name="P10" text:outline-level="1">
<text:span text:style-name="T4">
Британія приєднається до угоди про Реєстр збитків від агресії РФ на саміті у Рейк'явіку</text:span>
</text:h>
      <text:p text:style-name="P4">
Authors: Ukrinform (Person)</text:p>
      <text:p text:style-name="P4">
Publisher: Укринформ (Organization)</text:p>
      <text:p text:style-name="P4">
Published Time: 2023-05-16T17:37:06+03:00</text:p>
      <text:p text:style-name="P4">
Modified Time: 2023-05-16T17:37:06+03:00</text:p>
      <text:p text:style-name="P4">
Description: Велика Британія приєднається до угоди про створення Міжнародного реєстру збитків, завданих агресією Росії проти України, на саміті Ради Європи у Рейк'явіку 16-17 травня. — Укрінформ.</text:p>
      <text:p text:style-name="P4">
Images: ["<text:a xlink:type="simple" xlink:href="https://static.ukrinform.com/photos/2018_03/thumb_files/630_360_1522423351-5307.jpg" text:style-name="Internet_20_link" text:visited-style-name="Visited_20_Internet_20_Link">
630_360_15224...</text:a>
"]</text:p>
      <text:p text:style-name="P4">
Tags: ['Британія', 'Україна', 'Рада Європи', 'Збитки', 'Війна з Росією']</text:p>
      <text:p text:style-name="P4">
Type: Article</text:p>
      <!--METADATA-->
      <text:p text:style-name="P4">
<draw:frame draw:style-name="fr1" draw:name="Image132" text:anchor-type="as-char" svg:width="6.9236in" svg:height="3.956343in" draw:z-index="0">
<draw:image xlink:href="../Images/yкринформ/2023-05-16T17-37-06-03-00/630_360_1522423351-5307.jpg" xlink:type="simple" xlink:show="embed" xlink:actuate="onLoad" draw:mime-type="image/jpeg"/>
</draw:frame>
 ВеликаБританія приєднається до угоди про створення Міжнародного реєстру збитків,завданих агресією Росії проти України, на саміті Ради Європи у Рейк'явіку16-17 травня.</text:p>
      <text:p text:style-name="P4">
Як передає Укрінформ, про це повідомляється на <text:a xlink:type="simple" xlink:href="http://www.gov.uk/government/news/pm-to-tell-european-summit-we-must-unite-to-face-down-the-threats-at-our-borders" text:style-name="Internet_20_link" text:visited-style-name="Visited_20_Internet_20_Link">
</text:a>
 британського уряду.</text:p>
      <text:p text:style-name="P4">
"У рамках цього заходу (саміту Ради Європи – ред.) прем'єр-міністр підпишеугоду про приєднання Великої Британії до Реєстру збитків, щоб забезпечитикомпенсацію народу України за втрати, завдані в результаті війни Путіна. Це –механізм для фіксації та документування доказів і претензій щодо збитків,втрат або поранень, завданих внаслідок російської агресії проти України", -йдеться у повідомленні.</text:p>
      <text:p text:style-name="P4">
Зазначається, що цей Реєстр є лише однією з низки міжнародних ініціатив,створених для забезпечення відповідальності за злочини, скоєні в Україні,включно з очолюваною Британією передачі справи до Міжнародного кримінальногосуду.</text:p>
      <text:p text:style-name="P4">
Також повідомляється, що британський прем’єр Ріші Сунак використовуватиме своюучасть у саміті для взаємодії з іншими лідерами з метою посилення колективноївідповіді на російську війну проти України.</text:p>
      <text:p text:style-name="P4">
<text:span text:style-name="T4">
Читайте також:</text:span>
 <text:a xlink:type="simple" xlink:href="https://www.ukrinform.ua/rubric-polytics/3710040-smigal-pribuv-v-islandiu-na-samit-radi-evropi.html" text:style-name="Internet_20_link" text:visited-style-name="Visited_20_Internet_20_Link">
 </text:a>
</text:p>
      <text:p text:style-name="P4">
Як повідомляв Укрінформ, у столиці Ісландії у вівторок розпочинаєтьсядводенний саміт глав держав і урядів 46 країн-членів Ради Європи, під часякого має бути підписано договір, що дасть офіційний запуск Міжнародногореєстру збитків. Які країни відразу приєднаються до договору, наразі невідомо.</text:p>
      <text:p text:style-name="P4">
Генеральна асамблея ООН 14 листопада 2022 року ухвалила проєкт резолюції щодостворення механізму компенсації Україні збитків, спричинених війною, якурозв’язала і досі веде Росія проти України.</text:p>
      <text:p text:style-name="P4">
Source: <text:a xlink:type="simple" xlink:href="https://www.ukrinform.ua/rubric-world/3710081-britania-priednaetsa-do-ugodi-pro-reestr-zbitkiv-vid-agresii-rf-na-samiti-u-rejkaviku.html" text:style-name="Internet_20_link" text:visited-style-name="Visited_20_Internet_20_Link">
https://www.ukrinform.ua/rubric-world/3710081-britania-priednaetsa-do-ugodi-pro-reestr-zbitkiv-vid-agresii-rf-na-samiti-u-rejkaviku.html</text:a>
</text:p>
      <!--NEWS-->
      <text:h text:style-name="P10" text:outline-level="1">
<text:span text:style-name="T4">
Supermarket damaged as result of missile strike in Mykolaiv</text:span>
</text:h>
      <text:p text:style-name="P4">
Authors: liveuamap (Language: en)</text:p>
      <text:p text:style-name="P4">
Time: 2023-05-16T17:38:38</text:p>
      <text:p text:style-name="P4">
Location: Mykolaiv, Mykolaivs'ka oblast (Latitude:46.97709 Longtitude:32.00154)</text:p>
      <text:p text:style-name="P4">
Videos: []</text:p>
      <text:p text:style-name="P4">
Images: ["<text:a xlink:type="simple" xlink:href="https://liveuamap.com/pics/2023/05/16/22563382_0.jpg" text:style-name="Internet_20_link" text:visited-style-name="Visited_20_Internet_20_Link">
22563382_0.jpg</text:a>
"]</text:p>
      <text:p text:style-name="P4">
Tags: ["Europe", "Central and Eastern Europe"]</text:p>
      <text:p text:style-name="P4">
ID: 22563382</text:p>
      <!--METADATA-->
      <text:p text:style-name="P4">
Supermarket damaged as result of missile strike in Mykolaiv</text:p>
      <text:p text:style-name="P4">
<draw:frame draw:style-name="fr1" draw:name="Image133" text:anchor-type="as-char" svg:width="6.9236in" svg:height="8.569588in" draw:z-index="0">
<draw:image xlink:href="../Images/liveuamap/2023-05-16T17-38-38/22563382_0.jpg" xlink:type="simple" xlink:show="embed" xlink:actuate="onLoad" draw:mime-type="image/jpeg"/>
</draw:frame>
</text:p>
      <text:p text:style-name="P4">
News Collection Link: <text:a xlink:type="simple" xlink:href="https://liveuamap.com/en/2023/16-may-supermarket-damaged-as-result-of-missile-strike-in" text:style-name="Internet_20_link" text:visited-style-name="Visited_20_Internet_20_Link">
https://liveuamap.com/en/2023/16-may-supermarket-damaged-as-result-of-missile-strike-in</text:a>
</text:p>
      <text:p text:style-name="P4">
Source: <text:a xlink:type="simple" xlink:href="https://t.me/mykolaivskaODA/5075" text:style-name="Internet_20_link" text:visited-style-name="Visited_20_Internet_20_Link">
https://t.me/mykolaivskaODA/5075</text:a>
</text:p>
      <!--NEWS-->
      <text:h text:style-name="P10" text:outline-level="1">
<text:span text:style-name="T4">
Синоптики прогнозують опади з сильним вітром у західних областях</text:span>
</text:h>
      <text:p text:style-name="P4">
Authors: Ukrinform (Person)</text:p>
      <text:p text:style-name="P4">
Publisher: Укринформ (Organization)</text:p>
      <text:p text:style-name="P4">
Published Time: 2023-05-16T17:41:00+03:00</text:p>
      <text:p text:style-name="P4">
Modified Time: 2023-05-16T17:41:00+03:00</text:p>
      <text:p text:style-name="P4">
Description: В Україні у середу короткочасні опади ймовірні лише в західних областях, температура вночі 10-15°, вдень 21-26°. — Укрінформ.</text:p>
      <text:p text:style-name="P4">
Images: ["<text:a xlink:type="simple" xlink:href="https://static.ukrinform.com/photos/2019_03/thumb_files/630_360_1552295170-900.jpg" text:style-name="Internet_20_link" text:visited-style-name="Visited_20_Internet_20_Link">
630_360_15522...</text:a>
"]</text:p>
      <text:p text:style-name="P4">
Tags: ['Погода', 'Вітер', 'Тепло', 'Весна']</text:p>
      <text:p text:style-name="P4">
Type: Article</text:p>
      <!--METADATA-->
      <text:p text:style-name="P4">
<draw:frame draw:style-name="fr1" draw:name="Image134" text:anchor-type="as-char" svg:width="6.9236in" svg:height="3.956343in" draw:z-index="0">
<draw:image xlink:href="../Images/yкринформ/2023-05-16T17-41-00-03-00/630_360_1552295170-900.jpg" xlink:type="simple" xlink:show="embed" xlink:actuate="onLoad" draw:mime-type="image/jpeg"/>
</draw:frame>
 В Україніу середу короткочасні опади ймовірні лише в західних областях, температуравночі 10-15°, вдень 21-26°.</text:p>
      <text:p text:style-name="P4">
Про це Укрінформу повідомили в Українському гідрометцентрі.</text:p>
      <text:p text:style-name="P4">
"У західних областях хмарно з проясненнями, короткочасні дощі, подекуди грози;на решті території мінлива хмарність, без опадів. Вітер південний, південно-східний, 7-12 м/с, на заході країни місцями пориви 15-20 м/с. Температуравночі 10-15°, у східних областях 7-12°; вдень 21-26°, на Закарпатті та місцямина Прикарпатті 18-23°; у Карпатах вночі 6-11°, вдень 15-20°", - йдеться вповідомленні.</text:p>
      <text:p text:style-name="P4">
У Києві та області 17 травня опади не очікуються. <text:a xlink:type="simple" xlink:href="https://www.ukrinform.ua/tag-viter" text:style-name="Internet_20_link" text:visited-style-name="Visited_20_Internet_20_Link">
</text:a>
 південно-східний, 7-12 м/с. У столицітемпература вночі 11-13°, вдень близько 25°, на Київщині вночі 10-15°, вдень21-26°.</text:p>
      <text:p text:style-name="P4">
<text:span text:style-name="T4">
Читайте також:</text:span>
 <text:a xlink:type="simple" xlink:href="https://www.ukrinform.ua/rubric-world/3699440-naselenna-u-vsomu-sviti-strazdae-vid-ekstremalnih-pogodnih-i-klimaticnih-avis-vmo.html" text:style-name="Internet_20_link" text:visited-style-name="Visited_20_Internet_20_Link">
 </text:a>
</text:p>
      <text:p text:style-name="P4">
Згідно з прогнозом, в західних областях пройдуть невеликі короткочасні дощі,місцями грози, 18 травня вдень в окремих районах град; на решті територіїмінлива хмарність, без опадів, лише вдень 19 травня у південній частиніневеликий короткочасний дощ, місцями гроза. Вітер південно-східний з переходомна північно-східний, 5-10 м/с. Температура вночі 10-15° (18 травня у східнихобластях 8-13°), вдень 22-27°, у західних областях 18 травня 16-21°, 19 травня19-24°.</text:p>
      <text:p text:style-name="P4">
У Києві та області 18-19 травня без опадів. Вітер південно-східний з переходомна північно-східний, 5-10 м/с. У столиці температура вночі 13-15°, вдень24-26°, на Київщині вночі 10-15°, вдень 22-27°.</text:p>
      <text:p text:style-name="P4">
Синоптики прогнозують 20 травня вночі у південній частині та західнихобластях, вдень в Україні місцями невеликий короткочасний дощ, грозу. 21травня місцями пройде невеликий, вдень у західній частині помірнийкороткочасний дощ, гроза. Температура вночі 9-15° (на Закарпатті таПрикарпатті 7-12°); вдень 21-27°, на Прикарпатті та в Криму 18-24°.</text:p>
      <text:p text:style-name="P4">
<text:span text:style-name="T4">
Читайте також:</text:span>
 <text:a xlink:type="simple" xlink:href="https://www.ukrinform.ua/rubric-world/3670244-pidvisenna-rivna-mora-moze-prizvesti-do-zniknenna-cilih-krain-gensek-oon.html" text:style-name="Internet_20_link" text:visited-style-name="Visited_20_Internet_20_Link">
 </text:a>
</text:p>
      <text:p text:style-name="P4">
У Києві та області на вихідні місцями ймовірний невеликий короткочасний дощ(вночі 20 травня без опадів). У столиці температура вночі 13-15°, вдень24-26°, на Київщині вночі 10-15°, вдень 22-27°.</text:p>
      <text:p text:style-name="P4">
Source: <text:a xlink:type="simple" xlink:href="https://www.ukrinform.ua/rubric-regions/3710013-sinoptiki-prognozuut-opadi-z-silnim-vitrom-u-zahidnih-oblastah.html" text:style-name="Internet_20_link" text:visited-style-name="Visited_20_Internet_20_Link">
https://www.ukrinform.ua/rubric-regions/3710013-sinoptiki-prognozuut-opadi-z-silnim-vitrom-u-zahidnih-oblastah.html</text:a>
</text:p>
      <!--NEWS-->
      <text:h text:style-name="P10" text:outline-level="1">
<text:span text:style-name="T4">
Франція виділила €7 мільйонів на облаштування житла для маріупольців</text:span>
</text:h>
      <text:p text:style-name="P4">
Authors: Ukrinform (Person)</text:p>
      <text:p text:style-name="P4">
Publisher: Укринформ (Organization)</text:p>
      <text:p text:style-name="P4">
Published Time: 2023-05-16T17:42:00+03:00</text:p>
      <text:p text:style-name="P4">
Modified Time: 2023-05-16T17:42:00+03:00</text:p>
      <text:p text:style-name="P4">
Description: Уряд Франції виділив 7 млн євро на облаштування житла для жителів Маріуполя, які вимушені були виїхати із захопленого російською армією міста. — Укрінформ.</text:p>
      <text:p text:style-name="P4">
Images: ["<text:a xlink:type="simple" xlink:href="https://static.ukrinform.com/photos/2018_10/thumb_files/630_360_1539085056-780.jpg" text:style-name="Internet_20_link" text:visited-style-name="Visited_20_Internet_20_Link">
630_360_15390...</text:a>
"]</text:p>
      <text:p text:style-name="P4">
Tags: ['Франція', 'Маріуполь', 'Житло', 'допомога']</text:p>
      <text:p text:style-name="P4">
Type: Article</text:p>
      <!--METADATA-->
      <text:p text:style-name="P4">
<draw:frame draw:style-name="fr1" draw:name="Image135" text:anchor-type="as-char" svg:width="6.9236in" svg:height="3.956343in" draw:z-index="0">
<draw:image xlink:href="../Images/yкринформ/2023-05-16T17-42-00-03-00/630_360_1539085056-780.jpg" xlink:type="simple" xlink:show="embed" xlink:actuate="onLoad" draw:mime-type="image/jpeg"/>
</draw:frame>
 УрядФранції виділив 7 млн євро на облаштування житла для жителів Маріуполя, яківимушені були виїхати із захопленого російською армією міста.</text:p>
      <text:p text:style-name="P4">
Про це кореспонденту Укрінформу повідомили у Маріупольській міській раді.</text:p>
      <text:p text:style-name="P4">
Зазначається, що сьогодні, 16 травня, міський голова Маріуполя Вадим Бойченкота посол <text:a xlink:type="simple" xlink:href="https://www.ukrinform.ua/tag-francia" text:style-name="Internet_20_link" text:visited-style-name="Visited_20_Internet_20_Link">
 </text:a>
 в України Етьєн де Понсенвідвідали у Дніпрі пілотний соціальний гуртожиток для переселенців зМаріуполя.</text:p>
      <text:p text:style-name="P4">
Там було заявлено, що у рамках другого етапу програми «ЯМаріуполь. Житло» уДніпрі буде відремонтовано ще два гуртожитки для тимчасово переміщених осіб.</text:p>
      <text:p text:style-name="P4">
«Надзвичайний і Повноважний посол Франції в Україні Етьєн де Понсен заявив, щоПариж спільно з Міжнародною організацією з міграції виділить 7 мільйонів євродля ремонту та облаштування соціальних гуртожитків для маріупольців», -йдеться у повідомленні.</text:p>
      <text:p text:style-name="P4">
За словами Бойченка, завдяки реалізації другого етапу проєкту «ЯМаріуполь.Житло» на Дніпропетровщині з'явиться ще 333 квартири для маріупольців.</text:p>
      <text:p text:style-name="P4">
Своєю чергою Етьєн де Понсен наголосив, що Франція з болем в серціспостерігала за подіями, які розгортались у Маріуполі, і намагається надаватидопомогу там, де це можливо.</text:p>
      <text:p text:style-name="P4">
<text:span text:style-name="T4">
Читайте також:</text:span>
 <text:a xlink:type="simple" xlink:href="https://www.ukrinform.ua/rubric-regions/3709962-u-mariupoli-rosiani-vizivaut-17-rodin-z-budinku-akij-hocut-znesti.html" text:style-name="Internet_20_link" text:visited-style-name="Visited_20_Internet_20_Link">
 <text:span text:style-name="T4">
Маріуполі</text:span>
 </text:a>
</text:p>
      <text:p text:style-name="P4">
Як повідомлялося, агресія росії спричинила у Маріуполі одну з найбільшихгуманітарних катастроф. Місто майже на 90% зруйноване внаслідок ворожихобстрілів.</text:p>
      <text:p text:style-name="P4">
У Маріуполі 57 тис. сімей залишилися без житла, а це майже 200 тис. місцевогонаселення.</text:p>
      <text:p text:style-name="P4">
За словами мера Маріуполя Бойченка, нині в захопленому загарбниками містізалишається близько 120 тис. мешканців, ще близько 120 тис. виїхали за кордон,150 тис. – на територію вільної України.</text:p>
      <text:p text:style-name="P4">
Source: <text:a xlink:type="simple" xlink:href="https://www.ukrinform.ua/rubric-regions/3710083-francia-vidilila-7-miljoniv-na-oblastuvanna-zitla-dla-mariupolciv.html" text:style-name="Internet_20_link" text:visited-style-name="Visited_20_Internet_20_Link">
https://www.ukrinform.ua/rubric-regions/3710083-francia-vidilila-7-miljoniv-na-oblastuvanna-zitla-dla-mariupolciv.html</text:a>
</text:p>
      <!--NEWS-->
      <text:h text:style-name="P10" text:outline-level="1">
<text:span text:style-name="T4">
Завацька успішно стартувала в основній сітці 100-тисячника у Мадриді</text:span>
</text:h>
      <text:p text:style-name="P4">
Authors: Ukrinform (Person)</text:p>
      <text:p text:style-name="P4">
Publisher: Укринформ (Organization)</text:p>
      <text:p text:style-name="P4">
Published Time: 2023-05-16T17:45:19+03:00</text:p>
      <text:p text:style-name="P4">
Modified Time: 2023-05-16T17:45:19+03:00</text:p>
      <text:p text:style-name="P4">
Description: Українка перемогла Марту Соріано Сантьяго з Іспанії. — Укрінформ.</text:p>
      <text:p text:style-name="P4">
Images: ["<text:a xlink:type="simple" xlink:href="https://static.ukrinform.com/photos/2023_05/thumb_files/630_360_1684248276-999.jpg" text:style-name="Internet_20_link" text:visited-style-name="Visited_20_Internet_20_Link">
630_360_16842...</text:a>
"]</text:p>
      <text:p text:style-name="P4">
Tags: ['Теніс']</text:p>
      <text:p text:style-name="P4">
Type: Article</text:p>
      <!--METADATA-->
      <text:p text:style-name="P4">
<draw:frame draw:style-name="fr1" draw:name="Image136" text:anchor-type="as-char" svg:width="6.9236in" svg:height="3.956343in" draw:z-index="0">
<draw:image xlink:href="../Images/yкринформ/2023-05-16T17-45-19-03-00/630_360_1684248276-999.jpg" xlink:type="simple" xlink:show="embed" xlink:actuate="onLoad" draw:mime-type="image/jpeg"/>
</draw:frame>
 Українкаперемогла Марту Соріано Сантьяго з Іспанії.</text:p>
      <text:p text:style-name="P4">
Завацька з камбеком стартувала в основній сітці ґрунтового турніру серії ITFW100 у Мадриді (Іспанія), передає Укрінформ.</text:p>
      <text:p text:style-name="P4">
У 1/16 фіналу змагань українка у трьох сетах виграла у Марти Соріано Сантьяго(Іспанія, WTA 873) - 3:6, 6:2, 6:2. Матч тривав 2 години та 11 хвилин. Це булаперша зустріч дівчат.</text:p>
      <text:p text:style-name="P4">
У 1/8 фіналу 100-тисячника у столиці Іспанії Катаріна зустрінеться з КлароюТаусон (WTA 126) із Данії.</text:p>
      <text:p text:style-name="P4">
<text:span text:style-name="T4">
Читайте також:</text:span>
 <text:a xlink:type="simple" xlink:href="https://www.ukrinform.ua/rubric-sports/3709526-zavacka-vijsla-v-osnovnu-sitku-100tisacnika-u-madridi.html" text:style-name="Internet_20_link" text:visited-style-name="Visited_20_Internet_20_Link">
 <text:span text:style-name="T4">
Завацька</text:span>
 </text:a>
</text:p>
      <text:p text:style-name="P4">
Як повідомляв Укрінформ, Завацька стартувала на цьому турнірі з кваліфікації,обігравши на своєму шляху Семенову та Епплтон.</text:p>
      <text:p text:style-name="P4">
Фото: Getty Images</text:p>
      <text:p text:style-name="P4">
Source: <text:a xlink:type="simple" xlink:href="https://www.ukrinform.ua/rubric-sports/3710085-zavacka-uspisno-startuvala-v-osnovnij-sitci-100tisacnika-u-madridi.html" text:style-name="Internet_20_link" text:visited-style-name="Visited_20_Internet_20_Link">
https://www.ukrinform.ua/rubric-sports/3710085-zavacka-uspisno-startuvala-v-osnovnij-sitci-100tisacnika-u-madridi.html</text:a>
</text:p>
      <!--NEWS-->
      <text:h text:style-name="P10" text:outline-level="1">
<text:span text:style-name="T4">
У Миколаєві відкрили виставку відомої вишивальниці у рамках циклу «Берегині України»</text:span>
</text:h>
      <text:p text:style-name="P4">
Authors: Ukrinform (Person)</text:p>
      <text:p text:style-name="P4">
Publisher: Укринформ (Organization)</text:p>
      <text:p text:style-name="P4">
Published Time: 2023-05-16T17:47:00+03:00</text:p>
      <text:p text:style-name="P4">
Modified Time: 2023-05-16T17:47:00+03:00</text:p>
      <text:p text:style-name="P4">
Description: У Миколаєві відкрилася персональна виставка вишивальниці, очільниці обласного осередку Національної спілки майстрів народного мистецтва України Жанни Семененко-Руських у рамках з творчого циклу «Берегині України». — Укрінформ.</text:p>
      <text:p text:style-name="P4">
Images: ["<text:a xlink:type="simple" xlink:href="https://static.ukrinform.com/photos/2023_05/thumb_files/630_360_1684245919-9629.jpeg" text:style-name="Internet_20_link" text:visited-style-name="Visited_20_Internet_20_Link">
630_360_16842...</text:a>
", "<text:a xlink:type="simple" xlink:href="https://static.ukrinform.com/photos/2023_05/thumb_files/630_360_1684245919-2364.jpeg" text:style-name="Internet_20_link" text:visited-style-name="Visited_20_Internet_20_Link">
630_360_16842...</text:a>
", "<text:a xlink:type="simple" xlink:href="https://static.ukrinform.com/photos/2023_05/thumb_files/630_360_1684245919-8502.jpeg" text:style-name="Internet_20_link" text:visited-style-name="Visited_20_Internet_20_Link">
630_360_16842...</text:a>
", "<text:a xlink:type="simple" xlink:href="https://static.ukrinform.com/photos/2023_05/thumb_files/630_360_1684245919-9211.jpeg" text:style-name="Internet_20_link" text:visited-style-name="Visited_20_Internet_20_Link">
630_360_16842...</text:a>
", "<text:a xlink:type="simple" xlink:href="https://static.ukrinform.com/photos/2023_05/thumb_files/630_360_1684245919-8855.jpeg" text:style-name="Internet_20_link" text:visited-style-name="Visited_20_Internet_20_Link">
630_360_16842...</text:a>
", "<text:a xlink:type="simple" xlink:href="https://static.ukrinform.com/photos/2023_05/thumb_files/630_360_1684245919-4298.jpeg" text:style-name="Internet_20_link" text:visited-style-name="Visited_20_Internet_20_Link">
630_360_16842...</text:a>
", "<text:a xlink:type="simple" xlink:href="https://static.ukrinform.com/photos/2023_05/thumb_files/630_360_1684245920-4922.jpeg" text:style-name="Internet_20_link" text:visited-style-name="Visited_20_Internet_20_Link">
630_360_16842...</text:a>
", "<text:a xlink:type="simple" xlink:href="https://static.ukrinform.com/photos/2023_05/thumb_files/630_360_1684245919-5301.jpeg" text:style-name="Internet_20_link" text:visited-style-name="Visited_20_Internet_20_Link">
630_360_16842...</text:a>
", "<text:a xlink:type="simple" xlink:href="https://static.ukrinform.com/photos/2023_05/thumb_files/630_360_1684245920-4954.jpeg" text:style-name="Internet_20_link" text:visited-style-name="Visited_20_Internet_20_Link">
630_360_16842...</text:a>
", "<text:a xlink:type="simple" xlink:href="https://static.ukrinform.com/photos/2023_05/thumb_files/630_360_1684245920-9712.jpeg" text:style-name="Internet_20_link" text:visited-style-name="Visited_20_Internet_20_Link">
630_360_16842...</text:a>
", "<text:a xlink:type="simple" xlink:href="https://static.ukrinform.com/photos/2023_05/thumb_files/630_360_1684245920-2458.jpeg" text:style-name="Internet_20_link" text:visited-style-name="Visited_20_Internet_20_Link">
630_360_16842...</text:a>
"]</text:p>
      <text:p text:style-name="P4">
Tags: ['Миколаїв', 'Вишиванка', 'Виставка', 'Мистецтво']</text:p>
      <text:p text:style-name="P4">
Type: Article</text:p>
      <!--METADATA-->
      <text:p text:style-name="P4">
<draw:frame draw:style-name="fr1" draw:name="Image137" text:anchor-type="as-char" svg:width="6.9236in" svg:height="3.956343in" draw:z-index="0">
<draw:image xlink:href="../Images/yкринформ/2023-05-16T17-47-00-03-00/630_360_1684245919-9629.jpeg" xlink:type="simple" xlink:show="embed" xlink:actuate="onLoad" draw:mime-type="image/jpeg"/>
</draw:frame>
 УМиколаєві відкрилася персональна виставка вишивальниці, очільниці обласногоосередку Національної спілки майстрів народного мистецтва України ЖанниСемененко-Руських у рамках з творчого циклу «Берегині України».</text:p>
      <text:p text:style-name="P4">
Про це повідомляє кореспондент Укрінформу.</text:p>
      <text:p text:style-name="P4">
«Персональна виставка Жанни Семененко-Руських - восьма з творчого циклу«Берегині України», метою якого є знайомство глядачів з творчістю жінок міста-героя Миколаєва. Захід приурочено Дню вишиванки і це дуже символічно, особливозараз. Адже <text:a xlink:type="simple" xlink:href="https://www.ukrinform.ua/tag-visivanka" text:style-name="Internet_20_link" text:visited-style-name="Visited_20_Internet_20_Link">
 </text:a>
 – це код нації. І самепід час війни він спрацював, став на захист всієї України. Тому ми і назвалисьогоднішню виставку «Берегиня символів». Бо кожен символ, зашитий у нашувишиванку, має оберегові функції, які захищають від лихих сусідів», -розповідає голова Культурно-мистецької асоціації «Арт-спокуса», Заслуженапрацівниця культури України Валентина Кривцова.</text:p>
      <text:p text:style-name="P4">
<draw:frame draw:style-name="fr1" draw:name="Image138" text:anchor-type="as-char" svg:width="6.9236in" svg:height="3.956343in" draw:z-index="0">
<draw:image xlink:href="../Images/yкринформ/2023-05-16T17-47-00-03-00/630_360_1684245919-2364.jpeg" xlink:type="simple" xlink:show="embed" xlink:actuate="onLoad" draw:mime-type="image/jpeg"/>
</draw:frame>
 УМиколаєві відкрилася виставка відомої вишивальниці у рамках з творчого циклу«Берегині України» / Фото: Алла Мірошниченко, Валентина Кривцова  <text:a xlink:type="simple" xlink:href="https://static.ukrinform.com/photos/2023_05/1684245919-2364.jpeg" text:style-name="Internet_20_link" text:visited-style-name="Visited_20_Internet_20_Link">
<draw:frame draw:style-name="fr1" draw:name="Image139" text:anchor-type="as-char" svg:width="6.9236in" svg:height="3.956343in" draw:z-index="0">
<draw:image xlink:href="../Images/yкринформ/2023-05-16T17-47-00-03-00/630_360_1684245919-2364.jpeg" xlink:type="simple" xlink:show="embed" xlink:actuate="onLoad" draw:mime-type="image/jpeg"/>
</draw:frame>
</text:a>
 <text:a xlink:type="simple" xlink:href="https://static.ukrinform.com/photos/2023_05/1684245919-8502.jpeg" text:style-name="Internet_20_link" text:visited-style-name="Visited_20_Internet_20_Link">
<draw:frame draw:style-name="fr1" draw:name="Image140" text:anchor-type="as-char" svg:width="6.9236in" svg:height="3.956343in" draw:z-index="0">
<draw:image xlink:href="../Images/yкринформ/2023-05-16T17-47-00-03-00/630_360_1684245919-8502.jpeg" xlink:type="simple" xlink:show="embed" xlink:actuate="onLoad" draw:mime-type="image/jpeg"/>
</draw:frame>
</text:a>
 <text:a xlink:type="simple" xlink:href="https://static.ukrinform.com/photos/2023_05/1684245919-9211.jpeg" text:style-name="Internet_20_link" text:visited-style-name="Visited_20_Internet_20_Link">
<draw:frame draw:style-name="fr1" draw:name="Image141" text:anchor-type="as-char" svg:width="6.9236in" svg:height="3.956343in" draw:z-index="0">
<draw:image xlink:href="../Images/yкринформ/2023-05-16T17-47-00-03-00/630_360_1684245919-9211.jpeg" xlink:type="simple" xlink:show="embed" xlink:actuate="onLoad" draw:mime-type="image/jpeg"/>
</draw:frame>
</text:a>
 <text:a xlink:type="simple" xlink:href="https://static.ukrinform.com/photos/2023_05/1684245919-9629.jpeg" text:style-name="Internet_20_link" text:visited-style-name="Visited_20_Internet_20_Link">
<draw:frame draw:style-name="fr1" draw:name="Image142" text:anchor-type="as-char" svg:width="6.9236in" svg:height="3.956343in" draw:z-index="0">
<draw:image xlink:href="../Images/yкринформ/2023-05-16T17-47-00-03-00/630_360_1684245919-9629.jpeg" xlink:type="simple" xlink:show="embed" xlink:actuate="onLoad" draw:mime-type="image/jpeg"/>
</draw:frame>
</text:a>
 <text:a xlink:type="simple" xlink:href="https://static.ukrinform.com/photos/2023_05/1684245919-8855.jpeg" text:style-name="Internet_20_link" text:visited-style-name="Visited_20_Internet_20_Link">
<draw:frame draw:style-name="fr1" draw:name="Image143" text:anchor-type="as-char" svg:width="6.9236in" svg:height="3.956343in" draw:z-index="0">
<draw:image xlink:href="../Images/yкринформ/2023-05-16T17-47-00-03-00/630_360_1684245919-8855.jpeg" xlink:type="simple" xlink:show="embed" xlink:actuate="onLoad" draw:mime-type="image/jpeg"/>
</draw:frame>
</text:a>
 <text:a xlink:type="simple" xlink:href="https://static.ukrinform.com/photos/2023_05/1684245919-4298.jpeg" text:style-name="Internet_20_link" text:visited-style-name="Visited_20_Internet_20_Link">
<draw:frame draw:style-name="fr1" draw:name="Image144" text:anchor-type="as-char" svg:width="6.9236in" svg:height="3.956343in" draw:z-index="0">
<draw:image xlink:href="../Images/yкринформ/2023-05-16T17-47-00-03-00/630_360_1684245919-4298.jpeg" xlink:type="simple" xlink:show="embed" xlink:actuate="onLoad" draw:mime-type="image/jpeg"/>
</draw:frame>
</text:a>
 <text:a xlink:type="simple" xlink:href="https://static.ukrinform.com/photos/2023_05/1684245920-4922.jpeg" text:style-name="Internet_20_link" text:visited-style-name="Visited_20_Internet_20_Link">
<draw:frame draw:style-name="fr1" draw:name="Image145" text:anchor-type="as-char" svg:width="6.9236in" svg:height="3.956343in" draw:z-index="0">
<draw:image xlink:href="../Images/yкринформ/2023-05-16T17-47-00-03-00/630_360_1684245920-4922.jpeg" xlink:type="simple" xlink:show="embed" xlink:actuate="onLoad" draw:mime-type="image/jpeg"/>
</draw:frame>
</text:a>
 <text:a xlink:type="simple" xlink:href="https://static.ukrinform.com/photos/2023_05/1684245919-5301.jpeg" text:style-name="Internet_20_link" text:visited-style-name="Visited_20_Internet_20_Link">
<draw:frame draw:style-name="fr1" draw:name="Image146" text:anchor-type="as-char" svg:width="6.9236in" svg:height="3.956343in" draw:z-index="0">
<draw:image xlink:href="../Images/yкринформ/2023-05-16T17-47-00-03-00/630_360_1684245919-5301.jpeg" xlink:type="simple" xlink:show="embed" xlink:actuate="onLoad" draw:mime-type="image/jpeg"/>
</draw:frame>
</text:a>
 <text:a xlink:type="simple" xlink:href="https://static.ukrinform.com/photos/2023_05/1684245920-4954.jpeg" text:style-name="Internet_20_link" text:visited-style-name="Visited_20_Internet_20_Link">
<draw:frame draw:style-name="fr1" draw:name="Image147" text:anchor-type="as-char" svg:width="6.9236in" svg:height="3.956343in" draw:z-index="0">
<draw:image xlink:href="../Images/yкринформ/2023-05-16T17-47-00-03-00/630_360_1684245920-4954.jpeg" xlink:type="simple" xlink:show="embed" xlink:actuate="onLoad" draw:mime-type="image/jpeg"/>
</draw:frame>
</text:a>
 <text:a xlink:type="simple" xlink:href="https://static.ukrinform.com/photos/2023_05/1684245920-9712.jpeg" text:style-name="Internet_20_link" text:visited-style-name="Visited_20_Internet_20_Link">
<draw:frame draw:style-name="fr1" draw:name="Image148" text:anchor-type="as-char" svg:width="6.9236in" svg:height="3.956343in" draw:z-index="0">
<draw:image xlink:href="../Images/yкринформ/2023-05-16T17-47-00-03-00/630_360_1684245920-9712.jpeg" xlink:type="simple" xlink:show="embed" xlink:actuate="onLoad" draw:mime-type="image/jpeg"/>
</draw:frame>
</text:a>
 <text:a xlink:type="simple" xlink:href="https://static.ukrinform.com/photos/2023_05/1684245920-2458.jpeg" text:style-name="Internet_20_link" text:visited-style-name="Visited_20_Internet_20_Link">
<draw:frame draw:style-name="fr1" draw:name="Image149" text:anchor-type="as-char" svg:width="6.9236in" svg:height="3.956343in" draw:z-index="0">
<draw:image xlink:href="../Images/yкринформ/2023-05-16T17-47-00-03-00/630_360_1684245920-2458.jpeg" xlink:type="simple" xlink:show="embed" xlink:actuate="onLoad" draw:mime-type="image/jpeg"/>
</draw:frame>
</text:a>
</text:p>
      <text:p text:style-name="P4">
На виставці представлені рушники та сорочки не лише самої майстрині, а й їїкращих учнів. За основу авторських візерунків, що оздоблюють вироби, взятостаровинні символи-обереги та методи їхнього компонування. Це надає роботамособливої винятковості.</text:p>
      <text:p text:style-name="P4">
Загалом пані Жанна за своє творче життя, яке триває понад півстоліття, вишилабільше сотні сорочок та близько 50 рушників, а ще скатертини, серветки ібагато чого іншого. На кожну роботу вона витрачає від кількох місяців до року.А є такі вироби на виготовлення котрих пішло аж два роки.</text:p>
      <text:p text:style-name="P4">
Щоправда, є у неї і найулюбленіша робота – це її особиста сорочка, вишитабілим по конопляному полотну. Її вона виготовила навмисне для зустрічівипускників. На створення пішло всього кілька тижнів.</text:p>
      <text:p text:style-name="P4">
Роботи майстрині брали участь в багатьох виставках та фестивалях якнаціональних, так і міжнародних. Вони прикрашають приватні колекції Польщі,Болгарії, Франції, Японії, Австралії, США та інших країн світу.</text:p>
      <text:p text:style-name="P4">
Жанна Семененко-Руських народилася 1947 року у м. Первомайськ на Миколаївщині.Після закінчення Одеського держуніверситету ім. І. Мечнікова працювала уміськрайонній газеті «Прибузький вісник». Згодом почала вишивати, а такождосліджувати автентичну орнаментику регіону Побужжя-Посинюшшя.</text:p>
      <text:p text:style-name="P4">
<text:span text:style-name="T4">
Читайте також:</text:span>
 <text:a xlink:type="simple" xlink:href="https://www.ukrinform.ua/rubric-culture/3708039-u-berlini-vidkrilas-vistavka-sucasnih-ukrainskih-mitciv.html" text:style-name="Internet_20_link" text:visited-style-name="Visited_20_Internet_20_Link">
 <text:span text:style-name="T4">
виставка</text:span>
 </text:a>
</text:p>
      <text:p text:style-name="P4">
Протягом багаторічної дослідницької роботи майстриня розробила каталог-посібник «Мій вишиваний край Побужжя-Посинюшшя», до якого увійшов матеріал наоснові старовинних вишиваних зразків районів Миколаївщини та Кіровоградщини.Також вона розробила ексклюзивну колекцію авторських вишиваних робіт «Символита барви Трипільського степу».</text:p>
      <text:p text:style-name="P4">
Організаторами виставки є Культурно-мистецька асоціація «Арт-спокуса» таЦентральна міська бібліотека ім. Марка Кропивницького.</text:p>
      <text:p text:style-name="P4">
Source: <text:a xlink:type="simple" xlink:href="https://www.ukrinform.ua/rubric-culture/3710088-u-mikolaevi-vidkrili-vistavku-vidomoi-visivalnici-u-ramkah-ciklu-beregini-ukraini.html" text:style-name="Internet_20_link" text:visited-style-name="Visited_20_Internet_20_Link">
https://www.ukrinform.ua/rubric-culture/3710088-u-mikolaevi-vidkrili-vistavku-vidomoi-visivalnici-u-ramkah-ciklu-beregini-ukraini.html</text:a>
</text:p>
      <!--NEWS-->
      <text:h text:style-name="P10" text:outline-level="1">
<text:span text:style-name="T4">
На Чернігівщині через обстріли - масштабні лісові пожежі</text:span>
</text:h>
      <text:p text:style-name="P4">
Authors: Ukrinform (Person)</text:p>
      <text:p text:style-name="P4">
Publisher: Укринформ (Organization)</text:p>
      <text:p text:style-name="P4">
Published Time: 2023-05-16T18:02:00+03:00</text:p>
      <text:p text:style-name="P4">
Modified Time: 2023-05-16T18:02:00+03:00</text:p>
      <text:p text:style-name="P4">
Description: Внаслідок обстрілів у Чернігівській області тривають масштабні лісові пожежі, площу яких поки що встановити неможливо через активні бойові дії. — Укрінформ.</text:p>
      <text:p text:style-name="P4">
Images: ["<text:a xlink:type="simple" xlink:href="https://static.ukrinform.com/photos/2023_05/thumb_files/630_360_1684249688-657.jpg" text:style-name="Internet_20_link" text:visited-style-name="Visited_20_Internet_20_Link">
630_360_16842...</text:a>
", "<text:a xlink:type="simple" xlink:href="https://static.ukrinform.com/photos/2023_05/1684249687-126.jpg" text:style-name="Internet_20_link" text:visited-style-name="Visited_20_Internet_20_Link">
1684249687-12...</text:a>
", "<text:a xlink:type="simple" xlink:href="https://static.ukrinform.com/photos/2023_05/1684249688-446.jpg" text:style-name="Internet_20_link" text:visited-style-name="Visited_20_Internet_20_Link">
1684249688-44...</text:a>
"]</text:p>
      <text:p text:style-name="P4">
Tags: ['Обстріл', 'Пожежа', 'Чернігівщина']</text:p>
      <text:p text:style-name="P4">
Type: Article</text:p>
      <!--METADATA-->
      <text:p text:style-name="P4">
<draw:frame draw:style-name="fr1" draw:name="Image150" text:anchor-type="as-char" svg:width="6.9236in" svg:height="3.956343in" draw:z-index="0">
<draw:image xlink:href="../Images/yкринформ/2023-05-16T18-02-00-03-00/630_360_1684249688-657.jpg" xlink:type="simple" xlink:show="embed" xlink:actuate="onLoad" draw:mime-type="image/jpeg"/>
</draw:frame>
 Внаслідокобстрілів у Чернігівській області тривають масштабні лісові пожежі, площу якихпоки що встановити неможливо через активні бойові дії.</text:p>
      <text:p text:style-name="P4">
Про це повідомляє ДП «Ліси України» у <text:a xlink:type="simple" xlink:href="https://www.facebook.com/ForestsOfUkraine/posts/pfbid0t7sx1pk3hoh64tFHQbZksSFFwd5831NsQuFVguSikAcmN9K27esjnxSEfPnaEs1sl" text:style-name="Internet_20_link" text:visited-style-name="Visited_20_Internet_20_Link">
</text:a>
, передає Укрінформ.</text:p>
      <text:p text:style-name="P4">
«Внаслідок ворожих обстрілів на території лісових масивів філії "Новгород-Сіверське лісове господарство" розпочалася <text:a xlink:type="simple" xlink:href="https://www.ukrinform.ua/tag-pozeza" text:style-name="Internet_20_link" text:visited-style-name="Visited_20_Internet_20_Link">
 </text:a>
 . Зараз горіння триває на 2 осередках на території Семенівськоголісництва - біля с. Блешня та біля с. Мхи», - йдеться в повідомленні.</text:p>
      <text:p text:style-name="P4">
<draw:frame draw:style-name="fr1" draw:name="Image151" text:anchor-type="as-char" svg:width="6.9236in" svg:height="4.609323in" draw:z-index="0">
<draw:image xlink:href="../Images/yкринформ/2023-05-16T18-02-00-03-00/1684249687-126.jpg" xlink:type="simple" xlink:show="embed" xlink:actuate="onLoad" draw:mime-type="image/jpeg"/>
</draw:frame>
</text:p>
      <text:p text:style-name="P4">
За інформацією держпідприємства, мешканці селищ Блешня та Мхи ще раніше булиевакуйовані у зв'язку з військовими діями. Проте є небезпека розповсюдженнязагоряння до наступних населених пунктів - Орликівка та Баранівка, депроживають люди.</text:p>
      <text:p text:style-name="P4">
<text:span text:style-name="T4">
Читайте також:</text:span>
 <text:a xlink:type="simple" xlink:href="https://www.ukrinform.ua/rubric-regions/3709804-na-kiivsini-likviduvali-masstabnu-lisovu-pozezu.html" text:style-name="Internet_20_link" text:visited-style-name="Visited_20_Internet_20_Link">
 <text:span text:style-name="T4">
пожежу</text:span>
 </text:a>
</text:p>
      <text:p text:style-name="P4">
Наголошується, що через активні бойові дії площу пожежі визначити заразнеможливо. Лісівники філії намагаються зупинити пожежу, створюютьмінералізовані смуги біля населених пунктів та встановлюють природні перешкодина шляху розповсюдження вогню.</text:p>
      <text:p text:style-name="P4">
<draw:frame draw:style-name="fr1" draw:name="Image152" text:anchor-type="as-char" svg:width="6.9236in" svg:height="4.609323in" draw:z-index="0">
<draw:image xlink:href="../Images/yкринформ/2023-05-16T18-02-00-03-00/1684249688-446.jpg" xlink:type="simple" xlink:show="embed" xlink:actuate="onLoad" draw:mime-type="image/jpeg"/>
</draw:frame>
</text:p>
      <text:p text:style-name="P4">
Як повідомлялося, за інформацією Укргідрометцентру, 15-17 травня на Київщиніспостерігатиметься надзвичайний рівень пожежної небезпеки.</text:p>
      <text:p text:style-name="P4">
Source: <text:a xlink:type="simple" xlink:href="https://www.ukrinform.ua/rubric-regions/3710095-na-cernigivsini-cerez-obstrili-masstabni-lisovi-pozezi.html" text:style-name="Internet_20_link" text:visited-style-name="Visited_20_Internet_20_Link">
https://www.ukrinform.ua/rubric-regions/3710095-na-cernigivsini-cerez-obstrili-masstabni-lisovi-pozezi.html</text:a>
</text:p>
      <!--NEWS-->
      <text:h text:style-name="P10" text:outline-level="1">
<text:span text:style-name="T4">
Україна в І кварталі експортувала товарів на $10,3 мільярда – Держстат</text:span>
</text:h>
      <text:p text:style-name="P4">
Authors: Ukrinform (Person)</text:p>
      <text:p text:style-name="P4">
Publisher: Укринформ (Organization)</text:p>
      <text:p text:style-name="P4">
Published Time: 2023-05-16T18:03:30+03:00</text:p>
      <text:p text:style-name="P4">
Modified Time: 2023-05-16T18:03:30+03:00</text:p>
      <text:p text:style-name="P4">
Description: Україна у січні-березні 2023 року експортувала товарів на 10,3 млрд дол. США та імпортувала товарів на 15,7 млрд дол. США. — Укрінформ.</text:p>
      <text:p text:style-name="P4">
Images: ["<text:a xlink:type="simple" xlink:href="https://static.ukrinform.com/photos/2019_11/thumb_files/630_360_1572885653-516.jpg" text:style-name="Internet_20_link" text:visited-style-name="Visited_20_Internet_20_Link">
630_360_15728...</text:a>
"]</text:p>
      <text:p text:style-name="P4">
Tags: ['Економіка', 'Експорт', 'Україна', 'Держстат']</text:p>
      <text:p text:style-name="P4">
Type: Article</text:p>
      <!--METADATA-->
      <text:p text:style-name="P4">
<draw:frame draw:style-name="fr1" draw:name="Image153" text:anchor-type="as-char" svg:width="6.9236in" svg:height="3.956343in" draw:z-index="0">
<draw:image xlink:href="../Images/yкринформ/2023-05-16T18-03-30-03-00/630_360_1572885653-516.jpg" xlink:type="simple" xlink:show="embed" xlink:actuate="onLoad" draw:mime-type="image/jpeg"/>
</draw:frame>
 Україна усічні-березні 2023 року експортувала товарів на 10,3 млрд дол. США таімпортувала товарів на 15,7 млрд дол. США.</text:p>
      <text:p text:style-name="P4">
Як передає Укрінформ, про це повідомляє <text:a xlink:type="simple" xlink:href="http://www.ukrstat.gov.ua/" text:style-name="Internet_20_link" text:visited-style-name="Visited_20_Internet_20_Link">
 </text:a>
 .</text:p>
      <text:p text:style-name="P4">
«У І кварталі 2023 р. експорт товарів становив 10 305,5 млн дол. США, або73,9% порівняно із І кварталом 2022 р., імпорт – 15 699,4 млн дол., або110,9%», - йдеться в повідомленні.</text:p>
      <text:p text:style-name="P4">
Відтак, від'ємне сальдо становило $5,4 млрд (у І кварталі 2022 року також буловід'ємне сальдо – $208,0 млн).</text:p>
      <text:p text:style-name="P4">
Найбільшого падіння у звітний період зазнали обсяги експорту чорних металів –на 75,3% до показників минулого року.</text:p>
      <text:p text:style-name="P4">
Серед імпортованих товарів найбільший приріст зафіксовано в категорії«електричні машини» (+48,2%).</text:p>
      <text:p text:style-name="P4">
У березні 2023 року порівняно із лютим сезонно скориговані обсяги <text:a xlink:type="simple" xlink:href="https://www.ukrinform.ua/tag-eksport" text:style-name="Internet_20_link" text:visited-style-name="Visited_20_Internet_20_Link">
</text:a>
 зросли на 1,1%, до $3,55 млрд, імпорту- скоротилися на 3,9%, до $5,4 млрд. Відповідно, сезонно скориговане сальдозовнішньої торгівлі в березні 2023 р. було негативним і становило $1,88 млрд.У лютому також негативне – $2,12 млрд.</text:p>
      <text:p text:style-name="P4">
<text:span text:style-name="T4">
Читайте також:</text:span>
 <text:a xlink:type="simple" xlink:href="https://www.ukrinform.ua/rubric-economy/3707973-nacbank-prokomentuvav-rizke-spovilnenna-inflacii-u-kvitni.html" text:style-name="Internet_20_link" text:visited-style-name="Visited_20_Internet_20_Link">
 </text:a>
</text:p>
      <text:p text:style-name="P4">
Як повідомлялося, у поточному маркетинговому році (з 1 липня 2022 року по 12травня 2023 року) Україна експортувала 43,336 млн т зернових та зернобобових.</text:p>
      <text:p text:style-name="P4">
Source: <text:a xlink:type="simple" xlink:href="https://www.ukrinform.ua/rubric-economy/3710091-ukraina-v-i-kvartali-eksportuvala-tovariv-na-103-milarda-derzstat.html" text:style-name="Internet_20_link" text:visited-style-name="Visited_20_Internet_20_Link">
https://www.ukrinform.ua/rubric-economy/3710091-ukraina-v-i-kvartali-eksportuvala-tovariv-na-103-milarda-derzstat.html</text:a>
</text:p>
      <!--NEWS-->
      <text:h text:style-name="P10" text:outline-level="1">
<text:span text:style-name="T4">
Київстар оновив патріотичну лінійку LOVE UA для тарифів передоплати</text:span>
</text:h>
      <text:p text:style-name="P4">
Authors: Ukrinform (Person)</text:p>
      <text:p text:style-name="P4">
Publisher: Укринформ (Organization)</text:p>
      <text:p text:style-name="P4">
Published Time: 2023-05-16T18:11:00+03:00</text:p>
      <text:p text:style-name="P4">
Modified Time: 2023-05-16T18:11:00+03:00</text:p>
      <text:p text:style-name="P4">
Description: Національний телеком-оператор «Київстар» презентував оновлену патріотичну лінійку LOVE UA для тарифів передоплати. — Укрінформ.</text:p>
      <text:p text:style-name="P4">
Images: ["<text:a xlink:type="simple" xlink:href="https://static.ukrinform.com/photos/2022_09/thumb_files/630_360_1664195625-636.jpg" text:style-name="Internet_20_link" text:visited-style-name="Visited_20_Internet_20_Link">
630_360_16641...</text:a>
", "<text:a xlink:type="simple" xlink:href="https://static.ukrinform.com/photos/2023_05/1684249627-954.jpg" text:style-name="Internet_20_link" text:visited-style-name="Visited_20_Internet_20_Link">
1684249627-95...</text:a>
"]</text:p>
      <text:p text:style-name="P4">
Tags: ['Технології', "Мобільний зв'язок", 'Київстар']</text:p>
      <text:p text:style-name="P4">
Type: Article</text:p>
      <!--METADATA-->
      <text:p text:style-name="P4">
<draw:frame draw:style-name="fr1" draw:name="Image154" text:anchor-type="as-char" svg:width="6.9236in" svg:height="3.956343in" draw:z-index="0">
<draw:image xlink:href="../Images/yкринформ/2023-05-16T18-11-00-03-00/630_360_1664195625-636.jpg" xlink:type="simple" xlink:show="embed" xlink:actuate="onLoad" draw:mime-type="image/jpeg"/>
</draw:frame>
Національний телеком-оператор «Київстар» презентував оновлену патріотичнулінійку LOVE UA для тарифів передоплати.</text:p>
      <text:p text:style-name="P4">
Про це Укрінформу повідомили в пресслужбі компанії.</text:p>
      <text:p text:style-name="P4">
“Тарифи патріотичної лінійки LOVE UA продовжують розвиватися та змінюватисявідповідно до потреб абонента. У нових тарифах <text:a xlink:type="simple" xlink:href="https://kyivstar.ua/tariffs/love-svitlo" text:style-name="Internet_20_link" text:visited-style-name="Visited_20_Internet_20_Link">
</text:a>
 , <text:a xlink:type="simple" xlink:href="https://kyivstar.ua/tariffs/love-pisnia" text:style-name="Internet_20_link" text:visited-style-name="Visited_20_Internet_20_Link">
</text:a>
 , <text:a xlink:type="simple" xlink:href="https://kyivstar.ua/tariffs/love-syla" text:style-name="Internet_20_link" text:visited-style-name="Visited_20_Internet_20_Link">
</text:a>
 та <text:a xlink:type="simple" xlink:href="https://kyivstar.ua/internet-tv-mobile/alltogethersyla" text:style-name="Internet_20_link" text:visited-style-name="Visited_20_Internet_20_Link">
 </text:a>
 на абонентів чекає ще більше наповнення таможливостей”, - зазначили в компанії.</text:p>
      <text:p text:style-name="P4">
<draw:frame draw:style-name="fr1" draw:name="Image155" text:anchor-type="as-char" svg:width="6.9236in" svg:height="6.9236in" draw:z-index="0">
<draw:image xlink:href="../Images/yкринформ/2023-05-16T18-11-00-03-00/1684249627-954.jpg" xlink:type="simple" xlink:show="embed" xlink:actuate="onLoad" draw:mime-type="image/jpeg"/>
</draw:frame>
</text:p>
      <text:p text:style-name="P4">
Кожен із пакетів пропонує абонентам всі необхідні базові функції. Окрімбезліму на дзвінки в мережі Київстар, LOVE UA Світло та LOVE UA Пісня містять150 та 250 хвилин, відповідно, для дзвінків на будь-які мобільні та фіксованімережі в Україні, а також 15 та 25 ГБ трафіка мобільного <text:a xlink:type="simple" xlink:href="https://www.ukrinform.ua/tag-internet" text:style-name="Internet_20_link" text:visited-style-name="Visited_20_Internet_20_Link">
</text:a>
 . LOVE UA Сила пропонує своїмабонентам 300 хвилин на будь-які мережі та 50 ГБ мобільного інтернету.</text:p>
      <text:p text:style-name="P4">
Також до вартості тарифу включена послуга «Роумінг як вдома» зі збільшеноюкількістю мобільного інтернету в роумінгу. Наприклад, в тариф LOVE UA Силавходить 10 ГБ трафіка за кордоном (проти 4000 МБ, що були раніше).</text:p>
      <text:p text:style-name="P4">
У тарифі ВСЕ РАЗОМ Сила, окрім послуг мобільного зв’язку, домашнього інтернетута платформи кіно та телебачення «Київстар ТБ», користувачам тарифу буде такождоступна послуга «Роумінг як вдома».</text:p>
      <text:p text:style-name="P4">
Окрім цього, всі тарифи передоплати мають «Суперсили» – додаткові послуги, якіабонент може сам собі обрати без зайвих витрат. Це можуть бути як звичайніхвилини на інші номери, так і підписка на платформу кіно та телебачення«Київстар ТБ» або ж швидкісний провідний інтернет.</text:p>
      <text:p text:style-name="P4">
<text:span text:style-name="T4">
Читайте також:</text:span>
 <text:a xlink:type="simple" xlink:href="https://www.ukrinform.ua/rubric-technology/3691852-kiivstar-posilue-partnerstvo-iz-fortinet-zadla-protidii-kiberzagrozam.html" text:style-name="Internet_20_link" text:visited-style-name="Visited_20_Internet_20_Link">
 <text:span text:style-name="T4">
Київстар</text:span>
 </text:a>
</text:p>
      <text:p text:style-name="P4">
Серед «Суперсил» у тарифах LOVE UA запропоновано:</text:p>
      <ul>
        <li>
Київстар ТБ із доступом до понад 320 телеканалів і відеобібліотеки (доступно до перегляду з будь-якого гаджета).   * Допомога Фонду «Повернись живим» – 50 грн від кожної сплати тарифу йтиме на підтримку ЗСУ.   * Провідний інтернет від «Домашній інтернет від Київстар» або збільшення його до швидкості 1 ГБ/сек.   * SIM для планшета чи другого телефона.   * 100 хвилин на будь-які номери по Україні чи за кордон та багато інших додаткових опцій.</li>
      </ul>
      <text:p text:style-name="P4">
Source: <text:a xlink:type="simple" xlink:href="https://www.ukrinform.ua/rubric-technology/3710097-kiivstar-onoviv-patrioticnu-linijku-love-ua-dla-tarifiv-peredoplati.html" text:style-name="Internet_20_link" text:visited-style-name="Visited_20_Internet_20_Link">
https://www.ukrinform.ua/rubric-technology/3710097-kiivstar-onoviv-patrioticnu-linijku-love-ua-dla-tarifiv-peredoplati.html</text:a>
</text:p>
      <!--NEWS-->
      <text:h text:style-name="P10" text:outline-level="1">
<text:span text:style-name="T4">
Експосол США в Москві закликав вирішувати будь-які питання з Росією з позиції сили</text:span>
</text:h>
      <text:p text:style-name="P4">
Authors: Ukrinform (Person)</text:p>
      <text:p text:style-name="P4">
Publisher: Укринформ (Organization)</text:p>
      <text:p text:style-name="P4">
Published Time: 2023-05-16T18:20:00+03:00</text:p>
      <text:p text:style-name="P4">
Modified Time: 2023-05-16T18:20:00+03:00</text:p>
      <text:p text:style-name="P4">
Description: Сполучені Штати мають ставитися до Росії як до противника, жодним чином не довіряти заявам кремлівського уряду, нічого не просити, й натомість підходити до вирішення будь-яких питань взаємодії з позиції сили та впевненості. — Укрінформ.</text:p>
      <text:p text:style-name="P4">
Images: ["<text:a xlink:type="simple" xlink:href="https://static.ukrinform.com/photos/2018_02/thumb_files/630_360_1518671202-8390-dzon-sallivan-foto-ar.jpg" text:style-name="Internet_20_link" text:visited-style-name="Visited_20_Internet_20_Link">
630_360_15186...</text:a>
"]</text:p>
      <text:p text:style-name="P4">
Tags: ['Посол', 'Путін', 'США', 'Війна з Росією']</text:p>
      <text:p text:style-name="P4">
Type: Article</text:p>
      <!--METADATA-->
      <text:p text:style-name="P4">
<draw:frame draw:style-name="fr1" draw:name="Image156" text:anchor-type="as-char" svg:width="6.9236in" svg:height="3.956343in" draw:z-index="0">
<draw:image xlink:href="../Images/yкринформ/2023-05-16T18-20-00-03-00/630_360_1518671202-8390-dzon-sallivan-foto-ar.jpg" xlink:type="simple" xlink:show="embed" xlink:actuate="onLoad" draw:mime-type="image/jpeg"/>
</draw:frame>
 Сполучені Штати мають ставитися до Росії як до противника, жоднимчином не довіряти заявам кремлівського уряду, нічого не просити, й натомістьпідходити до вирішення будь-яких питань взаємодії з позиції сили тавпевненості.</text:p>
      <text:p text:style-name="P4">
Про це заявив у вівторок під час слухань у Комітеті з питань закордонних справСенату 10-й посол США в Росії Джон Салліван, передає власний кореспондентУкрінформу.</text:p>
      <text:p text:style-name="P4">
«Перше й найважливіше, Росія під керівництвом Путіна є непримиреннимпротивником Сполучених Штатів. <text:a xlink:type="simple" xlink:href="https://www.ukrinform.ua/tag-putin" text:style-name="Internet_20_link" text:visited-style-name="Visited_20_Internet_20_Link">
 </text:a>
 вважає,що Росія воює з нами у зіткненні «цивілізацій», про це вони заявили внедавньому новому формулюванні своєї зовнішньої політики»,- зауважив колишнійвисокопоставлений дипломат.</text:p>
      <text:p text:style-name="P4">
Він підкреслив, що для досягнення Сполученими Штатами успішної політики наросійському напрямі необхідно розуміти свого противника.</text:p>
      <text:p text:style-name="P4">
«По-друге, ми повинні працювати над створенням архітектури безпеки в рамкахНАТО, а також за допомогою інтенсивної двосторонньої та багатосторонньоїдипломатії, щоби захистити не лише Україну, а і Європу та решту світу відросійської агресії»,- зазначив Салліван.</text:p>
      <text:p text:style-name="P4">
По-третє, за його словами «до російського уряду не може бути жодної довіри». Уцьому зв’язку він нагадав, як у 2022 році Кремль неодноразово заявляв, щонавіть не планує нападати на Україну. «Чому хтось має довіряти цій владі?»-наголосив експосол.</text:p>
      <text:p text:style-name="P4">
<text:span text:style-name="T4">
Читайте також:</text:span>
 <text:a xlink:type="simple" xlink:href="https://www.ukrinform.ua/rubric-world/3709658-sankcii-vplivaut-na-zdatnist-putina-vesti-vijnu-bilij-dim.html" text:style-name="Internet_20_link" text:visited-style-name="Visited_20_Internet_20_Link">
 <text:span text:style-name="T4">
Білий</text:span>
 <text:span text:style-name="T4">
дім</text:span>
 <text:span text:style-name="T4">
Санкції</text:span>
 <text:span text:style-name="T4">
впливають</text:span>
 <text:span text:style-name="T4">
здатність</text:span>
<text:span text:style-name="T4">
путіна</text:span>
 <text:span text:style-name="T4">
вести</text:span>
 <text:span text:style-name="T4">
війну</text:span>
 </text:a>
</text:p>
      <text:p text:style-name="P4">
Він висловив переконання, що саме зараз настав час повернутися до мантри«довіряй, але перевіряй» епохи Рональда Рейгана.</text:p>
      <text:p text:style-name="P4">
«Не може бути жодної довіри (до Російської Федерації – ред.), лише перевірката встановлення справедливості щодо України й жертв російських воєннихзлочинів в Україні»,- заявив колишній посол.</text:p>
      <text:p text:style-name="P4">
Салліван визнав, що важко реалізовувати дипломатію в таких умовах, однак СШАне повинні відмовлятися повністю від цього, коли того вимагають національніінтереси Америки.</text:p>
      <text:p text:style-name="P4">
«Але наші інтереси не вимагають благати росіян про діалог, чи то про контрольнад озброєннями, чи про війну в Україні. А вони хочуть саме цього. І цепризведе лише до нових провалів у політиці»,- наголосив він.</text:p>
      <text:p text:style-name="P4">
<text:span text:style-name="T4">
Читайте також:</text:span>
 <text:a xlink:type="simple" xlink:href="https://www.ukrinform.ua/rubric-economy/3709670-ssa-pro-blokuvanna-zernovoi-ugodi-putin-uzav-u-zarucniki-narodi-aki-poterpaut-vid-golodu.html" text:style-name="Internet_20_link" text:visited-style-name="Visited_20_Internet_20_Link">
 <text:span text:style-name="T4">
путін</text:span>
 </text:a>
</text:p>
      <text:p text:style-name="P4">
Салліван зауважив, що під час перебування в якості посла США в Москві вінотримав найкращу пораду: ніколи нічого не просити у росіян. «Ми повинніпідходити до будь-якої запропонованої взаємодії чи переговорів з позиції силита впевненості»,- підкреслив ексдипломат.</text:p>
      <text:p text:style-name="P4">
Насамкінець він звернув увагу, що між Росією і США досі зберігаєтьсявідсутність паритету в питанні дипломатичної присутності.</text:p>
      <text:p text:style-name="P4">
«У нас є посольство в Москві, а консульств немає. Вони мають посольство вВашингтоні та два консульства – у Г’юстоні і Нью-Йорку. Крім того, вони маютьбільше дипломатів, призначених для двосторонньої місії в Сполучених Штатах,ніж ми в Росії. Треба наполягати на взаємності»,- наголосив Салліван.</text:p>
      <text:p text:style-name="P4">
Source: <text:a xlink:type="simple" xlink:href="https://www.ukrinform.ua/rubric-polytics/3710102-eksposol-ssa-v-moskvi-zaklikav-virisuvati-budaki-pitanna-z-rosieu-z-pozicii-sili.html" text:style-name="Internet_20_link" text:visited-style-name="Visited_20_Internet_20_Link">
https://www.ukrinform.ua/rubric-polytics/3710102-eksposol-ssa-v-moskvi-zaklikav-virisuvati-budaki-pitanna-z-rosieu-z-pozicii-sili.html</text:a>
</text:p>
      <!--NEWS-->
      <text:h text:style-name="P10" text:outline-level="1">
<text:span text:style-name="T4">
Мінцифри у середу презентує оновлену платформу Дія.Освіта</text:span>
</text:h>
      <text:p text:style-name="P4">
Authors: Ukrinform (Person)</text:p>
      <text:p text:style-name="P4">
Publisher: Укринформ (Organization)</text:p>
      <text:p text:style-name="P4">
Published Time: 2023-05-16T18:22:04+03:00</text:p>
      <text:p text:style-name="P4">
Modified Time: 2023-05-16T18:22:04+03:00</text:p>
      <text:p text:style-name="P4">
Description: Міністерство цифрової трансформації у середу, 17 травня, презентує оновлену платформу Дія.Освіта. — Укрінформ.</text:p>
      <text:p text:style-name="P4">
Images: ["<text:a xlink:type="simple" xlink:href="https://static.ukrinform.com/photos/2022_12/thumb_files/630_360_1670147715-702.jpg" text:style-name="Internet_20_link" text:visited-style-name="Visited_20_Internet_20_Link">
630_360_16701...</text:a>
"]</text:p>
      <text:p text:style-name="P4">
Tags: ['Освіта', 'Мінцифри', 'Додаток “ДІЯ”']</text:p>
      <text:p text:style-name="P4">
Type: Article</text:p>
      <!--METADATA-->
      <text:p text:style-name="P4">
<draw:frame draw:style-name="fr1" draw:name="Image157" text:anchor-type="as-char" svg:width="6.9236in" svg:height="3.956343in" draw:z-index="0">
<draw:image xlink:href="../Images/yкринформ/2023-05-16T18-22-04-03-00/630_360_1670147715-702.jpg" xlink:type="simple" xlink:show="embed" xlink:actuate="onLoad" draw:mime-type="image/jpeg"/>
</draw:frame>
Міністерство цифрової трансформації у середу, 17 травня, презентує оновленуплатформу Дія.Освіта.</text:p>
      <text:p text:style-name="P4">
Як передає Укрінформ, про це віцепрем'єр-міністр з інновацій, розвитку освіти,науки та технологій – міністр цифрової трансформації Михайло Федоров повідомиву <text:a xlink:type="simple" xlink:href="https://t.me/zedigital/3141" text:style-name="Internet_20_link" text:visited-style-name="Visited_20_Internet_20_Link">
 </text:a>
 .</text:p>
      <text:p text:style-name="P4">
"Вже завтра презентуємо оновлену платформу Дія.Освіта. Війна кардинальнозмінила життя мільйонів українців. Багатьом доводиться починати все спочаткута шукати себе. Маємо не боятися змін та відкривати нові можливості. Навчатисяпротягом життя та пробувати себе в різних професіях. Адже людський капіталнеоціненний", - зазначив <text:a xlink:type="simple" xlink:href="https://www.ukrinform.ua/tag-mihajlo-fedorov" text:style-name="Internet_20_link" text:visited-style-name="Visited_20_Internet_20_Link">
 </text:a>
 .</text:p>
      <text:p text:style-name="P4">
Ціль платформи — підвищити цифрову грамотність українців, допомогти ВПОзнаходити роботу в новому регіоні, прокачати рівень англійської та зацікавитимолодь у навчанні через інтерактивні формати.</text:p>
      <text:p text:style-name="P4">
"Тому перезапускаємо наш проєкт із цифрової грамотності — трансформуємо його вдещо більше. Презентуємо національну платформу актуальних знань та навичокДія.Освіта. Працювали над нею разом з командою Gооglе.оrg та Фондом СхіднаЄвропа", - підкреслив Федоров.</text:p>
      <text:p text:style-name="P4">
До презентації можна долучитись онлайн за <text:a xlink:type="simple" xlink:href="http://educon.in.ua/" text:style-name="Internet_20_link" text:visited-style-name="Visited_20_Internet_20_Link">
 </text:a>
 .</text:p>
      <text:p text:style-name="P4">
<text:span text:style-name="T4">
Читайте також:</text:span>
 <text:a xlink:type="simple" xlink:href="https://www.ukrinform.ua/rubric-economy/3708212-cifrovizacia-sferi-socposlug-zekonomit-derzavi-milardi-griven-fedorov.html" text:style-name="Internet_20_link" text:visited-style-name="Visited_20_Internet_20_Link">
 </text:a>
</text:p>
      <text:p text:style-name="P4">
Як повідомляв Укрінформ, до кластера Brave1 – платформи для об'єднаннядержавних та приватних ініціатив з розробки інноваційних рішень в інтересахсил оборони і безпеки – <text:a xlink:type="simple" xlink:href="https://www.ukrinform.ua/rubric-technology/3708378-do-klastera-brave1-vze-nadijslo-ponad-100-zaavok-vid-ukrainskih-rozrobnikiv.html" text:style-name="Internet_20_link" text:visited-style-name="Visited_20_Internet_20_Link">
 </text:a>
 понад 100 ідей, які можуть допомогти Україніздобути технологічну перевагу над ворогом.</text:p>
      <text:p text:style-name="P4">
<text:span text:style-name="T5">
Фото: Мінцифри</text:span>
</text:p>
      <text:p text:style-name="P4">
Source: <text:a xlink:type="simple" xlink:href="https://www.ukrinform.ua/rubric-technology/3710103-mincifri-u-seredu-prezentue-onovlenu-platformu-diaosvita.html" text:style-name="Internet_20_link" text:visited-style-name="Visited_20_Internet_20_Link">
https://www.ukrinform.ua/rubric-technology/3710103-mincifri-u-seredu-prezentue-onovlenu-platformu-diaosvita.html</text:a>
</text:p>
      <!--NEWS-->
      <text:h text:style-name="P10" text:outline-level="1">
<text:span text:style-name="T4">
WBA розглядає заміну Дюбуа у бою проти Усика</text:span>
</text:h>
      <text:p text:style-name="P4">
Authors: Ukrinform (Person)</text:p>
      <text:p text:style-name="P4">
Publisher: Укринформ (Organization)</text:p>
      <text:p text:style-name="P4">
Published Time: 2023-05-16T18:23:53+03:00</text:p>
      <text:p text:style-name="P4">
Modified Time: 2023-05-16T18:23:53+03:00</text:p>
      <text:p text:style-name="P4">
Description: Усик (20-0, 13 КО) востаннє виходив у ринг у серпні 2022 року. — Укрінформ.</text:p>
      <text:p text:style-name="P4">
Images: ["<text:a xlink:type="simple" xlink:href="https://static.ukrinform.com/photos/2023_05/thumb_files/630_360_1684250566-853.jpg" text:style-name="Internet_20_link" text:visited-style-name="Visited_20_Internet_20_Link">
630_360_16842...</text:a>
"]</text:p>
      <text:p text:style-name="P4">
Tags: ['Бокс', 'Усик']</text:p>
      <text:p text:style-name="P4">
Type: Article</text:p>
      <!--METADATA-->
      <text:p text:style-name="P4">
<draw:frame draw:style-name="fr1" draw:name="Image158" text:anchor-type="as-char" svg:width="6.9236in" svg:height="3.956343in" draw:z-index="0">
<draw:image xlink:href="../Images/yкринформ/2023-05-16T18-23-53-03-00/630_360_1684250566-853.jpg" xlink:type="simple" xlink:show="embed" xlink:actuate="onLoad" draw:mime-type="image/jpeg"/>
</draw:frame>
 Усик(20-0, 13 КО) востаннє виходив у ринг у серпні 2022 року.</text:p>
      <text:p text:style-name="P4">
Всесвітня боксерська асоціація (WBA) визначила потенційну заміну Даніелю Дюбуау поєдинку проти Олександра Усика, <text:a xlink:type="simple" xlink:href="https://twitter.com/DanRafael1/status/1658260292298522624" text:style-name="Internet_20_link" text:visited-style-name="Visited_20_Internet_20_Link">
</text:a>
американський журналіст Дан Рафаель, передає Укрінформ.</text:p>
      <text:p text:style-name="P4">
У квітні WBA офіційно зобов'язали Усика провести титульний бій проти британцяДаніеля Дюбуа (19-1, 18 КО). У грудні Дюбуа зазнав серйозної травми – упоєдинку проти Кевіна Лерена він пошкодив хрестоподібні зв'язки коліна.Всесвітня боксерська асоціація отримала від лікарів підтвердження проготовність Дюбуа провести повноцінну підготовку та вийти в ринг проти Усика.</text:p>
      <text:p text:style-name="P4">
Однак організація розглядає можливість заміни Даніеля у разі нової травми абоіншої причини. Відтак, якщо британець не зможе вийти в ринг проти Усика, WBAпризначить наступним суперником українця першого номера у рейтингу асоціації –Діонтея Вайлдера (43-2-1, 42 КО).</text:p>
      <text:p text:style-name="P4">
«WBA повідомила, що якщо Дюбуа не буде доступний через травму коліна або збудь-якої іншої причини, Усику буде призначено зустрітися з наступнимпретендентом у рейтингу, яким є Діонтей Вайлдер», – написав у своєму Twitterжурналіст.</text:p>
      <text:p text:style-name="P4">
Вайлдер дебютував на професійному рівні у 2008 році. З того моменту провів 46поєдинків. На цьому рівні виграв 43 матчі, 42 – нокаутом, та двічі програвТайсону Ф'юрі.</text:p>
      <text:p text:style-name="P4">
<text:span text:style-name="T4">
Читайте також:</text:span>
 <text:a xlink:type="simple" xlink:href="https://www.ukrinform.ua/rubric-sports/3704516-usik-stav-ambasadorom-nacionalnoi-zbirnoi-ukraini-z-futbolu.html" text:style-name="Internet_20_link" text:visited-style-name="Visited_20_Internet_20_Link">
 <text:span text:style-name="T4">
Усик</text:span>
 </text:a>
</text:p>
      <text:p text:style-name="P4">
Як повідомляв Укрінформ, Олександр Усик допомагатиме національній збірнійУкраїни з футболу в реалізації низки соціальних проєктів.</text:p>
      <text:p text:style-name="P4">
Фото: Getty Images</text:p>
      <text:p text:style-name="P4">
Source: <text:a xlink:type="simple" xlink:href="https://www.ukrinform.ua/rubric-sports/3710105-wba-rozgladae-zaminu-dubua-u-bou-proti-usika.html" text:style-name="Internet_20_link" text:visited-style-name="Visited_20_Internet_20_Link">
https://www.ukrinform.ua/rubric-sports/3710105-wba-rozgladae-zaminu-dubua-u-bou-proti-usika.html</text:a>
</text:p>
      <!--NEWS-->
      <text:h text:style-name="P10" text:outline-level="1">
<text:span text:style-name="T4">
Україна готує енергосистему до зими з урахуванням можливих військових загроз - Галущенко</text:span>
</text:h>
      <text:p text:style-name="P4">
Authors: Ukrinform (Person)</text:p>
      <text:p text:style-name="P4">
Publisher: Укринформ (Organization)</text:p>
      <text:p text:style-name="P4">
Published Time: 2023-05-16T18:29:03+03:00</text:p>
      <text:p text:style-name="P4">
Modified Time: 2023-05-16T18:29:03+03:00</text:p>
      <text:p text:style-name="P4">
Description: Україна готує енергосистему до наступного опалювального сезону з урахуванням можливих військових загроз. — Укрінформ.</text:p>
      <text:p text:style-name="P4">
Images: ["<text:a xlink:type="simple" xlink:href="https://static.ukrinform.com/photos/2023_05/thumb_files/630_360_1684250562-741.jpg" text:style-name="Internet_20_link" text:visited-style-name="Visited_20_Internet_20_Link">
630_360_16842...</text:a>
"]</text:p>
      <text:p text:style-name="P4">
Tags: ['Енергетика', 'Опалювальний сезон', 'Галущенко', 'Війна з Росією']</text:p>
      <text:p text:style-name="P4">
Type: Article</text:p>
      <!--METADATA-->
      <text:p text:style-name="P4">
<draw:frame draw:style-name="fr1" draw:name="Image159" text:anchor-type="as-char" svg:width="6.9236in" svg:height="3.956343in" draw:z-index="0">
<draw:image xlink:href="../Images/yкринформ/2023-05-16T18-29-03-03-00/630_360_1684250562-741.jpg" xlink:type="simple" xlink:show="embed" xlink:actuate="onLoad" draw:mime-type="image/jpeg"/>
</draw:frame>
 Українаготує енергосистему до наступного опалювального сезону з урахуванням можливихвійськових загроз.</text:p>
      <text:p text:style-name="P4">
Як передає Укрінформ, про це йшлося на засіданні Координаційної групи G7+ знадання допомоги енергосектору України, повідомляє <text:a xlink:type="simple" xlink:href="https://www.facebook.com/minenergoUkraine/posts/pfbid0LfCLgQzUfZv9g2qfcPFJn16g4x17cHjdcgBvV3u3xv4XZ9PZUiqsS4aGFjdfM72bl" text:style-name="Internet_20_link" text:visited-style-name="Visited_20_Internet_20_Link">
</text:a>
.</text:p>
      <text:p text:style-name="P4">
«Атака цієї ночі вчергове довела, що протиповітряна <text:a xlink:type="simple" xlink:href="https://www.ukrinform.ua/tag-oborona" text:style-name="Internet_20_link" text:visited-style-name="Visited_20_Internet_20_Link">
</text:a>
 України працює на відмінно, і це даєнам надії на майбутнє. Водночас ми розуміємо, що Росія не відмовиться відсвоїх намірів і продовжить завдавати ударів по нашій енергетичнійінфраструктурі, особливо з початком наступного опалювального сезону. Саме томуми вже здійснюємо підготовку до зими, відновлюємо те, що зазнало атак, іпосилюємо захист наших енергетичних об’єктів», - зазначив міністр енергетикиГерман Галущенко.</text:p>
      <text:p text:style-name="P4">
<text:span text:style-name="T4">
Читайте також:</text:span>
 <text:a xlink:type="simple" xlink:href="https://www.ukrinform.ua/rubric-economy/3694175-ukraina-planue-eksportuvati-do-evropi-bilse-elektroenergii-niz-torik-galusenko.html" text:style-name="Internet_20_link" text:visited-style-name="Visited_20_Internet_20_Link">
 <text:span text:style-name="T4">
Галущенко</text:span>
 </text:a>
</text:p>
      <text:p text:style-name="P4">
Він також наголосив на важливості введення в експлуатацію оновленої лініїелектропередачі «Хмельницька АЕС – Жешув», яка посилює енергетичну безпекуУкраїни завдяки використанню механізмів експорту та імпорту електроенергії.</text:p>
      <text:p text:style-name="P4">
У межах підготовки до наступного опалювального сезону також формується запаснеобхідного обладнання, яке може знадобитися для відновлення об’єктів післянаступних атак ворога. Україна інформує про поточні потреби на платформіAidEnergy. Серед найнеобхідніших потреб наразі - обладнання, яке допоможедецентралізувати генерацію, зокрема мобільні газові турбіни та газові поршні.</text:p>
      <text:p text:style-name="P4">
Також міністр поінформував учасників засідання про заходи щодо накопиченняенергоресурсів до наступного опалювального сезону. Він нагадав, що операторгазосховищ «Укртрансгаз» пройшов сертифікацію за європейськими правилами, іУкраїна готова надавати європейським партнерам потужності своїх підземнихсховищ для зберігання газу. Це своєю чергою дозволить посилити як європейську,так і українську енергетичну безпеку.</text:p>
      <text:p text:style-name="P4">
<text:span text:style-name="T4">
Читайте також:</text:span>
 <text:a xlink:type="simple" xlink:href="https://www.ukrinform.ua/rubric-economy/3709709-rosia-povinna-vidpovisti-v-mks-za-zlocini-proti-energosistemi-ukraini-galusenko.html" text:style-name="Internet_20_link" text:visited-style-name="Visited_20_Internet_20_Link">
 <text:span text:style-name="T4">
Галущенко</text:span>
 </text:a>
</text:p>
      <text:p text:style-name="P4">
Як повідомлялося, для підготовки до наступного опалювального сезону необхідно3,4 млрд доларів, у цю суму входить як відновлення генерації, так і закупівлянеобхідних ресурсів.</text:p>
      <text:p text:style-name="P4">
Source: <text:a xlink:type="simple" xlink:href="https://www.ukrinform.ua/rubric-economy/3710107-ukraina-gotue-energosistemu-do-zimi-z-urahuvannam-mozlivih-vijskovih-zagroz-galusenko.html" text:style-name="Internet_20_link" text:visited-style-name="Visited_20_Internet_20_Link">
https://www.ukrinform.ua/rubric-economy/3710107-ukraina-gotue-energosistemu-do-zimi-z-urahuvannam-mozlivih-vijskovih-zagroz-galusenko.html</text:a>
</text:p>
      <!--NEWS-->
      <text:h text:style-name="P10" text:outline-level="1">
<text:span text:style-name="T4">
Дату пленуму з обрання нового голови Верховного Суду оголосять у найближчі дні</text:span>
</text:h>
      <text:p text:style-name="P4">
Authors: Ukrinform (Person)</text:p>
      <text:p text:style-name="P4">
Publisher: Укринформ (Organization)</text:p>
      <text:p text:style-name="P4">
Published Time: 2023-05-16T18:32:00+03:00</text:p>
      <text:p text:style-name="P4">
Modified Time: 2023-05-16T18:32:00+03:00</text:p>
      <text:p text:style-name="P4">
Description: Пленум Верховного Суду з обрання нового голови буде скликаний найближчим часом після консультацій між суддями. — Укрінформ.</text:p>
      <text:p text:style-name="P4">
Images: ["<text:a xlink:type="simple" xlink:href="https://static.ukrinform.com/photos/2023_05/thumb_files/630_360_1684251456-507.jpg" text:style-name="Internet_20_link" text:visited-style-name="Visited_20_Internet_20_Link">
630_360_16842...</text:a>
"]</text:p>
      <text:p text:style-name="P4">
Tags: ['Князєв', 'Судді', 'Верховний Суд', 'Боротьба з корупцією']</text:p>
      <text:p text:style-name="P4">
Type: Article</text:p>
      <!--METADATA-->
      <text:p text:style-name="P4">
<draw:frame draw:style-name="fr1" draw:name="Image160" text:anchor-type="as-char" svg:width="6.9236in" svg:height="3.956343in" draw:z-index="0">
<draw:image xlink:href="../Images/yкринформ/2023-05-16T18-32-00-03-00/630_360_1684251456-507.jpg" xlink:type="simple" xlink:show="embed" xlink:actuate="onLoad" draw:mime-type="image/jpeg"/>
</draw:frame>
 ПленумВерховного Суду з обрання нового голови буде скликаний найближчим часом післяконсультацій між суддями.</text:p>
      <text:p text:style-name="P4">
Про це повідомив в.о. голови ВС Дмитро Луспеник під час пресконференції післязавершення пленуму, на якому судді проголосували за висловлення недовірипопередньому голові суду Всеволоду Князєву, передає кореспондент Укрінформу.</text:p>
      <text:p text:style-name="P4">
"Пленум ВС достроково припинив повноваження голови <text:a xlink:type="simple" xlink:href="https://www.ukrinform.ua/tag-verhovnij-sud" text:style-name="Internet_20_link" text:visited-style-name="Visited_20_Internet_20_Link">
</text:a>
 . Як швидко може бути призначенезасідання пленуму щодо обрання нового голови? Ми це питання вирішимо післяпевних консультацій всередині колективу ближчими днями, про що вас додатковоповідомимо", – сказав він.</text:p>
      <text:p text:style-name="P4">
<text:span text:style-name="T4">
Читайте також:</text:span>
 <text:a xlink:type="simple" xlink:href="https://www.ukrinform.ua/rubric-society/3710076-suddi-verhovnogo-sudu-progolosuvali-za-vislovlenna-nedoviri-knazevu.html" text:style-name="Internet_20_link" text:visited-style-name="Visited_20_Internet_20_Link">
 <text:span text:style-name="T4">
Князєв</text:span>
 </text:a>
</text:p>
      <text:p text:style-name="P4">
За словами Луспеника, колективу ВС не відомі обставини справи відносно ужеколишнього голови ВС Князєва.</text:p>
      <text:p text:style-name="P4">
"Ми лише знаємо те, що оголошували на брифінгу НАБУ і САП", – додав він.</text:p>
      <text:p text:style-name="P4">
Водночас голова Касаційного цивільного суду у складі ВС Борис Гулько зазначив,що ВС співпрацює зі слідством, оскільки судді "зацікавлені у встановленніістини".</text:p>
      <text:p text:style-name="P4">
Як повідомлялося, під час пленуму Верховного Суду 16 травня 140 суддів віддалиголоси за висловлення недовіри чинному голові ВС Всеволоду Князєву. Післяцього судді проголосували за постанову пленуму ВС про припинення повноваженьголови ВС Князєва. Цю постанову підтримали 137 суддів.</text:p>
      <text:p text:style-name="P4">
Відповідно до законодавства, у випадку відсутності голови ВС його повноваженнявиконує заступник голови. Однак у ВС відсутній заступник голови, томуобов'язки очільника суду виконуватиме суддя, який найдовше працює у ВС. Наразітаким суддею є секретар пленуму ВС Дмитро Луспеник.</text:p>
      <text:p text:style-name="P4">
Водночас Князєв, хоч і звільнений з посади голови, але залишатиметься суддеюВС. Звільнити його має право Вища рада правосуддя.</text:p>
      <text:p text:style-name="P4">
Напередодні 15 травня <text:a xlink:type="simple" xlink:href="https://www.ukrinform.ua/rubric-society/3709683-nabu-i-sap-vikrili-masstabnu-korupciu-u-verhovnomu-sudi.html" text:style-name="Internet_20_link" text:visited-style-name="Visited_20_Internet_20_Link">
 </text:a>
одержання неправомірної вигоди керівництвом та суддями Верховного Суду.</text:p>
      <text:p text:style-name="P4">
Правоохоронці затримали чинного голову ВС Князєва та вилучили 2,7 млн дол.</text:p>
      <text:p text:style-name="P4">
Source: <text:a xlink:type="simple" xlink:href="https://www.ukrinform.ua/rubric-society/3710109-datu-plenumu-z-obranna-novogo-golovi-verhovnogo-sudu-ogolosat-u-najblizci-dni.html" text:style-name="Internet_20_link" text:visited-style-name="Visited_20_Internet_20_Link">
https://www.ukrinform.ua/rubric-society/3710109-datu-plenumu-z-obranna-novogo-golovi-verhovnogo-sudu-ogolosat-u-najblizci-dni.html</text:a>
</text:p>
      <!--NEWS-->
      <text:h text:style-name="P10" text:outline-level="1">
<text:span text:style-name="T4">
Президент ПАРЄ планує відвідати Україну</text:span>
</text:h>
      <text:p text:style-name="P4">
Authors: Ukrinform (Person)</text:p>
      <text:p text:style-name="P4">
Publisher: Укринформ (Organization)</text:p>
      <text:p text:style-name="P4">
Published Time: 2023-05-16T18:32:25+03:00</text:p>
      <text:p text:style-name="P4">
Modified Time: 2023-05-16T18:32:25+03:00</text:p>
      <text:p text:style-name="P4">
Description: Президент Парламентської асамблеї Ради Європи Тіні Кокс планує відвідати Україну для обговорення з Верховною Радою питання свободи слова. — Укрінформ.</text:p>
      <text:p text:style-name="P4">
Images: ["<text:a xlink:type="simple" xlink:href="https://static.ukrinform.com/photos/2022_12/thumb_files/630_360_1671925905-403.jpg" text:style-name="Internet_20_link" text:visited-style-name="Visited_20_Internet_20_Link">
630_360_16719...</text:a>
"]</text:p>
      <text:p text:style-name="P4">
Tags: ['ПАРЄ', 'Верховна Рада', 'Тіні Кокс']</text:p>
      <text:p text:style-name="P4">
Type: Article</text:p>
      <!--METADATA-->
      <text:p text:style-name="P4">
<draw:frame draw:style-name="fr1" draw:name="Image161" text:anchor-type="as-char" svg:width="6.9236in" svg:height="3.956343in" draw:z-index="0">
<draw:image xlink:href="../Images/yкринформ/2023-05-16T18-32-25-03-00/630_360_1671925905-403.jpg" xlink:type="simple" xlink:show="embed" xlink:actuate="onLoad" draw:mime-type="image/jpeg"/>
</draw:frame>
 ПрезидентПарламентської асамблеї Ради Європи Тіні Кокс планує відвідати Україну дляобговорення з Верховною Радою питання свободи слова.</text:p>
      <text:p text:style-name="P4">
Про це він заявив в інтерв’ю <text:a xlink:type="simple" xlink:href="http://www.youtube.com/watch" text:style-name="Internet_20_link" text:visited-style-name="Visited_20_Internet_20_Link">
 </text:a>
 ,повідомляє Укрінформ.</text:p>
      <text:p text:style-name="P4">
Кокс зазначив, що як голова ПАРЄ він слідкує за свободою слова і медіа,називаючи це надважливою річчю.</text:p>
      <text:p text:style-name="P4">
«Звичайно, в умовах війни дещо має відбуватися інакше, але ж є базові речі.Навіть ваш Президент відзначав, що ми захищаємо не кордони, а цінності тагромадян. Я планую скоро поїхати до України. Я хочу обговорити це з вашимпарламентом», - сказав президент ПАРЄ.</text:p>
      <text:p text:style-name="P4">
На його думку, Рада Європи може допомогти <text:a xlink:type="simple" xlink:href="https://www.ukrinform.ua/tag-verhovna-rada" text:style-name="Internet_20_link" text:visited-style-name="Visited_20_Internet_20_Link">
 </text:a>
 поліпшити ситуацію навіть за нинішніх часів війни. Кокс такожзакликав Українську державу: «Не чекайте на завершення війни, щоби виправитите, що ви можете виправити зараз, бо завтра будуть нові виклики, новіпроблеми».</text:p>
      <text:p text:style-name="P4">
<text:span text:style-name="T4">
Читайте також:</text:span>
 <text:a xlink:type="simple" xlink:href="https://www.ukrinform.ua/rubric-polytics/3709706-vid-samitu-radi-evropi-ukraina-ocikue-posilenna-pidtrimki-stefancuk.html" text:style-name="Internet_20_link" text:visited-style-name="Visited_20_Internet_20_Link">
 </text:a>
</text:p>
      <text:p text:style-name="P4">
Як повідомляв Укрінформ, за даними моніторингу свободи слова ІМІ, з початкуповномасштабного вторгнення 233 медіа припинили роботу через війну Росії протиУкраїни.</text:p>
      <text:p text:style-name="P4">
Фото: facebook.com/TinyKoxSP</text:p>
      <text:p text:style-name="P4">
Source: <text:a xlink:type="simple" xlink:href="https://www.ukrinform.ua/rubric-polytics/3710110-prezident-pare-planue-vidvidati-ukrainu.html" text:style-name="Internet_20_link" text:visited-style-name="Visited_20_Internet_20_Link">
https://www.ukrinform.ua/rubric-polytics/3710110-prezident-pare-planue-vidvidati-ukrainu.html</text:a>
</text:p>
      <!--NEWS-->
      <text:h text:style-name="P10" text:outline-level="1">
<text:span text:style-name="T4">
Мінфін розмістив ОВДП на більш як ₴7 мільярдів</text:span>
</text:h>
      <text:p text:style-name="P4">
Authors: Ukrinform (Person)</text:p>
      <text:p text:style-name="P4">
Publisher: Укринформ (Organization)</text:p>
      <text:p text:style-name="P4">
Published Time: 2023-05-16T18:39:41+03:00</text:p>
      <text:p text:style-name="P4">
Modified Time: 2023-05-16T18:39:41+03:00</text:p>
      <text:p text:style-name="P4">
Description: Міністерство фінансів 16 травня 2023 року на аукціоні з розміщення облігацій внутрішньої державної позики (ОВДП) залучило до державного бюджету 7,026 млрд гривень в еквіваленті. — Укрінформ.</text:p>
      <text:p text:style-name="P4">
Images: ["<text:a xlink:type="simple" xlink:href="https://static.ukrinform.com/photos/2019_02/thumb_files/630_360_1550144984-323.jpg" text:style-name="Internet_20_link" text:visited-style-name="Visited_20_Internet_20_Link">
630_360_15501...</text:a>
"]</text:p>
      <text:p text:style-name="P4">
Tags: ['Мінфін', 'Облігації']</text:p>
      <text:p text:style-name="P4">
Type: Article</text:p>
      <!--METADATA-->
      <text:p text:style-name="P4">
<draw:frame draw:style-name="fr1" draw:name="Image162" text:anchor-type="as-char" svg:width="6.9236in" svg:height="3.956343in" draw:z-index="0">
<draw:image xlink:href="../Images/yкринформ/2023-05-16T18-39-41-03-00/630_360_1550144984-323.jpg" xlink:type="simple" xlink:show="embed" xlink:actuate="onLoad" draw:mime-type="image/jpeg"/>
</draw:frame>
Міністерство фінансів 16 травня 2023 року на аукціоні з розміщення облігаційвнутрішньої державної позики (ОВДП) залучило до державного бюджету 7,026 млрдгривень в еквіваленті.</text:p>
      <text:p text:style-name="P4">
Як передає Укрінформ, про це повідомляє пресслужба міністерства у <text:a xlink:type="simple" xlink:href="http://www.facebook.com/minfin.gov.ua/posts/pfbid0Hr34mdRBgU9MhXvgeq69cFha1uZueZdBLMLrZrrCxjqDPhebfnykKLUjzkqAzsjMl" text:style-name="Internet_20_link" text:visited-style-name="Visited_20_Internet_20_Link">
</text:a>
</text:p>
      <text:p text:style-name="P4">
"Сьогодні Міністерство фінансів України розмістило військові облігації на сумубільш як 7 млрд грн", - йдеться в повідомленні.</text:p>
      <text:p text:style-name="P4">
<text:a xlink:type="simple" xlink:href="https://www.ukrinform.ua/tag-minfin" text:style-name="Internet_20_link" text:visited-style-name="Visited_20_Internet_20_Link">
 </text:a>
 запропонувало інвесторам гривневіОВДП: 191 млн грн під 18,5% з погашенням через 1 рік; 2,009 млрд грн під19,71% з погашенням через 2,4 року.</text:p>
      <text:p text:style-name="P4">
Також було запропоновано ОВДП в євро на 121 млн євро під 3,22% з погашеннямчерез рік.</text:p>
      <text:p text:style-name="P4">
<text:span text:style-name="T4">
Читайте також:</text:span>
 <text:a xlink:type="simple" xlink:href="https://www.ukrinform.ua/rubric-economy/3709575-ministr-finansiv-ne-viklucae-so-vidatki-budzetu-mozut-buti-neodnorazovo-zbilseni.html" text:style-name="Internet_20_link" text:visited-style-name="Visited_20_Internet_20_Link">
 </text:a>
</text:p>
      <text:p text:style-name="P4">
Як повідомляв Укрінформ, від початку повномасштабної війни від продажуоблігацій внутрішньої державної позики (ОВДП) на аукціонах уряд залучив майже429 млрд грн в еквіваленті.</text:p>
      <text:p text:style-name="P4">
У зв’язку з російською агресією український уряд ухвалив рішення про поетапнийвипуск військових облігацій в обсязі до 400 млрд грн. Мінфін проводитьаукціони з продажу ОВДП щовівторка, починаючи з 1 березня.</text:p>
      <text:p text:style-name="P4">
Source: <text:a xlink:type="simple" xlink:href="https://www.ukrinform.ua/rubric-economy/3710113-minfin-rozmistiv-ovdp-na-bils-ak-7-milardiv.html" text:style-name="Internet_20_link" text:visited-style-name="Visited_20_Internet_20_Link">
https://www.ukrinform.ua/rubric-economy/3710113-minfin-rozmistiv-ovdp-na-bils-ak-7-milardiv.html</text:a>
</text:p>
      <!--NEWS-->
      <text:h text:style-name="P10" text:outline-level="1">
<text:span text:style-name="T4">
Україна і МВФ обговорили фіскально-бюджетну політику</text:span>
</text:h>
      <text:p text:style-name="P4">
Authors: Ukrinform (Person)</text:p>
      <text:p text:style-name="P4">
Publisher: Укринформ (Organization)</text:p>
      <text:p text:style-name="P4">
Published Time: 2023-05-16T18:44:49+03:00</text:p>
      <text:p text:style-name="P4">
Modified Time: 2023-05-16T18:44:49+03:00</text:p>
      <text:p text:style-name="P4">
Description: Комітет Верховної Ради з питань фінансів, податкової та митної політики спільно з Міністерством фінансів провели зустріч з представниками МВФ щодо визначення українською стороною кроків у фіскально-бюджетній політиці. — Укрінформ.</text:p>
      <text:p text:style-name="P4">
Images: ["<text:a xlink:type="simple" xlink:href="https://static.ukrinform.com/photos/2023_04/thumb_files/630_360_1680538218-164.jpg" text:style-name="Internet_20_link" text:visited-style-name="Visited_20_Internet_20_Link">
630_360_16805...</text:a>
"]</text:p>
      <text:p text:style-name="P4">
Tags: ['Мінфін', 'МВФ', 'Верховна Рада']</text:p>
      <text:p text:style-name="P4">
Type: Article</text:p>
      <!--METADATA-->
      <text:p text:style-name="P4">
<draw:frame draw:style-name="fr1" draw:name="Image163" text:anchor-type="as-char" svg:width="6.9236in" svg:height="3.956343in" draw:z-index="0">
<draw:image xlink:href="../Images/yкринформ/2023-05-16T18-44-49-03-00/630_360_1680538218-164.jpg" xlink:type="simple" xlink:show="embed" xlink:actuate="onLoad" draw:mime-type="image/jpeg"/>
</draw:frame>
 КомітетВерховної Ради з питань фінансів, податкової та митної політики спільно зМіністерством фінансів провели зустріч з представниками МВФ щодо визначенняукраїнською стороною кроків у фіскально-бюджетній політиці.</text:p>
      <text:p text:style-name="P4">
Про це в <text:a xlink:type="simple" xlink:href="http://t.me/getmantsevdanil/4710" text:style-name="Internet_20_link" text:visited-style-name="Visited_20_Internet_20_Link">
</text:a>
повідомив голова Комітету Верховної Ради з питань фінансів, податкової тамитної політики Данило Гетманцев, передає Укрінформ.</text:p>
      <text:p text:style-name="P4">
"Спільно з Міністерством фінансів провели зустріч з представниками <text:a xlink:type="simple" xlink:href="https://www.ukrinform.ua/tag-mvf" text:style-name="Internet_20_link" text:visited-style-name="Visited_20_Internet_20_Link">
</text:a>
 щодо визначення наших кроків у фіскально-бюджетній політиці", - повідомив Гетманцев.</text:p>
      <text:p text:style-name="P4">
Він підкреслив, що надважливим для продовження програм фінансування єприйняття законопроєкту 8401, відновлення середньострокового бюджетногопланування, а також утримання від необдуманих та популістських ініціатив, щозавдають прямої шкоди бюджету та державі у війну.</text:p>
      <text:p text:style-name="P4">
Гетманцев зазначив, що партнери концептуально підтримали пропозицію щодозалишення мораторію на штрафи та перевірки для підприємців, які здійснюютьдіяльність на територіях, наближених до бойових дій.</text:p>
      <text:p text:style-name="P4">
<text:span text:style-name="T4">
Читайте також:</text:span>
 <text:a xlink:type="simple" xlink:href="https://www.ukrinform.ua/rubric-economy/3706344-lise-po-troh-pidakciznih-tovarah-budzet-nedootrimav-1-milard-getmancev.html" text:style-name="Internet_20_link" text:visited-style-name="Visited_20_Internet_20_Link">
 <text:span text:style-name="T4">
Гетманцев</text:span>
 </text:a>
</text:p>
      <text:p text:style-name="P4">
Як повідомляв Укрінформ, голова Комітету Верховної Ради України з питаньфінансів, податкової та митної політики Данило Гетманцев в інтерв'ю Укрінформузаявив, що в Україні до кінця року потрібно реформувати БЕБ, Державну митнуслужбу, а також Державну податкову службу. Зокрема, у січні 2023 року депутатанонсував масштабну цифровізацію податкової.</text:p>
      <text:p text:style-name="P4">
Source: <text:a xlink:type="simple" xlink:href="https://www.ukrinform.ua/rubric-economy/3710115-ukraina-i-mvf-obgovorili-fiskalnobudzetnu-politiku.html" text:style-name="Internet_20_link" text:visited-style-name="Visited_20_Internet_20_Link">
https://www.ukrinform.ua/rubric-economy/3710115-ukraina-i-mvf-obgovorili-fiskalnobudzetnu-politiku.html</text:a>
</text:p>
      <!--NEWS-->
      <text:h text:style-name="P10" text:outline-level="1">
<text:span text:style-name="T4">
У Запоріжжі затримали ексміліціонера, який хотів приєднатися до «вагнерівців»</text:span>
</text:h>
      <text:p text:style-name="P4">
Authors: Ukrinform (Person)</text:p>
      <text:p text:style-name="P4">
Publisher: Укринформ (Organization)</text:p>
      <text:p text:style-name="P4">
Published Time: 2023-05-16T18:53:00+03:00</text:p>
      <text:p text:style-name="P4">
Modified Time: 2023-05-16T18:53:00+03:00</text:p>
      <text:p text:style-name="P4">
Description: Служба безпеки України затримала у Запоріжжі колишнього правоохоронця, який хотів приєднатися до ПВК «Вагнера» і воювати проти України. — Укрінформ.</text:p>
      <text:p text:style-name="P4">
Images: ["<text:a xlink:type="simple" xlink:href="https://static.ukrinform.com/photos/2023_05/thumb_files/630_360_1684252118-421.jpg" text:style-name="Internet_20_link" text:visited-style-name="Visited_20_Internet_20_Link">
630_360_16842...</text:a>
"]</text:p>
      <text:p text:style-name="P4">
Tags: ['Колаборант', 'ПВК "Вагнера"', 'Запоріжжя', 'Війна з Росією']</text:p>
      <text:p text:style-name="P4">
Type: Article</text:p>
      <!--METADATA-->
      <text:p text:style-name="P4">
<draw:frame draw:style-name="fr1" draw:name="Image164" text:anchor-type="as-char" svg:width="6.9236in" svg:height="3.956343in" draw:z-index="0">
<draw:image xlink:href="../Images/yкринформ/2023-05-16T18-53-00-03-00/630_360_1684252118-421.jpg" xlink:type="simple" xlink:show="embed" xlink:actuate="onLoad" draw:mime-type="image/jpeg"/>
</draw:frame>
 Службабезпеки України затримала у Запоріжжі колишнього правоохоронця, який хотівприєднатися до ПВК «Вагнера» і воювати проти України.</text:p>
      <text:p text:style-name="P4">
Як передає Укрінформ, про це СБУ повідомляє у <text:a xlink:type="simple" xlink:href="https://t.me/SBUkr/8318" text:style-name="Internet_20_link" text:visited-style-name="Visited_20_Internet_20_Link">
 </text:a>
 .</text:p>
      <text:p text:style-name="P4">
«Служба безпеки затримала ще одного ворожого поплічника під часконтрдиверсійних заходів у Запоріжжі. Ним виявився колишній правоохоронець,якого у 2009 році було звільнено з органів МВС України за корупцію», - ідетьсяв повідомленні.</text:p>
      <text:p text:style-name="P4">
_Відео:<text:a xlink:type="simple" xlink:href="https://t.me/SBUkr/8318" text:style-name="Internet_20_link" text:visited-style-name="Visited_20_Internet_20_Link">
 </text:a>
 _</text:p>
      <text:p text:style-name="P4">
На початку повномасштабного вторгнення він підтримав збройну агресію РФ тапочав розробляти план втечі до тимчасово захопленого Мелітополя, щобприєднатись до лав <text:a xlink:type="simple" xlink:href="https://www.ukrinform.ua/tag-pvk-vagnera" text:style-name="Internet_20_link" text:visited-style-name="Visited_20_Internet_20_Link">
 </text:a>
 .</text:p>
      <text:p text:style-name="P4">
Для цього зловмисник вийшов «на зв’язок» зі своїми колишніми колегами-зрадниками, які вступили до так званого «управління МВС РФ» у тимчасовозахопленій частині регіону.</text:p>
      <text:p text:style-name="P4">
Через них він підшукував можливість незаконно перетнути лінію південногофронту і потім потрапити на «співбесіду» до керівників угруповання «Вагнер».</text:p>
      <text:p text:style-name="P4">
«У той же час зловмисник розгорнув антиукраїнську діяльність у забороненійсоцмережі «Вконтакте». Там він створив інтернет-групу та «наростив» аудиторіюна понад 3,5 тис. підписників», - сказано в повідомленні.</text:p>
      <text:p text:style-name="P4">
У своїх публікаціях під вигаданим іменем чоловік активно поширював дописи, вяких героїзував «вагнерівців» та їхнього ватажка - Євгена Пригожина.</text:p>
      <text:p text:style-name="P4">
<text:span text:style-name="T4">
Читайте також:</text:span>
 <text:a xlink:type="simple" xlink:href="https://www.ukrinform.ua/rubric-regions/3695929-sbu-zatrimala-rosijskogo-agenta-akij-sukav-slabki-misca-na-kordoni.html" text:style-name="Internet_20_link" text:visited-style-name="Visited_20_Internet_20_Link">
 <text:span text:style-name="T4">
російського</text:span>
 <text:span text:style-name="T4">
агента</text:span>
</text:a>
</text:p>
      <text:p text:style-name="P4">
Також він заперечував російські ракетні удари по українських містах і закликавдо зміни меж державного кордону України.</text:p>
      <text:p text:style-name="P4">
Під час обшуків за місцем проживання ворожого поплічника виявлено мобільнийтелефон та комп’ютерну техніку, які він використовував у підривній діяльності.</text:p>
      <text:p text:style-name="P4">
На підставі зібраних доказів зловмиснику повідомлено про підозру за ч. 2, ч. 3ст. 436-2 (виправдовування, визнання правомірною, заперечення збройної агресіїРФ проти України, глорифікація її учасників) Кримінального кодексу України.</text:p>
      <text:p text:style-name="P4">
Наразі він перебуває під вартою. Триває розслідування для встановлення всіхобставин злочину.</text:p>
      <text:p text:style-name="P4">
Як повідомляв <text:a xlink:type="simple" xlink:href="https://www.ukrinform.ua/rubric-regions/3708434-agentu-akij-peredav-rosianam-dani-pro-zsu-na-harkivsini-dali-15-rokiv-turmi.html" text:style-name="Internet_20_link" text:visited-style-name="Visited_20_Internet_20_Link">
 </text:a>
 , утравні до 15 років позбавлення волі засудили російського агента, якийпередавав ворогу координати розташування українських військових у Харківськійобласті.</text:p>
      <text:p text:style-name="P4">
Source: <text:a xlink:type="simple" xlink:href="https://www.ukrinform.ua/rubric-regions/3710116-u-zaporizzi-zatrimali-eksmilicionera-akij-hotiv-priednatisa-do-vagnerivciv.html" text:style-name="Internet_20_link" text:visited-style-name="Visited_20_Internet_20_Link">
https://www.ukrinform.ua/rubric-regions/3710116-u-zaporizzi-zatrimali-eksmilicionera-akij-hotiv-priednatisa-do-vagnerivciv.html</text:a>
</text:p>
      <!--NEWS-->
      <text:h text:style-name="P10" text:outline-level="1">
<text:span text:style-name="T4">
Українка отримала у Вашингтоні міжнародну відзнаку «Голоси хоробрості»</text:span>
</text:h>
      <text:p text:style-name="P4">
Authors: Ukrinform (Person)</text:p>
      <text:p text:style-name="P4">
Publisher: Укринформ (Organization)</text:p>
      <text:p text:style-name="P4">
Published Time: 2023-05-16T18:57:50+03:00</text:p>
      <text:p text:style-name="P4">
Modified Time: 2023-05-16T18:57:50+03:00</text:p>
      <text:p text:style-name="P4">
Description: Міжнародну відзнаку “Голоси хоробрості” 2023 отримала правозахисниця, директорка “Української фундації громадського здоров’я” Галина Скіпальська. — Укрінформ.</text:p>
      <text:p text:style-name="P4">
Images: ["<text:a xlink:type="simple" xlink:href="https://static.ukrinform.com/photos/2023_05/thumb_files/630_360_1684252290-623.png" text:style-name="Internet_20_link" text:visited-style-name="Visited_20_Internet_20_Link">
630_360_16842...</text:a>
"]</text:p>
      <text:p text:style-name="P4">
Tags: ['Права людини', 'Премія', 'США']</text:p>
      <text:p text:style-name="P4">
Type: Article</text:p>
      <!--METADATA-->
      <text:p text:style-name="P4">
<draw:frame draw:style-name="fr1" draw:name="Image165" text:anchor-type="as-char" svg:width="6.9236in" svg:height="3.956343in" draw:z-index="0">
<draw:image xlink:href="../Images/yкринформ/2023-05-16T18-57-50-03-00/630_360_1684252290-623.png" xlink:type="simple" xlink:show="embed" xlink:actuate="onLoad" draw:mime-type="image/png"/>
</draw:frame>
 Міжнароднувідзнаку “Голоси хоробрості” 2023 отримала правозахисниця, директорка“Української фундації громадського здоров’я” Галина Скіпальська.</text:p>
      <text:p text:style-name="P4">
Про це Укрінформу повідомили в представництві HealthRight (Право на здоров’я)в Україні.</text:p>
      <text:p text:style-name="P4">
“Галина Скіпальська, правозахисниця, директорка “Української фундаціїгромадського здоров’я” відзначена Премією Жіночої комісії у справах біженців“Voices of Courage Awards”, що вручають світовим лідерам, які відстоюютьсправедливість, гендерну рівність, життя та права жінок і дітей-біженців”, -повідомили у представництві.</text:p>
      <text:p text:style-name="P4">
За інформацією HealthRight (Право на здоров’я) в Україні, Скіпальська —правозахисниця та експертка з гендерних питань, очолює представництвоHealthRight International (Право на здоров’я) в Україні, міжнародноїорганізації, яка працює у сфері охорони здоров’я та захисту прав людини, атакож є виконавчою директоркою МБФ «Українська фундація громадськогоздоров’я».</text:p>
      <text:p text:style-name="P4">
<text:span text:style-name="T4">
Читайте також:</text:span>
 <text:a xlink:type="simple" xlink:href="https://www.ukrinform.ua/rubric-society/3649259-lvivska-pravozahisnica-stala-persou-ukrainkou-aku-vidznacili-premieu-ulofa-palme.html" text:style-name="Internet_20_link" text:visited-style-name="Visited_20_Internet_20_Link">
 <text:span text:style-name="T4">
правозахисниця</text:span>
 </text:a>
</text:p>
      <text:p text:style-name="P4">
Із початком повномасштабної війни в Україні Скіпальська адаптувала моделіпослуг до потреб внутрішньо переміщених жінок та дітей, постраждалих відгендерно зумовленого та сексуального насильства, пов’язаного з війною,військових, постраждалих від катувань. Лише в 2022 році очолювані Скіпальськоюорганізації, в яких працює понад 600 психологів, соціальних працівників,медсестер надали комплексні соціальні, психологічні та гуманітарні послуги,послуги притулку понад 400 000 українських жінок та дітей, які постраждали відвійни.</text:p>
      <text:p text:style-name="P4">
«Я є громадською активісткою понад 20 років. Усі ці роки я присвячуюзабезпеченню прав жінок і дітей, їх доступу до життєво важливих соціальнихпослуг і послуг охорони здоров’я. Я маю амбітну мету – зробити Україну кращоюкраїною, країною з нульовою терпимістю до насильства щодо жінок. Я мрію проУкраїну, де кожна жінка знає свої права в суспільстві, сім'ї та соціумі.Україна, в якій кожна жінка може себе реалізувати та розкрити. Україна, дежінки здорові та щасливі!», – прокоментувала Скіпальська.</text:p>
      <text:p text:style-name="P4">
<text:span text:style-name="T4">
Читайте також:</text:span>
 <text:a xlink:type="simple" xlink:href="https://www.ukrinform.ua/rubric-society/3691766-u-vseukrainskoi-programi-mentalnogo-zdorova-zavilisa-ambasadori.html" text:style-name="Internet_20_link" text:visited-style-name="Visited_20_Internet_20_Link">
 </text:a>
</text:p>
      <text:p text:style-name="P4">
Як відомо, «Голоси хоробрості» – щорічна міжнародна подія, заснована Women'sRefugee Commission («Жіноча комісія у справах біженців»). Її мета полягає увідзначенні досягнень діяльності Комісії, а також вручення Премії Voices ofCourage Awards світовим лідерам, які відстоюють справедливість, гендернурівність, життя та права жінок і дітей-біженців.</text:p>
      <text:p text:style-name="P4">
Source: <text:a xlink:type="simple" xlink:href="https://www.ukrinform.ua/rubric-society/3710118-ukrainka-otrimala-u-vasingtoni-miznarodnu-vidznaku-golosi-horobrosti.html" text:style-name="Internet_20_link" text:visited-style-name="Visited_20_Internet_20_Link">
https://www.ukrinform.ua/rubric-society/3710118-ukrainka-otrimala-u-vasingtoni-miznarodnu-vidznaku-golosi-horobrosti.html</text:a>
</text:p>
      <!--NEWS-->
      <text:h text:style-name="P10" text:outline-level="1">
<text:span text:style-name="T4">
Рівень виплат виробникам електроенергії за «зеленим тарифом» у 2023 році підвищився - Герус</text:span>
</text:h>
      <text:p text:style-name="P4">
Authors: Ukrinform (Person)</text:p>
      <text:p text:style-name="P4">
Publisher: Укринформ (Organization)</text:p>
      <text:p text:style-name="P4">
Published Time: 2023-05-16T18:59:48+03:00</text:p>
      <text:p text:style-name="P4">
Modified Time: 2023-05-16T18:59:48+03:00</text:p>
      <text:p text:style-name="P4">
Description: Борги держави перед виробниками електроенергії із відновлюваних джерел у 2022 році не зросли, а з початку 2023 рівень виплат таким виробникам підвищився. — Укрінформ.</text:p>
      <text:p text:style-name="P4">
Images: ["<text:a xlink:type="simple" xlink:href="https://static.ukrinform.com/photos/2023_05/thumb_files/630_360_1684223582-507.jpg" text:style-name="Internet_20_link" text:visited-style-name="Visited_20_Internet_20_Link">
630_360_16842...</text:a>
"]</text:p>
      <text:p text:style-name="P4">
Tags: ['Електроенергія', 'Герус', '«Зелений» тариф']</text:p>
      <text:p text:style-name="P4">
Type: Article</text:p>
      <!--METADATA-->
      <text:p text:style-name="P4">
<draw:frame draw:style-name="fr1" draw:name="Image166" text:anchor-type="as-char" svg:width="6.9236in" svg:height="3.956343in" draw:z-index="0">
<draw:image xlink:href="../Images/yкринформ/2023-05-16T18-59-48-03-00/630_360_1684223582-507.jpg" xlink:type="simple" xlink:show="embed" xlink:actuate="onLoad" draw:mime-type="image/jpeg"/>
</draw:frame>
 Боргидержави перед виробниками електроенергії із відновлюваних джерел у 2022 роціне зросли, а з початку 2023 рівень виплат таким виробникам підвищився.</text:p>
      <text:p text:style-name="P4">
Про це в інтерв’ю <text:a xlink:type="simple" xlink:href="https://www.ukrinform.ua/rubric-economy/3709802-andrij-gerus-golova-komitetu-vr-z-pitan-energetiki.html" text:style-name="Internet_20_link" text:visited-style-name="Visited_20_Internet_20_Link">
 </text:a>
 повідомив голова комітетуВерховної Ради з питань енергетики та житлово-комунальних послуг Андрій Герус.</text:p>
      <text:p text:style-name="P4">
«Що стосується відновлювальної енергетики, яка працює за “зеленим тарифом”, тоситуація, вважаю, стабілізувалася. За минулий воєнний рік борги переденергетиками не зросли. Було ухвалено низку рішень щодо зниження борговогонавантаження і погашення боргів. Цього року ситуація ще покращилася - рівеньоплати підвищився», – сказав Герус.</text:p>
      <text:p text:style-name="P4">
<text:span text:style-name="T4">
Читайте також:</text:span>
 <text:a xlink:type="simple" xlink:href="https://www.ukrinform.ua/rubric-economy/3710024-gerus-anonsuvav-masove-vidkritta-na-azs-stancij-svidkoi-zaradki-elektrokariv.html" text:style-name="Internet_20_link" text:visited-style-name="Visited_20_Internet_20_Link">
 <text:span text:style-name="T4">
Герус</text:span>
 </text:a>
</text:p>
      <text:p text:style-name="P4">
За його словами, говорити про якусь “ідеальну” ситуацію складно. Але вонастабільна і контрольована державою. Навіть під час війни є нові об’єкти, якібудують, добудовують, вводять в експлуатацію. А це свідчить про те, щоінвестори вірять державі і готові тут працювати. Тобто, є привабливі умови,достатньо сприятливе середовище для розвитку такої генерації навіть занинішнього скорочення споживання <text:a xlink:type="simple" xlink:href="https://www.ukrinform.ua/tag-elektroenergia" text:style-name="Internet_20_link" text:visited-style-name="Visited_20_Internet_20_Link">
 </text:a>
 , зменшення кількості платоспроможних споживачів.</text:p>
      <text:p text:style-name="P4">
«Погоджуюся, що є проблеми із тим, щоб збиралася необхідна тарифна виручка івчасно оплачувалася вся продана електроенергія за “зеленим тарифом”. Аледержава працює у цьому напрямі. Думаю, ми гідно пройдемо ці складні роки», –додав Герус.</text:p>
      <text:p text:style-name="P4">
<text:span text:style-name="T4">
Читайте також:</text:span>
 <text:a xlink:type="simple" xlink:href="https://www.ukrinform.ua/rubric-economy/3709943-ludi-z-nizkim-dohodom-prakticno-ne-vidcuut-zminu-tarifiv-na-elektriku-gerus.html" text:style-name="Internet_20_link" text:visited-style-name="Visited_20_Internet_20_Link">
 <text:span text:style-name="T4">
Герус</text:span>
 </text:a>
</text:p>
      <text:p text:style-name="P4">
Як повідомлялося, основою причиною заборгованості за 2021-2022 роки перед ВДЕна суму 18,5 млрд грн є заборгованість "Укренерго" з оплати послуги, яка зацей період складає 12,8 млрд грн, та заборгованість ВДЕ з оплати часткиврегулювання небалансів електричної енергії на суму 5,5 млрд грн.</text:p>
      <text:p text:style-name="P4">
Source: <text:a xlink:type="simple" xlink:href="https://www.ukrinform.ua/rubric-economy/3710121-riven-viplat-virobnikam-elektroenergii-za-zelenim-tarifom-u-2023-roci-pidvisivsa-gerus.html" text:style-name="Internet_20_link" text:visited-style-name="Visited_20_Internet_20_Link">
https://www.ukrinform.ua/rubric-economy/3710121-riven-viplat-virobnikam-elektroenergii-za-zelenim-tarifom-u-2023-roci-pidvisivsa-gerus.html</text:a>
</text:p>
      <!--NEWS-->
      <text:h text:style-name="P10" text:outline-level="1">
<text:span text:style-name="T4">
Потенціал Росії до наступальних дій абсолютно вичерпаний - Буданов</text:span>
</text:h>
      <text:p text:style-name="P4">
Authors: Ukrinform (Person)</text:p>
      <text:p text:style-name="P4">
Publisher: Укринформ (Organization)</text:p>
      <text:p text:style-name="P4">
Published Time: 2023-05-16T19:04:00+03:00</text:p>
      <text:p text:style-name="P4">
Modified Time: 2023-05-16T19:04:00+03:00</text:p>
      <text:p text:style-name="P4">
Description: Потенціал Росії до наступальних дій вже абсолютно вичерпаний, але вона має серйозний потенціал для оборони. — Укрінформ.</text:p>
      <text:p text:style-name="P4">
Images: ["<text:a xlink:type="simple" xlink:href="https://static.ukrinform.com/photos/2023_02/thumb_files/630_360_1675633346-516.jpg" text:style-name="Internet_20_link" text:visited-style-name="Visited_20_Internet_20_Link">
630_360_16756...</text:a>
"]</text:p>
      <text:p text:style-name="P4">
Tags: ['Розвідка', 'Буданов', 'Війна з Росією']</text:p>
      <text:p text:style-name="P4">
Type: Article</text:p>
      <!--METADATA-->
      <text:p text:style-name="P4">
<draw:frame draw:style-name="fr1" draw:name="Image167" text:anchor-type="as-char" svg:width="6.9236in" svg:height="3.956343in" draw:z-index="0">
<draw:image xlink:href="../Images/yкринформ/2023-05-16T19-04-00-03-00/630_360_1675633346-516.jpg" xlink:type="simple" xlink:show="embed" xlink:actuate="onLoad" draw:mime-type="image/jpeg"/>
</draw:frame>
 ПотенціалРосії до наступальних дій вже абсолютно вичерпаний, але вона має серйознийпотенціал для оборони.</text:p>
      <text:p text:style-name="P4">
Про це начальник Головного управління розвідки Міністерства оборони Українигенерал-майор Кирило Буданов сказав інтерв'ю програмі <text:a xlink:type="simple" xlink:href="https://www.youtube.com/watch" text:style-name="Internet_20_link" text:visited-style-name="Visited_20_Internet_20_Link">
</text:a>
 , передає Укрінформ.</text:p>
      <text:p text:style-name="P4">
"Він (наступальний потенціал - ред.) абсолютно вичерпаний, вони зараз маютьсерйозний потенціал для оборони. Це правда. Оборону вони побудувалиешелоновану, правильну, потужну. Але це вже не та російська армія, яка моглапроводити серйозні наступальні операції", - сказав Буданов.</text:p>
      <text:p text:style-name="P4">
<text:span text:style-name="T4">
Читайте також:</text:span>
 <text:a xlink:type="simple" xlink:href="https://www.ukrinform.ua/rubric-ato/3699949-ukraina-nablizaetsa-do-obminu-vsih-na-vsih-budanov.html" text:style-name="Internet_20_link" text:visited-style-name="Visited_20_Internet_20_Link">
 <text:span text:style-name="T4">
Буданов</text:span>
 </text:a>
</text:p>
      <text:p text:style-name="P4">
Він зазначив, що угруповання, яке задіяне безпосередньо до воєнних дій натериторії України, налічує приблизно 370 000 воєнного компоненту, трохи більшеніж 20 000 військ Національної гвардії, і біля 7 000 сукупно різних видіввоєнізованих формувань.</text:p>
      <text:p text:style-name="P4">
Як повідомляв Укрінформ, раніше представник Головного управління розвідкиМіноборони Андрій Юсов заявляв, що по всій лінії фронту <text:a xlink:type="simple" xlink:href="https://www.ukrinform.ua/tag-rosia" text:style-name="Internet_20_link" text:visited-style-name="Visited_20_Internet_20_Link">
</text:a>
 переходить до оборони, і у неї наразінемає можливостей для повторення масштабних наступальних дій.</text:p>
      <text:p text:style-name="P4">
Source: <text:a xlink:type="simple" xlink:href="https://www.ukrinform.ua/rubric-ato/3710124-potencial-rosii-do-nastupalnih-dij-absolutno-vicerpanij-budanov.html" text:style-name="Internet_20_link" text:visited-style-name="Visited_20_Internet_20_Link">
https://www.ukrinform.ua/rubric-ato/3710124-potencial-rosii-do-nastupalnih-dij-absolutno-vicerpanij-budanov.html</text:a>
</text:p>
      <!--NEWS-->
      <text:h text:style-name="P10" text:outline-level="1">
<text:span text:style-name="T4">
У Канаді через лісові пожежі евакуювали понад 30 тисяч людей</text:span>
</text:h>
      <text:p text:style-name="P4">
Authors: Ukrinform (Person)</text:p>
      <text:p text:style-name="P4">
Publisher: Укринформ (Organization)</text:p>
      <text:p text:style-name="P4">
Published Time: 2023-05-16T19:06:00+03:00</text:p>
      <text:p text:style-name="P4">
Modified Time: 2023-05-16T19:06:00+03:00</text:p>
      <text:p text:style-name="P4">
Description: У канадській провінції Альберта через лісові пожежі евакуйовано понад 30 тисяч людей та скорочено видобуток нафти. — Укрінформ.</text:p>
      <text:p text:style-name="P4">
Images: ["<text:a xlink:type="simple" xlink:href="https://static.ukrinform.com/photos/2023_05/thumb_files/630_360_1683632619-343.jpg" text:style-name="Internet_20_link" text:visited-style-name="Visited_20_Internet_20_Link">
630_360_16836...</text:a>
"]</text:p>
      <text:p text:style-name="P4">
Tags: ['Евакуація', 'Канада', 'Пожежа']</text:p>
      <text:p text:style-name="P4">
Type: Article</text:p>
      <!--METADATA-->
      <text:p text:style-name="P4">
<draw:frame draw:style-name="fr1" draw:name="Image168" text:anchor-type="as-char" svg:width="6.9236in" svg:height="3.956343in" draw:z-index="0">
<draw:image xlink:href="../Images/yкринформ/2023-05-16T19-06-00-03-00/630_360_1683632619-343.jpg" xlink:type="simple" xlink:show="embed" xlink:actuate="onLoad" draw:mime-type="image/jpeg"/>
</draw:frame>
 Уканадській провінції Альберта через лісові пожежі евакуйовано понад 30 тисячлюдей та скорочено видобуток нафти.</text:p>
      <text:p text:style-name="P4">
Як передає Укрінформ, про це повідомляє <text:a xlink:type="simple" xlink:href="https://news.sky.com/story/canada-wildfires-force-shutdown-of-oil-and-gas-production-12882020" text:style-name="Internet_20_link" text:visited-style-name="Visited_20_Internet_20_Link">
 </text:a>
 .</text:p>
      <text:p text:style-name="P4">
Протягом кількох днів у регіоні спалахнуло 90 <text:a xlink:type="simple" xlink:href="https://www.ukrinform.ua/tag-pozeza" text:style-name="Internet_20_link" text:visited-style-name="Visited_20_Internet_20_Link">
</text:a>
 , з яких 23 вважалисянеконтрольованими. У перші 11 днів травня фіксувалися рекорди спеки у кількохчастинах провінції.</text:p>
      <text:p text:style-name="P4">
Прем'єр-міністр Канади Джастін Трюдо у понеділок відвідав Альберту, щобперевірити заходи з гасіння пожеж військовими, які були направлені длядопомоги місцевим рятувальникам у боротьбі з вогнем.</text:p>
      <text:p text:style-name="P4">
Зазначається, що лісові пожежі в Канаді вже змусили понад 30 000 людейзалишити свої будинки та вдарили по виробництву у її основній нафтовидобувнійпровінції.</text:p>
      <text:p text:style-name="P4">
Підполковник Бен Шмідт, один з військових, який інформував Трюдо, сказав, щопрогноз погоди, який показує практично відсутність дощу протягом наступних 10днів, стане «великим викликом».</text:p>
      <text:p text:style-name="P4">
<text:span text:style-name="T4">
Читайте також:</text:span>
 <text:a xlink:type="simple" xlink:href="https://www.ukrinform.ua/rubric-world/3708453-dim-vid-lisovih-pozez-u-kanadi-vkriv-bilsist-kraini-i-distavsa-ssa.html" text:style-name="Internet_20_link" text:visited-style-name="Visited_20_Internet_20_Link">
 <text:span text:style-name="T4">
Канаді</text:span>
 </text:a>
</text:p>
      <text:p text:style-name="P4">
По всій західній Канаді оголошено спеціальні попередження, а офіційні особизакликали бути пильними, оскільки температура повітря в деяких областяхдосягне 30°.</text:p>
      <text:p text:style-name="P4">
Як повідомляв Укрінформ, уряд Альберти ще позаминулого тижня оголосив натериторії провінції надзвичайний стан. До боротьби з пожежами було залученоармію та військову техніку.</text:p>
      <text:p text:style-name="P4">
<text:span text:style-name="T5">
Фото: CTV News video</text:span>
</text:p>
      <text:p text:style-name="P4">
Source: <text:a xlink:type="simple" xlink:href="https://www.ukrinform.ua/rubric-world/3710123-u-kanadi-cerez-lisovi-pozezi-evakuuvali-ponad-30-tisac-ludej.html" text:style-name="Internet_20_link" text:visited-style-name="Visited_20_Internet_20_Link">
https://www.ukrinform.ua/rubric-world/3710123-u-kanadi-cerez-lisovi-pozezi-evakuuvali-ponad-30-tisac-ludej.html</text:a>
</text:p>
      <!--NEWS-->
      <text:h text:style-name="P10" text:outline-level="1">
<text:span text:style-name="T4">
США оголосили санкції проти російського хакера та винагороду за інформацію про нього</text:span>
</text:h>
      <text:p text:style-name="P4">
Authors: Ukrinform (Person)</text:p>
      <text:p text:style-name="P4">
Publisher: Укринформ (Organization)</text:p>
      <text:p text:style-name="P4">
Published Time: 2023-05-16T19:11:00+03:00</text:p>
      <text:p text:style-name="P4">
Modified Time: 2023-05-16T19:11:00+03:00</text:p>
      <text:p text:style-name="P4">
Description: Уряд Сполучених Штатів оголосив про запровадження санкцій проти російського хакера Михайла Матвеєва, причетного до розробки та створення системи програм-здирників та вимагання коштів у державних і недержавних установ у США. — Укрінформ.</text:p>
      <text:p text:style-name="P4">
Images: ["<text:a xlink:type="simple" xlink:href="https://static.ukrinform.com/photos/2019_03/thumb_files/630_360_1552317427-848.jpg" text:style-name="Internet_20_link" text:visited-style-name="Visited_20_Internet_20_Link">
630_360_15523...</text:a>
"]</text:p>
      <text:p text:style-name="P4">
Tags: ['Антиросійські санкції', 'США', 'Хакери', 'Війна з Росією']</text:p>
      <text:p text:style-name="P4">
Type: Article</text:p>
      <!--METADATA-->
      <text:p text:style-name="P4">
<draw:frame draw:style-name="fr1" draw:name="Image169" text:anchor-type="as-char" svg:width="6.9236in" svg:height="3.956343in" draw:z-index="0">
<draw:image xlink:href="../Images/yкринформ/2023-05-16T19-11-00-03-00/630_360_1552317427-848.jpg" xlink:type="simple" xlink:show="embed" xlink:actuate="onLoad" draw:mime-type="image/jpeg"/>
</draw:frame>
 УрядСполучених Штатів оголосив про запровадження санкцій проти російського хакераМихайла Матвеєва, причетного до розробки та створення системи програм-здирників та вимагання коштів у державних і недержавних установ у США.</text:p>
      <text:p text:style-name="P4">
Про це йдеться в <text:a xlink:type="simple" xlink:href="https://home.treasury.gov/news/press-releases/jy1486" text:style-name="Internet_20_link" text:visited-style-name="Visited_20_Internet_20_Link">
 </text:a>
(OFAC), поширеному у вівторок, передає Укрінформ.</text:p>
      <text:p text:style-name="P4">
«Сьогодні OFAC запровадив <text:a xlink:type="simple" xlink:href="https://www.ukrinform.ua/tag-antirosijski-sankcii" text:style-name="Internet_20_link" text:visited-style-name="Visited_20_Internet_20_Link">
 </text:a>
 проти Михайла Матвєєва за його роль у кібератаках на правоохоронніоргани США, підприємства та критично важливу інфраструктуру», - зауважується вдокументі.</text:p>
      <text:p text:style-name="P4">
Водночас зазначається, що проти Матвєєва окружні суди США в Нью-Джерсі таОкрузі Колумбія висунули офіційні обвинувачення, а Держдепартамент оголосивпро винагороду в розмірі до $10 мільйонів за інформацію, яка призведе доарешту та/або засудження Матвєєва.</text:p>
      <text:p text:style-name="P4">
Михайло Матвеєв вважається ключовою фігурою у російській системі, щозаймається вимаганням за допомогою програм-здирників. Він був причетний дорозробки та розгортання програм Hive, LockBit і Babuk. Зокрема, у 2021 році задопомогою Babuk було атаковане поліцейське управління одного з великих містСША.</text:p>
      <text:p text:style-name="P4">
<text:span text:style-name="T4">
Читайте також:</text:span>
 <text:a xlink:type="simple" xlink:href="https://www.ukrinform.ua/rubric-ato/3681987-rosijskogo-hakera-ekstraduvali-iz-gruzii-do-ssa.html" text:style-name="Internet_20_link" text:visited-style-name="Visited_20_Internet_20_Link">
 <text:span text:style-name="T4">
екстрадували</text:span>
 </text:a>
</text:p>
      <text:p text:style-name="P4">
Хакери, які проникли в комп’ютерну мережу відділу поліції, викрали домашніадреси, номери мобільних телефонів, фінансові дані, історії хвороби та іншіособисті дані поліцейських, а також конфіденційну інформацію про банди,підозрюваних у злочинах і свідків. Крім атак на державні установи, Матвєєв бувпов’язаний із вторгненнями в численні американські підприємства, у тому числіамериканську авіакомпанію.</text:p>
      <text:p text:style-name="P4">
Як повідомлялося, Матвєєв активно заявляв про свою незаконну діяльність. Вінрозповідав про свої кіберзлочини в інтерв’ю ЗМІ, розкрив коди програм дляонлайн-злочинців та заявив, що російську владу влаштовує його діяльність заумови, що він залишатиметься лояльним до неї.</text:p>
      <text:p text:style-name="P4">
Source: <text:a xlink:type="simple" xlink:href="https://www.ukrinform.ua/rubric-world/3710125-ssa-ogolosili-sankcii-proti-rosijskogo-hakera-ta-vinagorodu-za-informaciu-pro-nogo.html" text:style-name="Internet_20_link" text:visited-style-name="Visited_20_Internet_20_Link">
https://www.ukrinform.ua/rubric-world/3710125-ssa-ogolosili-sankcii-proti-rosijskogo-hakera-ta-vinagorodu-za-informaciu-pro-nogo.html</text:a>
</text:p>
      <!--NEWS-->
      <text:h text:style-name="P10" text:outline-level="1">
<text:span text:style-name="T4">
У Москві до 5 років засудили колумбійця у справі щодо «фейків» про російську армію</text:span>
</text:h>
      <text:p text:style-name="P4">
Authors: Ukrinform (Person)</text:p>
      <text:p text:style-name="P4">
Publisher: Укринформ (Organization)</text:p>
      <text:p text:style-name="P4">
Published Time: 2023-05-16T19:19:21+03:00</text:p>
      <text:p text:style-name="P4">
Modified Time: 2023-05-16T19:19:21+03:00</text:p>
      <text:p text:style-name="P4">
Description: Громадянина Колумбії Альберто Енріке Хіральдо Сарая засудили в Москві до 5 років 2 місяців колонії загального режиму у справі про розсилку повідомлень із «фейками» про російську армію. — Укрінформ.</text:p>
      <text:p text:style-name="P4">
Images: ["<text:a xlink:type="simple" xlink:href="https://static.ukrinform.com/photos/2023_05/thumb_files/630_360_1684253723-775.jpg" text:style-name="Internet_20_link" text:visited-style-name="Visited_20_Internet_20_Link">
630_360_16842...</text:a>
"]</text:p>
      <text:p text:style-name="P4">
Tags: ['Фейк', 'Суд', 'Росія']</text:p>
      <text:p text:style-name="P4">
Type: Article</text:p>
      <!--METADATA-->
      <text:p text:style-name="P4">
<draw:frame draw:style-name="fr1" draw:name="Image170" text:anchor-type="as-char" svg:width="6.9236in" svg:height="3.956343in" draw:z-index="0">
<draw:image xlink:href="../Images/yкринформ/2023-05-16T19-19-21-03-00/630_360_1684253723-775.jpg" xlink:type="simple" xlink:show="embed" xlink:actuate="onLoad" draw:mime-type="image/jpeg"/>
</draw:frame>
Громадянина Колумбії Альберто Енріке Хіральдо Сарая засудили в Москві до 5років 2 місяців колонії загального режиму у справі про розсилку повідомлень із«фейками» про російську армію.</text:p>
      <text:p text:style-name="P4">
Про це повідомляє Укрінформ з посиланням на <text:a xlink:type="simple" xlink:href="http://t.me/sotavisionmedia/14145" text:style-name="Internet_20_link" text:visited-style-name="Visited_20_Internet_20_Link">
</text:a>
 опозиційного видання SOTAvision.</text:p>
      <text:p text:style-name="P4">
Головинський суд Москви розглядав справу у закритому режимі. За версієюслідства, з березня по квітень 2022 року він розмістив в одному з московськихторговельних центрів мобільні пристрої, з яких «віддалено проводилося масоверозсилання» з «фейками» про дії армії РФ. Зокрема, як стверджувало слідство, урозсилці від Хіральдо йшлося про вбивства громадян України.</text:p>
      <text:p text:style-name="P4">
Хіральдо <text:a xlink:type="simple" xlink:href="http://ovd.news/express-news/2023/05/16/grazhdanina-kolumbii-prigovorili-k-5-godam-i-2-mesyacam-kolonii-po-delu-o" text:style-name="Internet_20_link" text:visited-style-name="Visited_20_Internet_20_Link">
 </text:a>
 поширення «фейків»організованою групою та з корисливих спонукань. Згідно з фабулою справи,«злочин» чоловік скоїв спільно з Рамірезом Салазаром та Брісеньо Мендосою — ціімена генпрокуратура РФ назвала у грудні 2022 року. Силовики вважають, що вониз-за кордону перераховували Хіральдо кошти в криптовалюті, частина з якихвикористовувалися для забезпечення витрат, «пов'язаних із скоєнням злочину», ачастина була винагородою обвинуваченого.</text:p>
      <text:p text:style-name="P4">
Також, за твердженням генпрокуратури, Мендоса, «отримуючи від невстановленихосіб інструкції», передавав «вказівки» Хіральдо та отримував від нього«звіти». Слідчі вважають, що фігуранти справи діяли на користь американськоїорганізації Digital Humanity.</text:p>
      <text:p text:style-name="P4">
11 квітня 2022 року російський суд ув'язнив Хіральдо. 5 грудня 2022 рокуСлідчий комітет РФ оголосив про завершення розслідування проти нього. Мендосаі Салазар перебувають у розшуку, щодо них триває попереднє слідство.</text:p>
      <text:p text:style-name="P4">
За інформацією ЗМІ, Хіральдо займався в <text:a xlink:type="simple" xlink:href="https://www.ukrinform.ua/tag-rosia" text:style-name="Internet_20_link" text:visited-style-name="Visited_20_Internet_20_Link">
 </text:a>
 індивідуальним підприємництвом, восени 2021 року він припинивдіяльність за власним рішенням. До арешту чоловік працював у комп'ютернійфірмі. У Росії в нього є сім'я, маленька дитина.</text:p>
      <text:p text:style-name="P4">
<text:span text:style-name="T4">
Читайте також:</text:span>
 <text:a xlink:type="simple" xlink:href="https://www.ukrinform.ua/rubric-world/3696952-u-rosii-zasudili-opozicionera-karamurzu-do-25-rokiv-vaznici-za-vijskovi-fejki.html" text:style-name="Internet_20_link" text:visited-style-name="Visited_20_Internet_20_Link">
 <text:span text:style-name="T4">
росії</text:span>
 <text:span text:style-name="T4">
засудили</text:span>
 </text:a>
</text:p>
      <text:p text:style-name="P4">
Статтю 207.3 (публічне поширення явно неправдивої інформації про використаннязбройних сил РФ) включили до Кримінального кодексу Росії у березні 2022 року.Так Кремль відреагував на антивоєнні виступи та висловлювання, поширенняінформації про війну, що не походить із офіційних російських джерел.Максимальне покарання за статтею – 15 років позбавлення волі.</text:p>
      <text:p text:style-name="P4">
Source: <text:a xlink:type="simple" xlink:href="https://www.ukrinform.ua/rubric-world/3710127-u-moskvi-do-5-rokiv-zasudili-kolumbijca-u-spravi-sodo-fejkiv-pro-rosijsku-armiu.html" text:style-name="Internet_20_link" text:visited-style-name="Visited_20_Internet_20_Link">
https://www.ukrinform.ua/rubric-world/3710127-u-moskvi-do-5-rokiv-zasudili-kolumbijca-u-spravi-sodo-fejkiv-pro-rosijsku-armiu.html</text:a>
</text:p>
      <!--NEWS-->
      <text:h text:style-name="P10" text:outline-level="1">
<text:span text:style-name="T4">
Кількість жертв циклону «Мокко» у М'янмі зросла до 32</text:span>
</text:h>
      <text:p text:style-name="P4">
Authors: Ukrinform (Person)</text:p>
      <text:p text:style-name="P4">
Publisher: Укринформ (Organization)</text:p>
      <text:p text:style-name="P4">
Published Time: 2023-05-16T19:20:00+03:00</text:p>
      <text:p text:style-name="P4">
Modified Time: 2023-05-16T19:20:00+03:00</text:p>
      <text:p text:style-name="P4">
Description: Кількість загиблих у постраждалій від циклону "Мокко" М’янмі зросла до 32 осіб. — Укрінформ.</text:p>
      <text:p text:style-name="P4">
Images: ["<text:a xlink:type="simple" xlink:href="https://static.ukrinform.com/photos/2023_05/thumb_files/630_360_1684254002-974.jpg" text:style-name="Internet_20_link" text:visited-style-name="Visited_20_Internet_20_Link">
630_360_16842...</text:a>
", "<text:a xlink:type="simple" xlink:href="https://static.ukrinform.com/photos/2023_05/1684254002-297.jpg" text:style-name="Internet_20_link" text:visited-style-name="Visited_20_Internet_20_Link">
1684254002-29...</text:a>
", "<text:a xlink:type="simple" xlink:href="https://static.ukrinform.com/photos/2023_05/1684254001-512.jpg" text:style-name="Internet_20_link" text:visited-style-name="Visited_20_Internet_20_Link">
1684254001-51...</text:a>
"]</text:p>
      <text:p text:style-name="P4">
Tags: ['Мʼянма', 'Стихія', 'Загибель птахів', 'Циклон']</text:p>
      <text:p text:style-name="P4">
Type: Article</text:p>
      <!--METADATA-->
      <text:p text:style-name="P4">
<draw:frame draw:style-name="fr1" draw:name="Image171" text:anchor-type="as-char" svg:width="6.9236in" svg:height="3.956343in" draw:z-index="0">
<draw:image xlink:href="../Images/yкринформ/2023-05-16T19-20-00-03-00/630_360_1684254002-974.jpg" xlink:type="simple" xlink:show="embed" xlink:actuate="onLoad" draw:mime-type="image/jpeg"/>
</draw:frame>
 Кількістьзагиблих у постраждалій від циклону "Мокко" М’янмі зросла до 32 осіб.</text:p>
      <text:p text:style-name="P4">
Як передає Укрінформ, про це повідомляє <text:a xlink:type="simple" xlink:href="https://www.bbc.com/news/world-asia-65607625" text:style-name="Internet_20_link" text:visited-style-name="Visited_20_Internet_20_Link">
 </text:a>
 .</text:p>
      <text:p text:style-name="P4">
"Потужний циклон, який вразив М'янму в неділю, вже забрав життя щонайменше 32людей", - повідомили BBC місцеві жителі.</text:p>
      <text:p text:style-name="P4">
<draw:frame draw:style-name="fr1" draw:name="Image172" text:anchor-type="as-char" svg:width="6.9236in" svg:height="3.894525in" draw:z-index="0">
<draw:image xlink:href="../Images/yкринформ/2023-05-16T19-20-00-03-00/1684254002-297.jpg" xlink:type="simple" xlink:show="embed" xlink:actuate="onLoad" draw:mime-type="image/jpeg"/>
</draw:frame>
</text:p>
      <text:p text:style-name="P4">
Кількість жертв може ще зрости.</text:p>
      <text:p text:style-name="P4">
Циклон «Мокко» став одним з найсильніших штормів, які досягли регіону в цьомустолітті, зі швидкістю <text:a xlink:type="simple" xlink:href="https://www.ukrinform.ua/tag-viter" text:style-name="Internet_20_link" text:visited-style-name="Visited_20_Internet_20_Link">
 </text:a>
 близько 209км/год.</text:p>
      <text:p text:style-name="P4">
<draw:frame draw:style-name="fr1" draw:name="Image173" text:anchor-type="as-char" svg:width="6.9236in" svg:height="3.894525in" draw:z-index="0">
<draw:image xlink:href="../Images/yкринформ/2023-05-16T19-20-00-03-00/1684254001-512.jpg" xlink:type="simple" xlink:show="embed" xlink:actuate="onLoad" draw:mime-type="image/jpeg"/>
</draw:frame>
</text:p>
      <text:p text:style-name="P4">
Випадки загибелі внаслідок негоди зафіксовані в штаті Ракхайн, де люди живутьу низинних прибережних районах, та в районі Магвей у центральній М’янмі.</text:p>
      <text:p text:style-name="P4">
Сотні будинків в регіоні зруйновані.</text:p>
      <text:p text:style-name="P4">
Згідно з непідтвердженими даними, кількість загиблих значно вища, особливо втаборах, де проживають представники етнічної меншини Рохінджа. Вважається, щоці втрати не враховує військова хунта, яка захопила владу у М'янмі врезультаті державного перевороту 2021 року.</text:p>
      <text:p text:style-name="P4">
Військові повідомили, що по всій країні зафіксовано 21 смерть внаслідокнегоди.</text:p>
      <text:p text:style-name="P4">
<text:span text:style-name="T4">
Читайте також:</text:span>
 <text:a xlink:type="simple" xlink:href="https://www.ukrinform.ua/rubric-world/3698645-u-rajoni-zemletrusu-v-tureccini-pronissa-uragan-e-zertvi.html" text:style-name="Internet_20_link" text:visited-style-name="Visited_20_Internet_20_Link">
 </text:a>
</text:p>
      <text:p text:style-name="P4">
У місті Сіттве, столиці штату Ракхайн, автошляхи заблоковані вирванимидеревами та поваленими опорами електропередач.</text:p>
      <text:p text:style-name="P4">
Як повідомлялося, військове керівництво М'янми оголосило штат Ракхайн зоноюстихійного лиха після того, як унаслідок циклону "Мокко" загинуло щонайменшешестеро людей. Через потужний шторм, що наблизився до узбережжя Бангладеш таМ'янми в неділю, <text:a xlink:type="simple" xlink:href="https://www.ukrinform.ua/rubric-world/3708976-u-banglades-ta-manmi-cerez-potuznij-ciklon-evakuuvali-ponad-400-tisac-ludej.html" text:style-name="Internet_20_link" text:visited-style-name="Visited_20_Internet_20_Link">
 </text:a>
 .</text:p>
      <text:p text:style-name="P4">
<text:span text:style-name="T5">
Фото: GETTY IMAGES / WIN KYAW THU / BBC BURMESE</text:span>
</text:p>
      <text:p text:style-name="P4">
Source: <text:a xlink:type="simple" xlink:href="https://www.ukrinform.ua/rubric-world/3710128-kilkist-zertv-ciklonu-mokko-u-manmi-zrosla-do-32.html" text:style-name="Internet_20_link" text:visited-style-name="Visited_20_Internet_20_Link">
https://www.ukrinform.ua/rubric-world/3710128-kilkist-zertv-ciklonu-mokko-u-manmi-zrosla-do-32.html</text:a>
</text:p>
      <!--NEWS-->
      <text:h text:style-name="P10" text:outline-level="1">
<text:span text:style-name="T4">
Делегація шведського парламенту відвідала Бородянку, Бучу та Ірпінь</text:span>
</text:h>
      <text:p text:style-name="P4">
Authors: Ukrinform (Person)</text:p>
      <text:p text:style-name="P4">
Publisher: Укринформ (Organization)</text:p>
      <text:p text:style-name="P4">
Published Time: 2023-05-16T19:32:02+03:00</text:p>
      <text:p text:style-name="P4">
Modified Time: 2023-05-16T19:32:02+03:00</text:p>
      <text:p text:style-name="P4">
Description: Делегація Комітету у закордонних справах Риксдагу Швеції відвідала місця найбільших руйнувань внаслідок російської агресії на Київщині. — Укрінформ.</text:p>
      <text:p text:style-name="P4">
Images: ["<text:a xlink:type="simple" xlink:href="https://static.ukrinform.com/photos/2023_05/thumb_files/630_360_1684253753-8780.jpeg" text:style-name="Internet_20_link" text:visited-style-name="Visited_20_Internet_20_Link">
630_360_16842...</text:a>
", "<text:a xlink:type="simple" xlink:href="https://static.ukrinform.com/photos/2023_05/thumb_files/630_360_1684253753-3269.jpeg" text:style-name="Internet_20_link" text:visited-style-name="Visited_20_Internet_20_Link">
630_360_16842...</text:a>
", "<text:a xlink:type="simple" xlink:href="https://static.ukrinform.com/photos/2023_05/thumb_files/630_360_1684253753-8227.jpeg" text:style-name="Internet_20_link" text:visited-style-name="Visited_20_Internet_20_Link">
630_360_16842...</text:a>
", "<text:a xlink:type="simple" xlink:href="https://static.ukrinform.com/photos/2023_05/thumb_files/630_360_1684253753-1632.jpeg" text:style-name="Internet_20_link" text:visited-style-name="Visited_20_Internet_20_Link">
630_360_16842...</text:a>
", "<text:a xlink:type="simple" xlink:href="https://static.ukrinform.com/photos/2023_05/thumb_files/630_360_1684253753-4172.jpeg" text:style-name="Internet_20_link" text:visited-style-name="Visited_20_Internet_20_Link">
630_360_16842...</text:a>
", "<text:a xlink:type="simple" xlink:href="https://static.ukrinform.com/photos/2023_05/thumb_files/630_360_1684253753-1377.jpeg" text:style-name="Internet_20_link" text:visited-style-name="Visited_20_Internet_20_Link">
630_360_16842...</text:a>
", "<text:a xlink:type="simple" xlink:href="https://static.ukrinform.com/photos/2023_05/thumb_files/630_360_1684253754-1686.jpeg" text:style-name="Internet_20_link" text:visited-style-name="Visited_20_Internet_20_Link">
630_360_16842...</text:a>
", "<text:a xlink:type="simple" xlink:href="https://static.ukrinform.com/photos/2023_05/thumb_files/630_360_1684253754-8218.jpeg" text:style-name="Internet_20_link" text:visited-style-name="Visited_20_Internet_20_Link">
630_360_16842...</text:a>
", "<text:a xlink:type="simple" xlink:href="https://static.ukrinform.com/photos/2023_05/thumb_files/630_360_1684253754-1498.jpeg" text:style-name="Internet_20_link" text:visited-style-name="Visited_20_Internet_20_Link">
630_360_16842...</text:a>
", "<text:a xlink:type="simple" xlink:href="https://static.ukrinform.com/photos/2023_05/thumb_files/630_360_1684253754-6912.jpeg" text:style-name="Internet_20_link" text:visited-style-name="Visited_20_Internet_20_Link">
630_360_16842...</text:a>
"]</text:p>
      <text:p text:style-name="P4">
Tags: ['Парламент', 'Швеція', 'Україна', 'Війна з Росією']</text:p>
      <text:p text:style-name="P4">
Type: Article</text:p>
      <!--METADATA-->
      <text:p text:style-name="P4">
<draw:frame draw:style-name="fr1" draw:name="Image174" text:anchor-type="as-char" svg:width="6.9236in" svg:height="3.956343in" draw:z-index="0">
<draw:image xlink:href="../Images/yкринформ/2023-05-16T19-32-02-03-00/630_360_1684253753-8780.jpeg" xlink:type="simple" xlink:show="embed" xlink:actuate="onLoad" draw:mime-type="image/jpeg"/>
</draw:frame>
Делегація Комітету у закордонних справах Риксдагу Швеції відвідала місцянайбільших руйнувань внаслідок російської агресії на Київщині.</text:p>
      <text:p text:style-name="P4">
Як повідомляє кореспондент Укрінформу, шведські парламентарії побачили навласні очі Бородянку, Бучу та Ірпінь.</text:p>
      <text:p text:style-name="P4">
"Думаю, ми матимемо ще тіснішу єдність Швеції з Україною. Швеція надає істотнудопомогу і буде далі ще більше підтримувати Україну, скільки треба -військовими, фінансовими, гуманітарними засобами, матеріалами. Безперечно, мивізьмемо активну участь у відбудові тих місць, що ми сьогодні побачили навласні очі", - зазначив під час спілкування зі ЗМІ голова комітету АронЕмільссон.</text:p>
      <text:p text:style-name="P4">
Він запевнив, що <text:a xlink:type="simple" xlink:href="https://www.ukrinform.ua/tag-svecia" text:style-name="Internet_20_link" text:visited-style-name="Visited_20_Internet_20_Link">
 </text:a>
 - надійний партнерУкраїни і підтримує, в тому числі, рух до членства в ЄС.</text:p>
      <text:p text:style-name="P4">
За його словами, нині шведи об'єднані в підтримці України, а у парламентінемає депутатів, які б виступали проти неї.</text:p>
      <text:p text:style-name="P4">
"У нас не лунає якихось чутних голосів проти такої підтримки. Швеція одна знайоб'єднаніших країн в усьому світі у питанні допомоги Україні", - додавдепутат.</text:p>
      <text:p text:style-name="P4">
Окрім того, Емільссон зазначив, що шведські парламентарії особисто відчулироботу української ППО під час нічної атаки Росії на Київ і рекомендуватимутьсвоїм урядові та парламенту нові заходи на підтримку України.</text:p>
      <text:p text:style-name="P4">
"Напад цієї ночі, що ми пережили разом із українською столицею, - це,безперечно, важливий для нас, унікальний досвід. Швеція і до цього надавалаістотну допомогу у питаннях військових, у питаннях відбудови. Але тепер миматимемо певну звістку для уряду і ми маємо з чим виступити у власномупарламенті, розповідаючи про справи в Україні. Ми рекомендуватимемо урядові,парламенту нові заходи і нові засоби для того, щоб посилити озброєння Українищонайшвидше", - сказав він, додавши, що з іншими колегам вже має "низку ідей".</text:p>
      <text:p text:style-name="P4">
<draw:frame draw:style-name="fr1" draw:name="Image175" text:anchor-type="as-char" svg:width="6.9236in" svg:height="3.956343in" draw:z-index="0">
<draw:image xlink:href="../Images/yкринформ/2023-05-16T19-32-02-03-00/630_360_1684253753-3269.jpeg" xlink:type="simple" xlink:show="embed" xlink:actuate="onLoad" draw:mime-type="image/jpeg"/>
</draw:frame>
Делегація шведського парламенту відвідала Бородянку / Фото: Тарасов Володимир,Укрінформ  <text:a xlink:type="simple" xlink:href="https://static.ukrinform.com/photos/2023_05/1684253753-3269.jpeg" text:style-name="Internet_20_link" text:visited-style-name="Visited_20_Internet_20_Link">
<draw:frame draw:style-name="fr1" draw:name="Image176" text:anchor-type="as-char" svg:width="6.9236in" svg:height="3.956343in" draw:z-index="0">
<draw:image xlink:href="../Images/yкринформ/2023-05-16T19-32-02-03-00/630_360_1684253753-3269.jpeg" xlink:type="simple" xlink:show="embed" xlink:actuate="onLoad" draw:mime-type="image/jpeg"/>
</draw:frame>
</text:a>
 <text:a xlink:type="simple" xlink:href="https://static.ukrinform.com/photos/2023_05/1684253753-8227.jpeg" text:style-name="Internet_20_link" text:visited-style-name="Visited_20_Internet_20_Link">
<draw:frame draw:style-name="fr1" draw:name="Image177" text:anchor-type="as-char" svg:width="6.9236in" svg:height="3.956343in" draw:z-index="0">
<draw:image xlink:href="../Images/yкринформ/2023-05-16T19-32-02-03-00/630_360_1684253753-8227.jpeg" xlink:type="simple" xlink:show="embed" xlink:actuate="onLoad" draw:mime-type="image/jpeg"/>
</draw:frame>
</text:a>
 <text:a xlink:type="simple" xlink:href="https://static.ukrinform.com/photos/2023_05/1684253753-8780.jpeg" text:style-name="Internet_20_link" text:visited-style-name="Visited_20_Internet_20_Link">
<draw:frame draw:style-name="fr1" draw:name="Image178" text:anchor-type="as-char" svg:width="6.9236in" svg:height="3.956343in" draw:z-index="0">
<draw:image xlink:href="../Images/yкринформ/2023-05-16T19-32-02-03-00/630_360_1684253753-8780.jpeg" xlink:type="simple" xlink:show="embed" xlink:actuate="onLoad" draw:mime-type="image/jpeg"/>
</draw:frame>
</text:a>
 <text:a xlink:type="simple" xlink:href="https://static.ukrinform.com/photos/2023_05/1684253753-1632.jpeg" text:style-name="Internet_20_link" text:visited-style-name="Visited_20_Internet_20_Link">
<draw:frame draw:style-name="fr1" draw:name="Image179" text:anchor-type="as-char" svg:width="6.9236in" svg:height="3.956343in" draw:z-index="0">
<draw:image xlink:href="../Images/yкринформ/2023-05-16T19-32-02-03-00/630_360_1684253753-1632.jpeg" xlink:type="simple" xlink:show="embed" xlink:actuate="onLoad" draw:mime-type="image/jpeg"/>
</draw:frame>
</text:a>
 <text:a xlink:type="simple" xlink:href="https://static.ukrinform.com/photos/2023_05/1684253753-4172.jpeg" text:style-name="Internet_20_link" text:visited-style-name="Visited_20_Internet_20_Link">
<draw:frame draw:style-name="fr1" draw:name="Image180" text:anchor-type="as-char" svg:width="6.9236in" svg:height="3.956343in" draw:z-index="0">
<draw:image xlink:href="../Images/yкринформ/2023-05-16T19-32-02-03-00/630_360_1684253753-4172.jpeg" xlink:type="simple" xlink:show="embed" xlink:actuate="onLoad" draw:mime-type="image/jpeg"/>
</draw:frame>
</text:a>
 <text:a xlink:type="simple" xlink:href="https://static.ukrinform.com/photos/2023_05/1684253753-1377.jpeg" text:style-name="Internet_20_link" text:visited-style-name="Visited_20_Internet_20_Link">
<draw:frame draw:style-name="fr1" draw:name="Image181" text:anchor-type="as-char" svg:width="6.9236in" svg:height="3.956343in" draw:z-index="0">
<draw:image xlink:href="../Images/yкринформ/2023-05-16T19-32-02-03-00/630_360_1684253753-1377.jpeg" xlink:type="simple" xlink:show="embed" xlink:actuate="onLoad" draw:mime-type="image/jpeg"/>
</draw:frame>
</text:a>
 <text:a xlink:type="simple" xlink:href="https://static.ukrinform.com/photos/2023_05/1684253754-1686.jpeg" text:style-name="Internet_20_link" text:visited-style-name="Visited_20_Internet_20_Link">
<draw:frame draw:style-name="fr1" draw:name="Image182" text:anchor-type="as-char" svg:width="6.9236in" svg:height="3.956343in" draw:z-index="0">
<draw:image xlink:href="../Images/yкринформ/2023-05-16T19-32-02-03-00/630_360_1684253754-1686.jpeg" xlink:type="simple" xlink:show="embed" xlink:actuate="onLoad" draw:mime-type="image/jpeg"/>
</draw:frame>
</text:a>
 <text:a xlink:type="simple" xlink:href="https://static.ukrinform.com/photos/2023_05/1684253754-8218.jpeg" text:style-name="Internet_20_link" text:visited-style-name="Visited_20_Internet_20_Link">
<draw:frame draw:style-name="fr1" draw:name="Image183" text:anchor-type="as-char" svg:width="6.9236in" svg:height="3.956343in" draw:z-index="0">
<draw:image xlink:href="../Images/yкринформ/2023-05-16T19-32-02-03-00/630_360_1684253754-8218.jpeg" xlink:type="simple" xlink:show="embed" xlink:actuate="onLoad" draw:mime-type="image/jpeg"/>
</draw:frame>
</text:a>
 <text:a xlink:type="simple" xlink:href="https://static.ukrinform.com/photos/2023_05/1684253754-1498.jpeg" text:style-name="Internet_20_link" text:visited-style-name="Visited_20_Internet_20_Link">
<draw:frame draw:style-name="fr1" draw:name="Image184" text:anchor-type="as-char" svg:width="6.9236in" svg:height="3.956343in" draw:z-index="0">
<draw:image xlink:href="../Images/yкринформ/2023-05-16T19-32-02-03-00/630_360_1684253754-1498.jpeg" xlink:type="simple" xlink:show="embed" xlink:actuate="onLoad" draw:mime-type="image/jpeg"/>
</draw:frame>
</text:a>
 <text:a xlink:type="simple" xlink:href="https://static.ukrinform.com/photos/2023_05/1684253754-6912.jpeg" text:style-name="Internet_20_link" text:visited-style-name="Visited_20_Internet_20_Link">
<draw:frame draw:style-name="fr1" draw:name="Image185" text:anchor-type="as-char" svg:width="6.9236in" svg:height="3.956343in" draw:z-index="0">
<draw:image xlink:href="../Images/yкринформ/2023-05-16T19-32-02-03-00/630_360_1684253754-6912.jpeg" xlink:type="simple" xlink:show="embed" xlink:actuate="onLoad" draw:mime-type="image/jpeg"/>
</draw:frame>
</text:a>
</text:p>
      <text:p text:style-name="P4">
<text:span text:style-name="T4">
Читайте також:</text:span>
 <text:a xlink:type="simple" xlink:href="https://www.ukrinform.ua/rubric-polytics/3704386-svecia-pidtrimuvatime-ukrainu-na-slahu-do-clenstva-v-es-premer.html" text:style-name="Internet_20_link" text:visited-style-name="Visited_20_Internet_20_Link">
 <text:span text:style-name="T4">
Швеція</text:span>
 </text:a>
</text:p>
      <text:p text:style-name="P4">
Своєю чергою народний депутат України, голова Комітету Верховної Ради з питаньзовнішньої політики та міжпарламентського співробітництва Олександр Мережкоподякував Швеції за вже надану допомогу Україні, зокрема військово-технічну,та висловив сподівання на її посилення.</text:p>
      <text:p text:style-name="P4">
"Ми розраховуємо на ще більшу підтримку. Насамперед ідеться про продовження іпосилення військово-технічної допомоги, це дуже актуально напередодніконтрнаступу, і також на допомогу дипломатичну, політичну, пов'язану з якомогаскорішим приєднанням до ЄС", - зауважив він.</text:p>
      <text:p text:style-name="P4">
Крім того, Мережко зазначив, що незабаром Швеція має приєднатися до НАТО, ітоді Україна розраховує від шведських партнерів на підтримку українськоїєвроатлантичної інтеграції.</text:p>
      <text:p text:style-name="P4">
<text:span text:style-name="T4">
Читайте також:</text:span>
 <text:a xlink:type="simple" xlink:href="https://www.ukrinform.ua/rubric-ato/3707713-svedski-instruktori-vcat-novobranciv-zsu-vstanovluvati-inzenerni-zagorodzenna.html" text:style-name="Internet_20_link" text:visited-style-name="Visited_20_Internet_20_Link">
 </text:a>
</text:p>
      <text:p text:style-name="P4">
Як повідомлялося, уряд Швеції сподівається, що країна офіційно стане частиноюНАТО до саміту Альянсу у Вільнюсі, який відбудеться 11-12 липня.</text:p>
      <text:p text:style-name="P4">
Source: <text:a xlink:type="simple" xlink:href="https://www.ukrinform.ua/rubric-polytics/3710130-delegacia-svedskogo-parlamentu-vidvidala-borodanku-bucu-ta-irpin.html" text:style-name="Internet_20_link" text:visited-style-name="Visited_20_Internet_20_Link">
https://www.ukrinform.ua/rubric-polytics/3710130-delegacia-svedskogo-parlamentu-vidvidala-borodanku-bucu-ta-irpin.html</text:a>
</text:p>
      <!--NEWS-->
      <text:h text:style-name="P10" text:outline-level="1">
<text:span text:style-name="T4">
Німецька компанія виготовить шість радарів для ЗСУ</text:span>
</text:h>
      <text:p text:style-name="P4">
Authors: Ukrinform (Person)</text:p>
      <text:p text:style-name="P4">
Publisher: Укринформ (Organization)</text:p>
      <text:p text:style-name="P4">
Published Time: 2023-05-16T19:33:00+03:00</text:p>
      <text:p text:style-name="P4">
Modified Time: 2023-05-16T19:33:00+03:00</text:p>
      <text:p text:style-name="P4">
Description: Німецька компанія Hensoldt планує виготовити ще шість радіолокаційних систем TRML-4D та передати їх для потреб Збройних сил України. — Укрінформ.</text:p>
      <text:p text:style-name="P4">
Images: ["<text:a xlink:type="simple" xlink:href="https://static.ukrinform.com/photos/2023_05/thumb_files/630_360_1684254681-654.jpg" text:style-name="Internet_20_link" text:visited-style-name="Visited_20_Internet_20_Link">
630_360_16842...</text:a>
"]</text:p>
      <text:p text:style-name="P4">
Tags: ['Німеччина', 'ЗСУ', 'Радар']</text:p>
      <text:p text:style-name="P4">
Type: Article</text:p>
      <!--METADATA-->
      <text:p text:style-name="P4">
<draw:frame draw:style-name="fr1" draw:name="Image186" text:anchor-type="as-char" svg:width="6.9236in" svg:height="3.956343in" draw:z-index="0">
<draw:image xlink:href="../Images/yкринформ/2023-05-16T19-33-00-03-00/630_360_1684254681-654.jpg" xlink:type="simple" xlink:show="embed" xlink:actuate="onLoad" draw:mime-type="image/jpeg"/>
</draw:frame>
 Німецькакомпанія Hensoldt планує виготовити ще шість радіолокаційних систем TRML-4D тапередати їх для потреб Збройних сил України.</text:p>
      <text:p text:style-name="P4">
Як передає Укрінформ, про це повідомляється на <text:a xlink:type="simple" xlink:href="https://www.hensoldt.net/news/hensoldt-strengthens-air-surveillance-in-ukraine/" text:style-name="Internet_20_link" text:visited-style-name="Visited_20_Internet_20_Link">
</text:a>
 .</text:p>
      <text:p text:style-name="P4">
В рамках замовлення вартістю понад 100 мільйонів євро радари будуть доставленіу другій половині року після навчання українських операторів.</text:p>
      <text:p text:style-name="P4">
Hensoldt вже має кілька РЛС TRML-4D за контрактом для <text:a xlink:type="simple" xlink:href="https://www.ukrinform.ua/tag-ukraina" text:style-name="Internet_20_link" text:visited-style-name="Visited_20_Internet_20_Link">
</text:a>
 у складі системи ППО IRIS-T SLM.</text:p>
      <text:p text:style-name="P4">
"Ми раді підтримати Україну шістьма додатковими радарами TRML-4D, які щебільше зміцнять українську мережу повітряного спостереження та протиповітряноїоборони. Ми пишаємося тим, що можемо доставити таке необхідне обладнання внайкоротший термін", - сказав генеральний директор Hensoldt Томас Мюллер.</text:p>
      <text:p text:style-name="P4">
<text:span text:style-name="T4">
Читайте також:</text:span>
 <text:a xlink:type="simple" xlink:href="https://www.ukrinform.ua/rubric-ato/3682492-litva-zakupila-radari-aki-bacat-navit-kuli-snajpera-ukrainski-bijci-vze-prohodat-navcanna.html" text:style-name="Internet_20_link" text:visited-style-name="Visited_20_Internet_20_Link">
 <text:span text:style-name="T4">
радар</text:span>
 </text:a>
</text:p>
      <text:p text:style-name="P4">
Радар TRML-4D використовує новітню технологію радіолокації Active ElectronicsScanned Array. Він здатний виявляти різні типи повітряних цілей: літаки,гелікоптери та крилаті ракети. Забезпечує оперативне виявлення та супровідблизько 1500 цілей у радіусі до 250 км.</text:p>
      <text:p text:style-name="P4">
Як повідомлялося, Німеччина від початку війни надала Україні підтримку на сумублизько 17 млрд євро.</text:p>
      <text:p text:style-name="P4">
<text:span text:style-name="T5">
Фото: HENSOLDT AG</text:span>
</text:p>
      <text:p text:style-name="P4">
Source: <text:a xlink:type="simple" xlink:href="https://www.ukrinform.ua/rubric-ato/3710132-nimecka-kompania-vigotovit-sist-radariv-dla-zsu.html" text:style-name="Internet_20_link" text:visited-style-name="Visited_20_Internet_20_Link">
https://www.ukrinform.ua/rubric-ato/3710132-nimecka-kompania-vigotovit-sist-radariv-dla-zsu.html</text:a>
</text:p>
      <!--NEWS-->
      <text:h text:style-name="P10" text:outline-level="1">
<text:span text:style-name="T4">
ЗСУ відбили атаки в районі Мар’їнки, на сході відбулося 44 бойових зіткнення</text:span>
</text:h>
      <text:p text:style-name="P4">
Authors: Ukrinform (Person)</text:p>
      <text:p text:style-name="P4">
Publisher: Укринформ (Organization)</text:p>
      <text:p text:style-name="P4">
Published Time: 2023-05-16T19:41:00+03:00</text:p>
      <text:p text:style-name="P4">
Modified Time: 2023-05-16T19:41:00+03:00</text:p>
      <text:p text:style-name="P4">
Description: Армія Російської Федерації зосереджує основні зусилля на Лиманському, Бахмутському, Авдіївському та Мар’їнському напрямках, Сили оборони відбили численні атаки противника в районі Мар’їнки. — Укрінформ.</text:p>
      <text:p text:style-name="P4">
Images: ["<text:a xlink:type="simple" xlink:href="https://static.ukrinform.com/photos/2023_04/thumb_files/630_360_1681406972-336.jpg" text:style-name="Internet_20_link" text:visited-style-name="Visited_20_Internet_20_Link">
630_360_16814...</text:a>
"]</text:p>
      <text:p text:style-name="P4">
Tags: ['Генштаб', 'Обстріл', 'Війна з Росією']</text:p>
      <text:p text:style-name="P4">
Type: Article</text:p>
      <!--METADATA-->
      <text:p text:style-name="P4">
<draw:frame draw:style-name="fr1" draw:name="Image187" text:anchor-type="as-char" svg:width="6.9236in" svg:height="3.956343in" draw:z-index="0">
<draw:image xlink:href="../Images/yкринформ/2023-05-16T19-41-00-03-00/630_360_1681406972-336.jpg" xlink:type="simple" xlink:show="embed" xlink:actuate="onLoad" draw:mime-type="image/jpeg"/>
</draw:frame>
 АрміяРосійської Федерації зосереджує основні зусилля на Лиманському, Бахмутському,Авдіївському та Мар’їнському напрямках, Сили оборони відбили численні атакипротивника в районі Мар’їнки.</text:p>
      <text:p text:style-name="P4">
Як передає Укрінформ, про це Генеральний штаб Збройних сил України повідомляєу <text:a xlink:type="simple" xlink:href="https://www.facebook.com/GeneralStaff.ua/posts/pfbid0w5mxYphJxX3DbYxuU86s23oPtQh6KWGCdn9XM4CaD1RazMKGNUF7YVpRhmLqitcTl" text:style-name="Internet_20_link" text:visited-style-name="Visited_20_Internet_20_Link">
</text:a>
.</text:p>
      <text:p text:style-name="P4">
“Противник продовжує зосереджувати основні зусилля <text:span text:style-name="T4">
на Лиманському,Бахмутському, Авдіївському та Мар’їнському напрямках</text:span>
 . Протягом добивідбулось 44 бойових зіткнення на зазначених ділянках фронту. В епіцентрібойових дій і надалі залишаються Бахмут та Мар’їнка”, - ідеться вповідомленні.</text:p>
      <text:p text:style-name="P4">
<text:span text:style-name="T4">
На Волинському та Поліському напрямках</text:span>
 ознак формування наступальнихугруповань ворога не виявлено, визначені підрозділи збройних сил республікибілорусь продовжують виконувати завдання у прикордонних з Україною районах.Триває переміщення підрозділів російських територіальних військ, які проходилипідготовку на полігонах білорусі у райони ведення бойових дій.</text:p>
      <text:p text:style-name="P4">
<text:span text:style-name="T4">
На Сіверському та Слобожанському напрямках</text:span>
 загарбник продовжує зберігативійськову присутність у прикордонних з Україною районах. Ворог здійснивмінометні та артилерійські <text:a xlink:type="simple" xlink:href="https://www.ukrinform.ua/tag-obstril" text:style-name="Internet_20_link" text:visited-style-name="Visited_20_Internet_20_Link">
 </text:a>
 населенихпунктів Мурав’ї Чернігівської області; Ромашкове, Іскрисківщина, Волфине,Кіндратівка, Садки, Запсілля Сумської області, а також Козача Лопань,Гоптівка, Лук’янці, Гатище, Плетенівка, Бударки, Нестерне, Кругле, Землянки,Стариця та Бударки на Харківщині.</text:p>
      <text:p text:style-name="P4">
<text:span text:style-name="T4">
Читайте також:</text:span>
 <text:a xlink:type="simple" xlink:href="https://www.ukrinform.ua/rubric-regions/3710032-rosiani-unoci-obstrilali-pidpriemstvo-so-zabezpecuvalo-hersonciv-elektroenergieu.html" text:style-name="Internet_20_link" text:visited-style-name="Visited_20_Internet_20_Link">
 <text:span text:style-name="T4">
обстр</text:span>
 </text:a>
</text:p>
      <text:p text:style-name="P4">
<text:span text:style-name="T4">
На Куп’янському напрямку</text:span>
 агресор вів безуспішні наступальні дії в районахМасютівки Харківської області та Новоселівського і Стельмахівки Луганськоїобласті. Завдав авіаційних ударів поблизу населених пунктів Бударки, Вільшана,Кислівка, Котлярівка Табаївка Харківської області. Артилерійських тамінометних обстрілів противника зазнали Дворічанське, Кам'янка, Красне Перше,Фиголівка, Новомлинськ, Дворічна, Масютівка, Кіндрашівка, Куп’янськ, Кислівка,Табаївка, Берестове Харківської області та Стельмахівка Луганської області.</text:p>
      <text:p text:style-name="P4">
<text:span text:style-name="T4">
На Лиманському напрямку</text:span>
 протягом доби ворог вів наступальні дії в районіБілогорівки Луганської області. Завдав авіаударів по районах населених пунктівБілогорівка Луганської області та Спірне, Сіверськ і Червоне Донецькоїобласті. Артилерійських обстрілів зазнали Макіївка, Невське, БілогорівкаЛуганської області та Верхньокам’янське,Торське, Спірне Донецької області.</text:p>
      <text:p text:style-name="P4">
<text:span text:style-name="T4">
На Бахмутському напрямку</text:span>
 ворог продовжує вести наступальні дії. Триваютьважкі бої за Бахмут. До того ж, протягом доби росіяни вели безуспішнінаступальні дії у напрямку населеного пункту Іванівське. Завдав авіаційнихударів в районах населених пунктів Богданівка, Бахмут, Іванівське, ТорецькДонецької області. Від ворожих артобстрілів постраждали Григорівка,Богданівка, Бахмут, Іванівське, Часів Яр, Ступочки, Північне, ТорецькДонецької області.</text:p>
      <text:p text:style-name="P4">
<text:span text:style-name="T4">
На Авдіївському напрямку</text:span>
 агресор продовжує знищувати інфраструктурунаселених пунктів. Російська армія завдала авіаційних ударів по Авдіївці таВодяному, здійснила обстріли населених пунктів Новокалинове, Бердичі, Степове,Авдіївка, Первомайське, Невельське та Карлівка Донецької області.</text:p>
      <text:p text:style-name="P4">
<text:span text:style-name="T4">
Читайте також:</text:span>
 <text:a xlink:type="simple" xlink:href="https://www.ukrinform.ua/rubric-regions/3710095-na-cernigivsini-cerez-obstrili-masstabni-lisovi-pozezi.html" text:style-name="Internet_20_link" text:visited-style-name="Visited_20_Internet_20_Link">
 <text:span text:style-name="T4">
обстр</text:span>
 </text:a>
</text:p>
      <text:p text:style-name="P4">
<text:span text:style-name="T4">
На Мар’їнському напрямку</text:span>
 підрозділи Сил оборони відбили численні атакизагарбника в районі міста Мар’їнка. Ворог завдав авіаційного удару в районіКрасногорівки. В той же час, ворожих обстрілів зазнали також Гостре, Мар’їнка,Побєда Донецької області.</text:p>
      <text:p text:style-name="P4">
<text:span text:style-name="T4">
На Шахтарському напрямку</text:span>
 протягом доби росіяни завдали авіаційних ударів врайонах населених пунктів Вугледар та Велика Новосілка. ОбстрілялиНовомихайлівку, Парасковіївку, Вугледар, Пречистівку та Новоукраїнку Донецькоїобласті.</text:p>
      <text:p text:style-name="P4">
<text:span text:style-name="T4">
На Запорізькому та Херсонському напрямках</text:span>
 загарбник продовжує вестиоборонні дії. Завдав авіаційних ударів по Времівці Донецької області,Новоданилівці Запорізької області та Бериславу, Кізомису і Малій ТокмачціХерсонської області. Окрім того, агресор здійснив артобстріли населенихпунктів Ольгівське, Малинівка, Гуляйполе, Залізничне, Гуляйпільське,Білогір’я, Щербаки, Степове та Кам’янське Запорізької області, а такожТокарівка, Кізомис Херсонської області та Херсона.</text:p>
      <text:p text:style-name="P4">
<text:span text:style-name="T4">
Читайте також:</text:span>
 <text:a xlink:type="simple" xlink:href="https://www.ukrinform.ua/rubric-regions/3710020-rosiani-zaboronili-pracivnikam-zaes-spilkuvatis-miz-sobou-energoatom.html" text:style-name="Internet_20_link" text:visited-style-name="Visited_20_Internet_20_Link">
 <text:span text:style-name="T4">
ЗАЕС</text:span>
 </text:a>
</text:p>
      <text:p text:style-name="P4">
Російські загарбники продовжують грабувати населення України, привласнюючизерновий урожай мирних громадян. У місті Феодосія, у тимчасово окупованомуКриму, так звана російська “влада” намагається вивезти викрадене зерно досвоїх портів, завантажуючи його на підсанкційне сирійське судно Souria.</text:p>
      <text:p text:style-name="P4">
За даними Генштабу, Авіація Сил оборони за добу завдала 13 ударів по районахзосередження особового складу та військової техніки росіян, а також три позенітно-ракетних комплексах. Протягом цієї доби українські захисники знищилиодин іранський ударний безпілотний літальний апарат Shahed та дварозвідувальних дрони.</text:p>
      <text:p text:style-name="P4">
Підрозділи ракетних військ і артилерії в той же час уразили п'ять районівзосередження живої сили, три станції радіоелектронної боротьби, два складибоєприпасів загарбника та пункт пально-мастильних матеріалів.</text:p>
      <text:p text:style-name="P4">
Як повідомляв Укрінформ, <text:a xlink:type="simple" xlink:href="https://www.ukrinform.ua/rubric-ato/3709728-sili-oboroni-vze-likviduvali-199-980-rosijskih-zagarbnikiv.html" text:style-name="Internet_20_link" text:visited-style-name="Visited_20_Internet_20_Link">
 </text:a>
 з 24 лютого 2022року по 16 травня 2023 року ліквідували близько 199 тисяч 980 російськихзагарбників, з них 520 осіб - за минулу добу.</text:p>
      <text:p text:style-name="P4">
Source: <text:a xlink:type="simple" xlink:href="https://www.ukrinform.ua/rubric-ato/3710137-zsu-vidbili-ataki-v-rajoni-marinki-na-shodi-vidbulosa-44-bojovih-zitknenna.html" text:style-name="Internet_20_link" text:visited-style-name="Visited_20_Internet_20_Link">
https://www.ukrinform.ua/rubric-ato/3710137-zsu-vidbili-ataki-v-rajoni-marinki-na-shodi-vidbulosa-44-bojovih-zitknenna.html</text:a>
</text:p>
      <!--NEWS-->
      <text:h text:style-name="P10" text:outline-level="1">
<text:span text:style-name="T4">
Буданов: 80% заяв Пригожина є чистою правдою</text:span>
</text:h>
      <text:p text:style-name="P4">
Authors: Ukrinform (Person)</text:p>
      <text:p text:style-name="P4">
Publisher: Укринформ (Organization)</text:p>
      <text:p text:style-name="P4">
Published Time: 2023-05-16T19:42:00+03:00</text:p>
      <text:p text:style-name="P4">
Modified Time: 2023-05-16T19:42:00+03:00</text:p>
      <text:p text:style-name="P4">
Description: Начальник Головного управління розвідки Міністерства оборони України Кирило Буданов заявив, що 80% з того, що говорить ватажок ПВК "Вагнер" Євген Пригожин, є чистою правдою. — Укрінформ.</text:p>
      <text:p text:style-name="P4">
Images: ["<text:a xlink:type="simple" xlink:href="https://static.ukrinform.com/photos/2023_04/thumb_files/630_360_1682089495-883.jpg" text:style-name="Internet_20_link" text:visited-style-name="Visited_20_Internet_20_Link">
630_360_16820...</text:a>
"]</text:p>
      <text:p text:style-name="P4">
Tags: ['ПВК "Вагнера"', 'Пригожин', 'Буданов', 'Війна з Росією']</text:p>
      <text:p text:style-name="P4">
Type: Article</text:p>
      <!--METADATA-->
      <text:p text:style-name="P4">
<draw:frame draw:style-name="fr1" draw:name="Image188" text:anchor-type="as-char" svg:width="6.9236in" svg:height="3.956343in" draw:z-index="0">
<draw:image xlink:href="../Images/yкринформ/2023-05-16T19-42-00-03-00/630_360_1682089495-883.jpg" xlink:type="simple" xlink:show="embed" xlink:actuate="onLoad" draw:mime-type="image/jpeg"/>
</draw:frame>
 НачальникГоловного управління розвідки Міністерства оборони України Кирило Будановзаявив, що 80% з того, що говорить ватажок ПВК "Вагнер" Євген Пригожин, єчистою правдою.</text:p>
      <text:p text:style-name="P4">
Про це Буданов сказав в інтерв'ю програмі " <text:a xlink:type="simple" xlink:href="https://www.youtube.com/watch" text:style-name="Internet_20_link" text:visited-style-name="Visited_20_Internet_20_Link">
</text:a>
 ", передає Укрінформ.</text:p>
      <text:p text:style-name="P4">
"Найстрашніше, що те, що говорить Пригожин, - це більшістю правда. Є якісьречі, які навіть не можна сказати, що вони неправдиві - їх просто можна двоякосприймати, але відсотків 80 з того, що він каже, - це взагалі чиста правда", -сказав начальник ГУР Міноборони.</text:p>
      <text:p text:style-name="P4">
За його словами, <text:a xlink:type="simple" xlink:href="https://www.ukrinform.ua/tag-pvk-vagnera" text:style-name="Internet_20_link" text:visited-style-name="Visited_20_Internet_20_Link">
 </text:a>
 показала “своюмаксимальну ефективність”, на відміну від російських військових.</text:p>
      <text:p text:style-name="P4">
"Це теж правда. І на фоні цього конфлікти ще більше загострились. І те, щозараз Пригожин каже, що немає снарядів, немає підтримки, це, певною мірою,через заздрість військового керівництва, яке уособлює зараз саме Шойгу-Герасимов", - сказав Буданов.</text:p>
      <text:p text:style-name="P4">
Він зазначив, що там є й інші генерали, які мають трохи іншу думку. "Але отїхня команда робить усе, щоб фізично стерти всі ці підрозділи. І це правда. І,на жаль, я маю визнати, що найефективнішим є саме “Вагнер”. Ніхто з ним незрівняється за ефективністю ведення бойових дій у РФ", - заявив очільник ГУР.</text:p>
      <text:p text:style-name="P4">
<text:span text:style-name="T4">
Читайте також:</text:span>
 <text:a xlink:type="simple" xlink:href="https://www.ukrinform.ua/rubric-ato/3709456-u-rozvidci-vidreaguvali-na-propoziciu-prigozina-sodo-bahmuta.html" text:style-name="Internet_20_link" text:visited-style-name="Visited_20_Internet_20_Link">
 <text:span text:style-name="T4">
пригожин</text:span>
 </text:a>
</text:p>
      <text:p text:style-name="P4">
Як повідомлялося, раніше Пригожин заявляв, що нібито виведе з БахмутаДонецької області своїх найманців. Причиною він назвав відмову Міністерстваоборони Росії надати їм достатню кількість боєприпасів.</text:p>
      <text:p text:style-name="P4">
<text:span text:style-name="T5">
Фото: ГУР Міноборони</text:span>
</text:p>
      <text:p text:style-name="P4">
Source: <text:a xlink:type="simple" xlink:href="https://www.ukrinform.ua/rubric-ato/3710134-budanov-80-zaav-prigozina-e-cistou-pravdou.html" text:style-name="Internet_20_link" text:visited-style-name="Visited_20_Internet_20_Link">
https://www.ukrinform.ua/rubric-ato/3710134-budanov-80-zaav-prigozina-e-cistou-pravdou.html</text:a>
</text:p>
      <!--NEWS-->
      <text:h text:style-name="P10" text:outline-level="1">
<text:span text:style-name="T4">
Уряд виділив понад ₴4 мільярди на програму єВідновлення</text:span>
</text:h>
      <text:p text:style-name="P4">
Authors: Ukrinform (Person)</text:p>
      <text:p text:style-name="P4">
Publisher: Укринформ (Organization)</text:p>
      <text:p text:style-name="P4">
Published Time: 2023-05-16T19:45:55+03:00</text:p>
      <text:p text:style-name="P4">
Modified Time: 2023-05-16T19:45:55+03:00</text:p>
      <text:p text:style-name="P4">
Description: Кабінет Міністрів України на засіданні 16 травня 2023 року виділив Міністерству розвитку громад, територій та інфраструктури із фонду ліквідації наслідків збройної агресії на безповоротній основі понад 4,43 млрд гривень на програму єВідновлення. — Укрінформ.</text:p>
      <text:p text:style-name="P4">
Images: ["<text:a xlink:type="simple" xlink:href="https://static.ukrinform.com/photos/2020_12/thumb_files/630_360_1608131272-754.jpg" text:style-name="Internet_20_link" text:visited-style-name="Visited_20_Internet_20_Link">
630_360_16081...</text:a>
"]</text:p>
      <text:p text:style-name="P4">
Tags: ['Кабмін', 'Гроші', 'єВідновлення']</text:p>
      <text:p text:style-name="P4">
Type: Article</text:p>
      <!--METADATA-->
      <text:p text:style-name="P4">
<draw:frame draw:style-name="fr1" draw:name="Image189" text:anchor-type="as-char" svg:width="6.9236in" svg:height="3.949857in" draw:z-index="0">
<draw:image xlink:href="../Images/yкринформ/2023-05-16T19-45-55-03-00/630_360_1608131272-754.jpg" xlink:type="simple" xlink:show="embed" xlink:actuate="onLoad" draw:mime-type="image/jpeg"/>
</draw:frame>
 КабінетМіністрів України на засіданні 16 травня 2023 року виділив Міністерствурозвитку громад, територій та інфраструктури із фонду ліквідації наслідківзбройної агресії на безповоротній основі понад 4,43 млрд гривень на програмуєВідновлення.</text:p>
      <text:p text:style-name="P4">
Як передає Укрінформ, про це повідомив постійний представник уряду у ВерховнійРаді Тарас Мельничук у <text:a xlink:type="simple" xlink:href="http://t.me/tmelnychuk/2315" text:style-name="Internet_20_link" text:visited-style-name="Visited_20_Internet_20_Link">
 </text:a>
</text:p>
      <text:p text:style-name="P4">
"Виділено Міністерству розвитку громад, територій та інфраструктури із фондуліквідації наслідків збройної агресії на безповоротній основі 4 млрд 433 млн350 тис. гривень (видатки споживання) на нову бюджетну програму для наданнякомпенсації для відновлення окремих категорій обʼєктів нерухомого майна,пошкоджених внаслідок бойових дій, терористичних актів, диверсій, спричиненихзбройною агресією російської федерації, з використанням електронної публічноїпослуги "єВідновлення", - написав він.</text:p>
      <text:p text:style-name="P4">
Мельничук додав, що уряд визначив Мінвідновлення відповідальним виконавцемнової бюджетної програми та вніс зміни до порядку використання коштів фондуліквідації наслідків збройної агресії.</text:p>
      <text:p text:style-name="P4">
<text:span text:style-name="T4">
Читайте також:</text:span>
 <text:a xlink:type="simple" xlink:href="https://www.ukrinform.ua/rubric-vidbudova/3709199-evidnovlenna-v-uradi-poasnili-skilki-raziv-mozna-podavati-zaavki-na-remont.html" text:style-name="Internet_20_link" text:visited-style-name="Visited_20_Internet_20_Link">
 <text:span text:style-name="T4">
єВідновлення</text:span>
 </text:a>
</text:p>
      <text:p text:style-name="P4">
Як повідомлялося, 21 квітня <text:a xlink:type="simple" xlink:href="https://www.ukrinform.ua/tag-kabmin" text:style-name="Internet_20_link" text:visited-style-name="Visited_20_Internet_20_Link">
 </text:a>
 ухваливпорядок надання державної допомоги на ремонт пошкодженого житла. Вінпередбачає надання громадянам, чиє житло було пошкоджено внаслідок збройноїагресії рф, державної допомоги на поточний ремонт житла. Зробити це можна будез допомогою електронної послуги єВідновлення.</text:p>
      <text:p text:style-name="P4">
Послугою з 10 травня 2023 року можуть скористатися всі громадяни, чиє житлоотримало незначні пошкодження внаслідок збройної агресії рф і яке ще не буловідремонтоване. Йдеться, перш за все, про заміну вікон чи дверей, ремонтпокрівлі тощо.</text:p>
      <text:p text:style-name="P4">
Source: <text:a xlink:type="simple" xlink:href="https://www.ukrinform.ua/rubric-vidbudova/3710138-urad-vidiliv-ponad-4-milardi-na-programu-evidnovlenna.html" text:style-name="Internet_20_link" text:visited-style-name="Visited_20_Internet_20_Link">
https://www.ukrinform.ua/rubric-vidbudova/3710138-urad-vidiliv-ponad-4-milardi-na-programu-evidnovlenna.html</text:a>
</text:p>
      <!--NEWS-->
      <text:h text:style-name="P10" text:outline-level="1">
<text:span text:style-name="T4">
Росіяни обстріляли селище на Херсонщині - постраждали троє дітей</text:span>
</text:h>
      <text:p text:style-name="P4">
Authors: Ukrinform (Person)</text:p>
      <text:p text:style-name="P4">
Publisher: Укринформ (Organization)</text:p>
      <text:p text:style-name="P4">
Published Time: 2023-05-16T19:48:00+03:00</text:p>
      <text:p text:style-name="P4">
Modified Time: 2023-05-16T19:48:00+03:00</text:p>
      <text:p text:style-name="P4">
Description: Російська армія атакувала селище Молодіжне Херсонської громади, постраждали троє дітей і 59-річна жінка. — Укрінформ.</text:p>
      <text:p text:style-name="P4">
Images: ["<text:a xlink:type="simple" xlink:href="https://static.ukrinform.com/photos/2022_10/thumb_files/630_360_1667124180-530.jpg" text:style-name="Internet_20_link" text:visited-style-name="Visited_20_Internet_20_Link">
630_360_16671...</text:a>
"]</text:p>
      <text:p text:style-name="P4">
Tags: ['Діти', 'Херсонщина', 'Обстріл', 'Війна з Росією']</text:p>
      <text:p text:style-name="P4">
Type: Article</text:p>
      <!--METADATA-->
      <text:p text:style-name="P4">
<draw:frame draw:style-name="fr1" draw:name="Image190" text:anchor-type="as-char" svg:width="6.9236in" svg:height="3.956343in" draw:z-index="0">
<draw:image xlink:href="../Images/yкринформ/2023-05-16T19-48-00-03-00/630_360_1667124180-530.jpg" xlink:type="simple" xlink:show="embed" xlink:actuate="onLoad" draw:mime-type="image/jpeg"/>
</draw:frame>
 Російськаармія атакувала селище Молодіжне Херсонської громади, постраждали троє дітей і59-річна жінка.</text:p>
      <text:p text:style-name="P4">
Як передає Укрінформ, про це голова Херсонської обласної військовоїадміністрації Олександр Прокудін повідомляє у <text:a xlink:type="simple" xlink:href="https://t.me/olexandrprokudin/510" text:style-name="Internet_20_link" text:visited-style-name="Visited_20_Internet_20_Link">
</text:a>
 .</text:p>
      <text:p text:style-name="P4">
Через <text:a xlink:type="simple" xlink:href="https://www.ukrinform.ua/tag-obstril" text:style-name="Internet_20_link" text:visited-style-name="Visited_20_Internet_20_Link">
 </text:a>
 8-річна дівчинка отрималаконтузію головного мозку. Її госпіталізували, медики надають пораненійнеобхідну допомогу.</text:p>
      <text:p text:style-name="P4">
У двох дітей, 10-річної дівчинки та 7-річного хлопчика, діагностували гоструреакцію на стрес. Лікарі надали їм допомогу на місці, їх життю нічого незагрожує.</text:p>
      <text:p text:style-name="P4">
<text:span text:style-name="T4">
Читайте також:</text:span>
 <text:a xlink:type="simple" xlink:href="https://www.ukrinform.ua/rubric-regions/3709837-na-hersonsini-rosiani-devat-raziv-obstrilali-vze-zrujnovanij-mist.html" text:style-name="Internet_20_link" text:visited-style-name="Visited_20_Internet_20_Link">
 <text:span text:style-name="T4">
Херсонщині</text:span>
 </text:a>
</text:p>
      <text:p text:style-name="P4">
Ще одна постраждала – 59-річна жінка, котра через обстріл дістала струс мозку.Їй також допомогу надали на місці, від госпіталізації відмовилася.</text:p>
      <text:p text:style-name="P4">
Як повідомляв <text:a xlink:type="simple" xlink:href="https://www.ukrinform.ua/rubric-regions/3709735-rosijska-armia-za-dobu-80-raziv-obstrilala-hersonsinu-sestero-poranenih.html" text:style-name="Internet_20_link" text:visited-style-name="Visited_20_Internet_20_Link">
 </text:a>
 ,російська армія за минулу добу, 15 травня, здійснила 80 обстрілів Херсонськоїобласті, шестеро людей дістали поранення.</text:p>
      <text:p text:style-name="P4">
Source: <text:a xlink:type="simple" xlink:href="https://www.ukrinform.ua/rubric-ato/3710141-rosiani-obstrilali-selise-na-hersonsini-postrazdali-troe-ditej.html" text:style-name="Internet_20_link" text:visited-style-name="Visited_20_Internet_20_Link">
https://www.ukrinform.ua/rubric-ato/3710141-rosiani-obstrilali-selise-na-hersonsini-postrazdali-troe-ditej.html</text:a>
</text:p>
      <!--NEWS-->
      <text:h text:style-name="P10" text:outline-level="1">
<text:span text:style-name="T4">
Генштаб уточнив дані про нічну атаку: українські захисники знищили 25 ракет</text:span>
</text:h>
      <text:p text:style-name="P4">
Authors: Ukrinform (Person)</text:p>
      <text:p text:style-name="P4">
Publisher: Укринформ (Organization)</text:p>
      <text:p text:style-name="P4">
Published Time: 2023-05-16T19:54:28+03:00</text:p>
      <text:p text:style-name="P4">
Modified Time: 2023-05-16T19:54:28+03:00</text:p>
      <text:p text:style-name="P4">
Description: РФ цієї доби завдала чергового масованого ракетного удару по об’єктах цивільної та критичної інфраструктури України. Усі запущені ворогом 25 ракет знищили українські захисники. — Укрінформ.</text:p>
      <text:p text:style-name="P4">
Images: ["<text:a xlink:type="simple" xlink:href="https://static.ukrinform.com/photos/2022_12/thumb_files/630_360_1671446457-251.jpg" text:style-name="Internet_20_link" text:visited-style-name="Visited_20_Internet_20_Link">
630_360_16714...</text:a>
"]</text:p>
      <text:p text:style-name="P4">
Tags: ['Генштаб', 'Обстріл', 'Війна з Росією']</text:p>
      <text:p text:style-name="P4">
Type: Article</text:p>
      <!--METADATA-->
      <text:p text:style-name="P4">
<draw:frame draw:style-name="fr1" draw:name="Image191" text:anchor-type="as-char" svg:width="6.9236in" svg:height="3.956343in" draw:z-index="0">
<draw:image xlink:href="../Images/yкринформ/2023-05-16T19-54-28-03-00/630_360_1671446457-251.jpg" xlink:type="simple" xlink:show="embed" xlink:actuate="onLoad" draw:mime-type="image/jpeg"/>
</draw:frame>
 РФ цієїдоби завдала чергового масованого ракетного удару по об’єктах цивільної такритичної інфраструктури України. Усі запущені ворогом 25 ракет знищилиукраїнські захисники.</text:p>
      <text:p text:style-name="P4">
Інформацію про ракетну атаку військові уточнили у вечірньому зведенні,повідомляє Укрінформ із посиланням на <text:a xlink:type="simple" xlink:href="https://www.facebook.com/GeneralStaff.ua/posts/pfbid0w5mxYphJxX3DbYxuU86s23oPtQh6KWGCdn9XM4CaD1RazMKGNUF7YVpRhmLqitcTl" text:style-name="Internet_20_link" text:visited-style-name="Visited_20_Internet_20_Link">
</text:a>
Генштабу.</text:p>
      <text:p text:style-name="P4">
«Російський агресор цинічно продовжує застосовувати тактику терору... Зауточненою інформацією, для завдання ракетних ударів ворог використав 6аеробалістичних ракет “Кинджал”, 9 крилатих ракет “Калібр” та 10 ракетназемного базування (С-400, “Іскандер-М”), з яких усі було знищеноукраїнськими захисниками», - зазначається у повідомленні.</text:p>
      <text:p text:style-name="P4">
У Генштабі додали: ще дві ракети з С-300 загарбники застосували по цивільнійінфраструктурі Костянтинівки Донецької області.</text:p>
      <text:p text:style-name="P4">
<text:span text:style-name="T4">
Читайте також:</text:span>
 <text:a xlink:type="simple" xlink:href="https://www.ukrinform.ua/rubric-ato/3710007-ignat-pro-nicnu-ataku-po-ukraini-rosia-vperse-zastosuvala-tak-bagato-kindzaliv.html" text:style-name="Internet_20_link" text:visited-style-name="Visited_20_Internet_20_Link">
 <text:span text:style-name="T4">
Ігнат</text:span>
 </text:a>
</text:p>
      <text:p text:style-name="P4">
Зазнала руйнувань цивільна інфраструктура. Зокрема, внаслідок обстрілунаселених пунктів Дворічна, Вовчанськ та Тищенківка Харківської області, єзагиблі та поранені цивільні особи. Знищено також житлові приватні будинки,лікарня та інша цивільна інфраструктура.</text:p>
      <text:p text:style-name="P4">
«Протягом цієї доби агресор завдав 27 ракетних та 37 авіаційних ударів,здійснив близько 20 <text:a xlink:type="simple" xlink:href="https://www.ukrinform.ua/tag-obstril" text:style-name="Internet_20_link" text:visited-style-name="Visited_20_Internet_20_Link">
 </text:a>
 з реактивнихсистем залпового вогню по позиціях українських військ та населених пунктах», -поінформували в Генштабі.</text:p>
      <text:p text:style-name="P4">
<text:span text:style-name="T4">
Читайте також:</text:span>
 <text:a xlink:type="simple" xlink:href="https://www.ukrinform.ua/rubric-ato/3710043-rf-zapuskala-sahedi-z-branskoi-oblasti-ta-zi-shidnogo-uzberezza-azovskogo-mora-ignat.html" text:style-name="Internet_20_link" text:visited-style-name="Visited_20_Internet_20_Link">
 <text:span text:style-name="T4">
Ігнат</text:span>
 </text:a>
</text:p>
      <text:p text:style-name="P4">
Як повідомлялося у вечірньому зведенні, <text:a xlink:type="simple" xlink:href="https://www.ukrinform.ua/rubric-ato/3710137-zsu-vidbili-ataki-v-rajoni-marinki-na-shodi-vidbulosa-44-bojovih-zitknenna.html" text:style-name="Internet_20_link" text:visited-style-name="Visited_20_Internet_20_Link">
 </text:a>
 , Сили оборони відбили численні атаки противника в районіМар’їнки.</text:p>
      <text:p text:style-name="P4">
Source: <text:a xlink:type="simple" xlink:href="https://www.ukrinform.ua/rubric-ato/3710142-genstab-utocniv-dani-pro-nicnu-ataku-ukrainski-zahisniki-znisili-25-raket.html" text:style-name="Internet_20_link" text:visited-style-name="Visited_20_Internet_20_Link">
https://www.ukrinform.ua/rubric-ato/3710142-genstab-utocniv-dani-pro-nicnu-ataku-ukrainski-zahisniki-znisili-25-raket.html</text:a>
</text:p>
      <!--NEWS-->
      <text:h text:style-name="P10" text:outline-level="1">
<text:span text:style-name="T4">
Збірна України серед кадетів виступить на польському етапі Кубка Європи з дзюдо</text:span>
</text:h>
      <text:p text:style-name="P4">
Authors: Ukrinform (Person)</text:p>
      <text:p text:style-name="P4">
Publisher: Укринформ (Organization)</text:p>
      <text:p text:style-name="P4">
Published Time: 2023-05-16T19:57:00+03:00</text:p>
      <text:p text:style-name="P4">
Modified Time: 2023-05-16T19:57:00+03:00</text:p>
      <text:p text:style-name="P4">
Description: У Бельсько-Бяла (Польща) 20-21 травня пройде черговий етап Кубка Європи з дзюдо серед кадетів. — Укрінформ.</text:p>
      <text:p text:style-name="P4">
Images: ["<text:a xlink:type="simple" xlink:href="https://static.ukrinform.com/photos/2023_05/thumb_files/630_360_1684256257-458.jpg" text:style-name="Internet_20_link" text:visited-style-name="Visited_20_Internet_20_Link">
630_360_16842...</text:a>
"]</text:p>
      <text:p text:style-name="P4">
Tags: ['Дзюдо']</text:p>
      <text:p text:style-name="P4">
Type: Article</text:p>
      <!--METADATA-->
      <text:p text:style-name="P4">
<draw:frame draw:style-name="fr1" draw:name="Image192" text:anchor-type="as-char" svg:width="6.9236in" svg:height="3.956343in" draw:z-index="0">
<draw:image xlink:href="../Images/yкринформ/2023-05-16T19-57-00-03-00/630_360_1684256257-458.jpg" xlink:type="simple" xlink:show="embed" xlink:actuate="onLoad" draw:mime-type="image/jpeg"/>
</draw:frame>
 УБельсько-Бяла (Польща) 20-21 травня пройде черговий етап Кубка Європи з дзюдосеред кадетів.</text:p>
      <text:p text:style-name="P4">
Як інформує офіційний <text:a xlink:type="simple" xlink:href="https://www.ijf.org/competition/2546" text:style-name="Internet_20_link" text:visited-style-name="Visited_20_Internet_20_Link">
 </text:a>
 Міжнародноїфедерації дзюдо (IJF), на турнірі виступлять 813 спортсменів із 35 країн,передає Укрінформ.</text:p>
      <text:p text:style-name="P4">
Збірну України представлятимуть 70 дзюдоїстів: 44 хлопців та 26 дівчат.</text:p>
      <text:p text:style-name="P4">
Турнір у Польщі пройде без участі представників росії та білорусі.</text:p>
      <text:p text:style-name="P4">
<text:span text:style-name="T4">
Читайте також:</text:span>
 <text:a xlink:type="simple" xlink:href="https://www.ukrinform.ua/rubric-sports/3709033-ukrainskij-dzudoist-curkan-vigrav-litovskij-etap-kubka-evropi-sered-unioriv.html" text:style-name="Internet_20_link" text:visited-style-name="Visited_20_Internet_20_Link">
 <text:span text:style-name="T4">
дзюдо</text:span>
 </text:a>
</text:p>
      <text:p text:style-name="P4">
Наступний етап Кубка Європи серед кадетів відбудеться 27-28 травня у Коїмбрі(Португалія).</text:p>
      <text:p text:style-name="P4">
Source: <text:a xlink:type="simple" xlink:href="https://www.ukrinform.ua/rubric-sports/3710143-zbirna-ukraini-sered-kadetiv-vistupit-na-polskomu-etapi-kubka-evropi-z-dzudo.html" text:style-name="Internet_20_link" text:visited-style-name="Visited_20_Internet_20_Link">
https://www.ukrinform.ua/rubric-sports/3710143-zbirna-ukraini-sered-kadetiv-vistupit-na-polskomu-etapi-kubka-evropi-z-dzudo.html</text:a>
</text:p>
      <!--NEWS-->
      <text:h text:style-name="P10" text:outline-level="1">
<text:span text:style-name="T4">
«Мавка. Лісова пісня» зібрала в українському прокаті вже понад 145 мільйонів</text:span>
</text:h>
      <text:p text:style-name="P4">
Authors: Ukrinform (Person)</text:p>
      <text:p text:style-name="P4">
Publisher: Укринформ (Organization)</text:p>
      <text:p text:style-name="P4">
Published Time: 2023-05-16T20:06:00+03:00</text:p>
      <text:p text:style-name="P4">
Modified Time: 2023-05-16T20:06:00+03:00</text:p>
      <text:p text:style-name="P4">
Description: За одинадцять тижнів прокату касові збори анімаційного фільму "Мавка. Лісова пісня" склали 145 790 419 грн, а кількість проданих квитків перевищила мільйон. — Укрінформ.</text:p>
      <text:p text:style-name="P4">
Images: ["<text:a xlink:type="simple" xlink:href="https://static.ukrinform.com/photos/2023_05/thumb_files/630_360_1684256738-571.jpg" text:style-name="Internet_20_link" text:visited-style-name="Visited_20_Internet_20_Link">
630_360_16842...</text:a>
"]</text:p>
      <text:p text:style-name="P4">
Tags: ['Держкіно', 'Мультфільм', 'Кінотеатр', 'Мультфільм «Мавка»']</text:p>
      <text:p text:style-name="P4">
Type: Article</text:p>
      <!--METADATA-->
      <text:p text:style-name="P4">
<draw:frame draw:style-name="fr1" draw:name="Image193" text:anchor-type="as-char" svg:width="6.9236in" svg:height="3.956343in" draw:z-index="0">
<draw:image xlink:href="../Images/yкринформ/2023-05-16T20-06-00-03-00/630_360_1684256738-571.jpg" xlink:type="simple" xlink:show="embed" xlink:actuate="onLoad" draw:mime-type="image/jpeg"/>
</draw:frame>
 Заодинадцять тижнів прокату касові збори анімаційного фільму "Мавка. Лісовапісня" склали 145 790 419 грн, а кількість проданих квитків перевищиламільйон.</text:p>
      <text:p text:style-name="P4">
Про це повідомляє пресслужба Державного агентства з питань кіно у <text:a xlink:type="simple" xlink:href="https://www.facebook.com/ukrainefilmagency/posts/pfbid02kmxZcCNqdYtgLbbjXPPnmiQxZ54GznDhpMBM9ECcnretz6Y26XmkXe6u3u1iy2zUl" text:style-name="Internet_20_link" text:visited-style-name="Visited_20_Internet_20_Link">
</text:a>
, передає Укрінформ.</text:p>
      <text:p text:style-name="P4">
"За результатами одинадцятого тижня у національному прокаті, касові збори <text:a xlink:type="simple" xlink:href="https://www.ukrinform.ua/tag-multik" text:style-name="Internet_20_link" text:visited-style-name="Visited_20_Internet_20_Link">
</text:a>
 "Mavka" складають 145 790 419 грн, акількість проданих квитків становить 1 159 931", - йдеться в повідомленні.</text:p>
      <text:p text:style-name="P4">
У Держкіно також зазначають, що прокат триває.</text:p>
      <text:p text:style-name="P4">
<text:span text:style-name="T4">
Читайте також:</text:span>
 <text:a xlink:type="simple" xlink:href="https://www.ukrinform.ua/rubric-culture/3709133-ukrainsku-mavku-pokazut-u-kinoteatrah-avstrii.html" text:style-name="Internet_20_link" text:visited-style-name="Visited_20_Internet_20_Link">
 <text:span text:style-name="T4">
Мавку</text:span>
 </text:a>
</text:p>
      <text:p text:style-name="P4">
Як повідомлялося, анімаційний фільм "Мавка. Лісова пісня" створений запідтримки Держкіно та Агентства США з міжнародного розвитку (USAID).Кінотеатральну дистрибуцію в Україні здійснює FILM.UA Distribution таKinomania Film Distribution. У національний прокат мультфільм вийшов 2березня.</text:p>
      <text:p text:style-name="P4">
"Мавка. Лісова пісня" також <text:a xlink:type="simple" xlink:href="https://www.ukrinform.ua/rubric-culture/3707755-mavka-lisova-pisna-stala-odnim-iz-najkrasih-filmiv-tizna-u-rumunskomu-prokati-derzkino.html" text:style-name="Internet_20_link" text:visited-style-name="Visited_20_Internet_20_Link">
 </text:a>
 , зібравши $73 800.</text:p>
      <text:p text:style-name="P4">
Source: <text:a xlink:type="simple" xlink:href="https://www.ukrinform.ua/rubric-culture/3710146-mavka-lisova-pisna-zibrala-v-ukrainskomu-prokati-vze-ponad-145-miljoniv.html" text:style-name="Internet_20_link" text:visited-style-name="Visited_20_Internet_20_Link">
https://www.ukrinform.ua/rubric-culture/3710146-mavka-lisova-pisna-zibrala-v-ukrainskomu-prokati-vze-ponad-145-miljoniv.html</text:a>
</text:p>
      <!--NEWS-->
      <text:h text:style-name="P10" text:outline-level="1">
<text:span text:style-name="T4">
Уряд затвердив порядок використання коштів Агенцією оборонних закупівель</text:span>
</text:h>
      <text:p text:style-name="P4">
Authors: Ukrinform (Person)</text:p>
      <text:p text:style-name="P4">
Publisher: Укринформ (Organization)</text:p>
      <text:p text:style-name="P4">
Published Time: 2023-05-16T20:07:00+03:00</text:p>
      <text:p text:style-name="P4">
Modified Time: 2023-05-16T20:07:00+03:00</text:p>
      <text:p text:style-name="P4">
Description: Кабінет Міністрів України затвердив порядок використання коштів державним підприємством Міністерства оборони України «Агенція оборонних закупівель». — Укрінформ.</text:p>
      <text:p text:style-name="P4">
Images: ["<text:a xlink:type="simple" xlink:href="https://static.ukrinform.com/photos/2019_09/thumb_files/630_360_1567497060-680.jpg" text:style-name="Internet_20_link" text:visited-style-name="Visited_20_Internet_20_Link">
630_360_15674...</text:a>
"]</text:p>
      <text:p text:style-name="P4">
Tags: ['Бюджет', 'Міноборони', 'Уряд', 'Оборонні закупівлі']</text:p>
      <text:p text:style-name="P4">
Type: Article</text:p>
      <!--METADATA-->
      <text:p text:style-name="P4">
<draw:frame draw:style-name="fr1" draw:name="Image194" text:anchor-type="as-char" svg:width="6.9236in" svg:height="3.956343in" draw:z-index="0">
<draw:image xlink:href="../Images/yкринформ/2023-05-16T20-07-00-03-00/630_360_1567497060-680.jpg" xlink:type="simple" xlink:show="embed" xlink:actuate="onLoad" draw:mime-type="image/jpeg"/>
</draw:frame>
 КабінетМіністрів України затвердив порядок використання коштів державнимпідприємством Міністерства оборони України «Агенція оборонних закупівель».</text:p>
      <text:p text:style-name="P4">
Про це в <text:a xlink:type="simple" xlink:href="https://t.me/tmelnychuk/2315" text:style-name="Internet_20_link" text:visited-style-name="Visited_20_Internet_20_Link">
 </text:a>
 повідомив постійний представникКабінету Міністрів у Верховній Раді Тарас Мельничук, передає Укрінформ.</text:p>
      <text:p text:style-name="P4">
«Затверджено Порядок використання державним підприємством Міністерства оборониУкраїни «Агенція <text:a xlink:type="simple" xlink:href="https://www.ukrinform.ua/tag-oborona" text:style-name="Internet_20_link" text:visited-style-name="Visited_20_Internet_20_Link">
 </text:a>
 закупівель» коштів,передбачених у державному бюджеті для здійснення закупівель товарів, робіт іпослуг оборонного призначення», - написав Мельничук.</text:p>
      <text:p text:style-name="P4">
Він зазначив, що порядок визначає механізм використання державнимпідприємством коштів, передбачених у державному бюджеті для реалізаціїбюджетної програми «Розвиток, закупівля, модернізація та ремонт озброєння,військової техніки, засобів та обладнання» та встановлює деякі особливостівиконання функцій служби державного замовника.</text:p>
      <text:p text:style-name="P4">
<text:span text:style-name="T4">
Читайте також:</text:span>
 <text:a xlink:type="simple" xlink:href="https://www.ukrinform.ua/rubric-polytics/3696427-reznikov-obgovoriv-iz-zastupnikom-stoltenberga-modernizaciu-oboronnih-zakupivel-v-ukraini.html" text:style-name="Internet_20_link" text:visited-style-name="Visited_20_Internet_20_Link">
 <text:span text:style-name="T4">
оборонних</text:span>
 <text:span text:style-name="T4">
закупівель</text:span>
</text:a>
</text:p>
      <text:p text:style-name="P4">
Як <text:a xlink:type="simple" xlink:href="https://www.ukrinform.ua/rubric-ato/3684319-norvezke-agentstvo-nadast-pidtrimku-minoboroni-ukraini.html" text:style-name="Internet_20_link" text:visited-style-name="Visited_20_Internet_20_Link">
 </text:a>
 , Агенція оборонних закупівель Міністерстваоборони України і Норвезьке оборонне матеріально-технічне агентство (NDMA)підписали угоду про наміри, що передбачає підтримку створення організаціїзакупівель оборонних матеріалів.</text:p>
      <text:p text:style-name="P4">
Source: <text:a xlink:type="simple" xlink:href="https://www.ukrinform.ua/rubric-ato/3710160-urad-zatverdiv-poradok-vikoristanna-kostiv-agencieu-oboronnih-zakupivel.html" text:style-name="Internet_20_link" text:visited-style-name="Visited_20_Internet_20_Link">
https://www.ukrinform.ua/rubric-ato/3710160-urad-zatverdiv-poradok-vikoristanna-kostiv-agencieu-oboronnih-zakupivel.html</text:a>
</text:p>
      <!--NEWS-->
      <text:h text:style-name="P10" text:outline-level="1">
<text:span text:style-name="T4">
ГУР залучало депутата Шевченка для контактів із Білоруссю - Буданов</text:span>
</text:h>
      <text:p text:style-name="P4">
Authors: Ukrinform (Person)</text:p>
      <text:p text:style-name="P4">
Publisher: Укринформ (Organization)</text:p>
      <text:p text:style-name="P4">
Published Time: 2023-05-16T20:10:09+03:00</text:p>
      <text:p text:style-name="P4">
Modified Time: 2023-05-16T20:10:09+03:00</text:p>
      <text:p text:style-name="P4">
Description: Начальник Головного управління розвідки Міністерства оборони України Кирило Буданов заявив, що народного депутата Євгена Шевченка залучали для комунікації з Білоруссю. — Укрінформ.</text:p>
      <text:p text:style-name="P4">
Images: ["<text:a xlink:type="simple" xlink:href="https://static.ukrinform.com/photos/2023_05/thumb_files/630_360_1684254130-209.jpg" text:style-name="Internet_20_link" text:visited-style-name="Visited_20_Internet_20_Link">
630_360_16842...</text:a>
"]</text:p>
      <text:p text:style-name="P4">
Tags: ['Білорусь', 'Депутат', 'Розвідка', 'Буданов', 'Війна з Росією']</text:p>
      <text:p text:style-name="P4">
Type: Article</text:p>
      <!--METADATA-->
      <text:p text:style-name="P4">
<draw:frame draw:style-name="fr1" draw:name="Image195" text:anchor-type="as-char" svg:width="6.9236in" svg:height="3.956343in" draw:z-index="0">
<draw:image xlink:href="../Images/yкринформ/2023-05-16T20-10-09-03-00/630_360_1684254130-209.jpg" xlink:type="simple" xlink:show="embed" xlink:actuate="onLoad" draw:mime-type="image/jpeg"/>
</draw:frame>
 НачальникГоловного управління розвідки Міністерства оборони України Кирило Будановзаявив, що народного депутата Євгена Шевченка залучали для комунікації зБілоруссю.</text:p>
      <text:p text:style-name="P4">
Про це Буданов сказав в інтерв'ю програмі <text:a xlink:type="simple" xlink:href="https://www.youtube.com/watch" text:style-name="Internet_20_link" text:visited-style-name="Visited_20_Internet_20_Link">
</text:a>
 , передає Укрінформ.</text:p>
      <text:p text:style-name="P4">
"Ми задіяли всі наші можливі шляхи комунікації (з Білоруссю - ред.). Всізмоги, які у нас були. Навіть задіяли, скажімо так, одного народного депутата.Задля того, щоб не допустити втягування Білорусі в цю війну. Це перша мета.Друга — коли сталося витіснення російської армії, не допустити повторних спробзаходу з Білорусі, або спроб нанесення ударів. Як показав час, станом на заразцього вдалося досягти", - сказав Буданов.</text:p>
      <text:p text:style-name="P4">
Він зазначив, що йдеться про народного депутата Євгенія Шевченка.</text:p>
      <text:p text:style-name="P4">
<text:span text:style-name="T4">
Читайте також:</text:span>
 <text:a xlink:type="simple" xlink:href="https://www.ukrinform.ua/rubric-ato/3710134-budanov-80-zaav-prigozina-e-cistou-pravdou.html" text:style-name="Internet_20_link" text:visited-style-name="Visited_20_Internet_20_Link">
 <text:span text:style-name="T4">
Буданов</text:span>
 </text:a>
</text:p>
      <text:p text:style-name="P4">
"Ми користуємось можливостями його комунікації, його зв'язками. В принципініколи цього не приховували. І він є ефективним у цьому процесі. Пан Шевченкодостатньо давно допомагає нам, і жодного разу не відмовляв, коли ми зверталисядо нього", - сказав очільник ГУР.</text:p>
      <text:p text:style-name="P4">
Як повідомляв Укрінформ, 20 квітня 2021 самопроголошений президент <text:a xlink:type="simple" xlink:href="https://www.ukrinform.ua/tag-bilorus" text:style-name="Internet_20_link" text:visited-style-name="Visited_20_Internet_20_Link">
</text:a>
 Олександр Лукашенко зустрівся знародним депутатом України Євгенієм Шевченком, який тоді був членомпарламентської фракції "Слуга народу", в президентському палаці. Парламентарійпоїхав до Мінська попри те, що політичні відносини між Україною та Білоруссювосени 2020 року було поставлено на паузу через рішення не визнавати перемогуЛукашенка на президентських виборах.</text:p>
      <text:p text:style-name="P4">
У травні 2021 року Шевченка виключили з фракції "Слуга народу".</text:p>
      <text:p text:style-name="P4">
Source: <text:a xlink:type="simple" xlink:href="https://www.ukrinform.ua/rubric-ato/3710148-gur-zalucalo-deputata-sevcenka-dla-kontaktiv-iz-bilorussu-budanov.html" text:style-name="Internet_20_link" text:visited-style-name="Visited_20_Internet_20_Link">
https://www.ukrinform.ua/rubric-ato/3710148-gur-zalucalo-deputata-sevcenka-dla-kontaktiv-iz-bilorussu-budanov.html</text:a>
</text:p>
      <!--NEWS-->
      <text:h text:style-name="P10" text:outline-level="1">
<text:span text:style-name="T4">
Україна вже використовує проти армії РФ ракети Storm Shadow – CNN</text:span>
</text:h>
      <text:p text:style-name="P4">
Authors: Ukrinform (Person)</text:p>
      <text:p text:style-name="P4">
Publisher: Укринформ (Organization)</text:p>
      <text:p text:style-name="P4">
Published Time: 2023-05-16T20:11:00+03:00</text:p>
      <text:p text:style-name="P4">
Modified Time: 2023-05-16T20:11:00+03:00</text:p>
      <text:p text:style-name="P4">
Description: Далекобійні ракети Storm Shadow, передані Великою Британією, бійці ЗСУ вже використали для ударів по російських цілях. — Укрінформ.</text:p>
      <text:p text:style-name="P4">
Images: ["<text:a xlink:type="simple" xlink:href="https://static.ukrinform.com/photos/2023_05/thumb_files/630_360_1684256958-900.jpg" text:style-name="Internet_20_link" text:visited-style-name="Visited_20_Internet_20_Link">
630_360_16842...</text:a>
"]</text:p>
      <text:p text:style-name="P4">
Tags: ['Ракета', 'Україна', 'Storm Shadow']</text:p>
      <text:p text:style-name="P4">
Type: Article</text:p>
      <!--METADATA-->
      <text:p text:style-name="P4">
<draw:frame draw:style-name="fr1" draw:name="Image196" text:anchor-type="as-char" svg:width="6.9236in" svg:height="3.956343in" draw:z-index="0">
<draw:image xlink:href="../Images/yкринформ/2023-05-16T20-11-00-03-00/630_360_1684256958-900.jpg" xlink:type="simple" xlink:show="embed" xlink:actuate="onLoad" draw:mime-type="image/jpeg"/>
</draw:frame>
Далекобійні ракети Storm Shadow, передані Великою Британією, бійці ЗСУ вжевикористали для ударів по російських цілях.</text:p>
      <text:p text:style-name="P4">
Як передає Укрінформ, про це повідомляє <text:a xlink:type="simple" xlink:href="http://edition.cnn.com/europe/live-news/russia-ukraine-war-news-05-16-23/h_8be90f30b3ffad1dbea0fcf8c112f77a" text:style-name="Internet_20_link" text:visited-style-name="Visited_20_Internet_20_Link">
</text:a>
 з посиланням на чиновниківСША.</text:p>
      <text:p text:style-name="P4">
Українські війська почали використовувати ракети великої дальності StormShadow, надані Великою Британією, для завдання ударів по російських цілях,повідомили CNN у вівторок двоє американських чиновників, знайомих із цієюсправою.</text:p>
      <text:p text:style-name="P4">
У міноборони України відмовилися від коментарів з цього приводу.</text:p>
      <text:p text:style-name="P4">
Storm Shadow — це крилата ракета великої дальності зі стелс-можливостями,спільно розроблена <text:a xlink:type="simple" xlink:href="https://www.ukrinform.ua/tag-britania" text:style-name="Internet_20_link" text:visited-style-name="Visited_20_Internet_20_Link">
 </text:a>
 та Францією, яказазвичай запускається з повітря.</text:p>
      <text:p text:style-name="P4">
Минулого тижня CNN вперше повідомила, що Велика Британія поставила в Українудекілька крилатих ракет Storm Shadow, що дало країні нові можливості длязавдання ударів великої дальності.</text:p>
      <text:p text:style-name="P4">
<text:span text:style-name="T4">
Читайте також:</text:span>
 <text:a xlink:type="simple" xlink:href="https://www.ukrinform.ua/rubric-ato/3709814-ukraina-hoce-otrimati-vid-souznikiv-4050-vinisuvaciv-f16-radnik-reznikova.html" text:style-name="Internet_20_link" text:visited-style-name="Visited_20_Internet_20_Link">
 <text:span text:style-name="T4">
винищувач</text:span>
 </text:a>
</text:p>
      <text:p text:style-name="P4">
Як повідомляв Укрінформ, Велика Британія підтвердила передачу Україні ракетStorm Shadow дальністю до 250 км.</text:p>
      <text:p text:style-name="P4">
<text:span text:style-name="T5">
Фото: MBDA</text:span>
</text:p>
      <text:p text:style-name="P4">
Source: <text:a xlink:type="simple" xlink:href="https://www.ukrinform.ua/rubric-ato/3710149-ukraina-vze-vikoristovue-proti-armii-rf-raketi-storm-shadow-cnn.html" text:style-name="Internet_20_link" text:visited-style-name="Visited_20_Internet_20_Link">
https://www.ukrinform.ua/rubric-ato/3710149-ukraina-vze-vikoristovue-proti-armii-rf-raketi-storm-shadow-cnn.html</text:a>
</text:p>
      <!--NEWS-->
      <text:h text:style-name="P10" text:outline-level="1">
<text:span text:style-name="T4">
Можливий вплив на обрання до ВККС: Вища рада правосуддя готує листи до НАБУ та САП</text:span>
</text:h>
      <text:p text:style-name="P4">
Authors: Ukrinform (Person)</text:p>
      <text:p text:style-name="P4">
Publisher: Укринформ (Organization)</text:p>
      <text:p text:style-name="P4">
Published Time: 2023-05-16T20:16:02+03:00</text:p>
      <text:p text:style-name="P4">
Modified Time: 2023-05-16T20:16:02+03:00</text:p>
      <text:p text:style-name="P4">
Description: Члени Вищої ради правосуддя утрималися від участі в роботі пленуму Верховного Суду щодо висловлення недовіри голові ВС Всеволоду Князєву “для уникнення конфлікту інтересів” та готують листи до НАБУ та САП стосовно інформації про можливий вплив щодо обрання членів Вищої кваліфікаційної комісії суддів України. — Укрінформ.</text:p>
      <text:p text:style-name="P4">
Images: ["<text:a xlink:type="simple" xlink:href="https://static.ukrinform.com/photos/2020_02/thumb_files/630_360_1581520989-618.jpg" text:style-name="Internet_20_link" text:visited-style-name="Visited_20_Internet_20_Link">
630_360_15815...</text:a>
"]</text:p>
      <text:p text:style-name="P4">
Tags: ['НАБУ', 'САП', 'ВККСУ', 'Верховний Суд']</text:p>
      <text:p text:style-name="P4">
Type: Article</text:p>
      <!--METADATA-->
      <text:p text:style-name="P4">
<draw:frame draw:style-name="fr1" draw:name="Image197" text:anchor-type="as-char" svg:width="6.9236in" svg:height="3.956343in" draw:z-index="0">
<draw:image xlink:href="../Images/yкринформ/2023-05-16T20-16-02-03-00/630_360_1581520989-618.jpg" xlink:type="simple" xlink:show="embed" xlink:actuate="onLoad" draw:mime-type="image/jpeg"/>
</draw:frame>
 ЧлениВищої ради правосуддя утрималися від участі в роботі пленуму Верховного Судущодо висловлення недовіри голові ВС Всеволоду Князєву “для уникнення конфліктуінтересів” та готують листи до НАБУ та САП стосовно інформації про можливийвплив щодо обрання членів Вищої кваліфікаційної комісії суддів України.</text:p>
      <text:p text:style-name="P4">
Як передає Укрінформ, про це інформує <text:a xlink:type="simple" xlink:href="https://hcj.gov.ua/news/informaciya-shchodo-zayavy-nabu-ta-sap-pro-korupciyni-diyannya-u-verhovnomu-sudi" text:style-name="Internet_20_link" text:visited-style-name="Visited_20_Internet_20_Link">
 </text:a>
</text:p>
      <text:p text:style-name="P4">
“Сьогодні, 16 травня 2023 року, члени Вищої ради правосуддя були запрошені доучасті у Пленумі Верховного Суду щодо вирішення питання про висловленнянедовіри Голові ВС. Члени ВРП утрималися від участі у його роботі дляуникнення конфлікту інтересів, який може виникнути у подальшому”, - ідеться вповідомленні.</text:p>
      <text:p text:style-name="P4">
Зазначається, що ВРП вирішує питання стосовно надання згоди на затримання,утримання під вартою чи арешт судді, а також тимчасового відсторонення суддівід здійснення правосуддя (відповідно до Глав 7 і 8 Закону України «Про Вищураду правосуддя»).</text:p>
      <text:p text:style-name="P4">
<text:span text:style-name="T4">
Читайте також:</text:span>
 <text:a xlink:type="simple" xlink:href="https://www.ukrinform.ua/rubric-society/3710109-datu-plenumu-z-obranna-novogo-golovi-verhovnogo-sudu-ogolosat-u-najblizci-dni.html" text:style-name="Internet_20_link" text:visited-style-name="Visited_20_Internet_20_Link">
 </text:a>
</text:p>
      <text:p text:style-name="P4">
“Також інформуємо, що Вища рада правосуддя готує листи до НАБУ та САП стосовнонадання інформації про можливий вплив щодо обрання членів ВККС України”, -ідеться в повідомленні.</text:p>
      <text:p text:style-name="P4">
У ВРП також нагадують про завершення 12 травня 2023 року співбесід зкандидатами на посади членів ВККСУ.</text:p>
      <text:p text:style-name="P4">
“Наразі відбувається обговорення та формуванням переліку цих кандидатів. Цяпроцедура, відповідно до затвердженої Методики проведення Вищою радоюправосуддя співбесіди, відбору та призначення кандидатів на посаду члена Вищоїкваліфікаційної комісії суддів України, здійснюється ВРП конфіденційно та непідлягає публічному розголошенню”, - підкреслюють у відомстві.</text:p>
      <text:p text:style-name="P4">
Як повідомлялося, під час пленуму Верховного Суду 16 травня 140 суддів віддалиголоси за висловлення недовіри чинному голові ВС Всеволоду Князєву. Післяцього судді проголосували за постанову пленуму ВС про припинення повноваженьголови ВС Князєва. Цю постанову підтримали 137 суддів.</text:p>
      <text:p text:style-name="P4">
<text:span text:style-name="T4">
Читайте також:</text:span>
 <text:a xlink:type="simple" xlink:href="https://www.ukrinform.ua/rubric-society/3710076-suddi-verhovnogo-sudu-progolosuvali-za-vislovlenna-nedoviri-knazevu.html" text:style-name="Internet_20_link" text:visited-style-name="Visited_20_Internet_20_Link">
 <text:span text:style-name="T4">
Князєв</text:span>
 </text:a>
</text:p>
      <text:p text:style-name="P4">
Відповідно до законодавства, у випадку відсутності голови ВС його повноваженнявиконує заступник голови. Однак у ВС відсутній заступник голови, томуобов'язки очільника суду виконуватиме суддя, який найдовше працює у ВС. Наразітаким суддею є секретар пленуму ВС Дмитро Луспеник.</text:p>
      <text:p text:style-name="P4">
Водночас Князєв, хоч і звільнений з посади голови, але залишатиметься суддеюВС. Звільнити його має право Вища рада правосуддя. Голова <text:a xlink:type="simple" xlink:href="https://www.ukrinform.ua/tag-verhovnij-sud" text:style-name="Internet_20_link" text:visited-style-name="Visited_20_Internet_20_Link">
</text:a>
 входить до складу Вищої радиправосуддя за посадою.</text:p>
      <text:p text:style-name="P4">
Напередодні 15 травня <text:a xlink:type="simple" xlink:href="https://www.ukrinform.ua/rubric-society/3709683-nabu-i-sap-vikrili-masstabnu-korupciu-u-verhovnomu-sudi.html" text:style-name="Internet_20_link" text:visited-style-name="Visited_20_Internet_20_Link">
 </text:a>
одержання неправомірної вигоди керівництвом та суддями Верховного Суду.</text:p>
      <text:p text:style-name="P4">
Правоохоронці затримали чинного голову ВС Князєва та вилучили 2,7 млн дол.</text:p>
      <text:p text:style-name="P4">
Source: <text:a xlink:type="simple" xlink:href="https://www.ukrinform.ua/rubric-society/3710150-mozlivij-vpliv-na-obranna-do-vkks-visa-rada-pravosudda-gotue-listi-do-nabu-ta-sap.html" text:style-name="Internet_20_link" text:visited-style-name="Visited_20_Internet_20_Link">
https://www.ukrinform.ua/rubric-society/3710150-mozlivij-vpliv-na-obranna-do-vkks-visa-rada-pravosudda-gotue-listi-do-nabu-ta-sap.html</text:a>
</text:p>
      <!--NEWS-->
      <text:h text:style-name="P10" text:outline-level="1">
<text:span text:style-name="T4">
Саміт Ради Європи зосередить увагу на відповідальності Росії за злочин агресії – фон дер Ляєн</text:span>
</text:h>
      <text:p text:style-name="P4">
Authors: Ukrinform (Person)</text:p>
      <text:p text:style-name="P4">
Publisher: Укринформ (Organization)</text:p>
      <text:p text:style-name="P4">
Published Time: 2023-05-16T20:18:58+03:00</text:p>
      <text:p text:style-name="P4">
Modified Time: 2023-05-16T20:18:58+03:00</text:p>
      <text:p text:style-name="P4">
Description: Саміт Ради Європи в Ісландії одним із ключових питань розгляне притягнення Російської Федерації до відповідальності за злочин агресії проти України. — Укрінформ.</text:p>
      <text:p text:style-name="P4">
Images: ["<text:a xlink:type="simple" xlink:href="https://static.ukrinform.com/photos/2023_02/thumb_files/630_360_1675351959-951.jpeg" text:style-name="Internet_20_link" text:visited-style-name="Visited_20_Internet_20_Link">
630_360_16753...</text:a>
"]</text:p>
      <text:p text:style-name="P4">
Tags: None</text:p>
      <text:p text:style-name="P4">
Type: Article</text:p>
      <!--METADATA-->
      <text:p text:style-name="P4">
<draw:frame draw:style-name="fr1" draw:name="Image198" text:anchor-type="as-char" svg:width="6.9236in" svg:height="3.956343in" draw:z-index="0">
<draw:image xlink:href="../Images/yкринформ/2023-05-16T20-18-58-03-00/630_360_1675351959-951.jpeg" xlink:type="simple" xlink:show="embed" xlink:actuate="onLoad" draw:mime-type="image/jpeg"/>
</draw:frame>
 СамітРади Європи в Ісландії одним із ключових питань розгляне притягненняРосійської Федерації до відповідальності за злочин агресії проти України.</text:p>
      <text:p text:style-name="P4">
Про це заявила очільниця Європейської комісії Урсула фон дер Ляєн сьогодні уРейк’явіку під час спільної пресконференції з прем’єр-міністром ІсландіїКатрін Якобсдоттір, повідомляє власний кореспондент Укрінформу.</text:p>
      <text:p text:style-name="P4">
«Я переконана, що саміт (Ради Європи) в Рейк’явіку відбувається у дужеправильний час. Перш за все, великою його темою буде відповідальність Росії зазлочин агресії, який вона постійно здійснює, продовжуючи війну проти України.Я дуже задоволена тим, що ми матимемо реєстр збитків (завданих Росією вУкраїні – ред.), який є важливим для встановлення правосуддя, яке є однією зпередумов для справедливого миру», - зазначила президент <text:a xlink:type="simple" xlink:href="https://www.ukrinform.ua/tag-evrokomisia" text:style-name="Internet_20_link" text:visited-style-name="Visited_20_Internet_20_Link">
</text:a>
 .</text:p>
      <text:p text:style-name="P4">
Вона зауважила, що цей реєстр завданих збитків є також дуже важливим уконтексті зусиль з відбудови України та у здійсненні правосуддя по відношеннюдо жертв російської агресії.</text:p>
      <text:p text:style-name="P4">
«Що стосується миру – ми маємо дуже чітку позицію. Ми рішуче підтримуємоформулу миру Президента Зеленського, яка представлена як основа, навколо якоїми будемо працювати. Це буде додатково обговорюватися, але очевидно, що мидотримуватимемося принципу «Нічого про Україну без України». Україна є жертвоюагресора, і саме вона має закладати основи для формули миру», - сказала фондер Ляєн.</text:p>
      <text:p text:style-name="P4">
Вона нагадала, що минулого тижня зустрічалася з Президентом Зеленським, який«є дуже відкритим» для обговорення формули миру для України та її реалізації.</text:p>
      <text:p text:style-name="P4">
Президент Єврокомісії зауважила, що з початку війни ЄС надав Україніфінансової допомоги на загальну суму 68 мільярдів євро. Ще один вимірєвропейської підтримки для України – це військова допомога, яка є переважнокомпетенцією країн-членів, які рішуче налаштовані, щоб надати Україні всенеобхідне для самооборони, сказала вона.</text:p>
      <text:p text:style-name="P4">
«Ми знаємо, що українці б’ються дуже хоробро за свій суверенітет та зацілісність своєї території. Вони воюють за принципи міжнародного права таХартії ООН. Тож вони б’ються і за нас. Таким чином, для нас є почеснимзавданням стояти поряд з Україною та підтримувати її так довго, як це буденеобхідним», - наголосила фон дер Ляєн.</text:p>
      <text:p text:style-name="P4">
Своєю чергою прем’єр-міністр Ісландії підтвердила підтримку її країною формулимиру Президента Зеленського.</text:p>
      <text:p text:style-name="P4">
«Ми продовжимо це обговорення з прем’єр-міністром України, який щойно прибувдо Ісландії. Я сподіваюся, що ця формула допоможе нам просуватися досправедливого миру. І також маю погодитися з Урсулою – миру не може бути безправосуддя», - сказала керівниця уряду Ісландії.</text:p>
      <text:p text:style-name="P4">
<text:span text:style-name="T4">
Читайте також:</text:span>
 <text:a xlink:type="simple" xlink:href="https://www.ukrinform.ua/rubric-polytics/3710040-smigal-pribuv-v-islandiu-na-samit-radi-evropi.html" text:style-name="Internet_20_link" text:visited-style-name="Visited_20_Internet_20_Link">
 <text:span text:style-name="T4">
Ісландію</text:span>
 </text:a>
</text:p>
      <text:p text:style-name="P4">
Як повідомлялося, 16 травня у Рейк’явіку розпочався дводенний саміт РадиЄвропи, учасники якого розглядають найважливіші глобальні проблеми та питанняміжнародних відносин, у тому числі – наслідки збройної агресії Росії протиУкраїни та пошуки шляхів до справедливого миру.</text:p>
      <text:p text:style-name="P4">
Source: <text:a xlink:type="simple" xlink:href="https://www.ukrinform.ua/rubric-world/3710151-samit-radi-evropi-zoseredit-uvagu-na-vidpovidalnosti-rosii-za-zlocin-agresii-fon-der-laen.html" text:style-name="Internet_20_link" text:visited-style-name="Visited_20_Internet_20_Link">
https://www.ukrinform.ua/rubric-world/3710151-samit-radi-evropi-zoseredit-uvagu-na-vidpovidalnosti-rosii-za-zlocin-agresii-fon-der-laen.html</text:a>
</text:p>
      <!--NEWS-->
      <text:h text:style-name="P10" text:outline-level="1">
<text:span text:style-name="T4">
На Миколаївщині ППО знищила два російські безпілотники</text:span>
</text:h>
      <text:p text:style-name="P4">
Authors: Ukrinform (Person)</text:p>
      <text:p text:style-name="P4">
Publisher: Укринформ (Organization)</text:p>
      <text:p text:style-name="P4">
Published Time: 2023-05-16T20:19:00+03:00</text:p>
      <text:p text:style-name="P4">
Modified Time: 2023-05-16T20:19:00+03:00</text:p>
      <text:p text:style-name="P4">
Description: В Миколаївській області протиповітряна оборона знищила два російські безпілотники. — Укрінформ.</text:p>
      <text:p text:style-name="P4">
Images: ["<text:a xlink:type="simple" xlink:href="https://static.ukrinform.com/photos/2022_04/thumb_files/630_360_1649587468-936.jpg" text:style-name="Internet_20_link" text:visited-style-name="Visited_20_Internet_20_Link">
630_360_16495...</text:a>
"]</text:p>
      <text:p text:style-name="P4">
Tags: ['Безпілотник', 'Миколаївщина', 'Війна з Росією', 'ППО']</text:p>
      <text:p text:style-name="P4">
Type: Article</text:p>
      <!--METADATA-->
      <text:p text:style-name="P4">
<draw:frame draw:style-name="fr1" draw:name="Image199" text:anchor-type="as-char" svg:width="6.9236in" svg:height="3.956343in" draw:z-index="0">
<draw:image xlink:href="../Images/yкринформ/2023-05-16T20-19-00-03-00/630_360_1649587468-936.jpg" xlink:type="simple" xlink:show="embed" xlink:actuate="onLoad" draw:mime-type="image/jpeg"/>
</draw:frame>
 ВМиколаївській області протиповітряна оборона знищила два російськібезпілотники.</text:p>
      <text:p text:style-name="P4">
Як передає Укрінформ, про це Повітряне командування "Південь" повідомляє у <text:a xlink:type="simple" xlink:href="https://www.facebook.com/PvKPivden/posts/pfbid02Pkr1vadaQKVaWckLAME67SyXxkVkBq5xmidKCAkpJ5NLoq27Kmu41VV1HxE1afakl" text:style-name="Internet_20_link" text:visited-style-name="Visited_20_Internet_20_Link">
</text:a>
.</text:p>
      <text:p text:style-name="P4">
“16 травня 2023 року на Миколаївщині Силами та засобами протиповітряноїоборони повітряного командування "Південь" знищено 2 ворожих <text:a xlink:type="simple" xlink:href="https://www.ukrinform.ua/tag-bezpilotnik" text:style-name="Internet_20_link" text:visited-style-name="Visited_20_Internet_20_Link">
</text:a>
 : 1 розвідувальний "Орлан-10" та 1БпЛА оперативно-тактичного рівня”, - ідеться в повідомленні.</text:p>
      <text:p text:style-name="P4">
<text:span text:style-name="T4">
Читайте також:</text:span>
 <text:a xlink:type="simple" xlink:href="https://www.ukrinform.ua/rubric-ato/3709581-na-hersonsini-ppo-znisila-cotiri-rosijskih-bezpilotniki.html" text:style-name="Internet_20_link" text:visited-style-name="Visited_20_Internet_20_Link">
 <text:span text:style-name="T4">
безпілотник</text:span>
 </text:a>
</text:p>
      <text:p text:style-name="P4">
Як повідомляв <text:a xlink:type="simple" xlink:href="https://www.ukrinform.ua/rubric-ato/3709737-sipi-ppo-vnoci-znisili-usi-18-rosijskih-raket-sered-nih-sist-kinzaliv.html" text:style-name="Internet_20_link" text:visited-style-name="Visited_20_Internet_20_Link">
 </text:a>
 , 16 травняПовітряні Сили Збройних сил України знищили усі 18 російських ракет, серед них- шість “Кинджалів”.</text:p>
      <text:p text:style-name="P4">
Source: <text:a xlink:type="simple" xlink:href="https://www.ukrinform.ua/rubric-ato/3710152-na-mikolaivsini-ppo-znisila-dva-rosijski-bezpilotniki.html" text:style-name="Internet_20_link" text:visited-style-name="Visited_20_Internet_20_Link">
https://www.ukrinform.ua/rubric-ato/3710152-na-mikolaivsini-ppo-znisila-dva-rosijski-bezpilotniki.html</text:a>
</text:p>
      <!--NEWS-->
      <text:h text:style-name="P10" text:outline-level="1">
<text:span text:style-name="T4">
Сунак планує обговорити з європейськими лідерами довгострокові плани безпеки для України</text:span>
</text:h>
      <text:p text:style-name="P4">
Authors: Ukrinform (Person)</text:p>
      <text:p text:style-name="P4">
Publisher: Укринформ (Organization)</text:p>
      <text:p text:style-name="P4">
Published Time: 2023-05-16T20:28:00+03:00</text:p>
      <text:p text:style-name="P4">
Modified Time: 2023-05-16T20:28:00+03:00</text:p>
      <text:p text:style-name="P4">
Description: Британський прем'єр-міністр Ріші Сунак планує обговорити довгострокові плани безпеки для України з європейськими лідерами під час дводенного саміту Ради Європи, що стартував сьогодні в Ісландії. — Укрінформ.</text:p>
      <text:p text:style-name="P4">
Images: ["<text:a xlink:type="simple" xlink:href="https://static.ukrinform.com/photos/2022_11/thumb_files/630_360_1668867140-383.jpg" text:style-name="Internet_20_link" text:visited-style-name="Visited_20_Internet_20_Link">
630_360_16688...</text:a>
"]</text:p>
      <text:p text:style-name="P4">
Tags: ['Британія', 'Україна', 'Війна з Росією', 'Ріші Сунак']</text:p>
      <text:p text:style-name="P4">
Type: Article</text:p>
      <!--METADATA-->
      <text:p text:style-name="P4">
<draw:frame draw:style-name="fr1" draw:name="Image200" text:anchor-type="as-char" svg:width="6.9236in" svg:height="3.956343in" draw:z-index="0">
<draw:image xlink:href="../Images/yкринформ/2023-05-16T20-28-00-03-00/630_360_1668867140-383.jpg" xlink:type="simple" xlink:show="embed" xlink:actuate="onLoad" draw:mime-type="image/jpeg"/>
</draw:frame>
Британський прем'єр-міністр Ріші Сунак планує обговорити довгострокові планибезпеки для України з європейськими лідерами під час дводенного саміту РадиЄвропи, що стартував сьогодні в Ісландії.</text:p>
      <text:p text:style-name="P4">
Про це Сунак заявив у вівторок, передає Укрінформ з посиланням на <text:a xlink:type="simple" xlink:href="https://www.reuters.com/world/europe/uks-sunak-discuss-longer-term-security-plans-ukraine-with-other-european-leaders-2023-05-16/" text:style-name="Internet_20_link" text:visited-style-name="Visited_20_Internet_20_Link">
</text:a>
 .</text:p>
      <text:p text:style-name="P4">
"Я буду говорити з іншими країнами, щоб переконатись, що ми продовжуємопідтримувати Україну, надавати їй підтримку, необхідну для захисту відросійської агресії, а також почали думати про довгострокові заходи безпеки,які ми захочемо запровадити, підтримуючи <text:a xlink:type="simple" xlink:href="https://www.ukrinform.ua/tag-ukraina" text:style-name="Internet_20_link" text:visited-style-name="Visited_20_Internet_20_Link">
 </text:a>
 в довготерміновій перспективі», – сказав Сунак журналістам вІсландії.</text:p>
      <text:p text:style-name="P4">
<text:span text:style-name="T4">
Читайте також:</text:span>
 <text:a xlink:type="simple" xlink:href="https://www.ukrinform.ua/rubric-world/3710081-britania-priednaetsa-do-ugodi-pro-reestr-zbitkiv-vid-agresii-rf-na-samiti-u-rejkaviku.html" text:style-name="Internet_20_link" text:visited-style-name="Visited_20_Internet_20_Link">
 </text:a>
</text:p>
      <text:p text:style-name="P4">
Як <text:a xlink:type="simple" xlink:href="https://www.ukrinform.ua/rubric-ato/3709452-britania-bude-klucovou-castinou-koalicii-z-pidtrimki-povitranih-sil-ukraini-sunak.html" text:style-name="Internet_20_link" text:visited-style-name="Visited_20_Internet_20_Link">
 </text:a>
 , Cунакзаявляв, що Велика Британія, зокрема, буде ключовою частиною коаліціїпартнерів, яка надає підтримку у розбудові Повітряних сил України.</text:p>
      <text:p text:style-name="P4">
Source: <text:a xlink:type="simple" xlink:href="https://www.ukrinform.ua/rubric-polytics/3710156-sunak-planue-obgovoriti-z-evropejskimi-liderami-dovgostrokovi-plani-bezpeki-dla-ukraini.html" text:style-name="Internet_20_link" text:visited-style-name="Visited_20_Internet_20_Link">
https://www.ukrinform.ua/rubric-polytics/3710156-sunak-planue-obgovoriti-z-evropejskimi-liderami-dovgostrokovi-plani-bezpeki-dla-ukraini.html</text:a>
</text:p>
      <!--NEWS-->
      <text:h text:style-name="P10" text:outline-level="1">
<text:span text:style-name="T4">
Апеляційний суд Амстердама дозволив сквотерам залишитися у будинку ексдиректора «Яндекса»</text:span>
</text:h>
      <text:p text:style-name="P4">
Authors: Ukrinform (Person)</text:p>
      <text:p text:style-name="P4">
Publisher: Укринформ (Organization)</text:p>
      <text:p text:style-name="P4">
Published Time: 2023-05-16T20:30:00+03:00</text:p>
      <text:p text:style-name="P4">
Modified Time: 2023-05-16T20:30:00+03:00</text:p>
      <text:p text:style-name="P4">
Description: Апеляційний суд Амстердама 16 травня оголосив рішення у справі за скаргою підсанкційного російського мільярдера Аркадія Воложа на рішення суду першої інстанції, який дозволив сквотерам залишитися в його будинку. — Укрінформ.</text:p>
      <text:p text:style-name="P4">
Images: ["<text:a xlink:type="simple" xlink:href="https://static.ukrinform.com/photos/2023_05/thumb_files/630_360_1684257924-780.jpg" text:style-name="Internet_20_link" text:visited-style-name="Visited_20_Internet_20_Link">
630_360_16842...</text:a>
", "<text:a xlink:type="simple" xlink:href="https://static.ukrinform.com/photos/2023_05/1684257923-139.jpg" text:style-name="Internet_20_link" text:visited-style-name="Visited_20_Internet_20_Link">
1684257923-13...</text:a>
"]</text:p>
      <text:p text:style-name="P4">
Tags: ['Яндекс', 'Антиросійські санкції', 'Нідерланди', 'Суд']</text:p>
      <text:p text:style-name="P4">
Type: Article</text:p>
      <!--METADATA-->
      <text:p text:style-name="P4">
<draw:frame draw:style-name="fr1" draw:name="Image201" text:anchor-type="as-char" svg:width="6.9236in" svg:height="3.956343in" draw:z-index="0">
<draw:image xlink:href="../Images/yкринформ/2023-05-16T20-30-00-03-00/630_360_1684257924-780.jpg" xlink:type="simple" xlink:show="embed" xlink:actuate="onLoad" draw:mime-type="image/jpeg"/>
</draw:frame>
Апеляційний суд Амстердама 16 травня оголосив рішення у справі за скаргоюпідсанкційного російського мільярдера Аркадія Воложа на рішення суду першоїінстанції, який дозволив сквотерам залишитися в його будинку.</text:p>
      <text:p text:style-name="P4">
Як повідомляє кореспондент Укрінформу в Гаазі, Апеляційний суд Амстердамадозволив сквотерам, які 31 жовтня 2022 року зайняли будинок колишньогогендиректора “Яндекса” Аркадія Воложа, залишитися у будівлі.</text:p>
      <text:p text:style-name="P4">
“Сьогодні було судове рішення. Сквотери можуть залишатися в будинку”, -сказала в коментарі Укрінформу нідерландський адвокат, експерт з питаньсанкцій Хелен Овер де Лінден.</text:p>
      <text:p text:style-name="P4">
Вона також зазначила, що адвокат Воложа не надав жодних нових аргументів вапеляції, а лише наполягав, що власник будівлі має на неї право.</text:p>
      <text:p text:style-name="P4">
<draw:frame draw:style-name="fr1" draw:name="Image202" text:anchor-type="as-char" svg:width="6.9236in" svg:height="4.615733in" draw:z-index="0">
<draw:image xlink:href="../Images/yкринформ/2023-05-16T20-30-00-03-00/1684257923-139.jpg" xlink:type="simple" xlink:show="embed" xlink:actuate="onLoad" draw:mime-type="image/jpeg"/>
</draw:frame>
</text:p>
      <text:p text:style-name="P4">
“Коли санкції та заморожена нерухомість, тоді неможливо просто таквикористовувати свою власність”, - підкреслила нідерландський адвокат.</text:p>
      <text:p text:style-name="P4">
<text:span text:style-name="T4">
Читайте також:</text:span>
 <text:a xlink:type="simple" xlink:href="https://www.ukrinform.ua/rubric-world/3612144-rosijskij-milarder-prihovav-budinok-v-amsterdami-ale-jogo-znajsli-skvoteri.html" text:style-name="Internet_20_link" text:visited-style-name="Visited_20_Internet_20_Link">
 <text:span text:style-name="T4">
сквотер</text:span>
 </text:a>
</text:p>
      <text:p text:style-name="P4">
Вона також розповіла, що від журналістів довідалася, що Волож збираєтьсяоскаржувати рішення Апеляційного суду Амстердама.</text:p>
      <text:p text:style-name="P4">
“Але я думаю, що немає ніяких підстав для касації, тому що ми отримали дужедокладне рішення - 20 сторінок. В Нідерландах це вважається дуже багато. Тож ядумаю, що нічого не вийде”, - сказала вона.</text:p>
      <text:p text:style-name="P4">
Як повідомляв Укрінформ, у власності російського мільярдера Аркадія Воложа,який входить до <text:a xlink:type="simple" xlink:href="https://www.ukrinform.ua/tag-antirosijski-sankcii" text:style-name="Internet_20_link" text:visited-style-name="Visited_20_Internet_20_Link">
 </text:a>
 , досіперебуває будівля в Амстердамі вартістю мільйон євро.</text:p>
      <text:p text:style-name="P4">
За даними дослідження NRC і De Groene Amsterdammer, Волож, який є засновникомЯндекса та власником пов'язаної з ним служби таксі, купив будівлю на вулиціVossiusstraat в Амстердамі через компанію Paraseven Limited, зареєстровану наБританських Віргінських островах.</text:p>
      <text:p text:style-name="P4">
Завдяки цій схемі його майно залишилося "непоміченим" командою нідерландськихчиновників, які займаються пошуком активів, що належать росіянам ізсанкційного списку.</text:p>
      <text:p text:style-name="P4">
<text:span text:style-name="T4">
Читайте також:</text:span>
 <text:a xlink:type="simple" xlink:href="https://www.ukrinform.ua/rubric-world/3708727-kipr-ta-malta-zabrali-zoloti-pasporti-u-desatkiv-rosian.html" text:style-name="Internet_20_link" text:visited-style-name="Visited_20_Internet_20_Link">
 </text:a>
</text:p>
      <text:p text:style-name="P4">
Однією з причин, чому Волож потрапив до санкційного списку, є те, що пошуковасистема "Яндекс" цензурувала критичне висвітлення війни та сприялакремлівській пропаганді. Крім того, на думку ЄС, він підтримує Кремль у війніпроти України.</text:p>
      <text:p text:style-name="P4">
За нідерландськими законами, нерухомість не повинна стояти порожньою понад півроку. Такі заходи в країні вжили через дефіцит житла.</text:p>
      <text:p text:style-name="P4">
Адвокат Воложа пояснював, що в будівлі триває ремонт, і це дає змогу залишитиїї без мешканців на тривалий час.</text:p>
      <text:p text:style-name="P4">
Сквотинг – самовільне зайняття покинутої або незайнятої ділянки землі чибудівлі, як правило, житлової, якою сквотер не володіє, не орендує та не маєзаконного дозволу на її використання.</text:p>
      <text:p text:style-name="P4">
<text:span text:style-name="T5">
Фото: Ірина Драбок/Укрінформ</text:span>
</text:p>
      <text:p text:style-name="P4">
Source: <text:a xlink:type="simple" xlink:href="https://www.ukrinform.ua/rubric-world/3710157-apelacijnij-sud-amsterdama-dozvoliv-skvoteram-zalisitisa-u-budinku-eksdirektora-andeksa.html" text:style-name="Internet_20_link" text:visited-style-name="Visited_20_Internet_20_Link">
https://www.ukrinform.ua/rubric-world/3710157-apelacijnij-sud-amsterdama-dozvoliv-skvoteram-zalisitisa-u-budinku-eksdirektora-andeksa.html</text:a>
</text:p>
      <!--NEWS-->
      <text:h text:style-name="P10" text:outline-level="1">
<text:span text:style-name="T4">
Франція видала ордер на арешт голови центрального банку Лівану</text:span>
</text:h>
      <text:p text:style-name="P4">
Authors: Ukrinform (Person)</text:p>
      <text:p text:style-name="P4">
Publisher: Укринформ (Organization)</text:p>
      <text:p text:style-name="P4">
Published Time: 2023-05-16T20:33:15+03:00</text:p>
      <text:p text:style-name="P4">
Modified Time: 2023-05-16T20:33:15+03:00</text:p>
      <text:p text:style-name="P4">
Description: Французький суд сьогодні видав міжнародний ордер на арешт голови центрального банку Лівану Ріада Саламеха. — Укрінформ.</text:p>
      <text:p text:style-name="P4">
Images: ["<text:a xlink:type="simple" xlink:href="https://static.ukrinform.com/photos/2018_07/thumb_files/630_360_1532017869-1678.jpg" text:style-name="Internet_20_link" text:visited-style-name="Visited_20_Internet_20_Link">
630_360_15320...</text:a>
"]</text:p>
      <text:p text:style-name="P4">
Tags: ['Арешт', 'Банк', 'Франція', 'Ліван']</text:p>
      <text:p text:style-name="P4">
Type: Article</text:p>
      <!--METADATA-->
      <text:p text:style-name="P4">
<draw:frame draw:style-name="fr1" draw:name="Image203" text:anchor-type="as-char" svg:width="6.9236in" svg:height="3.956343in" draw:z-index="0">
<draw:image xlink:href="../Images/yкринформ/2023-05-16T20-33-15-03-00/630_360_1532017869-1678.jpg" xlink:type="simple" xlink:show="embed" xlink:actuate="onLoad" draw:mime-type="image/jpeg"/>
</draw:frame>
Французький суд сьогодні видав міжнародний ордер на арешт голови центральногобанку Лівану Ріада Саламеха.</text:p>
      <text:p text:style-name="P4">
Як передає Укрінформ, про це повідомляє <text:a xlink:type="simple" xlink:href="http://www.naharnet.com/stories/en/297593-france-seeks-arrest-of-central-bank-chief" text:style-name="Internet_20_link" text:visited-style-name="Visited_20_Internet_20_Link">
</text:a>
 .</text:p>
      <text:p text:style-name="P4">
Раніше Саламех не з'явився на допит до французьких слідчих, які підозрюютьйого у шахрайстві задля накопичення значних фінансових активів по всій Європі.</text:p>
      <text:p text:style-name="P4">
Судова команда з <text:a xlink:type="simple" xlink:href="https://www.ukrinform.ua/tag-francia" text:style-name="Internet_20_link" text:visited-style-name="Visited_20_Internet_20_Link">
 </text:a>
 , Німеччини таЛюксембургу проводить розслідування низки фінансових злочинів, серед якихнезаконне збагачення та ймовірне відмивання 330 мільйонів доларів, до чоговважають причетним Саламеха.</text:p>
      <text:p text:style-name="P4">
<text:span text:style-name="T4">
Читайте також:</text:span>
 <text:a xlink:type="simple" xlink:href="https://www.ukrinform.ua/rubric-world/3657781-vidmivanna-ponad-1-milarda-francia-i-ssa-proveli-specoperaciu-sodo-kriptobirzi-bitzlato.html" text:style-name="Internet_20_link" text:visited-style-name="Visited_20_Internet_20_Link">
 <text:span text:style-name="T4">
Відмивання</text:span>
 <text:span text:style-name="T4">
понад</text:span>
 <text:span text:style-name="T4">
мільярда</text:span>
 <text:span text:style-name="T4">
Франція</text:span>
 <text:span text:style-name="T4">
США</text:span>
<text:span text:style-name="T4">
провели</text:span>
 <text:span text:style-name="T4">
спецоперацію</text:span>
 <text:span text:style-name="T4">
щодо</text:span>
 <text:span text:style-name="T4">
криптобіржі</text:span>
 <text:span text:style-name="T4">
Bitzlato</text:span>
</text:a>
</text:p>
      <text:p text:style-name="P4">
72-річний Саламех, який обіймає свою посаду майже 30 років, неодноразовозаперечував усі обвинувачення на свою адресу.</text:p>
      <text:p text:style-name="P4">
Він наполягає на тому, що його статки пов’язані з його попередньою роботоюінвестиційним банкіром у компанії Merrill Lynch, успадкованим майном таінвестиціями.</text:p>
      <text:p text:style-name="P4">
Source: <text:a xlink:type="simple" xlink:href="https://www.ukrinform.ua/rubric-world/3710158-francia-vidala-order-na-arest-golovi-centralnogo-banku-livanu.html" text:style-name="Internet_20_link" text:visited-style-name="Visited_20_Internet_20_Link">
https://www.ukrinform.ua/rubric-world/3710158-francia-vidala-order-na-arest-golovi-centralnogo-banku-livanu.html</text:a>
</text:p>
      <!--NEWS-->
      <text:h text:style-name="P10" text:outline-level="1">
<text:span text:style-name="T4">
Варшава хоче відігравати провідну роль у повоєнній відбудові України - МЗС Польщі</text:span>
</text:h>
      <text:p text:style-name="P4">
Authors: Ukrinform (Person)</text:p>
      <text:p text:style-name="P4">
Publisher: Укринформ (Organization)</text:p>
      <text:p text:style-name="P4">
Published Time: 2023-05-16T20:48:28+03:00</text:p>
      <text:p text:style-name="P4">
Modified Time: 2023-05-16T20:48:28+03:00</text:p>
      <text:p text:style-name="P4">
Description: Польща хоче відігравати ключову роль у повоєнній відбудові України завдяки своєму географічному положенню та важливій ролі, яку Варшава відіграє у допомозі Україні в нинішніх умовах. — Укрінформ.</text:p>
      <text:p text:style-name="P4">
Images: ["<text:a xlink:type="simple" xlink:href="https://static.ukrinform.com/photos/2022_04/thumb_files/630_360_1649430400-348.jpg" text:style-name="Internet_20_link" text:visited-style-name="Visited_20_Internet_20_Link">
630_360_16494...</text:a>
"]</text:p>
      <text:p text:style-name="P4">
Tags: ['Польща', 'Україна', 'Відбудова']</text:p>
      <text:p text:style-name="P4">
Type: Article</text:p>
      <!--METADATA-->
      <text:p text:style-name="P4">
<draw:frame draw:style-name="fr1" draw:name="Image204" text:anchor-type="as-char" svg:width="6.9236in" svg:height="3.956343in" draw:z-index="0">
<draw:image xlink:href="../Images/yкринформ/2023-05-16T20-48-28-03-00/630_360_1649430400-348.jpg" xlink:type="simple" xlink:show="embed" xlink:actuate="onLoad" draw:mime-type="image/jpeg"/>
</draw:frame>
 Польщахоче відігравати ключову роль у повоєнній відбудові України завдяки своємугеографічному положенню та важливій ролі, яку Варшава відіграє у допомозіУкраїні в нинішніх умовах.</text:p>
      <text:p text:style-name="P4">
Про це в коментарі Укрінформу повідомив речник МЗС Польщі Лукаш Ясіна.</text:p>
      <text:p text:style-name="P4">
“Завдяки своєму географічному положенню та двосторонньому економічномуспівробітництву, що динамічно розвивається, Польща хотіла б відіграватипровідну роль у процесі повоєнної відбудови України. Ми усвідомлюємо, щодосвід <text:a xlink:type="simple" xlink:href="https://www.ukrinform.ua/tag-polsa" text:style-name="Internet_20_link" text:visited-style-name="Visited_20_Internet_20_Link">
 </text:a>
 як логістичного центру длянинішньої допомоги Україні є великою перевагою, яка буде використана дляпобудови міжнародного партнерства в контексті відновлення України”,-підкреслив Ясіна.</text:p>
      <text:p text:style-name="P4">
За його словами, у цьому контексті ключове значення матиме розширення тамодернізація існуючої транспортно-логістичної, прикордонної та транскордонноїінфраструктури між Україною і Польщею.</text:p>
      <text:p text:style-name="P4">
Речник польського зовнішньополітичного відомства підкреслив, що платформою дляспівпраці у відбудові України може бути існуюче партнерство польських таукраїнських органів місцевого самоврядування.</text:p>
      <text:p text:style-name="P4">
“У нас їх понад 400. Їхня роль зросла з початком війни в Україні завдякивеличезній участі польських органів місцевого самоврядування в наданнігуманітарної допомоги своїм партнерам з українського боку”,- підкреслив Ясіна,висловлюючи сподівання, що ці партнерські відносини ще більше зміцняться підчас післявоєнної відбудови країни.</text:p>
      <text:p text:style-name="P4">
Він наголосив, що вже зараз відбувається відбудова України за участю польськихкомпаній. За його словами, польські компанії сьогодні відновлюють дороги тамости в Україні, розширюють виробничі потужності за рахунок європейськогофінансування та створюють нові партнерства з місцевими компаніями, зокрема усферах, енергетики, оборони та логістики.</text:p>
      <text:p text:style-name="P4">
Ясіна зазначив, що польські підприємці добре розуміють потреби українськогоринку та прагнуть розвивати партнерство з українськими суб’єктами.</text:p>
      <text:p text:style-name="P4">
“У цьому контексті нас тішить зростання присутності українського бізнесу вПольщі. Наразі маємо вже близько 26 тис. компаній, в яких одним із акціонерівє українська компанія або фізична особа з громадянством України”,- констатувавречник МЗС Польщі.</text:p>
      <text:p text:style-name="P4">
Ясіна поінформував, що донині Польське агентство інвестицій і торгівлі (PAIiH)зареєструвало понад 2,2 тис. польських компаній, зацікавлених взяти участь упроцесі післявоєнної відбудови України. Найчисельнішим є представництвобудівельної галузі (близько 40%), а також транспортна, медична,сільськогосподарська, харчова, автомобільна, машинобудівна та ІТ-сфери.Польська PAIiH зараз проводить тренінги та семінари для всіх зацікавленихсторін, щоб вони краще зрозуміли можливості, пов’язані з поточною тадовгостроковою відбудовою України.</text:p>
      <text:p text:style-name="P4">
“Ми вважаємо, що Польща, як країна, яка відіграє провідну роль у процесіпідтримки та відбудови України, повинна бути включена до всіх міжнароднихплатформ, створених з метою підтримки цього процесу, зокрема і діяльностіКерівного комітету багатосторонньої Координаційної Платформи донорів дляУкраїни.</text:p>
      <text:p text:style-name="P4">
<text:span text:style-name="T4">
Читайте також:</text:span>
 <text:a xlink:type="simple" xlink:href="https://www.ukrinform.ua/rubric-world/3709928-polsa-rozrahovue-na-vidnovlenna-eksgumacij-zertv-volinskoi-tragedii-u-travnicervni.html" text:style-name="Internet_20_link" text:visited-style-name="Visited_20_Internet_20_Link">
 <text:span text:style-name="T4">
Польща</text:span>
 </text:a>
</text:p>
      <text:p text:style-name="P4">
Як відомо, у Польщі було створено логістичний, енергетичний та медичний хабидопомоги Україні, яка потерпає від російської агресії.</text:p>
      <text:p text:style-name="P4">
За даними міністерства фінансів Польщі, Варшава від початку повномасштабного <text:a xlink:type="simple" xlink:href="https://lb.ua/tag/13406_viyna_z_rosiieyu.html" text:style-name="Internet_20_link" text:visited-style-name="Visited_20_Internet_20_Link">
</text:a>
 надала Україні допомоги насуму 50 млрд злотих (близько €11 млрд євро). Зокрема, військової допомоги булонадано на близько €3 млрд євро.</text:p>
      <text:p text:style-name="P4">
Фото: PAP/Paweł Supernak</text:p>
      <text:p text:style-name="P4">
Source: <text:a xlink:type="simple" xlink:href="https://www.ukrinform.ua/rubric-vidbudova/3710161-varsava-hoce-vidigravati-providnu-rol-u-povoennij-vidbudovi-ukraini-mzs-polsi.html" text:style-name="Internet_20_link" text:visited-style-name="Visited_20_Internet_20_Link">
https://www.ukrinform.ua/rubric-vidbudova/3710161-varsava-hoce-vidigravati-providnu-rol-u-povoennij-vidbudovi-ukraini-mzs-polsi.html</text:a>
</text:p>
      <!--NEWS-->
      <text:h text:style-name="P10" text:outline-level="1">
<text:span text:style-name="T4">
Уряд вніс зміни до постанови про норми харчування військових ЗСУ</text:span>
</text:h>
      <text:p text:style-name="P4">
Authors: Ukrinform (Person)</text:p>
      <text:p text:style-name="P4">
Publisher: Укринформ (Organization)</text:p>
      <text:p text:style-name="P4">
Published Time: 2023-05-16T20:51:32+03:00</text:p>
      <text:p text:style-name="P4">
Modified Time: 2023-05-16T20:51:32+03:00</text:p>
      <text:p text:style-name="P4">
Description: Кабінет Міністрів вніс зміни до постанови про норми харчування військовослужбовців Збройних сил та інших військових формувань. — Укрінформ.</text:p>
      <text:p text:style-name="P4">
Images: ["<text:a xlink:type="simple" xlink:href="https://static.ukrinform.com/photos/2015_10/thumb_files/630_360_1445499627-4242.jpg" text:style-name="Internet_20_link" text:visited-style-name="Visited_20_Internet_20_Link">
630_360_14454...</text:a>
"]</text:p>
      <text:p text:style-name="P4">
Tags: ['Кабмін', 'Міноборони', 'Військові', 'Харчування']</text:p>
      <text:p text:style-name="P4">
Type: Article</text:p>
      <!--METADATA-->
      <text:p text:style-name="P4">
<draw:frame draw:style-name="fr1" draw:name="Image205" text:anchor-type="as-char" svg:width="6.9236in" svg:height="3.956343in" draw:z-index="0">
<draw:image xlink:href="../Images/yкринформ/2023-05-16T20-51-32-03-00/630_360_1445499627-4242.jpg" xlink:type="simple" xlink:show="embed" xlink:actuate="onLoad" draw:mime-type="image/jpeg"/>
</draw:frame>
 КабінетМіністрів вніс зміни до постанови про норми харчування військовослужбовцівЗбройних сил та інших військових формувань.</text:p>
      <text:p text:style-name="P4">
Як передає Укрінформ, про це у <text:a xlink:type="simple" xlink:href="https://t.me/tmelnychuk/2314" text:style-name="Internet_20_link" text:visited-style-name="Visited_20_Internet_20_Link">
 </text:a>
 повідомивпостійний представник Кабінету Міністрів у Верховній Раді Тарас Мельничук.</text:p>
      <text:p text:style-name="P4">
Зокрема, за його словами, постановою «Про норми харчування <text:a xlink:type="simple" xlink:href="https://www.ukrinform.ua/tag-vijskovi" text:style-name="Internet_20_link" text:visited-style-name="Visited_20_Internet_20_Link">
</text:a>
 Збройних сил, інших військовихформувань та Державної служби спеціального звʼязку та захисту інформації,поліцейських, осіб рядового та начальницького складу підрозділів Державноїфіскальної служби, осіб рядового, начальницького складу органів і підрозділівцивільного захисту» урегульовано питання забезпечення військовослужбовців таполіцейських додатковим харчуванням, повсякденним набором сухих продуктів,добовим польовим набором продуктів під час виконання ними завдань запризначанням у районах ведення (воєнних) бойових дій, завдань територіальноїоборони та відсічі збройної агресії проти України.</text:p>
      <text:p text:style-name="P4">
<text:span text:style-name="T4">
Читайте також:</text:span>
 <text:a xlink:type="simple" xlink:href="https://www.ukrinform.ua/rubric-ato/3710160-urad-zatverdiv-poradok-vikoristanna-kostiv-agencieu-oboronnih-zakupivel.html" text:style-name="Internet_20_link" text:visited-style-name="Visited_20_Internet_20_Link">
 <text:span text:style-name="T4">
Уряд</text:span>
 </text:a>
</text:p>
      <text:p text:style-name="P4">
Також урегульовано питання забезпечення харчуванням військовослужбовцівНаціональної гвардії України, які виконують водолазні спуски та роботи підводою, та забезпечення військовослужбовців Національної гвардії Українибутильованою водою при виконанні ними завдань поза межами місць постійноїдислокації тощо.</text:p>
      <text:p text:style-name="P4">
Як повідомлялося, раніше Міністерство оборони запросило представників ритейлудолучитися до обговорення питань організації харчування військовослужбовцівЗбройних сил.</text:p>
      <text:p text:style-name="P4">
Source: <text:a xlink:type="simple" xlink:href="https://www.ukrinform.ua/rubric-ato/3710162-urad-vnis-zmini-do-postanovi-pro-normi-harcuvanna-vijskovih-zsu.html" text:style-name="Internet_20_link" text:visited-style-name="Visited_20_Internet_20_Link">
https://www.ukrinform.ua/rubric-ato/3710162-urad-vnis-zmini-do-postanovi-pro-normi-harcuvanna-vijskovih-zsu.html</text:a>
</text:p>
      <!--NEWS-->
      <text:h text:style-name="P10" text:outline-level="1">
<text:span text:style-name="T4">
НАБУ оголосило підозру голові Верховного Суду Князєву</text:span>
</text:h>
      <text:p text:style-name="P4">
Authors: Ukrinform (Person)</text:p>
      <text:p text:style-name="P4">
Publisher: Укринформ (Organization)</text:p>
      <text:p text:style-name="P4">
Published Time: 2023-05-16T20:56:00+03:00</text:p>
      <text:p text:style-name="P4">
Modified Time: 2023-05-16T20:56:00+03:00</text:p>
      <text:p text:style-name="P4">
Description: Голові Верховного Суду Всеволоду Князєву та адвокату, викритим на отриманні 2, 7 млн доларів США неправомірної вигоди, повідомили про підозру. — Укрінформ.</text:p>
      <text:p text:style-name="P4">
Images: ["<text:a xlink:type="simple" xlink:href="https://static.ukrinform.com/photos/2022_06/thumb_files/630_360_1656312686-895.jpg" text:style-name="Internet_20_link" text:visited-style-name="Visited_20_Internet_20_Link">
630_360_16563...</text:a>
"]</text:p>
      <text:p text:style-name="P4">
Tags: ['Князєв', 'НАБУ', 'Підозра', 'Верховний Суд']</text:p>
      <text:p text:style-name="P4">
Type: Article</text:p>
      <!--METADATA-->
      <text:p text:style-name="P4">
<draw:frame draw:style-name="fr1" draw:name="Image206" text:anchor-type="as-char" svg:width="6.9236in" svg:height="3.956343in" draw:z-index="0">
<draw:image xlink:href="../Images/yкринформ/2023-05-16T20-56-00-03-00/630_360_1656312686-895.jpg" xlink:type="simple" xlink:show="embed" xlink:actuate="onLoad" draw:mime-type="image/jpeg"/>
</draw:frame>
 ГоловіВерховного Суду Всеволоду Князєву та адвокату, викритим на отриманні 2, 7 млндоларів США неправомірної вигоди, повідомили про підозру.</text:p>
      <text:p text:style-name="P4">
Як передає Укрінформ, про це інформує НАБУ в <text:a xlink:type="simple" xlink:href="https://t.me/nab_ukraine/1832" text:style-name="Internet_20_link" text:visited-style-name="Visited_20_Internet_20_Link">
</text:a>
</text:p>
      <text:p text:style-name="P4">
“Голові Верховного Суду та адвокату, викритим на отриманні 2,7 млн дол. СШАнеправомірної вигоди, повідомили про підозру. Кваліфікація: ч. 4 ст. 368 ККУкраїни”, - ідеться в повідомленні.</text:p>
      <text:p text:style-name="P4">
Зазначається, що напередодні НАБУ і САП викрили підозрюваних «на гарячому».Гроші передавали Голові ВС в обмін на рішення на користь одного з українськихбізнесменів. Виявити схему вдалося завдяки проникненню детективу НАБУ підприкриттям всередину злочинного угруповання. А епізод із «винагородою» дляГолови Верховного Суду пов’язаний з ухваленням судом рішення в інтересахвласника групи «Фінанси і кредит».</text:p>
      <text:p text:style-name="P4">
<text:span text:style-name="T4">
Читайте також:</text:span>
 <text:a xlink:type="simple" xlink:href="https://www.ukrinform.ua/rubric-society/3710076-suddi-verhovnogo-sudu-progolosuvali-za-vislovlenna-nedoviri-knazevu.html" text:style-name="Internet_20_link" text:visited-style-name="Visited_20_Internet_20_Link">
 <text:span text:style-name="T4">
Князєв</text:span>
 </text:a>
</text:p>
      <text:p text:style-name="P4">
Як повідомлялося, напередодні 15 травня <text:a xlink:type="simple" xlink:href="https://www.ukrinform.ua/rubric-society/3709683-nabu-i-sap-vikrili-masstabnu-korupciu-u-verhovnomu-sudi.html" text:style-name="Internet_20_link" text:visited-style-name="Visited_20_Internet_20_Link">
 </text:a>
одержання неправомірної вигоди керівництвом та суддями Верховного Суду.</text:p>
      <text:p text:style-name="P4">
Правоохоронці затримали чинного голову ВС Князєва та вилучили 2,7 млн дол.</text:p>
      <text:p text:style-name="P4">
16 травня 2023 року під час пленуму <text:a xlink:type="simple" xlink:href="https://www.ukrinform.ua/tag-verhovnij-sud" text:style-name="Internet_20_link" text:visited-style-name="Visited_20_Internet_20_Link">
 </text:a>
 140 суддів віддали голоси за висловлення недовіри чинномуголові ВС Всеволоду Князєву. Після цього судді проголосували за постановупленуму ВС про припинення повноважень голови ВС Князєва. Цю постановупідтримали 137 суддів.</text:p>
      <text:p text:style-name="P4">
<text:span text:style-name="T4">
Читайте також:</text:span>
 <text:a xlink:type="simple" xlink:href="https://www.ukrinform.ua/rubric-society/3710109-datu-plenumu-z-obranna-novogo-golovi-verhovnogo-sudu-ogolosat-u-najblizci-dni.html" text:style-name="Internet_20_link" text:visited-style-name="Visited_20_Internet_20_Link">
 </text:a>
</text:p>
      <text:p text:style-name="P4">
Відповідно до законодавства, у випадку відсутності голови ВС його повноваженнявиконує заступник голови. Однак у ВС відсутній заступник голови, томуобов'язки очільника суду виконуватиме суддя, який найдовше працює у ВС. Наразітаким суддею є секретар пленуму ВС Дмитро Луспеник.</text:p>
      <text:p text:style-name="P4">
Source: <text:a xlink:type="simple" xlink:href="https://www.ukrinform.ua/rubric-society/3710164-nabu-ogolosilo-pidozru-golovi-verhovnogo-sudu-knazevu.html" text:style-name="Internet_20_link" text:visited-style-name="Visited_20_Internet_20_Link">
https://www.ukrinform.ua/rubric-society/3710164-nabu-ogolosilo-pidozru-golovi-verhovnogo-sudu-knazevu.html</text:a>
</text:p>
      <!--NEWS-->
      <text:h text:style-name="P10" text:outline-level="1">
<text:span text:style-name="T4">
Збірна України з футзалу отримала суперників у фінальному турнірі юніорського Євро-2023</text:span>
</text:h>
      <text:p text:style-name="P4">
Authors: Ukrinform (Person)</text:p>
      <text:p text:style-name="P4">
Publisher: Укринформ (Organization)</text:p>
      <text:p text:style-name="P4">
Published Time: 2023-05-16T20:58:52+03:00</text:p>
      <text:p text:style-name="P4">
Modified Time: 2023-05-16T20:58:52+03:00</text:p>
      <text:p text:style-name="P4">
Description: Відбулося жеребкування фінального турніру чемпіонату Європи з футзалу (гравці до 19-ти років), який проходитиме 3-10 вересня в хорватському Поречі. — Укрінформ.</text:p>
      <text:p text:style-name="P4">
Images: ["<text:a xlink:type="simple" xlink:href="https://static.ukrinform.com/photos/2023_05/thumb_files/630_360_1684259339-971.jpg" text:style-name="Internet_20_link" text:visited-style-name="Visited_20_Internet_20_Link">
630_360_16842...</text:a>
"]</text:p>
      <text:p text:style-name="P4">
Tags: ['футзал']</text:p>
      <text:p text:style-name="P4">
Type: Article</text:p>
      <!--METADATA-->
      <text:p text:style-name="P4">
<draw:frame draw:style-name="fr1" draw:name="Image207" text:anchor-type="as-char" svg:width="6.9236in" svg:height="3.956343in" draw:z-index="0">
<draw:image xlink:href="../Images/yкринформ/2023-05-16T20-58-52-03-00/630_360_1684259339-971.jpg" xlink:type="simple" xlink:show="embed" xlink:actuate="onLoad" draw:mime-type="image/jpeg"/>
</draw:frame>
 Відбулосяжеребкування фінального турніру чемпіонату Європи з футзалу (гравці до 19-тироків), який проходитиме 3-10 вересня в хорватському Поречі.</text:p>
      <text:p text:style-name="P4">
Як повідомляє <text:a xlink:type="simple" xlink:href="https://uaf.ua/article/48254" text:style-name="Internet_20_link" text:visited-style-name="Visited_20_Internet_20_Link">
 </text:a>
 Української асоціації футболу(УАФ), компанію збірній Хорватії, яка буде господарем першості, склали сімпереможців основного раунду, передає Укрінформ.</text:p>
      <text:p text:style-name="P4">
Вісьмох учасників фінального турніру було розбито на дві групи по чотирикоманди, по дві найкращі з яких вийдуть до півфіналів.</text:p>
      <text:p text:style-name="P4">
За підсумками жеребкування юнацька збірна України потрапила до групи В, дезіграє з Фінляндією, Словенією та Італією.</text:p>
      <text:p text:style-name="P4">
<text:span text:style-name="T4">
Читайте також:</text:span>
 <text:a xlink:type="simple" xlink:href="https://www.ukrinform.ua/rubric-sports/3706129-ispanskij-futzalnij-klub-palma-vperse-vigrav-ligu-cempioniv.html" text:style-name="Internet_20_link" text:visited-style-name="Visited_20_Internet_20_Link">
 <text:span text:style-name="T4">
футзал</text:span>
 </text:a>
</text:p>
      <text:p text:style-name="P4">
Інший квартет склали Хорватія, Португалія, Іспанія та Франція.</text:p>
      <text:p text:style-name="P4">
Фото: uefa.com.</text:p>
      <text:p text:style-name="P4">
Source: <text:a xlink:type="simple" xlink:href="https://www.ukrinform.ua/rubric-sports/3710165-zbirna-ukraini-z-futzalu-otrimala-supernikiv-u-finalnomu-turniri-uniorskogo-evro2023.html" text:style-name="Internet_20_link" text:visited-style-name="Visited_20_Internet_20_Link">
https://www.ukrinform.ua/rubric-sports/3710165-zbirna-ukraini-z-futzalu-otrimala-supernikiv-u-finalnomu-turniri-uniorskogo-evro2023.html</text:a>
</text:p>
      <!--NEWS-->
      <text:h text:style-name="P10" text:outline-level="1">
<text:span text:style-name="T4">
Данілов не вірить, що Пригожин є самостійною фігурою</text:span>
</text:h>
      <text:p text:style-name="P4">
Authors: Ukrinform (Person)</text:p>
      <text:p text:style-name="P4">
Publisher: Укринформ (Organization)</text:p>
      <text:p text:style-name="P4">
Published Time: 2023-05-16T21:09:17+03:00</text:p>
      <text:p text:style-name="P4">
Modified Time: 2023-05-16T21:09:17+03:00</text:p>
      <text:p text:style-name="P4">
Description: Секретар Ради національної безпеки і оборони України Олексій Данілов заявив, що не вірить, що ватажок ПВК "Вагнер" Євген Пригожин є самостійною фігурою, яка може дозволяти собі певні речі, не узгоджуючи це у Кремлі. — Укрінформ.</text:p>
      <text:p text:style-name="P4">
Images: ["<text:a xlink:type="simple" xlink:href="https://static.ukrinform.com/photos/2022_02/thumb_files/630_360_1645613099-671.jpg" text:style-name="Internet_20_link" text:visited-style-name="Visited_20_Internet_20_Link">
630_360_16456...</text:a>
"]</text:p>
      <text:p text:style-name="P4">
Tags: ['Російські військові', 'ПВК "Вагнера"', 'Пригожин', 'Данілов', 'Війна з Росією']</text:p>
      <text:p text:style-name="P4">
Type: Article</text:p>
      <!--METADATA-->
      <text:p text:style-name="P4">
<draw:frame draw:style-name="fr1" draw:name="Image208" text:anchor-type="as-char" svg:width="6.9236in" svg:height="3.956343in" draw:z-index="0">
<draw:image xlink:href="../Images/yкринформ/2023-05-16T21-09-17-03-00/630_360_1645613099-671.jpg" xlink:type="simple" xlink:show="embed" xlink:actuate="onLoad" draw:mime-type="image/jpeg"/>
</draw:frame>
 СекретарРади національної безпеки і оборони України Олексій Данілов заявив, що невірить, що ватажок ПВК "Вагнер" Євген Пригожин є самостійною фігурою, яка можедозволяти собі певні речі, не узгоджуючи це у Кремлі.</text:p>
      <text:p text:style-name="P4">
Таку думку він висловив в ефірі телемарафону “Єдині новини”, повідомляєкореспондент Укрінформу.</text:p>
      <text:p text:style-name="P4">
“Вагнерівці є професійними терористами, вони досить давно вже займаються цієюсправою, вони не тільки на території нашої країни воюють. Ви знаєте, що вонивоювали у величезній кількості країн. І, на превеликий жаль, світ свого часуне звертав на це увагу”, - сказав <text:a xlink:type="simple" xlink:href="https://www.ukrinform.ua/tag-danilov" text:style-name="Internet_20_link" text:visited-style-name="Visited_20_Internet_20_Link">
 </text:a>
 .</text:p>
      <text:p text:style-name="P4">
За його словами, “такі угрупування є вкрай, вкрай небезпечними для світу, яквже виявляється”.</text:p>
      <text:p text:style-name="P4">
“Те, що в них там відбувається, - з’ясування стосунків... Я не вірю, що панПригожин - це якась окрема самостійна фігура, яка може дозволяти собі ті чиінші речі по відношенню до керівництва Міністерства оборони РосійськоїФедерації, не узгоджуючи це в Кремлі. На Росії таке не є можливим. Будь-якаособа, яка має окрему думку, вона існувати на території Росії не може”, -сказав секретар РНБО, відповідачючи на запитання щодо оцінки імовірногоконфлікту між Пригожиним та Міноборони рф.</text:p>
      <text:p text:style-name="P4">
<text:span text:style-name="T4">
Читайте також:</text:span>
 <text:a xlink:type="simple" xlink:href="https://www.ukrinform.ua/rubric-ato/3709456-u-rozvidci-vidreaguvali-na-propoziciu-prigozina-sodo-bahmuta.html" text:style-name="Internet_20_link" text:visited-style-name="Visited_20_Internet_20_Link">
 <text:span text:style-name="T4">
пригожин</text:span>
 </text:a>
</text:p>
      <text:p text:style-name="P4">
Як повідомлялося, начальник Головного управління розвідки Міністерства оборониУкраїни <text:a xlink:type="simple" xlink:href="https://www.ukrinform.ua/rubric-ato/3710134-budanov-80-zaav-prigozina-e-cistou-pravdou.html" text:style-name="Internet_20_link" text:visited-style-name="Visited_20_Internet_20_Link">
 </text:a>
 що 80% з того, що говорить ватажок ПВК"Вагнер" Євген Пригожин, є чистою правдою. Також він зазначив, що, на відмінувід російської армії, "вагнерівці" показали свою максимальну ефективність.</text:p>
      <text:p text:style-name="P4">
Раніше Пригожин заявляв, що нібито виведе з Бахмута Донецької області своїхнайманців. Причиною він назвав відмову Міністерства оборони Росії надати їмдостатню кількість боєприпасів.</text:p>
      <text:p text:style-name="P4">
Source: <text:a xlink:type="simple" xlink:href="https://www.ukrinform.ua/rubric-ato/3710167-danilov-ne-virit-so-prigozin-e-samostijnou-figurou.html" text:style-name="Internet_20_link" text:visited-style-name="Visited_20_Internet_20_Link">
https://www.ukrinform.ua/rubric-ato/3710167-danilov-ne-virit-so-prigozin-e-samostijnou-figurou.html</text:a>
</text:p>
      <!--NEWS-->
      <text:h text:style-name="P10" text:outline-level="1">
<text:span text:style-name="T4">
Шмигаль зустрівся із прем’єркою Ісландії</text:span>
</text:h>
      <text:p text:style-name="P4">
Authors: Ukrinform (Person)</text:p>
      <text:p text:style-name="P4">
Publisher: Укринформ (Organization)</text:p>
      <text:p text:style-name="P4">
Published Time: 2023-05-16T21:10:00+03:00</text:p>
      <text:p text:style-name="P4">
Modified Time: 2023-05-16T21:10:00+03:00</text:p>
      <text:p text:style-name="P4">
Description: Прем’єр-міністр України Денис Шмигаль провів зустріч із прем’єр-міністром Ісландії Катрін Якобсдоттір. — Укрінформ.</text:p>
      <text:p text:style-name="P4">
Images: ["<text:a xlink:type="simple" xlink:href="https://static.ukrinform.com/photos/2023_05/thumb_files/630_360_1684260134-319.jpg" text:style-name="Internet_20_link" text:visited-style-name="Visited_20_Internet_20_Link">
630_360_16842...</text:a>
", "<text:a xlink:type="simple" xlink:href="https://static.ukrinform.com/photos/2023_05/1684260133-453.jpg" text:style-name="Internet_20_link" text:visited-style-name="Visited_20_Internet_20_Link">
1684260133-45...</text:a>
"]</text:p>
      <text:p text:style-name="P4">
Tags: ['Ісландія', "Прем'єр", 'Україна', 'Візит', 'Шмигаль']</text:p>
      <text:p text:style-name="P4">
Type: Article</text:p>
      <!--METADATA-->
      <text:p text:style-name="P4">
<draw:frame draw:style-name="fr1" draw:name="Image209" text:anchor-type="as-char" svg:width="6.9236in" svg:height="3.956343in" draw:z-index="0">
<draw:image xlink:href="../Images/yкринформ/2023-05-16T21-10-00-03-00/630_360_1684260134-319.jpg" xlink:type="simple" xlink:show="embed" xlink:actuate="onLoad" draw:mime-type="image/jpeg"/>
</draw:frame>
 Прем’єр-міністр України Денис Шмигаль провів зустріч із прем’єр-міністром ІсландіїКатрін Якобсдоттір.</text:p>
      <text:p text:style-name="P4">
Як передає Укрінформ, про це Шмигаль повідомляє у <text:a xlink:type="simple" xlink:href="https://t.me/Denys_Smyhal/5223" text:style-name="Internet_20_link" text:visited-style-name="Visited_20_Internet_20_Link">
</text:a>
 .</text:p>
      <text:p text:style-name="P4">
“Провів зустріч із прем’єр-міністеркою Ісландії Катрін Якобсдоттір. Подякувавза ініціативу проведення 4-го саміту голів держав та урядів Ради Європи”, -написав він.</text:p>
      <text:p text:style-name="P4">
<draw:frame draw:style-name="fr1" draw:name="Image210" text:anchor-type="as-char" svg:width="6.9236in" svg:height="4.615733in" draw:z-index="0">
<draw:image xlink:href="../Images/yкринформ/2023-05-16T21-10-00-03-00/1684260133-453.jpg" xlink:type="simple" xlink:show="embed" xlink:actuate="onLoad" draw:mime-type="image/jpeg"/>
</draw:frame>
</text:p>
      <text:p text:style-name="P4">
За його словами, сторони порушили питання створення спеціального міжнародного<text:a xlink:type="simple" xlink:href="https://www.ukrinform.ua/tag-tribunal" text:style-name="Internet_20_link" text:visited-style-name="Visited_20_Internet_20_Link">
 </text:a>
 та механізму компенсації збитків,завданих агресією Росії проти України. Він зауважив, що Україна очікує напозитивні рішення за підсумками саміту.</text:p>
      <text:p text:style-name="P4">
Також Шмигаль висловив вдячність Ісландії за політичну та гуманітарнупідтримку, зокрема зусилля в наданні України мобільних госпіталів та підтримкуФормули миру Президента України Володимира Зеленського.</text:p>
      <text:p text:style-name="P4">
<text:span text:style-name="T4">
Читайте також:</text:span>
 <text:a xlink:type="simple" xlink:href="https://www.ukrinform.ua/rubric-polytics/3706935-smigal-stavimo-ambitni-cili-cerez-dva-roki-buti-gotovimi-do-vstupu-v-es.html" text:style-name="Internet_20_link" text:visited-style-name="Visited_20_Internet_20_Link">
 <text:span text:style-name="T4">
Шмигаль</text:span>
 <text:span text:style-name="T4">
Ставимо</text:span>
 <text:span text:style-name="T4">
амбітні</text:span>
 <text:span text:style-name="T4">
цілі</text:span>
 <text:span text:style-name="T4">
через</text:span>
<text:span text:style-name="T4">
два</text:span>
 <text:span text:style-name="T4">
роки</text:span>
 <text:span text:style-name="T4">
бути</text:span>
 <text:span text:style-name="T4">
готовими</text:span>
 <text:span text:style-name="T4">
вступу</text:span>
</text:a>
</text:p>
      <text:p text:style-name="P4">
Як повідомляв <text:a xlink:type="simple" xlink:href="https://www.ukrinform.ua/rubric-polytics/3710040-smigal-pribuv-v-islandiu-na-samit-radi-evropi.html" text:style-name="Internet_20_link" text:visited-style-name="Visited_20_Internet_20_Link">
 </text:a>
 , 16 травня Прем’єр-міністрУкраїни Денис Шмигаль разом з урядовою командою прибув в Ісландію, де плануєвзяти участь у дводенному саміті Ради Європи.</text:p>
      <text:p text:style-name="P4">
<text:span text:style-name="T5">
Фото: Денис Шмигаль / Телеграм</text:span>
</text:p>
      <text:p text:style-name="P4">
Source: <text:a xlink:type="simple" xlink:href="https://www.ukrinform.ua/rubric-polytics/3710169-smigal-zustrivsa-iz-premerkou-islandii.html" text:style-name="Internet_20_link" text:visited-style-name="Visited_20_Internet_20_Link">
https://www.ukrinform.ua/rubric-polytics/3710169-smigal-zustrivsa-iz-premerkou-islandii.html</text:a>
</text:p>
      <!--NEWS-->
      <text:h text:style-name="P10" text:outline-level="1">
<text:span text:style-name="T4">
Євросоюз призначив нового голову цивільної Дорадчої Місії ЄС в Україні</text:span>
</text:h>
      <text:p text:style-name="P4">
Authors: Ukrinform (Person)</text:p>
      <text:p text:style-name="P4">
Publisher: Укринформ (Organization)</text:p>
      <text:p text:style-name="P4">
Published Time: 2023-05-16T21:19:15+03:00</text:p>
      <text:p text:style-name="P4">
Modified Time: 2023-05-16T21:19:15+03:00</text:p>
      <text:p text:style-name="P4">
Description: Політичний та безпековий комітет ЄС у вівторок затвердив призначення нового голови цивільної Дорадчої Місії ЄС в Україні (EUAM Ukraine), - данського дипломата Рольфа Холмбо, який наразі виконує обов’язки посла Данії в Малі. — Укрінформ.</text:p>
      <text:p text:style-name="P4">
Images: ["<text:a xlink:type="simple" xlink:href="https://static.ukrinform.com/photos/2019_05/thumb_files/630_360_1557589895-240.jpg" text:style-name="Internet_20_link" text:visited-style-name="Visited_20_Internet_20_Link">
630_360_15575...</text:a>
"]</text:p>
      <text:p text:style-name="P4">
Tags: ['Євросоюз', 'Україна', 'Європейська рада']</text:p>
      <text:p text:style-name="P4">
Type: Article</text:p>
      <!--METADATA-->
      <text:p text:style-name="P4">
<draw:frame draw:style-name="fr1" draw:name="Image211" text:anchor-type="as-char" svg:width="6.9236in" svg:height="3.961567in" draw:z-index="0">
<draw:image xlink:href="../Images/yкринформ/2023-05-16T21-19-15-03-00/630_360_1557589895-240.jpg" xlink:type="simple" xlink:show="embed" xlink:actuate="onLoad" draw:mime-type="image/jpeg"/>
</draw:frame>
 Політичнийта безпековий комітет ЄС у вівторок затвердив призначення нового головицивільної Дорадчої Місії ЄС в Україні (EUAM Ukraine), - данського дипломатаРольфа Холмбо, який наразі виконує обов’язки посла Данії в Малі.</text:p>
      <text:p text:style-name="P4">
Як повідомляє Укрінформ, така інформація оприлюднена сьогодні <text:a xlink:type="simple" xlink:href="https://www.consilium.europa.eu/en/press/press-releases/2023/05/16/new-heads-of-mission-appointed-for-euam-ukraine-and-eucap-sahel-niger/" text:style-name="Internet_20_link" text:visited-style-name="Visited_20_Internet_20_Link">
</text:a>
.</text:p>
      <text:p text:style-name="P4">
«Рада ЄС призначила сьогодні нових голів двох цивільних місій ЄС: Місії ЄС ізрозбудови спроможностей в Нігері та Дорадчої місії ЄС у реформах секторуцивільної безпеки України… В тому, що стосується EUAM Ukraine, Рада <text:a xlink:type="simple" xlink:href="https://www.ukrinform.ua/tag-evrosouz" text:style-name="Internet_20_link" text:visited-style-name="Visited_20_Internet_20_Link">
</text:a>
 призначила керівника Місії з 1 червня2023 року до 31 травня 2024 року. Рольф Холмбо, який зараз служить посломДанії у Малі, після проходження призначень у Пакистані, Лівані та у Сирії», -йдеться у повідомленні.</text:p>
      <text:p text:style-name="P4">
Як зазначається у біографічній довідці, Рольф Холмбо був на посаді посла Даніїв Малі з 2020 року, у період 2017-2020 років обіймав посаду посла в Пакистані.З 2015 по 2017 рокі був дослідником Канадського інституту глобальних справ вОттаві. До цього служив послом Данії в Лівані та в Сирії. Перед цим працював вМЗС Данії, зокрема, був долучений до програм стабілізації та розвиткувразливих країн, включаючи Афганістан. У 2005-2009 роках Рольф Холмбо бувпредставником Данії у Палестині. З 1992 по 2005 роки в рамках Данського МЗСвін відповідав за програми сусідства, включаючи проекти в росії, в Україні, урегіонах Кавказу та на Балкан. Як офіцер резерву, Рольф Холмбо брав участь увійськових місіях Данії за кордонами країни.</text:p>
      <text:p text:style-name="P4">
Як нагадується у повідомленні, Місія EUAM Ukraine є невиконавчою цивільноюмісією ЄС, що була започаткована 22 липня 2014 року для дорадчої допомогиорганам державної безпеки, поліції, та інших правоохоронних органів, у томучислі, в питаннях боротьби з корупцією та у дотриманні прав людини та узміцнення верховенства права.</text:p>
      <text:p text:style-name="P4">
<text:span text:style-name="T4">
Читайте також:</text:span>
 <text:a xlink:type="simple" xlink:href="https://www.ukrinform.ua/rubric-polytics/3709691-solidarnist-u-pidtrimci-ukraini-gurtue-es-ta-spriae-jogo-rozsirennu-borrel.html" text:style-name="Internet_20_link" text:visited-style-name="Visited_20_Internet_20_Link">
 </text:a>
</text:p>
      <text:p text:style-name="P4">
З початку злочинної агресії Росії проти України, Місія ЄС змістила акцентуваги на допомогу Україні у питаннях організації кордонів, включаючидіяльність «коридорів солідарності» між Україною і ЄС. Місія надавала допомогуу розслідуванні міжнародних злочинів, що були скоєні в Україні російськимизагарбниками, та була причетною до збору доказів для судового переслідуванняросійських злочинців у майбутньому.</text:p>
      <text:p text:style-name="P4">
Поточний мандат місії є чинним до 31 травня 2024 року.</text:p>
      <text:p text:style-name="P4">
Source: <text:a xlink:type="simple" xlink:href="https://www.ukrinform.ua/rubric-polytics/3710171-evrosouz-priznaciv-novogo-golovu-civilnoi-doradcoi-misii-es-v-ukraini.html" text:style-name="Internet_20_link" text:visited-style-name="Visited_20_Internet_20_Link">
https://www.ukrinform.ua/rubric-polytics/3710171-evrosouz-priznaciv-novogo-golovu-civilnoi-doradcoi-misii-es-v-ukraini.html</text:a>
</text:p>
      <!--NEWS-->
      <text:h text:style-name="P10" text:outline-level="1">
<text:span text:style-name="T4">
Польща хоче поновити роботу всіх своїх консульств в Україні</text:span>
</text:h>
      <text:p text:style-name="P4">
Authors: Ukrinform (Person)</text:p>
      <text:p text:style-name="P4">
Publisher: Укринформ (Organization)</text:p>
      <text:p text:style-name="P4">
Published Time: 2023-05-16T21:21:00+03:00</text:p>
      <text:p text:style-name="P4">
Modified Time: 2023-05-16T21:21:00+03:00</text:p>
      <text:p text:style-name="P4">
Description: Станом на сьогодні в Україні функціонують польські консульські установи у Києві, Львові та Луцьку. Водночас, Польща намагатиметься відновити діяльність своїх консульств і в інших містах, утім це залежатиме від розвитку безпекової ситуації. — Укрінформ.</text:p>
      <text:p text:style-name="P4">
Images: ["<text:a xlink:type="simple" xlink:href="https://static.ukrinform.com/photos/2023_05/thumb_files/630_360_1684261562-570.jpg" text:style-name="Internet_20_link" text:visited-style-name="Visited_20_Internet_20_Link">
630_360_16842...</text:a>
"]</text:p>
      <text:p text:style-name="P4">
Tags: ['Консульство', 'МЗС', 'Польща', 'Посол', 'Дипломати']</text:p>
      <text:p text:style-name="P4">
Type: Article</text:p>
      <!--METADATA-->
      <text:p text:style-name="P4">
<draw:frame draw:style-name="fr1" draw:name="Image212" text:anchor-type="as-char" svg:width="6.9236in" svg:height="3.956343in" draw:z-index="0">
<draw:image xlink:href="../Images/yкринформ/2023-05-16T21-21-00-03-00/630_360_1684261562-570.jpg" xlink:type="simple" xlink:show="embed" xlink:actuate="onLoad" draw:mime-type="image/jpeg"/>
</draw:frame>
 Станом насьогодні в Україні функціонують польські консульські установи у Києві, Львовіта Луцьку. Водночас, Польща намагатиметься відновити діяльність своїхконсульств і в інших містах, утім це залежатиме від розвитку безпековоїситуації.</text:p>
      <text:p text:style-name="P4">
Про це в коментарі Укрінформу повідомив речник МЗС Польщі Лукаш Ясіна.</text:p>
      <text:p text:style-name="P4">
“На території України весь час діють консульські установи у Львові, Луцьку таКиєві. Залежно від розвитку ситуації ми спробуємо відновити консульськуприсутність у Вінниці, Харкові та Одесі”, - заявив Ясіна.</text:p>
      <text:p text:style-name="P4">
Він додав, що за згодою української влади діючі польські консульські установимають змогу працювати, тобто обслуговувати клієнтів з усієї України.</text:p>
      <text:p text:style-name="P4">
Він зауважив, що наразі Польща не планує створювати нові консульські установив Україні, а зосередиться на відновленні роботи існуючих консульств.</text:p>
      <text:p text:style-name="P4">
<text:span text:style-name="T4">
Читайте також:</text:span>
 <text:a xlink:type="simple" xlink:href="https://www.ukrinform.ua/rubric-vidbudova/3710161-varsava-hoce-vidigravati-providnu-rol-u-povoennij-vidbudovi-ukraini-mzs-polsi.html" text:style-name="Internet_20_link" text:visited-style-name="Visited_20_Internet_20_Link">
 </text:a>
</text:p>
      <text:p text:style-name="P4">
“Ми зосереджуємося на відновленні польської консульської присутності на всійтериторії України, але цей процес і його темпи тісно пов’язані з розвитком ідинамікою безпекової ситуації”, - підкреслив речник польськогозовнішньополітичного відомства.</text:p>
      <text:p text:style-name="P4">
Відповідаючи на запитання, коли буде оприлюднено прізвище кандидата на новогопосла Польщі в Україні замість Бартоша Ціхоцького який цього року завершуєсвою каденцію в Києві, Ясіна сказав, що воно стане відоме під часпредставлення на комісії Сейму РП у закордонних справах.</text:p>
      <text:p text:style-name="P4">
Як відомо, після початку російської агресії проти України в 2014 році Польщазакрила свої генеральні консульства у Севастополі і Донецьку.</text:p>
      <text:p text:style-name="P4">
Як передавало агентство, у березні RMF.FM повідомило, що новим послом Польщі вУкраїні в цьому році може стати польський історик і журналіст Ярослав Гузи,який часто коментує міжнародні події у польських ЗМІ. Він є чоловіком відомоїпольської журналістки, гендиректорки телеканалу «Белсат» Агнєшки Ромашевської-Гузи. Його нібито мають призначити на посаду влітку або на початку осені.</text:p>
      <text:p text:style-name="P4">
<text:span text:style-name="T4">
Читайте також:</text:span>
 <text:a xlink:type="simple" xlink:href="https://www.ukrinform.ua/rubric-vidbudova/3706552-kanada-ta-polsa-pidtrimuut-konfiskaciu-rosijskih-kostiv-na-korist-vidbudovi-ukraini.html" text:style-name="Internet_20_link" text:visited-style-name="Visited_20_Internet_20_Link">
 <text:span text:style-name="T4">
Польща</text:span>
 </text:a>
</text:p>
      <text:p text:style-name="P4">
Посол Ціхоцький обіймає посаду посла <text:a xlink:type="simple" xlink:href="https://www.ukrinform.ua/tag-polsa" text:style-name="Internet_20_link" text:visited-style-name="Visited_20_Internet_20_Link">
 </text:a>
 вУкраїні з лютого 2019 року. Він був єдиним послом з країн ЄС, який залишився вКиєві 24 лютого 2022 року, коли розпочалася повномасштабна агресія Росії протиУкраїни.</text:p>
      <text:p text:style-name="P4">
<text:span text:style-name="T5">
Фото: PAP/Piotr Nowak</text:span>
</text:p>
      <text:p text:style-name="P4">
Source: <text:a xlink:type="simple" xlink:href="https://www.ukrinform.ua/rubric-polytics/3710172-polsa-hoce-ponoviti-robotu-vsih-svoih-konsulstv-v-ukraini.html" text:style-name="Internet_20_link" text:visited-style-name="Visited_20_Internet_20_Link">
https://www.ukrinform.ua/rubric-polytics/3710172-polsa-hoce-ponoviti-robotu-vsih-svoih-konsulstv-v-ukraini.html</text:a>
</text:p>
      <!--NEWS-->
      <text:h text:style-name="P10" text:outline-level="1">
<text:span text:style-name="T4">
Ястремська пробилася до 1/8 фіналу турніру WTA у Флоренції</text:span>
</text:h>
      <text:p text:style-name="P4">
Authors: Ukrinform (Person)</text:p>
      <text:p text:style-name="P4">
Publisher: Укринформ (Organization)</text:p>
      <text:p text:style-name="P4">
Published Time: 2023-05-16T21:35:51+03:00</text:p>
      <text:p text:style-name="P4">
Modified Time: 2023-05-16T21:35:51+03:00</text:p>
      <text:p text:style-name="P4">
Description: Даяна Ястремська вийшла до другого кола турніру Жіночої тенісної асоціації (WTA) в італійському місті Флоренція із призовим фондом $115 тис. — Укрінформ.</text:p>
      <text:p text:style-name="P4">
Images: ["<text:a xlink:type="simple" xlink:href="https://static.ukrinform.com/photos/2023_05/thumb_files/630_360_1684131339-843.jpg" text:style-name="Internet_20_link" text:visited-style-name="Visited_20_Internet_20_Link">
630_360_16841...</text:a>
"]</text:p>
      <text:p text:style-name="P4">
Tags: ['Теніс', 'Даяна Ястремська']</text:p>
      <text:p text:style-name="P4">
Type: Article</text:p>
      <!--METADATA-->
      <text:p text:style-name="P4">
<draw:frame draw:style-name="fr1" draw:name="Image213" text:anchor-type="as-char" svg:width="6.9236in" svg:height="3.956343in" draw:z-index="0">
<draw:image xlink:href="../Images/yкринформ/2023-05-16T21-35-51-03-00/630_360_1684131339-843.jpg" xlink:type="simple" xlink:show="embed" xlink:actuate="onLoad" draw:mime-type="image/jpeg"/>
</draw:frame>
 ДаянаЯстремська вийшла до другого кола турніру Жіночої тенісної асоціації (WTA) віталійському місті Флоренція із призовим фондом $115 тис.</text:p>
      <text:p text:style-name="P4">
У першому колі основної сітки змагань Ястремськаза 1 годину 45 хвилин взялагору над італійкою Каміллою Розателло - 6:3, 7:5 передає Укрінформ.</text:p>
      <text:p text:style-name="P4">
Наступною суперницею української тенісистки буде переможниця протистояння міжпосіяною під 4-м номером італійкою Ясміне Паоліні та британкою Кеті Свон.</text:p>
      <text:p text:style-name="P4">
<text:span text:style-name="T4">
Читайте також:</text:span>
 <text:a xlink:type="simple" xlink:href="https://www.ukrinform.ua/rubric-sports/3709934-oleksij-krutih-peremig-argentinca-na-turniri-atp-u-portugalii.html" text:style-name="Internet_20_link" text:visited-style-name="Visited_20_Internet_20_Link">
 </text:a>
</text:p>
      <text:p text:style-name="P4">
Турнір у Флоренції триватиме до 21 травня.</text:p>
      <text:p text:style-name="P4">
Фото: Getty Images.</text:p>
      <text:p text:style-name="P4">
Source: <text:a xlink:type="simple" xlink:href="https://www.ukrinform.ua/rubric-sports/3710174-astremska-probilasa-do-18-finalu-turniru-wta-u-florencii.html" text:style-name="Internet_20_link" text:visited-style-name="Visited_20_Internet_20_Link">
https://www.ukrinform.ua/rubric-sports/3710174-astremska-probilasa-do-18-finalu-turniru-wta-u-florencii.html</text:a>
</text:p>
      <!--NEWS-->
      <text:h text:style-name="P10" text:outline-level="1">
<text:span text:style-name="T4">
Редактор/редакторка для роботи на сайті</text:span>
</text:h>
      <text:p text:style-name="P4">
Authors: Ukrinform (Person)</text:p>
      <text:p text:style-name="P4">
Publisher: Укринформ (Organization)</text:p>
      <text:p text:style-name="P4">
Published Time: 2023-05-16T21:40:00+03:00</text:p>
      <text:p text:style-name="P4">
Modified Time: 2023-05-16T21:40:00+03:00</text:p>
      <text:p text:style-name="P4">
Description: Українське національне інформаційне агентство «Укрінформ» шукає редактора/редакторку для роботи на сайті. — Укрінформ.</text:p>
      <text:p text:style-name="P4">
Images: ["<text:a xlink:type="simple" xlink:href="https://static.ukrinform.com/photos/2022_02/thumb_files/630_360_1645107758-865.jpg" text:style-name="Internet_20_link" text:visited-style-name="Visited_20_Internet_20_Link">
630_360_16451...</text:a>
"]</text:p>
      <text:p text:style-name="P4">
Tags: ['Укрінформ', 'ЗМІ', 'Вакансії']</text:p>
      <text:p text:style-name="P4">
Type: Article</text:p>
      <!--METADATA-->
      <text:p text:style-name="P4">
<draw:frame draw:style-name="fr1" draw:name="Image214" text:anchor-type="as-char" svg:width="6.9236in" svg:height="3.956343in" draw:z-index="0">
<draw:image xlink:href="../Images/yкринформ/2023-05-16T21-40-00-03-00/630_360_1645107758-865.jpg" xlink:type="simple" xlink:show="embed" xlink:actuate="onLoad" draw:mime-type="image/jpeg"/>
</draw:frame>
 Українськенаціональне інформаційне агентство «Укрінформ» шукає редактора/редакторку дляроботи на сайті.</text:p>
      <text:p text:style-name="P4">
<text:span text:style-name="T4">
Вимоги до кандидатів на вакансію редактора:</text:span>
</text:p>
      <ul>
        <li>
повна вища освіта;   * відмінне володіння українською мовою;   * обізнаність із суспільно-політичною ситуацією в Україні і світі;   * креативність;   * досвід редакторської роботи з новинами в інтернет-ЗМІ.</li>
      </ul>
      <text:p text:style-name="P4">
Вітаються досвід роботи у соцмережах, профільна освіта та знання англійськоїмови.</text:p>
      <text:p text:style-name="P4">
Резюме надсилати за адресою <text:span text:style-name="T4">
<text:a xlink:type="simple" xlink:href="mailto:Zhalovaha@gmail.com" text:style-name="Internet_20_link" text:visited-style-name="Visited_20_Internet_20_Link">
 </text:a>
 </text:span>
 .</text:p>
      <text:p text:style-name="P4">
<text:span text:style-name="T4">
Укрінформ пропонує:</text:span>
</text:p>
      <ul>
        <li>
повну зайнятість;   * гнучкий графік із роботою у вечірні зміни та у вихідні;   * заробітну плату за результатами співбесіди (в залежності від кваліфікації і досвіду роботи);   * можливість дистанційної роботи /офіс в центрі Києва (метро Театральна).</li>
      </ul>
      <text:p text:style-name="P4">
Source: <text:a xlink:type="simple" xlink:href="https://www.ukrinform.ua/rubric-society/3709517-ukrinform-sukae-redaktora-sajtu.html" text:style-name="Internet_20_link" text:visited-style-name="Visited_20_Internet_20_Link">
https://www.ukrinform.ua/rubric-society/3709517-ukrinform-sukae-redaktora-sajtu.html</text:a>
</text:p>
      <!--NEWS-->
      <text:h text:style-name="P10" text:outline-level="1">
<text:span text:style-name="T4">
Міжнародний суд ООН у червні проведе публічні слухання у справі «Україна проти Росії»</text:span>
</text:h>
      <text:p text:style-name="P4">
Authors: Ukrinform (Person)</text:p>
      <text:p text:style-name="P4">
Publisher: Укринформ (Organization)</text:p>
      <text:p text:style-name="P4">
Published Time: 2023-05-16T21:43:00+03:00</text:p>
      <text:p text:style-name="P4">
Modified Time: 2023-05-16T21:43:00+03:00</text:p>
      <text:p text:style-name="P4">
Description: Міжнародний суд ООН з 6 червня по 14 червня 2023 року проведе публічні слухання у справі щодо порушення Росією двох конвенцій – про боротьбу з фінансуванням тероризму та про заборону всіх форм расової дискримінації. — Укрінформ.</text:p>
      <text:p text:style-name="P4">
Images: ["<text:a xlink:type="simple" xlink:href="https://static.ukrinform.com/photos/2023_05/thumb_files/630_360_1684261943-551.jpg" text:style-name="Internet_20_link" text:visited-style-name="Visited_20_Internet_20_Link">
630_360_16842...</text:a>
"]</text:p>
      <text:p text:style-name="P4">
Tags: ['Тероризм', 'Україна', 'Міжнародний суд ООН', 'Війна з Росією']</text:p>
      <text:p text:style-name="P4">
Type: Article</text:p>
      <!--METADATA-->
      <text:p text:style-name="P4">
<draw:frame draw:style-name="fr1" draw:name="Image215" text:anchor-type="as-char" svg:width="6.9236in" svg:height="3.956343in" draw:z-index="0">
<draw:image xlink:href="../Images/yкринформ/2023-05-16T21-43-00-03-00/630_360_1684261943-551.jpg" xlink:type="simple" xlink:show="embed" xlink:actuate="onLoad" draw:mime-type="image/jpeg"/>
</draw:frame>
Міжнародний суд ООН з 6 червня по 14 червня 2023 року проведе публічніслухання у справі щодо порушення Росією двох конвенцій – про боротьбу зфінансуванням тероризму та про заборону всіх форм расової дискримінації.</text:p>
      <text:p text:style-name="P4">
Як повідомляє кореспондент Укрінформу в Гаазі з посиланням на <text:a xlink:type="simple" xlink:href="https://www.icj-cij.org/sites/default/files/case-related/166/166-20230516-PRE-01-00-EN.pdf" text:style-name="Internet_20_link" text:visited-style-name="Visited_20_Internet_20_Link">
</text:a>
 , слухання будуть присвяченірозгляду справи по суті.</text:p>
      <text:p text:style-name="P4">
“Застосування Міжнародної конвенції про боротьбу з фінансуванням тероризму таМіжнародної конвенції про заборону всіх форм расової дискримінації (Українапроти <text:a xlink:type="simple" xlink:href="https://www.ukrinform.ua/tag-rosia" text:style-name="Internet_20_link" text:visited-style-name="Visited_20_Internet_20_Link">
 </text:a>
 ) – Суд проведе публічніслухання з вівторка, 6 червня по середу, 14 червня 2023 року”, - йдеться уповідомленні.</text:p>
      <text:p text:style-name="P4">
Як повідомляв Укрінформ, Міжнародний суд ООН 8 листопада 2019 визнав своююрисдикцію у справі щодо порушення Росією двох конвенцій. Суд також наголосив,що Україною були дотримані всі процесуальні досудові процедури. Це рішенняозначає, що Міжнародний суд ООН може перейти до розгляду справи по суті.</text:p>
      <text:p text:style-name="P4">
Україна 16 січня 2017 року подала до Міжнародного суду ООН позов проти Росіїщодо порушення Конвенції про заборону фінансування тероризму та Конвенції прозаборону расової дискримінації.</text:p>
      <text:p text:style-name="P4">
<text:span text:style-name="T4">
Читайте також:</text:span>
 <text:a xlink:type="simple" xlink:href="https://www.ukrinform.ua/rubric-polytics/3708528-bez-vidpovidalnosti-rosii-za-skoeni-zlocini-stalogo-miru-ne-bude-premerka-estonii.html" text:style-name="Internet_20_link" text:visited-style-name="Visited_20_Internet_20_Link">
 </text:a>
</text:p>
      <text:p text:style-name="P4">
Звинувачення, висунуті Росії, включають: надання зброї та інших видів допомогинезаконним збройним формуванням; збиття літака “Малайзійських авіаліній” рейсуMH17; обстріли житлових районів Маріуполя та Краматорська; знищення цивільногопасажирського автобуса неподалік Волновахи; вибух під час мирного зібрання вХаркові; дискримінацію щодо української та кримськотатарської громад; заборонудіяльності Меджлісу кримськотатарського народу; хвилі зникнень, вбивства,самовільні обшуки, затримання; обмеження на викладання української йкримськотатарської мов.</text:p>
      <text:p text:style-name="P4">
Source: <text:a xlink:type="simple" xlink:href="https://www.ukrinform.ua/rubric-polytics/3710176-miznarodnij-sud-oon-u-cervni-provede-publicni-sluhanna-u-spravi-ukraina-proti-rosii.html" text:style-name="Internet_20_link" text:visited-style-name="Visited_20_Internet_20_Link">
https://www.ukrinform.ua/rubric-polytics/3710176-miznarodnij-sud-oon-u-cervni-provede-publicni-sluhanna-u-spravi-ukraina-proti-rosii.html</text:a>
</text:p>
      <!--NEWS-->
      <text:h text:style-name="P10" text:outline-level="1">
<text:span text:style-name="T4">
Дружину Шредера звільнили після візиту в російське посольство</text:span>
</text:h>
      <text:p text:style-name="P4">
Authors: Ukrinform (Person)</text:p>
      <text:p text:style-name="P4">
Publisher: Укринформ (Organization)</text:p>
      <text:p text:style-name="P4">
Published Time: 2023-05-16T21:55:00+03:00</text:p>
      <text:p text:style-name="P4">
Modified Time: 2023-05-16T21:55:00+03:00</text:p>
      <text:p text:style-name="P4">
Description: Візит колишнього канцлера ФРН Герхарда Шредера та його дружини Сойон Шредер-Кім до російського посольства 9 травня викликав критику та наслідки. — Укрінформ.</text:p>
      <text:p text:style-name="P4">
Images: ["<text:a xlink:type="simple" xlink:href="https://static.ukrinform.com/photos/2023_05/thumb_files/630_360_1684244622-175.jpg" text:style-name="Internet_20_link" text:visited-style-name="Visited_20_Internet_20_Link">
630_360_16842...</text:a>
"]</text:p>
      <text:p text:style-name="P4">
Tags: ['Звільнення', 'Шредер', 'Дружина']</text:p>
      <text:p text:style-name="P4">
Type: Article</text:p>
      <!--METADATA-->
      <text:p text:style-name="P4">
<draw:frame draw:style-name="fr1" draw:name="Image216" text:anchor-type="as-char" svg:width="6.9236in" svg:height="3.956343in" draw:z-index="0">
<draw:image xlink:href="../Images/yкринформ/2023-05-16T21-55-00-03-00/630_360_1684244622-175.jpg" xlink:type="simple" xlink:show="embed" xlink:actuate="onLoad" draw:mime-type="image/jpeg"/>
</draw:frame>
 Візитколишнього канцлера ФРН Герхарда Шредера та його дружини Сойон Шредер-Кім доросійського посольства 9 травня викликав критику та наслідки.</text:p>
      <text:p text:style-name="P4">
Про це повідомляє Укрінформ з посиланням на <text:a xlink:type="simple" xlink:href="http://www.ksta.de/politik/nrw-politik/land-nrw-feuert-schroeder-kim-als-repraesentantin-571727" text:style-name="Internet_20_link" text:visited-style-name="Visited_20_Internet_20_Link">
</text:a>
 .</text:p>
      <text:p text:style-name="P4">
Агентство розвитку бізнесу NRW.Global Business розірвало трудову угоду з СойонШредер-Кім, дружиною ексканцлера Герхарда Шредера. Це підтвердили кельнськомувиданню в Міністерстві економіки землі Північний Рейн-Вестфалія.</text:p>
      <text:p text:style-name="P4">
«Пані Шредер-Кім було негайно звільнено, а договір про надання послуг будерозірвано NRW.GlobalBusiness без попередження», — заявили у відомстві.</text:p>
      <text:p text:style-name="P4">
Шредер-Кім працювала у національній компанії як представник Південної Кореї наоснові контракту, який мав бути дійсним щонайменше до кінця 2023 року.</text:p>
      <text:p text:style-name="P4">
Повідомляється, що раніше роботодавець неодноразово вказував пані Шредер-Кім,що вона «має бути обережною публічно щодо політично чутливих питань, особливощодо російської агресивної війни проти України».</text:p>
      <text:p text:style-name="P4">
Шредер-Кім та її чоловіка різко розкритикували за участь у прийомі впосольстві <text:a xlink:type="simple" xlink:href="https://www.ukrinform.ua/tag-rosia" text:style-name="Internet_20_link" text:visited-style-name="Visited_20_Internet_20_Link">
 </text:a>
 з нагоди річниці перемогинад нацистською Німеччиною.</text:p>
      <text:p text:style-name="P4">
<text:span text:style-name="T4">
Читайте також:</text:span>
 <text:a xlink:type="simple" xlink:href="https://www.ukrinform.ua/rubric-world/3707986-polsa-rozslidue-mozlivu-ucast-sredera-u-pidgotovci-rosijskoi-agresii-zmi.html" text:style-name="Internet_20_link" text:visited-style-name="Visited_20_Internet_20_Link">
 <text:span text:style-name="T4">
Шредер</text:span>
 </text:a>
</text:p>
      <text:p text:style-name="P4">
Шредер був канцлером з 1998 по 2005 рік і лідером СДПН (партія, яка наразі є увлади) з 1999 по 2004 рік. Він багато років працював у російських енергетичнихкомпаніях і вважається близьким другом президента путіна.</text:p>
      <text:p text:style-name="P4">
<text:span text:style-name="T5">
Фото: dpa</text:span>
</text:p>
      <text:p text:style-name="P4">
Source: <text:a xlink:type="simple" xlink:href="https://www.ukrinform.ua/rubric-ato/3710054-druzinu-sredera-zvilnili-pisla-vizitu-v-rosijske-posolstvo.html" text:style-name="Internet_20_link" text:visited-style-name="Visited_20_Internet_20_Link">
https://www.ukrinform.ua/rubric-ato/3710054-druzinu-sredera-zvilnili-pisla-vizitu-v-rosijske-posolstvo.html</text:a>
</text:p>
      <!--NEWS-->
      <text:h text:style-name="P10" text:outline-level="1">
<text:span text:style-name="T4">
У четвер Росія скликає Радбез ООН, аби «засудити» постачання зброї Україні</text:span>
</text:h>
      <text:p text:style-name="P4">
Authors: Ukrinform (Person)</text:p>
      <text:p text:style-name="P4">
Publisher: Укринформ (Organization)</text:p>
      <text:p text:style-name="P4">
Published Time: 2023-05-16T21:58:00+03:00</text:p>
      <text:p text:style-name="P4">
Modified Time: 2023-05-16T21:58:00+03:00</text:p>
      <text:p text:style-name="P4">
Description: У четвер, 18 травня, на запит Росії відбудеться засідання Ради Безпеки ООН, яке обговорить постачання західної зброї Україні. — Укрінформ.</text:p>
      <text:p text:style-name="P4">
Images: ["<text:a xlink:type="simple" xlink:href="https://static.ukrinform.com/photos/2015_10/thumb_files/630_360_1445002358-2357.jpg" text:style-name="Internet_20_link" text:visited-style-name="Visited_20_Internet_20_Link">
630_360_14450...</text:a>
"]</text:p>
      <text:p text:style-name="P4">
Tags: ['ООН', 'Зброя', 'Росія', 'Кислиця', 'Радбез ООН', 'Війна з Росією']</text:p>
      <text:p text:style-name="P4">
Type: Article</text:p>
      <!--METADATA-->
      <text:p text:style-name="P4">
<draw:frame draw:style-name="fr1" draw:name="Image217" text:anchor-type="as-char" svg:width="6.9236in" svg:height="3.956343in" draw:z-index="0">
<draw:image xlink:href="../Images/yкринформ/2023-05-16T21-58-00-03-00/630_360_1445002358-2357.jpg" xlink:type="simple" xlink:show="embed" xlink:actuate="onLoad" draw:mime-type="image/jpeg"/>
</draw:frame>
 У четвер,18 травня, на запит Росії відбудеться засідання Ради Безпеки ООН, якеобговорить постачання західної зброї Україні.</text:p>
      <text:p text:style-name="P4">
Про це передає власний кореспондент Укрінформу у Нью-Йорку.</text:p>
      <text:p text:style-name="P4">
«Небензя (постпред РФ при ООН Василь Небензя, — ред.) - знаряддя воєннихзлочинів - вимагає скликати на цьому тижні засідання Радбезу ООН, щоб«засудити» постачання нашими союзниками і партнерами зброї силам оборониУкраїни, — написав у <text:a xlink:type="simple" xlink:href="https://twitter.com/sergiykyslytsya/status/1658421218989547520" text:style-name="Internet_20_link" text:visited-style-name="Visited_20_Internet_20_Link">
</text:a>
постійний представник України при ООН Сергій Кислиця. — Рашизм буде покараний,а з ним і його висип — лаврови, небензі, подлянські». (Дмитро Полянський —заступник постпреда РФ при ООН).</text:p>
      <text:p text:style-name="P4">
За словами Кислиці, «рашизм не зупиниться сам по собі», він має бути і будепереможений.</text:p>
      <text:p text:style-name="P4">
«Наші сили оборони захищають цивільне населення, — додав він. — Це зводить зрозуму рашистів, а Небензя, співучасник воєнних злочинів, скликає засіданняРадбезу ООН щодо постачання зброї в Україну».</text:p>
      <text:p text:style-name="P4">
<text:span text:style-name="T4">
Читайте також:</text:span>
 <text:a xlink:type="simple" xlink:href="https://www.ukrinform.ua/rubric-polytics/3691189-kislica-nagadav-nebenzi-pro-nezakonnist-perebuvanna-rosii-v-radbezi-oon.html" text:style-name="Internet_20_link" text:visited-style-name="Visited_20_Internet_20_Link">
 </text:a>
</text:p>
      <text:p text:style-name="P4">
Засідання розпочнеться о 15:00 (22:00 за Київським часом).</text:p>
      <text:p text:style-name="P4">
Раніше Росія кілька разів скликала засідання Ради Безпеки ООН з цього питання.У четвер Росія скликає Радбез ООН, щоб «засудити» постачання зброї Україні</text:p>
      <text:p text:style-name="P4">
Source: <text:a xlink:type="simple" xlink:href="https://www.ukrinform.ua/rubric-polytics/3710180-u-cetver-rosia-sklikae-radbez-oon-abi-zasuditi-postacanna-zbroi-ukraini.html" text:style-name="Internet_20_link" text:visited-style-name="Visited_20_Internet_20_Link">
https://www.ukrinform.ua/rubric-polytics/3710180-u-cetver-rosia-sklikae-radbez-oon-abi-zasuditi-postacanna-zbroi-ukraini.html</text:a>
</text:p>
      <!--NEWS-->
      <text:h text:style-name="P10" text:outline-level="1">
<text:span text:style-name="T4">
Білий дім не підтвердив повідомлення про пошкодження Patriot в Україні</text:span>
</text:h>
      <text:p text:style-name="P4">
Authors: Ukrinform (Person)</text:p>
      <text:p text:style-name="P4">
Publisher: Укринформ (Organization)</text:p>
      <text:p text:style-name="P4">
Published Time: 2023-05-16T22:06:00+03:00</text:p>
      <text:p text:style-name="P4">
Modified Time: 2023-05-16T22:06:00+03:00</text:p>
      <text:p text:style-name="P4">
Description: Офіційний Вашингтон наразі не може підтвердити інформації про те, що в Україні після останнього ракетного обстрілу з боку Росії була пошкоджена установка системи Patriot.</text:p>
      <text:p text:style-name="P4">
— Укрінформ.</text:p>
      <text:p text:style-name="P4">
Images: ["<text:a xlink:type="simple" xlink:href="https://static.ukrinform.com/photos/2016_08/thumb_files/630_360_1472621188-8020.jpg" text:style-name="Internet_20_link" text:visited-style-name="Visited_20_Internet_20_Link">
630_360_14726...</text:a>
"]</text:p>
      <text:p text:style-name="P4">
Tags: ['Україна', 'Білий дім', 'Patriot ']</text:p>
      <text:p text:style-name="P4">
Type: Article</text:p>
      <!--METADATA-->
      <text:p text:style-name="P4">
<draw:frame draw:style-name="fr1" draw:name="Image218" text:anchor-type="as-char" svg:width="6.9236in" svg:height="3.956343in" draw:z-index="0">
<draw:image xlink:href="../Images/yкринформ/2023-05-16T22-06-00-03-00/630_360_1472621188-8020.jpg" xlink:type="simple" xlink:show="embed" xlink:actuate="onLoad" draw:mime-type="image/jpeg"/>
</draw:frame>
 ОфіційнийВашингтон наразі не може підтвердити інформації про те, що в Україні післяостаннього ракетного обстрілу з боку Росії була пошкоджена установка системиPatriot.</text:p>
      <text:p text:style-name="P4">
Про це заявив у вівторок координатор Ради нацбезпеки Білого дому Джон Кірбі,передає власний кореспондент Укрінформу.</text:p>
      <text:p text:style-name="P4">
«Передусім, я не можу підтвердити ці повідомлення», - зазначив під часбрифінгу в Вашингтоні високопоставлений представник адміністрації Байдена.</text:p>
      <text:p text:style-name="P4">
Водночас, за його словами, якби системі Patriot і було завдано шкоди, як,наприклад, іншим переданим в Україну зразкам <text:a xlink:type="simple" xlink:href="https://www.ukrinform.ua/tag-zbroa" text:style-name="Internet_20_link" text:visited-style-name="Visited_20_Internet_20_Link">
 </text:a>
 , таким як гаубиці M777, і українці не змогли б провести ремонт намісці, США «безумовно допомогли б в цьому».</text:p>
      <text:p text:style-name="P4">
<text:span text:style-name="T4">
Читайте також:</text:span>
 <text:a xlink:type="simple" xlink:href="https://www.ukrinform.ua/rubric-ato/3708555-cnn-stali-vidomi-podrobici-zbitta-kindzala-rosia-namagalasa-znisiti-patriot.html" text:style-name="Internet_20_link" text:visited-style-name="Visited_20_Internet_20_Link">
 <text:span text:style-name="T4">
Patriot</text:span>
 </text:a>
</text:p>
      <text:p text:style-name="P4">
Як повідомляв <text:a xlink:type="simple" xlink:href="https://www.ukrinform.ua/rubric-ato/3709737-sipi-ppo-vnoci-znisili-usi-18-rosijskih-raket-sered-nih-sist-kinzaliv.html" text:style-name="Internet_20_link" text:visited-style-name="Visited_20_Internet_20_Link">
 </text:a>
 , в ніч противівторка російські окупанти атакували Україну з північного, південного тасхідного напрямків 18 ракетами різних типів повітряного, морського таназемного базування.</text:p>
      <text:p text:style-name="P4">
Source: <text:a xlink:type="simple" xlink:href="https://www.ukrinform.ua/rubric-ato/3710181-bilij-dim-ne-pidtverdiv-povidomlenna-pro-poskodzenna-patriot-v-ukraini.html" text:style-name="Internet_20_link" text:visited-style-name="Visited_20_Internet_20_Link">
https://www.ukrinform.ua/rubric-ato/3710181-bilij-dim-ne-pidtverdiv-povidomlenna-pro-poskodzenna-patriot-v-ukraini.html</text:a>
</text:p>
      <!--NEWS-->
      <text:h text:style-name="P10" text:outline-level="1">
<text:span text:style-name="T4">
Катрін Денев на відкритті Каннського кінофестивалю зачитала вірш Лесі Українки</text:span>
</text:h>
      <text:p text:style-name="P4">
Authors: Ukrinform (Person)</text:p>
      <text:p text:style-name="P4">
Publisher: Укринформ (Organization)</text:p>
      <text:p text:style-name="P4">
Published Time: 2023-05-16T22:18:12+03:00</text:p>
      <text:p text:style-name="P4">
Modified Time: 2023-05-16T22:18:12+03:00</text:p>
      <text:p text:style-name="P4">
Description: Французька кіноакторка Катрін Денев зачитала вірш Лесі Українки “Надія” під час церемонії відкриття 76 Міжнародного Каннського кінофестивалю. — Укрінформ.</text:p>
      <text:p text:style-name="P4">
Images: ["<text:a xlink:type="simple" xlink:href="https://static.ukrinform.com/photos/2018_01/thumb_files/630_360_1515580644-9274.jpg" text:style-name="Internet_20_link" text:visited-style-name="Visited_20_Internet_20_Link">
630_360_15155...</text:a>
"]</text:p>
      <text:p text:style-name="P4">
Tags: ['Актриса', 'Франція', 'Каннський кінофестиваль', 'Україна', 'Леся Українка']</text:p>
      <text:p text:style-name="P4">
Type: Article</text:p>
      <!--METADATA-->
      <text:p text:style-name="P4">
<draw:frame draw:style-name="fr1" draw:name="Image219" text:anchor-type="as-char" svg:width="6.9236in" svg:height="3.956343in" draw:z-index="0">
<draw:image xlink:href="../Images/yкринформ/2023-05-16T22-18-12-03-00/630_360_1515580644-9274.jpg" xlink:type="simple" xlink:show="embed" xlink:actuate="onLoad" draw:mime-type="image/jpeg"/>
</draw:frame>
Французька кіноакторка Катрін Денев зачитала вірш Лесі Українки “Надія” підчас церемонії відкриття 76 Міжнародного Каннського кінофестивалю.</text:p>
      <text:p text:style-name="P4">
Як передає Укрінформ, про це повідомив у <text:a xlink:type="simple" xlink:href="https://t.me/ermaka2022/2690" text:style-name="Internet_20_link" text:visited-style-name="Visited_20_Internet_20_Link">
 </text:a>
керівник ОП Андрій Єрмак.</text:p>
      <text:p text:style-name="Quotations">

<text:p text:style-name="P4">
Catherine Deneuve supports Ukraine 🇺🇦 <text:a xlink:type="simple" xlink:href="https://t.co/F8q2nhdJMZ" text:style-name="Internet_20_link" text:visited-style-name="Visited_20_Internet_20_Link">
 </text:a>
&gt;
&gt;
 — ᴀᴍɪɪ (@merylmarylue) <text:a xlink:type="simple" xlink:href="https://twitter.com/merylmarylue/status/1658540445239234561" text:style-name="Internet_20_link" text:visited-style-name="Visited_20_Internet_20_Link">
&gt;
 </text:a>
</text:p>

</text:p>
      <text:p text:style-name="P4">
“На 76-му Міжнародному <text:a xlink:type="simple" xlink:href="https://www.ukrinform.ua/tag-kannskij-kinofestival" text:style-name="Internet_20_link" text:visited-style-name="Visited_20_Internet_20_Link">
 </text:a>
неперевершена Катрін Денев підтримала Україну. Кіноакторка зачитала вірш ЛесіУкраїнки «Надія» під час церемонії відкриття. Світ кіно підтримує нашудержаву. Ми дуже вдячні за солідарність”, - зазначив Єрмак.</text:p>
      <text:p text:style-name="P4">
Як повідомлялося, цьогоріч Каннський кінофестиваль проходитиме з 16 до 27травня. Відкрила його історична драма "Фаворитка" (Jeanne Du Barry), одну зголовних ролей в якій зіграв Джонні Депп.</text:p>
      <text:p text:style-name="P4">
<text:span text:style-name="T4">
Читайте також:</text:span>
 <text:a xlink:type="simple" xlink:href="https://www.ukrinform.ua/rubric-culture/3705677-u-kannah-pokazut-3dkinematograficnu-vistavku-pro-zahoplenna-rosianami-kiivsini.html" text:style-name="Internet_20_link" text:visited-style-name="Visited_20_Internet_20_Link">
 </text:a>
</text:p>
      <text:p text:style-name="P4">
Також на фестивалі у Каннах відбудеться <text:a xlink:type="simple" xlink:href="https://www.ukrinform.ua/rubric-culture/3701247-svitova-premera-polskoukrainskoi-korotkometrazki-ak-ce-bulo-vidbudetsa-u-kannah.html" text:style-name="Internet_20_link" text:visited-style-name="Visited_20_Internet_20_Link">
 </text:a>
 <text:a xlink:type="simple" xlink:href="https://www.ukrinform.ua/rubric-culture/3701247-svitova-premera-polskoukrainskoi-korotkometrazki-ak-ce-bulo-vidbudetsa-u-kannah.html" text:style-name="Internet_20_link" text:visited-style-name="Visited_20_Internet_20_Link">
 </text:a>
 короткометражної польсько-української драми "Як цебуло".</text:p>
      <text:p text:style-name="P4">
<text:span text:style-name="T5">
Фото: Getty Images</text:span>
</text:p>
      <text:p text:style-name="P4">
Source: <text:a xlink:type="simple" xlink:href="https://www.ukrinform.ua/rubric-culture/3710183-katrin-denev-na-vidkritti-kannskogo-kinofestivalu-zacitala-virs-lesi-ukrainki.html" text:style-name="Internet_20_link" text:visited-style-name="Visited_20_Internet_20_Link">
https://www.ukrinform.ua/rubric-culture/3710183-katrin-denev-na-vidkritti-kannskogo-kinofestivalu-zacitala-virs-lesi-ukrainki.html</text:a>
</text:p>
      <!--NEWS-->
      <text:h text:style-name="P10" text:outline-level="1">
<text:span text:style-name="T4">
Ворог за добу 20 разів обстріляв прикордоння Сумщини - 112 «прильотів»</text:span>
</text:h>
      <text:p text:style-name="P4">
Authors: Ukrinform (Person)</text:p>
      <text:p text:style-name="P4">
Publisher: Укринформ (Organization)</text:p>
      <text:p text:style-name="P4">
Published Time: 2023-05-16T22:25:00+03:00</text:p>
      <text:p text:style-name="P4">
Modified Time: 2023-05-16T22:25:00+03:00</text:p>
      <text:p text:style-name="P4">
Description: Армія російської федерації протягом 16 травня здійснила 20 обстрілів прикордоння Сумської області, зафіксовано 112 вибухів. — Укрінформ.</text:p>
      <text:p text:style-name="P4">
Images: ["<text:a xlink:type="simple" xlink:href="https://static.ukrinform.com/photos/2022_12/thumb_files/630_360_1669987737-966.jpg" text:style-name="Internet_20_link" text:visited-style-name="Visited_20_Internet_20_Link">
630_360_16699...</text:a>
"]</text:p>
      <text:p text:style-name="P4">
Tags: ['Обстріл', 'Сумщина', 'Війна з Росією']</text:p>
      <text:p text:style-name="P4">
Type: Article</text:p>
      <!--METADATA-->
      <text:p text:style-name="P4">
<draw:frame draw:style-name="fr1" draw:name="Image220" text:anchor-type="as-char" svg:width="6.9236in" svg:height="3.956343in" draw:z-index="0">
<draw:image xlink:href="../Images/yкринформ/2023-05-16T22-25-00-03-00/630_360_1669987737-966.jpg" xlink:type="simple" xlink:show="embed" xlink:actuate="onLoad" draw:mime-type="image/jpeg"/>
</draw:frame>
 Арміяросійської федерації протягом 16 травня здійснила 20 обстрілів прикордонняСумської області, зафіксовано 112 вибухів.</text:p>
      <text:p text:style-name="P4">
Як передає Укрінформ, про це Сумська обласна військова адміністраціяповідомляє у <text:a xlink:type="simple" xlink:href="https://t.me/Sumy_news_ODA/16200" text:style-name="Internet_20_link" text:visited-style-name="Visited_20_Internet_20_Link">
</text:a>
.</text:p>
      <text:p text:style-name="P4">
“Протягом дня росіяни здійснили 20 <text:a xlink:type="simple" xlink:href="https://www.ukrinform.ua/tag-obstril" text:style-name="Internet_20_link" text:visited-style-name="Visited_20_Internet_20_Link">
 </text:a>
прикордоння. Зафіксовано 112 вибухів. Обстрілів зазнали Білопільська,Миропільська, Юнаківська, Хотінська, Новослобідська, Середино-Будська,Великописарівська громади”, - ідеться в повідомленні.</text:p>
      <text:p text:style-name="P4">
На Миропільську громаду росіяни за допомогою безпілотників скинули боєприпасиВОГ, зафіксовано чотири вибухи. Також ворог бив з міномета – 11 вибухів. Крімтого, агресор обстріляв громаду з артилерії, випустивши п`ять снарядів.Пошкоджено елеватор, гараж агропідприємства, приватний будинок. Одна цивільнаособа зазнала поранень.</text:p>
      <text:p text:style-name="P4">
По Білопільській громаді ворог бив з міномета, випустивши 33 міни. Внаслідокодного з обстрілів пошкоджено приватний житловий будинок. Також агресоробстріляв громаду з автоматичного гранатомета, зафіксовано три вибухи таартилерії – 8 вибухів.</text:p>
      <text:p text:style-name="P4">
Юнаківськe громаду росіяни обстріляли з міномета, зафіксовано чотири вибухи.</text:p>
      <text:p text:style-name="P4">
Середино-Будську громаду росіяни обстріляли з артилерії, зафіксовано 14вибухів.</text:p>
      <text:p text:style-name="P4">
На територію Хотінської громади росіяни скинули п'ять мін.</text:p>
      <text:p text:style-name="P4">
<text:span text:style-name="T4">
Читайте також:</text:span>
 <text:a xlink:type="simple" xlink:href="https://www.ukrinform.ua/rubric-ato/3710147-vorog-obstrilav-nikopolskij-rajon-e-rujnuvanna.html" text:style-name="Internet_20_link" text:visited-style-name="Visited_20_Internet_20_Link">
 <text:span text:style-name="T4">
обстріл</text:span>
 </text:a>
</text:p>
      <text:p text:style-name="P4">
Великописарівську громаду агресор обстріляв з гранатомета, зафіксовано 12вибухів та артилерії, випустивши 12 снарядів.</text:p>
      <text:p text:style-name="P4">
Новослобідську громаду росіяни обстріли з міномета, зафіксовано один вибух.</text:p>
      <text:p text:style-name="P4">
Як повідомляв Укрінформ, 15 травня російська армія 12 разів атакувала з різнихвидів зброї прикордонні громади Сумської області.</text:p>
      <text:p text:style-name="P4">
Source: <text:a xlink:type="simple" xlink:href="https://www.ukrinform.ua/rubric-ato/3710184-vorog-za-dobu-20-raziv-obstrilav-prikordonna-sumsini-112-prilotiv.html" text:style-name="Internet_20_link" text:visited-style-name="Visited_20_Internet_20_Link">
https://www.ukrinform.ua/rubric-ato/3710184-vorog-za-dobu-20-raziv-obstrilav-prikordonna-sumsini-112-prilotiv.html</text:a>
</text:p>
      <!--NEWS-->
      <text:h text:style-name="P10" text:outline-level="1">
<text:span text:style-name="T4">
Британія і Нідерланди спільно працюватимуть над створенням коаліції винищувачів для України</text:span>
</text:h>
      <text:p text:style-name="P4">
Authors: Ukrinform (Person)</text:p>
      <text:p text:style-name="P4">
Publisher: Укринформ (Organization)</text:p>
      <text:p text:style-name="P4">
Published Time: 2023-05-16T22:29:00+03:00</text:p>
      <text:p text:style-name="P4">
Modified Time: 2023-05-16T22:29:00+03:00</text:p>
      <text:p text:style-name="P4">
Description: Прем'єр-міністр Великої Британії Ріші Сунак та прем'єр-міністр Нідерландів Марк Рютте  працюватимуть над створенням міжнародної коаліції винищувачів для України. — Укрінформ.</text:p>
      <text:p text:style-name="P4">
Images: ["<text:a xlink:type="simple" xlink:href="https://static.ukrinform.com/photos/2015_11/thumb_files/630_360_1446829545-6581-foto-wikipediaorg.jpg" text:style-name="Internet_20_link" text:visited-style-name="Visited_20_Internet_20_Link">
630_360_14468...</text:a>
"]</text:p>
      <text:p text:style-name="P4">
Tags: ['Британія', 'Нідерланди', 'Саміт', 'Рада Європи', 'Винищувач', 'Війна з Росією']</text:p>
      <text:p text:style-name="P4">
Type: Article</text:p>
      <!--METADATA-->
      <text:p text:style-name="P4">
<draw:frame draw:style-name="fr1" draw:name="Image221" text:anchor-type="as-char" svg:width="6.9236in" svg:height="3.956343in" draw:z-index="0">
<draw:image xlink:href="../Images/yкринформ/2023-05-16T22-29-00-03-00/630_360_1446829545-6581-foto-wikipediaorg.jpg" xlink:type="simple" xlink:show="embed" xlink:actuate="onLoad" draw:mime-type="image/jpeg"/>
</draw:frame>
 Прем'єр-міністр Великої Британії Ріші Сунак та прем'єр-міністр Нідерландів Марк Рютте працюватимуть над створенням міжнародноїкоаліції винищувачів для України.</text:p>
      <text:p text:style-name="P4">
На цьому вони наголосили під час зустрічі в межах саміту Ради Європи, написаву <text:a xlink:type="simple" xlink:href="https://t.me/ermaka2022/2691" text:style-name="Internet_20_link" text:visited-style-name="Visited_20_Internet_20_Link">
</text:a>
керівник Офісу Президента Андрій Єрмак, передає Укрінформ.</text:p>
      <text:p text:style-name="P4">
"Нам потрібні <text:a xlink:type="simple" xlink:href="https://www.ukrinform.ua/tag-vinisuvac" text:style-name="Internet_20_link" text:visited-style-name="Visited_20_Internet_20_Link">
 </text:a>
 і дякую союзникам зарішення працювати у цьому напрямку, включно з навчанням наших пілотів.Зокрема, готовність навчати підтвердила Бельгія", - підкреслив Єрмак.</text:p>
      <text:p text:style-name="P4">
Прем’єр Великої Британії під час зустрічі також ще раз наголосив на тому, щомісце України - в НАТО.</text:p>
      <text:p text:style-name="P4">
<text:span text:style-name="T4">
Читайте також:</text:span>
 <text:a xlink:type="simple" xlink:href="https://www.ukrinform.ua/rubric-ato/3709814-ukraina-hoce-otrimati-vid-souznikiv-4050-vinisuvaciv-f16-radnik-reznikova.html" text:style-name="Internet_20_link" text:visited-style-name="Visited_20_Internet_20_Link">
 <text:span text:style-name="T4">
винищувач</text:span>
 </text:a>
</text:p>
      <text:p text:style-name="P4">
Лідери Великої Британії та Нідерландів погодилися з важливістю наданнясоюзниками довгострокової безпекової підтримки Україні.</text:p>
      <text:p text:style-name="P4">
Як повідомляв Укрінформ, від початку повномасштабного вторгнення росії вУкраїну В <text:a xlink:type="simple" xlink:href="https://www.ukrinform.ua/rubric-ato/3707970-polsa-peredala-ukraini-vze-14-litakiv-mig29-i-ponad-300-tankiv.html" text:style-name="Internet_20_link" text:visited-style-name="Visited_20_Internet_20_Link">
 </text:a>
 14 винищувачів МіГ-29 і325 танків.</text:p>
      <text:p text:style-name="P4">
Source: <text:a xlink:type="simple" xlink:href="https://www.ukrinform.ua/rubric-ato/3710188-britania-i-niderlandi-spilno-pracuvatimut-nad-stvorennam-koalicii-vinisuvaciv-dla-ukraini.html" text:style-name="Internet_20_link" text:visited-style-name="Visited_20_Internet_20_Link">
https://www.ukrinform.ua/rubric-ato/3710188-britania-i-niderlandi-spilno-pracuvatimut-nad-stvorennam-koalicii-vinisuvaciv-dla-ukraini.html</text:a>
</text:p>
      <!--NEWS-->
      <text:h text:style-name="P10" text:outline-level="1">
<text:span text:style-name="T4">
Держдеп назвав безпідставним затримання ексспівробітника посольства США в росії</text:span>
</text:h>
      <text:p text:style-name="P4">
Authors: Ukrinform (Person)</text:p>
      <text:p text:style-name="P4">
Publisher: Укринформ (Organization)</text:p>
      <text:p text:style-name="P4">
Published Time: 2023-05-16T22:31:00+03:00</text:p>
      <text:p text:style-name="P4">
Modified Time: 2023-05-16T22:31:00+03:00</text:p>
      <text:p text:style-name="P4">
Description: Офіційний Вашингтон засудив затримання російським ФСБ колишнього співробітника дипломатичних представництв США в росії Роберта Шонова, назвавши звинувачення проти нього безпідставними. — Укрінформ.</text:p>
      <text:p text:style-name="P4">
Images: ["<text:a xlink:type="simple" xlink:href="https://static.ukrinform.com/photos/2022_10/thumb_files/630_360_1666031974-150.jpg" text:style-name="Internet_20_link" text:visited-style-name="Visited_20_Internet_20_Link">
630_360_16660...</text:a>
"]</text:p>
      <text:p text:style-name="P4">
Tags: ['Посольство', 'США', 'Держдеп', 'Затримання']</text:p>
      <text:p text:style-name="P4">
Type: Article</text:p>
      <!--METADATA-->
      <text:p text:style-name="P4">
<draw:frame draw:style-name="fr1" draw:name="Image222" text:anchor-type="as-char" svg:width="6.9236in" svg:height="3.956343in" draw:z-index="0">
<draw:image xlink:href="../Images/yкринформ/2023-05-16T22-31-00-03-00/630_360_1666031974-150.jpg" xlink:type="simple" xlink:show="embed" xlink:actuate="onLoad" draw:mime-type="image/jpeg"/>
</draw:frame>
 ОфіційнийВашингтон засудив затримання російським ФСБ колишнього співробітникадипломатичних представництв США в росії Роберта Шонова, назвавши звинуваченняпроти нього безпідставними.</text:p>
      <text:p text:style-name="P4">
Про це заявив у вівторок під час пресбрифінгу в Вашингтоні заступник речникаДерждепартаменту США Ведант Пател, передає власний кореспондент Укрінформу.</text:p>
      <text:p text:style-name="P4">
«Ми рішуче засуджуємо повідомлення про <text:a xlink:type="simple" xlink:href="https://www.ukrinform.ua/tag-arest" text:style-name="Internet_20_link" text:visited-style-name="Visited_20_Internet_20_Link">
 </text:a>
Роберта Шонова, колишнього співробітника місії США в Росії. Ці звинуваченняпроти пана Шонова абсолютно безпідставні», - зауважив представник Держдепу.</text:p>
      <text:p text:style-name="P4">
Він поінформував, що Шонов під час роботи в Генеральному консульстві США уВладивостоку зосереджувався на зв’язках із пресою та громадськістю. Вінпропрацював там понад 25 років.</text:p>
      <text:p text:style-name="P4">
За словами представника Держдепу, Шонов є громадянином Росії. Після того, якРФ змусила американські диппредставництва звільнити весь місцевий персонал,Шонова найняла компанія, яка уклала контракт на надання послуг посольству вМоскві. «І це було зроблено в суворій відповідності до російських законів іправил»,- зазначив Пател.</text:p>
      <text:p text:style-name="P4">
Він також зауважив, що через російське громадянство Шонова, США не маютьможливості ані відвідати, ані поспілкуватися з ним.</text:p>
      <text:p text:style-name="P4">
<text:span text:style-name="T4">
Читайте також:</text:span>
 <text:a xlink:type="simple" xlink:href="https://www.ukrinform.ua/rubric-world/3678113-u-rosii-siloviki-zatrimali-zinku-cerez-finansovu-dopomogu-zsu.html" text:style-name="Internet_20_link" text:visited-style-name="Visited_20_Internet_20_Link">
 </text:a>
</text:p>
      <text:p text:style-name="P4">
Як повідомляв <text:a xlink:type="simple" xlink:href="https://www.ukrinform.ua/rubric-world/3709921-u-rosii-zatrimali-kolisnogo-spivrobitnika-posolstva-ssa.html" text:style-name="Internet_20_link" text:visited-style-name="Visited_20_Internet_20_Link">
 </text:a>
 , ФСБ звинуватилаРоберта Шонова у «співпраці на конфіденційній основі з іноземною державою».Його затримали у Владивостоку, після чого доставили до московського СІЗО«Лефортово». Ще в березні суд санкціонував арешт Шонова, тепер слідчі ФСБподали клопотання у Лефортівський суд Москви про продовження арешту на тримісяці.</text:p>
      <text:p text:style-name="P4">
Російська «Медіазона» вважає, що кримінальне переслідування Шонова може бутипов'язане зі справою петербурзького художника Данила Крінарі, підозрюваного успівпраці з Україною.</text:p>
      <text:p text:style-name="P4">
Source: <text:a xlink:type="simple" xlink:href="https://www.ukrinform.ua/rubric-world/3710185-derzdep-nazvav-bezpidstavnim-zatrimanna-eksspivrobitnika-posolstva-ssa-v-rosii.html" text:style-name="Internet_20_link" text:visited-style-name="Visited_20_Internet_20_Link">
https://www.ukrinform.ua/rubric-world/3710185-derzdep-nazvav-bezpidstavnim-zatrimanna-eksspivrobitnika-posolstva-ssa-v-rosii.html</text:a>
</text:p>
      <!--NEWS-->
      <text:h text:style-name="P10" text:outline-level="1">
<text:span text:style-name="T4">
Зеленський: Разом із партнерами зробимо захист України від терору максимально міцним</text:span>
</text:h>
      <text:p text:style-name="P4">
Authors: Ukrinform (Person)</text:p>
      <text:p text:style-name="P4">
Publisher: Укринформ (Organization)</text:p>
      <text:p text:style-name="P4">
Published Time: 2023-05-16T22:34:00+03:00</text:p>
      <text:p text:style-name="P4">
Modified Time: 2023-05-16T22:34:00+03:00</text:p>
      <text:p text:style-name="P4">
Description: Ми – разом із партнерами України – зробимо захист від терору максимально міцним. — Укрінформ.</text:p>
      <text:p text:style-name="P4">
Images: ["<text:a xlink:type="simple" xlink:href="https://static.ukrinform.com/photos/2023_04/thumb_files/630_360_1682451261-591.jpeg" text:style-name="Internet_20_link" text:visited-style-name="Visited_20_Internet_20_Link">
630_360_16824...</text:a>
"]</text:p>
      <text:p text:style-name="P4">
Tags: ['Зеленський', 'Війна з Росією', '#stoprussia', 'Patriot ', 'ППО']</text:p>
      <text:p text:style-name="P4">
Type: Article</text:p>
      <!--METADATA-->
      <text:p text:style-name="P4">
<draw:frame draw:style-name="fr1" draw:name="Image223" text:anchor-type="as-char" svg:width="6.9236in" svg:height="3.956343in" draw:z-index="0">
<draw:image xlink:href="../Images/yкринформ/2023-05-16T22-34-00-03-00/630_360_1682451261-591.jpeg" xlink:type="simple" xlink:show="embed" xlink:actuate="onLoad" draw:mime-type="image/jpeg"/>
</draw:frame>
 Ми –разом із партнерами України – зробимо захист від терору максимально міцним.</text:p>
      <text:p text:style-name="P4">
Про це заявив у вечірньому <text:a xlink:type="simple" xlink:href="https://www.youtube.com/watch" text:style-name="Internet_20_link" text:visited-style-name="Visited_20_Internet_20_Link">
 </text:a>
Президент Володимир Зеленський, передає Укрінформ.</text:p>
      <text:p text:style-name="P4">
_Відео:<text:a xlink:type="simple" xlink:href="https://t.me/OP_UA/9512" text:style-name="Internet_20_link" text:visited-style-name="Visited_20_Internet_20_Link">
 </text:a>
 _</text:p>
      <text:p text:style-name="P4">
<text:span text:style-name="T4">
<text:span text:style-name="T5">
Бажаю здоровʼя, шановні українці!</text:span>
 </text:span>
</text:p>
      <text:p text:style-name="P4">
Передусім я хочу подякувати всім захисникам і захисницям нашого неба. Дякуювам, герої!</text:p>
      <text:p text:style-name="P4">
Вісімнадцять із вісімнадцяти ракет збито. Тому й працюємо постійно надвізитами, які принесуть іще можливостей, іще систем Patriot, IRIS-T, Crotale,Hawk, NASAMS. Знов і знов дякую і всім нашим партнерам у світі, хто допомігнашій державі з відповідними системами захисту неба!</text:p>
      <text:p text:style-name="P4">
Учора ще ми домовились у Британії з Ріші, паном премʼєр-міністром, щопрацюватимемо над коаліцією винищувачів – тренування, літаки, результати.Учора ж це підтримав пан президент Франції Макрон, а сьогодні підтримав панпремʼєр-міністр Нідерландів Марк Рютте. Хороший початок коаліції! Дякую всім!</text:p>
      <text:p text:style-name="P4">
Проте важливо сказати ще одну річ. Ми маємо памʼятати й те, яких зусиль вартатака зброя для України. Скільки часу, енергії, аргументів, зустрічей,інформаційної роботи дали нам змогу будувати таку систему <text:a xlink:type="simple" xlink:href="https://www.ukrinform.ua/tag-ppo" text:style-name="Internet_20_link" text:visited-style-name="Visited_20_Internet_20_Link">
</text:a>
 . Це колосальна робота… І я дякую кожномуі кожній, хто до неї залучений! На всіх рівнях. День за днем, місяць замісяцем наша команда діяла заради того, щоб у нас був захист неба. Колись мичули, що Patriot – це нібито нереально. А зараз ось вони, Patriot.</text:p>
      <text:p text:style-name="P4">
І це ще не все, що ми забезпечимо для України! Ми – разом із партнерамиУкраїни – зробимо захист від терору максимально міцним.</text:p>
      <text:p text:style-name="P4">
Сьогодні із самого ранку першим питанням після повернення з відрядження провівзасідання Ставки. Були доповіді командувачів оперативних напрямків, головкома,урядовців, які відповідають за забезпечення оборони, розвідки.</text:p>
      <text:p text:style-name="P4">
Дуже важлива доповідь генерала Сирського – щодо ситуації на Бахмутськомунапрямку. Я дякую всім нашим бійцям там, кожному солдату, сержанту, офіцеру,які роблять надлюдські речі на цьому напрямку. Молодці всі!</text:p>
      <text:p text:style-name="P4">
А особливо я хочу відзначити 5-ту окрему штурмову бригаду, десантників«Вісімдесятки» та воїнів 57-ї окремої мотопіхотної бригади. Ваша сміливість,ваша рішучість і ваші успіхи в знищенні ворога – це надзвичайно важливо!Дякую!</text:p>
      <text:p text:style-name="P4">
Таврійський напрямок. «Сімдесятдевʼятка» – славетна 79-та окрема десантно-штурмова бригада, артилеристи 55-ї окремої артилерійської бригади, 74-йокремий розвідувальний батальйон, 116-та окрема бригада територіальноїоборони, 128-ма окрема гірсько-штурмова Закарпатська бригада… Дякую вам!Стійкість і влучність ваша – зразкові.</text:p>
      <text:p text:style-name="P4">
Узяв участь – онлайн – у роботі Саміту Ради Європи, що працює сьогодні вРейкʼявіку. Усі країни вільної Європи, сильні лідери нашої Європи… Подякувавїм за підтримку нашої держави й закликав діяти разом і надалі на 100%, щоб мибули захищені – уся Україна, уся Європа, увесь вільний світ – на 100%. Жоднаракета терористів, жодна гармата терористів і жоден шантаж терористів неповинні загрожувати свободі!</text:p>
      <text:p text:style-name="P4">
Провів кілька нарад сьогодні щодо міжнародних заходів – ми робимо все, щобдати нашим воїнам іще більше можливостей, щоб зробити закінчення цієї війнинашою перемогою ще ближчим.</text:p>
      <text:p text:style-name="P4">
Готуємо ще новини для України!</text:p>
      <text:p text:style-name="P4">
Слава кожному нашому воїну!</text:p>
      <text:p text:style-name="P4">
Слава кожному, хто допомагає!</text:p>
      <text:p text:style-name="P4">
<text:span text:style-name="T4">
<text:span text:style-name="T5">
Слава Україні!</text:span>
 </text:span>
</text:p>
      <text:p text:style-name="P4">
Source: <text:a xlink:type="simple" xlink:href="https://www.ukrinform.ua/rubric-ato/3710191-zelenskij-razom-iz-partnerami-zrobimo-zahist-ukraini-vid-teroru-maksimalno-micnim.html" text:style-name="Internet_20_link" text:visited-style-name="Visited_20_Internet_20_Link">
https://www.ukrinform.ua/rubric-ato/3710191-zelenskij-razom-iz-partnerami-zrobimo-zahist-ukraini-vid-teroru-maksimalno-micnim.html</text:a>
</text:p>
      <!--NEWS-->
      <text:h text:style-name="P10" text:outline-level="1">
<text:span text:style-name="T4">
Шольц: Війна з Росією не завершиться перемогою путінського імперіалізму</text:span>
</text:h>
      <text:p text:style-name="P4">
Authors: Ukrinform (Person)</text:p>
      <text:p text:style-name="P4">
Publisher: Укринформ (Organization)</text:p>
      <text:p text:style-name="P4">
Published Time: 2023-05-16T22:38:00+03:00</text:p>
      <text:p text:style-name="P4">
Modified Time: 2023-05-16T22:38:00+03:00</text:p>
      <text:p text:style-name="P4">
Description: Російська війна проти України на мирного європейського порядку не завершиться путінською перемогою. — Укрінформ.</text:p>
      <text:p text:style-name="P4">
Images: ["<text:a xlink:type="simple" xlink:href="https://static.ukrinform.com/photos/2022_12/thumb_files/630_360_1669912793-372.jpg" text:style-name="Internet_20_link" text:visited-style-name="Visited_20_Internet_20_Link">
630_360_16699...</text:a>
"]</text:p>
      <text:p text:style-name="P4">
Tags: ['Путін', 'Рада Європи', 'Шольц', 'Війна з Росією']</text:p>
      <text:p text:style-name="P4">
Type: Article</text:p>
      <!--METADATA-->
      <text:p text:style-name="P4">
<draw:frame draw:style-name="fr1" draw:name="Image224" text:anchor-type="as-char" svg:width="6.9236in" svg:height="3.956343in" draw:z-index="0">
<draw:image xlink:href="../Images/yкринформ/2023-05-16T22-38-00-03-00/630_360_1669912793-372.jpg" xlink:type="simple" xlink:show="embed" xlink:actuate="onLoad" draw:mime-type="image/jpeg"/>
</draw:frame>
 Російськавійна проти України на мирного європейського порядку не завершиться путінськоюперемогою.</text:p>
      <text:p text:style-name="P4">
Таке переконання висловив канцлер ФРН Олаф Шольц у своїй промові на самітіРади Європи в Рейк’явіку, повідомляє кореспондент Укрінформу.</text:p>
      <text:p text:style-name="P4">
«Одного дня російська <text:a xlink:type="simple" xlink:href="https://www.ukrinform.ua/tag-vijna" text:style-name="Internet_20_link" text:visited-style-name="Visited_20_Internet_20_Link">
 </text:a>
 закінчиться.Ясно одне, що вона не завершиться перемогою путінського імперіалізму. Мипідтримуватимемо Україну до тих пір, поки не буде досягнуто справедливогомиру», - заявив Шольц.</text:p>
      <text:p text:style-name="P4">
Одним з головних уроків, який Європа має винести з російської агресії протиєвропейського мирного порядку, є «необхідність усіма силами підтримуватиУкраїну на її демократичному європейському шляху: в захисті від російськоїагресії, зміцнення правових інституцій, при відбудові», - сказав канцлер.</text:p>
      <text:p text:style-name="P4">
Він зазначив, що РЄ важлива для притягнення окупантів, російських воєннихзлочинців і встановлення механізму стягнення компенсації за неймовірну шкоду,завдану Російською Федерацією, започаткування регістру збитків. Ці питання єодним з центральним завдань нинішнього саміту. Шольц також наголосив на ролі,яку Рада Європа може відіграти, зокрема, експертними висновками Венеціанськоїкомісії, у набутті Україною та іншими країнами, які є кандидатами, в ЄС.</text:p>
      <text:p text:style-name="P4">
Коли була організована Рада Європа в 1949 році, спогади про Другу світовувійну, розв’язану нацистською Німеччиною, були ще свіжими, а народи Європисподівалися, що культ насильства вже позаду, сказав канцлер. За його словами,засновники цього органу прагнули запобігти повторенню такого насильства танесправедливості, забезпечити рівноправність усіх перед правами таобов’язками.</text:p>
      <text:p text:style-name="P4">
<text:span text:style-name="T4">
Читайте також:</text:span>
 <text:a xlink:type="simple" xlink:href="https://www.ukrinform.ua/rubric-polytics/3709154-ukraina-moze-rozrahovuvati-na-pidtrimku-evropi-solc.html" text:style-name="Internet_20_link" text:visited-style-name="Visited_20_Internet_20_Link">
 <text:span text:style-name="T4">
Шольц</text:span>
 </text:a>
</text:p>
      <text:p text:style-name="P4">
Право, демократія, захист прав людини та мирне співіснування пов’язанінерозривно, підкреслив канцлер. Німецький лідер зауважив, що його батьківщиназа часів влади націонал-соціалістів завдала нестерпних страждань Європі тасвітові, але війна стала можливою тому, що перед тим вони спробували знищитидемократію, права людини розпалити ненависть у самій Німеччині.</text:p>
      <text:p text:style-name="P4">
Відразу після цього Шольц перейшов до того, 24 лютого Росія напала на Україну,щоби захопити її територію та пересунути кордони за допомогою сили.</text:p>
      <text:p text:style-name="P4">
«Цілком правильним рішення було виключити Росію з Ради Європи», - підкресливвін, додавши, що також правильно було призупинене членство в РЄ Білорусі черезпідтримку агресії її керівництвом. Водночас, зазначив Шольц, Рада Європа маєнаводити мости та контакти з представниками «іншої Росії та іншої Білорусі», вяких одного дня буде демократія, як би не важко було це сьогодні уявити.</text:p>
      <text:p text:style-name="P4">
Це перший саміт РЄ за 18 років. Його головна тема – України. По відеозв’язкудо учасників завернувся Президент України Володимир Зеленський.</text:p>
      <text:p text:style-name="P4">
Source: <text:a xlink:type="simple" xlink:href="https://www.ukrinform.ua/rubric-polytics/3710186-solc-vijna-z-rosieu-ne-zaversitsa-peremogou-putinskogo-imperializmu.html" text:style-name="Internet_20_link" text:visited-style-name="Visited_20_Internet_20_Link">
https://www.ukrinform.ua/rubric-polytics/3710186-solc-vijna-z-rosieu-ne-zaversitsa-peremogou-putinskogo-imperializmu.html</text:a>
</text:p>
      <!--NEWS-->
      <text:h text:style-name="P10" text:outline-level="1">
<text:span text:style-name="T4">
У боях за Бахмут загинув майстер з охорони природи Карпатського НПП Андрій Томащук</text:span>
</text:h>
      <text:p text:style-name="P4">
Authors: Ukrinform (Person)</text:p>
      <text:p text:style-name="P4">
Publisher: Укринформ (Organization)</text:p>
      <text:p text:style-name="P4">
Published Time: 2023-05-16T22:42:00+03:00</text:p>
      <text:p text:style-name="P4">
Modified Time: 2023-05-16T22:42:00+03:00</text:p>
      <text:p text:style-name="P4">
Description: У боях за Бахмут загинув майстер з охорони природи Говерлянського природоохоронного науково-дослідного відділення Карпатського НПП Андрій Томащук, який служив кулеметником. — Укрінформ.</text:p>
      <text:p text:style-name="P4">
Images: ["<text:a xlink:type="simple" xlink:href="https://static.ukrinform.com/photos/2021_04/thumb_files/630_360_1617451171-445.jpg" text:style-name="Internet_20_link" text:visited-style-name="Visited_20_Internet_20_Link">
630_360_16174...</text:a>
", "<text:a xlink:type="simple" xlink:href="https://static.ukrinform.com/photos/2023_05/1684266031-509.jpg" text:style-name="Internet_20_link" text:visited-style-name="Visited_20_Internet_20_Link">
1684266031-50...</text:a>
"]</text:p>
      <text:p text:style-name="P4">
Tags: ['Бахмут', 'Загибель', 'Війна з Росією']</text:p>
      <text:p text:style-name="P4">
Type: Article</text:p>
      <!--METADATA-->
      <text:p text:style-name="P4">
<draw:frame draw:style-name="fr1" draw:name="Image225" text:anchor-type="as-char" svg:width="6.9236in" svg:height="3.956343in" draw:z-index="0">
<draw:image xlink:href="../Images/yкринформ/2023-05-16T22-42-00-03-00/630_360_1617451171-445.jpg" xlink:type="simple" xlink:show="embed" xlink:actuate="onLoad" draw:mime-type="image/jpeg"/>
</draw:frame>
 У боях заБахмут загинув майстер з охорони природи Говерлянського природоохоронногонауково-дослідного відділення Карпатського НПП Андрій Томащук, який служивкулеметником.</text:p>
      <text:p text:style-name="P4">
Про це у <text:a xlink:type="simple" xlink:href="https://www.facebook.com/CarpathianNNP/posts/pfbid02TdpSW5PJr15vA9RZXDjemV6cVgPf12mnaSNi1jxhSVBE5EcAm2usVWs99iXaTrtYl" text:style-name="Internet_20_link" text:visited-style-name="Visited_20_Internet_20_Link">
</text:a>
повідомляє Карпатський національний природний парк, передає Укрінформ.</text:p>
      <text:p text:style-name="P4">
«У бою з російським окупантом обірвалося життя 32-річного Андрія Томащука,колеги – майстра з охорони природи Говерлянського природоохоронного науково-дослідного відділення. Андрій служив кулеметником і <text:a xlink:type="simple" xlink:href="https://www.ukrinform.ua/tag-zagibel" text:style-name="Internet_20_link" text:visited-style-name="Visited_20_Internet_20_Link">
</text:a>
 у героїчній фортеці Бахмут, до кінцявиконуючи свій професійний та моральний обов’язок», - повідомляє КарпатськийНПП.</text:p>
      <text:p text:style-name="P4">
<draw:frame draw:style-name="fr1" draw:name="Image226" text:anchor-type="as-char" svg:width="6.9236in" svg:height="9.697782in" draw:z-index="0">
<draw:image xlink:href="../Images/yкринформ/2023-05-16T22-42-00-03-00/1684266031-509.jpg" xlink:type="simple" xlink:show="embed" xlink:actuate="onLoad" draw:mime-type="image/jpeg"/>
</draw:frame>
</text:p>
      <text:p text:style-name="P4">
За їхньою інформацією, Томащук разом з друзями першими стали на захист рідноїкраїни з початком повномасштабного вторгнення.</text:p>
      <text:p text:style-name="P4">
Колектив Карпатського НПП висловлює щирі співчуття батькам, дружині, рідним іблизьким Героя.</text:p>
      <text:p text:style-name="P4">
Source: <text:a xlink:type="simple" xlink:href="https://www.ukrinform.ua/rubric-ato/3710187-u-boah-za-bahmut-zaginuv-majster-z-ohoroni-prirodi-karpatskogo-npp-andrij-tomasuk.html" text:style-name="Internet_20_link" text:visited-style-name="Visited_20_Internet_20_Link">
https://www.ukrinform.ua/rubric-ato/3710187-u-boah-za-bahmut-zaginuv-majster-z-ohoroni-prirodi-karpatskogo-npp-andrij-tomasuk.html</text:a>
</text:p>
      <!--NEWS-->
      <text:h text:style-name="P10" text:outline-level="1">
<text:span text:style-name="T4">
Зеленський на саміті Ради Європи закликав діяти на 100% сил</text:span>
</text:h>
      <text:p text:style-name="P4">
Authors: Ukrinform (Person)</text:p>
      <text:p text:style-name="P4">
Publisher: Укринформ (Organization)</text:p>
      <text:p text:style-name="P4">
Published Time: 2023-05-16T22:49:00+03:00</text:p>
      <text:p text:style-name="P4">
Modified Time: 2023-05-16T22:49:00+03:00</text:p>
      <text:p text:style-name="P4">
Description: Президент України закликав діяти на 100% сил у питанні захисту України, Європи та європейського способу життя. — Укрінформ.</text:p>
      <text:p text:style-name="P4">
Images: ["<text:a xlink:type="simple" xlink:href="https://static.ukrinform.com/photos/2023_04/thumb_files/630_360_1682063024-559.jpeg" text:style-name="Internet_20_link" text:visited-style-name="Visited_20_Internet_20_Link">
630_360_16820...</text:a>
"]</text:p>
      <text:p text:style-name="P4">
Tags: ['Саміт', 'Рада Європи', 'Зеленський', 'Війна з Росією']</text:p>
      <text:p text:style-name="P4">
Type: Article</text:p>
      <!--METADATA-->
      <text:p text:style-name="P4">
<draw:frame draw:style-name="fr1" draw:name="Image227" text:anchor-type="as-char" svg:width="6.9236in" svg:height="3.956343in" draw:z-index="0">
<draw:image xlink:href="../Images/yкринформ/2023-05-16T22-49-00-03-00/630_360_1682063024-559.jpeg" xlink:type="simple" xlink:show="embed" xlink:actuate="onLoad" draw:mime-type="image/jpeg"/>
</draw:frame>
 ПрезидентУкраїни закликав діяти на 100% сил у питанні захисту України, Європи таєвропейського способу життя.</text:p>
      <text:p text:style-name="P4">
Як передає кореспондент Укрінформу, про Глава Української держави заявив уході відеовключення на відкритті саміту Ради Європи у Рейк'явіку.</text:p>
      <text:p text:style-name="P4">
"Сьогодні о третій годині ночі наші люди прокинулися від вибухів – у нашомунебі було 18 російських ракет різного типу, зокрема, балістичних, якими такхвалиться терористична держава. Вважалося, що такі ракети мали б принестигарантовану смерть, тому що їх нібито неможливо збити. <text:a xlink:type="simple" xlink:href="https://www.ukrinform.ua/tag-rosia" text:style-name="Internet_20_link" text:visited-style-name="Visited_20_Internet_20_Link">
</text:a>
 використовувала одночасно балістичні такрилаті ракети, а також дрони, щоб особливо ускладнити нашій протиповітрянійобороні порятунок життів. Але всі життя були захищені. Всі ракети були збиті,в тому числі балістичні. 100 відсотків. Це – історичний результат", - заявивукраїнський лідер на початку свого виступу.</text:p>
      <text:p text:style-name="P4">
<text:span text:style-name="T5">
Відео: ОП</text:span>
</text:p>
      <text:p text:style-name="P4">
За його словами, у той час, як Росія наполегливо намагається "покращити своїспроможності вбивати", Україна, за підтримки партнерів, "наполегливо працюєнад тим, щоб покращити захист наших людей". "І я дякую усім країнам і лідерам,які допомагають нам покращити нашу протиповітряну оборону. Разом ми показуємо,що означає наші 100%, і що означає сила вільного світу", - зазначивЗеленський.</text:p>
      <text:p text:style-name="P4">
Він нагадав, що ще рік тому Україна не була спроможною збивати більшість ракетросійських терористів, передусім балістичних. "І зараз я запитую себе: якщо мибули здатні зробити це, то чи є щось, чого ми не зможемо зробити, коли миоб'єднані і сповнені рішучості захищати життя? Відповідь полягає в тому, щоколи ми об’єднані, то ми зробимо все на 100% в будь-якій сфері, якщо у нас ємета захистити наших людей і нашу Європу", - наголосив глава Українськоїдержави.</text:p>
      <text:p text:style-name="P4">
Поруч з цим, він вказав на те, що потрібно ще багато чого зробити, щоб такірезультати роботи української ППО були на всій території країни.</text:p>
      <text:p text:style-name="P4">
"Територія України велика, і зробити так, щоб результати протиповітряноїоборони, як сьогодні вночі, стали правилом по всій країні, нам потрібнідодаткові системи протиповітряної оборони та ракети. Нам також потрібнісучасні винищувачі, без яких жодна система протиповітряної оборони не будеідеальною", - заявив президент України.</text:p>
      <text:p text:style-name="P4">
<text:span text:style-name="T4">
Читайте також:</text:span>
 <text:a xlink:type="simple" xlink:href="https://www.ukrinform.ua/rubric-ato/3709626-zelenskij-povertaemosa-dodomu-z-novimi-oboronnimi-paketami-ukraina-stae-silnisou.html" text:style-name="Internet_20_link" text:visited-style-name="Visited_20_Internet_20_Link">
 <text:span text:style-name="T4">
Зеленський</text:span>
 </text:a>
</text:p>
      <text:p text:style-name="P4">
Він висловив переконання, що цю ціль буде спільно досягнуто.</text:p>
      <text:p text:style-name="P4">
"100% має бути нашим орієнтиром, ми повинні залишити агресорові 0%. 100%успіху оборонних операцій гарантує зброя та підготовка наших воїнів. І я дякуювсім, хто зміцнює нашу оборону. 100% успіху санкцій гарантує чесність в кожнійдержаві… 100% успіху нашої Формули миру гарантує дипломатія, і я дякую усім,хто допомагає нам об'єднати світ для реалізації Формули миру - єдиногореалістичного мирного плану. І, звичайно ж, 100% правосуддя. Бо без правосуддяне буде стійкого миру", - наголосив Зеленський.</text:p>
      <text:p text:style-name="P4">
На цьому тлі він подякував Раді Європи та лідерам країн-членів за рішення щодостворення Міжнародного реєстру збитків, завданих російською агресією. "Церобить ближчим створення всеохоплюючого механізму компенсації, і це покажесвіту, що про агресію навіть не треба думати", - додав Президент.</text:p>
      <text:p text:style-name="P4">
<text:span text:style-name="T4">
Читайте також:</text:span>
 <text:a xlink:type="simple" xlink:href="https://www.ukrinform.ua/rubric-world/3710151-samit-radi-evropi-zoseredit-uvagu-na-vidpovidalnosti-rosii-za-zlocin-agresii-fon-der-laen.html" text:style-name="Internet_20_link" text:visited-style-name="Visited_20_Internet_20_Link">
 </text:a>
</text:p>
      <text:p text:style-name="P4">
Також він висловив впевненість, що буде досягнуто і 100-відсотковий результату питанні створення Спеціального трибуналу щодо злочину агресії проти України.</text:p>
      <text:p text:style-name="P4">
"Європа чекала таких часів, коли лідери будуть єдині на 100% і матимуть 100%результат заради захисту Європи та наших спільних цінностей. І, нарешті, цете, чого ми зараз досягаємо.. Ми – європейці, а тому ми діємо на всі 100%наших сил, коли йдеться про захист нашого способу життя. Нехай це назавждибуде правилами нашого контенту", - підсумував глава Української держави.</text:p>
      <text:p text:style-name="P4">
Як повідомляв Укрінформ, у столиці Ісландії у вівторок розпочинаєтьсядводенний саміт глав держав і урядів 46 країн-членів Ради Європи. Одним зосновних питань порядку денного саміту буде створення <text:a xlink:type="simple" xlink:href="https://www.ukrinform.ua/rubric-vidbudova/3706858-na-samiti-v-rejkaviku-pidpisut-dogovir-akij-mae-zapustiti-miznarodnij-reestr-zbitkiv-minust.html" text:style-name="Internet_20_link" text:visited-style-name="Visited_20_Internet_20_Link">
</text:a>
 ,завданих агресією росії проти України.</text:p>
      <text:p text:style-name="P4">
<text:span text:style-name="T5">
Фото: ОП</text:span>
</text:p>
      <text:p text:style-name="P4">
Source: <text:a xlink:type="simple" xlink:href="https://www.ukrinform.ua/rubric-polytics/3710190-zelenskij-na-samiti-radi-evropi-zaklikav-diati-na-100-sil.html" text:style-name="Internet_20_link" text:visited-style-name="Visited_20_Internet_20_Link">
https://www.ukrinform.ua/rubric-polytics/3710190-zelenskij-na-samiti-radi-evropi-zaklikav-diati-na-100-sil.html</text:a>
</text:p>
      <!--NEWS-->
      <text:h text:style-name="P10" text:outline-level="1">
<text:span text:style-name="T4">
Білий дім прокоментував пропозиції президента ПАР щодо припинення війни в Україні</text:span>
</text:h>
      <text:p text:style-name="P4">
Authors: Ukrinform (Person)</text:p>
      <text:p text:style-name="P4">
Publisher: Укринформ (Organization)</text:p>
      <text:p text:style-name="P4">
Published Time: 2023-05-16T22:54:00+03:00</text:p>
      <text:p text:style-name="P4">
Modified Time: 2023-05-16T22:54:00+03:00</text:p>
      <text:p text:style-name="P4">
Description: Сполучені Штати не заперечують будь-яким мирним пропозиціям з боку третіх країн щодо припинення війни РФ проти України, однак це має бути повністю узгоджено з українською стороною та ґрунтуватися на Статуті ООН. — Укрінформ.</text:p>
      <text:p text:style-name="P4">
Images: ["<text:a xlink:type="simple" xlink:href="https://static.ukrinform.com/photos/2016_05/thumb_files/630_360_1462312039-1410-dzon-kirbi.jpg" text:style-name="Internet_20_link" text:visited-style-name="Visited_20_Internet_20_Link">
630_360_14623...</text:a>
"]</text:p>
      <text:p text:style-name="P4">
Tags: ['ПАР', 'Україна', 'Білий дім', 'Війна з Росією']</text:p>
      <text:p text:style-name="P4">
Type: Article</text:p>
      <!--METADATA-->
      <text:p text:style-name="P4">
<draw:frame draw:style-name="fr1" draw:name="Image228" text:anchor-type="as-char" svg:width="6.9236in" svg:height="3.956343in" draw:z-index="0">
<draw:image xlink:href="../Images/yкринформ/2023-05-16T22-54-00-03-00/630_360_1462312039-1410-dzon-kirbi.jpg" xlink:type="simple" xlink:show="embed" xlink:actuate="onLoad" draw:mime-type="image/jpeg"/>
</draw:frame>
 Сполучені Штати не заперечують будь-яким мирним пропозиціям з бокутретіх країн щодо припинення війни РФ проти України, однак це має бутиповністю узгоджено з українською стороною та ґрунтуватися на Статуті ООН.</text:p>
      <text:p text:style-name="P4">
Так прокоментував пропозицію президента ПАР, оприлюднену в вівторок,координатор Ради нацбезпеки Білого дому Джон Кірбі, передає власнийкореспондент Укрінформу.</text:p>
      <text:p text:style-name="P4">
«Ми підтримаємо будь-яку мирну пропозицію (щодо завершення <text:a xlink:type="simple" xlink:href="https://www.ukrinform.ua/tag-vijna" text:style-name="Internet_20_link" text:visited-style-name="Visited_20_Internet_20_Link">
</text:a>
 РФ в Україні – ред.) третьої сторони,якщо її можна вважати надійною, здійсненною та стійкою. І щоби ці три речімали місце, це все має підтримати президент Зеленський і український народ»,-зауважив представник Білого дому.</text:p>
      <text:p text:style-name="P4">
Водночас, він наголосив на необхідності дотримуватися принципу «Нічого проУкраїну без України». Крім того, за його словами, такі пропозиції маютьзасновуватися на Статуті ООН, «який є основоположним елементом», а також напідтримці з боку президента Зеленського та його пропозицій із 10 пунктів.</text:p>
      <text:p text:style-name="P4">
<text:span text:style-name="T4">
Читайте також:</text:span>
 <text:a xlink:type="simple" xlink:href="https://www.ukrinform.ua/rubric-polytics/3705301-mirnij-plan-zelenskogo-ta-proekt-rezolucii-kongresu-ssa-okresluut-peremogu-ukraini-ekspert.html" text:style-name="Internet_20_link" text:visited-style-name="Visited_20_Internet_20_Link">
 <text:span text:style-name="T4">
Мирний</text:span>
 <text:span text:style-name="T4">
план</text:span>
 </text:a>
</text:p>
      <text:p text:style-name="P4">
Як повідомляв <text:a xlink:type="simple" xlink:href="https://www.ukrinform.ua/rubric-polytics/3710014-prezident-par-anonsuvav-mirotvorcu-misiu-sob-pripiniti-vijnu-rf-z-ukrainou.html" text:style-name="Internet_20_link" text:visited-style-name="Visited_20_Internet_20_Link">
 </text:a>
 ,президент Південно-Африканської Республіки (ПАР) Сиріл Рамафоса у вівторокзаявив, що африканські країни запропонують мирну ініціативу для завершеннявійни Росії проти України. Делегація глав африканських держав планує відвідатиМоскву та Київ з метою презентації плану, повідомив Рамафоса.</text:p>
      <text:p text:style-name="P4">
Source: <text:a xlink:type="simple" xlink:href="https://www.ukrinform.ua/rubric-polytics/3710192-bilij-dim-prokomentuvav-propozicii-prezidenta-par-sodo-pripinenna-vijni-v-ukraini.html" text:style-name="Internet_20_link" text:visited-style-name="Visited_20_Internet_20_Link">
https://www.ukrinform.ua/rubric-polytics/3710192-bilij-dim-prokomentuvav-propozicii-prezidenta-par-sodo-pripinenna-vijni-v-ukraini.html</text:a>
</text:p>
      <!--NEWS-->
      <text:h text:style-name="P10" text:outline-level="1">
<text:span text:style-name="T4">
Україна домовилася з партнерами про подальші кроки щодо механізму компенсацій за руйнування</text:span>
</text:h>
      <text:p text:style-name="P4">
Authors: Ukrinform (Person)</text:p>
      <text:p text:style-name="P4">
Publisher: Укринформ (Organization)</text:p>
      <text:p text:style-name="P4">
Published Time: 2023-05-16T22:56:00+03:00</text:p>
      <text:p text:style-name="P4">
Modified Time: 2023-05-16T22:56:00+03:00</text:p>
      <text:p text:style-name="P4">
Description: Україна домовилася з партнерами про реальні кроки у напрямку створення механізму компенсації за руйнування, які росія вчинила в Україні. — Укрінформ.</text:p>
      <text:p text:style-name="P4">
Images: ["<text:a xlink:type="simple" xlink:href="https://static.ukrinform.com/photos/2023_05/thumb_files/630_360_1684267633-181.jpg" text:style-name="Internet_20_link" text:visited-style-name="Visited_20_Internet_20_Link">
630_360_16842...</text:a>
"]</text:p>
      <text:p text:style-name="P4">
Tags: ['Саміт', 'Воєнні злочини', 'Рада Європи', 'Шмигаль', 'Війна з Росією', '#stoprussia']</text:p>
      <text:p text:style-name="P4">
Type: Article</text:p>
      <!--METADATA-->
      <text:p text:style-name="P4">
<draw:frame draw:style-name="fr1" draw:name="Image229" text:anchor-type="as-char" svg:width="6.9236in" svg:height="3.956343in" draw:z-index="0">
<draw:image xlink:href="../Images/yкринформ/2023-05-16T22-56-00-03-00/630_360_1684267633-181.jpg" xlink:type="simple" xlink:show="embed" xlink:actuate="onLoad" draw:mime-type="image/jpeg"/>
</draw:frame>
 Українадомовилася з партнерами про реальні кроки у напрямку створення механізмукомпенсації за руйнування, які росія вчинила в Україні.</text:p>
      <text:p text:style-name="P4">
Про це написав у <text:a xlink:type="simple" xlink:href="https://t.me/Denys_Smyhal/5225" text:style-name="Internet_20_link" text:visited-style-name="Visited_20_Internet_20_Link">
</text:a>
 Прем'єр-міністр Денис Шмигаль, який разом з урядовоюделегацією берее участь у Саміті Ради Європи, що розпочався у вівторок уРейк'явіку, передає Укрінформ.</text:p>
      <text:p text:style-name="P4">
_<text:span text:style-name="T4">
Відео</text:span>
 : <text:a xlink:type="simple" xlink:href="https://t.me/Denys_Smyhal/5225" text:style-name="Internet_20_link" text:visited-style-name="Visited_20_Internet_20_Link">
</text:a>
 _</text:p>
      <text:p text:style-name="P4">
"Важливе питання на саміті Ради Європи - покарання російських злочинів вУкраїні. Домовились із партнерами про реальні кроки у напрямку створеннямеханізму компенсації за руйнування, які росія вчинила в Україні", -підкреслив <text:a xlink:type="simple" xlink:href="https://www.ukrinform.ua/tag-smigal" text:style-name="Internet_20_link" text:visited-style-name="Visited_20_Internet_20_Link">
 </text:a>
 .</text:p>
      <text:p text:style-name="P4">
<text:span text:style-name="T4">
Читайте також:</text:span>
 <text:a xlink:type="simple" xlink:href="https://www.ukrinform.ua/rubric-polytics/3710190-zelenskij-na-samiti-radi-evropi-zaklikav-diati-na-100-sil.html" text:style-name="Internet_20_link" text:visited-style-name="Visited_20_Internet_20_Link">
 <text:span text:style-name="T4">
Ради</text:span>
 <text:span text:style-name="T4">
Європи</text:span>
 </text:a>
</text:p>
      <text:p text:style-name="P4">
Як повідомляв Укрінформ, Велика Британія <text:a xlink:type="simple" xlink:href="https://www.ukrinform.ua/rubric-world/3710081-britania-priednaetsa-do-ugodi-pro-reestr-zbitkiv-vid-agresii-rf-na-samiti-u-rejkaviku.html" text:style-name="Internet_20_link" text:visited-style-name="Visited_20_Internet_20_Link">
 </text:a>
 про створення Міжнародного реєстру збитків,завданих агресією Росії проти України, на саміті Ради Європи у Рейк'явіку16-17 травня.</text:p>
      <text:p text:style-name="P4">
Source: <text:a xlink:type="simple" xlink:href="https://www.ukrinform.ua/rubric-polytics/3710197-ukraina-domovilasa-z-partnerami-pro-podalsi-kroki-sodo-mehanizmu-kompensacij-za-rujnuvanna.html" text:style-name="Internet_20_link" text:visited-style-name="Visited_20_Internet_20_Link">
https://www.ukrinform.ua/rubric-polytics/3710197-ukraina-domovilasa-z-partnerami-pro-podalsi-kroki-sodo-mehanizmu-kompensacij-za-rujnuvanna.html</text:a>
</text:p>
      <!--NEWS-->
      <text:h text:style-name="P10" text:outline-level="1">
<text:span text:style-name="T4">
Президент відзначив бійців на Бахмутському і Таврійському напрямках</text:span>
</text:h>
      <text:p text:style-name="P4">
Authors: Ukrinform (Person)</text:p>
      <text:p text:style-name="P4">
Publisher: Укринформ (Organization)</text:p>
      <text:p text:style-name="P4">
Published Time: 2023-05-16T23:02:00+03:00</text:p>
      <text:p text:style-name="P4">
Modified Time: 2023-05-16T23:02:00+03:00</text:p>
      <text:p text:style-name="P4">
Description: Президент Володимир Зеленський відзначив бійців на Бахмутському і Таврійському напрямках. — Укрінформ.</text:p>
      <text:p text:style-name="P4">
Images: ["<text:a xlink:type="simple" xlink:href="https://static.ukrinform.com/photos/2023_03/thumb_files/630_360_1679682020-565.jpeg" text:style-name="Internet_20_link" text:visited-style-name="Visited_20_Internet_20_Link">
630_360_16796...</text:a>
"]</text:p>
      <text:p text:style-name="P4">
Tags: ['Бахмут', 'Військові', 'Зеленський', 'Війна з Росією']</text:p>
      <text:p text:style-name="P4">
Type: Article</text:p>
      <!--METADATA-->
      <text:p text:style-name="P4">
<draw:frame draw:style-name="fr1" draw:name="Image230" text:anchor-type="as-char" svg:width="6.9236in" svg:height="3.956343in" draw:z-index="0">
<draw:image xlink:href="../Images/yкринформ/2023-05-16T23-02-00-03-00/630_360_1679682020-565.jpeg" xlink:type="simple" xlink:show="embed" xlink:actuate="onLoad" draw:mime-type="image/jpeg"/>
</draw:frame>
 ПрезидентВолодимир Зеленський відзначив бійців на Бахмутському і Таврійськомунапрямках.</text:p>
      <text:p text:style-name="P4">
Як передає Укрінформ, про це він сказав у своєму вечірньому <text:a xlink:type="simple" xlink:href="https://t.me/V_Zelenskiy_official/6247" text:style-name="Internet_20_link" text:visited-style-name="Visited_20_Internet_20_Link">
</text:a>
 .</text:p>
      <text:p text:style-name="P4">
Зокрема, Зеленський повідомив, що сьогодні провів засідання Ставки, на якомупрозвучали доповіді командувачів оперативних напрямків, головкома, урядовців,які відповідають за забезпечення оборони, розвідки.</text:p>
      <text:p text:style-name="P4">
_Відео:<text:a xlink:type="simple" xlink:href="https://t.me/V_Zelenskiy_official/6247" text:style-name="Internet_20_link" text:visited-style-name="Visited_20_Internet_20_Link">
 </text:a>
 _</text:p>
      <text:p text:style-name="P4">
“Дуже важлива доповідь генерала Сирського – щодо ситуації на Бахмутськомунапрямку. Я дякую всім нашим <text:a xlink:type="simple" xlink:href="https://www.ukrinform.ua/tag-vijskovi" text:style-name="Internet_20_link" text:visited-style-name="Visited_20_Internet_20_Link">
 </text:a>
 там,кожному солдату, сержанту, офіцеру, які роблять надлюдські речі на цьомунапрямку. Молодці. Молодці всі!”, - підкреслив Президент.</text:p>
      <text:p text:style-name="P4">
Він відзначив 5-ту окрему штурмову бригаду, десантників «Вісімдесятки» тавоїнів 57-ї окремої мотопіхотної бригади.</text:p>
      <text:p text:style-name="P4">
“Ваша сміливість, ваша рішучість та ваші успіхи в знищенні ворога – ценадзвичайно важливо! Дякую!”, - зазначив Зеленський.</text:p>
      <text:p text:style-name="P4">
Також Президент згадав про бійців на Таврійсьому напрямку.</text:p>
      <text:p text:style-name="P4">
“ «Сімдесятдевʼятка» – славетна 79-та окрема десантно-штурмова бригада,артилеристи 55-ї окремої артилерійської бригади, 74-й окремий розвідувальнийбатальйон, 116-та окрема бригада територіальної оборони, 128-ма окремагірсько-штурмова Закарпатська бригада… Дякую вам! Стійкість і влучність ваша –зразкові”, - сказав глава Української держави.</text:p>
      <text:p text:style-name="P4">
<text:span text:style-name="T4">
Читайте також:</text:span>
 <text:a xlink:type="simple" xlink:href="https://www.ukrinform.ua/rubric-polytics/3710190-zelenskij-na-samiti-radi-evropi-zaklikav-diati-na-100-sil.html" text:style-name="Internet_20_link" text:visited-style-name="Visited_20_Internet_20_Link">
 <text:span text:style-name="T4">
Зеленський</text:span>
 </text:a>
</text:p>
      <text:p text:style-name="P4">
Як повідомлялося, Президент Володимир Зеленський повернувся до Києва і одразу<text:a xlink:type="simple" xlink:href="https://www.ukrinform.ua/rubric-ato/3709897-zelenskij-proviv-stavku-skoriguvali-grafik-postavok-ozbroenna.html" text:style-name="Internet_20_link" text:visited-style-name="Visited_20_Internet_20_Link">
 </text:a>
 , учасники якого скоригувалиграфік постачання озброєння та боєприпасів.</text:p>
      <text:p text:style-name="P4">
<text:span text:style-name="T5">
Фото: ОП</text:span>
</text:p>
      <text:p text:style-name="P4">
Source: <text:a xlink:type="simple" xlink:href="https://www.ukrinform.ua/rubric-ato/3710194-prezident-vidznaciv-bijciv-na-bahmutskomu-i-tavrijskomu-napramkah.html" text:style-name="Internet_20_link" text:visited-style-name="Visited_20_Internet_20_Link">
https://www.ukrinform.ua/rubric-ato/3710194-prezident-vidznaciv-bijciv-na-bahmutskomu-i-tavrijskomu-napramkah.html</text:a>
</text:p>
      <!--NEWS-->
      <text:h text:style-name="P10" text:outline-level="1">
<text:span text:style-name="T4">
Зеленський анонсував міжнародні заходи для надання ЗСУ нових можливостей у війні з росією</text:span>
</text:h>
      <text:p text:style-name="P4">
Authors: Ukrinform (Person)</text:p>
      <text:p text:style-name="P4">
Publisher: Укринформ (Organization)</text:p>
      <text:p text:style-name="P4">
Published Time: 2023-05-16T23:05:00+03:00</text:p>
      <text:p text:style-name="P4">
Modified Time: 2023-05-16T23:05:00+03:00</text:p>
      <text:p text:style-name="P4">
Description: Президент Володимир Зеленський провів у вівторок кілька нарад щодо міжнародних заходів, аби дати українським воїнам ще більше можливостей, щоб зробити закінчення цієї війни нашою перемогою ще ближчим. — Укрінформ.</text:p>
      <text:p text:style-name="P4">
Images: ["<text:a xlink:type="simple" xlink:href="https://static.ukrinform.com/photos/2023_03/thumb_files/630_360_1679682020-565.jpeg" text:style-name="Internet_20_link" text:visited-style-name="Visited_20_Internet_20_Link">
630_360_16796...</text:a>
"]</text:p>
      <text:p text:style-name="P4">
Tags: ['ЗСУ', 'Зеленський', 'Війна з Росією', '#stoprussia']</text:p>
      <text:p text:style-name="P4">
Type: Article</text:p>
      <!--METADATA-->
      <text:p text:style-name="P4">
<draw:frame draw:style-name="fr1" draw:name="Image231" text:anchor-type="as-char" svg:width="6.9236in" svg:height="3.956343in" draw:z-index="0">
<draw:image xlink:href="../Images/yкринформ/2023-05-16T23-05-00-03-00/630_360_1679682020-565.jpeg" xlink:type="simple" xlink:show="embed" xlink:actuate="onLoad" draw:mime-type="image/jpeg"/>
</draw:frame>
 ПрезидентВолодимир Зеленський провів у вівторок кілька нарад щодо міжнародних заходів,аби дати українським воїнам ще більше можливостей, щоб зробити закінчення цієївійни нашою перемогою ще ближчим.</text:p>
      <text:p text:style-name="P4">
Про це Глава держави заявив у <text:a xlink:type="simple" xlink:href="https://www.youtube.com/watch" text:style-name="Internet_20_link" text:visited-style-name="Visited_20_Internet_20_Link">
 </text:a>
передає Укрінформ.</text:p>
      <text:p text:style-name="P4">
_<text:span text:style-name="T4">
Відео</text:span>
 : <text:a xlink:type="simple" xlink:href="https://t.me/OP_UA/9512" text:style-name="Internet_20_link" text:visited-style-name="Visited_20_Internet_20_Link">
 </text:a>
 _</text:p>
      <text:p text:style-name="P4">
“Провів кілька нарад сьогодні щодо міжнародних заходів – ми робимо все, щобдати нашим воїнам іще більше можливостей, щоб зробити закінчення цієї війнинашою перемогою ще ближчим. Готуємо ще новини для України!”, - сказавЗеленський.</text:p>
      <text:p text:style-name="P4">
Також він повідомив, що взяв участь онлайн у роботі Саміту Ради Європи, щопрацює сьогодні в Рейкʼявіку.</text:p>
      <text:p text:style-name="P4">
<text:span text:style-name="T4">
Читайте також:</text:span>
 <text:a xlink:type="simple" xlink:href="https://www.ukrinform.ua/rubric-ato/3709897-zelenskij-proviv-stavku-skoriguvali-grafik-postavok-ozbroenna.html" text:style-name="Internet_20_link" text:visited-style-name="Visited_20_Internet_20_Link">
 <text:span text:style-name="T4">
Зеленський</text:span>
 </text:a>
</text:p>
      <text:p text:style-name="P4">
“Усі країни вільної Європи, сильні лідери нашої Європи… Подякував їм запідтримку нашої держави й закликав діяти разом і надалі на 100%, щоб ми булизахищені – уся Україна, уся Європа, увесь вільний світ – на 100%. Жодна ракетатерористів, жодна гармата терористів і жоден шантаж терористів не повиннізагрожувати свободі!”, - наголосив Президент.</text:p>
      <text:p text:style-name="P4">
Як повідомляв Укрінформ, у столиці Ісландії у вівторок розпочинаєтьсядводенний саміт глав держав і урядів 46 країн-членів Ради Європи. Одним зосновних питань порядку денного саміту буде створення Міжнародного реєструзбитків, завданих агресією росії проти України.</text:p>
      <text:p text:style-name="P4">
<text:span text:style-name="T5">
Фото: Офіс Президента</text:span>
</text:p>
      <text:p text:style-name="P4">
Source: <text:a xlink:type="simple" xlink:href="https://www.ukrinform.ua/rubric-ato/3710209-prezident-anonsuvav-miznarodni-zahodi-dla-nadanna-zsu-novih-mozlivostej-u-vijni-z-rosieu.html" text:style-name="Internet_20_link" text:visited-style-name="Visited_20_Internet_20_Link">
https://www.ukrinform.ua/rubric-ato/3710209-prezident-anonsuvav-miznarodni-zahodi-dla-nadanna-zsu-novih-mozlivostej-u-vijni-z-rosieu.html</text:a>
</text:p>
      <!--NEWS-->
      <text:h text:style-name="P10" text:outline-level="1">
<text:span text:style-name="T4">
Кількість російських військових на ЗАЕС зросла до 2,5 тисячі – Енергоатом</text:span>
</text:h>
      <text:p text:style-name="P4">
Authors: Ukrinform (Person)</text:p>
      <text:p text:style-name="P4">
Publisher: Укринформ (Organization)</text:p>
      <text:p text:style-name="P4">
Published Time: 2023-05-16T23:10:00+03:00</text:p>
      <text:p text:style-name="P4">
Modified Time: 2023-05-16T23:10:00+03:00</text:p>
      <text:p text:style-name="P4">
Description: Російські загарбники повернулися після так званої “евакуації” до міста Енергодар Запорізької області, на атомній електростанції військовослужбовців-загарбників налічується більше 2 тис. 500 осіб. — Укрінформ.</text:p>
      <text:p text:style-name="P4">
Images: ["<text:a xlink:type="simple" xlink:href="https://static.ukrinform.com/photos/2022_08/thumb_files/630_360_1659601205-271.jpg" text:style-name="Internet_20_link" text:visited-style-name="Visited_20_Internet_20_Link">
630_360_16596...</text:a>
"]</text:p>
      <text:p text:style-name="P4">
Tags: ['Окупація', 'Російські військові', 'Запорізька АЕС', 'Війна з Росією']</text:p>
      <text:p text:style-name="P4">
Type: Article</text:p>
      <!--METADATA-->
      <text:p text:style-name="P4">
<draw:frame draw:style-name="fr1" draw:name="Image232" text:anchor-type="as-char" svg:width="6.9236in" svg:height="3.956343in" draw:z-index="0">
<draw:image xlink:href="../Images/yкринформ/2023-05-16T23-10-00-03-00/630_360_1659601205-271.jpg" xlink:type="simple" xlink:show="embed" xlink:actuate="onLoad" draw:mime-type="image/jpeg"/>
</draw:frame>
 Російськізагарбники повернулися після так званої “евакуації” до міста ЕнергодарЗапорізької області, на атомній електростанції військовослужбовців-загарбниківналічується більше 2 тис. 500 осіб.</text:p>
      <text:p text:style-name="P4">
Як передає Укрінформ, про це повідомляє НАЕК “Енергоатом” у <text:a xlink:type="simple" xlink:href="https://t.me/energoatom_ua/13100" text:style-name="Internet_20_link" text:visited-style-name="Visited_20_Internet_20_Link">
</text:a>
 .</text:p>
      <text:p text:style-name="P4">
“15-денна "евакуація" в Енергодарі завершилася: рашисти повернулись у місто.Після так званих відпусток, під час яких з Енергодару в бік Азовського морявивозилися не лише представники окупаційної “влади”, але й документація ітехніка, “асвабадітєлі” знову припхалися до міста-супутника Запорізької <text:a xlink:type="simple" xlink:href="https://www.ukrinform.ua/tag-aes" text:style-name="Internet_20_link" text:visited-style-name="Visited_20_Internet_20_Link">
</text:a>
 ”, - ідеться в повідомленні.</text:p>
      <text:p text:style-name="P4">
Повернулися до міста й відновили свою “роботу” ключові служби загарбницького“ладу”. Знову функціонують російські відділення банків та так звана місцева“адміністрація”. Не працюють лише автозаправні станції, на яких просто немаєпального. Але навіть за його наявності виїхати з міста практично неможливо.</text:p>
      <text:p text:style-name="P4">
На захопленій росіянами Запорізькій АЕС суттєво зросла кількість озброєнихзагарбників. Зараз тут налічується понад 2500 військових рф, і їх уже навітьбільше, ніж станційного персоналу. “Тобто найбільшу атомну станцію в Європіокупанти цілком і повністю перетворили на свою укріплену військову базу”, -зауважили в Енергоатомі.</text:p>
      <text:p text:style-name="P4">
<text:span text:style-name="T4">
Читайте також:</text:span>
 <text:a xlink:type="simple" xlink:href="https://www.ukrinform.ua/rubric-ato/3704742-prakticno-v-usih-turbinnih-zalah-zaes-rosiani-rozmistili-vibuhivku-ekspert.html" text:style-name="Internet_20_link" text:visited-style-name="Visited_20_Internet_20_Link">
 <text:span text:style-name="T4">
ЗАЕС</text:span>
 </text:a>
</text:p>
      <text:p text:style-name="P4">
В місті Енергодар також зросла кількість і російських військових, і патрулів.</text:p>
      <text:p text:style-name="P4">
Як повідомляв <text:a xlink:type="simple" xlink:href="https://www.ukrinform.ua/rubric-regions/3710020-rosiani-zaboronili-pracivnikam-zaes-spilkuvatis-miz-sobou-energoatom.html" text:style-name="Internet_20_link" text:visited-style-name="Visited_20_Internet_20_Link">
 </text:a>
 , наЗапорізькій АЕС посилився контроль над атомниками, персоналу тепер забороненонавіть спілкуватись між собою.</text:p>
      <text:p text:style-name="P4">
<text:span text:style-name="T5">
Фото: Енергоатом</text:span>
</text:p>
      <text:p text:style-name="P4">
Source: <text:a xlink:type="simple" xlink:href="https://www.ukrinform.ua/rubric-ato/3710196-kilkist-rosijskih-vijskovih-na-zaes-zrosla-do-25-tisaci-energoatom.html" text:style-name="Internet_20_link" text:visited-style-name="Visited_20_Internet_20_Link">
https://www.ukrinform.ua/rubric-ato/3710196-kilkist-rosijskih-vijskovih-na-zaes-zrosla-do-25-tisaci-energoatom.html</text:a>
</text:p>
      <!--NEWS-->
      <text:h text:style-name="P10" text:outline-level="1">
<text:span text:style-name="T4">
У низці областей України - повітряна тривога</text:span>
</text:h>
      <text:p text:style-name="P4">
Authors: Ukrinform (Person)</text:p>
      <text:p text:style-name="P4">
Publisher: Укринформ (Organization)</text:p>
      <text:p text:style-name="P4">
Published Time: 2023-05-16T23:14:00+03:00</text:p>
      <text:p text:style-name="P4">
Modified Time: 2023-05-16T23:14:00+03:00</text:p>
      <text:p text:style-name="P4">
Description: У 13 областях України оголошено повітряну тривогу. — Укрінформ.</text:p>
      <text:p text:style-name="P4">
Images: ["<text:a xlink:type="simple" xlink:href="https://static.ukrinform.com/photos/2022_02/thumb_files/630_360_1645871571-868.jpg" text:style-name="Internet_20_link" text:visited-style-name="Visited_20_Internet_20_Link">
630_360_16458...</text:a>
"]</text:p>
      <text:p text:style-name="P4">
Tags: ['Війна з Росією', 'Повітряна тривога']</text:p>
      <text:p text:style-name="P4">
Type: Article</text:p>
      <!--METADATA-->
      <text:p text:style-name="P4">
<draw:frame draw:style-name="fr1" draw:name="Image233" text:anchor-type="as-char" svg:width="6.9236in" svg:height="3.956343in" draw:z-index="0">
<draw:image xlink:href="../Images/yкринформ/2023-05-16T23-14-00-03-00/630_360_1645871571-868.jpg" xlink:type="simple" xlink:show="embed" xlink:actuate="onLoad" draw:mime-type="image/jpeg"/>
</draw:frame>
 У 13областях України оголошено повітряну тривогу.</text:p>
      <text:p text:style-name="P4">
Про це свідчить <text:a xlink:type="simple" xlink:href="https://map.ukrainealarm.com/" text:style-name="Internet_20_link" text:visited-style-name="Visited_20_Internet_20_Link">
 </text:a>
 повітряних тривог, передаєУкрінформ.</text:p>
      <text:p text:style-name="P4">
Наразі <text:a xlink:type="simple" xlink:href="https://www.ukrinform.ua/tag-povitrana-trivoga" text:style-name="Internet_20_link" text:visited-style-name="Visited_20_Internet_20_Link">
 </text:a>
 оголошено у Києвіта Київській області, а також Чернігівській, Житомирській, Черкаській,Вінницькій, Кіровоградській, Миколаївській, Одеській, Херсонській,Дніпропетровській, Донецькій, Запорізькій, Луганській областях та АРК Крим.</text:p>
      <text:p text:style-name="P4">
Як повідомляв Укрінформ, близько 03:30 16 травня російські окупанти атакувалиУкраїну з північного, південного та східного напрямків 18 ракетами різнихтипів повітряного, морського та наземного базування.</text:p>
      <text:p text:style-name="P4">
<text:span text:style-name="T4">
Читайте також:</text:span>
 <text:a xlink:type="simple" xlink:href="https://www.ukrinform.ua/rubric-ato/3710159-nic-zbitih-kindzaliv-ce-dla-rf-vtrata-120-mln-plus-znisena-reputacia.html" text:style-name="Internet_20_link" text:visited-style-name="Visited_20_Internet_20_Link">
 </text:a>
</text:p>
      <text:p text:style-name="P4">
<text:a xlink:type="simple" xlink:href="https://www.ukrinform.ua/rubric-ato/3709737-sipi-ppo-vnoci-znisili-usi-18-rosijskih-raket-sered-nih-sist-kinzaliv.html" text:style-name="Internet_20_link" text:visited-style-name="Visited_20_Internet_20_Link">
 </text:a>
 силами та засобамипротиповітряної оборони Повітряних Сил ЗС України.</text:p>
      <text:p text:style-name="P4">
Source: <text:a xlink:type="simple" xlink:href="https://www.ukrinform.ua/rubric-ato/3710200-u-nizci-oblastej-ukraini-povitrana-trivoga.html" text:style-name="Internet_20_link" text:visited-style-name="Visited_20_Internet_20_Link">
https://www.ukrinform.ua/rubric-ato/3710200-u-nizci-oblastej-ukraini-povitrana-trivoga.html</text:a>
</text:p>
      <!--NEWS-->
      <text:h text:style-name="P10" text:outline-level="1">
<text:span text:style-name="T4">
Боротьба України за демократію і свободу є спільною для всієї Європи – фон дер Ляєн</text:span>
</text:h>
      <text:p text:style-name="P4">
Authors: Ukrinform (Person)</text:p>
      <text:p text:style-name="P4">
Publisher: Укринформ (Organization)</text:p>
      <text:p text:style-name="P4">
Published Time: 2023-05-16T23:16:00+03:00</text:p>
      <text:p text:style-name="P4">
Modified Time: 2023-05-16T23:16:00+03:00</text:p>
      <text:p text:style-name="P4">
Description: Україна на полі бою відстоює не лише власну свободу і незалежність, але й цінності демократії, які є дорогими кожному європейцю, і саме тому Європа має підтримувати Україну у її боротьбі проти російської агресії так довго, як це буде необхідним. — Укрінформ.</text:p>
      <text:p text:style-name="P4">
Images: ["<text:a xlink:type="simple" xlink:href="https://static.ukrinform.com/photos/2023_02/thumb_files/630_360_1675351959-951.jpeg" text:style-name="Internet_20_link" text:visited-style-name="Visited_20_Internet_20_Link">
630_360_16753...</text:a>
"]</text:p>
      <text:p text:style-name="P4">
Tags: ['Демократія', 'Україна', 'Фон дер Ляєн', 'Війна з Росією']</text:p>
      <text:p text:style-name="P4">
Type: Article</text:p>
      <!--METADATA-->
      <text:p text:style-name="P4">
<draw:frame draw:style-name="fr1" draw:name="Image234" text:anchor-type="as-char" svg:width="6.9236in" svg:height="3.956343in" draw:z-index="0">
<draw:image xlink:href="../Images/yкринформ/2023-05-16T23-16-00-03-00/630_360_1675351959-951.jpeg" xlink:type="simple" xlink:show="embed" xlink:actuate="onLoad" draw:mime-type="image/jpeg"/>
</draw:frame>
 Українана полі бою відстоює не лише власну свободу і незалежність, але й цінностідемократії, які є дорогими кожному європейцю, і саме тому Європа маєпідтримувати Україну у її боротьбі проти російської агресії так довго, як цебуде необхідним.</text:p>
      <text:p text:style-name="P4">
Про це сьогодні під час виступу на саміті Ради Європи у столиці Ісландії,Рейк’явіку, заявила Президент Європейської Комісії Урсула фон дер Ляєн,повідомляє кореспондент Укрінформу.</text:p>
      <text:p text:style-name="P4">
«Сьогодні війна повернулася в <text:a xlink:type="simple" xlink:href="https://www.ukrinform.ua/tag-evropa" text:style-name="Internet_20_link" text:visited-style-name="Visited_20_Internet_20_Link">
 </text:a>
 ….Україна воює за цінності, в які віримо й ми, і які є для нас настількидорогими. Я дуже вдячна за нашу єдність у захисті миру та у просуваннідемократії. Це саме та причина, з якої з якої була утворена Рада Європи, ісаме це зібрало нас сьогодні тут. В той час, як Росія продовжує свою війнупроти самої демократії, Європа є єдиною і вона стоїть за Україну. Це – нашезобов’язання», - наголосила Президент Єврокомісії.</text:p>
      <text:p text:style-name="P4">
Вона нагадала слова лауреатки Премії Сахарова Олександри Матвійчук, що Путінвдерся в Україну не тому, що боявся НАТО, але для того, щоб придушити рухУкраїни до демократії. Саме тому ця війна, яку Росія розв’язала проти України,є війною цінностей. Тож Європа має взяти на себе свою відповідальність зазбереження демократії.</text:p>
      <text:p text:style-name="P4">
«Дуже вірним є те, що народ України вимагає відповідальності за російськівоєнні злочини: за обстріли цивільних домівок, за холоднокровні страти, завикрадення дітей. Більше 19 тисяч дітей були вкрадені та вилучені із власнихродин. Це саме те, на чому цей саміт в Ісландії має зосередити увагу», -сказала Урсула фон дер Ляєн.</text:p>
      <text:p text:style-name="P4">
Вона зауважила, що така увага є важливою для українців, оскільки перспективаневідворотної відповідальності може вже зараз утримати російських солдатів відздійснення нових воєнних злочинів. Але це також важливо для майбутнього. Томущо лише правосуддя може бути основою для тривалого миру в Україні,справедливого миру.</text:p>
      <text:p text:style-name="P4">
Президент Єврокомісії наголосила - з моменту створення Ради Європи, нашконтинент прямував до демократії. Європейці відбудували не лише свої міста, -вони відновили моральні основи Європи, помістили свободу, рівність тасолідарність в серце європейського суспільства.</text:p>
      <text:p text:style-name="P4">
«Наша подорож продовжується, оскільки дедалі більше європейських країнрухаються від диктатури до демократії. Ця подорож продовжується сьогодні івсередині наших країн, коли права людини та верховенство права стикаються звикликами. Вона продовжується в Україні, та всюди, де люди виходять на вулиціта піднімають прапори на захист наших спільних цінностей», - наголосила Урсулафон дер Ляєн.</text:p>
      <text:p text:style-name="P4">
<text:span text:style-name="T4">
Читайте також:</text:span>
 <text:a xlink:type="simple" xlink:href="https://www.ukrinform.ua/rubric-polytics/3710186-solc-vijna-z-rosieu-ne-zaversitsa-peremogou-putinskogo-imperializmu.html" text:style-name="Internet_20_link" text:visited-style-name="Visited_20_Internet_20_Link">
 <text:span text:style-name="T4">
Шольц</text:span>
 </text:a>
</text:p>
      <text:p text:style-name="P4">
Вона зауважила, що сьогодні Європа знову підтверджує вірність своїм цінностям.</text:p>
      <text:p text:style-name="P4">
«Ми будемо робити все можливе, щоб Україна виграла мир, справедливий мир. Мине будемо нічого робити для України без України. Саме тому ми рішучепідтримуємо українську формулу миру, яка є основою шляху до миру. Я закликаювсіх нас на цьому саміті дійсно встати на підтримку цієї формули миру. Прийшовчас випробування. Дуже важливо, щоб ми об’єднали сили. Українці боряться задемократію та за свободу. Це наша спільна боротьба, і ми стоятимемо на їх боцітак довго, як це буде необхідно. Слава Україні!, Хай живе Європа!», -завершила свій виступ Президент Єврокомісії.</text:p>
      <text:p text:style-name="P4">
Як вже повідомлялося, сьогодні у Рейк’явіку відбувається саміт Ради Європи,учасники якого розглядають найважливіші глобальні проблеми та питанняміжнародних відносин, у тому числі – наслідки військової агресії Росії протиУкраїни та пошуки шляхів до справедливого миру.</text:p>
      <text:p text:style-name="P4">
<text:span text:style-name="T5">
Фото: ОП</text:span>
</text:p>
      <text:p text:style-name="P4">
Source: <text:a xlink:type="simple" xlink:href="https://www.ukrinform.ua/rubric-polytics/3710199-borotba-ukraini-za-demokratiu-i-svobodu-e-spilnou-dla-vsiei-evropi-fon-der-laen.html" text:style-name="Internet_20_link" text:visited-style-name="Visited_20_Internet_20_Link">
https://www.ukrinform.ua/rubric-polytics/3710199-borotba-ukraini-za-demokratiu-i-svobodu-e-spilnou-dla-vsiei-evropi-fon-der-laen.html</text:a>
</text:p>
      <!--NEWS-->
      <text:h text:style-name="P10" text:outline-level="1">
<text:span text:style-name="T4">
Макрон: Росія повинна повернути до України вивезених дітей</text:span>
</text:h>
      <text:p text:style-name="P4">
Authors: Ukrinform (Person)</text:p>
      <text:p text:style-name="P4">
Publisher: Укринформ (Organization)</text:p>
      <text:p text:style-name="P4">
Published Time: 2023-05-16T23:27:00+03:00</text:p>
      <text:p text:style-name="P4">
Modified Time: 2023-05-16T23:27:00+03:00</text:p>
      <text:p text:style-name="P4">
Description: Росія повинна повернути українських дітей, які були примусово переміщені. — Укрінформ.</text:p>
      <text:p text:style-name="P4">
Images: ["<text:a xlink:type="simple" xlink:href="https://static.ukrinform.com/photos/2022_04/thumb_files/630_360_1650825731-530.jpg" text:style-name="Internet_20_link" text:visited-style-name="Visited_20_Internet_20_Link">
630_360_16508...</text:a>
"]</text:p>
      <text:p text:style-name="P4">
Tags: ['Депортація', 'Діти', 'Макрон', 'Війна з Росією']</text:p>
      <text:p text:style-name="P4">
Type: Article</text:p>
      <!--METADATA-->
      <text:p text:style-name="P4">
<draw:frame draw:style-name="fr1" draw:name="Image235" text:anchor-type="as-char" svg:width="6.9236in" svg:height="3.956343in" draw:z-index="0">
<draw:image xlink:href="../Images/yкринформ/2023-05-16T23-27-00-03-00/630_360_1650825731-530.jpg" xlink:type="simple" xlink:show="embed" xlink:actuate="onLoad" draw:mime-type="image/jpeg"/>
</draw:frame>
 Росіяповинна повернути українських дітей, які були примусово переміщені.</text:p>
      <text:p text:style-name="P4">
Про це президент Франції Еммануель Макрон сказав на саміті Ради Європи вРейк’явіку, повідомляє кореспондент Укрінформу.</text:p>
      <text:p text:style-name="P4">
“Примусове переміщення <text:a xlink:type="simple" xlink:href="https://www.ukrinform.ua/tag-diti" text:style-name="Internet_20_link" text:visited-style-name="Visited_20_Internet_20_Link">
 </text:a>
 – це воєннийзлочин, а якщо воно проводиться маштабно, то це може бути злочином протилюдяності. Росія повинна повернути цих дітей до України і зробити ценевідкладно”, - сказав він.</text:p>
      <text:p text:style-name="P4">
Він також зазначив, що Україні буде надаватися підтримка стільки, скільки цебуде потрібно.</text:p>
      <text:p text:style-name="P4">
Макрон також нагадав, що РЄ швидко відреагувала на атаку Росії на Україну,зокрема, виключивши Росію з організації 16 березня 2022 року.</text:p>
      <text:p text:style-name="P4">
За його словами, треба зосередити зусилля на захисті демократії та правлюдини.</text:p>
      <text:p text:style-name="P4">
<text:span text:style-name="T4">
Читайте також:</text:span>
 <text:a xlink:type="simple" xlink:href="https://www.ukrinform.ua/rubric-polytics/3709944-makron-mi-ne-vedemo-vijnu-z-rosieu-mi-dopomagaemo-ukraini-protistoati-agresoru.html" text:style-name="Internet_20_link" text:visited-style-name="Visited_20_Internet_20_Link">
 <text:span text:style-name="T4">
Макрон</text:span>
 </text:a>
</text:p>
      <text:p text:style-name="P4">
Він підкреслив, що дуже важливо, щоб рішення ЄСПЛ виконувалися неухильно.</text:p>
      <text:p text:style-name="P4">
Президент Франції також закликав Раду Європи посприяти створенню психологічнихцентрів, які б надавали допомогу постраждалим через російську агресію, підегідою Банку розвитку РЄ.</text:p>
      <text:p text:style-name="P4">
Як повідомляв Укрінформ, у столиці Ісландії у вівторок розпочинаєтьсядводенний саміт глав держав і урядів 46 країн-членів Ради Європи. Одним зосновних питань порядку денного саміту буде створення <text:a xlink:type="simple" xlink:href="https://www.ukrinform.ua/rubric-vidbudova/3706858-na-samiti-v-rejkaviku-pidpisut-dogovir-akij-mae-zapustiti-miznarodnij-reestr-zbitkiv-minust.html" text:style-name="Internet_20_link" text:visited-style-name="Visited_20_Internet_20_Link">
</text:a>
 ,завданих агресією Росії проти України.</text:p>
      <text:p text:style-name="P4">
Source: <text:a xlink:type="simple" xlink:href="https://www.ukrinform.ua/rubric-polytics/3710201-makron-rosia-povinna-povernuti-do-ukraini-vivezenih-ditej.html" text:style-name="Internet_20_link" text:visited-style-name="Visited_20_Internet_20_Link">
https://www.ukrinform.ua/rubric-polytics/3710201-makron-rosia-povinna-povernuti-do-ukraini-vivezenih-ditej.html</text:a>
</text:p>
      <!--NEWS-->
      <text:h text:style-name="P10" text:outline-level="1">
<text:span text:style-name="T4">
Зеленський подякував захисникам і захисницям українського неба</text:span>
</text:h>
      <text:p text:style-name="P4">
Authors: Ukrinform (Person)</text:p>
      <text:p text:style-name="P4">
Publisher: Укринформ (Organization)</text:p>
      <text:p text:style-name="P4">
Published Time: 2023-05-16T23:33:00+03:00</text:p>
      <text:p text:style-name="P4">
Modified Time: 2023-05-16T23:33:00+03:00</text:p>
      <text:p text:style-name="P4">
Description: Президент України подякував українським захисникам та захисницям нашого неба та міжнародним партнерам, хто допоміг Україні з відповідними системами захисту. — Укрінформ.</text:p>
      <text:p text:style-name="P4">
Images: ["<text:a xlink:type="simple" xlink:href="https://static.ukrinform.com/photos/2022_12/thumb_files/630_360_1670633925-606.jpeg" text:style-name="Internet_20_link" text:visited-style-name="Visited_20_Internet_20_Link">
630_360_16706...</text:a>
"]</text:p>
      <text:p text:style-name="P4">
Tags: ['Військові', 'Зеленський', 'Війна з Росією', 'ППО']</text:p>
      <text:p text:style-name="P4">
Type: Article</text:p>
      <!--METADATA-->
      <text:p text:style-name="P4">
<draw:frame draw:style-name="fr1" draw:name="Image236" text:anchor-type="as-char" svg:width="6.9236in" svg:height="3.956343in" draw:z-index="0">
<draw:image xlink:href="../Images/yкринформ/2023-05-16T23-33-00-03-00/630_360_1670633925-606.jpeg" xlink:type="simple" xlink:show="embed" xlink:actuate="onLoad" draw:mime-type="image/jpeg"/>
</draw:frame>
 ПрезидентУкраїни подякував українським захисникам та захисницям нашого неба таміжнародним партнерам, хто допоміг Україні з відповідними системами захисту.</text:p>
      <text:p text:style-name="P4">
Як передає Укрінформ, про це він сказав у вечірньому <text:a xlink:type="simple" xlink:href="https://t.me/V_Zelenskiy_official/6247" text:style-name="Internet_20_link" text:visited-style-name="Visited_20_Internet_20_Link">
</text:a>
 .</text:p>
      <text:p text:style-name="P4">
“Передусім я хочу подякувати всім захисникам і захисницям нашого неба. Дякуювам, герої! Вісімнадцять із вісімнадцяти <text:a xlink:type="simple" xlink:href="https://www.ukrinform.ua/tag-raketa" text:style-name="Internet_20_link" text:visited-style-name="Visited_20_Internet_20_Link">
 </text:a>
 збито. Тому й працюємо постійно над візитами, які принесуть іщеможливостей, іще систем Patriot, IRIS-T, Crotale, Hawk, NASAMS. Знов і зновдякую і всім нашим партнерам у світі, хто допоміг нашій державі з відповіднимисистемами захисту неба!”, - сказав Зеленський.</text:p>
      <text:p text:style-name="P4">
_Відео:<text:a xlink:type="simple" xlink:href="https://t.me/V_Zelenskiy_official/6247" text:style-name="Internet_20_link" text:visited-style-name="Visited_20_Internet_20_Link">
 </text:a>
 _</text:p>
      <text:p text:style-name="P4">
Він нагадав про домовленість у Британії з Прем’єр-міністром Ріші Сунаком, “щопрацюватимемо над коаліцією винищувачів – тренування, літаки, результати”.</text:p>
      <text:p text:style-name="P4">
“Учора ж це підтримав пан Президент Франції Макрон, а сьогодні підтримав панПремʼєр-міністр Нідерландів Марк Рютте. Хороший початок коаліції! Дякуювсім!”, - додав Зеленський.</text:p>
      <text:p text:style-name="P4">
Водночас він зазначив, що “ми маємо памʼятати й те, яких зусиль варта таказброя для України, скільки часу, енергії, аргументів, зустрічей таінформаційної роботи дозволили нам змогу будувати таку систему ППО”.</text:p>
      <text:p text:style-name="P4">
“Це колосальна робота… І я дякую кожному і кожній, хто до неї залучений! Навсіх рівнях. День за днем, місяць за місяцем наша команда діяла заради того,щоб у нас був захист неба. Колись ми чули, що Patriot – це нібито нереально. Азараз ось вони, Patriot. І це ще не все, що ми забезпечимо для України! Ми –разом із партнерами України – зробимо захист від терору максимально міцним», -підкреслив глава Української держави.</text:p>
      <text:p text:style-name="P4">
<text:span text:style-name="T4">
Читайте також:</text:span>
 <text:a xlink:type="simple" xlink:href="https://www.ukrinform.ua/rubric-ato/3710194-prezident-vidznaciv-bijciv-na-bahmutskomu-i-tavrijskomu-napramkah.html" text:style-name="Internet_20_link" text:visited-style-name="Visited_20_Internet_20_Link">
 <text:span text:style-name="T4">
Президент</text:span>
 </text:a>
</text:p>
      <text:p text:style-name="P4">
Як повідомляв Укрінформ, близько 03:30 16 травня російські окупанти атакувалиУкраїну з північного, південного та східного напрямків 18 ракетами різнихтипів повітряного, морського та наземного базування. Усі 18 ракет знищенісилами та засобами протиповітряної оборони Повітряних сил ЗС України.</text:p>
      <text:p text:style-name="P4">
<text:span text:style-name="T5">
Фото: ОП</text:span>
</text:p>
      <text:p text:style-name="P4">
Source: <text:a xlink:type="simple" xlink:href="https://www.ukrinform.ua/rubric-ato/3710202-zelenskij-podakuvav-zahisnikam-i-zahisnicam-ukrainskogo-neba.html" text:style-name="Internet_20_link" text:visited-style-name="Visited_20_Internet_20_Link">
https://www.ukrinform.ua/rubric-ato/3710202-zelenskij-podakuvav-zahisnikam-i-zahisnicam-ukrainskogo-neba.html</text:a>
</text:p>
      <!--NEWS-->
      <text:h text:style-name="P10" text:outline-level="1">
<text:span text:style-name="T4">
Виступ Президента Зеленського на відкритті саміту Ради Європи</text:span>
</text:h>
      <text:p text:style-name="P4">
Authors: Ukrinform (Person)</text:p>
      <text:p text:style-name="P4">
Publisher: Укринформ (Organization)</text:p>
      <text:p text:style-name="P4">
Published Time: 2023-05-16T23:35:00+03:00</text:p>
      <text:p text:style-name="P4">
Modified Time: 2023-05-16T23:35:00+03:00</text:p>
      <text:p text:style-name="P4">
Description: Президент України  Володимир Зеленський виступив на відкритті IV саміту Ради Європи у Рейк'явіку. — Укрінформ.</text:p>
      <text:p text:style-name="P4">
Images: ["<text:a xlink:type="simple" xlink:href="https://static.ukrinform.com/photos/2023_05/thumb_files/630_360_1684270017-985.jpeg" text:style-name="Internet_20_link" text:visited-style-name="Visited_20_Internet_20_Link">
630_360_16842...</text:a>
"]</text:p>
      <text:p text:style-name="P4">
Tags: ['Євросоюз', 'Саміт', 'Рада Європи', 'Зеленський', 'Війна з Росією']</text:p>
      <text:p text:style-name="P4">
Type: Article</text:p>
      <!--METADATA-->
      <text:p text:style-name="P4">
<draw:frame draw:style-name="fr1" draw:name="Image237" text:anchor-type="as-char" svg:width="6.9236in" svg:height="3.956343in" draw:z-index="0">
<draw:image xlink:href="../Images/yкринформ/2023-05-16T23-35-00-03-00/630_360_1684270017-985.jpeg" xlink:type="simple" xlink:show="embed" xlink:actuate="onLoad" draw:mime-type="image/jpeg"/>
</draw:frame>
 ПрезидентУкраїни Володимир Зеленський виступив на відкритті IV саміту Ради Європи уРейк'явіку.</text:p>
      <text:p text:style-name="P4">
Укрінформ наводить повний текст виступу Президента, оприлюднений <text:a xlink:type="simple" xlink:href="https://www.president.gov.ua/news/mi-yevropejci-otzhe-mi-diyemo-na-povnu-silu-koli-treba-zahis-82945" text:style-name="Internet_20_link" text:visited-style-name="Visited_20_Internet_20_Link">
</text:a>
Офісу Глави держави.</text:p>
      <text:p text:style-name="P4">
_<text:span text:style-name="T4">
Дуже дякую!</text:span>
 _</text:p>
      <text:p text:style-name="P4">
Пані Прем’єр-міністр Якобсдоттір, шановна Катрін, дякую за запрошення взятиучасть у саміті нашої Ради Європи й за ваше щире прагнення допомогти Україні.</text:p>
      <text:p text:style-name="P4">
<text:span text:style-name="T5">
Дорогі лідери Європи!</text:span>
</text:p>
      <text:p text:style-name="P4">
Сьогодні Україна пройшла через дуже складний виклик – інтенсивну російськуракетну атаку. Саме таким викликам ми всі зараз змушені приділяти увагу.</text:p>
      <text:p text:style-name="P4">
О третій годині ночі наші люди прокинулися від вибухів. 18 російських ракетрізних типів були в нашому небі, зокрема балістичні ракети, якими держава-терорист хвалилася. Мовляв, вони гарантовано несуть смерть, бо їх нібитонеможливо збити.</text:p>
      <text:p text:style-name="P4">
Росія застосувала одночасно балістику, крилаті ракети, дрони… Спеціально, щобнашим захисникам неба було особливо важко вберегти життя людей. Але всі життябули захищені – всі ракети були збиті, включно з балістичними. Сто відсотків.Це історичний результат. Дякую всім!</text:p>
      <text:p text:style-name="P4">
Росія дуже старається вдосконалити своє вміння вбивати. Ми ж дуже стараємосявдосконалити захист наших людей. Я дякую всім країнам і лідерам, якідопомагають нам удосконалювати нашу ППО! Ми всі разом демонструємо, що такенаші з вами сто відсотків, що таке сила вільного світу.</text:p>
      <text:p text:style-name="P4">
І, звичайно, я дякую кожному нашому солдату, який робить цю роботу у нашомунебі й на нашій землі, і особливо я дякую кожному, хто тренує наших воїнів урізних тренувальних місіях, які всі схожі в одному – в успіху. Дякую всім їм!Дякую всім вам!</text:p>
      <text:p text:style-name="P4">
Ще рік тому ми не могли збивати більшість ракет терористів, і особливобалістику. І я запитую: якщо ми змогли це, то хіба є щось, чого ми не зможемо,коли ми об’єднані й налаштовані захищати життя? Відповідь: ми з вами в єдностідамо сто відсотків у будь-якій сфері, коли на меті – захист наших людей інашої Європи.</text:p>
      <text:p text:style-name="P4">
Звичайно, треба ще багато зробити. Територія України значна, і щоб такийрезультат ППО, як цієї ночі, був правилом на всій території, потрібнідодаткові системи ППО й ракети до них. Потрібні й сучасні винищувачі, без якихжодна система ППО не буде досконалою. Я впевнений, прийдемо до цього.</text:p>
      <text:p text:style-name="P4">
Сто відсотків мають бути орієнтиром для нас. Нуль відсотків маємо залишитиагресору!</text:p>
      <text:p text:style-name="P4">
Сто відсотків успіху оборонних операцій – його гарантує зброя й навчання нашихвоїнів. Дякую всім, хто посилює нашу оборону!</text:p>
      <text:p text:style-name="P4">
Сто відсотків успіху санкцій – його гарантує чесність у політиці кожноїдержави. Дякую всім, хто саме так ставиться до протидії терору – чесно!</text:p>
      <text:p text:style-name="P4">
Сто відсотків успіху нашої формули миру – його гарантує дипломатія. Дякуювсім, хто допомагає нам об’єднувати світ, щоб реалізувати формулу миру –єдиний реалістичний мирний план!</text:p>
      <text:p text:style-name="P4">
Та, звісно, сто відсотків справедливості – не буває надійного миру безсправедливості.</text:p>
      <text:p text:style-name="P4">
Дякую Раді Європи – кожному з вас особисто! – за рішення щодо реєстру збитків,завданих агресією Росії. Це наближає створення повноцінного компенсаційногомеханізму, який покаже світу, що агресія не вартує того, щоб навіть думати пронеї.</text:p>
      <text:p text:style-name="P4">
Має бути й спеціальний трибунал щодо злочину агресії, щоб за терор відповілиті, у чиїх головах цей терор і народився. Впевнений, що й цей результат ми звами дамо на сто відсотків.</text:p>
      <text:p text:style-name="P4">
Європа очікувала саме таких часів – часів, коли лідери заради захисту Європи,заради наших із вами спільних цінностей діяли б у стовідсотковій єдності та зістовідсотковими результатами.</text:p>
      <text:p text:style-name="P4">
Ось чого ми досягаємо! Україна та вся Європа. Кожен і кожна, хто зараз нацьому саміті та хто допомагає нам.</text:p>
      <text:p text:style-name="P4">
Ми – європейці, а отже, ми вільні. Ми – європейці, а отже, ми цінуємо мир. Ми– європейці, а отже, ми діємо на сто відсотків наших сил, коли треба захищатинаш спосіб життя. Хай це буде правилами для нашого континенту назавжди!</text:p>
      <text:p text:style-name="P4">
<text:span text:style-name="T4">
<text:span text:style-name="T5">
Дякую за підтримку!</text:span>
 </text:span>
</text:p>
      <text:p text:style-name="P4">
<text:span text:style-name="T4">
<text:span text:style-name="T5">
Слава Україні!</text:span>
 </text:span>
</text:p>
      <text:p text:style-name="P4">
<text:span text:style-name="T4">
<text:span text:style-name="T5">
Слава всій Європі!</text:span>
 </text:span>
</text:p>
      <text:p text:style-name="P4">
Source: <text:a xlink:type="simple" xlink:href="https://www.ukrinform.ua/rubric-polytics/3710205-vistup-prezidenta-volodimira-zelenskogo-na-vidkritti-iv-samitu-radi-evropi.html" text:style-name="Internet_20_link" text:visited-style-name="Visited_20_Internet_20_Link">
https://www.ukrinform.ua/rubric-polytics/3710205-vistup-prezidenta-volodimira-zelenskogo-na-vidkritti-iv-samitu-radi-evropi.html</text:a>
</text:p>
      <!--NEWS-->
      <text:h text:style-name="P10" text:outline-level="1">
<text:span text:style-name="T4">
У Миколаєві - пожежі після вибухів</text:span>
</text:h>
      <text:p text:style-name="P4">
Authors: Ukrinform (Person)</text:p>
      <text:p text:style-name="P4">
Publisher: Укринформ (Organization)</text:p>
      <text:p text:style-name="P4">
Published Time: 2023-05-16T23:44:00+03:00</text:p>
      <text:p text:style-name="P4">
Modified Time: 2023-05-16T23:44:00+03:00</text:p>
      <text:p text:style-name="P4">
Description: У Миколаєва після вибухів спалахнули пожежі. — Укрінформ.</text:p>
      <text:p text:style-name="P4">
Images: ["<text:a xlink:type="simple" xlink:href="https://static.ukrinform.com/photos/2018_05/thumb_files/630_360_1526257016-6927.jpg" text:style-name="Internet_20_link" text:visited-style-name="Visited_20_Internet_20_Link">
630_360_15262...</text:a>
"]</text:p>
      <text:p text:style-name="P4">
Tags: ['Миколаїв', 'Пожежа', 'Вибух', 'Війна з Росією']</text:p>
      <text:p text:style-name="P4">
Type: Article</text:p>
      <!--METADATA-->
      <text:p text:style-name="P4">
<draw:frame draw:style-name="fr1" draw:name="Image238" text:anchor-type="as-char" svg:width="6.9236in" svg:height="3.956343in" draw:z-index="0">
<draw:image xlink:href="../Images/yкринформ/2023-05-16T23-44-00-03-00/630_360_1526257016-6927.jpg" xlink:type="simple" xlink:show="embed" xlink:actuate="onLoad" draw:mime-type="image/jpeg"/>
</draw:frame>
 УМиколаєва після вибухів спалахнули пожежі.</text:p>
      <text:p text:style-name="P4">
Як передає Укрінформ, про це міський голова Миколаєва Олександр Сєнкевичповідомляє у <text:a xlink:type="simple" xlink:href="https://t.me/senkevichonline/4478" text:style-name="Internet_20_link" text:visited-style-name="Visited_20_Internet_20_Link">
 </text:a>
 .</text:p>
      <text:p text:style-name="P4">
«Маємо <text:a xlink:type="simple" xlink:href="https://www.ukrinform.ua/tag-pozeza" text:style-name="Internet_20_link" text:visited-style-name="Visited_20_Internet_20_Link">
 </text:a>
 після вибухів. Прошумиколаївців не поширювати фото/відео з місць прильотів або з камервідеоспостереження», - йдеться у повідомленні.</text:p>
      <text:p text:style-name="P4">
«Усі служби відпрацюють - після відбою дамо офіційну інформацію», - додавСєнкевич.</text:p>
      <text:p text:style-name="P4">
<text:span text:style-name="T4">
Читайте також:</text:span>
 <text:a xlink:type="simple" xlink:href="https://www.ukrinform.ua/rubric-ato/3710152-na-mikolaivsini-ppo-znisila-dva-rosijski-bezpilotniki.html" text:style-name="Internet_20_link" text:visited-style-name="Visited_20_Internet_20_Link">
 <text:span text:style-name="T4">
Миколаїв</text:span>
 </text:a>
</text:p>
      <text:p text:style-name="P4">
Як повідомляв <text:a xlink:type="simple" xlink:href="https://www.ukrinform.ua/rubric-ato/3710200-u-nizci-oblastej-ukraini-povitrana-trivoga.html" text:style-name="Internet_20_link" text:visited-style-name="Visited_20_Internet_20_Link">
 </text:a>
 , у 13 областях України оголошеноповітряну тривогу.</text:p>
      <text:p text:style-name="P4">
Source: <text:a xlink:type="simple" xlink:href="https://www.ukrinform.ua/rubric-regions/3710204-u-mikolaevi-pozezi-pisla-vibuhiv.html" text:style-name="Internet_20_link" text:visited-style-name="Visited_20_Internet_20_Link">
https://www.ukrinform.ua/rubric-regions/3710204-u-mikolaevi-pozezi-pisla-vibuhiv.html</text:a>
</text:p>
      <!--NEWS-->
      <text:h text:style-name="P10" text:outline-level="1">
<text:span text:style-name="T4">
«Інтер» вийшов у фінал Ліги чемпіонів УЄФА, обігравши «Мілан»</text:span>
</text:h>
      <text:p text:style-name="P4">
Authors: Ukrinform (Person)</text:p>
      <text:p text:style-name="P4">
Publisher: Укринформ (Organization)</text:p>
      <text:p text:style-name="P4">
Published Time: 2023-05-16T23:53:45+03:00</text:p>
      <text:p text:style-name="P4">
Modified Time: 2023-05-16T23:53:45+03:00</text:p>
      <text:p text:style-name="P4">
Description: Першими учасниками фіналу Ліги чемпіонів УЄФА сезону-2022/23 стали футболісти «Інтера». — Укрінформ.</text:p>
      <text:p text:style-name="P4">
Images: ["<text:a xlink:type="simple" xlink:href="https://static.ukrinform.com/photos/2023_05/thumb_files/630_360_1684270117-789.jpg" text:style-name="Internet_20_link" text:visited-style-name="Visited_20_Internet_20_Link">
630_360_16842...</text:a>
"]</text:p>
      <text:p text:style-name="P4">
Tags: ['Футбол', 'Ліга чемпіонів', 'Мілан', 'Інтер Мілан']</text:p>
      <text:p text:style-name="P4">
Type: Article</text:p>
      <!--METADATA-->
      <text:p text:style-name="P4">
<draw:frame draw:style-name="fr1" draw:name="Image239" text:anchor-type="as-char" svg:width="6.9236in" svg:height="3.956343in" draw:z-index="0">
<draw:image xlink:href="../Images/yкринформ/2023-05-16T23-53-45-03-00/630_360_1684270117-789.jpg" xlink:type="simple" xlink:show="embed" xlink:actuate="onLoad" draw:mime-type="image/jpeg"/>
</draw:frame>
 Першимиучасниками фіналу Ліги чемпіонів УЄФА сезону-2022/23 стали футболісти«Інтера».</text:p>
      <text:p text:style-name="P4">
В матчі у відповідь 1/2 фіналу розіграшу «Інтер» на стадіоні «Джузеппе Меацца»у Мілані завдяки голу Лаутаро Мартінеса на 74-й хвилині переграв земляків із«Мілана» - 1:0, передає Укрінформ.</text:p>
      <text:p text:style-name="P4">
Перший півфінальний матч італійського протистояння завершився поразкою«Мілана» з рахунком 0:2.</text:p>
      <text:p text:style-name="P4">
<text:span text:style-name="T4">
Читайте також:</text:span>
 <text:a xlink:type="simple" xlink:href="https://www.ukrinform.ua/rubric-sports/3709822-odesiti-demcenko-i-grigorcuk-najkrasi-futbolist-i-trener-26go-turu-upl.html" text:style-name="Internet_20_link" text:visited-style-name="Visited_20_Internet_20_Link">
 <text:span text:style-name="T4">
футбол</text:span>
 </text:a>
</text:p>
      <text:p text:style-name="P4">
Другий фіналіст турніру визначиться 17 травня на арені «Етіхад» у Манчестері,де англійський «Манчестер Сіті» прийматиме чинного володаря титулу іспанський«Реал». Перша гра 1/2 фіналу на «Сантьяго Бернабеу» у Мадриді завершиласявнічию - 1:1.</text:p>
      <text:p text:style-name="P4">
Фінальний поєдинок Ліги чемпіонів УЄФА відбудеться 10 червня на «Олімпійськомустадіоні Ататюрка» у Стамбулі (Туреччина).</text:p>
      <text:p text:style-name="P4">
Фото: AFP.</text:p>
      <text:p text:style-name="P4">
Source: <text:a xlink:type="simple" xlink:href="https://www.ukrinform.ua/rubric-sports/3710206-inter-vijsov-u-final-ligi-cempioniv-uefa-obigravsi-milan.html" text:style-name="Internet_20_link" text:visited-style-name="Visited_20_Internet_20_Link">
https://www.ukrinform.ua/rubric-sports/3710206-inter-vijsov-u-final-ligi-cempioniv-uefa-obigravsi-milan.html</text:a>
</text:p>
      <!--NEWS-->
      <text:h text:style-name="P10" text:outline-level="1">
<text:span text:style-name="T4">
Саміт G7 у Японії охоронятимуть близько 24 тисяч поліцейських</text:span>
</text:h>
      <text:p text:style-name="P4">
Authors: Ukrinform (Person)</text:p>
      <text:p text:style-name="P4">
Publisher: Укринформ (Organization)</text:p>
      <text:p text:style-name="P4">
Published Time: 2023-05-16T23:59:00+03:00</text:p>
      <text:p text:style-name="P4">
Modified Time: 2023-05-16T23:59:00+03:00</text:p>
      <text:p text:style-name="P4">
Description: Безпеку учасників саміту лідерів Групи семи у японській Хіросімі, що відбудеться наприкінці цього тижня, підтримуватимуть близько 24 тис. осіб. — Укрінформ.</text:p>
      <text:p text:style-name="P4">
Images: ["<text:a xlink:type="simple" xlink:href="https://static.ukrinform.com/photos/2023_05/thumb_files/630_360_1684270709-642.jpg" text:style-name="Internet_20_link" text:visited-style-name="Visited_20_Internet_20_Link">
630_360_16842...</text:a>
"]</text:p>
      <text:p text:style-name="P4">
Tags: ['Японія', 'Саміт', 'Велика сімка', 'охорона']</text:p>
      <text:p text:style-name="P4">
Type: Article</text:p>
      <!--METADATA-->
      <text:p text:style-name="P4">
<draw:frame draw:style-name="fr1" draw:name="Image240" text:anchor-type="as-char" svg:width="6.9236in" svg:height="3.956343in" draw:z-index="0">
<draw:image xlink:href="../Images/yкринформ/2023-05-16T23-59-00-03-00/630_360_1684270709-642.jpg" xlink:type="simple" xlink:show="embed" xlink:actuate="onLoad" draw:mime-type="image/jpeg"/>
</draw:frame>
 Безпекуучасників саміту лідерів Групи семи у японській Хіросімі, що відбудетьсянаприкінці цього тижня, підтримуватимуть близько 24 тис. осіб.</text:p>
      <text:p text:style-name="P4">
Як повідомляє кореспондент Укрінформу, про це пише <text:a xlink:type="simple" xlink:href="https://english.news.cn/20230516/4f5d7fe6bb8f4023a3201780d8c49256/c.html" text:style-name="Internet_20_link" text:visited-style-name="Visited_20_Internet_20_Link">
</text:a>
 ізпосиланням на заяву Національної поліцейської служби Японії.</text:p>
      <text:p text:style-name="P4">
Зазначається, що на додачу до 3000 хіросімських правоохоронців, на періодсаміту до міста прибудуть ще 21 тис. <text:a xlink:type="simple" xlink:href="https://www.ukrinform.ua/tag-policia" text:style-name="Internet_20_link" text:visited-style-name="Visited_20_Internet_20_Link">
 </text:a>
з 45 поліцейських відділків по всій країні. “У Національній поліцейськійслужбі заявили, що її попередні безпекові плани були зміцнені після того, як упрем’єр-міністра Фуміо Кішіду кинули вибуховий пристрій 15 квітня під часвиборчого заходу у місті Вакаяма”, - стверджує Сіньхуа.</text:p>
      <text:p text:style-name="P4">
<text:span text:style-name="T4">
Читайте також:</text:span>
 <text:a xlink:type="simple" xlink:href="https://www.ukrinform.ua/rubric-polytics/3709467-persou-temou-na-zustrici-lideriv-g7-bude-ukraina-ursula-fon-der-laen.html" text:style-name="Internet_20_link" text:visited-style-name="Visited_20_Internet_20_Link">
 </text:a>
</text:p>
      <text:p text:style-name="P4">
Як відомо, до Групи семи входять США, Канада, Японія, Німеччина, Франція,Італія та Велика Британія. Лідери цих держав, а також запрошені гості,зберуться на щорічний саміт у Хіросімі 19-21 травня.</text:p>
      <text:p text:style-name="P4">
Source: <text:a xlink:type="simple" xlink:href="https://www.ukrinform.ua/rubric-world/3710207-samit-g7-u-aponii-ohoronatimut-blizko-24-tisac-policejskih.html" text:style-name="Internet_20_link" text:visited-style-name="Visited_20_Internet_20_Link">
https://www.ukrinform.ua/rubric-world/3710207-samit-g7-u-aponii-ohoronatimut-blizko-24-tisac-policejskih.html</text:a>
</text:p>
      <!--NEWS-->
      <text:h text:style-name="P10" text:outline-level="1">
<text:span text:style-name="T4">
Артилеристи ВМС ЗС України знищили російський 2С4 «Тюльпан»</text:span>
</text:h>
      <text:p text:style-name="P4">
Author: ['АРМІЯINFORM']</text:p>
      <text:p text:style-name="P4">
Time: 2023-05-16T36:00:00-04:00</text:p>
      <text:p text:style-name="P4">
Description: Українські військовослужбовці влучним пострілом знищили 240-мм міномет 2С4 «Тюльпан»...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tuyflpan.jpg" text:style-name="Internet_20_link" text:visited-style-name="Visited_20_Internet_20_Link">
tuyflpan.jpg</text:a>
']</text:p>
      <text:p text:style-name="P4">
Tags: ['STOPRUSSIA', 'АГРЕСІЯ РФ', 'ВТОРГНЕННЯ РФ', 'ТЮЛЬПАН']</text:p>
      <text:p text:style-name="P4">
Category: News</text:p>
      <!--METADATA-->
      <text:p text:style-name="P4">
<draw:frame draw:style-name="fr1" draw:name="Image241" text:anchor-type="as-char" svg:width="6.9236in" svg:height="3.892787in" draw:z-index="0">
<draw:image xlink:href="../Images/AРМІЯINFORM/2023-05-16T36-00-00-04-00/tuyflpan.jpg" xlink:type="simple" xlink:show="embed" xlink:actuate="onLoad" draw:mime-type="image/jpeg"/>
</draw:frame>
Ілюстративне фото</text:p>
      <text:p text:style-name="P4">
Українські військовослужбовці влучним пострілом знищили 240-мм міномет 2С4«Тюльпан» російського окупаційного війська — машина намаглася втекти від«очей» наших захисників, але влучні артилеристи високоточним пострілом знищиливорожу техніку.</text:p>
      <text:p text:style-name="P4">
Source: <text:a xlink:type="simple" xlink:href="https://armyinform.com.ua/2023/05/16/artylerysty-vms-zs-ukrayiny-znyshhyly-rosijskyj-2s4-tyulpan/" text:style-name="Internet_20_link" text:visited-style-name="Visited_20_Internet_20_Link">
https://armyinform.com.ua/2023/05/16/artylerysty-vms-zs-ukrayiny-znyshhyly-rosijskyj-2s4-tyulpan/</text:a>
</text:p>
      <!--NEWS-->
      <text:h text:style-name="P10" text:outline-level="1">
<text:span text:style-name="T4">
Українці в Абу-Дабі проведуть масштабну подію до Дня вишиванки</text:span>
</text:h>
      <text:p text:style-name="P4">
Author: ['АРМІЯINFORM']</text:p>
      <text:p text:style-name="P4">
Time: 2023-05-16T37:00:00-04:00</text:p>
      <text:p text:style-name="P4">
Description: Українська жіноча ініціатива в ОАЕ запрошує на культурну подію «Українська вишиванк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6986699_555181159878251_5172262503197863323_n.jpg" text:style-name="Internet_20_link" text:visited-style-name="Visited_20_Internet_20_Link">
346986699_555181159878251_5172262503197863323_n.jpg</text:a>
']</text:p>
      <text:p text:style-name="P4">
Tags: ['ДЕНЬ ВИШИВАНКИ', 'ДЕНЬ ВИШИВАНКИ В ОАЕ', 'ОАЕ', 'УКРАЇНСЬКА ДІАСПОРА']</text:p>
      <text:p text:style-name="P4">
Category: News</text:p>
      <!--METADATA-->
      <text:p text:style-name="P4">
<draw:frame draw:style-name="fr1" draw:name="Image242" text:anchor-type="as-char" svg:width="6.9236in" svg:height="5.804039in" draw:z-index="0">
<draw:image xlink:href="../Images/AРМІЯINFORM/2023-05-16T37-00-00-04-00/346986699_555181159878251_5172262503197863323_n.jpg" xlink:type="simple" xlink:show="embed" xlink:actuate="onLoad" draw:mime-type="image/jpeg"/>
</draw:frame>
</text:p>
      <text:p text:style-name="P4">
Українська жіноча ініціатива в ОАЕ запрошує на культурну подію «Українськавишиванка: через століття до сьогодення», яка відбудеться 21 травня в Абу-Дабіз нагоди Дня вишиванки. Про це<text:a xlink:type="simple" xlink:href="https://www.facebook.com/Ukrainianwomen.me/posts/pfbid034NrTm2ikWiYWcW5wj5woYdGVnsQVygPbwjXJBaPsEgkx5qJrp1KuCQj4dVadH3Gil" text:style-name="Internet_20_link" text:visited-style-name="Visited_20_Internet_20_Link">
йдеться</text:a>
на фейсбук-сторінці Української жіночої ініціативи в ОАЕ.</text:p>
      <text:p text:style-name="P4">
Захід поєднає майстер-класи, лекції та фольклорні вистави, через яківідвідувачі зможуть дізнатися про українську культуру, традиції, та українськувишиванку зокрема. Подія є відкритою та безплатною для участі представниківусіх національностей.</text:p>
      <text:p text:style-name="P4">
«З нагоди Дня вишиванки, 21 травня 2023 р. в Абу Дабі Українська жіночаініціатива в ОАЕ запрошує на культурну подію „Українська вишиванка: черезстоліття до сьогодення“. Захід поєднає майстер-класи, лекції та фольклорнівистави, через які відвідувачі зможуть дізнатися про українську культуру,традиції, та українську вишиванку зокрема.</text:p>
      <text:p text:style-name="P4">
Відвідувачі та учасники зможуть насолодитися виставкою українських вишиванок,виступами дитячих та дорослих творчих колективів та, звичайно ж, спробуватисебе в опануванні традиційної української вишивки та створенні ляльки-мотанкив рамках двох безкоштовних майстер-класів», — йдеться в повідомленні.</text:p>
      <text:p text:style-name="P4">
Зазначається, що захід відбудеться за підтримки Abu Dhabi Creative Hub,Embassy of Ukraine in the UAE, Ансамблю «Червона Калина», Українських шкіл вАбу-Дабі «Софія» та «Дивосвіт».</text:p>
      <text:p text:style-name="P4">
«Захід є відкритим та безкоштовним для участі представників усіхнаціональностей. Тож ми запрошуємо українців, іноземців та локалів дізнатисябільше про українську культуру та її традиції», — йдеться в повідомленні.</text:p>
      <text:p text:style-name="P4">
Також повідомляється, що майстер-класи розраховані на аудиторію 14+ . Дляучасті у них потрібна попередня реєстрація за посиланням, яке вказується насайті організаторів. Основною мовою заходу буде англійська.</text:p>
      <text:p text:style-name="P4">
Також відвідувачам пропонується дрес-код: «Заохочуємо ураїнців та іноземців(які мають вишиванку) приходити у вишиванках. Водночас, просимо дотримуватисьмісцевого дрес-коду (закриті плечі та одяг, що прикриває коліна, непрозорітканини).</text:p>
      <text:p text:style-name="P4">
З нетерпінням чекаємо на зустріч!», — зазначають оргнаізатори.</text:p>
      <text:p text:style-name="P4">
Source: <text:a xlink:type="simple" xlink:href="https://armyinform.com.ua/2023/05/16/ukrayinczi-v-abu-dabi-provedut-masshtabnu-podiyu-do-dnya-vyshyvanky/" text:style-name="Internet_20_link" text:visited-style-name="Visited_20_Internet_20_Link">
https://armyinform.com.ua/2023/05/16/ukrayinczi-v-abu-dabi-provedut-masshtabnu-podiyu-do-dnya-vyshyvanky/</text:a>
</text:p>
      <!--NEWS-->
      <text:h text:style-name="P10" text:outline-level="1">
<text:span text:style-name="T4">
Естонські сапери готові допомогти Україні в розмінуванні територій</text:span>
</text:h>
      <text:p text:style-name="P4">
Author: ['АРМІЯINFORM']</text:p>
      <text:p text:style-name="P4">
Time: 2023-05-16T38:00:00-04:00</text:p>
      <text:p text:style-name="P4">
Description: Естонські сапери перебувають у повній готовності, щоб виїжджати в Україну та допомага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mceu-89297240411684153913672.jpg" text:style-name="Internet_20_link" text:visited-style-name="Visited_20_Internet_20_Link">
mceu-89297240411684153913672.jpg</text:a>
']</text:p>
      <text:p text:style-name="P4">
Tags: ['ЕСТОНІЯ', 'ІГОР КЛИМЕНКО', 'ЛАУРІ ЛЯЕНЕМЕТС', 'МВС ЕСТОНІЇ', 'МВС УКРАЇН']</text:p>
      <text:p text:style-name="P4">
Category: News</text:p>
      <!--METADATA-->
      <text:p text:style-name="P4">
<draw:frame draw:style-name="fr1" draw:name="Image243" text:anchor-type="as-char" svg:width="6.9236in" svg:height="4.558037in" draw:z-index="0">
<draw:image xlink:href="../Images/AРМІЯINFORM/2023-05-16T38-00-00-04-00/mceu-89297240411684153913672.jpg" xlink:type="simple" xlink:show="embed" xlink:actuate="onLoad" draw:mime-type="image/jpeg"/>
</draw:frame>
</text:p>
      <text:p text:style-name="P4">
Естонські сапери перебувають у повній готовності, щоб виїжджати в Україну тадопомагати розміновувати наші території. Про це під час зустрічі з міністромвнутрішніх справ України Ігорем Клименком заявив голова МВС Естонії ЛауріЛяенеметс, <text:a xlink:type="simple" xlink:href="https://mvs.gov.ua/uk/news/igor-klimenko-mvs-gotuje-kompleks-zaxodiv-abi-minimizuvati-vikliki-iaki-cekatimut-krayinu-pislia-zaversennia-viini" text:style-name="Internet_20_link" text:visited-style-name="Visited_20_Internet_20_Link">
інформує</text:a>
 пресслужба МВС України.</text:p>
      <text:p text:style-name="P4">
— У естонських саперів є повна готовність виїжджати в Україну, аби допомогти врозмінуванні територій, — сказав Лаурі Ляенеметс.</text:p>
      <text:p text:style-name="P4">
Своєю чергою глава МВС України Ігор Клименко під час зустрічі зазначив, щонаразі близько тисячі саперів МВС займаються оперативним розмінуваннямУкраїни. Їм уже вдалося розмінувати та знешкодити близько пів мільйонавибухонебезпечних предметів з початку війни, однак, Україна продовжуєзалишатися однією з найзамінованіших країн світу.</text:p>
      <text:p text:style-name="P4">
Ігор Клименко подякував естонським колегам за всеосяжку підтримку України натлі повномасштабного вторгнення росії та наголосив, що Україна постійно тримаєконтакт із владою Естонії.</text:p>
      <text:p text:style-name="P4">
Він також розповів міністру внутрішніх справ Естонії Лаурі Ляенеметсу, щопопри постійні бойові дії в Україні, МВС готує спеціальний Закон щодоформування безпекового середовища після завершення війни.</text:p>
      <text:p text:style-name="P4">
— Ми звернулися до уряду Естонії щодо надання допомоги українському МВС упитанні формування безпечного середовища після закінчення бойових дій в нашійкраїні. Ми намагаємось взяти найкраще в кожної країни і ми вдячні Естонії затой зворотний зв’язок, який ми отримуємо щоразу, — сказав Ігор Клименко.</text:p>
      <text:p text:style-name="P4">
А також пояснив, що українські слідчі щодня продовжують документувати новізлочини росії на території України.</text:p>
      <text:p text:style-name="P4">
Своєю чергою міністр внутрішніх справ Естонії Лаурі Ляенеметс зазначив, щоЕстонія підтримує Україну і що російські злочинці мають бути притягнуті довідповідальності.</text:p>
      <text:p text:style-name="P4">
— Ми підтримуємо зусилля України щодо створення спеціального трибуналу дляпритягнення до відповідальності усіх воєнних злочинців. Ми впевнені, щосанкційний тиск на росію буде посилюватись, — наголосив глава МВС Естонії.</text:p>
      <text:p text:style-name="P4">
Він також подякував українському народові за боротьбу та зазначив, що від мирув Україні залежить безпека всієї Європи.</text:p>
      <text:p text:style-name="P4">
— Ми впевнені, що сталий мир у Європі можливий лише після війни, коли Українабуде інтегрована в євроатлантичні структури. Зі свого досвіду ми знаємо, що ценелегка дорога і вона вимагає терпіння та реформ, але Естонія готова всебічнопідтримувати Україну на цьому шляху, — сказав Лаурі Ляенеметс.</text:p>
      <text:p text:style-name="P4">
За його словами, він особисто та увесь уряд Естонії докладе максимум зусиль,аби союзники по НАТО ще більше допомагали Україні.</text:p>
      <text:p text:style-name="P4">
— Ми підтримуємо зусилля України щодо створення спеціального трибуналу дляпритягнення до відповідальності усіх воєнних злочинців. Ми впевнені, щосанкційний тиск на росію буде посилюватися, — наголосив глава МВС Естонії.</text:p>
      <text:p text:style-name="P4">
Source: <text:a xlink:type="simple" xlink:href="https://armyinform.com.ua/2023/05/16/estonski-sapery-gotovi-dopomogty-ukrayini-u-rozminuvanni-terytorij/" text:style-name="Internet_20_link" text:visited-style-name="Visited_20_Internet_20_Link">
https://armyinform.com.ua/2023/05/16/estonski-sapery-gotovi-dopomogty-ukrayini-u-rozminuvanni-terytorij/</text:a>
</text:p>
      <!--NEWS-->
      <text:h text:style-name="P10" text:outline-level="1">
<text:span text:style-name="T4">
рф не заспокоїться, допоки існуватиме в нинішніх межах — Олексій Данілов</text:span>
</text:h>
      <text:p text:style-name="P4">
Author: ['АРМІЯINFORM']</text:p>
      <text:p text:style-name="P4">
Time: 2023-05-16T39:00:00-04:00</text:p>
      <text:p text:style-name="P4">
Description: рф — беззаперечний лідер за кількістю створених конфліктів у світі, і не заспокоїтьс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7094697_143386455384204_6070686055080527656_n.jpg" text:style-name="Internet_20_link" text:visited-style-name="Visited_20_Internet_20_Link">
347094697_143386455384204_6070686055080527656_n.jpg</text:a>
']</text:p>
      <text:p text:style-name="P4">
Tags: ['ОЛЕКСІЙ ДАНІЛОВ', 'РНБО']</text:p>
      <text:p text:style-name="P4">
Category: News</text:p>
      <!--METADATA-->
      <text:p text:style-name="P4">
<draw:frame draw:style-name="fr1" draw:name="Image244" text:anchor-type="as-char" svg:width="6.9236in" svg:height="4.615733in" draw:z-index="0">
<draw:image xlink:href="../Images/AРМІЯINFORM/2023-05-16T39-00-00-04-00/347094697_143386455384204_6070686055080527656_n.jpg" xlink:type="simple" xlink:show="embed" xlink:actuate="onLoad" draw:mime-type="image/jpeg"/>
</draw:frame>
Sekretarz Rady Bezpieczeństwa Narodowego i Obrony Ukrainy Ołeksij Daniłowpodczas wywiadu w Kijowie, Ukraina, 22 marca 2023</text:p>
      <text:p text:style-name="P4">
рф — беззаперечний лідер за кількістю створених конфліктів у світі, і незаспокоїться, допоки існуватиме в нинішніх межах. На цьому наголосив СекретарРади національної безпеки і оборони України Олексій Данілов у інтерв’ю дляпроєкту «Факти тижня» на телеканалі ICTV у понеділок, 15 травня 2023 року.</text:p>
      <text:p text:style-name="P4">
«Чечня на сьогодні окупована рф. У 2008 році путін вчинив акт агресії стосовнонезалежної Грузії. Влітку 2014 року російський військовий ЗРК БУК знищивцивільний літак. У 2014 році росіяни вдерлися в нашу країну…» — нагадавДанілов.</text:p>
      <text:p text:style-name="P4">
На жаль, зауважив Секретар РНБО, цивілізований світ тоді «хвилювався,турбувався, але жодних рішень стосовно країни-агресора не ухвалював».</text:p>
      <text:p text:style-name="P4">
На сьогодні, акцентував він, «у Заходу немає рішення щодо майбутнього росіїпісля війни», бо він «є заручником ілюзій про потужність росії через ядернийпотенціал».</text:p>
      <text:p text:style-name="P4">
«Якщо хтось вважає, що росія має лишитися в тому ж вигляді, в якому вона буладо війни, після нашої перемоги, тоді постає питання активізації російськогошовінізму, імперіалізму», — сказав Олексій Данілов, додавши, що тоді рфпротягом короткого проміжку часу вдасться до агресії щодо іншої країни. «Вонине заспокояться, якщо будуть існувати в тих межах, в яких вони існують», —резюмував він.</text:p>
      <text:p text:style-name="P4">
Source: <text:a xlink:type="simple" xlink:href="https://armyinform.com.ua/2023/05/16/rf-ne-zaspokoyitsya-dopoky-isnuvatyme-v-nynishnih-mezhah-oleksij-danilov/" text:style-name="Internet_20_link" text:visited-style-name="Visited_20_Internet_20_Link">
https://armyinform.com.ua/2023/05/16/rf-ne-zaspokoyitsya-dopoky-isnuvatyme-v-nynishnih-mezhah-oleksij-danilov/</text:a>
</text:p>
      <!--NEWS-->
      <text:h text:style-name="P10" text:outline-level="1">
<text:span text:style-name="T4">
На тимчасово окупованих територіях півдня України залишається понад 150 тисяч окупантів</text:span>
</text:h>
      <text:p text:style-name="P4">
Author: ['АРМІЯINFORM']</text:p>
      <text:p text:style-name="P4">
Time: 2023-05-16T40:00:00-04:00</text:p>
      <text:p text:style-name="P4">
Description: Держава-агресор росія примусово вивозить цивільне населення з окупованих територі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20230515-01.jpg" text:style-name="Internet_20_link" text:visited-style-name="Visited_20_Internet_20_Link">
20230515-01.jpg</text:a>
']</text:p>
      <text:p text:style-name="P4">
Tags: ['ГУР МО УКРАЇНИ']</text:p>
      <text:p text:style-name="P4">
Category: News</text:p>
      <!--METADATA-->
      <text:p text:style-name="P4">
<draw:frame draw:style-name="fr1" draw:name="Image245" text:anchor-type="as-char" svg:width="6.9236in" svg:height="4.367638in" draw:z-index="0">
<draw:image xlink:href="../Images/AРМІЯINFORM/2023-05-16T40-00-00-04-00/20230515-01.jpg" xlink:type="simple" xlink:show="embed" xlink:actuate="onLoad" draw:mime-type="image/jpeg"/>
</draw:frame>
</text:p>
      <text:p text:style-name="P4">
Держава-агресор росія примусово вивозить цивільне населення з окупованихтериторій Херсонської та Запорізької областей, зокрема й персонал захопленоїАЕС в Енергодарі.</text:p>
      <text:p text:style-name="P4">
«Мова йде про людей, які або свідомо працювали на агресора, або були змушеніце робити. Їм розповідають, що там скоро почнуться бойові дії, що цю територіюнібито будуть обстрілювати та бомбити, тому переконують виїжджати та працюватидалі з росіянами», — розповів виданню РБК-Україна представник Головногоуправління розвідки Міністерства оборони України Андрій Черняк.</text:p>
      <text:p text:style-name="P4">
За словами представника воєнної розвідки України, так звану евакуацію зокупованих територій півдня України росіяни використовують як ширму дляпроведення контррозвідувальних та фільтраційних заходів: «Вони, по-перше, нехочуть, щоб населення могло спостерігати за їхньою підготовкою до боїв — тобтоце певні контррозвідувальні заходи. Це також і фільтраційні заходи, оскільки,насамперед, відбувається примусовий вивіз проукраїнського населення. І по-третє, росіяни бояться проведення на цих територіях якогось партизанськогоруху і внутрішнього спротиву», — зазначив Андрій Черняк.</text:p>
      <text:p text:style-name="P4">
Водночас представник ГУР МО України<text:a xlink:type="simple" xlink:href="https://www.rbc.ua/rus/news/zhest-dobroyi-voli-chi-pochali-rosiyani-tikati-1684096645.html" text:style-name="Internet_20_link" text:visited-style-name="Visited_20_Internet_20_Link">
повідомив</text:a>
, що відведення російських бойових підрозділівні із Запорізької, ні з Херсонської областей наразі не фіксують. На окупованихтериторіях цих двох регіонів зараз зосереджено орієнтовно 152 тисячі особовогоскладу ворожих військ, і всі їхні дії вказують на те, що вони готуються дооборони.</text:p>
      <text:p text:style-name="P4">
Source: <text:a xlink:type="simple" xlink:href="https://armyinform.com.ua/2023/05/16/na-okupovanyh-terytoriyah-pivdnya-ukrayiny-zalyshayetsya-ponad-150-tysyach-okupantiv/" text:style-name="Internet_20_link" text:visited-style-name="Visited_20_Internet_20_Link">
https://armyinform.com.ua/2023/05/16/na-okupovanyh-terytoriyah-pivdnya-ukrayiny-zalyshayetsya-ponad-150-tysyach-okupantiv/</text:a>
</text:p>
      <!--NEWS-->
      <text:h text:style-name="P10" text:outline-level="1">
<text:span text:style-name="T4">
За сприяння Мінреінтеграції здійснено переклад низки конвенцій з міжнародного гуманітарного права</text:span>
</text:h>
      <text:p text:style-name="P4">
Author: ['АРМІЯINFORM']</text:p>
      <text:p text:style-name="P4">
Time: 2023-05-16T41:00:00-04:00</text:p>
      <text:p text:style-name="P4">
Description: Для ефективного застосування на практиці норм міжнародного гуманітарного прав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1-51-1.jpg" text:style-name="Internet_20_link" text:visited-style-name="Visited_20_Internet_20_Link">
1-51-1.jpg</text:a>
']</text:p>
      <text:p text:style-name="P4">
Tags: []</text:p>
      <text:p text:style-name="P4">
Category: News</text:p>
      <!--METADATA-->
      <text:p text:style-name="P4">
<draw:frame draw:style-name="fr1" draw:name="Image246" text:anchor-type="as-char" svg:width="6.9236in" svg:height="4.038767in" draw:z-index="0">
<draw:image xlink:href="../Images/AРМІЯINFORM/2023-05-16T41-00-00-04-00/1-51-1.jpg" xlink:type="simple" xlink:show="embed" xlink:actuate="onLoad" draw:mime-type="image/jpeg"/>
</draw:frame>
</text:p>
      <text:p text:style-name="P4">
Для ефективного застосування на практиці норм міжнародного гуманітарного праваМінреінтеграції організувало переклад українською мовою 29 чинних міжнароднихдоговорів України. Про це <text:a xlink:type="simple" xlink:href="https://minre.gov.ua/2023/05/15/za-spryyannya-minreintegracziyi-zdijsneno-pereklad-nyzky-konvenczij-z-mizhnarodnogo-gumanitarnogo-prava/" text:style-name="Internet_20_link" text:visited-style-name="Visited_20_Internet_20_Link">
повідомляється</text:a>
 на сайті Мінреінтеграції.</text:p>
      <text:p text:style-name="P4">
<text:span text:style-name="T4">
Серед них, зокрема:</text:span>
</text:p>
      <text:p text:style-name="P4">
<text:span text:style-name="T5">
– Протоколи до Женевських конвенцій, що стосуються захисту жертв міжнароднихта неміжнародних збройних конфліктів;</text:span>
</text:p>
      <text:p text:style-name="P4">
<text:span text:style-name="T5">
– Конвенція про попередження злочину геноциду та покарання за нього;</text:span>
</text:p>
      <text:p text:style-name="P4">
<text:span text:style-name="T5">
– Протокол про захист культурних цінностей у випадку збройного конфлікту;</text:span>
</text:p>
      <text:p text:style-name="P4">
<text:span text:style-name="T5">
– Конвенція про заборону або обмеження використання певних видів звичайноїзброї, які можуть вважатися такими, що завдають надмірних ушкоджень або маютьневибіркову дію;</text:span>
</text:p>
      <text:p text:style-name="P4">
<text:span text:style-name="T5">
– Статут ООН і Статут Міжнародного суду ООН;</text:span>
</text:p>
      <text:p text:style-name="P4">
<text:span text:style-name="T5">
– Конвенція про поліпшення долі поранених і хворих у діючих арміях;</text:span>
</text:p>
      <text:p text:style-name="P4">
<text:span text:style-name="T5">
– Женевська конвенція про поводження з військовополоненими;</text:span>
</text:p>
      <text:p text:style-name="P4">
<text:span text:style-name="T5">
– Конвенція про захист цивільного населення під час війни;</text:span>
</text:p>
      <text:p text:style-name="P4">
<text:span text:style-name="T5">
– Протокол про заборону використання задушливих, отруйних або інших газів, атакож бактеріологічних методів ведення війни;</text:span>
</text:p>
      <text:p text:style-name="P4">
<text:span text:style-name="T5">
– Протокол про заборону або обмеження використання мін, мін-пасток та іншихпристроїв.</text:span>
</text:p>
      <text:p text:style-name="P4">
Це стало необхідним, оскільки більшість зазначених документів в Україні абовзагалі не мали перекладу, або мали застарілу, ще радянську версію. Це недозволяло коректно застосовувати вказані норми українськими правниками,військовими й органами влади.</text:p>
      <text:p text:style-name="P4">
Переклад здійснювало ТОВ «Компанія «Про-Консалтінг», з яким Мінреінтеграціїуклало відповідний Меморандум.</text:p>
      <text:p text:style-name="P4">
Документи, а це понад 200 сторінок текстів, вже направлені до МЗС дляофіційного затвердження.</text:p>
      <text:p text:style-name="P4">
Source: <text:a xlink:type="simple" xlink:href="https://armyinform.com.ua/2023/05/16/za-spryyannya-minreintegracziyi-zdijsneno-pereklad-nyzky-konvenczij-z-mizhnarodnogo-gumanitarnogo-prava/" text:style-name="Internet_20_link" text:visited-style-name="Visited_20_Internet_20_Link">
https://armyinform.com.ua/2023/05/16/za-spryyannya-minreintegracziyi-zdijsneno-pereklad-nyzky-konvenczij-z-mizhnarodnogo-gumanitarnogo-prava/</text:a>
</text:p>
      <!--NEWS-->
      <text:h text:style-name="P10" text:outline-level="1">
<text:span text:style-name="T4">
«Подъехала машина вагнеровцев. Я не знаю, где моя Оксана теперь» — перехоплення ГУР</text:span>
</text:h>
      <text:p text:style-name="P4">
Author: ['АРМІЯINFORM']</text:p>
      <text:p text:style-name="P4">
Time: 2023-05-16T42:00:00-04:00</text:p>
      <text:p text:style-name="P4">
Description: Жінка (цивільна) з Сєвєродонецька в телефонній розмові розповідає про викраде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text:p>
      <text:p text:style-name="P4">
Category: News</text:p>
      <!--METADATA-->
      <text:p text:style-name="P4">
Жінка (цивільна) з Сєвєродонецька в телефонній розмові розповідає провикрадення “вагнерівцями” двох цивільних мешканців та незаконне привласненняавтівки.</text:p>
      <text:p text:style-name="P4">
Source: <text:a xlink:type="simple" xlink:href="https://armyinform.com.ua/2023/05/16/pod%d1%8aehala-mashyna-vagnerovczev-ya-ne-znayu-gde-moya-oksana-teper-perehoplennya-gur/" text:style-name="Internet_20_link" text:visited-style-name="Visited_20_Internet_20_Link">
https://armyinform.com.ua/2023/05/16/pod%d1%8aehala-mashyna-vagnerovczev-ya-ne-znayu-gde-moya-oksana-teper-perehoplennya-gur/</text:a>
</text:p>
      <!--NEWS-->
      <text:h text:style-name="P10" text:outline-level="1">
<text:span text:style-name="T4">
Ракетні війська та артилерія Сил оборони уразили 3 пункти управління, 5 станцій РЕБ і склад з боєприпасами росіян</text:span>
</text:h>
      <text:p text:style-name="P4">
Author: ['АРМІЯINFORM']</text:p>
      <text:p text:style-name="P4">
Time: 2023-05-16T43:00:00-04:00</text:p>
      <text:p text:style-name="P4">
Description: Про це повідомляє Генеральний штаб ЗС України.    «Авіація Сил оборони за минулу доб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9/raketni-vijska-ta-artyleriya-nazemnyh-ugrupovan-vijsk.jpg" text:style-name="Internet_20_link" text:visited-style-name="Visited_20_Internet_20_Link">
raketni-vijska-ta-artyleriya-nazemnyh-ugrupovan-vijsk.jpg</text:a>
']</text:p>
      <text:p text:style-name="P4">
Tags: ['STOPRUSSIA', 'АГРЕСІЯ РФ', 'ВТОРГНЕННЯ РФ', 'ГШ ЗСУ', 'ХРОНІКА ОБОРОНИ']</text:p>
      <text:p text:style-name="P4">
Category: News</text:p>
      <!--METADATA-->
      <text:p text:style-name="P4">
<draw:frame draw:style-name="fr1" draw:name="Image247" text:anchor-type="as-char" svg:width="6.9236in" svg:height="3.80798in" draw:z-index="0">
<draw:image xlink:href="../Images/AРМІЯINFORM/2023-05-16T43-00-00-04-00/raketni-vijska-ta-artyleriya-nazemnyh-ugrupovan-vijsk.jpg" xlink:type="simple" xlink:show="embed" xlink:actuate="onLoad" draw:mime-type="image/jpeg"/>
</draw:frame>
 Ілюстративне фото <text:span text:style-name="T4">
🔥 Ситуація щодоросійського вторгнення</text:span>
</text:p>
      <text:p text:style-name="P4">
Про це<text:a xlink:type="simple" xlink:href="https://www.facebook.com/GeneralStaff.ua/posts/pfbid028MHhpMPaV3WsNBYTyVg7XQkxSN7By19R61FnUTagCm5Ksv18eyFCWp7B5DCFAgqvl" text:style-name="Internet_20_link" text:visited-style-name="Visited_20_Internet_20_Link">
повідомляє</text:a>
Генеральний штаб ЗС України.</text:p>
      <text:p text:style-name="P4">
«Авіація Сил оборони за минулу добу завдала 9 ударів по районах зосередженняособового складу та військової техніки противника, а також 7 — по зенітно-ракетних комплексах противника. Знищено 6 ударних БПЛА різних типів. Апідрозділи ракетних військ і артилерії уразили 3 пункти управління, 5 районівзосередження живої сили, 4 артилерійських підрозділи на вогневих позиціях,зенітно-ракетний комплекс, 5 станцій радіоелектронної боротьби, а також складбоєприпасів ворога. Підтримуйте Збройні Сили! Переможемо! Слава Україні!», —йдеться в повідомленні.</text:p>
      <text:p text:style-name="P4">
Source: <text:a xlink:type="simple" xlink:href="https://armyinform.com.ua/2023/05/16/raketni-vijska-i-artyleriya-syl-oborony-vrazyly-3-punkty-upravlinnya-5-stanczij-reb-ta-sklad-z-boyeprypasamy-rosiyan/" text:style-name="Internet_20_link" text:visited-style-name="Visited_20_Internet_20_Link">
https://armyinform.com.ua/2023/05/16/raketni-vijska-i-artyleriya-syl-oborony-vrazyly-3-punkty-upravlinnya-5-stanczij-reb-ta-sklad-z-boyeprypasamy-rosiyan/</text:a>
</text:p>
      <!--NEWS-->
      <text:h text:style-name="P10" text:outline-level="1">
<text:span text:style-name="T4">
Цієї доби окупанти знову завдали масованого удару по Україні, застосували ракети різних типів</text:span>
</text:h>
      <text:p text:style-name="P4">
Author: ['АРМІЯINFORM']</text:p>
      <text:p text:style-name="P4">
Time: 2023-05-16T44:00:00-04:00</text:p>
      <text:p text:style-name="P4">
Description: Про це повідомляє Генеральний штаб ЗС України.    «Розпочалася чотириста сорок сьом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raketnyj-udar.jpg" text:style-name="Internet_20_link" text:visited-style-name="Visited_20_Internet_20_Link">
raketnyj-udar.jpg</text:a>
']</text:p>
      <text:p text:style-name="P4">
Tags: ['STOPRUSSIA', 'АГРЕСІЯ РФ', 'ВТОРГНЕННЯ РФ', 'ГШ ЗСУ']</text:p>
      <text:p text:style-name="P4">
Category: News</text:p>
      <!--METADATA-->
      <text:p text:style-name="P4">
<draw:frame draw:style-name="fr1" draw:name="Image248" text:anchor-type="as-char" svg:width="6.9236in" svg:height="3.893007in" draw:z-index="0">
<draw:image xlink:href="../Images/AРМІЯINFORM/2023-05-16T44-00-00-04-00/raketnyj-udar.jpg" xlink:type="simple" xlink:show="embed" xlink:actuate="onLoad" draw:mime-type="image/jpeg"/>
</draw:frame>
<text:span text:style-name="T4">
🔥 Ситуація щодо російського вторгнення</text:span>
</text:p>
      <text:p text:style-name="P4">
Про це<text:a xlink:type="simple" xlink:href="https://www.facebook.com/GeneralStaff.ua/posts/pfbid028MHhpMPaV3WsNBYTyVg7XQkxSN7By19R61FnUTagCm5Ksv18eyFCWp7B5DCFAgqvl" text:style-name="Internet_20_link" text:visited-style-name="Visited_20_Internet_20_Link">
повідомляє</text:a>
Генеральний штаб ЗС України.</text:p>
      <text:p text:style-name="P4">
«Розпочалася чотириста сорок сьома доба широкомасштабної збройної агресіїросійської федерації проти нашої держави.</text:p>
      <text:p text:style-name="P4">
Цієї доби противник знову завдав масованого удару по Україні, застосувавракети різних типів. Детальна інформація буде надана згодом.</text:p>
      <text:p text:style-name="P4">
Протягом минулої доби зафіксовано 2 ракетних удари по Костянтинівці Донецькоїобласті із застосуванням ворогом ЗРК С-300. Крім того російська федераціязавдала 48 авіаційних ударів та здійснила більш як 50 обстрілів з реактивнихсистем залпового вогню.</text:p>
      <text:p text:style-name="P4">
Ймовірність подальших ракетних та авіаційних ударів по всій території Українизалишається високою, адже ворог не припиняє тактику терору», — йдеться вповідомленні.</text:p>
      <text:p text:style-name="P4">
Source: <text:a xlink:type="simple" xlink:href="https://armyinform.com.ua/2023/05/16/cziyeyi-doby-okupanty-znovu-zavdaly-masovanogo-udaru-po-ukrayini-zastosuvaly-rakety-riznyh-typiv/" text:style-name="Internet_20_link" text:visited-style-name="Visited_20_Internet_20_Link">
https://armyinform.com.ua/2023/05/16/cziyeyi-doby-okupanty-znovu-zavdaly-masovanogo-udaru-po-ukrayini-zastosuvaly-rakety-riznyh-typiv/</text:a>
</text:p>
      <!--NEWS-->
      <text:h text:style-name="P10" text:outline-level="1">
<text:span text:style-name="T4">
На 4 ділянках фронту минулої доби відбулося 49 бойових зіткнень</text:span>
</text:h>
      <text:p text:style-name="P4">
Author: ['АРМІЯINFORM']</text:p>
      <text:p text:style-name="P4">
Time: 2023-05-16T45:00:00-04:00</text:p>
      <text:p text:style-name="P4">
Description: Про це повідомляє Генеральний штаб ЗС України.    «Противник зосереджує основ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6602943_930746711458657_3803960496336145141_n.jpg" text:style-name="Internet_20_link" text:visited-style-name="Visited_20_Internet_20_Link">
346602943_930746711458657_3803960496336145141_n.jpg</text:a>
']</text:p>
      <text:p text:style-name="P4">
Tags: ['STOPRUSSIA', 'АГРЕСІЯ РФ', 'ВТОРГНЕННЯ РФ', 'ГШ ЗСУ']</text:p>
      <text:p text:style-name="P4">
Category: News</text:p>
      <!--METADATA-->
      <text:p text:style-name="P4">
<draw:frame draw:style-name="fr1" draw:name="Image249" text:anchor-type="as-char" svg:width="6.9236in" svg:height="4.622945in" draw:z-index="0">
<draw:image xlink:href="../Images/AРМІЯINFORM/2023-05-16T45-00-00-04-00/346602943_930746711458657_3803960496336145141_n.jpg" xlink:type="simple" xlink:show="embed" xlink:actuate="onLoad" draw:mime-type="image/jpeg"/>
</draw:frame>
Ілюстративнне фото <text:span text:style-name="T4">
🔥 Ситуація щодо російського вторгнення</text:span>
</text:p>
      <text:p text:style-name="P4">
Про це<text:a xlink:type="simple" xlink:href="https://www.facebook.com/GeneralStaff.ua/posts/pfbid028MHhpMPaV3WsNBYTyVg7XQkxSN7By19R61FnUTagCm5Ksv18eyFCWp7B5DCFAgqvl" text:style-name="Internet_20_link" text:visited-style-name="Visited_20_Internet_20_Link">
повідомляє</text:a>
Генеральний штаб ЗС України.</text:p>
      <text:p text:style-name="P4">
«Противник зосереджує основні зусилля на Лиманському, Бахмутському,Авдіївському та Мар’їнському напрямках. Минулої доби відбулось 49 бойовихзіткнень на зазначених ділянках фронту. В епіцентрі бойових дій і надалізалишаються Бахмут та Мар’їнка.</text:p>
      <text:p text:style-name="P4">
<text:span text:style-name="T4">
На Волинському та Поліському напрямках</text:span>
 ознак формування наступальнихугруповань ворога не виявлено.</text:p>
      <text:p text:style-name="P4">
<text:span text:style-name="T4">
На Сіверському та Слобожанському напрямках</text:span>
 противник здійснив мінометні таартилерійські обстріли населених пунктів Єліне, Медведівка і Мурав’їЧернігівської області; Вовківка, Манухівка, Стукалівка, Іскрисківщина,Волфине, Шпиль і Степок Сумської області, а також Козача Лопань, Гоптівка,Лук’янці, Гатище, Бударки, Нестерне, Кругле, Землянки, Стариця на Харківщині.</text:p>
      <text:p text:style-name="P4">
<text:span text:style-name="T4">
На Куп’янському напрямку</text:span>
 противник не припиняє спроб покращити тактичнеположення. Минулої доби вів безуспішні наступальні дії в районах Масютівки таНовоселівського. Завдав авіаційного удару в районі Кислівки. Артилерійських тамінометних обстрілів зазнали Дворічанське, Кам’янка, Красне Перше,Митрофанівка, Фиголівка, Новомлинськ, Дворічна, Западне, Кіндрашівка,Куп’янськ, Кислівка, Табаївка, Берестове Харківської області та СтельмахівкаЛуганської області.</text:p>
      <text:p text:style-name="P4">
<text:span text:style-name="T4">
На Лиманському напрямку</text:span>
 протягом минулої доби ворог наступальних дій непроводив. Завдав авіаційного удару в районі Спірного. Артилерійських обстрілівзазнали, зокрема, Макіївка та Білогорівка Луганської області іВерхньокам’янське та Спірне — Донецької.</text:p>
      <text:p text:style-name="P4">
<text:span text:style-name="T4">
На Бахмутському напрямку</text:span>
 ворог продовжує вести наступальні дії. Триваютьважкі бої за Бахмут. До того ж, протягом доби, що минула, противник вівбезуспішні наступальні дії у напрямку населеного пункту Іванівське. Відворожих обстрілів постраждали Григорівка, Богданівка, Бахмут, Іванівське,Ступочки, Дружба, Олександро-Шультине, Північне, Залізне, Петрівка, Торецьк таНью-Йорк Донецької області.</text:p>
      <text:p text:style-name="P4">
На Авдіївському напрямку противник вів наступальні дії поблизу Авдіївки,успіху не мав. Завдав авіаційних ударів по Авдіївці, обстріляв з артилеріїСтепове, Ласточкине, Авдіївку, Первомайське та Карлівку Донецької області.</text:p>
      <text:p text:style-name="P4">
<text:span text:style-name="T4">
На Мар’їнському напрямку</text:span>
 підрозділи сил оборони відбили численні атакипротивника в районі міста Мар’їнка. В той же час, ворожих обстрілів зазналиКрасногорівка, Гостре, Георгіївка, Мар’їнка та Новомихайлівка Донецькоїобласті.</text:p>
      <text:p text:style-name="P4">
<text:span text:style-name="T4">
На Шахтарському напрямку</text:span>
 протягом минулої доби ворог здійснив обстрілинаселених пунктів. Серед них — Вугледар, Пречистівка, Новоукраїнка таШахтарське.</text:p>
      <text:p text:style-name="P4">
<text:span text:style-name="T4">
На Запорізькому та Херсонському напрямках</text:span>
 противник продовжує вестиоборонні дії. Завдав авіаційних ударів по населених пунктах Вільне ПолеДонецької області; Мала Токмачка — Запорізької та Станіслав і Кізомис наХерсонщині. Поміж тим, здійснив обстріли населених пунктів Бурлацьке, ВільнеПоле, Новопіль Донецької області; Ольгівське, Малинівка, Гуляйполе,Залізничне, Гуляйпільське, Білогір’я, Мала Токмачка, Оріхів та Кам’янськеЗапорізької області; Нікополь Дніпропетровської області, а також містаХерсон», — йдеться в повідомленні.</text:p>
      <text:p text:style-name="P4">
Source: <text:a xlink:type="simple" xlink:href="https://armyinform.com.ua/2023/05/16/na-4-dilyankah-frontu-mynuloyi-doby-vidbulosya-49-bojovyh-zitknen/" text:style-name="Internet_20_link" text:visited-style-name="Visited_20_Internet_20_Link">
https://armyinform.com.ua/2023/05/16/na-4-dilyankah-frontu-mynuloyi-doby-vidbulosya-49-bojovyh-zitknen/</text:a>
</text:p>
      <!--NEWS-->
      <text:h text:style-name="P10" text:outline-level="1">
<text:span text:style-name="T4">
На Донеччині рашисти продовжують використовувати школи для базування своєї техніки та солдатів</text:span>
</text:h>
      <text:p text:style-name="P4">
Author: ['АРМІЯINFORM']</text:p>
      <text:p text:style-name="P4">
Time: 2023-05-16T46:00:00-04:00</text:p>
      <text:p text:style-name="P4">
Description: Про це повідомляє Генеральний штаб ЗС України.    «Противник і надалі продовжує...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4/foto-navkolo-shkoly_6.jpg" text:style-name="Internet_20_link" text:visited-style-name="Visited_20_Internet_20_Link">
foto-navkolo-shkoly_6.jpg</text:a>
']</text:p>
      <text:p text:style-name="P4">
Tags: []</text:p>
      <text:p text:style-name="P4">
Category: News</text:p>
      <!--METADATA-->
      <text:p text:style-name="P4">
<draw:frame draw:style-name="fr1" draw:name="Image250" text:anchor-type="as-char" svg:width="6.9236in" svg:height="4.615733in" draw:z-index="0">
<draw:image xlink:href="../Images/AРМІЯINFORM/2023-05-16T46-00-00-04-00/foto-navkolo-shkoly_6.jpg" xlink:type="simple" xlink:show="embed" xlink:actuate="onLoad" draw:mime-type="image/jpeg"/>
</draw:frame>
 Ілюстративне фото <text:span text:style-name="T4">
🔥 Ситуація щодо російського вторгнення</text:span>
</text:p>
      <text:p text:style-name="P4">
Про це<text:a xlink:type="simple" xlink:href="https://www.facebook.com/GeneralStaff.ua/posts/pfbid028MHhpMPaV3WsNBYTyVg7XQkxSN7By19R61FnUTagCm5Ksv18eyFCWp7B5DCFAgqvl" text:style-name="Internet_20_link" text:visited-style-name="Visited_20_Internet_20_Link">
повідомляє</text:a>
Генеральний штаб ЗС України.</text:p>
      <text:p text:style-name="P4">
«Противник і надалі продовжує цинічно використовувати заклади освіти тимчасовоокупованих населених пунктів у своїх цілях. Так, будівлі однієї із місцевихшкіл міста Ясинувата Донецької області, російські окупанти використовують длярозміщення особового складу. У дворі школи схована військова техніка,підвальні приміщення служать як укриття», — йдеться в повідомленні.</text:p>
      <text:p text:style-name="P4">
Source: <text:a xlink:type="simple" xlink:href="https://armyinform.com.ua/2023/05/16/na-donechchyni-rashysty-prodovzhuyut-vykorystovuvaty-shkoly-dlya-bazuvannya-svoyeyi-tehniky-ta-soldat/" text:style-name="Internet_20_link" text:visited-style-name="Visited_20_Internet_20_Link">
https://armyinform.com.ua/2023/05/16/na-donechchyni-rashysty-prodovzhuyut-vykorystovuvaty-shkoly-dlya-bazuvannya-svoyeyi-tehniky-ta-soldat/</text:a>
</text:p>
      <!--NEWS-->
      <text:h text:style-name="P10" text:outline-level="1">
<text:span text:style-name="T4">
Українські захисники за добу ліквідували понад 500 окупантів, знищили 13 артсистем і 12 ББМ</text:span>
</text:h>
      <text:p text:style-name="P4">
Author: ['АРМІЯINFORM']</text:p>
      <text:p text:style-name="P4">
Time: 2023-05-16T47:00:00-04:00</text:p>
      <text:p text:style-name="P4">
Description: Загальні бойові втрати противника з 24.02.22 по 16.05.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7148123a-7f0f-43dc-b3e8-9894ac49552f-scaled.jpg" text:style-name="Internet_20_link" text:visited-style-name="Visited_20_Internet_20_Link">
7148123a-7f0f-43dc-b3e8-9894ac49552f-scaled.jpg</text:a>
']</text:p>
      <text:p text:style-name="P4">
Tags: ['STOPRUSSIA', 'АГРЕСІЯ РФ', 'ВТОРГНЕННЯ РФ', 'ВТРАТИ ВОРОГА', 'ГШ ЗСУ']</text:p>
      <text:p text:style-name="P4">
Category: News</text:p>
      <!--METADATA-->
      <text:p text:style-name="P4">
<draw:frame draw:style-name="fr1" draw:name="Image251" text:anchor-type="as-char" svg:width="6.9236in" svg:height="6.969757in" draw:z-index="0">
<draw:image xlink:href="../Images/AРМІЯINFORM/2023-05-16T47-00-00-04-00/7148123a-7f0f-43dc-b3e8-9894ac49552f-scaled.jpg" xlink:type="simple" xlink:show="embed" xlink:actuate="onLoad" draw:mime-type="image/jpeg"/>
</draw:frame>
</text:p>
      <text:p text:style-name="P4">
Загальні бойові втрати противника з 24.02.22 по 16.05.23 орієнтовностановлять:</text:p>
      <ul>
        <li>
<text:span text:style-name="T4">
особового складу ‒</text:span>
 199980 (+520) осіб ліквідовано  * <text:span text:style-name="T4">
танків ‒</text:span>
 3762 (+3)  * <text:span text:style-name="T4">
бойових броньованих машин ‒</text:span>
 7348 (+12)  * <text:span text:style-name="T4">
артилерійських систем ‒</text:span>
 3150 (+13)  * <text:span text:style-name="T4">
РСЗВ ‒</text:span>
 562 (0)  * <text:span text:style-name="T4">
засоби ППО ‒</text:span>
 316 (0)  * <text:span text:style-name="T4">
літаків ‒</text:span>
 308 (0)  * <text:span text:style-name="T4">
гелікоптерів ‒</text:span>
 294 (0)  * <text:span text:style-name="T4">
БПЛА оперативно-тактичного рівня ‒</text:span>
 2732 (+12)  * <text:span text:style-name="T4">
крилаті ракети ‒</text:span>
 973 (0)  * <text:span text:style-name="T4">
кораблі / катери ‒</text:span>
 18 (0)  * <text:span text:style-name="T4">
автомобільної техніки та автоцистерн ‒</text:span>
 6048 (+14)  * <text:span text:style-name="T4">
спеціальна техніка ‒</text:span>
 410 (+3)</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16.05.23.</text:p>
      <text:p text:style-name="P4">
Source: <text:a xlink:type="simple" xlink:href="https://armyinform.com.ua/2023/05/16/ukrayinski-zahysnyky-za-dobu-likviduvaly-ponad-500-okupantiv-znyshhyly-13-artsystem-i-12-bbm/" text:style-name="Internet_20_link" text:visited-style-name="Visited_20_Internet_20_Link">
https://armyinform.com.ua/2023/05/16/ukrayinski-zahysnyky-za-dobu-likviduvaly-ponad-500-okupantiv-znyshhyly-13-artsystem-i-12-bbm/</text:a>
</text:p>
      <!--NEWS-->
      <text:h text:style-name="P10" text:outline-level="1">
<text:span text:style-name="T4">
В Ужгороді відбулася виїзна зустріч представників Координаційного штабу з родинами полонених захисників</text:span>
</text:h>
      <text:p text:style-name="P4">
Author: ['АРМІЯINFORM']</text:p>
      <text:p text:style-name="P4">
Time: 2023-05-16T48:00:00-04:00</text:p>
      <text:p text:style-name="P4">
Description: Західний регіональний центр Координаційного штабу з питань поводження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16285e02-eba7-486c-9f83-de3bb9570de7.jpg" text:style-name="Internet_20_link" text:visited-style-name="Visited_20_Internet_20_Link">
16285e02-eba7-486c-9f83-de3bb9570de7.jpg</text:a>
']</text:p>
      <text:p text:style-name="P4">
Tags: ['ВІЙСЬКОВОПОЛОНЕНІ', 'КООРДИНАЦІЙНИЙ ШТАБ З ПИТАНЬ ПОВОДЖЕННЯ З ВІЙСЬКОВОПОЛОНЕНИМИ']</text:p>
      <text:p text:style-name="P4">
Category: News</text:p>
      <!--METADATA-->
      <text:p text:style-name="P4">
<draw:frame draw:style-name="fr1" draw:name="Image252" text:anchor-type="as-char" svg:width="6.9236in" svg:height="4.723915in" draw:z-index="0">
<draw:image xlink:href="../Images/AРМІЯINFORM/2023-05-16T48-00-00-04-00/16285e02-eba7-486c-9f83-de3bb9570de7.jpg" xlink:type="simple" xlink:show="embed" xlink:actuate="onLoad" draw:mime-type="image/jpeg"/>
</draw:frame>
</text:p>
      <text:p text:style-name="P4">
Західний регіональний центр Координаційного штабу з питань поводження звійськовополоненими провів виїзну зустріч з родинами полонених та зниклихбезвісти військовослужбовців у м. Ужгород.</text:p>
      <text:p text:style-name="P4">
Про це <text:a xlink:type="simple" xlink:href="https://t.me/Koord_shtab/1056" text:style-name="Internet_20_link" text:visited-style-name="Visited_20_Internet_20_Link">
повідомляє</text:a>
 Координаційний штаб зпитань поводження з військовополоненими.</text:p>
      <text:p text:style-name="P4">
До заходу долучились представники Національної поліції України, радник тапредставник Уповноваженого з питань осіб, зниклих безвісти за особливихобставин, представник Уповноваженого Верховної Ради України з прав людини,Закарпатського обласного ТЦК та СП, Служби безпеки України (Об’єднаний центр),Міжнародного комітету Червоного Хреста та військових частин.</text:p>
      <text:p text:style-name="P4">
Під час зустрічі керівниця Західного регіонального центру Анна Кузюта звернулаувагу на те, що родичам полонених і зниклих безвісти військовослужбовцівважливо зареєструватися в особистому кабінеті на сайті Координаційного штабу.Крім того, вона запевнила, що представники державних структур об’єдналися, щобу ці складні часи реагувати на всі виклики й оперативно допомагати родинамполонених та зниклих безвісти оборонців.</text:p>
      <text:p text:style-name="P4">
«Пріоритетом і найвищою цінністю для держави й для нас із вами є кожна людина,кожне життя, кожен боєць, — підкреслив заступник голови Закарпатської ОВАПетро Добромільський. — У всіх родин свої нелегкі історії, тому підхід допошуків має бути індивідуальним. Ми зібралися тут, щоб з’ясувати кожен окремийвипадок та відповісти на питання родин військовослужбовців».</text:p>
      <text:p text:style-name="P4">
Під час зустрічі обговорили особливості соціального захисту сімей, роботуЄдиного реєстру осіб, зниклих безвісти за особливих обставин, функціонуваннягарячих ліній підтримки, надання безоплатної правової і психологічноїдопомоги.</text:p>
      <text:p text:style-name="P4">
Source: <text:a xlink:type="simple" xlink:href="https://armyinform.com.ua/2023/05/16/v-uzhgorodi-vidbulasya-vyyizna-zustrich-predstavnykiv-koordynaczijnogo-shtabu-z-rodynamy-polonenyh-zahysnykiv/" text:style-name="Internet_20_link" text:visited-style-name="Visited_20_Internet_20_Link">
https://armyinform.com.ua/2023/05/16/v-uzhgorodi-vidbulasya-vyyizna-zustrich-predstavnykiv-koordynaczijnogo-shtabu-z-rodynamy-polonenyh-zahysnykiv/</text:a>
</text:p>
      <!--NEWS-->
      <text:h text:style-name="P10" text:outline-level="1">
<text:span text:style-name="T4">
Сили ППО знищили всі 18 ракет, якими рф атакувала Україну — Головнокомандувач ЗСУ</text:span>
</text:h>
      <text:p text:style-name="P4">
Author: ['АРМІЯINFORM']</text:p>
      <text:p text:style-name="P4">
Time: 2023-05-16T49:00:00-04:00</text:p>
      <text:p text:style-name="P4">
Description: Сили та засоби протиповітряної оборони Повітряних Сил ЗС України знищили всі 18...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5411139639244342142_y-e1684215174149.jpg" text:style-name="Internet_20_link" text:visited-style-name="Visited_20_Internet_20_Link">
photo_5411139639244342142_y-e1684215174149.jpg</text:a>
']</text:p>
      <text:p text:style-name="P4">
Tags: ['ВАЛЕРІЙ ЗАЛУЖНИЙ', 'ГОЛОВНОКОМАНДУВАЧ ЗБРОЙНИХ СИЛ УКРАЇНИ', 'РАКЕТНИЙ УДАР']</text:p>
      <text:p text:style-name="P4">
Category: News</text:p>
      <!--METADATA-->
      <text:p text:style-name="P4">
<draw:frame draw:style-name="fr1" draw:name="Image253" text:anchor-type="as-char" svg:width="6.9236in" svg:height="5.36579in" draw:z-index="0">
<draw:image xlink:href="../Images/AРМІЯINFORM/2023-05-16T49-00-00-04-00/photo_5411139639244342142_y-e1684215174149.jpg" xlink:type="simple" xlink:show="embed" xlink:actuate="onLoad" draw:mime-type="image/jpeg"/>
</draw:frame>
</text:p>
      <text:p text:style-name="P4">
Сили та засоби протиповітряної оборони Повітряних Сил ЗС України знищили всі18 ракет, які ворог випустив по Україні у ніч на 16 травня.</text:p>
      <text:p text:style-name="P4">
Про це <text:a xlink:type="simple" xlink:href="https://t.me/CinCAFU/498" text:style-name="Internet_20_link" text:visited-style-name="Visited_20_Internet_20_Link">
повідомив</text:a>
 Головнокомандувач ЗСУ генералВалерій Залужний.</text:p>
      <text:p text:style-name="P4">
«Близько 03:30 16 травня 2023 року російські окупанти атакували Україну зпівнічного, південного та східного напрямків 18 ракетами різних типівповітряного, морського та наземного базування.</text:p>
      <text:p text:style-name="P4">
З шести літаків МіГ-31К було випущено шість аеробалістичних ракет <text:span text:style-name="T4">
Х-47М2«Кинджал»</text:span>
 , 9 крилатих ракет <text:span text:style-name="T4">
«Калібр»</text:span>
 — з кораблів у Чорному морі та триракети наземного базування <text:span text:style-name="T4">
(С-400, «Іскандер-М»</text:span>
 )», — йдеться уповідомленні.</text:p>
      <text:p text:style-name="P4">
Крім того, українські захисники знищили всі ударні дрони та БПЛА.</text:p>
      <text:p text:style-name="P4">
«У ніч на 16 травня противник атакував ударними дронами типу Shahed-136/131, атакож проводив повітряну розвідку трьома безпілотниками оперативно-тактичногорівня — «Орлан-10», Superсam. Усі — знищені!» — додав генерал ВалерійЗалужний.</text:p>
      <text:p text:style-name="P4">
Source: <text:a xlink:type="simple" xlink:href="https://armyinform.com.ua/2023/05/16/syly-ppo-znyshhyly-usi-18-raket-yakymy-rf-atakuvala-ukrayinu-golovnokomanduvach-zsu/" text:style-name="Internet_20_link" text:visited-style-name="Visited_20_Internet_20_Link">
https://armyinform.com.ua/2023/05/16/syly-ppo-znyshhyly-usi-18-raket-yakymy-rf-atakuvala-ukrayinu-golovnokomanduvach-zsu/</text:a>
</text:p>
      <!--NEWS-->
      <text:h text:style-name="P10" text:outline-level="1">
<text:span text:style-name="T4">
В Україні хвилина мовчання</text:span>
</text:h>
      <text:p text:style-name="P4">
Author: ['АРМІЯINFORM']</text:p>
      <text:p text:style-name="P4">
Time: 2023-05-16T50:00:00-04:00</text:p>
      <text:p text:style-name="P4">
Description: Згідно з указом Президента України Володимира Зеленського № 143/2022, хвилина мовч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candle.gif" text:style-name="Internet_20_link" text:visited-style-name="Visited_20_Internet_20_Link">
candle.gif</text:a>
']</text:p>
      <text:p text:style-name="P4">
Tags: ['STOPRUSSIA', 'АГРЕСІЯ РФ', 'ВТОРГНЕННЯ РФ', 'УКАЗ ПРЕЗИДЕНТА УКРАЇНИ', 'ХВИЛИНА МОВЧАННЯ']</text:p>
      <text:p text:style-name="P4">
Category: News</text:p>
      <!--METADATA-->
      <text:p text:style-name="P4">
<draw:frame draw:style-name="fr1" draw:name="Image254" text:anchor-type="as-char" svg:width="6.9236in" svg:height="3.895992in" draw:z-index="0">
<draw:image xlink:href="../Images/AРМІЯINFORM/2023-05-16T50-00-00-04-00/candle.gif" xlink:type="simple" xlink:show="embed" xlink:actuate="onLoad" draw:mime-type="image/gif"/>
</draw:frame>
</text:p>
      <text:p text:style-name="P4">
Згідно <text:a xlink:type="simple" xlink:href="https://www.president.gov.ua/documents/1432022-41729" text:style-name="Internet_20_link" text:visited-style-name="Visited_20_Internet_20_Link">
з указом ПрезидентаУкраїни</text:a>
 ВолодимираЗеленського № 143/2022, хвилина мовчання проводиться щодня о 9:00, їїоголошують у всіх засобах масової інформації.</text:p>
      <text:p text:style-name="P4">
«З метою вшанування світлої пам’яті, громадянської відваги і самовідданості,сили духу, стійкості та героїчного подвигу воїнів, полеглих під час виконаннябойових завдань із захисту державного суверенітету та територіальноїцілісності України, мирних громадян, які загинули унаслідок збройної агресіїросійської федерації проти України, постановляю: започаткувати проведеннящоденно о 9 годині 00 хвилин загальнонаціональної хвилини мовчання заспіввітчизниками, загиблими внаслідок збройної агресії російської федераціїпроти України, яку оголошувати у всіх засобах масової інформації незалежно відформи власності», — йдеться в документі.</text:p>
      <text:p text:style-name="P4">
Source: <text:a xlink:type="simple" xlink:href="https://armyinform.com.ua/2023/05/16/v-ukrayini-hvylyna-movchannya/" text:style-name="Internet_20_link" text:visited-style-name="Visited_20_Internet_20_Link">
https://armyinform.com.ua/2023/05/16/v-ukrayini-hvylyna-movchannya/</text:a>
</text:p>
      <!--NEWS-->
      <text:h text:style-name="P10" text:outline-level="1">
<text:span text:style-name="T4">
Посол США в Україні подякувала за потужну роботу української ППО</text:span>
</text:h>
      <text:p text:style-name="P4">
Author: ['АРМІЯINFORM']</text:p>
      <text:p text:style-name="P4">
Time: 2023-05-16T51:00:00-04:00</text:p>
      <text:p text:style-name="P4">
Description: Посол США в Україні Бріджит Брінк після серії вибухів у столиці в ніч на 16 трав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bez-nazvanyya.jpg" text:style-name="Internet_20_link" text:visited-style-name="Visited_20_Internet_20_Link">
bez-nazvanyya.jpg</text:a>
']</text:p>
      <text:p text:style-name="P4">
Tags: ['STOPRUSSIA', 'АГРЕСІЯ РФ', 'БРИДЖІТ БРІНК', 'ВТОРГНЕННЯ РФ']</text:p>
      <text:p text:style-name="P4">
Category: News</text:p>
      <!--METADATA-->
      <text:p text:style-name="P4">
<draw:frame draw:style-name="fr1" draw:name="Image255" text:anchor-type="as-char" svg:width="6.9236in" svg:height="4.615733in" draw:z-index="0">
<draw:image xlink:href="../Images/AРМІЯINFORM/2023-05-16T51-00-00-04-00/bez-nazvanyya.jpg" xlink:type="simple" xlink:show="embed" xlink:actuate="onLoad" draw:mime-type="image/jpeg"/>
</draw:frame>
</text:p>
      <text:p text:style-name="P4">
Посол США в Україні Бріджит Брінк після серії вибухів у столиці в ніч на 16травня подякувала за роботу захисникам українського неба.</text:p>
      <text:p text:style-name="P4">
Слова вдячності Бріджит Брінк написала у<text:a xlink:type="simple" xlink:href="https://twitter.com/USAmbKyiv" text:style-name="Internet_20_link" text:visited-style-name="Visited_20_Internet_20_Link">
твіттері</text:a>
.</text:p>
      <text:p text:style-name="P4">
«Вдячна за потужну роботу українських ППО», — зазначила вона.</text:p>
      <text:p text:style-name="P4">
Нагадаємо, за <text:a xlink:type="simple" xlink:href="https://armyinform.com.ua/2023/05/16/syly-ppo-znyshhyly-usi-18-raket-yakymy-rf-atakuvala-ukrayinu-golovnokomanduvach-zsu/" text:style-name="Internet_20_link" text:visited-style-name="Visited_20_Internet_20_Link">
повідомленням</text:a>
Головнокомандувача ЗСУ генерала Валерія Залужного, у ніч на 16 травня сили тазасоби протиповітряної оборони Повітряних Сил ЗС України знищили всі 18 ракет,які ворог випустив по Україні.</text:p>
      <text:p text:style-name="P4">
Source: <text:a xlink:type="simple" xlink:href="https://armyinform.com.ua/2023/05/16/posol-ssha-v-ukrayini-podyakuvala-za-potuzhnu-robotu-ukrayinskoyi-ppo/" text:style-name="Internet_20_link" text:visited-style-name="Visited_20_Internet_20_Link">
https://armyinform.com.ua/2023/05/16/posol-ssha-v-ukrayini-podyakuvala-za-potuzhnu-robotu-ukrayinskoyi-ppo/</text:a>
</text:p>
      <!--NEWS-->
      <text:h text:style-name="P10" text:outline-level="1">
<text:span text:style-name="T4">
Олексій Резніков: Німецька САУ PzH 2000 надасть Україні перевагу на полі бою, окупантам це не сподобається</text:span>
</text:h>
      <text:p text:style-name="P4">
Author: ['АРМІЯINFORM']</text:p>
      <text:p text:style-name="P4">
Time: 2023-05-16T52:00:00-04:00</text:p>
      <text:p text:style-name="P4">
Description: Міністр оборони України Олексій Резніков подякував німецьким друзям за непохитн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5413464685430294037_w-e1684217978421.jpg" text:style-name="Internet_20_link" text:visited-style-name="Visited_20_Internet_20_Link">
photo_5413464685430294037_w-e1684217978421.jpg</text:a>
']</text:p>
      <text:p text:style-name="P4">
Tags: ['ДОПОМОГА ПАРТНЕРІВ', 'ОЛЕКСІЙ РЕЗНІКОВ', 'ОФІЦІЙНО', 'СВІТ ПІДТРИМУЄ УКРАЇНУ']</text:p>
      <text:p text:style-name="P4">
Category: News</text:p>
      <!--METADATA-->
      <text:p text:style-name="P4">
<draw:frame draw:style-name="fr1" draw:name="Image256" text:anchor-type="as-char" svg:width="6.9236in" svg:height="3.859907in" draw:z-index="0">
<draw:image xlink:href="../Images/AРМІЯINFORM/2023-05-16T52-00-00-04-00/photo_5413464685430294037_w-e1684217978421.jpg" xlink:type="simple" xlink:show="embed" xlink:actuate="onLoad" draw:mime-type="image/jpeg"/>
</draw:frame>
</text:p>
      <text:p text:style-name="P4">
Міністр оборони України Олексій Резніков подякував німецьким друзям занепохитну підтримку.</text:p>
      <text:p text:style-name="P4">
«<text:a xlink:type="simple" xlink:href="https://armyinform.com.ua/2022/06/10/pzh-2000-pro-osoblyvosti-nimeczkoyi-samohidnoyi-gaubyczi/" text:style-name="Internet_20_link" text:visited-style-name="Visited_20_Internet_20_Link">
РzH 2000</text:a>
 ( <text:span text:style-name="T5">
самохідна артилерійська установка</text:span>
 <text:span text:style-name="T5">
—ред.</text:span>
 ) надасть значну перевагу на полі бою, і це не сподобається окупантам»,— <text:a xlink:type="simple" xlink:href="https://twitter.com/oleksiireznikov/status/1658351578468737024" text:style-name="Internet_20_link" text:visited-style-name="Visited_20_Internet_20_Link">
зазначив</text:a>
Олексій Резніков.</text:p>
      <text:p text:style-name="P4">
Він додав, що німецька якість у поєднанні з українськими майстерністю таталантом призведуть до перемоги.</text:p>
      <text:p text:style-name="P4">
Нагадаємо, у жовтні 2022 року у ФРН<text:a xlink:type="simple" xlink:href="https://armyinform.com.ua/2022/10/12/nimechchyna-peredast-ukrayini-garmaty-panzerhaubitze-2000-ta-rszv-mars-ii/" text:style-name="Internet_20_link" text:visited-style-name="Visited_20_Internet_20_Link">
заявили</text:a>
, що передадуть Україні самохідніартилерійські установки Panzerhaubitze 2000.</text:p>
      <text:p text:style-name="Quotations">

<text:p text:style-name="P4">
want to thank our 🇩🇪 friends for their unwavering support!  &gt;
 RzH-2000s will make a significant difference on the battlefield, and the&gt;
 occupiers are not going to like it.  &gt;
 German quality + Ukrainian skills and talent = Victory ✌️  &gt;
 🇺🇦🤝🇩🇪&gt;
&gt;
 🎶 Rammstein cover by Grandma's Smuzi&gt;
 <text:a xlink:type="simple" xlink:href="https://t.co/l8P4hpEXC3" text:style-name="Internet_20_link" text:visited-style-name="Visited_20_Internet_20_Link">
pic.twitter.com/l8P4hpEXC3</text:a>
&gt;
&gt;
 -- Oleksii Reznikov (@oleksiireznikov) <text:a xlink:type="simple" xlink:href="https://twitter.com/oleksiireznikov/status/1658351578468737024" text:style-name="Internet_20_link" text:visited-style-name="Visited_20_Internet_20_Link">
May 16,&gt;
 2023</text:a>
</text:p>

</text:p>
      <text:p text:style-name="P4">
Source: <text:a xlink:type="simple" xlink:href="https://armyinform.com.ua/2023/05/16/oleksij-reznikov-nimeczka-sau-pzh-2000-nadast-ukrayini-perevagu-na-poli-boyu-okupantam-cze-ne-spodobayetsya/" text:style-name="Internet_20_link" text:visited-style-name="Visited_20_Internet_20_Link">
https://armyinform.com.ua/2023/05/16/oleksij-reznikov-nimeczka-sau-pzh-2000-nadast-ukrayini-perevagu-na-poli-boyu-okupantam-cze-ne-spodobayetsya/</text:a>
</text:p>
      <!--NEWS-->
      <text:h text:style-name="P10" text:outline-level="1">
<text:span text:style-name="T4">
Наша столиця завжди була пріоритетною ціллю для ворога — Юрій Ігнат</text:span>
</text:h>
      <text:p text:style-name="P4">
Author: ['Олексій Мосейченок']</text:p>
      <text:p text:style-name="P4">
Time: 2023-05-16T53:00:00-04:00</text:p>
      <text:p text:style-name="P4">
Description: Про це в телемарафоні «Єдині новини» повідомив речник Повітряних Сил Збройних Сил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1/rechnyk-ps-zsu-yurij-ignat.jpg" text:style-name="Internet_20_link" text:visited-style-name="Visited_20_Internet_20_Link">
rechnyk-ps-zsu-yurij-ignat.jpg</text:a>
']</text:p>
      <text:p text:style-name="P4">
Tags: ['SHAHED', 'ВТОРГНЕННЯ РФ', 'ЄДИНІ НОВИНИ', 'КАЛІБР', 'МІГ-31К', 'РАКЕТНИЙ ОБСТРІЛ', 'ЮРІЙ ІГНАТ']</text:p>
      <text:p text:style-name="P4">
Category: News</text:p>
      <!--METADATA-->
      <text:p text:style-name="P4">
<draw:frame draw:style-name="fr1" draw:name="Image257" text:anchor-type="as-char" svg:width="6.9236in" svg:height="4.612849in" draw:z-index="0">
<draw:image xlink:href="../Images/AРМІЯINFORM/2023-05-16T53-00-00-04-00/rechnyk-ps-zsu-yurij-ignat.jpg" xlink:type="simple" xlink:show="embed" xlink:actuate="onLoad" draw:mime-type="image/jpeg"/>
</draw:frame>
 Речник Командування Повітряних Сил Збройних Сил України полковникЮрій Ігнат. Ілюстративне фото</text:p>
      <text:p text:style-name="P4">
Про це в телемарафоні <text:a xlink:type="simple" xlink:href="https://www.youtube.com/watch" text:style-name="Internet_20_link" text:visited-style-name="Visited_20_Internet_20_Link">
«Єдиніновини»</text:a>
 повідомив речникПовітряних Сил Збройних Сил України полковник Юрій Ігнат.</text:p>
      <text:p text:style-name="P4">
— У ніч на 16 травня були застосовані 6 аеробалістичих ракет Х-47 із шестилітаків Міг-31К. Вони були спрямовані у бік нашої столиці, але всі булизнищені. Крім того, окупанти атакували й з кораблів у Чорному морі — випущені9 крилатих ракет «Калібр» знищено за маршрутом їхнього слідування, як і триракети наземного базування, що летіли по балістичній траєкторії. Таким чиномпротивник застосував 18 ракет.</text:p>
      <text:p text:style-name="P4">
За словами Юрія Ігната, водночас була відбита атака БПЛА Shahed — знищеношість одиниць та три розвідувальні безпілотники. Київ завжди був і єпріоритетною ціллю для ворога. Найголовніше, що нічну атаку успішно відбито.</text:p>
      <text:p text:style-name="P4">
Source: <text:a xlink:type="simple" xlink:href="https://armyinform.com.ua/2023/05/16/nasha-stolyczya-zavzhdy-bula-priorytetnoyu-czillyu-dlya-voroga-yurij-ignat/" text:style-name="Internet_20_link" text:visited-style-name="Visited_20_Internet_20_Link">
https://armyinform.com.ua/2023/05/16/nasha-stolyczya-zavzhdy-bula-priorytetnoyu-czillyu-dlya-voroga-yurij-ignat/</text:a>
</text:p>
      <!--NEWS-->
      <text:h text:style-name="P10" text:outline-level="1">
<text:span text:style-name="T4">
Україна отримає від Ісландії новий польовий шпиталь</text:span>
</text:h>
      <text:p text:style-name="P4">
Author: ['АРМІЯINFORM']</text:p>
      <text:p text:style-name="P4">
Time: 2023-05-16T54:00:00-04:00</text:p>
      <text:p text:style-name="P4">
Description: Парламент Ісландії підтримав пропозицію про передачу Україні польового шпиталю.    Про ц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obrazets-oblozhky22-1.jpg" text:style-name="Internet_20_link" text:visited-style-name="Visited_20_Internet_20_Link">
obrazets-oblozhky22-1.jpg</text:a>
']</text:p>
      <text:p text:style-name="P4">
Tags: ['ВІЙСЬКОВА ДОПОМОГА УКРАЇНІ', 'ДОПОМОГА ПАРТНЕРІВ', 'ІСЛАНДІЯ', 'ПОЛЬОВИЙ ГОСПІТАЛЬ', 'СВІТ ПІДТРИМУЄ УКРАЇНУ']</text:p>
      <text:p text:style-name="P4">
Category: News</text:p>
      <!--METADATA-->
      <text:p text:style-name="P4">
<draw:frame draw:style-name="fr1" draw:name="Image258" text:anchor-type="as-char" svg:width="6.9236in" svg:height="3.63489in" draw:z-index="0">
<draw:image xlink:href="../Images/AРМІЯINFORM/2023-05-16T54-00-00-04-00/obrazets-oblozhky22-1.jpg" xlink:type="simple" xlink:show="embed" xlink:actuate="onLoad" draw:mime-type="image/jpeg"/>
</draw:frame>
 Ілюстративне фото</text:p>
      <text:p text:style-name="P4">
Парламент Ісландії підтримав пропозицію про передачу Україні польовогошпиталю.</text:p>
      <text:p text:style-name="P4">
Про це<text:a xlink:type="simple" xlink:href="https://twitter.com/katrinjak/status/1658128126663090177" text:style-name="Internet_20_link" text:visited-style-name="Visited_20_Internet_20_Link">
повідомила</text:a>
прем’єр-міністр Ісландії Катрін Якобсдоттір у Твіттері.</text:p>
      <text:p text:style-name="P4">
«Ми дотримуємося рішення допомагати Україні: цей жест є символом нашоїнезмінної солідарності», — написала Катрін Якобсдоттір.</text:p>
      <text:p text:style-name="P4">
Як <text:a xlink:type="simple" xlink:href="https://t.me/verkhovnaradaukrainy/50660" text:style-name="Internet_20_link" text:visited-style-name="Visited_20_Internet_20_Link">
зазначили</text:a>
 у Верховній РадіУкраїни, час виготовлення польового госпіталю становить приблизно 3-4 місяці,орієнтовна вартість майже €9 мільйонів.</text:p>
      <text:p text:style-name="P4">
«Такі мобільні госпіталі корисні як для поранених солдатів, так і дляцивільних осіб, які потребують лікування», — йдеться у повідомленні.</text:p>
      <text:p text:style-name="P4">
Раніше Ісландія <text:a xlink:type="simple" xlink:href="https://armyinform.com.ua/2022/12/21/islandiya-peredala-ukrayinskym-voyinam-12-tys-odynycz-zymovogo-odyagu-yiyi-vidpravlyat-u-brygady-ta-shpytali/" text:style-name="Internet_20_link" text:visited-style-name="Visited_20_Internet_20_Link">
передала</text:a>
 українським воїнам 12 тисяч одиниць зимового одягу,який відправили у бригади та шпиталі.</text:p>
      <text:p text:style-name="P4">
Source: <text:a xlink:type="simple" xlink:href="https://armyinform.com.ua/2023/05/16/ukrayina-otrymaye-vid-islandiyi-novyj-polovyj-shpytal/" text:style-name="Internet_20_link" text:visited-style-name="Visited_20_Internet_20_Link">
https://armyinform.com.ua/2023/05/16/ukrayina-otrymaye-vid-islandiyi-novyj-polovyj-shpytal/</text:a>
</text:p>
      <!--NEWS-->
      <text:h text:style-name="P10" text:outline-level="1">
<text:span text:style-name="T4">
Як отримати направлення на ВЛК</text:span>
</text:h>
      <text:p text:style-name="P4">
Author: ['АРМІЯINFORM']</text:p>
      <text:p text:style-name="P4">
Time: 2023-05-16T55:00:00-04:00</text:p>
      <text:p text:style-name="P4">
Description: Якщо під час проходження військової служби у військовослужбовця погіршився стан здоров’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08.44.24.jpeg" text:style-name="Internet_20_link" text:visited-style-name="Visited_20_Internet_20_Link">
08.44.24.jpeg</text:a>
']</text:p>
      <text:p text:style-name="P4">
Tags: ['ВІЙСЬКОВА МЕДИЦИНА', 'ВЛК']</text:p>
      <text:p text:style-name="P4">
Category: News</text:p>
      <!--METADATA-->
      <text:p text:style-name="P4">
<draw:frame draw:style-name="fr1" draw:name="Image259" text:anchor-type="as-char" svg:width="6.9236in" svg:height="4.652837in" draw:z-index="0">
<draw:image xlink:href="../Images/AРМІЯINFORM/2023-05-16T55-00-00-04-00/08.44.24.jpeg" xlink:type="simple" xlink:show="embed" xlink:actuate="onLoad" draw:mime-type="image/jpeg"/>
</draw:frame>
 Фото@libkos</text:p>
      <text:p text:style-name="P4">
Якщо під час проходження військової служби у військовослужбовця погіршивсястан здоров’я, він має право на проходження військово-лікарської комісії(ВЛК).</text:p>
      <text:p text:style-name="P4">
Направлення на ВЛК може дати прямий начальник (від командира частини і вище),а також органи управління/підрозділи Військової служби правопорядку ЗбройнихСил України, прокуратура, суд, начальник гарнізону, начальник військовоголікувального закладу (на підставі подання начальника лікувального відділенняза місцем лікування), військовий комендант гарнізону, керівник територіальногоцентру комплектування та соціальної підтримки (ТЦК та СП).</text:p>
      <text:p text:style-name="P4">
У разі проходження військово-лікарської комісії під час стаціонарноголікування направлення на ВЛК військовослужбовцю не видається. Лікар-кураторприймає рішення про потребу у ВЛК, за його клопотанням військовослужбовцязараховують на проходження військово-лікарської комісії. Тобто якщовійськовослужбовця направили на лікування і в процесі з’ясувалося, що йогостан здоров’я погіршився і він потребує проходження ВЛК, є розуміння, що йогоможе бути визнано непридатним, таке направлення надають у госпіталі.</text:p>
      <text:p text:style-name="P4">
Це прописано у наказі МОУ № 402 пункт 6.4: «У разі виявлення під часобстеження або лікування у військовому лікувальному закладі увійськовослужбовця захворювання, наслідків травми (поранення, контузії,каліцтва), які зумовлюють <text:span text:style-name="T4">
у мирний час</text:span>
 непридатність до військової службиз виключенням з військового обліку або непридатність до військової служби умирний час, обмежену придатність у воєнний час (пункти "а", "б" статейРозкладу хвороб, без індивідуальної оцінки), <text:span text:style-name="T4">
у воєнний час</text:span>
 — непридатністьдо військової служби з виключенням з військового обліку, ці особинаправляються на медичний огляд для встановлення ступеня придатності довійськової служби за рішенням начальника військового лікувального закладу напідставі подання начальника лікувального відділення, у якому обстежується(лікується) військовослужбовець, про що робиться запис в історії хвороби(медичній книжці), який завіряється підписом начальника військовоголікувального закладу».</text:p>
      <text:p text:style-name="P4">
Як отримати направлення на ВЛК? Алгоритм дій залежно від ситуації викладений у<text:a xlink:type="simple" xlink:href="https://turbota.mil.gov.ua/dovidnyk-poranenogo" text:style-name="Internet_20_link" text:visited-style-name="Visited_20_Internet_20_Link">
Довіднику військовослужбовця післяпоранення</text:a>
.</text:p>
      <text:p text:style-name="P4">
1.Якщо стан твого здоров’я дозволяє прибути до військової частини, тобіпотрібно:</text:p>
      <ul>
        <li>
після прибуття написати рапорт на ім’я командира в/ч з доповіддю про завершення лікування та запитом про направлення на проходження ВЛК (Додаток 10);  * отримати направлення від начмеда на проходження ВЛК з підписом командира в/ч (Додаток 11).</li>
      </ul>
      <text:p text:style-name="P4">
2. Якщо стан твого здоров’я не дозволяє прибути до військової частини занаправленням на ВЛК, твої дії:</text:p>
      <ul>
        <li>
звернутись до начальника лікувального відділення свого закладу охорони здоров’я:  * начальник лікувального відділення за наявності підстав, визначених п. 6.4 глави 6 розділу ІІ <text:a xlink:type="simple" xlink:href="https://zakon.rada.gov.ua/laws/show/z1109-08#Text" text:style-name="Internet_20_link" text:visited-style-name="Visited_20_Internet_20_Link">
Положення</text:a>
, затвердженого наказом МОУ №402 від 14.08.2008, пише подання до начальника військового лікувального закладу з характеристикою твого стану здоров’я;  * начальник військового лікувального закладу приймає рішення про необхідність направлення на медичний огляд ВЛК.</li>
      </ul>
      <text:p text:style-name="P4">
3. Якщо ти перебуваєш на лікуванні або у відпустці за станом здоров’я, можназвернутись до керівника твого ТЦК та СП. Керівник твого ТЦК та СП надаєнаправлення на проходження ВЛК без повернення до військової частини. Якщолікування відбувається в іншій територіальній одиниці, ніж твоя в/ч, необхіднотимчасово стати на військовий облік у місцевому ТЦК та СП.</text:p>
      <text:p text:style-name="P4">
Досить часто виникають проблеми з розглядом рапортів. Якщо військова частинаабо інші уповноважені особи незаконно, на твою думку, відмовляють тобі внаправленні на ВЛК, твої дії:</text:p>
      <ol>
        <li>
Зателефонуй на гарячу лінію Командування медичних Сил ЗСУ (044 522 83 58) та/або Міністерства оборони України (0 800 500 442) та поясни свою проблему.  2. Якщо це не спрацювало, тобі потрібно подати заяву до суду з вимогою зобов’язати командира військової частини надати направлення на ВЛК. Наразі існує практика позитивних рішень у таких питаннях.</li>
      </ol>
      <text:p text:style-name="P4">
<text:span text:style-name="T5">
Підготувала Леся Медведенко</text:span>
</text:p>
      <text:p text:style-name="P4">
Source: <text:a xlink:type="simple" xlink:href="https://armyinform.com.ua/2023/05/16/yak-otrymaty-napravlennya-na-vlk/" text:style-name="Internet_20_link" text:visited-style-name="Visited_20_Internet_20_Link">
https://armyinform.com.ua/2023/05/16/yak-otrymaty-napravlennya-na-vlk/</text:a>
</text:p>
      <!--NEWS-->
      <text:h text:style-name="P10" text:outline-level="1">
<text:span text:style-name="T4">
Іноземних послів ознайомили з проблематикою звільнення українських військовополонених — МЗС</text:span>
</text:h>
      <text:p text:style-name="P4">
Author: ['АРМІЯINFORM']</text:p>
      <text:p text:style-name="P4">
Time: 2023-05-16T56:00:00-04:00</text:p>
      <text:p text:style-name="P4">
Description: Міністерство закордонних справ разом з Координаційним штабом з питань поводження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64626b1eeb774428003728_730x360.jpeg" text:style-name="Internet_20_link" text:visited-style-name="Visited_20_Internet_20_Link">
64626b1eeb774428003728_730x360.jpeg</text:a>
', '<text:a xlink:type="simple" xlink:href="https://armyinform.com.ua/wp-content/uploads/2023/05/64626b1eacd60952200340_730x360.jpeg" text:style-name="Internet_20_link" text:visited-style-name="Visited_20_Internet_20_Link">
64626b1eacd60952200340_730x360.jpeg</text:a>
']</text:p>
      <text:p text:style-name="P4">
Tags: ['БРИФІНГ', 'КООРДИНАЦІЙНИЙ ШТАБ З ПИТАНЬ ПОВОДЖЕННЯ З ВІЙСЬКОВОПОЛОНЕНИМИ', 'МЗС', 'ПОВЕРНЕННЯ ПОЛОНЕНИХ']</text:p>
      <text:p text:style-name="P4">
Category: News</text:p>
      <!--METADATA-->
      <text:p text:style-name="P4">
<draw:frame draw:style-name="fr1" draw:name="Image260" text:anchor-type="as-char" svg:width="6.9236in" svg:height="4.599926in" draw:z-index="0">
<draw:image xlink:href="../Images/AРМІЯINFORM/2023-05-16T56-00-00-04-00/64626b1eeb774428003728_730x360.jpeg" xlink:type="simple" xlink:show="embed" xlink:actuate="onLoad" draw:mime-type="image/jpeg"/>
</draw:frame>
</text:p>
      <text:p text:style-name="P4">
Міністерство закордонних справ разом з Координаційним штабом з питаньповодження з військовополоненими провели брифінг для іноземних послів вУкраїні щодо проблематики повернення українських військовополонених.</text:p>
      <text:p text:style-name="P4">
Про це <text:a xlink:type="simple" xlink:href="https://mfa.gov.ua/news/mzs-spilno-z-koordinacijnim-shtabom-z-pitan-povodzhennya-z-vijskovopolonenimi-proveli-brifing-dlya-inozemnih-posliv" text:style-name="Internet_20_link" text:visited-style-name="Visited_20_Internet_20_Link">
повідомляє</text:a>
 Міністерство закордонних справ України.</text:p>
      <text:p text:style-name="P4">
У заході взяли участь перша заступниця міністра закордонних справ ЕмінеДжапарова, начальник ГУР МО України, голова Координаційного штабу генерал-майор Кирило Буданов, представники штабу, колишні військовополонені та родиниукраїнських захисників, які перебувають в полоні.</text:p>
      <text:p text:style-name="P4">
Доповідачі поінформували представників іноземного дипломатичного корпусу пророботу Координаційного штабу, проблематику, що виникає в процесі звільненняукраїнських військовополонених, а також можливі шляхи підтримки України з бокупартнерів.</text:p>
      <text:p text:style-name="P4">
<draw:frame draw:style-name="fr1" draw:name="Image261" text:anchor-type="as-char" svg:width="6.9236in" svg:height="4.599926in" draw:z-index="0">
<draw:image xlink:href="../Images/AРМІЯINFORM/2023-05-16T56-00-00-04-00/64626b1eacd60952200340_730x360.jpeg" xlink:type="simple" xlink:show="embed" xlink:actuate="onLoad" draw:mime-type="image/jpeg"/>
</draw:frame>
</text:p>
      <text:p text:style-name="P4">
«росія продовжує утримувати в полоні тисячі українських військових, мирнихжителів та сотні політичних в’язнів. Їх можуть свавільно страчувати та зніматипри цьому на відео, як це було у випадку з Олександром Мацієвським, якоговбили російські солдати просто за те, що він підтвердив свою вірністьУкраїні», — розповіла Еміне Джапарова.</text:p>
      <text:p text:style-name="P4">
Начальник ГУР МОУ Кирило Буданов наголосив, що, на відміну від рф, Українанеухильно дотримується своїх зобов’язань за міжнародним гуманітарним правом,зокрема, що стосується поводження із військовополоненими.</text:p>
      <text:p text:style-name="P4">
З російського полону вже звільнено <text:span text:style-name="T4">
2324</text:span>
 особи, зокрема <text:span text:style-name="T4">
2185</text:span>
 військових(1996 чоловіків та 189 жінок) та <text:span text:style-name="T4">
139</text:span>
 цивільних (113 чоловіків та 26 жінок)</text:p>
      <text:p text:style-name="P4">
Під час зустрічі перша заступниця міністра закордонних справ Еміне Джапаровата начальник ГУР МО Кирило Буданов відповіли на численні питання іноземнихпредставників щодо грубих порушень міжнародного гуманітарного права та тортур,з якими зіштовхуються українські військовополонені, цивільні та політичнів'язні.</text:p>
      <text:p text:style-name="P4">
Source: <text:a xlink:type="simple" xlink:href="https://armyinform.com.ua/2023/05/16/inozemnyh-posliv-oznajomyly-z-problematykoyu-zvilnennya-ukrayinskyh-vijskovopolonenyh-mzs/" text:style-name="Internet_20_link" text:visited-style-name="Visited_20_Internet_20_Link">
https://armyinform.com.ua/2023/05/16/inozemnyh-posliv-oznajomyly-z-problematykoyu-zvilnennya-ukrayinskyh-vijskovopolonenyh-mzs/</text:a>
</text:p>
      <!--NEWS-->
      <text:h text:style-name="P10" text:outline-level="1">
<text:span text:style-name="T4">
Єнс Столтенберг: Продовжуватимемо підтримку України стільки, скільки буде потрібно</text:span>
</text:h>
      <text:p text:style-name="P4">
Author: ['АРМІЯINFORM']</text:p>
      <text:p text:style-name="P4">
Time: 2023-05-16T57:00:00-04:00</text:p>
      <text:p text:style-name="P4">
Description: Генеральний секретар НАТО Єнс Столтенберг у телефонній розмові з польським президенто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stoltenberg_duda.jpg" text:style-name="Internet_20_link" text:visited-style-name="Visited_20_Internet_20_Link">
stoltenberg_duda.jpg</text:a>
']</text:p>
      <text:p text:style-name="P4">
Tags: ['АНДЖЕЙ ДУДА', 'ДОПОМОГА ПАРТНЕРІВ', 'ЄНС СТОЛТЕНБЕРГ', 'НАТО', 'СВІТ ПІДТРИМУЄ УКРАЇНУ']</text:p>
      <text:p text:style-name="P4">
Category: News</text:p>
      <!--METADATA-->
      <text:p text:style-name="P4">
<draw:frame draw:style-name="fr1" draw:name="Image262" text:anchor-type="as-char" svg:width="6.9236in" svg:height="3.894525in" draw:z-index="0">
<draw:image xlink:href="../Images/AРМІЯINFORM/2023-05-16T57-00-00-04-00/stoltenberg_duda.jpg" xlink:type="simple" xlink:show="embed" xlink:actuate="onLoad" draw:mime-type="image/jpeg"/>
</draw:frame>
</text:p>
      <text:p text:style-name="P4">
Генеральний секретар НАТО Єнс Столтенберг у телефонній розмові з польськимпрезидентом Анджеєм Дудою обговорим підготовку до майбутнього саміту НАТО уВільнюсі.</text:p>
      <text:p text:style-name="P4">
Про це Єнс Столтенберг<text:a xlink:type="simple" xlink:href="https://twitter.com/jensstoltenberg/status/1658166649906683917" text:style-name="Internet_20_link" text:visited-style-name="Visited_20_Internet_20_Link">
повідомив</text:a>
 вTwitter.</text:p>
      <text:p text:style-name="P4">
«Подякував Анджею Дуді за ключовий внесок Польщі в самооборону України. НАТОпродовжуватиме підтримку ( <text:span text:style-name="T5">
України</text:span>
 <text:span text:style-name="T5">
— ред.</text:span>
 ) стільки, скільки будепотрібно», — зазначив Генсек НАТО.</text:p>
      <text:p text:style-name="P4">
Нагадаємо, зустріч глав держав і урядів НАТО<text:a xlink:type="simple" xlink:href="https://armyinform.com.ua/2022/11/09/nastupnyj-samit-nato-vidbudetsya-vlitku-2023-roku-v-lytvi/" text:style-name="Internet_20_link" text:visited-style-name="Visited_20_Internet_20_Link">
відбудеться</text:a>
 у Вільнюсі 11-12 липня 2023 року.</text:p>
      <text:p text:style-name="P4">
Source: <text:a xlink:type="simple" xlink:href="https://armyinform.com.ua/2023/05/16/gensek-nato-u-rozmovi-z-prezydentom-polshhi-prodovzhuvatymemo-pidtrymku-ukrayiny-stilky-skilky-bude-potribno/" text:style-name="Internet_20_link" text:visited-style-name="Visited_20_Internet_20_Link">
https://armyinform.com.ua/2023/05/16/gensek-nato-u-rozmovi-z-prezydentom-polshhi-prodovzhuvatymemo-pidtrymku-ukrayiny-stilky-skilky-bude-potribno/</text:a>
</text:p>
      <!--NEWS-->
      <text:h text:style-name="P10" text:outline-level="1">
<text:span text:style-name="T4">
За добу рятувальники майже 200 разів виїжджали на ліквідацію наслідків ворожих обстрілів</text:span>
</text:h>
      <text:p text:style-name="P4">
Author: ['АРМІЯINFORM']</text:p>
      <text:p text:style-name="P4">
Time: 2023-05-16T58:00:00-04:00</text:p>
      <text:p text:style-name="P4">
Description: Протягом минулої доби, 15 травня, підрозділи Державної служби України з надзвичай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pozhezha-1.jpg" text:style-name="Internet_20_link" text:visited-style-name="Visited_20_Internet_20_Link">
pozhezha-1.jpg</text:a>
']</text:p>
      <text:p text:style-name="P4">
Tags: ['STOPRUSSIA', 'АГРЕСІЯ РФ', 'ВІЙНА', 'ВТОРГНЕННЯ РФ', 'ДСНС УКРАЇНИ', 'ЛІКВІДАЦІЯ НАСЛІДКІВ ВОРОЖИХ ОБСТРІЛІВ']</text:p>
      <text:p text:style-name="P4">
Category: News</text:p>
      <!--METADATA-->
      <text:p text:style-name="P4">
<draw:frame draw:style-name="fr1" draw:name="Image263" text:anchor-type="as-char" svg:width="6.9236in" svg:height="4.635046in" draw:z-index="0">
<draw:image xlink:href="../Images/AРМІЯINFORM/2023-05-16T58-00-00-04-00/pozhezha-1.jpg" xlink:type="simple" xlink:show="embed" xlink:actuate="onLoad" draw:mime-type="image/jpeg"/>
</draw:frame>
Ілюстративне фото</text:p>
      <text:p text:style-name="P4">
Протягом минулої доби, <text:span text:style-name="T4">
15 травня,</text:span>
 підрозділи Державної служби України знадзвичайних ситуацій <text:span text:style-name="T4">
здійснили 190 виїздів</text:span>
 на ліквідацію наслідківобстрілів окупантами населених пунктів та об’єктів інфраструктури. Ліквідовано36 пожеж. Надано психологічну допомогу 97 особам.</text:p>
      <text:p text:style-name="P4">
Про це йдеться у <text:a xlink:type="simple" xlink:href="https://dsns.gov.ua/uk/news/nadzvicaini-podiyi/operativna-informaciia-dsns-shhodo-naslidkiv-vedennia-boiovix-dii-rosiiskoiu-federacijeiu-158" text:style-name="Internet_20_link" text:visited-style-name="Visited_20_Internet_20_Link">
повідомленні</text:a>
 ДСНС України.</text:p>
      <text:p text:style-name="P4">
З початку широкомасштабної агресії росії підрозділами ДСНС України здійснено94 499 виїздів на ліквідацію наслідків обстрілів, ліквідовано 14 569 пожеж,врятовано 4052 особи, надано психологічну допомогу 214 246 особам.</text:p>
      <text:p text:style-name="P4">
Source: <text:a xlink:type="simple" xlink:href="https://armyinform.com.ua/2023/05/16/za-dobu-ryatuvalnyky-majzhe-200-raziv-vyyizhdzhaly-na-likvidacziyu-naslidkiv-vorozhyh-obstriliv-5/" text:style-name="Internet_20_link" text:visited-style-name="Visited_20_Internet_20_Link">
https://armyinform.com.ua/2023/05/16/za-dobu-ryatuvalnyky-majzhe-200-raziv-vyyizhdzhaly-na-likvidacziyu-naslidkiv-vorozhyh-obstriliv-5/</text:a>
</text:p>
      <!--NEWS-->
      <text:h text:style-name="P10" text:outline-level="1">
<text:span text:style-name="T4">
Олексій Резніков про нічну ракетну атаку рф: Черговий неймовірний успіх українських Повітряних Сил</text:span>
</text:h>
      <text:p text:style-name="P4">
Author: ['АРМІЯINFORM']</text:p>
      <text:p text:style-name="P4">
Time: 2023-05-16T59:00:00-04:00</text:p>
      <text:p text:style-name="P4">
Description: Міністр оборони України Олексій Резніков подякував українським Повітряним Силам з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reznikov-3.jpg" text:style-name="Internet_20_link" text:visited-style-name="Visited_20_Internet_20_Link">
reznikov-3.jpg</text:a>
']</text:p>
      <text:p text:style-name="P4">
Tags: ['STOPRUSSIA', 'АГРЕСІЯ РФ', 'ВТОРГНЕННЯ РФ', 'ОЛЕКСІЙ РЕЗНІКОВ', 'ОФІЦІЙНО', 'ПС ЗСУ']</text:p>
      <text:p text:style-name="P4">
Category: News</text:p>
      <!--METADATA-->
      <text:p text:style-name="P4">
<draw:frame draw:style-name="fr1" draw:name="Image264" text:anchor-type="as-char" svg:width="6.9236in" svg:height="3.894525in" draw:z-index="0">
<draw:image xlink:href="../Images/AРМІЯINFORM/2023-05-16T59-00-00-04-00/reznikov-3.jpg" xlink:type="simple" xlink:show="embed" xlink:actuate="onLoad" draw:mime-type="image/jpeg"/>
</draw:frame>
</text:p>
      <text:p text:style-name="P4">
Міністр оборони України Олексій Резніков подякував українським ПовітрянимСилам за злагоджену роботу та реакцію на чергову терористичну ракетну атакуросії проти України.</text:p>
      <text:p text:style-name="P4">
«Черговий неймовірний успіх українських Повітряних Сил! Вночі наші захисникинеба збили шість російських гіперзвукових ракет "Кинжал" та 12 інших ракет», —<text:a xlink:type="simple" xlink:href="https://twitter.com/oleksiireznikov/status/1658357616433672193" text:style-name="Internet_20_link" text:visited-style-name="Visited_20_Internet_20_Link">
наголосив</text:a>
очільник українського оборонного відомства.</text:p>
      <text:p text:style-name="P4">
Він додав, що у російських терористів немає шансів взяти гору над Україною, аїхній зброї можна і потрібно протиставити західну.</text:p>
      <text:p text:style-name="P4">
«Дякуємо військовослужбовцям наших ПС та нашим державам-партнерам, які вклаликошти у забезпечення безпеки неба над Україною та усією Європою», — підкресливОлексій Резніков.</text:p>
      <text:p text:style-name="P4">
Нагадаємо, у ніч на 16 травня 2023 року cили та засоби протиповітряної оборониПовітряних Сил ЗС України <text:a xlink:type="simple" xlink:href="https://armyinform.com.ua/2023/05/16/syly-ppo-znyshhyly-usi-18-raket-yakymy-rf-atakuvala-ukrayinu-golovnokomanduvach-zsu/" text:style-name="Internet_20_link" text:visited-style-name="Visited_20_Internet_20_Link">
знищили</text:a>
 всі 18 ракет, які ворог випустив по Україні.</text:p>
      <text:p text:style-name="P4">
Source: <text:a xlink:type="simple" xlink:href="https://armyinform.com.ua/2023/05/16/oleksij-reznikov-pro-nichnu-raketnu-ataku-rf-chergovyj-nejmovirnyj-uspih-ukrayinskyh-povitryanyh-syl/" text:style-name="Internet_20_link" text:visited-style-name="Visited_20_Internet_20_Link">
https://armyinform.com.ua/2023/05/16/oleksij-reznikov-pro-nichnu-raketnu-ataku-rf-chergovyj-nejmovirnyj-uspih-ukrayinskyh-povitryanyh-syl/</text:a>
</text:p>
      <!--NEWS-->
      <text:h text:style-name="P10" text:outline-level="1">
<text:span text:style-name="T4">
За добу піротехніки ДСНС знешкодили понад 2000 вибухонебезпечних предметів</text:span>
</text:h>
      <text:p text:style-name="P4">
Author: ['АРМІЯINFORM']</text:p>
      <text:p text:style-name="P4">
Time: 2023-05-16T60:00:00-04:00</text:p>
      <text:p text:style-name="P4">
Description: Протягом минулої доби, 15 травня, піротехнічні підрозділи Державної служби України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c0dcc28bebeeb3211a1b8c44265196e8.jpeg" text:style-name="Internet_20_link" text:visited-style-name="Visited_20_Internet_20_Link">
c0dcc28bebeeb3211a1b8c44265196e8.jpeg</text:a>
']</text:p>
      <text:p text:style-name="P4">
Tags: ['STOPRUSSIA', 'АГРЕСІЯ РФ', 'ВІЙНА', 'ВТОРГНЕННЯ РФ', 'ДСНС УКРАЇНИ', 'РОЗМІНУВАННЯ']</text:p>
      <text:p text:style-name="P4">
Category: News</text:p>
      <!--METADATA-->
      <text:p text:style-name="P4">
<draw:frame draw:style-name="fr1" draw:name="Image265" text:anchor-type="as-char" svg:width="6.9236in" svg:height="3.896076in" draw:z-index="0">
<draw:image xlink:href="../Images/AРМІЯINFORM/2023-05-16T60-00-00-04-00/c0dcc28bebeeb3211a1b8c44265196e8.jpeg" xlink:type="simple" xlink:show="embed" xlink:actuate="onLoad" draw:mime-type="image/jpeg"/>
</draw:frame>
 Ілюстративнефото</text:p>
      <text:p text:style-name="P4">
Протягом минулої доби, <text:span text:style-name="T4">
15 травня</text:span>
 , піротехнічні підрозділи Державноїслужби України з надзвичайних ситуацій <text:span text:style-name="T4">
147 разів</text:span>
 залучалися до виконаннязавдань з розмінування.</text:p>
      <text:p text:style-name="P4">
Про це <text:span text:style-name="T5">
<text:a xlink:type="simple" xlink:href="https://dsns.gov.ua/uk/news/nadzvicaini-podiyi/operativna-informaciia-shhodo-roboti-pirotexnicnix-pidrozdiliv-dsns-ukrayini-49" text:style-name="Internet_20_link" text:visited-style-name="Visited_20_Internet_20_Link">
повідомляє</text:a>
</text:span>
 ДСНС України.</text:p>
      <text:p text:style-name="P4">
Піротехнічними підрозділами виявлено, вилучено і знешкоджено <text:span text:style-name="T4">
2193</text:span>
<text:span text:style-name="T4">
вибухонебезпечних</text:span>
 <text:span text:style-name="T4">
предмети.</text:span>
 Обстежено (очищено) територію площею понад<text:span text:style-name="T4">
154 гектари</text:span>
.</text:p>
      <text:p text:style-name="P4">
Найчастіше піротехнічні підрозділи працювали: на Харківщині 18 035 разів,Київщині — 7694, Донеччині — 5250, Миколаївщині — 4880, Херсонщині — 4813,Чернігівщині — 4602, Сумщині — 1993, Черкащині — 1 тис. 107.</text:p>
      <text:p text:style-name="P4">
Довідково: Всього з початку широкомасштабної агресії російської федерації натериторії України знешкоджено 362 018 вибухонебезпечних предметів та 2891 кгвибухової речовини, у тому числі 2225 авіаційних бомб. Обстежено територіюплощею близько 85 338 гектарів.</text:p>
      <text:p text:style-name="P4">
Усього залишається 174 тис. кв. км потенційно небезпечних територій, щостановить 30% від загальної площі держави.</text:p>
      <text:p text:style-name="P4">
Нагадуємо, якщо ви виявили підозрілі предмети, схожі на уламки від ракет абодронів, у жодному разі не торкайтеся знахідок власноруч і не дозволяйте церобити іншим. А <text:a xlink:type="simple" xlink:href="https://armyinform.com.ua/2022/12/21/shho-robyty-yakshho-znajshly-ulamky-vorozhogo-dronu-chy-rakety-2/" text:style-name="Internet_20_link" text:visited-style-name="Visited_20_Internet_20_Link">
також</text:a>
:</text:p>
      <ul>
        <li>
не переміщуйте предмети, не намагайтеся розібрати їх, заносити у приміщення, закопувати у землю, кидати у водойми тощо,  * не фотографуйте та не публікуйте знімки у мережі Інтернет,  * позначте місце знахідки,  * відійдіть від підозрілого предмета якомога далі.</li>
      </ul>
      <text:p text:style-name="P4">
Негайно повідомте про знахідку підрозділи ДСНС — 101 або поліції — 102.Дочекайтеся приїзду фахівців та вкажіть місце розташування підозрілоїзнахідки.</text:p>
      <text:p text:style-name="P4">
Source: <text:a xlink:type="simple" xlink:href="https://armyinform.com.ua/2023/05/16/za-dobu-pirotehniky-dsns-zneshkodyly-ponad-2000-vybuhonebezpechnyh-predmetiv/" text:style-name="Internet_20_link" text:visited-style-name="Visited_20_Internet_20_Link">
https://armyinform.com.ua/2023/05/16/za-dobu-pirotehniky-dsns-zneshkodyly-ponad-2000-vybuhonebezpechnyh-predmetiv/</text:a>
</text:p>
      <!--NEWS-->
      <text:h text:style-name="P10" text:outline-level="1">
<text:span text:style-name="T4">
Литовські інструктори навчили понад 1000 українських військових, іще 1000 навчать до кінця року</text:span>
</text:h>
      <text:p text:style-name="P4">
Author: ['АРМІЯINFORM']</text:p>
      <text:p text:style-name="P4">
Time: 2023-05-16T61:00:00-04:00</text:p>
      <text:p text:style-name="P4">
Description: Армійські інструктори Литви вже підготували понад 1000 українських військових 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lithuania-1.jpg" text:style-name="Internet_20_link" text:visited-style-name="Visited_20_Internet_20_Link">
lithuania-1.jpg</text:a>
']</text:p>
      <text:p text:style-name="P4">
Tags: ['АРВІДАС АНУШАУСКАС', 'ЗБРОЙНІ СИЛИ ЛИТВИ', 'СВІТ ПІДТРИМУЄ УКРАЇНУ']</text:p>
      <text:p text:style-name="P4">
Category: News</text:p>
      <!--METADATA-->
      <text:p text:style-name="P4">
<draw:frame draw:style-name="fr1" draw:name="Image266" text:anchor-type="as-char" svg:width="6.9236in" svg:height="3.894525in" draw:z-index="0">
<draw:image xlink:href="../Images/AРМІЯINFORM/2023-05-16T61-00-00-04-00/lithuania-1.jpg" xlink:type="simple" xlink:show="embed" xlink:actuate="onLoad" draw:mime-type="image/jpeg"/>
</draw:frame>
</text:p>
      <text:p text:style-name="P4">
Армійські інструктори Литви вже підготували понад 1000 українських військовихі підготують ще щонайменше 1000 до кінця року.</text:p>
      <text:p text:style-name="P4">
Про це<text:a xlink:type="simple" xlink:href="https://twitter.com/a_anusauskas/status/1658108560188874752" text:style-name="Internet_20_link" text:visited-style-name="Visited_20_Internet_20_Link">
повідомив</text:a>
міністр національної оборони Литви Арвідас Анушаускас.</text:p>
      <text:p text:style-name="P4">
Нагадаємо, раніше глава литовського оборонного відомства Арвідас Анушаускас<text:a xlink:type="simple" xlink:href="https://armyinform.com.ua/2023/03/21/u-lytvi-czogorich-projdut-navchannya-1600-ukrayinskyh-vijskovyh/" text:style-name="Internet_20_link" text:visited-style-name="Visited_20_Internet_20_Link">
заявляв</text:a>
, що загалом у 2023 році країнапідготує 1600 українських військових.</text:p>
      <text:p text:style-name="P4">
У лютому 2023 року у Литві<text:a xlink:type="simple" xlink:href="https://armyinform.com.ua/2023/02/26/u-lytvi-zavershyly-kurs-navchannya-ukrayinski-instruktory-z-vognevoyi-pidgotovky/" text:style-name="Internet_20_link" text:visited-style-name="Visited_20_Internet_20_Link">
відбувся</text:a>
 перший в історіїЗбройних Сил України випуск інструкторів з вогневої підготовки І-ІІІ класу.</text:p>
      <text:p text:style-name="P4">
Source: <text:a xlink:type="simple" xlink:href="https://armyinform.com.ua/2023/05/16/lytovski-instruktory-navchyly-ponad-1000-ukrayinskyh-vijskovyh-ishhe-1000-navchat-do-kinczya-roku/" text:style-name="Internet_20_link" text:visited-style-name="Visited_20_Internet_20_Link">
https://armyinform.com.ua/2023/05/16/lytovski-instruktory-navchyly-ponad-1000-ukrayinskyh-vijskovyh-ishhe-1000-navchat-do-kinczya-roku/</text:a>
</text:p>
      <!--NEWS-->
      <text:h text:style-name="P10" text:outline-level="1">
<text:span text:style-name="T4">
Армієць Роман Гладиш здобув «срібло» на міжнародних змаганнях з велотреку в Чехії</text:span>
</text:h>
      <text:p text:style-name="P4">
Author: ['АРМІЯINFORM']</text:p>
      <text:p text:style-name="P4">
Time: 2023-05-16T62:00:00-04:00</text:p>
      <text:p text:style-name="P4">
Description: З 12 по 13 травня в місті Прага (Чехія) відбулись міжнародні рейтингові змагання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7079834_7051323768216501_2176933224764809772_n.jpg" text:style-name="Internet_20_link" text:visited-style-name="Visited_20_Internet_20_Link">
347079834_7051323768216501_2176933224764809772_n.jpg</text:a>
']</text:p>
      <text:p text:style-name="P4">
Tags: ['АРМІЙСЬКІ СПОРТСМЕНИ', 'ВЕЛОСПОРТ']</text:p>
      <text:p text:style-name="P4">
Category: News</text:p>
      <!--METADATA-->
      <text:p text:style-name="P4">
<draw:frame draw:style-name="fr1" draw:name="Image267" text:anchor-type="as-char" svg:width="6.9236in" svg:height="3.894525in" draw:z-index="0">
<draw:image xlink:href="../Images/AРМІЯINFORM/2023-05-16T62-00-00-04-00/347079834_7051323768216501_2176933224764809772_n.jpg" xlink:type="simple" xlink:show="embed" xlink:actuate="onLoad" draw:mime-type="image/jpeg"/>
</draw:frame>
</text:p>
      <text:p text:style-name="P4">
З 12 по 13 травня в місті Прага (Чехія) відбулись міжнародні рейтинговізмагання з велотреку «GP Framar» — Cl1. У змаганнях взяли участь 200 гонщиківіз 20 країн. У насиченій трековій програмі армійські спортсмени також нап’єдесталі.</text:p>
      <text:p text:style-name="P4">
Про це<text:a xlink:type="simple" xlink:href="https://www.facebook.com/FederationCyclingUkraine/posts/pfbid02d553jeMxuQGPBmZ61PwFtpyujdkyUyaVV5kVXAaa6FPrNQnmBCR7ZX7NwpbQzkzSl" text:style-name="Internet_20_link" text:visited-style-name="Visited_20_Internet_20_Link">
повідомляє</text:a>
Федерація велосипедного спорту України.</text:p>
      <text:p text:style-name="P4">
Срібним призером в омніуму став представник ЦСК ЗС України старший сержантРоман Гладиш.</text:p>
      <text:p text:style-name="P4">
Український спортсмен став другим із сумою 104 очки, поступившись лише АртемуЗахарову з Казахстану.</text:p>
      <text:p text:style-name="P4">
Source: <text:a xlink:type="simple" xlink:href="https://armyinform.com.ua/2023/05/16/armiyecz-roman-gladysh-zdobuv-sriblo-na-mizhnarodnyh-zmagannyah-z-velotreku-v-chehiyi/" text:style-name="Internet_20_link" text:visited-style-name="Visited_20_Internet_20_Link">
https://armyinform.com.ua/2023/05/16/armiyecz-roman-gladysh-zdobuv-sriblo-na-mizhnarodnyh-zmagannyah-z-velotreku-v-chehiyi/</text:a>
</text:p>
      <!--NEWS-->
      <text:h text:style-name="P10" text:outline-level="1">
<text:span text:style-name="T4">
У Координаційному штабі обговорили питання активності в медіапросторі родичів полонених оборонців</text:span>
</text:h>
      <text:p text:style-name="P4">
Author: ['АРМІЯINFORM']</text:p>
      <text:p text:style-name="P4">
Time: 2023-05-16T63:00:00-04:00</text:p>
      <text:p text:style-name="P4">
Description: У Координаційному штабі відбулася зустріч з родинами воїнів ОЗСП «Азов», під час як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5988918096104108210_w.jpg" text:style-name="Internet_20_link" text:visited-style-name="Visited_20_Internet_20_Link">
photo_5988918096104108210_w.jpg</text:a>
']</text:p>
      <text:p text:style-name="P4">
Tags: ['ВІЙСЬКОВОПОЛОНЕНІ', 'КООРДИНАЦІЙНИЙ ШТАБ З ПИТАНЬ ПОВОДЖЕННЯ З ВІЙСЬКОВОПОЛОНЕНИМИ']</text:p>
      <text:p text:style-name="P4">
Category: News</text:p>
      <!--METADATA-->
      <text:p text:style-name="P4">
<draw:frame draw:style-name="fr1" draw:name="Image268" text:anchor-type="as-char" svg:width="6.9236in" svg:height="5.1927in" draw:z-index="0">
<draw:image xlink:href="../Images/AРМІЯINFORM/2023-05-16T63-00-00-04-00/photo_5988918096104108210_w.jpg" xlink:type="simple" xlink:show="embed" xlink:actuate="onLoad" draw:mime-type="image/jpeg"/>
</draw:frame>
</text:p>
      <text:p text:style-name="P4">
У Координаційному штабі відбулася зустріч з родинами воїнів ОЗСП «Азов», підчас якої обговорили питання активності в медіапросторі і публічних зверненьродичів полонених оборонців.</text:p>
      <text:p text:style-name="P4">
Про це <text:a xlink:type="simple" xlink:href="https://t.me/Koord_shtab/1063" text:style-name="Internet_20_link" text:visited-style-name="Visited_20_Internet_20_Link">
повідомляє</text:a>
 Координаційний штаб зпитань поводження з військовополоненими.</text:p>
      <text:p text:style-name="P4">
Представник штабу закликав сім’ї бути обачними, поширюючи інформацію провійськовополоненого в соцмережах чи даючи коментарі медіа.</text:p>
      <text:p text:style-name="P4">
«У жодному разі не можна передавати персональну інформацію свою чивійськовослужбовця стороннім особам чи організаціям», — наголосив він.</text:p>
      <text:p text:style-name="P4">
Представник штабу додав, що зараз триває робота над обміном у форматі «всіх навсіх».</text:p>
      <text:p text:style-name="P4">
«Є певні плани, напрацювання, але це надзвичайно складний процес, якийпотребує тривалої й дуже серйозної підготовки», — зауважив він.</text:p>
      <text:p text:style-name="P4">
Одне з питань, порушене під час зустрічі, стосувалося умов утримання в місцяхнесвободи, де перебувають полонені захисники.</text:p>
      <text:p text:style-name="P4">
Як зазначив представник штабу, росія не надає офіційної інформації про місцяутримання як на своїй території, так і на тимчасово окупованих українськихтериторіях. Відповідний мандат на відвідування місць несвободи має Міжнароднийкомітет Червоного Хреста, проте для його реалізації потрібен дозвіл віддержави, яка утримує військовополонених.</text:p>
      <text:p text:style-name="P4">
Source: <text:a xlink:type="simple" xlink:href="https://armyinform.com.ua/2023/05/16/u-koordynaczijnomu-shtabi-obgovoryly-pytannya-aktyvnosti-v-mediaprostori-rodychiv-polonenyh-oboroncziv/" text:style-name="Internet_20_link" text:visited-style-name="Visited_20_Internet_20_Link">
https://armyinform.com.ua/2023/05/16/u-koordynaczijnomu-shtabi-obgovoryly-pytannya-aktyvnosti-v-mediaprostori-rodychiv-polonenyh-oboroncziv/</text:a>
</text:p>
      <!--NEWS-->
      <text:h text:style-name="P10" text:outline-level="1">
<text:span text:style-name="T4">
Українські військові невдовзі розпочнуть навчання на американських танках M1 Abrams у Німеччині — Пентагон</text:span>
</text:h>
      <text:p text:style-name="P4">
Author: ['АРМІЯINFORM']</text:p>
      <text:p text:style-name="P4">
Time: 2023-05-16T64:00:00-04:00</text:p>
      <text:p text:style-name="P4">
Description: До німецького міста Графенвер прибув 31 навчальний танк M1 Abrams для навчання під...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abrams-2.jpg" text:style-name="Internet_20_link" text:visited-style-name="Visited_20_Internet_20_Link">
abrams-2.jpg</text:a>
']</text:p>
      <text:p text:style-name="P4">
Tags: ['STOPRUSSIA', 'НАВЧАННЯ ВІЙСЬКОВИХ', 'НІМЕЧЧИНА', 'ПЕНТАГОН', 'СВІТ ПІДТРИМУЄ УКРАЇНУ', 'ТАНКИ ABRAMS']</text:p>
      <text:p text:style-name="P4">
Category: News</text:p>
      <!--METADATA-->
      <text:p text:style-name="P4">
<draw:frame draw:style-name="fr1" draw:name="Image269" text:anchor-type="as-char" svg:width="6.9236in" svg:height="3.894525in" draw:z-index="0">
<draw:image xlink:href="../Images/AРМІЯINFORM/2023-05-16T64-00-00-04-00/abrams-2.jpg" xlink:type="simple" xlink:show="embed" xlink:actuate="onLoad" draw:mime-type="image/jpeg"/>
</draw:frame>
</text:p>
      <text:p text:style-name="P4">
До німецького міста Графенвер прибув 31 навчальний танк M1 Abrams для навчанняпід проводом США екіпажів українських танків і команд технічногообслуговування перед тим, як танки будуть відправлені на лінію фронту дляозброєння українських Сил оборони.</text:p>
      <text:p text:style-name="P4">
Про це <text:a xlink:type="simple" xlink:href="https://www.defense.gov/News/News-Stories/Article/Article/3395940/ukrainian-tank-crews-maintainers-to-begin-training-on-us-m1-abrams-in-germany-s/" text:style-name="Internet_20_link" text:visited-style-name="Visited_20_Internet_20_Link">
заявили</text:a>
 в Міністерстві оборони США.</text:p>
      <text:p text:style-name="P4">
У Пентагоні очікують, що українські екіпажі прибудуть до Німеччини тарозпочнуть навчання найближчими тижнями.</text:p>
      <text:p text:style-name="P4">
«Ця обширна навчальна програма для українських екіпажів і технічного персоналумає на меті підготувати їх до відповідальних майбутніх ролей та ефективногокерування танком <text:a xlink:type="simple" xlink:href="https://armyinform.com.ua/2021/11/03/na-osnovnyj-bojovyj-tank-m1a2-abrams-planuyut-vstanovyty-bezpilotnu-bashtu/" text:style-name="Internet_20_link" text:visited-style-name="Visited_20_Internet_20_Link">
M1 Abrams</text:a>
 і захистуукраїнського народу», — сказав прессекретар Пентагону бригадний генерал ПетРайдер.</text:p>
      <text:p text:style-name="P4">
Сполучені Штати мають намір доставити 31 боєздатний танк Україні восени 2023року.</text:p>
      <text:p text:style-name="P4">
Нагадаємо, у Польщі в квітні 2023 року<text:a xlink:type="simple" xlink:href="https://armyinform.com.ua/2023/04/12/u-polshhi-rozpochynayutsya-trenuvannya-na-tankah-abrams/" text:style-name="Internet_20_link" text:visited-style-name="Visited_20_Internet_20_Link">
відбулися</text:a>
 спільні навчання американських та польськихвійськовослужбовців на танках Abrams.</text:p>
      <text:p text:style-name="P4">
Source: <text:a xlink:type="simple" xlink:href="https://armyinform.com.ua/2023/05/16/ukrayinski-vijskovi-nevdovzi-rozpochnut-navchannya-na-amerykanskyh-tankah-m1-abrams-u-nimechchyni-pentagon/" text:style-name="Internet_20_link" text:visited-style-name="Visited_20_Internet_20_Link">
https://armyinform.com.ua/2023/05/16/ukrayinski-vijskovi-nevdovzi-rozpochnut-navchannya-na-amerykanskyh-tankah-m1-abrams-u-nimechchyni-pentagon/</text:a>
</text:p>
      <!--NEWS-->
      <text:h text:style-name="P10" text:outline-level="1">
<text:span text:style-name="T4">
За добу росія обстріляла 125 населених пунктів України, є загиблі та поранені</text:span>
</text:h>
      <text:p text:style-name="P4">
Author: ['АРМІЯINFORM']</text:p>
      <text:p text:style-name="P4">
Time: 2023-05-16T65:00:00-04:00</text:p>
      <text:p text:style-name="P4">
Description: За наданою Ситуаційним центром Міністерства оборони України інформацією, протягом минул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0278bde0-ce2b-4e8f-a3a5-b886b5095d68.jpg" text:style-name="Internet_20_link" text:visited-style-name="Visited_20_Internet_20_Link">
0278bde0-ce2b-4e8f-a3a5-b886b5095d68.jpg</text:a>
']</text:p>
      <text:p text:style-name="P4">
Tags: ['ВОЄННІ ЗЛОЧИНИ', 'НАСЛІДКИ ВОРОЖИХ ОБСТРІЛІВ', 'ХАРКІВСЬКИЙ ТРИБУНАЛ']</text:p>
      <text:p text:style-name="P4">
Category: News</text:p>
      <!--METADATA-->
      <text:p text:style-name="P4">
<draw:frame draw:style-name="fr1" draw:name="Image270" text:anchor-type="as-char" svg:width="6.9236in" svg:height="4.682395in" draw:z-index="0">
<draw:image xlink:href="../Images/AРМІЯINFORM/2023-05-16T65-00-00-04-00/0278bde0-ce2b-4e8f-a3a5-b886b5095d68.jpg" xlink:type="simple" xlink:show="embed" xlink:actuate="onLoad" draw:mime-type="image/jpeg"/>
</draw:frame>
</text:p>
      <text:p text:style-name="P4">
За наданою Ситуаційним центром Міністерства оборони України інформацією,протягом минулої доби російські війська обстріляли територію 10 областейУкраїни.</text:p>
      <text:p text:style-name="P4">
Про це у Telegram <text:a xlink:type="simple" xlink:href="https://t.me/militarymediacenter/1941" text:style-name="Internet_20_link" text:visited-style-name="Visited_20_Internet_20_Link">
інформує</text:a>
 MilitaryMedia Center.</text:p>
      <text:p text:style-name="P4">
Обстріли велись із різних видів озброєння, а саме: мінометів, танків,артилерії, реактивних систем залпового вогню, зенітно ракетних комплексів,оперативно-тактичних ракетних комплексів. Також застосовувались БПЛА, крилатіракети та авіація.</text:p>
      <text:p text:style-name="P4">
«Здійснено обстріли 125 населених пунктів, підтверджено ураження 101 об’єктаінфраструктури», — повідомляє Military Media Center.</text:p>
      <text:p text:style-name="P4">
За попередньою інформацією, 6 цивільних осіб загинуло та 29 поранено.</text:p>
      <text:p text:style-name="P4">
Source: <text:a xlink:type="simple" xlink:href="https://armyinform.com.ua/2023/05/16/za-dobu-rosiya-obstrilyala-125-naselenyh-punktiv-ukrayiny-ye-zagybli-ta-poraneni/" text:style-name="Internet_20_link" text:visited-style-name="Visited_20_Internet_20_Link">
https://armyinform.com.ua/2023/05/16/za-dobu-rosiya-obstrilyala-125-naselenyh-punktiv-ukrayiny-ye-zagybli-ta-poraneni/</text:a>
</text:p>
      <!--NEWS-->
      <text:h text:style-name="P10" text:outline-level="1">
<text:span text:style-name="T4">
На Чернігівщині тероборонці тренуються знищувати ворожі сили</text:span>
</text:h>
      <text:p text:style-name="P4">
Author: ['Григорій Мазур']</text:p>
      <text:p text:style-name="P4">
Time: 2023-05-16T66:00:00-04:00</text:p>
      <text:p text:style-name="P4">
Description: На Чернігівщині відбулися навчання підрозділів Сил оборони, до яких, зокрема, бул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03-11.jpg" text:style-name="Internet_20_link" text:visited-style-name="Visited_20_Internet_20_Link">
03-11.jpg</text:a>
', '<text:a xlink:type="simple" xlink:href="https://armyinform.com.ua/wp-content/uploads/2023/05/04-11-150x150.jpg" text:style-name="Internet_20_link" text:visited-style-name="Visited_20_Internet_20_Link">
04-11-150x150.jpg</text:a>
', '<text:a xlink:type="simple" xlink:href="https://armyinform.com.ua/wp-content/uploads/2023/05/0jsjtj1-150x150.jpg" text:style-name="Internet_20_link" text:visited-style-name="Visited_20_Internet_20_Link">
0jsjtj1-150x150.jpg</text:a>
', '<text:a xlink:type="simple" xlink:href="https://armyinform.com.ua/wp-content/uploads/2023/05/02-7.jpg" text:style-name="Internet_20_link" text:visited-style-name="Visited_20_Internet_20_Link">
02-7.jpg</text:a>
', '<text:a xlink:type="simple" xlink:href="https://armyinform.com.ua/wp-content/uploads/2023/05/05-11-150x150.jpg" text:style-name="Internet_20_link" text:visited-style-name="Visited_20_Internet_20_Link">
05-11-150x150.jpg</text:a>
', '<text:a xlink:type="simple" xlink:href="https://armyinform.com.ua/wp-content/uploads/2023/05/06-11-150x150.jpg" text:style-name="Internet_20_link" text:visited-style-name="Visited_20_Internet_20_Link">
06-11-150x150.jpg</text:a>
', '<text:a xlink:type="simple" xlink:href="https://armyinform.com.ua/wp-content/uploads/2023/05/07-8-150x150.jpg" text:style-name="Internet_20_link" text:visited-style-name="Visited_20_Internet_20_Link">
07-8-150x150.jpg</text:a>
', '<text:a xlink:type="simple" xlink:href="https://armyinform.com.ua/wp-content/uploads/2023/05/08-7-150x150.jpg" text:style-name="Internet_20_link" text:visited-style-name="Visited_20_Internet_20_Link">
08-7-150x150.jpg</text:a>
', '<text:a xlink:type="simple" xlink:href="https://armyinform.com.ua/wp-content/uploads/2023/05/10-23-150x150.jpg" text:style-name="Internet_20_link" text:visited-style-name="Visited_20_Internet_20_Link">
10-23-150x150.jpg</text:a>
', '<text:a xlink:type="simple" xlink:href="https://armyinform.com.ua/wp-content/uploads/2023/05/09-3-150x150.jpg" text:style-name="Internet_20_link" text:visited-style-name="Visited_20_Internet_20_Link">
09-3-150x150.jpg</text:a>
', '<text:a xlink:type="simple" xlink:href="https://armyinform.com.ua/wp-content/uploads/2023/05/11-18-150x150.jpg" text:style-name="Internet_20_link" text:visited-style-name="Visited_20_Internet_20_Link">
11-18-150x150.jpg</text:a>
', '<text:a xlink:type="simple" xlink:href="https://armyinform.com.ua/wp-content/uploads/2023/05/12-14-150x150.jpg" text:style-name="Internet_20_link" text:visited-style-name="Visited_20_Internet_20_Link">
12-14-150x150.jpg</text:a>
', '<text:a xlink:type="simple" xlink:href="https://armyinform.com.ua/wp-content/uploads/2023/05/13-10-150x150.jpg" text:style-name="Internet_20_link" text:visited-style-name="Visited_20_Internet_20_Link">
13-10-150x150.jpg</text:a>
']</text:p>
      <text:p text:style-name="P4">
Tags: ['ВТОРГНЕННЯ РФ', 'ТЕРОБОРОНА', 'ЧЕРНІГІВЩИНА']</text:p>
      <text:p text:style-name="P4">
Category: News</text:p>
      <!--METADATA-->
      <text:p text:style-name="P4">
<draw:frame draw:style-name="fr1" draw:name="Image271" text:anchor-type="as-char" svg:width="6.9236in" svg:height="5.1927in" draw:z-index="0">
<draw:image xlink:href="../Images/AРМІЯINFORM/2023-05-16T66-00-00-04-00/03-11.jpg" xlink:type="simple" xlink:show="embed" xlink:actuate="onLoad" draw:mime-type="image/jpeg"/>
</draw:frame>
</text:p>
      <text:p text:style-name="P4">
На Чернігівщині відбулися навчання підрозділів Сил оборони, до яких, зокрема,були залучені місцеві військові частини територіальної оборони.Відпрацьовувалися питання колективної підготовки механізованих відділень.</text:p>
      <text:p text:style-name="P4">
<text:a xlink:type="simple" xlink:href="https://armyinform.com.ua/wp-content/uploads/2023/05/04-11.jpg" text:style-name="Internet_20_link" text:visited-style-name="Visited_20_Internet_20_Link">
<draw:frame draw:style-name="fr1" draw:name="Image272" text:anchor-type="as-char" svg:width="6.9236in" svg:height="6.9236in" draw:z-index="0">
<draw:image xlink:href="../Images/AРМІЯINFORM/2023-05-16T66-00-00-04-00/04-11-150x150.jpg" xlink:type="simple" xlink:show="embed" xlink:actuate="onLoad" draw:mime-type="image/jpeg"/>
</draw:frame>
</text:a>
</text:p>
      <text:p text:style-name="P4">
<text:a xlink:type="simple" xlink:href="https://armyinform.com.ua/wp-content/uploads/2023/05/0jsjtj1.jpg" text:style-name="Internet_20_link" text:visited-style-name="Visited_20_Internet_20_Link">
<draw:frame draw:style-name="fr1" draw:name="Image273" text:anchor-type="as-char" svg:width="6.9236in" svg:height="6.9236in" draw:z-index="0">
<draw:image xlink:href="../Images/AРМІЯINFORM/2023-05-16T66-00-00-04-00/0jsjtj1-150x150.jpg" xlink:type="simple" xlink:show="embed" xlink:actuate="onLoad" draw:mime-type="image/jpeg"/>
</draw:frame>
</text:a>
</text:p>
      <text:p text:style-name="P4">
Під наглядом досвідчених інструкторів тероборонці навчалися ефективнопротидіяти броньованій техніці умовного противника, метали тренувальнігранати, демонстрували свою вправність та витривалість на спеціалізованійпсихологічній смузі перешкод, наступали у складі механізованого відділення йуражали умовні цілі зі стрілецької зброї та гранатометів бойовими набоями.</text:p>
      <text:p text:style-name="P4">
<draw:frame draw:style-name="fr1" draw:name="Image274" text:anchor-type="as-char" svg:width="6.9236in" svg:height="5.1927in" draw:z-index="0">
<draw:image xlink:href="../Images/AРМІЯINFORM/2023-05-16T66-00-00-04-00/02-7.jpg" xlink:type="simple" xlink:show="embed" xlink:actuate="onLoad" draw:mime-type="image/jpeg"/>
</draw:frame>
Головнийсержант Командування Об’єднаних Сил ЗС України Віктор Лук’янюк</text:p>
      <text:p text:style-name="P4">
— На подібних навчаннях військовослужбовці навчаються відпрацьовувати певнийалгоритм дій для подальшого ефективного знищення ворога на полі бою, —розповів кореспонденту АрміяInform керівник занять, головний сержантКомандування Об’єднаних Сил ЗС України Віктор Лук’янюк. — Цей алгоритм охоплюєрізні аспекти, включаючи роботу на позиції під час вогневого контакту тапередачу команд щодо відкриття вогню. Також він охоплює дії, які требавиконати після отримання наказу про позиційний маневр або при зайняттіпідготовленої вогневої позиції.</text:p>
      <text:p text:style-name="P4">
<text:a xlink:type="simple" xlink:href="https://armyinform.com.ua/wp-content/uploads/2023/05/05-11.jpg" text:style-name="Internet_20_link" text:visited-style-name="Visited_20_Internet_20_Link">
<draw:frame draw:style-name="fr1" draw:name="Image275" text:anchor-type="as-char" svg:width="6.9236in" svg:height="6.9236in" draw:z-index="0">
<draw:image xlink:href="../Images/AРМІЯINFORM/2023-05-16T66-00-00-04-00/05-11-150x150.jpg" xlink:type="simple" xlink:show="embed" xlink:actuate="onLoad" draw:mime-type="image/jpeg"/>
</draw:frame>
</text:a>
</text:p>
      <text:p text:style-name="P4">
<text:a xlink:type="simple" xlink:href="https://armyinform.com.ua/wp-content/uploads/2023/05/06-11.jpg" text:style-name="Internet_20_link" text:visited-style-name="Visited_20_Internet_20_Link">
<draw:frame draw:style-name="fr1" draw:name="Image276" text:anchor-type="as-char" svg:width="6.9236in" svg:height="6.9236in" draw:z-index="0">
<draw:image xlink:href="../Images/AРМІЯINFORM/2023-05-16T66-00-00-04-00/06-11-150x150.jpg" xlink:type="simple" xlink:show="embed" xlink:actuate="onLoad" draw:mime-type="image/jpeg"/>
</draw:frame>
</text:a>
</text:p>
      <text:p text:style-name="P4">
<text:a xlink:type="simple" xlink:href="https://armyinform.com.ua/wp-content/uploads/2023/05/07-8.jpg" text:style-name="Internet_20_link" text:visited-style-name="Visited_20_Internet_20_Link">
<draw:frame draw:style-name="fr1" draw:name="Image277" text:anchor-type="as-char" svg:width="6.9236in" svg:height="6.9236in" draw:z-index="0">
<draw:image xlink:href="../Images/AРМІЯINFORM/2023-05-16T66-00-00-04-00/07-8-150x150.jpg" xlink:type="simple" xlink:show="embed" xlink:actuate="onLoad" draw:mime-type="image/jpeg"/>
</draw:frame>
</text:a>
</text:p>
      <text:p text:style-name="P4">
<text:a xlink:type="simple" xlink:href="https://armyinform.com.ua/wp-content/uploads/2023/05/08-7.jpg" text:style-name="Internet_20_link" text:visited-style-name="Visited_20_Internet_20_Link">
<draw:frame draw:style-name="fr1" draw:name="Image278" text:anchor-type="as-char" svg:width="6.9236in" svg:height="6.9236in" draw:z-index="0">
<draw:image xlink:href="../Images/AРМІЯINFORM/2023-05-16T66-00-00-04-00/08-7-150x150.jpg" xlink:type="simple" xlink:show="embed" xlink:actuate="onLoad" draw:mime-type="image/jpeg"/>
</draw:frame>
</text:a>
</text:p>
      <text:p text:style-name="P4">
Слід зазначити, що всі бійці пройшли інтенсивне тренування з контролюваннясвого психологічного стану під час протидії важкій броньованій техніці. Цесприяло розвитку вмінь зберігати спокій та приймати рішення в екстремальнихситуаціях.</text:p>
      <text:p text:style-name="P4">
<text:a xlink:type="simple" xlink:href="https://armyinform.com.ua/wp-content/uploads/2023/05/10-23.jpg" text:style-name="Internet_20_link" text:visited-style-name="Visited_20_Internet_20_Link">
<draw:frame draw:style-name="fr1" draw:name="Image279" text:anchor-type="as-char" svg:width="6.9236in" svg:height="6.9236in" draw:z-index="0">
<draw:image xlink:href="../Images/AРМІЯINFORM/2023-05-16T66-00-00-04-00/10-23-150x150.jpg" xlink:type="simple" xlink:show="embed" xlink:actuate="onLoad" draw:mime-type="image/jpeg"/>
</draw:frame>
</text:a>
</text:p>
      <text:p text:style-name="P4">
<text:a xlink:type="simple" xlink:href="https://armyinform.com.ua/wp-content/uploads/2023/05/09-3.jpg" text:style-name="Internet_20_link" text:visited-style-name="Visited_20_Internet_20_Link">
<draw:frame draw:style-name="fr1" draw:name="Image280" text:anchor-type="as-char" svg:width="6.9236in" svg:height="6.9236in" draw:z-index="0">
<draw:image xlink:href="../Images/AРМІЯINFORM/2023-05-16T66-00-00-04-00/09-3-150x150.jpg" xlink:type="simple" xlink:show="embed" xlink:actuate="onLoad" draw:mime-type="image/jpeg"/>
</draw:frame>
</text:a>
</text:p>
      <text:p text:style-name="P4">
<text:a xlink:type="simple" xlink:href="https://armyinform.com.ua/wp-content/uploads/2023/05/11-18.jpg" text:style-name="Internet_20_link" text:visited-style-name="Visited_20_Internet_20_Link">
<draw:frame draw:style-name="fr1" draw:name="Image281" text:anchor-type="as-char" svg:width="6.9236in" svg:height="6.9236in" draw:z-index="0">
<draw:image xlink:href="../Images/AРМІЯINFORM/2023-05-16T66-00-00-04-00/11-18-150x150.jpg" xlink:type="simple" xlink:show="embed" xlink:actuate="onLoad" draw:mime-type="image/jpeg"/>
</draw:frame>
</text:a>
</text:p>
      <text:p text:style-name="P4">
<text:a xlink:type="simple" xlink:href="https://armyinform.com.ua/wp-content/uploads/2023/05/12-14.jpg" text:style-name="Internet_20_link" text:visited-style-name="Visited_20_Internet_20_Link">
<draw:frame draw:style-name="fr1" draw:name="Image282" text:anchor-type="as-char" svg:width="6.9236in" svg:height="6.9236in" draw:z-index="0">
<draw:image xlink:href="../Images/AРМІЯINFORM/2023-05-16T66-00-00-04-00/12-14-150x150.jpg" xlink:type="simple" xlink:show="embed" xlink:actuate="onLoad" draw:mime-type="image/jpeg"/>
</draw:frame>
</text:a>
</text:p>
      <text:p text:style-name="P4">
<text:a xlink:type="simple" xlink:href="https://armyinform.com.ua/wp-content/uploads/2023/05/13-10.jpg" text:style-name="Internet_20_link" text:visited-style-name="Visited_20_Internet_20_Link">
<draw:frame draw:style-name="fr1" draw:name="Image283" text:anchor-type="as-char" svg:width="6.9236in" svg:height="6.9236in" draw:z-index="0">
<draw:image xlink:href="../Images/AРМІЯINFORM/2023-05-16T66-00-00-04-00/13-10-150x150.jpg" xlink:type="simple" xlink:show="embed" xlink:actuate="onLoad" draw:mime-type="image/jpeg"/>
</draw:frame>
</text:a>
</text:p>
      <text:p text:style-name="P4">
На збудованій за стандартами НАТО смузі перешкод були створені умови,максимально наближені до реальних бойових ситуацій. Для більшої ефективностіта максимальної імітації бою використали спеціальні тротилові «шашки», палаючурезину, ведення стрільби холостими набоями тощо.</text:p>
      <text:p text:style-name="P4">
— Під час подолання смуги перешкод військовослужбовці усвідомили, яківипробування чекають на них під час справжнього бою, — розповів командирбатальйону підполковник Андрій. — І хоча сьогодні було багато імітацій, протевони здобули безліч нових навичок. Головне, що кожен сам для себе зрозумів, нащо він здатний в екстремальних бойових умовах.</text:p>
      <text:p text:style-name="P4">
<text:span text:style-name="T5">
Фото автора</text:span>
</text:p>
      <text:p text:style-name="P4">
Source: <text:a xlink:type="simple" xlink:href="https://armyinform.com.ua/2023/05/16/na-chernigivshhyni-teroboronczi-trenuyutsya-znyshhuvaty-vorozhi-syly/" text:style-name="Internet_20_link" text:visited-style-name="Visited_20_Internet_20_Link">
https://armyinform.com.ua/2023/05/16/na-chernigivshhyni-teroboronczi-trenuyutsya-znyshhuvaty-vorozhi-syly/</text:a>
</text:p>
      <!--NEWS-->
      <text:h text:style-name="P10" text:outline-level="1">
<text:span text:style-name="T4">
росія вивела у Чорне море два ракетоносії з вісьмома «Калібрами»</text:span>
</text:h>
      <text:p text:style-name="P4">
Author: ['АРМІЯINFORM']</text:p>
      <text:p text:style-name="P4">
Time: 2023-05-16T67:00:00-04:00</text:p>
      <text:p text:style-name="P4">
Description: Станом на 16 травня російська федерація збільшила кількість своїх ракетоносіїв у Чорно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1/05/chorne-more.jpg" text:style-name="Internet_20_link" text:visited-style-name="Visited_20_Internet_20_Link">
chorne-more.jpg</text:a>
']</text:p>
      <text:p text:style-name="P4">
Tags: ['ВМС ЗС УКРАЇНИ', 'РАКЕТИ «КАЛІБР»', 'ЧОРНЕ МОРЕ']</text:p>
      <text:p text:style-name="P4">
Category: News</text:p>
      <!--METADATA-->
      <text:p text:style-name="P4">
<draw:frame draw:style-name="fr1" draw:name="Image284" text:anchor-type="as-char" svg:width="6.9236in" svg:height="3.956343in" draw:z-index="0">
<draw:image xlink:href="../Images/AРМІЯINFORM/2023-05-16T67-00-00-04-00/chorne-more.jpg" xlink:type="simple" xlink:show="embed" xlink:actuate="onLoad" draw:mime-type="image/jpeg"/>
</draw:frame>
</text:p>
      <text:p text:style-name="P4">
Станом на 16 травня російська федерація збільшила кількість своїх ракетоносіїву Чорному морі до двох, напоготові до застосування ворог тримає вісім крилатихракет типу «Калібр».</text:p>
      <text:p text:style-name="P4">
Про це<text:a xlink:type="simple" xlink:href="https://www.facebook.com/navy.mil.gov.ua/posts/pfbid02j7R7moYy7XCYbguTTbVjH9WUSdfjci8CKQxy8kvgVM3U3PUsgoxwizZ54gKHVXedl" text:style-name="Internet_20_link" text:visited-style-name="Visited_20_Internet_20_Link">
повідомляє</text:a>
Командування Військово-Морських Сил ЗС України.</text:p>
      <text:p text:style-name="P4">
В Азовському морі перебуває два ворожх кораблі, серед яких один ракетоносій звісьмома «Калібрами».</text:p>
      <text:p text:style-name="P4">
У Середземному морі — сім ворожих кораблів, з них два носії крилатих ракет«Калібр», загальний залп — 20 ракет.</text:p>
      <text:p text:style-name="P4">
За добу в інтересах рф прохід Керч-Єнікальською протокою здійснили:</text:p>
      <ul>
        <li>
до Азовського моря — 21 судно, з них 4 рухалось із протоки Босфор;  * до Чорного моря — 18 суден, з них 7 продовжило рух у напрямку протоки Босфор.</li>
      </ul>
      <text:p text:style-name="P4">
рф продовжує порушувати Міжнародну конвенцію з охорони людського життя на морі1974 р. (SOLAS), вимикаючи системи автоматичної ідентифікації (AIS) нацивільних суднах в акваторії Азовського моря.</text:p>
      <text:p text:style-name="P4">
Source: <text:a xlink:type="simple" xlink:href="https://armyinform.com.ua/2023/05/16/rosiya-vyvela-u-chorne-more-dva-raketonosiyi-z-vismoma-kalibramy/" text:style-name="Internet_20_link" text:visited-style-name="Visited_20_Internet_20_Link">
https://armyinform.com.ua/2023/05/16/rosiya-vyvela-u-chorne-more-dva-raketonosiyi-z-vismoma-kalibramy/</text:a>
</text:p>
      <!--NEWS-->
      <text:h text:style-name="P10" text:outline-level="1">
<text:span text:style-name="T4">
На Ставці Верховного Головнокомандувача скоригували графік постачання озброєння та боєприпасів</text:span>
</text:h>
      <text:p text:style-name="P4">
Author: ['АРМІЯINFORM']</text:p>
      <text:p text:style-name="P4">
Time: 2023-05-16T68:00:00-04:00</text:p>
      <text:p text:style-name="P4">
Description: Президент України Володимир Зеленський у вівторок провів чергове засідання Ставк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volodymyr-zelenskyj-telefon-2.jpg" text:style-name="Internet_20_link" text:visited-style-name="Visited_20_Internet_20_Link">
volodymyr-zelenskyj-telefon-2.jpg</text:a>
']</text:p>
      <text:p text:style-name="P4">
Tags: ['ВОЛОДИМИР ЗЕЛЕНСЬКИЙ', 'СТАВКА ВЕРХОВНОГО ГОЛОВНОКОМАНДУВАЧА']</text:p>
      <text:p text:style-name="P4">
Category: News</text:p>
      <!--METADATA-->
      <text:p text:style-name="P4">
<draw:frame draw:style-name="fr1" draw:name="Image285" text:anchor-type="as-char" svg:width="6.9236in" svg:height="4.61393in" draw:z-index="0">
<draw:image xlink:href="../Images/AРМІЯINFORM/2023-05-16T68-00-00-04-00/volodymyr-zelenskyj-telefon-2.jpg" xlink:type="simple" xlink:show="embed" xlink:actuate="onLoad" draw:mime-type="image/jpeg"/>
</draw:frame>
</text:p>
      <text:p text:style-name="P4">
Президент України Володимир Зеленський у вівторок провів чергове засіданняСтавки Верховного Головнокомандувача.</text:p>
      <text:p text:style-name="P4">
Про це <text:a xlink:type="simple" xlink:href="https://t.me/V_Zelenskiy_official/6246" text:style-name="Internet_20_link" text:visited-style-name="Visited_20_Internet_20_Link">
повідомив</text:a>
 глава держави.</text:p>
      <text:p text:style-name="P4">
«Заслухав керівників ОСУВів про перебіг бойових дій на їхніх ділянках фронту.Розглянули загальну оперативну обстановку й дані розвідок. Скоригували графікпостачання озброєння та боєприпасів. Їх розподіл по бойових частинах тарезервах», — зазначив він.</text:p>
      <text:p text:style-name="P4">
Також на Ставці Верховного Головнокомандувача Володимир Зеленський заслухаврезультати перевірки боєготовності новостворених бригад.</text:p>
      <text:p text:style-name="P4">
Source: <text:a xlink:type="simple" xlink:href="https://armyinform.com.ua/2023/05/16/na-stavczi-verhovnogo-golovnokomanduvacha-skoryguvaly-grafik-postachannya-ozbroyennya-ta-boyeprypasiv/" text:style-name="Internet_20_link" text:visited-style-name="Visited_20_Internet_20_Link">
https://armyinform.com.ua/2023/05/16/na-stavczi-verhovnogo-golovnokomanduvacha-skoryguvaly-grafik-postachannya-ozbroyennya-ta-boyeprypasiv/</text:a>
</text:p>
      <!--NEWS-->
      <text:h text:style-name="P10" text:outline-level="1">
<text:span text:style-name="T4">
Президент України: Стійкість і відвага наших воїнів у боях зараз — це незалежність України, яка буде завжди</text:span>
</text:h>
      <text:p text:style-name="P4">
Author: ['АРМІЯINFORM']</text:p>
      <text:p text:style-name="P4">
Time: 2023-05-16T69:00:00-04:00</text:p>
      <text:p text:style-name="P4">
Description: Президент України Володимир Зеленський переконаний, що від щоденної стійкості наш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5413699783350143442_y.jpg" text:style-name="Internet_20_link" text:visited-style-name="Visited_20_Internet_20_Link">
photo_5413699783350143442_y.jpg</text:a>
', '<text:a xlink:type="simple" xlink:href="https://armyinform.com.ua/wp-content/uploads/2023/05/photo_5413699783350143444_y-150x150.jpg" text:style-name="Internet_20_link" text:visited-style-name="Visited_20_Internet_20_Link">
photo_5413699783350143444_y-150x150.jpg</text:a>
', '<text:a xlink:type="simple" xlink:href="https://armyinform.com.ua/wp-content/uploads/2023/05/photo_5413699783350143450_y-150x150.jpg" text:style-name="Internet_20_link" text:visited-style-name="Visited_20_Internet_20_Link">
photo_5413699783350143450_y-150x150.jpg</text:a>
', '<text:a xlink:type="simple" xlink:href="https://armyinform.com.ua/wp-content/uploads/2023/05/photo_5413699783350143443_y-150x150.jpg" text:style-name="Internet_20_link" text:visited-style-name="Visited_20_Internet_20_Link">
photo_5413699783350143443_y-150x150.jpg</text:a>
']</text:p>
      <text:p text:style-name="P4">
Tags: ['ВОЛОДИМИР ЗЕЛЕНСЬКИЙ', 'ПРЕЗИДЕНТ УКРАЇНИ']</text:p>
      <text:p text:style-name="P4">
Category: News</text:p>
      <!--METADATA-->
      <text:p text:style-name="P4">
<draw:frame draw:style-name="fr1" draw:name="Image286" text:anchor-type="as-char" svg:width="6.9236in" svg:height="4.615733in" draw:z-index="0">
<draw:image xlink:href="../Images/AРМІЯINFORM/2023-05-16T69-00-00-04-00/photo_5413699783350143442_y.jpg" xlink:type="simple" xlink:show="embed" xlink:actuate="onLoad" draw:mime-type="image/jpeg"/>
</draw:frame>
</text:p>
      <text:p text:style-name="P4">
Президент України Володимир Зеленський переконаний, що від щоденної стійкостінаших воїнів у боях зараз залежить незалежність України, яка буде завжди.</text:p>
      <text:p text:style-name="P4">
Про це глава держави <text:a xlink:type="simple" xlink:href="https://t.me/V_Zelenskiy_official/6245" text:style-name="Internet_20_link" text:visited-style-name="Visited_20_Internet_20_Link">
написав</text:a>
 усвоєму Телеграмі.</text:p>
      <text:p text:style-name="P4">
«Ніколи на нашій землі не пануватимуть чужі прапори й ніколи наших людей небуде віддано на поневолення. Стійкість у боях зараз, потужність у нашихактивних діях, відвага та влучність наших воїнів щодня і щоночі — ценезалежність України, яка буде завжди. Яку ми посилюємо й будемо посилювати»,— йдеться у його дописі.</text:p>
      <text:p text:style-name="P4">
<text:a xlink:type="simple" xlink:href="https://armyinform.com.ua/wp-content/uploads/2023/05/photo_5413699783350143444_y.jpg" text:style-name="Internet_20_link" text:visited-style-name="Visited_20_Internet_20_Link">
<draw:frame draw:style-name="fr1" draw:name="Image287" text:anchor-type="as-char" svg:width="6.9236in" svg:height="6.9236in" draw:z-index="0">
<draw:image xlink:href="../Images/AРМІЯINFORM/2023-05-16T69-00-00-04-00/photo_5413699783350143444_y-150x150.jpg" xlink:type="simple" xlink:show="embed" xlink:actuate="onLoad" draw:mime-type="image/jpeg"/>
</draw:frame>
</text:a>
</text:p>
      <text:p text:style-name="P4">
<text:a xlink:type="simple" xlink:href="https://armyinform.com.ua/wp-content/uploads/2023/05/photo_5413699783350143450_y.jpg" text:style-name="Internet_20_link" text:visited-style-name="Visited_20_Internet_20_Link">
<draw:frame draw:style-name="fr1" draw:name="Image288" text:anchor-type="as-char" svg:width="6.9236in" svg:height="6.9236in" draw:z-index="0">
<draw:image xlink:href="../Images/AРМІЯINFORM/2023-05-16T69-00-00-04-00/photo_5413699783350143450_y-150x150.jpg" xlink:type="simple" xlink:show="embed" xlink:actuate="onLoad" draw:mime-type="image/jpeg"/>
</draw:frame>
</text:a>
</text:p>
      <text:p text:style-name="P4">
<text:a xlink:type="simple" xlink:href="https://armyinform.com.ua/wp-content/uploads/2023/05/photo_5413699783350143443_y.jpg" text:style-name="Internet_20_link" text:visited-style-name="Visited_20_Internet_20_Link">
<draw:frame draw:style-name="fr1" draw:name="Image289" text:anchor-type="as-char" svg:width="6.9236in" svg:height="6.9236in" draw:z-index="0">
<draw:image xlink:href="../Images/AРМІЯINFORM/2023-05-16T69-00-00-04-00/photo_5413699783350143443_y-150x150.jpg" xlink:type="simple" xlink:show="embed" xlink:actuate="onLoad" draw:mime-type="image/jpeg"/>
</draw:frame>
</text:a>
</text:p>
      <text:p text:style-name="P4">
Source: <text:a xlink:type="simple" xlink:href="https://armyinform.com.ua/2023/05/16/prezydent-ukrayiny-stijkist-i-vidvaga-nashyh-voyiniv-u-boyah-zaraz-cze-nezalezhnist-ukrayiny-yaka-bude-zavzhdy/" text:style-name="Internet_20_link" text:visited-style-name="Visited_20_Internet_20_Link">
https://armyinform.com.ua/2023/05/16/prezydent-ukrayiny-stijkist-i-vidvaga-nashyh-voyiniv-u-boyah-zaraz-cze-nezalezhnist-ukrayiny-yaka-bude-zavzhdy/</text:a>
</text:p>
      <!--NEWS-->
      <text:h text:style-name="P10" text:outline-level="1">
<text:span text:style-name="T4">
Сергій Наєв відвідав навчання тероборонців на Чернігівщині</text:span>
</text:h>
      <text:p text:style-name="P4">
Author: ['Григорій Мазур']</text:p>
      <text:p text:style-name="P4">
Time: 2023-05-16T70:00:00-04:00</text:p>
      <text:p text:style-name="P4">
Description: Командувач Об'єднаних сил Збройних Сил України генерал-лейтенант Сергій Наєв відвіда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07-9.jpg" text:style-name="Internet_20_link" text:visited-style-name="Visited_20_Internet_20_Link">
07-9.jpg</text:a>
', '<text:a xlink:type="simple" xlink:href="https://armyinform.com.ua/wp-content/uploads/2023/05/04-12-150x150.jpg" text:style-name="Internet_20_link" text:visited-style-name="Visited_20_Internet_20_Link">
04-12-150x150.jpg</text:a>
', '<text:a xlink:type="simple" xlink:href="https://armyinform.com.ua/wp-content/uploads/2023/05/05-12-150x150.jpg" text:style-name="Internet_20_link" text:visited-style-name="Visited_20_Internet_20_Link">
05-12-150x150.jpg</text:a>
', '<text:a xlink:type="simple" xlink:href="https://armyinform.com.ua/wp-content/uploads/2023/05/03-12-150x150.jpg" text:style-name="Internet_20_link" text:visited-style-name="Visited_20_Internet_20_Link">
03-12-150x150.jpg</text:a>
', '<text:a xlink:type="simple" xlink:href="https://armyinform.com.ua/wp-content/uploads/2023/05/06-12-150x150.jpg" text:style-name="Internet_20_link" text:visited-style-name="Visited_20_Internet_20_Link">
06-12-150x150.jpg</text:a>
', '<text:a xlink:type="simple" xlink:href="https://armyinform.com.ua/wp-content/uploads/2023/05/08-8-150x150.jpg" text:style-name="Internet_20_link" text:visited-style-name="Visited_20_Internet_20_Link">
08-8-150x150.jpg</text:a>
', '<text:a xlink:type="simple" xlink:href="https://armyinform.com.ua/wp-content/uploads/2023/05/02-11.jpg" text:style-name="Internet_20_link" text:visited-style-name="Visited_20_Internet_20_Link">
02-11.jpg</text:a>
']</text:p>
      <text:p text:style-name="P4">
Tags: ['СЕРГІЙ НАЄВ']</text:p>
      <text:p text:style-name="P4">
Category: News</text:p>
      <!--METADATA-->
      <text:p text:style-name="P4">
<draw:frame draw:style-name="fr1" draw:name="Image290" text:anchor-type="as-char" svg:width="6.9236in" svg:height="5.191078in" draw:z-index="0">
<draw:image xlink:href="../Images/AРМІЯINFORM/2023-05-16T70-00-00-04-00/07-9.jpg" xlink:type="simple" xlink:show="embed" xlink:actuate="onLoad" draw:mime-type="image/jpeg"/>
</draw:frame>
</text:p>
      <text:p text:style-name="P4">
Командувач Об'єднаних сил Збройних Сил України генерал-лейтенант Сергій Наєввідвідав навчання підрозділів територіальної оборони в Чернігівській області.Тут військовики долали психологічну смугу перешкод, тренувалися у пересуванніна полі бою, вражали умовного противника та проходили обкатку танками.</text:p>
      <text:p text:style-name="P4">
<text:a xlink:type="simple" xlink:href="https://armyinform.com.ua/wp-content/uploads/2023/05/04-12.jpg" text:style-name="Internet_20_link" text:visited-style-name="Visited_20_Internet_20_Link">
<draw:frame draw:style-name="fr1" draw:name="Image291" text:anchor-type="as-char" svg:width="6.9236in" svg:height="6.9236in" draw:z-index="0">
<draw:image xlink:href="../Images/AРМІЯINFORM/2023-05-16T70-00-00-04-00/04-12-150x150.jpg" xlink:type="simple" xlink:show="embed" xlink:actuate="onLoad" draw:mime-type="image/jpeg"/>
</draw:frame>
</text:a>
</text:p>
      <text:p text:style-name="P4">
<text:a xlink:type="simple" xlink:href="https://armyinform.com.ua/wp-content/uploads/2023/05/05-12.jpg" text:style-name="Internet_20_link" text:visited-style-name="Visited_20_Internet_20_Link">
<draw:frame draw:style-name="fr1" draw:name="Image292" text:anchor-type="as-char" svg:width="6.9236in" svg:height="6.9236in" draw:z-index="0">
<draw:image xlink:href="../Images/AРМІЯINFORM/2023-05-16T70-00-00-04-00/05-12-150x150.jpg" xlink:type="simple" xlink:show="embed" xlink:actuate="onLoad" draw:mime-type="image/jpeg"/>
</draw:frame>
</text:a>
</text:p>
      <text:p text:style-name="P4">
<text:a xlink:type="simple" xlink:href="https://armyinform.com.ua/wp-content/uploads/2023/05/03-12.jpg" text:style-name="Internet_20_link" text:visited-style-name="Visited_20_Internet_20_Link">
<draw:frame draw:style-name="fr1" draw:name="Image293" text:anchor-type="as-char" svg:width="6.9236in" svg:height="6.9236in" draw:z-index="0">
<draw:image xlink:href="../Images/AРМІЯINFORM/2023-05-16T70-00-00-04-00/03-12-150x150.jpg" xlink:type="simple" xlink:show="embed" xlink:actuate="onLoad" draw:mime-type="image/jpeg"/>
</draw:frame>
</text:a>
</text:p>
      <text:p text:style-name="P4">
— Подібні навчання підвищують бойову майстерність кожного військовослужбовцядо можливих бойових дій у майбутньому, — зауважив Сергій Наєв. — Я абсолютнозадоволений діями цих підрозділів під час навчання. Тут на власні очіпереконався, що вони готові до виконання завдань з оборони нашої держави.</text:p>
      <text:p text:style-name="P4">
<text:a xlink:type="simple" xlink:href="https://armyinform.com.ua/wp-content/uploads/2023/05/06-12.jpg" text:style-name="Internet_20_link" text:visited-style-name="Visited_20_Internet_20_Link">
<draw:frame draw:style-name="fr1" draw:name="Image294" text:anchor-type="as-char" svg:width="6.9236in" svg:height="6.9236in" draw:z-index="0">
<draw:image xlink:href="../Images/AРМІЯINFORM/2023-05-16T70-00-00-04-00/06-12-150x150.jpg" xlink:type="simple" xlink:show="embed" xlink:actuate="onLoad" draw:mime-type="image/jpeg"/>
</draw:frame>
</text:a>
</text:p>
      <text:p text:style-name="P4">
<text:a xlink:type="simple" xlink:href="https://armyinform.com.ua/wp-content/uploads/2023/05/08-8.jpg" text:style-name="Internet_20_link" text:visited-style-name="Visited_20_Internet_20_Link">
<draw:frame draw:style-name="fr1" draw:name="Image295" text:anchor-type="as-char" svg:width="6.9236in" svg:height="6.9236in" draw:z-index="0">
<draw:image xlink:href="../Images/AРМІЯINFORM/2023-05-16T70-00-00-04-00/08-8-150x150.jpg" xlink:type="simple" xlink:show="embed" xlink:actuate="onLoad" draw:mime-type="image/jpeg"/>
</draw:frame>
</text:a>
</text:p>
      <text:p text:style-name="P4">
За словами командувача, подібні навички повинен набути коженвійськовослужбовець. Саме від правильних, відточених та чітких дій солдатів убою залежить життя кожного з них та їхніх побратимів, а також результат бою вцілому.</text:p>
      <text:p text:style-name="P4">
<draw:frame draw:style-name="fr1" draw:name="Image296" text:anchor-type="as-char" svg:width="6.9236in" svg:height="5.191078in" draw:z-index="0">
<draw:image xlink:href="../Images/AРМІЯINFORM/2023-05-16T70-00-00-04-00/02-11.jpg" xlink:type="simple" xlink:show="embed" xlink:actuate="onLoad" draw:mime-type="image/jpeg"/>
</draw:frame>
</text:p>
      <text:p text:style-name="P4">
<text:span text:style-name="T5">
Фото автора</text:span>
</text:p>
      <text:p text:style-name="P4">
Source: <text:a xlink:type="simple" xlink:href="https://armyinform.com.ua/2023/05/16/sergij-nayev-vidvidav-navchannya-teroboroncziv-na-chernigivshhyni/" text:style-name="Internet_20_link" text:visited-style-name="Visited_20_Internet_20_Link">
https://armyinform.com.ua/2023/05/16/sergij-nayev-vidvidav-navchannya-teroboroncziv-na-chernigivshhyni/</text:a>
</text:p>
      <!--NEWS-->
      <text:h text:style-name="P10" text:outline-level="1">
<text:span text:style-name="T4">
Цьогоріч місто паломництва Люрд відвідали 14 тисяч військових із 38 країн — Ганна Маляр</text:span>
</text:h>
      <text:p text:style-name="P4">
Author: ['АРМІЯINFORM']</text:p>
      <text:p text:style-name="P4">
Time: 2023-05-16T71:00:00-04:00</text:p>
      <text:p text:style-name="P4">
Description: Люрд — це місто військового паломництва та чудесних зцілень. Тут щороку збираютьс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5411226144180652531_y.jpg" text:style-name="Internet_20_link" text:visited-style-name="Visited_20_Internet_20_Link">
photo_5411226144180652531_y.jpg</text:a>
', '<text:a xlink:type="simple" xlink:href="https://armyinform.com.ua/wp-content/uploads/2023/05/photo_5411226144180652532_y-150x150.jpg" text:style-name="Internet_20_link" text:visited-style-name="Visited_20_Internet_20_Link">
photo_5411226144180652532_y-150x150.jpg</text:a>
', '<text:a xlink:type="simple" xlink:href="https://armyinform.com.ua/wp-content/uploads/2023/05/photo_5411226144180652533_y-150x150.jpg" text:style-name="Internet_20_link" text:visited-style-name="Visited_20_Internet_20_Link">
photo_5411226144180652533_y-150x150.jpg</text:a>
', '<text:a xlink:type="simple" xlink:href="https://armyinform.com.ua/wp-content/uploads/2023/05/photo_5411226144180652534_y-150x150.jpg" text:style-name="Internet_20_link" text:visited-style-name="Visited_20_Internet_20_Link">
photo_5411226144180652534_y-150x150.jpg</text:a>
']</text:p>
      <text:p text:style-name="P4">
Tags: ['ВІЙСЬКОВЕ ПАЛОМНИЦТВО', 'ГАННА МАЛЯР', 'ЛЮРД']</text:p>
      <text:p text:style-name="P4">
Category: News</text:p>
      <!--METADATA-->
      <text:p text:style-name="P4">
<draw:frame draw:style-name="fr1" draw:name="Image297" text:anchor-type="as-char" svg:width="6.9236in" svg:height="4.608521in" draw:z-index="0">
<draw:image xlink:href="../Images/AРМІЯINFORM/2023-05-16T71-00-00-04-00/photo_5411226144180652531_y.jpg" xlink:type="simple" xlink:show="embed" xlink:actuate="onLoad" draw:mime-type="image/jpeg"/>
</draw:frame>
</text:p>
      <text:p text:style-name="P4">
Люрд — це місто військового паломництва та чудесних зцілень. Тут щорокузбираються військовослужбовців та військові капелани з декількох десятківкраїн. Цьогоріч Люрд відвідали 14 тисяч військових із 38 країн.</text:p>
      <text:p text:style-name="P4">
Про це <text:a xlink:type="simple" xlink:href="https://t.me/annamaliar/749" text:style-name="Internet_20_link" text:visited-style-name="Visited_20_Internet_20_Link">
повідомила</text:a>
 заступник Міністра оборониУкраїни Ганна Маляр.</text:p>
      <text:p text:style-name="P4">
«Військові під час міжнародного військового паломництва проводять спільнімеси, відвідують святиню — печеру Бернадети, де з’явилась Богородиця, таобмінюються досвідом щодо психологічної підтримки та капеланської роботи увійськах різних країн», — зазначила вона.</text:p>
      <text:p text:style-name="P4">
<text:a xlink:type="simple" xlink:href="https://armyinform.com.ua/wp-content/uploads/2023/05/photo_5411226144180652532_y.jpg" text:style-name="Internet_20_link" text:visited-style-name="Visited_20_Internet_20_Link">
<draw:frame draw:style-name="fr1" draw:name="Image298" text:anchor-type="as-char" svg:width="6.9236in" svg:height="6.9236in" draw:z-index="0">
<draw:image xlink:href="../Images/AРМІЯINFORM/2023-05-16T71-00-00-04-00/photo_5411226144180652532_y-150x150.jpg" xlink:type="simple" xlink:show="embed" xlink:actuate="onLoad" draw:mime-type="image/jpeg"/>
</draw:frame>
</text:a>
</text:p>
      <text:p text:style-name="P4">
<text:a xlink:type="simple" xlink:href="https://armyinform.com.ua/wp-content/uploads/2023/05/photo_5411226144180652533_y.jpg" text:style-name="Internet_20_link" text:visited-style-name="Visited_20_Internet_20_Link">
<draw:frame draw:style-name="fr1" draw:name="Image299" text:anchor-type="as-char" svg:width="6.9236in" svg:height="6.9236in" draw:z-index="0">
<draw:image xlink:href="../Images/AРМІЯINFORM/2023-05-16T71-00-00-04-00/photo_5411226144180652533_y-150x150.jpg" xlink:type="simple" xlink:show="embed" xlink:actuate="onLoad" draw:mime-type="image/jpeg"/>
</draw:frame>
</text:a>
</text:p>
      <text:p text:style-name="P4">
<text:a xlink:type="simple" xlink:href="https://armyinform.com.ua/wp-content/uploads/2023/05/photo_5411226144180652534_y.jpg" text:style-name="Internet_20_link" text:visited-style-name="Visited_20_Internet_20_Link">
<draw:frame draw:style-name="fr1" draw:name="Image300" text:anchor-type="as-char" svg:width="6.9236in" svg:height="6.9236in" draw:z-index="0">
<draw:image xlink:href="../Images/AРМІЯINFORM/2023-05-16T71-00-00-04-00/photo_5411226144180652534_y-150x150.jpg" xlink:type="simple" xlink:show="embed" xlink:actuate="onLoad" draw:mime-type="image/jpeg"/>
</draw:frame>
</text:a>
</text:p>
      <text:p text:style-name="P4">
За словами Ганни Маляр, щиро підтримує українців та Україну й мер французькогоЛюрду Thierry LAVIT.</text:p>
      <text:p text:style-name="P4">
«15-ти тисячне місто прийняло в себе 500 наших співвітчизників, які вимушеновиїхали через широкомасштабне вторгнення», — резюмувала заступник Міністраоборони України.</text:p>
      <text:p text:style-name="P4">
Зазначимо, у рамках військового паломництва українська делегація також<text:a xlink:type="simple" xlink:href="https://armyinform.com.ua/2023/05/15/vlada-mista-tuluza-pidtrymuye-ukrayinu-ta-nadaye-dopomogu-nashym-gromadyanam-ganna-malyar/" text:style-name="Internet_20_link" text:visited-style-name="Visited_20_Internet_20_Link">
відвідала</text:a>
 меріюфранцузького міста Тулузи.</text:p>
      <text:p text:style-name="P4">
Source: <text:a xlink:type="simple" xlink:href="https://armyinform.com.ua/2023/05/16/czogorich-misto-palomnycztva-lyurd-vidvidaly-14-tysyach-vijskovyh-z-38-krayin-ganna-malyar/" text:style-name="Internet_20_link" text:visited-style-name="Visited_20_Internet_20_Link">
https://armyinform.com.ua/2023/05/16/czogorich-misto-palomnycztva-lyurd-vidvidaly-14-tysyach-vijskovyh-z-38-krayin-ganna-malyar/</text:a>
</text:p>
      <!--NEWS-->
      <text:h text:style-name="P10" text:outline-level="1">
<text:span text:style-name="T4">
рашисти змушують полонених співати пісні радянської доби і запрошують «професуру» для уроків фейкової історії</text:span>
</text:h>
      <text:p text:style-name="P4">
Author: ['АРМІЯINFORM']</text:p>
      <text:p text:style-name="P4">
Time: 2023-05-16T72:00:00-04:00</text:p>
      <text:p text:style-name="P4">
Description: Відсоток звільнених з російського полону військовослужбовців, проти яких рашисти б...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2023-05-16_10-40-57.jpg" text:style-name="Internet_20_link" text:visited-style-name="Visited_20_Internet_20_Link">
photo_2023-05-16_10-40-57.jpg</text:a>
']</text:p>
      <text:p text:style-name="P4">
Tags: ['STOPRUSSIA', 'ВОЛОДИМИР ПЕТУХОВ']</text:p>
      <text:p text:style-name="P4">
Category: News</text:p>
      <!--METADATA-->
      <text:p text:style-name="P4">
<draw:frame draw:style-name="fr1" draw:name="Image301" text:anchor-type="as-char" svg:width="6.9236in" svg:height="5.735049in" draw:z-index="0">
<draw:image xlink:href="../Images/AРМІЯINFORM/2023-05-16T72-00-00-04-00/photo_2023-05-16_10-40-57.jpg" xlink:type="simple" xlink:show="embed" xlink:actuate="onLoad" draw:mime-type="image/jpeg"/>
</draw:frame>
</text:p>
      <text:p text:style-name="P4">
Відсоток звільнених з російського полону військовослужбовців, проти якихрашисти б не чинили фізичного та психологічного тиску, губиться після нуля зкомою. Майже усі колишні українські військовополонені зазнали тортур. Про це в<text:a xlink:type="simple" xlink:href="https://armyinform.com.ua/2023/05/16/nasha-systema-utrymannya-polonenyh-yevropejska-u-rashystiv-gulagivska/" text:style-name="Internet_20_link" text:visited-style-name="Visited_20_Internet_20_Link">
інтерв’ю</text:a>
 кореспонденту АрміяInformрозповів заступник начальника науково-дослідного відділу супроводу заходіввнутрішньої комунікації Науково-дослідного центру гуманітарних проблем ЗСУВолодимир Петухов:</text:p>
      <text:p text:style-name="P4">
«У переважній більшості наших військовополонених катують як під час „прийому“,так і в СІЗО російської федерації або на тимчасово окупованих територіях вколоніях. За відгуками останніх звільнених, на наших окупованих територіяхставлення до них дещо покращилося, можливо, вони вже відчувають, щовідповідатимуть за те, що наробили. До своїх тортур вони додають елементипсихологічного тиску, намагаються вплинути на світосприйняття. Зараз вонинавіть лекції проводять по темі історії України — доводять, що її ніколи неіснувало. І для такої індоктринації запрошують кандидатів наук. Мета — змінасвітосприйняття, свідомості та соціальної поведінки наших громадян.</text:p>
      <text:p text:style-name="P4">
Утім, мушу сказати, що наші військовослужбовці дуже стійкі й не піддаютьсявпливу російської пропаганди. Дається взнаки те, що до полону вони перебувалив медійному різноманітті — могли дістати інформацію з різних джерел».</text:p>
      <text:p text:style-name="P4">
Серед засобів психологічного тиску представник Науково-дослідного центругуманітарних проблем ЗСУ назвав примушування наших комбатантів співати гімнросії та пісень комуністичної пори:</text:p>
      <text:p text:style-name="P4">
«У нас вже є цілий список пісень, котрі рашисти змушують вивчити й співати умісцях позбавлення волі. Це „День Перемоги“, „Катюша“, інші пісні радянськоїдоби — все, що пов’язане зі імперськими скрепами».</text:p>
      <text:p text:style-name="P4">
Source: <text:a xlink:type="simple" xlink:href="https://armyinform.com.ua/2023/05/16/rashysty-zmushuyut-polonenyh-spivaty-pisni-radyanskoyi-doby-i-zaproshuyut-profesuru-dlya-urokiv-fejkovoyi-istoriyi/" text:style-name="Internet_20_link" text:visited-style-name="Visited_20_Internet_20_Link">
https://armyinform.com.ua/2023/05/16/rashysty-zmushuyut-polonenyh-spivaty-pisni-radyanskoyi-doby-i-zaproshuyut-profesuru-dlya-urokiv-fejkovoyi-istoriyi/</text:a>
</text:p>
      <!--NEWS-->
      <text:h text:style-name="P10" text:outline-level="1">
<text:span text:style-name="T4">
Британські військові провели комплексні навчання з воїнами ЗСУ в рамках операції «ІНТЕРФЛЕКС»</text:span>
</text:h>
      <text:p text:style-name="P4">
Author: ['АРМІЯINFORM']</text:p>
      <text:p text:style-name="P4">
Time: 2023-05-16T73:00:00-04:00</text:p>
      <text:p text:style-name="P4">
Description: Військовослужбовці-інструктори Королівського полку принцеси Уельської Сухопутних війсь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7098897_566479158935795_4414240528558325167_n.jpg" text:style-name="Internet_20_link" text:visited-style-name="Visited_20_Internet_20_Link">
347098897_566479158935795_4414240528558325167_n.jpg</text:a>
', '<text:a xlink:type="simple" xlink:href="https://armyinform.com.ua/wp-content/uploads/2023/05/347409476_910445263343407_7338802234923162446_n-150x150.jpg" text:style-name="Internet_20_link" text:visited-style-name="Visited_20_Internet_20_Link">
347409476_910445263343407_7338802234923162446_n-150x150.jpg</text:a>
', '<text:a xlink:type="simple" xlink:href="https://armyinform.com.ua/wp-content/uploads/2023/05/347103045_3502170263336336_6728920397673205114_n-150x150.jpg" text:style-name="Internet_20_link" text:visited-style-name="Visited_20_Internet_20_Link">
347103045_3502170263336336_6728920397673205114_n-150x150.jpg</text:a>
', '<text:a xlink:type="simple" xlink:href="https://armyinform.com.ua/wp-content/uploads/2023/05/347100372_265856469252484_5179794147401899703_n-150x150.jpg" text:style-name="Internet_20_link" text:visited-style-name="Visited_20_Internet_20_Link">
347100372_265856469252484_5179794147401899703_n-150x150.jpg</text:a>
', '<text:a xlink:type="simple" xlink:href="https://armyinform.com.ua/wp-content/uploads/2023/05/347277789_914543336296763_9168596067601693932_n-150x150.jpg" text:style-name="Internet_20_link" text:visited-style-name="Visited_20_Internet_20_Link">
347277789_914543336296763_9168596067601693932_n-150x150.jpg</text:a>
']</text:p>
      <text:p text:style-name="P4">
Tags: ['STOPRUSSIA', 'АГРЕСІЯ РФ', 'ВЕЛИКА БРИТАНІЯ', 'ВТОРГНЕННЯ РФ', 'ЗС БРИТАНІЇ']</text:p>
      <text:p text:style-name="P4">
Category: News</text:p>
      <!--METADATA-->
      <text:p text:style-name="P4">
<draw:frame draw:style-name="fr1" draw:name="Image302" text:anchor-type="as-char" svg:width="6.9236in" svg:height="4.615733in" draw:z-index="0">
<draw:image xlink:href="../Images/AРМІЯINFORM/2023-05-16T73-00-00-04-00/347098897_566479158935795_4414240528558325167_n.jpg" xlink:type="simple" xlink:show="embed" xlink:actuate="onLoad" draw:mime-type="image/jpeg"/>
</draw:frame>
</text:p>
      <text:p text:style-name="P4">
Військовослужбовці-інструктори Королівського полку принцеси УельськоїСухопутних військ ЗС Великої Британії провели комлексне заняття звійськовослужбовцями Збройних Сил України в рамках багатонаціональноїнавчальної операції «ІНТЕРФЛЕКС» з базової загальновійськової підготовкиособового складу Збройних Сил України у Великій Британії з теорії та практикипересування особового складу у складі підрозділу та відпрацювали способи дій впатрулі і дії в лісистій місцевості.</text:p>
      <text:p text:style-name="P4">
Про це у Facebook<text:a xlink:type="simple" xlink:href="https://www.facebook.com/GeneralStaff.ua/posts/pfbid0QgMpy7MJjkPfzPXyFssLhJQXugHzgNaxJTLo7XtqkLbQMG2EacK8YZujan7XrXbKl" text:style-name="Internet_20_link" text:visited-style-name="Visited_20_Internet_20_Link">
повідомляє</text:a>
Генеральний штаб Збройних Сил України.</text:p>
      <text:p text:style-name="P4">
— Ця підготовка дає змогу оволодіти необхідними тактичними вміннями, підвищуєбезпеку та професіоналізм дій Збройних Сил України, щоб військовослужбовцімогли вправно використовувати отримані необхідні тактичні знання для захистуУкраїни. Під експертним керівництвом інструкторів та інструкторок Збройних СилВелика Британія, новобранці Збройних Сил України стають підготовленішими добойових умов, — йдеться в повідомленні.</text:p>
      <text:p text:style-name="P4">
<text:a xlink:type="simple" xlink:href="https://armyinform.com.ua/wp-content/uploads/2023/05/347409476_910445263343407_7338802234923162446_n.jpg" text:style-name="Internet_20_link" text:visited-style-name="Visited_20_Internet_20_Link">
<draw:frame draw:style-name="fr1" draw:name="Image303" text:anchor-type="as-char" svg:width="6.9236in" svg:height="6.9236in" draw:z-index="0">
<draw:image xlink:href="../Images/AРМІЯINFORM/2023-05-16T73-00-00-04-00/347409476_910445263343407_7338802234923162446_n-150x150.jpg" xlink:type="simple" xlink:show="embed" xlink:actuate="onLoad" draw:mime-type="image/jpeg"/>
</draw:frame>
</text:a>
</text:p>
      <text:p text:style-name="P4">
<text:a xlink:type="simple" xlink:href="https://armyinform.com.ua/wp-content/uploads/2023/05/347103045_3502170263336336_6728920397673205114_n.jpg" text:style-name="Internet_20_link" text:visited-style-name="Visited_20_Internet_20_Link">
<draw:frame draw:style-name="fr1" draw:name="Image304" text:anchor-type="as-char" svg:width="6.9236in" svg:height="6.9236in" draw:z-index="0">
<draw:image xlink:href="../Images/AРМІЯINFORM/2023-05-16T73-00-00-04-00/347103045_3502170263336336_6728920397673205114_n-150x150.jpg" xlink:type="simple" xlink:show="embed" xlink:actuate="onLoad" draw:mime-type="image/jpeg"/>
</draw:frame>
</text:a>
</text:p>
      <text:p text:style-name="P4">
<text:a xlink:type="simple" xlink:href="https://armyinform.com.ua/wp-content/uploads/2023/05/347100372_265856469252484_5179794147401899703_n.jpg" text:style-name="Internet_20_link" text:visited-style-name="Visited_20_Internet_20_Link">
<draw:frame draw:style-name="fr1" draw:name="Image305" text:anchor-type="as-char" svg:width="6.9236in" svg:height="6.9236in" draw:z-index="0">
<draw:image xlink:href="../Images/AРМІЯINFORM/2023-05-16T73-00-00-04-00/347100372_265856469252484_5179794147401899703_n-150x150.jpg" xlink:type="simple" xlink:show="embed" xlink:actuate="onLoad" draw:mime-type="image/jpeg"/>
</draw:frame>
</text:a>
</text:p>
      <text:p text:style-name="P4">
<text:a xlink:type="simple" xlink:href="https://armyinform.com.ua/wp-content/uploads/2023/05/347277789_914543336296763_9168596067601693932_n.jpg" text:style-name="Internet_20_link" text:visited-style-name="Visited_20_Internet_20_Link">
<draw:frame draw:style-name="fr1" draw:name="Image306" text:anchor-type="as-char" svg:width="6.9236in" svg:height="6.9236in" draw:z-index="0">
<draw:image xlink:href="../Images/AРМІЯINFORM/2023-05-16T73-00-00-04-00/347277789_914543336296763_9168596067601693932_n-150x150.jpg" xlink:type="simple" xlink:show="embed" xlink:actuate="onLoad" draw:mime-type="image/jpeg"/>
</draw:frame>
</text:a>
</text:p>
      <text:p text:style-name="P4">
Водночас Сполучене Королівство Великої Британії та Північної Ірландіїпродовжуює підтримувати народ України та невпинно співпрацює з нашимиміжнародними партнерами, щоб надавати постійну підтримку Україні у відповідьна тривале порушення росією міжнародного права.</text:p>
      <text:p text:style-name="P4">
Це безцінно, оскільки народ України продовжує боротися за своє право жити всуверенній, незалежній і демократичній державі.</text:p>
      <text:p text:style-name="P4">
Source: <text:a xlink:type="simple" xlink:href="https://armyinform.com.ua/2023/05/16/brytanski-vijskovi-provely-kompleksni-navchannya-z-voyinamy-zsu-v-ramkah-operacziyi-interfleks/" text:style-name="Internet_20_link" text:visited-style-name="Visited_20_Internet_20_Link">
https://armyinform.com.ua/2023/05/16/brytanski-vijskovi-provely-kompleksni-navchannya-z-voyinamy-zsu-v-ramkah-operacziyi-interfleks/</text:a>
</text:p>
      <!--NEWS-->
      <text:h text:style-name="P10" text:outline-level="1">
<text:span text:style-name="T4">
До 15 років за ґратами засуджено ще одного депутата держдуми рф, який голосував за визнання «л/днр»</text:span>
</text:h>
      <text:p text:style-name="P4">
Author: ['АРМІЯINFORM']</text:p>
      <text:p text:style-name="P4">
Time: 2023-05-16T74:00:00-04:00</text:p>
      <text:p text:style-name="P4">
Description: Служба безпеки зібрала беззаперечні докази вини депутата російської держдуми Анто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2023-05-16_12-00-03.jpg" text:style-name="Internet_20_link" text:visited-style-name="Visited_20_Internet_20_Link">
photo_2023-05-16_12-00-03.jpg</text:a>
']</text:p>
      <text:p text:style-name="P4">
Tags: ['STOPRUSSIA', 'АГРЕСІЯ РФ', 'ВТОРГНЕННЯ РФ']</text:p>
      <text:p text:style-name="P4">
Category: News</text:p>
      <!--METADATA-->
      <text:p text:style-name="P4">
<draw:frame draw:style-name="fr1" draw:name="Image307" text:anchor-type="as-char" svg:width="6.9236in" svg:height="3.894525in" draw:z-index="0">
<draw:image xlink:href="../Images/AРМІЯINFORM/2023-05-16T74-00-00-04-00/photo_2023-05-16_12-00-03.jpg" xlink:type="simple" xlink:show="embed" xlink:actuate="onLoad" draw:mime-type="image/jpeg"/>
</draw:frame>
</text:p>
      <text:p text:style-name="P4">
Служба безпеки зібрала беззаперечні докази вини депутата російської держдумиАнтона Ткачова, який сприяв розв’язанню повномасштабної війни проти України.</text:p>
      <text:p text:style-name="P4">
Про це у Telegram <text:a xlink:type="simple" xlink:href="https://t.me/SBUkr" text:style-name="Internet_20_link" text:visited-style-name="Visited_20_Internet_20_Link">
повідомляє</text:a>
 Служба безпеки України.</text:p>
      <text:p text:style-name="P4">
«Посадовець позиціонує себе як „нове обличчя“ кремлівського режиму і повністюпідтримує агресивну політику вищого військово-політичного керівництва рф. Заце його призначили до комітету російської держдуми з питань інформаційноїполітики. За даними слідства, 15 лютого 2022 року він підтримав постанову щодозвернення до президента рф з проханням визнати „незалежність“ окупованихрайонів Донецької та Луганської областей. А вже 22 лютого депутат проголосувавза ратифікацію „договору про дружбу, співробітництво та взаємодопомогу“ міжкраїною-агресором і терористичними організаціями „л/днр“. В подальшому цірішення кремль використав як формальний привід для початку повномасштабноговторгнення в Україну. Тим самим посадовець сприяв реалізації злочинного планумоскви щодо захоплення нашої держави.», — йдеться у повідомленні.</text:p>
      <text:p text:style-name="P4">
Крім того, на підставі зібраних Службою безпеки доказів суд визнав Ткачовавинним за ч. 3 ст. 110 (посягання на територіальну цілісність інедоторканність України) Кримінального кодексу України і призначив йому 15років ув’язнення з конфіскацією майна.</text:p>
      <text:p text:style-name="P4">
Оскільки засуджений наразі перебуває на території рф, то початок строкувідбування покарання визначено з дня його фактичного затримання.</text:p>
      <text:p text:style-name="P4">
Розслідування проводили співробітники СБУ в Івано-Франківській області запроцесуального керівництва обласної прокуратури.</text:p>
      <text:p text:style-name="P4">
Source: <text:a xlink:type="simple" xlink:href="https://armyinform.com.ua/2023/05/16/do-15-rokiv-tyurmy-zasudzheno-shhe-odnogo-deputata-derzhdumy-rf-yakyj-golosuvav-za-vyznannya-l-dnr/" text:style-name="Internet_20_link" text:visited-style-name="Visited_20_Internet_20_Link">
https://armyinform.com.ua/2023/05/16/do-15-rokiv-tyurmy-zasudzheno-shhe-odnogo-deputata-derzhdumy-rf-yakyj-golosuvav-za-vyznannya-l-dnr/</text:a>
</text:p>
      <!--NEWS-->
      <text:h text:style-name="P10" text:outline-level="1">
<text:span text:style-name="T4">
Офіс Генпрокурора України: задокументовано понад 87 тисяч воєнних злочинів</text:span>
</text:h>
      <text:p text:style-name="P4">
Author: ['АРМІЯINFORM']</text:p>
      <text:p text:style-name="P4">
Time: 2023-05-16T75:00:00-04:00</text:p>
      <text:p text:style-name="P4">
Description: Офіс Генерального прокурора України повідомляє про задокументовані злочини, вчинені 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warcrime-16052023ua.jpg" text:style-name="Internet_20_link" text:visited-style-name="Visited_20_Internet_20_Link">
warcrime-16052023ua.jpg</text:a>
', '<text:a xlink:type="simple" xlink:href="https://armyinform.com.ua/wp-content/uploads/2023/05/warcrime-16052023en.jpg" text:style-name="Internet_20_link" text:visited-style-name="Visited_20_Internet_20_Link">
warcrime-16052023en.jpg</text:a>
']</text:p>
      <text:p text:style-name="P4">
Tags: ['STOPRUSSIA', 'АГРЕСІЯ РФ', 'ВІЙНА', 'ВОЄННІ ЗЛОЧИНИ', 'ВТОРГНЕННЯ РФ', 'ОФІС ГЕНЕРАЛЬНОГО ПРОКУРОРА УКРАЇНИ']</text:p>
      <text:p text:style-name="P4">
Category: News</text:p>
      <!--METADATA-->
      <text:p text:style-name="P4">
<draw:frame draw:style-name="fr1" draw:name="Image308" text:anchor-type="as-char" svg:width="6.9236in" svg:height="4.448413in" draw:z-index="0">
<draw:image xlink:href="../Images/AРМІЯINFORM/2023-05-16T75-00-00-04-00/warcrime-16052023ua.jpg" xlink:type="simple" xlink:show="embed" xlink:actuate="onLoad" draw:mime-type="image/jpeg"/>
</draw:frame>
</text:p>
      <text:p text:style-name="P4">
Офіс Генерального прокурора України <text:a xlink:type="simple" xlink:href="https://www.gp.gov.ua/" text:style-name="Internet_20_link" text:visited-style-name="Visited_20_Internet_20_Link">
повідомляє</text:a>
 прозадокументовані злочини, вчинені в період широкомасштабної агресії російськоїфедерації проти України.</text:p>
      <text:p text:style-name="P4">
<text:span text:style-name="T4">
Станом на</text:span>
 <text:span text:style-name="T4">
16</text:span>
 <text:span text:style-name="T4">
травня</text:span>
 зареєстровано:</text:p>
      <ul>
        <li>
87 005 воєнних злочинів,  * 17 131 злочин проти національної безпеки України.</li>
      </ul>
      <text:p text:style-name="P4">
Крім того, за офіційними даними ювенальних прокурорів, <text:span text:style-name="T4">
145</text:span>
 <text:span text:style-name="T4">
5</text:span>
 <text:span text:style-name="T4">
дітейпостраждали</text:span>
 внаслідок агресії рф, з них:</text:p>
      <ul>
        <li>
481 — дитина загинула,  * 974 — дитини дістали поранення різного ступеня тяжкості.</li>
      </ul>
      <text:p text:style-name="P4">
У відомстві наголошують, що ці цифри не остаточні, оскільки триває робота з їхвстановлення в місцях ведення активних бойових дій, на тимчасово окупованих тазвільнених територіях.</text:p>
      <text:p text:style-name="P4">
<draw:frame draw:style-name="fr1" draw:name="Image309" text:anchor-type="as-char" svg:width="6.9236in" svg:height="4.448413in" draw:z-index="0">
<draw:image xlink:href="../Images/AРМІЯINFORM/2023-05-16T75-00-00-04-00/warcrime-16052023en.jpg" xlink:type="simple" xlink:show="embed" xlink:actuate="onLoad" draw:mime-type="image/jpeg"/>
</draw:frame>
</text:p>
      <text:p text:style-name="P4">
Source: <text:a xlink:type="simple" xlink:href="https://armyinform.com.ua/2023/05/16/ofis-genprokurora-ukrayiny-zadokumentovano-ponad-87-tysyach-voyennyh-zlochyniv/" text:style-name="Internet_20_link" text:visited-style-name="Visited_20_Internet_20_Link">
https://armyinform.com.ua/2023/05/16/ofis-genprokurora-ukrayiny-zadokumentovano-ponad-87-tysyach-voyennyh-zlochyniv/</text:a>
</text:p>
      <!--NEWS-->
      <text:h text:style-name="P10" text:outline-level="1">
<text:span text:style-name="T4">
У ГУР відреагували на повідомлення про ймовірні контакти прігожина з українською розвідкою</text:span>
</text:h>
      <text:p text:style-name="P4">
Author: ['АРМІЯINFORM']</text:p>
      <text:p text:style-name="P4">
Time: 2023-05-16T76:00:00-04:00</text:p>
      <text:p text:style-name="P4">
Description: Інформацію американських медіа про начебто спроби ватажка «вагнерівців» євгена пригожи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2023-05-04-11.39.59.jpg" text:style-name="Internet_20_link" text:visited-style-name="Visited_20_Internet_20_Link">
2023-05-04-11.39.59.jpg</text:a>
']</text:p>
      <text:p text:style-name="P4">
Tags: ['STOPRUSSIA', 'АГРЕСІЯ РФ', 'ВТОРГНЕННЯ РФ', 'ГУР МО УКРАЇНИ']</text:p>
      <text:p text:style-name="P4">
Category: News</text:p>
      <!--METADATA-->
      <text:p text:style-name="P4">
<draw:frame draw:style-name="fr1" draw:name="Image310" text:anchor-type="as-char" svg:width="6.9236in" svg:height="4.615733in" draw:z-index="0">
<draw:image xlink:href="../Images/AРМІЯINFORM/2023-05-16T76-00-00-04-00/2023-05-04-11.39.59.jpg" xlink:type="simple" xlink:show="embed" xlink:actuate="onLoad" draw:mime-type="image/jpeg"/>
</draw:frame>
 Андрій Юсов. Фото: ДмитроЮрченко / АрміяInform</text:p>
      <text:p text:style-name="P4">
Інформацію американських медіа про начебто спроби ватажка «вагнерівців» євгенапригожина вийти на контакт з воєнною розвідкою України прокоментувавпредставник Головного управління розвідки Міністерства оборони України АндрійЮсов.</text:p>
      <text:p text:style-name="P4">
«Кому зараз на користь обговорювати подібні ініціативи? Я думаю, що Україна таїї спецслужби будуть обговорювати подібні речі тоді, коли це буде потрібно івідповідатиме національним інтересам України», – заявив Андрій Юсов.</text:p>
      <text:p text:style-name="P4">
За його словами, нині Україна робить все можливе заради захисту національнихінтересів та деокупації територій, і під час своєї роботи спецслужби тарозвідка використовують різні засоби та інструменти.</text:p>
      <text:p text:style-name="P4">
«А стосовно окремих вкидів, щодо яких тривають офіційні розслідування уМіністерстві юстиції США, то я не думаю, що ми це повинні коментувати», —підсумував представник ГУР МО Андрій Юсов.</text:p>
      <text:p text:style-name="P4">
<text:span text:style-name="T4">
Джерело:</text:span>
 <text:a xlink:type="simple" xlink:href="https://gur.gov.ua/content/qui-prodest-predstavnyk-hur-mo-ukrainy-andrii-iusov-pro-obhovorennia-kontaktiv-z-prigozhynym.html" text:style-name="Internet_20_link" text:visited-style-name="Visited_20_Internet_20_Link">
<text:span text:style-name="T5">
ГУР МОУ</text:span>
</text:a>
</text:p>
      <text:p text:style-name="P4">
Source: <text:a xlink:type="simple" xlink:href="https://armyinform.com.ua/2023/05/16/u-gur-vidreaguvaly-na-povidomlennya-pro-jmovirni-kontakty-prigozhyna-z-ukrayinskoyu-rozvidkoyu/" text:style-name="Internet_20_link" text:visited-style-name="Visited_20_Internet_20_Link">
https://armyinform.com.ua/2023/05/16/u-gur-vidreaguvaly-na-povidomlennya-pro-jmovirni-kontakty-prigozhyna-z-ukrayinskoyu-rozvidkoyu/</text:a>
</text:p>
      <!--NEWS-->
      <text:h text:style-name="P10" text:outline-level="1">
<text:span text:style-name="T4">
Лише постійні планові навчання допоможуть підготуватись до реальних бойових дій — Дмитро Красильников</text:span>
</text:h>
      <text:p text:style-name="P4">
Author: ['Григорій Мазур']</text:p>
      <text:p text:style-name="P4">
Time: 2023-05-16T77:00:00-04:00</text:p>
      <text:p text:style-name="P4">
Description: Тренування підрозділів Сил територіальної оборони, що тривають на Чернігівщині, відвіда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01-7.jpg" text:style-name="Internet_20_link" text:visited-style-name="Visited_20_Internet_20_Link">
01-7.jpg</text:a>
', '<text:a xlink:type="simple" xlink:href="https://armyinform.com.ua/wp-content/uploads/2023/05/04-13-150x150.jpg" text:style-name="Internet_20_link" text:visited-style-name="Visited_20_Internet_20_Link">
04-13-150x150.jpg</text:a>
', '<text:a xlink:type="simple" xlink:href="https://armyinform.com.ua/wp-content/uploads/2023/05/05-13-150x150.jpg" text:style-name="Internet_20_link" text:visited-style-name="Visited_20_Internet_20_Link">
05-13-150x150.jpg</text:a>
', '<text:a xlink:type="simple" xlink:href="https://armyinform.com.ua/wp-content/uploads/2023/05/06-13-150x150.jpg" text:style-name="Internet_20_link" text:visited-style-name="Visited_20_Internet_20_Link">
06-13-150x150.jpg</text:a>
', '<text:a xlink:type="simple" xlink:href="https://armyinform.com.ua/wp-content/uploads/2023/05/07-10-150x150.jpg" text:style-name="Internet_20_link" text:visited-style-name="Visited_20_Internet_20_Link">
07-10-150x150.jpg</text:a>
', '<text:a xlink:type="simple" xlink:href="https://armyinform.com.ua/wp-content/uploads/2023/05/08-9-150x150.jpg" text:style-name="Internet_20_link" text:visited-style-name="Visited_20_Internet_20_Link">
08-9-150x150.jpg</text:a>
', '<text:a xlink:type="simple" xlink:href="https://armyinform.com.ua/wp-content/uploads/2023/05/09-4-150x150.jpg" text:style-name="Internet_20_link" text:visited-style-name="Visited_20_Internet_20_Link">
09-4-150x150.jpg</text:a>
', '<text:a xlink:type="simple" xlink:href="https://armyinform.com.ua/wp-content/uploads/2023/05/10-24-150x150.jpg" text:style-name="Internet_20_link" text:visited-style-name="Visited_20_Internet_20_Link">
10-24-150x150.jpg</text:a>
', '<text:a xlink:type="simple" xlink:href="https://armyinform.com.ua/wp-content/uploads/2023/05/11-19-150x150.jpg" text:style-name="Internet_20_link" text:visited-style-name="Visited_20_Internet_20_Link">
11-19-150x150.jpg</text:a>
', '<text:a xlink:type="simple" xlink:href="https://armyinform.com.ua/wp-content/uploads/2023/05/12-15.jpg" text:style-name="Internet_20_link" text:visited-style-name="Visited_20_Internet_20_Link">
12-15.jpg</text:a>
']</text:p>
      <text:p text:style-name="P4">
Tags: ['ДМИТРО КРАСИЛЬНИКОВ', 'ОК «ПІВНІЧ»', 'ТРО ЗСУ']</text:p>
      <text:p text:style-name="P4">
Category: News</text:p>
      <!--METADATA-->
      <text:p text:style-name="P4">
<draw:frame draw:style-name="fr1" draw:name="Image311" text:anchor-type="as-char" svg:width="6.9236in" svg:height="5.191078in" draw:z-index="0">
<draw:image xlink:href="../Images/AРМІЯINFORM/2023-05-16T77-00-00-04-00/01-7.jpg" xlink:type="simple" xlink:show="embed" xlink:actuate="onLoad" draw:mime-type="image/jpeg"/>
</draw:frame>
</text:p>
      <text:p text:style-name="P4">
Тренування підрозділів Сил територіальної оборони, що тривають наЧернігівщині, відвідав командувач ОК «Північ», Герой України, бригаднийгенерал Дмитро Красильников.</text:p>
      <text:p text:style-name="P4">
— Спостерігав за подоланням смуги перешкод нашими військовослужбовцями, атакож за їхніми діями під час умовного бою у складі підрозділів. Бійціудосконалювали свої навички в умовах, що з точки зору психологічної складовоїмаксимально наближені до бойових. Здебільшого було зроблено акцент нанаступальні дії у складі відділення. Для цього здійснювалася обкатка танками,захоплення умовних позицій ворога та подолання психологічної смуги перешкод, —розповів генерал.</text:p>
      <text:p text:style-name="P4">
<text:a xlink:type="simple" xlink:href="https://armyinform.com.ua/wp-content/uploads/2023/05/04-13.jpg" text:style-name="Internet_20_link" text:visited-style-name="Visited_20_Internet_20_Link">
<draw:frame draw:style-name="fr1" draw:name="Image312" text:anchor-type="as-char" svg:width="6.9236in" svg:height="6.9236in" draw:z-index="0">
<draw:image xlink:href="../Images/AРМІЯINFORM/2023-05-16T77-00-00-04-00/04-13-150x150.jpg" xlink:type="simple" xlink:show="embed" xlink:actuate="onLoad" draw:mime-type="image/jpeg"/>
</draw:frame>
</text:a>
</text:p>
      <text:p text:style-name="P4">
<text:a xlink:type="simple" xlink:href="https://armyinform.com.ua/wp-content/uploads/2023/05/05-13.jpg" text:style-name="Internet_20_link" text:visited-style-name="Visited_20_Internet_20_Link">
<draw:frame draw:style-name="fr1" draw:name="Image313" text:anchor-type="as-char" svg:width="6.9236in" svg:height="6.9236in" draw:z-index="0">
<draw:image xlink:href="../Images/AРМІЯINFORM/2023-05-16T77-00-00-04-00/05-13-150x150.jpg" xlink:type="simple" xlink:show="embed" xlink:actuate="onLoad" draw:mime-type="image/jpeg"/>
</draw:frame>
</text:a>
</text:p>
      <text:p text:style-name="P4">
<text:a xlink:type="simple" xlink:href="https://armyinform.com.ua/wp-content/uploads/2023/05/06-13.jpg" text:style-name="Internet_20_link" text:visited-style-name="Visited_20_Internet_20_Link">
<draw:frame draw:style-name="fr1" draw:name="Image314" text:anchor-type="as-char" svg:width="6.9236in" svg:height="6.9236in" draw:z-index="0">
<draw:image xlink:href="../Images/AРМІЯINFORM/2023-05-16T77-00-00-04-00/06-13-150x150.jpg" xlink:type="simple" xlink:show="embed" xlink:actuate="onLoad" draw:mime-type="image/jpeg"/>
</draw:frame>
</text:a>
</text:p>
      <text:p text:style-name="P4">
<text:a xlink:type="simple" xlink:href="https://armyinform.com.ua/wp-content/uploads/2023/05/07-10.jpg" text:style-name="Internet_20_link" text:visited-style-name="Visited_20_Internet_20_Link">
<draw:frame draw:style-name="fr1" draw:name="Image315" text:anchor-type="as-char" svg:width="6.9236in" svg:height="6.9236in" draw:z-index="0">
<draw:image xlink:href="../Images/AРМІЯINFORM/2023-05-16T77-00-00-04-00/07-10-150x150.jpg" xlink:type="simple" xlink:show="embed" xlink:actuate="onLoad" draw:mime-type="image/jpeg"/>
</draw:frame>
</text:a>
</text:p>
      <text:p text:style-name="P4">
На думку Дмитра Красильникова, наразі всі частини у Збройних Силах Українизалучені до бойових завдань, однак командирам різних рівнів потрібно знаходитита виділяти час для подібних тренувань. Лише постійні планові навчаннядопоможуть підготувати солдатів до реальних бойових дій.</text:p>
      <text:p text:style-name="P4">
<text:a xlink:type="simple" xlink:href="https://armyinform.com.ua/wp-content/uploads/2023/05/08-9.jpg" text:style-name="Internet_20_link" text:visited-style-name="Visited_20_Internet_20_Link">
<draw:frame draw:style-name="fr1" draw:name="Image316" text:anchor-type="as-char" svg:width="6.9236in" svg:height="6.9236in" draw:z-index="0">
<draw:image xlink:href="../Images/AРМІЯINFORM/2023-05-16T77-00-00-04-00/08-9-150x150.jpg" xlink:type="simple" xlink:show="embed" xlink:actuate="onLoad" draw:mime-type="image/jpeg"/>
</draw:frame>
</text:a>
</text:p>
      <text:p text:style-name="P4">
<text:a xlink:type="simple" xlink:href="https://armyinform.com.ua/wp-content/uploads/2023/05/09-4.jpg" text:style-name="Internet_20_link" text:visited-style-name="Visited_20_Internet_20_Link">
<draw:frame draw:style-name="fr1" draw:name="Image317" text:anchor-type="as-char" svg:width="6.9236in" svg:height="6.9236in" draw:z-index="0">
<draw:image xlink:href="../Images/AРМІЯINFORM/2023-05-16T77-00-00-04-00/09-4-150x150.jpg" xlink:type="simple" xlink:show="embed" xlink:actuate="onLoad" draw:mime-type="image/jpeg"/>
</draw:frame>
</text:a>
</text:p>
      <text:p text:style-name="P4">
<text:a xlink:type="simple" xlink:href="https://armyinform.com.ua/wp-content/uploads/2023/05/10-24.jpg" text:style-name="Internet_20_link" text:visited-style-name="Visited_20_Internet_20_Link">
<draw:frame draw:style-name="fr1" draw:name="Image318" text:anchor-type="as-char" svg:width="6.9236in" svg:height="6.9236in" draw:z-index="0">
<draw:image xlink:href="../Images/AРМІЯINFORM/2023-05-16T77-00-00-04-00/10-24-150x150.jpg" xlink:type="simple" xlink:show="embed" xlink:actuate="onLoad" draw:mime-type="image/jpeg"/>
</draw:frame>
</text:a>
</text:p>
      <text:p text:style-name="P4">
<text:a xlink:type="simple" xlink:href="https://armyinform.com.ua/wp-content/uploads/2023/05/11-19.jpg" text:style-name="Internet_20_link" text:visited-style-name="Visited_20_Internet_20_Link">
<draw:frame draw:style-name="fr1" draw:name="Image319" text:anchor-type="as-char" svg:width="6.9236in" svg:height="6.9236in" draw:z-index="0">
<draw:image xlink:href="../Images/AРМІЯINFORM/2023-05-16T77-00-00-04-00/11-19-150x150.jpg" xlink:type="simple" xlink:show="embed" xlink:actuate="onLoad" draw:mime-type="image/jpeg"/>
</draw:frame>
</text:a>
</text:p>
      <text:p text:style-name="P4">
— Кожен боєць повинен усвідомити, що чим вищий його особистий рівеньпідготовки, тим більший шанс на успішне виконання поставлених завдань у бою, —додав командувач.</text:p>
      <text:p text:style-name="P4">
<draw:frame draw:style-name="fr1" draw:name="Image320" text:anchor-type="as-char" svg:width="6.9236in" svg:height="5.191078in" draw:z-index="0">
<draw:image xlink:href="../Images/AРМІЯINFORM/2023-05-16T77-00-00-04-00/12-15.jpg" xlink:type="simple" xlink:show="embed" xlink:actuate="onLoad" draw:mime-type="image/jpeg"/>
</draw:frame>
</text:p>
      <text:p text:style-name="P4">
<text:span text:style-name="T5">
Фото автора</text:span>
</text:p>
      <text:p text:style-name="P4">
Source: <text:a xlink:type="simple" xlink:href="https://armyinform.com.ua/2023/05/16/lyshe-postijni-planovi-navchannya-dopomozhut-pidgotuvaty-soldativ-do-realnyh-bojovyh-dij-dmytro-krasylnykov/" text:style-name="Internet_20_link" text:visited-style-name="Visited_20_Internet_20_Link">
https://armyinform.com.ua/2023/05/16/lyshe-postijni-planovi-navchannya-dopomozhut-pidgotuvaty-soldativ-do-realnyh-bojovyh-dij-dmytro-krasylnykov/</text:a>
</text:p>
      <!--NEWS-->
      <text:h text:style-name="P10" text:outline-level="1">
<text:span text:style-name="T4">
Вчасне надання Україні літаків F-16 врятує більше життів й наблизить закінчення війни — Олексій Данілов</text:span>
</text:h>
      <text:p text:style-name="P4">
Author: ['АРМІЯINFORM']</text:p>
      <text:p text:style-name="P4">
Time: 2023-05-16T78:00:00-04:00</text:p>
      <text:p text:style-name="P4">
Description: Вчасне надання Україні сучасної бойової авіації, зокрема винищувачів F-16, допомож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1/1200px-f-16_fighting_falcon.jpg" text:style-name="Internet_20_link" text:visited-style-name="Visited_20_Internet_20_Link">
1200px-f-16_fighting_falcon.jpg</text:a>
']</text:p>
      <text:p text:style-name="P4">
Tags: ['ВИНИЩУВАЧІ F-16', 'ОЛЕКСІЙ ДАНІЛОВ']</text:p>
      <text:p text:style-name="P4">
Category: News</text:p>
      <!--METADATA-->
      <text:p text:style-name="P4">
<draw:frame draw:style-name="fr1" draw:name="Image321" text:anchor-type="as-char" svg:width="6.9236in" svg:height="4.032997in" draw:z-index="0">
<draw:image xlink:href="../Images/AРМІЯINFORM/2023-05-16T78-00-00-04-00/1200px-f-16_fighting_falcon.jpg" xlink:type="simple" xlink:show="embed" xlink:actuate="onLoad" draw:mime-type="image/jpeg"/>
</draw:frame>
 Ілюстративне фото</text:p>
      <text:p text:style-name="P4">
Вчасне надання Україні сучасної бойової авіації, зокрема винищувачів<text:a xlink:type="simple" xlink:href="https://armyinform.com.ua/2023/04/08/chomu-f-16-vazhlyvi-dlya-ukrayiny/" text:style-name="Internet_20_link" text:visited-style-name="Visited_20_Internet_20_Link">
F-16,</text:a>
 допоможе зберегти ще більше життів українців та наблизить перемогу.</text:p>
      <text:p text:style-name="P4">
Про це Секретар РНБО Олексій Данілов<text:a xlink:type="simple" xlink:href="https://twitter.com/OleksiyDanilov/status/1658421593037586437" text:style-name="Internet_20_link" text:visited-style-name="Visited_20_Internet_20_Link">
написав</text:a>
 у своєму Твіттері.</text:p>
      <text:p text:style-name="P4">
«Дякую всім справжнім Patriotam України! Наполегливість Президента іпринципові політичні рішення союзників щодо надання сучасних засобів ППОрятують життя українських дітей і мирних мешканців. Вчасне надання сучасноїбойової авіації — такої як F-16 — врятує ще більше життів, попередить неминучіжертви й наблизить закінчення війни. Допоможіть зброєю, а росію ми поховаємосамі!» — йдеться у його дописі.</text:p>
      <text:p text:style-name="P4">
Раніше глава МЗС України Дмитро Кулеба<text:a xlink:type="simple" xlink:href="https://armyinform.com.ua/2023/04/24/nadannya-f-16-stane-investycziyeyu-desyatylittya/" text:style-name="Internet_20_link" text:visited-style-name="Visited_20_Internet_20_Link">
заявляв</text:a>
, що надання F-16 стане інвестицією десятиліттяу безпеку континенту.</text:p>
      <text:p text:style-name="P4">
Source: <text:a xlink:type="simple" xlink:href="https://armyinform.com.ua/2023/05/16/vchasne-nadannya-litakiv-f-16-vryatuye-bilshe-zhyttiv-j-nablyzyt-zakinchennya-vijny-oleksij-danilov/" text:style-name="Internet_20_link" text:visited-style-name="Visited_20_Internet_20_Link">
https://armyinform.com.ua/2023/05/16/vchasne-nadannya-litakiv-f-16-vryatuye-bilshe-zhyttiv-j-nablyzyt-zakinchennya-vijny-oleksij-danilov/</text:a>
</text:p>
      <!--NEWS-->
      <text:h text:style-name="P10" text:outline-level="1">
<text:span text:style-name="T4">
Триває безстрокова акція здачі донорської крові «Твоя кров може воювати. Стань донором!»</text:span>
</text:h>
      <text:p text:style-name="P4">
Author: ['Андрій Агєєв']</text:p>
      <text:p text:style-name="P4">
Time: 2023-05-16T79:00:00-04:00</text:p>
      <text:p text:style-name="P4">
Description: Цю акцію організували для потреб поранених військовослужбовців Сил оборони і національн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dsc_0007.jpg" text:style-name="Internet_20_link" text:visited-style-name="Visited_20_Internet_20_Link">
dsc_0007.jpg</text:a>
', '<text:a xlink:type="simple" xlink:href="https://armyinform.com.ua/wp-content/uploads/2023/05/dsc_0003-150x150.jpg" text:style-name="Internet_20_link" text:visited-style-name="Visited_20_Internet_20_Link">
dsc_0003-150x150.jpg</text:a>
', '<text:a xlink:type="simple" xlink:href="https://armyinform.com.ua/wp-content/uploads/2023/05/dsc_0005-150x150.jpg" text:style-name="Internet_20_link" text:visited-style-name="Visited_20_Internet_20_Link">
dsc_0005-150x150.jpg</text:a>
', '<text:a xlink:type="simple" xlink:href="https://armyinform.com.ua/wp-content/uploads/2023/05/dsc_0010-150x150.jpg" text:style-name="Internet_20_link" text:visited-style-name="Visited_20_Internet_20_Link">
dsc_0010-150x150.jpg</text:a>
', '<text:a xlink:type="simple" xlink:href="https://armyinform.com.ua/wp-content/uploads/2023/05/dsc_0013-150x150.jpg" text:style-name="Internet_20_link" text:visited-style-name="Visited_20_Internet_20_Link">
dsc_0013-150x150.jpg</text:a>
']</text:p>
      <text:p text:style-name="P4">
Tags: []</text:p>
      <text:p text:style-name="P4">
Category: News</text:p>
      <!--METADATA-->
      <text:p text:style-name="P4">
<draw:frame draw:style-name="fr1" draw:name="Image322" text:anchor-type="as-char" svg:width="6.9236in" svg:height="4.619583in" draw:z-index="0">
<draw:image xlink:href="../Images/AРМІЯINFORM/2023-05-16T79-00-00-04-00/dsc_0007.jpg" xlink:type="simple" xlink:show="embed" xlink:actuate="onLoad" draw:mime-type="image/jpeg"/>
</draw:frame>
</text:p>
      <text:p text:style-name="P4">
Цю акцію організували для потреб поранених військовослужбовців Сил оборони інаціональної безпеки України, цивільних громадян, які зазнали поранень чипотребують оперативних втручань у наслідок бойових дій від російської збройноїагресії.</text:p>
      <text:p text:style-name="P4">
<text:a xlink:type="simple" xlink:href="https://armyinform.com.ua/wp-content/uploads/2023/05/dsc_0003.jpg" text:style-name="Internet_20_link" text:visited-style-name="Visited_20_Internet_20_Link">
<draw:frame draw:style-name="fr1" draw:name="Image323" text:anchor-type="as-char" svg:width="6.9236in" svg:height="6.9236in" draw:z-index="0">
<draw:image xlink:href="../Images/AРМІЯINFORM/2023-05-16T79-00-00-04-00/dsc_0003-150x150.jpg" xlink:type="simple" xlink:show="embed" xlink:actuate="onLoad" draw:mime-type="image/jpeg"/>
</draw:frame>
</text:a>
</text:p>
      <text:p text:style-name="P4">
<text:a xlink:type="simple" xlink:href="https://armyinform.com.ua/wp-content/uploads/2023/05/dsc_0005.jpg" text:style-name="Internet_20_link" text:visited-style-name="Visited_20_Internet_20_Link">
<draw:frame draw:style-name="fr1" draw:name="Image324" text:anchor-type="as-char" svg:width="6.9236in" svg:height="6.9236in" draw:z-index="0">
<draw:image xlink:href="../Images/AРМІЯINFORM/2023-05-16T79-00-00-04-00/dsc_0005-150x150.jpg" xlink:type="simple" xlink:show="embed" xlink:actuate="onLoad" draw:mime-type="image/jpeg"/>
</draw:frame>
</text:a>
</text:p>
      <text:p text:style-name="P4">
Директор обласного Центру служби крові Володимир Левицький зазначив, що наразіочолюване ним Комунальне некомерційне підприємство забезпечує донорськоюкров’ю і її компонентами військовий госпіталь, Хмельницький обласний госпітальветеранів війни та усі без винятку медичні заклади області, де лікуються нашізахисники.</text:p>
      <text:p text:style-name="P4">
— Ми відправляємо донорську кров до польових військових шпиталів та різнихдержавних та комунальних медичних установ і закладів по всій лінії фронту відПівночі, Сходу і Півдня України. Кров, її компоненти потрібні завжди, та навідміну від мирного часу, у воєнний її потрібно щонайменше у два рази більше.Я прошу всіх свідомих громадян доєднатися до нашої постійної акції: «Твоя кровможе воювати. Стань донором!», поділитися часточкою себе для поповнення іпоновлення банку крові, аби врятувати життя і здоров’я нашим мужнім воїнам,які самовіддано і героїчно боронять нас у війні проти російського окупанта.Сьогодні потрібна кров абсолютно всіх груп і резус-факторів, — зауваживВолодимир Миколайович.</text:p>
      <text:p text:style-name="P4">
Наразі студентська молодь, представники численних громадських, патріотичнихорганізацій, волонтери, поліція, судова охорона, працівники прокуратури,військовослужбовці різних силових структур стають донорами, причому чимало зних роблять це систематично — один раз на два місяці.</text:p>
      <text:p text:style-name="P4">
<text:a xlink:type="simple" xlink:href="https://armyinform.com.ua/wp-content/uploads/2023/05/dsc_0010.jpg" text:style-name="Internet_20_link" text:visited-style-name="Visited_20_Internet_20_Link">
<draw:frame draw:style-name="fr1" draw:name="Image325" text:anchor-type="as-char" svg:width="6.9236in" svg:height="6.9236in" draw:z-index="0">
<draw:image xlink:href="../Images/AРМІЯINFORM/2023-05-16T79-00-00-04-00/dsc_0010-150x150.jpg" xlink:type="simple" xlink:show="embed" xlink:actuate="onLoad" draw:mime-type="image/jpeg"/>
</draw:frame>
</text:a>
</text:p>
      <text:p text:style-name="P4">
<text:a xlink:type="simple" xlink:href="https://armyinform.com.ua/wp-content/uploads/2023/05/dsc_0013.jpg" text:style-name="Internet_20_link" text:visited-style-name="Visited_20_Internet_20_Link">
<draw:frame draw:style-name="fr1" draw:name="Image326" text:anchor-type="as-char" svg:width="6.9236in" svg:height="6.9236in" draw:z-index="0">
<draw:image xlink:href="../Images/AРМІЯINFORM/2023-05-16T79-00-00-04-00/dsc_0013-150x150.jpg" xlink:type="simple" xlink:show="embed" xlink:actuate="onLoad" draw:mime-type="image/jpeg"/>
</draw:frame>
</text:a>
</text:p>
      <text:p text:style-name="P4">
— У нашому розпорядженні є спеціальна виїзна бригада, яка відповідно дозатвердженого плану-графіку відвідує різні райони області. Так само ця бригадаприїздить в пункти постійної дислокації військових частин, аби не відволікатина тривалий час військовослужбовців від виконання ними службових обов’язків.Зокрема, у четвер, 18 травня, наша бригада працюватиме в Національній академіїДержавної прикордонної служби України імені Богдана Хмельницького.</text:p>
      <text:p text:style-name="P4">
Ми маємо міцно тримати єдиний український фронт і наближати нашу спільнуперемогу! Щоб врятувати чиєсь життя, підстав своє плече — стань донором, твоякров теж може воювати!</text:p>
      <text:p text:style-name="P4">
<text:span text:style-name="T5">
Фото автора</text:span>
</text:p>
      <text:p text:style-name="P4">
Source: <text:a xlink:type="simple" xlink:href="https://armyinform.com.ua/2023/05/16/tryvaye-bezstrokova-akcziya-zdachi-donorskoyi-krovi-tvoya-krov-mozhe-voyuvaty-stan-donorom/" text:style-name="Internet_20_link" text:visited-style-name="Visited_20_Internet_20_Link">
https://armyinform.com.ua/2023/05/16/tryvaye-bezstrokova-akcziya-zdachi-donorskoyi-krovi-tvoya-krov-mozhe-voyuvaty-stan-donorom/</text:a>
</text:p>
      <!--NEWS-->
      <text:h text:style-name="P10" text:outline-level="1">
<text:span text:style-name="T4">
Україна офіційно приєдналася до Центру передового досвіду спільного кіберзахисту НАТО</text:span>
</text:h>
      <text:p text:style-name="P4">
Author: ['АРМІЯINFORM']</text:p>
      <text:p text:style-name="P4">
Time: 2023-05-16T80:00:00-04:00</text:p>
      <text:p text:style-name="P4">
Description: Сьогодні в штаб-квартирі Об'єднаного центру передових технологій з кібероборони НАТО 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ccdcoe.jpg" text:style-name="Internet_20_link" text:visited-style-name="Visited_20_Internet_20_Link">
ccdcoe.jpg</text:a>
']</text:p>
      <text:p text:style-name="P4">
Tags: ['ДОПОМОГА ПАРТНЕРІВ', 'КІБЕРОБОРОНА', 'МЗС УКРАЇНИ', 'НАТО', 'СВІТ ПІДТРИМУЄ УКРАЇНУ']</text:p>
      <text:p text:style-name="P4">
Category: News</text:p>
      <!--METADATA-->
      <text:p text:style-name="P4">
<draw:frame draw:style-name="fr1" draw:name="Image327" text:anchor-type="as-char" svg:width="6.9236in" svg:height="3.894525in" draw:z-index="0">
<draw:image xlink:href="../Images/AРМІЯINFORM/2023-05-16T80-00-00-04-00/ccdcoe.jpg" xlink:type="simple" xlink:show="embed" xlink:actuate="onLoad" draw:mime-type="image/jpeg"/>
</draw:frame>
</text:p>
      <text:p text:style-name="P4">
Сьогодні в штаб-квартирі Об'єднаного центру передових технологій зкібероборони НАТО в Таллінні офіційно піднято Державний прапор України, щовідзначає офіційне приєднання до Центру.</text:p>
      <text:p text:style-name="P4">
Про це йдеться у<text:a xlink:type="simple" xlink:href="https://twitter.com/MFA_Ukraine/status/1658432462689652738" text:style-name="Internet_20_link" text:visited-style-name="Visited_20_Internet_20_Link">
повідомленні</text:a>
Міністерства закордонних справ України.</text:p>
      <text:p text:style-name="P4">
«Ми дякуємо країнам-спонсорам Об'єднаного центру передових технологій зкібероборони НАТО за запрошення України та висловлюємо особливу вдячністьуряду Естонії за підтримку та допомогу на шляху до НАТО», — зазначили вукраїнському зовнішньополітичному відомстві.</text:p>
      <text:p text:style-name="P4">
Нагадаємо, Об’єднаний центр передових технологій з кібероборони НАТО — це одназ ключових структур НАТО, що<text:a xlink:type="simple" xlink:href="https://armyinform.com.ua/2023/02/20/ukrayina-vpershe-doluchytsya-do-roboty-czentru-z-kiberoborony-nato/" text:style-name="Internet_20_link" text:visited-style-name="Visited_20_Internet_20_Link">
опікується</text:a>
 питаннями кібербезпеки якна стратегічному, так і на практичному рівнях.</text:p>
      <text:p text:style-name="P4">
Source: <text:a xlink:type="simple" xlink:href="https://armyinform.com.ua/2023/05/16/ukrayina-oficzijno-pryyednalasya-do-czentru-peredovogo-dosvidu-spilnogo-kiberzahystu-nato/" text:style-name="Internet_20_link" text:visited-style-name="Visited_20_Internet_20_Link">
https://armyinform.com.ua/2023/05/16/ukrayina-oficzijno-pryyednalasya-do-czentru-peredovogo-dosvidu-spilnogo-kiberzahystu-nato/</text:a>
</text:p>
      <!--NEWS-->
      <text:h text:style-name="P10" text:outline-level="1">
<text:span text:style-name="T4">
Схвалював війну проти України та був прихильником «вагнерівців»: На Запоріжжі затримано колаборанта</text:span>
</text:h>
      <text:p text:style-name="P4">
Author: ['АРМІЯINFORM']</text:p>
      <text:p text:style-name="P4">
Time: 2023-05-16T81:00:00-04:00</text:p>
      <text:p text:style-name="P4">
Description: На Запоріжжі викрито та затримано колаборанта, який підтримував у соцмережах військов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zop-png-e1684238602891.jpg" text:style-name="Internet_20_link" text:visited-style-name="Visited_20_Internet_20_Link">
zop-png-e1684238602891.jpg</text:a>
']</text:p>
      <text:p text:style-name="P4">
Tags: ['STOPRUSSIA', 'АГРЕСІЯ РФ', 'ВТОРГНЕННЯ РФ', 'КОЛАБОРАНТ', 'ОФІС ГЕНЕРАЛЬНОГО ПРОКУРОРА УКРАЇНИ']</text:p>
      <text:p text:style-name="P4">
Category: News</text:p>
      <!--METADATA-->
      <text:p text:style-name="P4">
<draw:frame draw:style-name="fr1" draw:name="Image328" text:anchor-type="as-char" svg:width="6.9236in" svg:height="5.097296in" draw:z-index="0">
<draw:image xlink:href="../Images/AРМІЯINFORM/2023-05-16T81-00-00-04-00/zop-png-e1684238602891.jpg" xlink:type="simple" xlink:show="embed" xlink:actuate="onLoad" draw:mime-type="image/jpeg"/>
</draw:frame>
</text:p>
      <text:p text:style-name="P4">
На Запоріжжі викрито та затримано колаборанта, який підтримував у соцмережахвійськові дії рф проти України. Особливу увагу він приділяв публікаціям щододіяльності пвк «вагнер» та захоплювався її засновником.</text:p>
      <text:p text:style-name="P4">
Про це <text:a xlink:type="simple" xlink:href="https://www.gp.gov.ua/ua/posts/vipravdovuvav-zbroinu-agresiyu-rf-ta-buv-prixilnikom-pvk-vagner-povidomleno-pro-pidozru-meskancyu-zaporizzya" text:style-name="Internet_20_link" text:visited-style-name="Visited_20_Internet_20_Link">
повідомили </text:a>
в Офісі Генерального прокурора України.</text:p>
      <text:p text:style-name="P4">
Зазначається, що після початку широкомасштабного вторгнення рф в Українузапоріжанин, який у минулому був співробітником правоохоронного органу,використовував власний акаунт у забороненій російській соцмережі длярозповсюдження публікацій на підтримку та популяризацію дій країни-агресора.</text:p>
      <text:p text:style-name="P4">
Поширені на його сторінці матеріали та власні дописи переважно стосувалисьпаплюження української влади, схвалення політики окупантів та підтриманнянезаконного «приєднання» до рф тимчасово окупованих територій нашої держави.</text:p>
      <text:p text:style-name="P4">
Під час обшуку за місцем проживання підозрюваного виявлено мобільний телефонта комп’ютерну техніку із доказами злочинної діяльності.</text:p>
      <text:p text:style-name="P4">
Наразі йому обрано запобіжний захід у вигляді тримання під вартою.</text:p>
      <text:p text:style-name="P4">
Source: <text:a xlink:type="simple" xlink:href="https://armyinform.com.ua/2023/05/16/shvalyuvav-vijnu-proty-ukrayiny-ta-buv-pryhylnykom-vagnerivcziv-na-zaporizhzhi-zatrymano-kolaboranta/" text:style-name="Internet_20_link" text:visited-style-name="Visited_20_Internet_20_Link">
https://armyinform.com.ua/2023/05/16/shvalyuvav-vijnu-proty-ukrayiny-ta-buv-pryhylnykom-vagnerivcziv-na-zaporizhzhi-zatrymano-kolaboranta/</text:a>
</text:p>
      <!--NEWS-->
      <text:h text:style-name="P10" text:outline-level="1">
<text:span text:style-name="T4">
росіяни на ЗАЕС посилили контроль над атомниками: заборонили працівникам спілкуватись між собою</text:span>
</text:h>
      <text:p text:style-name="P4">
Author: ['АРМІЯINFORM']</text:p>
      <text:p text:style-name="P4">
Time: 2023-05-16T82:00:00-04:00</text:p>
      <text:p text:style-name="P4">
Description: На Запорізькій атомній електростанції російські окупанти посилили контроль над...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arkan-zaes.jpg" text:style-name="Internet_20_link" text:visited-style-name="Visited_20_Internet_20_Link">
parkan-zaes.jpg</text:a>
']</text:p>
      <text:p text:style-name="P4">
Tags: ['ЕНЕРГОАТОМ', 'ЗАЕС']</text:p>
      <text:p text:style-name="P4">
Category: News</text:p>
      <!--METADATA-->
      <text:p text:style-name="P4">
<draw:frame draw:style-name="fr1" draw:name="Image329" text:anchor-type="as-char" svg:width="6.9236in" svg:height="4.61393in" draw:z-index="0">
<draw:image xlink:href="../Images/AРМІЯINFORM/2023-05-16T82-00-00-04-00/parkan-zaes.jpg" xlink:type="simple" xlink:show="embed" xlink:actuate="onLoad" draw:mime-type="image/jpeg"/>
</draw:frame>
Фото: Енергоатом</text:p>
      <text:p text:style-name="P4">
На Запорізькій атомній електростанції російські окупанти посилили контроль надпрацівниками, відтак атомникам заборонено навіть спілкуватись між собою. Утакий спосіб загарбники намагаються замаскувати власні вогневі позиції тавійськову техніку на території станції.</text:p>
      <text:p text:style-name="P4">
Про це <text:a xlink:type="simple" xlink:href="https://t.me/energoatom_ua/13098" text:style-name="Internet_20_link" text:visited-style-name="Visited_20_Internet_20_Link">
повідомляє</text:a>
 Енергоатом.</text:p>
      <text:p text:style-name="P4">
На тимчасово окупованій ЗАЕС правила роботи і перебування на об'єкті чи нещодня стають для працівників дедалі жорсткішими.</text:p>
      <text:p text:style-name="P4">
«Після нещодавно введеної заборони користуватися навіть кнопковими телефонамина майданчику ЗАЕС російські терористи вводять для персоналу ще більшбезглузді обмеження.</text:p>
      <text:p text:style-name="P4">
Перед робочою зміною озброєні «охоронці» уважно та ретельно перевіряютьперсонал на вході, дозволяючи їм проходити на робочі місця виключно естакадою.</text:p>
      <text:p text:style-name="P4">
Під суворим табу і будь-які переміщення територією ЗАЕС, окрім тих, які чітковизначили «місцеві поліцаї». Виходити за межі станції — суворо заборонено.</text:p>
      <text:p text:style-name="P4">
Перебуваючи на роботі, працівники тепер мають право дивитися лише прямо передсобою. Повертати голову та навіть просто глянути вбік – суворо заборонено», —йдеться у повідомленні.</text:p>
      <text:p text:style-name="P4">
У Енергоатомі зазначають, що причиною таких заборон є намагання росіянзамаскувати власні вогневі позиції та велику кількість військової техніки натериторії станції.</text:p>
      <text:p text:style-name="P4">
Нині на ЗАЕС залишається працювати близько 2,5 тис. атомників.</text:p>
      <text:p text:style-name="P4">
Source: <text:a xlink:type="simple" xlink:href="https://armyinform.com.ua/2023/05/16/na-zaes-okupanty-posylyly-kontrol-nad-praczivnykamy-zaboronyly-atomnykam-spilkuvatys-mizh-soboyu/" text:style-name="Internet_20_link" text:visited-style-name="Visited_20_Internet_20_Link">
https://armyinform.com.ua/2023/05/16/na-zaes-okupanty-posylyly-kontrol-nad-praczivnykamy-zaboronyly-atomnykam-spilkuvatys-mizh-soboyu/</text:a>
</text:p>
      <!--NEWS-->
      <text:h text:style-name="P10" text:outline-level="1">
<text:span text:style-name="T4">
Як діяти у разі атаки дронів-камікадзе</text:span>
</text:h>
      <text:p text:style-name="P4">
Author: ['АРМІЯINFORM']</text:p>
      <text:p text:style-name="P4">
Time: 2023-05-16T83:00:00-04:00</text:p>
      <text:p text:style-name="P4">
Description: Україна потерпає від постійних російських атак з використанням дронів-камікадз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9/iranski-drony.jpeg" text:style-name="Internet_20_link" text:visited-style-name="Visited_20_Internet_20_Link">
iranski-drony.jpeg</text:a>
']</text:p>
      <text:p text:style-name="P4">
Tags: ['ДРОНИ-КОМІКАДЗЕ', 'МІНРЕІНТЕГРАЦІЇ']</text:p>
      <text:p text:style-name="P4">
Category: News</text:p>
      <!--METADATA-->
      <text:p text:style-name="P4">
<draw:frame draw:style-name="fr1" draw:name="Image330" text:anchor-type="as-char" svg:width="6.9236in" svg:height="4.32725in" draw:z-index="0">
<draw:image xlink:href="../Images/AРМІЯINFORM/2023-05-16T83-00-00-04-00/iranski-drony.jpeg" xlink:type="simple" xlink:show="embed" xlink:actuate="onLoad" draw:mime-type="image/jpeg"/>
</draw:frame>
Ілюстративне фото</text:p>
      <text:p text:style-name="P4">
Україна потерпає від постійних російських атак з використанням дронів-камікадзе. Міністерство з питань реінтеграції тимчасово окупованих територійУкраїни <text:a xlink:type="simple" xlink:href="https://minre.gov.ua/2023/05/16/yak-diyaty-u-razi-ataky-droniv-kamikadze/" text:style-name="Internet_20_link" text:visited-style-name="Visited_20_Internet_20_Link">
пропонує</text:a>
 кілька рекомендацій для українців:</text:p>
      <ul>
        <li>
У разі небезпеки негайно пройдіть в укриття. Користуйтеся підвалами, цокольними поверхами будинків, підземними паркінгами.  * Обирайте укриття подалі від адмінустанов, військових і стратегічних об’єктів.  * У жодному разі не ховайтеся в під’їздах чи в автівці.  * Залишайтеся в укритті доти, поки не повідомлять, що загроза минула.  * Не торкайтеся збитих БПЛА. Навіть збиті пристрої можуть становити загрозу для життя.  * Зберігайте інформаційну тишу: якщо ви записали відео чи зробили фото дронів, в жодному разі не публікуйте їх у соцмережі.  * Не повідомляйте в мережі Інтернет локацію польоту чи збиття дрона. Передайте ці матеріали до поліції.</li>
      </ul>
      <text:p text:style-name="P4">
Source: <text:a xlink:type="simple" xlink:href="https://armyinform.com.ua/2023/05/16/yak-diyaty-u-razi-ataky-droniv-kamikadze/" text:style-name="Internet_20_link" text:visited-style-name="Visited_20_Internet_20_Link">
https://armyinform.com.ua/2023/05/16/yak-diyaty-u-razi-ataky-droniv-kamikadze/</text:a>
</text:p>
      <!--NEWS-->
      <text:h text:style-name="P10" text:outline-level="1">
<text:span text:style-name="T4">
Україна отримала від Німеччини ще 34 пікапи для військових</text:span>
</text:h>
      <text:p text:style-name="P4">
Author: ['АРМІЯINFORM']</text:p>
      <text:p text:style-name="P4">
Time: 2023-05-16T84:00:00-04:00</text:p>
      <text:p text:style-name="P4">
Description: Міністерство закордонних справ Німеччини за три тижні надало українським Силам безпек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ikapy.jpg" text:style-name="Internet_20_link" text:visited-style-name="Visited_20_Internet_20_Link">
pikapy.jpg</text:a>
']</text:p>
      <text:p text:style-name="P4">
Tags: ['ВІЙСЬКОВА ДОПОМОГА УКРАЇНІ', 'МЗС НІМЕЧЧИНИ', 'ФРН']</text:p>
      <text:p text:style-name="P4">
Category: News</text:p>
      <!--METADATA-->
      <text:p text:style-name="P4">
<draw:frame draw:style-name="fr1" draw:name="Image331" text:anchor-type="as-char" svg:width="6.9236in" svg:height="3.894525in" draw:z-index="0">
<draw:image xlink:href="../Images/AРМІЯINFORM/2023-05-16T84-00-00-04-00/pikapy.jpg" xlink:type="simple" xlink:show="embed" xlink:actuate="onLoad" draw:mime-type="image/jpeg"/>
</draw:frame>
</text:p>
      <text:p text:style-name="P4">
Міністерство закордонних справ Німеччини за три тижні надало українським Силамбезпеки іще 34 пікапи.</text:p>
      <text:p text:style-name="P4">
Про це<text:a xlink:type="simple" xlink:href="https://twitter.com/GermanyinUA/status/1658450753407660032" text:style-name="Internet_20_link" text:visited-style-name="Visited_20_Internet_20_Link">
повідомляє</text:a>
Посольство ФРН в Україні.</text:p>
      <text:p text:style-name="P4">
«Мобільність є важливим фактором обороноздатності та стійкості України. Дляпосилення Сил безпеки України МЗС Німеччини надало ще 34 пікапи за останні тритижні», — йдеться у повідомленні.</text:p>
      <text:p text:style-name="P4">
Source: <text:a xlink:type="simple" xlink:href="https://armyinform.com.ua/2023/05/16/ukrayina-otrymala-vid-nimechchyny-shhe-34-pikapy-dlya-vijskovyh/" text:style-name="Internet_20_link" text:visited-style-name="Visited_20_Internet_20_Link">
https://armyinform.com.ua/2023/05/16/ukrayina-otrymala-vid-nimechchyny-shhe-34-pikapy-dlya-vijskovyh/</text:a>
</text:p>
      <!--NEWS-->
      <text:h text:style-name="P10" text:outline-level="1">
<text:span text:style-name="T4">
За декілька днів Сили оборони звільнили 20 кв. км під Бахмутом — Ганна Маляр</text:span>
</text:h>
      <text:p text:style-name="P4">
Author: ['АРМІЯINFORM']</text:p>
      <text:p text:style-name="P4">
Time: 2023-05-16T85:00:00-04:00</text:p>
      <text:p text:style-name="P4">
Description: Інформацію про хід бойових дій слід розглядати в комплексі всіх заходів оборонн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ukraine-russian-war-bakhmut-ap-mz-24-230219_1676840744219_hpmain_16x9_992.jpg" text:style-name="Internet_20_link" text:visited-style-name="Visited_20_Internet_20_Link">
ukraine-russian-war-bakhmut-ap-mz-24-230219_1676840744219_hpmain_16x9_992.jpg</text:a>
']</text:p>
      <text:p text:style-name="P4">
Tags: ['БАХМУТСЬКИЙ НАПРЯМОК', 'ГАННА МАЛЯР']</text:p>
      <text:p text:style-name="P4">
Category: News</text:p>
      <!--METADATA-->
      <text:p text:style-name="P4">
<draw:frame draw:style-name="fr1" draw:name="Image332" text:anchor-type="as-char" svg:width="6.9236in" svg:height="3.894525in" draw:z-index="0">
<draw:image xlink:href="../Images/AРМІЯINFORM/2023-05-16T85-00-00-04-00/ukraine-russian-war-bakhmut-ap-mz-24-230219_1676840744219_hpmain_16x9_992.jpg" xlink:type="simple" xlink:show="embed" xlink:actuate="onLoad" draw:mime-type="image/jpeg"/>
</draw:frame>
</text:p>
      <text:p text:style-name="P4">
Інформацію про хід бойових дій слід розглядати в комплексі всіх заходівоборонної операції і не виривати з контексту подій. На цьому<text:a xlink:type="simple" xlink:href="https://t.me/annamaliar/750" text:style-name="Internet_20_link" text:visited-style-name="Visited_20_Internet_20_Link">
акцентує</text:a>
 заступник Міністра оборони УкраїниГанна Маляр.</text:p>
      <text:p text:style-name="P4">
«Приміром, протягом декількох днів наші війська звільнили від ворога напівночі та півдні передмістя Бахмута близько 20 квадратних кілометрів.Водночас ворог дещо просувається в самому Бахмуті, вщент знищуючи містоартилерією», — зазначила вона.</text:p>
      <text:p text:style-name="P4">
Крім того, за словами Ганни Маляр, ворог підтягує підрозділи професійнихдесантників. Тривають важкі бої з різним результатом.</text:p>
      <text:p text:style-name="P4">
«У ситуації, що склалась, наші війська роблять максимум і навіть більше. Те,що оборона Бахмута триває стільки місяців та ще й на певних ділянках єпросування — це надзусилля наших бійців та високий рівень фаховостікомандування обороною», — наголосила Ганна Маляр.</text:p>
      <text:p text:style-name="P4">
Заступник Міністра оборони нагадала, що ворог має перевагу в кількості людейта озброєння.</text:p>
      <text:p text:style-name="P4">
«Водночас завдяки діям наших військових, ще з минулого літа не можереалізувати свої плани на Бахмутському напрямку», — резюмувала вона.</text:p>
      <text:p text:style-name="P4">
Source: <text:a xlink:type="simple" xlink:href="https://armyinform.com.ua/2023/05/16/za-dekilka-dniv-syly-oborony-zvilnyly-20-kv-km-pid-bahmutom-ganna-malyar/" text:style-name="Internet_20_link" text:visited-style-name="Visited_20_Internet_20_Link">
https://armyinform.com.ua/2023/05/16/za-dekilka-dniv-syly-oborony-zvilnyly-20-kv-km-pid-bahmutom-ganna-malyar/</text:a>
</text:p>
      <!--NEWS-->
      <text:h text:style-name="P10" text:outline-level="1">
<text:span text:style-name="T4">
Поведінка російських військовослужбовців схожа на дії адептів тоталітарних сект — полковник Володимир Петухов</text:span>
</text:h>
      <text:p text:style-name="P4">
Author: ['АРМІЯINFORM']</text:p>
      <text:p text:style-name="P4">
Time: 2023-05-16T86:00:00-04:00</text:p>
      <text:p text:style-name="P4">
Description: Наших військовополонених окупанти намагаються схилити на свій бік, переконують зради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2023-05-16_08-20-53.jpg" text:style-name="Internet_20_link" text:visited-style-name="Visited_20_Internet_20_Link">
photo_2023-05-16_08-20-53.jpg</text:a>
']</text:p>
      <text:p text:style-name="P4">
Tags: ['STOPRUSSIA', 'АГРЕСІЯ РФ', 'ВТОРГНЕННЯ РФ']</text:p>
      <text:p text:style-name="P4">
Category: News</text:p>
      <!--METADATA-->
      <text:p text:style-name="P4">
<draw:frame draw:style-name="fr1" draw:name="Image333" text:anchor-type="as-char" svg:width="6.9236in" svg:height="6.732922in" draw:z-index="0">
<draw:image xlink:href="../Images/AРМІЯINFORM/2023-05-16T86-00-00-04-00/photo_2023-05-16_08-20-53.jpg" xlink:type="simple" xlink:show="embed" xlink:actuate="onLoad" draw:mime-type="image/jpeg"/>
</draw:frame>
</text:p>
      <text:p text:style-name="P4">
Наших військовополонених окупанти намагаються схилити на свій бік, переконуютьзрадити Україну й діяти на користь росії. Про це в<text:a xlink:type="simple" xlink:href="https://armyinform.com.ua/2023/05/16/nasha-systema-utrymannya-polonenyh-yevropejska-u-rashystiv-gulagivska/" text:style-name="Internet_20_link" text:visited-style-name="Visited_20_Internet_20_Link">
інтерв’ю</text:a>
Інформаційному агентству Міністерства оборони розповів заступник начальниканауково-дослідного відділу супроводу заходів внутрішньої комунікації Науково-дослідного центру гуманітарних проблем ЗСУ Володимир Петухов:</text:p>
      <text:p text:style-name="P4">
«До речі, це постійне питання, які задають нашим полоненим на тому боці. Ідехто під тиском погоджується, щоб покращити умови свого утримання. Але в насє 111-та стаття Кримінального кодексу України — «Держзрада», третій пункт якоїпередбачає звільнення від кримінальної переслідування, якщо людина післязвільнення повідомила нашим органам влади про спробу її завербувати.</text:p>
      <text:p text:style-name="P4">
У росії ж нашим полоненим кажуть — «ви приїдете — вас катуватимуть, ув’язнятьу таборах», лякають тим, що з них «не злізе» СБУ.</text:p>
      <text:p text:style-name="P4">
Володимир Петухов запевняє, що в Україні для захоплених у полон російськихвійськових створену таку систему, де суворо дотримуються правила утриманнякомбатантів (за Женевською конвенцією): «Безумовно, наша створена заєвропейськими принципами, а російський спосіб утримання військовополоненихпродовжує ГУЛАГівські традиції. У нас були такі обміни, що росіяни від насвід’їжджали з тачками, як туристи. У них була можливість працювати, заробитиякісь кошти, купити щось»…</text:p>
      <text:p text:style-name="P4">
Представник Науково-дослідного центру гуманітарних проблем ЗСУ каже, що поприте, що з російськими військовополоненими гідно поводилися, більшість із них,коли повертаються до росії, своїм ЗМІ коментують, що над ними знущались,тиснули і повторюють усі рашистські наративи про нацистів, західних найманців…</text:p>
      <text:p text:style-name="P4">
І що цікаво, ці байки російські правоохоронні органи реєструють й збирають якпокази «воєнних злочинів» України.</text:p>
      <text:p text:style-name="P4">
«Я раніше займався культами, питаннями їхнього впливу на свідомість людей,допомагав постраждалим виходити з цих організацій і скажу, що поведінкаросійських військовослужбовців дуже часто схожа на поведінку адептівтоталітарних сект», — резюмував полковник Володимир Петухов.</text:p>
      <text:p text:style-name="P4">
Source: <text:a xlink:type="simple" xlink:href="https://armyinform.com.ua/2023/05/16/povedinka-rosijskyh-vijskovosluzhbovcziv-shozha-na-diyi-adeptiv-totalitarnyh-sekt-polkovnyk-volodymyr-petuhov/" text:style-name="Internet_20_link" text:visited-style-name="Visited_20_Internet_20_Link">
https://armyinform.com.ua/2023/05/16/povedinka-rosijskyh-vijskovosluzhbovcziv-shozha-na-diyi-adeptiv-totalitarnyh-sekt-polkovnyk-volodymyr-petuhov/</text:a>
</text:p>
      <!--NEWS-->
      <text:h text:style-name="P10" text:outline-level="1">
<text:span text:style-name="T4">
Відбулася 52-га Конференція начальників військових навчальних закладів НАТО</text:span>
</text:h>
      <text:p text:style-name="P4">
Author: ['АРМІЯINFORM']</text:p>
      <text:p text:style-name="P4">
Time: 2023-05-16T87:00:00-04:00</text:p>
      <text:p text:style-name="P4">
Description: Українська делегація на чолі з начальником Національного університету оборони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7413511_220507040724331_5768120395408700731_n.jpg" text:style-name="Internet_20_link" text:visited-style-name="Visited_20_Internet_20_Link">
347413511_220507040724331_5768120395408700731_n.jpg</text:a>
']</text:p>
      <text:p text:style-name="P4">
Tags: ['STOPRUSSIA', 'АГРЕСІЯ РФ', 'НАТО']</text:p>
      <text:p text:style-name="P4">
Category: News</text:p>
      <!--METADATA-->
      <text:p text:style-name="P4">
<draw:frame draw:style-name="fr1" draw:name="Image334" text:anchor-type="as-char" svg:width="6.9236in" svg:height="4.689359in" draw:z-index="0">
<draw:image xlink:href="../Images/AРМІЯINFORM/2023-05-16T87-00-00-04-00/347413511_220507040724331_5768120395408700731_n.jpg" xlink:type="simple" xlink:show="embed" xlink:actuate="onLoad" draw:mime-type="image/jpeg"/>
</draw:frame>
</text:p>
      <text:p text:style-name="P4">
Українська делегація на чолі з начальником Національного університету оборониУкраїни імені Івана Черняховського генерал-полковником Михайлом Ковалемвідвідала 52-гу щорічну Конференцію начальників військових навчальних закладівНАТО, яка проходила в Талліні (Естонська Республіка) на початку травня.</text:p>
      <text:p text:style-name="P4">
Про це повідомляє <text:a xlink:type="simple" xlink:href="https://www.facebook.com/DepartmentMilitaryEducationScienceMOD.UA" text:style-name="Internet_20_link" text:visited-style-name="Visited_20_Internet_20_Link">
Департамент військової освіти і науки Міністерства оборониУкраїни</text:a>
.</text:p>
      <text:p text:style-name="P4">
Захід, організований Оборонним коледжем НАТО спільно з Балтійським обороннимколеджем, об’єднав понад 100 керівників закладів професійної військової освіти(PME) НАТО і держав-партнерів для обміну інформацією та ідеями у сферівійськової освіти. Цьогоріч учасники конференції зосередилися на обговоренніпитань здійснення освітнього процесу в дистанційному та змішаному форматі.</text:p>
      <text:p text:style-name="P4">
Своїми враженням від заходу ділиться очільник Департаменту військової освіти інауки Міністерства оборони України Володимир Мірненко:</text:p>
      <text:p text:style-name="P4">
«У процесі трансформаційних змін за євроатлантичними стандартами та набуттявзаємосумісності зі структурами Альянсу спільно з нашим провідним військовимвишем — Національним університетом оборони України імені Івана Черняховського— ми прагнемо розбудови та гармонізації сучасної екосистеми військової освіти.Участь у міжнародних заходах такого рівня, як Конференція начальниківвійськових навчальних закладів НАТО, — можливість для розширення горизонтівспівпраці та розуміння, яким бачать перспективний розвиток військової освітинаші закордонні колеги».</text:p>
      <text:p text:style-name="P4">
За словами Володимира Мірненка, ми маємо крокувати в ногу з часом і просуватинові інженерно-людиноцентричні технології навчання, зокрема з ефектомдоповненої реальності та у поєднанні з практикою бойової підготовки. До тогож, запевнив очільник департаменту, нагальними залишаються аспекти підготовкивикладацького складу як експертів з певного кола питань, посилення вимог доосвітнього процесу задля покращення його результативності, а також формуваннязрозумілого для кожного військовослужбовця кар’єрного ліфту в ході поетапногоздобуття рівнів військової освіти та ступенів вищої освіти.</text:p>
      <text:p text:style-name="P4">
Під час конференції з презентацією на тему: «Дистанційне навчання під часвійни» виступив начальник наукового центру дистанційного навчанняНаціонального університету оборони України імені Івана Черняховськогополковник Максим Тищенко, який розповів, як змінився освітній процес в Україніпісля повномасштабного російського вторгнення та які технологічні рішеннястали у пригоді для покращення ефективності підготовки курсантів і слухачів.</text:p>
      <text:p text:style-name="P4">
У межах візиту до Естонії очільник Національного університету оборони Україниімені Івана Черняховського генерал-полковник Михайло Коваль та комендантБалтійського оборонного коледжу бригадний генерал Ільмар Тамм підписалиМеморандум про взаєморозуміння.</text:p>
      <text:p text:style-name="P4">
Головна мета документа — всебічна підтримка освітньої діяльності та обмінекспертами з предметних питань. Обидва заклади інформуватимуть один одного просвої дослідницькі програми та залучатимуть представників до участі у курсах,факультативах та інших академічних заходах. Основна увага такожзосереджуватиметься на обміні досвідом, пов’язаному з навчанням наоперативному та стратегічному рівнях за стандартами НАТО. До слова,професорсько-викладацький склад Національного університету оборони Україниімені Івана Черняховського візьме участь у поточних Об’єднаних штабнихнавчаннях «Спільна рішучість — 2023».</text:p>
      <text:p text:style-name="P4">
На наступній, 53-ій Конференції начальників військових навчальних закладівНАТО, яка відбудеться у травні 2024 року у Вашингтоні (округ Колумбія, США)під егідою Національного університету оборони США, розглядатимутьсяперспективи розвитку військового лідерства на наступні 25 років.</text:p>
      <text:p text:style-name="P4">
Source: <text:a xlink:type="simple" xlink:href="https://armyinform.com.ua/2023/05/16/vidbulasya-52-ga-konferencziya-nachalnykiv-vijskovyh-navchalnyh-zakladiv-nato/" text:style-name="Internet_20_link" text:visited-style-name="Visited_20_Internet_20_Link">
https://armyinform.com.ua/2023/05/16/vidbulasya-52-ga-konferencziya-nachalnykiv-vijskovyh-navchalnyh-zakladiv-nato/</text:a>
</text:p>
      <!--NEWS-->
      <text:h text:style-name="P10" text:outline-level="1">
<text:span text:style-name="T4">
Авіація Сил оборони за добу завдала 13 ударів по районах зосередження противника</text:span>
</text:h>
      <text:p text:style-name="P4">
Author: ['АРМІЯINFORM']</text:p>
      <text:p text:style-name="P4">
Time: 2023-05-16T88:00:00-04:00</text:p>
      <text:p text:style-name="P4">
Description: Про це повідомляє Генеральний штаб ЗС України.    — Авіація Сил оборони за доб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a4a862dff717c265.jpg" text:style-name="Internet_20_link" text:visited-style-name="Visited_20_Internet_20_Link">
a4a862dff717c265.jpg</text:a>
']</text:p>
      <text:p text:style-name="P4">
Tags: ['STOPRUSSIA', 'АГРЕСІЯ РФ', 'ВТОРГНЕННЯ РФ', 'ГШ ЗСУ']</text:p>
      <text:p text:style-name="P4">
Category: News</text:p>
      <!--METADATA-->
      <text:p text:style-name="P4">
<draw:frame draw:style-name="fr1" draw:name="Image335" text:anchor-type="as-char" svg:width="6.9236in" svg:height="3.894525in" draw:z-index="0">
<draw:image xlink:href="../Images/AРМІЯINFORM/2023-05-16T88-00-00-04-00/a4a862dff717c265.jpg" xlink:type="simple" xlink:show="embed" xlink:actuate="onLoad" draw:mime-type="image/jpeg"/>
</draw:frame>
Ілюстративне фото <text:span text:style-name="T4">
🔥 Ситуація щодо російського вторгнення</text:span>
</text:p>
      <text:p text:style-name="P4">
Про це <text:a xlink:type="simple" xlink:href="https://www.facebook.com/GeneralStaff.ua/posts/pfbid0w5mxYphJxX3DbYxuU86s23oPtQh6KWGCdn9XM4CaD1RazMKGNUF7YVpRhmLqitcTl" text:style-name="Internet_20_link" text:visited-style-name="Visited_20_Internet_20_Link">
повідомляє</text:a>
Генеральнийштаб ЗС України.</text:p>
      <text:p text:style-name="P4">
— Авіація Сил оборони за добу завдала 13 ударів по районах зосередженняособового складу та військової техніки противника, а також 3 — по зенітно-ракетних комплексах противника. Протягом цієї доби наші захисники знищили 1іранський ударний БПЛА Shahed та 2 розвідувальних дрони, — йдеться вповідомленні.</text:p>
      <text:p text:style-name="P4">
Водночас підрозділи ракетних військ і артилерії уразили 5 районів зосередженняживої сили, 3 станції радіоелектронної боротьби, 2 склади боєприпасівпротивника та 1 пункт пально-мастильних матеріалів окупантів.</text:p>
      <text:p text:style-name="P4">
Source: <text:a xlink:type="simple" xlink:href="https://armyinform.com.ua/2023/05/16/aviacziya-syl-oborony-za-dobu-zavdala-13-udariv-po-rajonah-zoseredzhennya-protyvnyka/" text:style-name="Internet_20_link" text:visited-style-name="Visited_20_Internet_20_Link">
https://armyinform.com.ua/2023/05/16/aviacziya-syl-oborony-za-dobu-zavdala-13-udariv-po-rajonah-zoseredzhennya-protyvnyka/</text:a>
</text:p>
      <!--NEWS-->
      <text:h text:style-name="P10" text:outline-level="1">
<text:span text:style-name="T4">
Загарбники намагаються вивезти викрадене зерно на підсанкційному сирійському судні Souria</text:span>
</text:h>
      <text:p text:style-name="P4">
Author: ['АРМІЯINFORM']</text:p>
      <text:p text:style-name="P4">
Time: 2023-05-16T89:00:00-04:00</text:p>
      <text:p text:style-name="P4">
Description: Про це повідомляє Генеральний штаб ЗС України.    — російські окупанти продовжую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krazha-zerna-140232.jpg" text:style-name="Internet_20_link" text:visited-style-name="Visited_20_Internet_20_Link">
krazha-zerna-140232.jpg</text:a>
']</text:p>
      <text:p text:style-name="P4">
Tags: ['STOPRUSSIA', 'ВТОРГНЕННЯ РФ', 'ГШ ЗСУ']</text:p>
      <text:p text:style-name="P4">
Category: News</text:p>
      <!--METADATA-->
      <text:p text:style-name="P4">
<draw:frame draw:style-name="fr1" draw:name="Image336" text:anchor-type="as-char" svg:width="6.9236in" svg:height="3.63489in" draw:z-index="0">
<draw:image xlink:href="../Images/AРМІЯINFORM/2023-05-16T89-00-00-04-00/krazha-zerna-140232.jpg" xlink:type="simple" xlink:show="embed" xlink:actuate="onLoad" draw:mime-type="image/jpeg"/>
</draw:frame>
 Ілюстративне фото <text:span text:style-name="T4">
🔥 Ситуація щодо російського вторгнення</text:span>
</text:p>
      <text:p text:style-name="P4">
Про це <text:a xlink:type="simple" xlink:href="https://www.facebook.com/GeneralStaff.ua/posts/pfbid0w5mxYphJxX3DbYxuU86s23oPtQh6KWGCdn9XM4CaD1RazMKGNUF7YVpRhmLqitcTl" text:style-name="Internet_20_link" text:visited-style-name="Visited_20_Internet_20_Link">
повідомляє</text:a>
Генеральнийштаб ЗС України.</text:p>
      <text:p text:style-name="P4">
— російські окупанти продовжують грабувати населення України, привласнюючизерновий урожай мирних громадян. Так, у місті Феодосія, у тимчасовоокупованому Криму, так звана російська окупаційна влада намагається вивезтивикрадене зерно до своїх портів, завантажуючи його на підсанкційне сирійськесудно Souria, — йдеться в повідомленні.</text:p>
      <text:p text:style-name="P4">
Source: <text:a xlink:type="simple" xlink:href="https://armyinform.com.ua/2023/05/16/zagarbnyky-namagayutsya-vyvezty-vykradene-zerno-na-pidsankczijnomu-syrijskomu-sudni-souria/" text:style-name="Internet_20_link" text:visited-style-name="Visited_20_Internet_20_Link">
https://armyinform.com.ua/2023/05/16/zagarbnyky-namagayutsya-vyvezty-vykradene-zerno-na-pidsankczijnomu-syrijskomu-sudni-souria/</text:a>
</text:p>
      <!--NEWS-->
      <text:h text:style-name="P10" text:outline-level="1">
<text:span text:style-name="T4">
На чотирьох ділянках фронту протягом доби відбулося 44 бойових зіткнення</text:span>
</text:h>
      <text:p text:style-name="P4">
Author: ['АРМІЯINFORM']</text:p>
      <text:p text:style-name="P4">
Time: 2023-05-16T90:00:00-04:00</text:p>
      <text:p text:style-name="P4">
Description: Про це повідомляє Генеральний штаб ЗС України.    — Противник продовжує зосереджува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7154990_205620921805602_6739583036793195360_n-1024x682-1.webp" text:style-name="Internet_20_link" text:visited-style-name="Visited_20_Internet_20_Link">
347154990_205620921805602_6739583036793195360_n-1024x682-1.webp</text:a>
']</text:p>
      <text:p text:style-name="P4">
Tags: ['STOPRUSSIA', 'АГРЕСІЯ РФ', 'ВТОРГНЕННЯ РФ', 'ГШ ЗСУ']</text:p>
      <text:p text:style-name="P4">
Category: News</text:p>
      <!--METADATA-->
      <text:p text:style-name="P4">
<draw:frame draw:style-name="fr1" draw:name="Image337" text:anchor-type="as-char" svg:width="6.9236in" svg:height="4.611226in" draw:z-index="0">
<draw:image xlink:href="../ConvertedIMGs/AРМІЯINFORM/2023-05-16T90-00-00-04-00/347154990_205620921805602_6739583036793195360_n-1024x682-1.png" xlink:type="simple" xlink:show="embed" xlink:actuate="onLoad" draw:mime-type="image/png"/>
</draw:frame>
Ілюстративне фото <text:span text:style-name="T4">
🔥 Ситуація щодо російського вторгнення</text:span>
</text:p>
      <text:p text:style-name="P4">
Про це <text:a xlink:type="simple" xlink:href="https://www.facebook.com/GeneralStaff.ua/posts/pfbid0w5mxYphJxX3DbYxuU86s23oPtQh6KWGCdn9XM4CaD1RazMKGNUF7YVpRhmLqitcTl" text:style-name="Internet_20_link" text:visited-style-name="Visited_20_Internet_20_Link">
повідомляє</text:a>
Генеральнийштаб ЗС України.</text:p>
      <text:p text:style-name="P4">
— Противник продовжує зосереджувати основні зусилля на Лиманському,Бахмутському, Авдіївському та Мар’їнському напрямках. Протягом доби відбулось44 бойових зіткнення на зазначених ділянках фронту. В епіцентрі бойових дій інадалі залишаються Бахмут та Мар’їнка, — йдеться в повідомленні.</text:p>
      <text:p text:style-name="P4">
Source: <text:a xlink:type="simple" xlink:href="https://armyinform.com.ua/2023/05/16/na-4-dilyankah-frontu-protyagom-doby-vidbulosya-44-bojovyh-zitknen/" text:style-name="Internet_20_link" text:visited-style-name="Visited_20_Internet_20_Link">
https://armyinform.com.ua/2023/05/16/na-4-dilyankah-frontu-protyagom-doby-vidbulosya-44-bojovyh-zitknen/</text:a>
</text:p>
      <!--NEWS-->
      <text:h text:style-name="P10" text:outline-level="1">
<text:span text:style-name="T4">
Ворог тероризує південь України керованими авіабомбами — Наталія Гуменюк</text:span>
</text:h>
      <text:p text:style-name="P4">
Author: ['Олексій Мосейченок']</text:p>
      <text:p text:style-name="P4">
Time: 2023-05-16T91:00:00-04:00</text:p>
      <text:p text:style-name="P4">
Description: Про це під час телевізійного марафону «Єдині новини» розповіла начальник Об’єдна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1/2-nataliya-gumenyuk-e1672058964734.jpg" text:style-name="Internet_20_link" text:visited-style-name="Visited_20_Internet_20_Link">
2-nataliya-gumenyuk-e1672058964734.jpg</text:a>
']</text:p>
      <text:p text:style-name="P4">
Tags: ['STOPRUSSIA', 'АГРЕСІЯ РФ', 'ВТОРГНЕННЯ РФ']</text:p>
      <text:p text:style-name="P4">
Category: News</text:p>
      <!--METADATA-->
      <text:p text:style-name="P4">
<draw:frame draw:style-name="fr1" draw:name="Image338" text:anchor-type="as-char" svg:width="6.9236in" svg:height="4.206087in" draw:z-index="0">
<draw:image xlink:href="../Images/AРМІЯINFORM/2023-05-16T91-00-00-04-00/2-nataliya-gumenyuk-e1672058964734.jpg" xlink:type="simple" xlink:show="embed" xlink:actuate="onLoad" draw:mime-type="image/jpeg"/>
</draw:frame>
 Наталія Гуменюк</text:p>
      <text:p text:style-name="P4">
Про це під час телевізійного марафону <text:a xlink:type="simple" xlink:href="https://www.youtube.com/watch" text:style-name="Internet_20_link" text:visited-style-name="Visited_20_Internet_20_Link">
«Єдиніновини»</text:a>
 розповіла начальникОб’єднаного координаційного пресцентру Сил оборони півдня України капітан 1рангу Наталія Гуменюк.</text:p>
      <text:p text:style-name="P4">
— Ситуація залишається досить напруженою. Ворог не припиняє обстріли і впаніці намагається мститися місцевим жителям. Це для них звична тактика, щобвиснажувати як мирне населення, так і військових України напередодні активнихдій. Продовжуються атаки і бомбами КАБ-500. Не було такої доби, коли би вонине застосували їх, — розповіла Наталія Гуменюк.</text:p>
      <text:p text:style-name="P4">
За її словами, це також провокування на спустошення ресурсів нашоїпротиповітряної оборони, адже нераціонально використовувати засоби ППО самепроти цього виду озброєння. І ми намагаємося працювати так, щоб усунутипричину — літаки, які розкидають ці КАБи.</text:p>
      <text:p text:style-name="P4">
Source: <text:a xlink:type="simple" xlink:href="https://armyinform.com.ua/2023/05/16/vorog-teroryzuye-pivden-ukrayiny-kerovanymy-aviabombamy-nataliya-gumenyuk/" text:style-name="Internet_20_link" text:visited-style-name="Visited_20_Internet_20_Link">
https://armyinform.com.ua/2023/05/16/vorog-teroryzuye-pivden-ukrayiny-kerovanymy-aviabombamy-nataliya-gumenyuk/</text:a>
</text:p>
      <!--NEWS-->
      <text:h text:style-name="P10" text:outline-level="1">
<text:span text:style-name="T4">
Довiдка про обставини травми: що треба знати</text:span>
</text:h>
      <text:p text:style-name="P4">
Author: ['Володимир Поліщук']</text:p>
      <text:p text:style-name="P4">
Time: 2023-05-16T92:00:00-04:00</text:p>
      <text:p text:style-name="P4">
Description: Фахівець Координаційного центру з надання правової допомоги Діана Бабаян розповіл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golovne-foto-poranenyj.jpg" text:style-name="Internet_20_link" text:visited-style-name="Visited_20_Internet_20_Link">
golovne-foto-poranenyj.jpg</text:a>
', '<text:a xlink:type="simple" xlink:href="https://armyinform.com.ua/wp-content/uploads/2023/05/raport-obstavyny-poranennya.png" text:style-name="Internet_20_link" text:visited-style-name="Visited_20_Internet_20_Link">
raport-obstavyny-poranennya.png</text:a>
', '<text:a xlink:type="simple" xlink:href="https://armyinform.com.ua/wp-content/uploads/2023/05/skarga-1-150x150.png" text:style-name="Internet_20_link" text:visited-style-name="Visited_20_Internet_20_Link">
skarga-1-150x150.png</text:a>
', '<text:a xlink:type="simple" xlink:href="https://armyinform.com.ua/wp-content/uploads/2023/05/skarga-2-150x150.png" text:style-name="Internet_20_link" text:visited-style-name="Visited_20_Internet_20_Link">
skarga-2-150x150.png</text:a>
', '<text:a xlink:type="simple" xlink:href="https://armyinform.com.ua/wp-content/uploads/2023/05/zrazok-dovidky.png" text:style-name="Internet_20_link" text:visited-style-name="Visited_20_Internet_20_Link">
zrazok-dovidky.png</text:a>
']</text:p>
      <text:p text:style-name="P4">
Tags: ['STOPRUSSIA', 'БОЙОВА ТРАВМА']</text:p>
      <text:p text:style-name="P4">
Category: News</text:p>
      <!--METADATA-->
      <text:p text:style-name="P4">
<draw:frame draw:style-name="fr1" draw:name="Image339" text:anchor-type="as-char" svg:width="6.9236in" svg:height="4.597513in" draw:z-index="0">
<draw:image xlink:href="../Images/AРМІЯINFORM/2023-05-16T92-00-00-04-00/golovne-foto-poranenyj.jpg" xlink:type="simple" xlink:show="embed" xlink:actuate="onLoad" draw:mime-type="image/jpeg"/>
</draw:frame>
</text:p>
      <text:p text:style-name="P4">
Фахівець Координаційного центру з надання правової допомоги Діана Бабаянрозповіла кореспонденту АрміяInform про те, як військовослужбовцю отримати<text:span text:style-name="T4">
довідку про обставини травми</text:span>
 — документа, який є підставою для компенсаціїзазнаної шкоди:</text:p>
      <text:p text:style-name="P4">
<text:span text:style-name="T4">
Довідково.</text:span>
 <text:span text:style-name="T5">
Згідно із Законом України «</text:span>
<text:a xlink:type="simple" xlink:href="https://zakon.rada.gov.ua/laws/show/3551-12#Text" text:style-name="Internet_20_link" text:visited-style-name="Visited_20_Internet_20_Link">
 <text:span text:style-name="T5">
Про статус ветеранів війни,гарантії їх соціальногозахисту</text:span>
</text:a>
 <text:span text:style-name="T5">
»військовослужбовцям надається довідка про обставини травми (у разі наявностітаких обставин), що підтверджує факт участі особи в бойових діях</text:span>
 — <text:span text:style-name="T5">
захистуБатьківщини та її право на отримання соціальних гарантій.</text:span>
</text:p>
      <text:p text:style-name="P4">
«Для отримання цього документа військовослужбовець має подати рапорт докерівника підрозділу чи до медичної установи, яка надавала йому медичнудопомогу.</text:p>
      <text:h text:style-name="P12" text:outline-level="3">
<text:span text:style-name="T4">
<text:span text:style-name="T4">
Чи потрібно повідомляти свою військову частину?</text:span>
</text:span>
</text:h>
      <text:p text:style-name="P4">
Представник медичного закладу повинен у документальній формі доповісти проприбуття військового з травмою командиру військової частини. Проте, щобуникнути оголошення в самовільне залишення військової частини,військовослужбовцю варто самостійно повідомити про своє перебуваннябезпосередньому командиру та заступнику командира.</text:p>
      <text:h text:style-name="P12" text:outline-level="3">
<text:span text:style-name="T4">
<text:span text:style-name="T4">
Де відбувається лікування?</text:span>
</text:span>
</text:h>
      <text:p text:style-name="P4">
Залежно від тяжкості поранення лікування може тривати у спеціалізованомумедичному блоці при військовій частині, військових закладах охорони здоров’яМіноборони (військових госпіталях) або в цивільних медичних установах.</text:p>
      <text:h text:style-name="P12" text:outline-level="3">
<text:span text:style-name="T4">
<text:span text:style-name="T4">
Чому важливий цей документ?</text:span>
</text:span>
</text:h>
      <text:p text:style-name="P4">
Кожен з факторів у цьому документі впливає на висновок ВЛК і МСЕК та на розміродноразової грошової допомоги в разі встановлення групи інвалідності абочасткової втрати працездатності. Зазначаються умови зазнання травми, а такожмісце та час її зазнання та виключення того факту, що поранення було зазнанопід впливом алкогольного чи наркотичного сп’яніння.</text:p>
      <text:p text:style-name="P4">
читайте також:</text:p>
      <text:p text:style-name="P4">
<text:a xlink:type="simple" xlink:href="https://armyinform.com.ua/2023/04/03/pravyla-vyplaty-groshovogo-zabezpechennya-vijskovosluzhbovczyam-na-period-likuvannya/" text:style-name="Internet_20_link" text:visited-style-name="Visited_20_Internet_20_Link">
 <text:span text:style-name="T4">
Правила виплати грошового забезпечення</text:span>
 <text:span text:style-name="T4">
військовослужбовцям на період</text:span>
<text:span text:style-name="T4">
лікування</text:span>
</text:a>
</text:p>
      <text:h text:style-name="P12" text:outline-level="3">
<text:span text:style-name="T4">
<text:span text:style-name="T4">
Як отримати довідку?</text:span>
</text:span>
</text:h>
      <text:p text:style-name="P4">
Подати рапорт на ім’я свого командира самостійно або через військово-медичнуустанову, де лікується військовий. До рапорту слід додати своє пояснення щодообставин зазнання поранення в довільній формі. Якщо хтось із товаришів послужбі бачив, як ви дістали травму, варто, щоб такі пояснення написали й вони.</text:p>
      <text:p text:style-name="P4">
Командир військової частини видає наказ про проведення службовогорозслідування та складання акту розслідування, а уповноважений офіцер збираєпояснення постраждалих та свідків, описує події та складає відповідний актрозслідування. Командир військової частини підписує довідку про обставинитравми та направляє її до закладу охорони здоров’я, в якому перебуваєпоранений.</text:p>
      <text:p text:style-name="P4">
<text:span text:style-name="T4">
Довідково.</text:span>
 <text:span text:style-name="T5">
Строки видачі довідки залежать від терміну проведенняслужбового розслідування, яке має тривати до одного місяця. Проте в окремихвипадках його можуть продовжити до двох місяців.</text:span>
</text:p>
      <text:p text:style-name="P4">
<draw:frame draw:style-name="fr1" draw:name="Image340" text:anchor-type="as-char" svg:width="6.9236in" svg:height="7.119551in" draw:z-index="0">
<draw:image xlink:href="../Images/AРМІЯINFORM/2023-05-16T92-00-00-04-00/raport-obstavyny-poranennya.png" xlink:type="simple" xlink:show="embed" xlink:actuate="onLoad" draw:mime-type="image/png"/>
</draw:frame>
Форма рапорту на видачу довідки про обставини травми</text:p>
      <text:h text:style-name="P12" text:outline-level="3">
<text:span text:style-name="T4">
<text:span text:style-name="T4">
Що робити, якщо вам відмовляють?</text:span>
</text:span>
</text:h>
      <text:p text:style-name="P4">
Вимагайте від командира надати письмову відмову на рапорт з поясненням причинтакої відмови.Далі варто звернутися зі скаргою до вищого командування або доВійськової служби правопорядку ЗСУ протягом одного місяця з дня отриманнявідмови.Якщо відмову не надали — скаржитися на бездіяльність командира,долучивши до скарги копію рапорту.</text:p>
      <text:p text:style-name="P4">
<text:a xlink:type="simple" xlink:href="https://armyinform.com.ua/wp-content/uploads/2023/05/skarga-1.png" text:style-name="Internet_20_link" text:visited-style-name="Visited_20_Internet_20_Link">
<draw:frame draw:style-name="fr1" draw:name="Image341" text:anchor-type="as-char" svg:width="6.9236in" svg:height="6.9236in" draw:z-index="0">
<draw:image xlink:href="../Images/AРМІЯINFORM/2023-05-16T92-00-00-04-00/skarga-1-150x150.png" xlink:type="simple" xlink:show="embed" xlink:actuate="onLoad" draw:mime-type="image/png"/>
</draw:frame>
</text:a>
</text:p>
      <text:p text:style-name="P4">
Зразок скарги у зв’язку із неотриманням довідки про обставини поранення (травми)</text:p>
      <text:p text:style-name="P4">
<text:a xlink:type="simple" xlink:href="https://armyinform.com.ua/wp-content/uploads/2023/05/skarga-2.png" text:style-name="Internet_20_link" text:visited-style-name="Visited_20_Internet_20_Link">
<draw:frame draw:style-name="fr1" draw:name="Image342" text:anchor-type="as-char" svg:width="6.9236in" svg:height="6.9236in" draw:z-index="0">
<draw:image xlink:href="../Images/AРМІЯINFORM/2023-05-16T92-00-00-04-00/skarga-2-150x150.png" xlink:type="simple" xlink:show="embed" xlink:actuate="onLoad" draw:mime-type="image/png"/>
</draw:frame>
</text:a>
</text:p>
      <text:p text:style-name="P4">
Військовий юрист Ігор Сєрков з першого дня широкомасштабної війни пішовдобровольцем до Сил тероборони, потім до інших підрозділів ЗСУ. За своюактивну позицію у фізичному та інформаційному протистоянні ворогові потрапивдо бази «<text:a xlink:type="simple" xlink:href="https://nemez1da.ru/spravochnik/voenizirovannye/serkov-igor-evgenevich-s%d1%94rkov-igor-%d1%94vgenovich/" text:style-name="Internet_20_link" text:visited-style-name="Visited_20_Internet_20_Link">
НемеZида</text:a>
», що на думку рашистіввикриває «укрнацистів».</text:p>
      <text:p text:style-name="P4">
Лише тиждень тому сам отримав статус особи з інвалідністю ІІ групи, тому звласного досвіду знає, що довідка про поранення та інші необхідні медичнідокументи тісно пов’язана з наступним отриманням групи інвалідності та статусуособи з інвалідністю внаслідок війни.</text:p>
      <text:p text:style-name="P4">
Полковник запасу Сєрков підкреслив кореспонденту Інформаційного агентства, щопотрібно дуже ретельно збирати необхідні медичні документи, звертати увагу нате, щоб в усіх медичних документах були відповідні підписи лікарів, посадовихосіб медичних закладів.</text:p>
      <text:p text:style-name="P4">
— Ці документи повинні бути належним чином завірені мокрими печатками лікарівта медичних закладів, крім цього, на документах повинні стояти кутові штампи звихідними номерами та датами направлення довідки про поранення, медичнихдокументів до відповідних військових підрозділів. У військових підрозділах, девійськовослужбовці проходять службу, вищевказані документи повинні бутиналежним чином зареєстровані у відповідних журналах та книгах. Оригіналимедичних документів військовослужбовцям бажано тримати в себе, а належнимчином завірені копії цих оригіналів повинні зберігатися у стройових частинахвідповідних військових підрозділів, — зауважив військовий юрист.</text:p>
      <text:p text:style-name="P4">
<draw:frame draw:style-name="fr1" draw:name="Image343" text:anchor-type="as-char" svg:width="6.9236in" svg:height="8.424344in" draw:z-index="0">
<draw:image xlink:href="../Images/AРМІЯINFORM/2023-05-16T92-00-00-04-00/zrazok-dovidky.png" xlink:type="simple" xlink:show="embed" xlink:actuate="onLoad" draw:mime-type="image/png"/>
</draw:frame>
Зразок довідки про обставини поранення (травми)</text:p>
      <text:p text:style-name="P4">
<text:span text:style-name="T4">
Якщо ви маєте правове запитання, телефонуйте до контактного центру системиБПД за номером: 0 800 213 103.Дзвінки безкоштовні.</text:span>
</text:p>
      <text:p text:style-name="P4">
<text:span text:style-name="T4">
Номер для дзвінків з Telegram: https://t.me/+380677213103</text:span>
</text:p>
      <text:p text:style-name="P4">
<text:span text:style-name="T4">
Також ви можете написати юристу в телеграм (кнопка «Отриматиконсультацію»):&lt;https://t.me/LegalAidUkraineBot&gt;
</text:span>
</text:p>
      <text:p text:style-name="P4">
<text:span text:style-name="T4">
Або звернутися до бюро правової допомоги:&lt;https://bit.ly/bpd_buro&gt;
</text:span>
</text:p>
      <text:p text:style-name="P4">
Source: <text:a xlink:type="simple" xlink:href="https://armyinform.com.ua/2023/05/16/dovidka-pro-obstavyny-travmy-shho-treba-znaty/" text:style-name="Internet_20_link" text:visited-style-name="Visited_20_Internet_20_Link">
https://armyinform.com.ua/2023/05/16/dovidka-pro-obstavyny-travmy-shho-treba-znaty/</text:a>
</text:p>
      <!--NEWS-->
      <text:h text:style-name="P10" text:outline-level="1">
<text:span text:style-name="T4">
Нічна ракетна атака та її наслідки стали лейтмотивом обговорень у проросійських телеграм-каналах — Ганна Маляр</text:span>
</text:h>
      <text:p text:style-name="P4">
Author: ['АРМІЯINFORM']</text:p>
      <text:p text:style-name="P4">
Time: 2023-05-16T93:00:00-04:00</text:p>
      <text:p text:style-name="P4">
Description: Міноборони рф вже встигло заявити, що мета атаки досягнута і всі цілі уражені. Російськ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2022-09-03_15-44-29-e1684259093104.jpg" text:style-name="Internet_20_link" text:visited-style-name="Visited_20_Internet_20_Link">
photo_2022-09-03_15-44-29-e1684259093104.jpg</text:a>
']</text:p>
      <text:p text:style-name="P4">
Tags: ['STOPRUSSIA', 'АГРЕСІЯ РФ', 'ГАННА МАЛЯР']</text:p>
      <text:p text:style-name="P4">
Category: News</text:p>
      <!--METADATA-->
      <text:p text:style-name="P4">
<draw:frame draw:style-name="fr1" draw:name="Image344" text:anchor-type="as-char" svg:width="6.9236in" svg:height="5.603789in" draw:z-index="0">
<draw:image xlink:href="../Images/AРМІЯINFORM/2023-05-16T93-00-00-04-00/photo_2022-09-03_15-44-29-e1684259093104.jpg" xlink:type="simple" xlink:show="embed" xlink:actuate="onLoad" draw:mime-type="image/jpeg"/>
</draw:frame>
</text:p>
      <text:p text:style-name="P4">
Міноборони рф вже встигло заявити, що мета атаки досягнута і всі цілі уражені.Російські Тг-канали активно поширюють інформацію про нібито знищення батареїPatriot однією ракетою «кинджал». Також є повідомлення, в яких автори пішли щедалі і написали, що додатково знищено ще й 2 одиниці Iris-T.</text:p>
      <text:p text:style-name="P4">
Про це у Telegram-каналі <text:a xlink:type="simple" xlink:href="https://t.me/annamaliar" text:style-name="Internet_20_link" text:visited-style-name="Visited_20_Internet_20_Link">
написала</text:a>
 заступникМіністра оборони України Ганна Маляр.</text:p>
      <text:p text:style-name="P4">
— Такими повідомленнями рф просуває свій наратив про військову могутністьдержави. Варто відзначити, що незмінним інформаційним фоном наративу промогутність рф залишається висвітлення ситуації довкола Бахмута та інших міст зактивними діями на фронті, де, за повідомленнями авторів з рф, окупантипостійно демонструють успіхи, — йдеться у повідомленні.</text:p>
      <text:p text:style-name="P4">
Також Ганна Маляр зазначила, що поширення перелічених вище наративів має певнумету — приховати той факт, що насправді росія побоюється українськогоконтрнаступу. Маніпуляції в інформаційному просторі спрямовані на створенняміфічного образу непереможності російської наддержави та залякуванняміжнародної та української спільноти.</text:p>
      <text:p text:style-name="P4">
Source: <text:a xlink:type="simple" xlink:href="https://armyinform.com.ua/2023/05/16/nichna-raketna-ataka-ta-yiyi-naslidky-staly-lejtmotyvom-obgovoren-v-prorosijskyh-telegram-kanalah-ganna-malyar/" text:style-name="Internet_20_link" text:visited-style-name="Visited_20_Internet_20_Link">
https://armyinform.com.ua/2023/05/16/nichna-raketna-ataka-ta-yiyi-naslidky-staly-lejtmotyvom-obgovoren-v-prorosijskyh-telegram-kanalah-ganna-malyar/</text:a>
</text:p>
      <!--NEWS-->
      <text:h text:style-name="P10" text:outline-level="1">
<text:span text:style-name="T4">
У Гаазі триває конференція: міжнародна спільнота стурбована використанням хімічної зброї росіянами</text:span>
</text:h>
      <text:p text:style-name="P4">
Author: ['Анатолій Бальчос']</text:p>
      <text:p text:style-name="P4">
Time: 2023-05-16T94:00:00-04:00</text:p>
      <text:p text:style-name="P4">
Description: Цього тижня у Гаазі 193 держави-учасниці зібрались на П’яту Конференцію з розгляд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01-himichna-zbroya-golovna.jpg" text:style-name="Internet_20_link" text:visited-style-name="Visited_20_Internet_20_Link">
01-himichna-zbroya-golovna.jpg</text:a>
', '<text:a xlink:type="simple" xlink:href="https://armyinform.com.ua/wp-content/uploads/2023/05/02-himichna-zbroya-finalna.jpg" text:style-name="Internet_20_link" text:visited-style-name="Visited_20_Internet_20_Link">
02-himichna-zbroya-finalna.jpg</text:a>
']</text:p>
      <text:p text:style-name="P4">
Tags: ['STOPRUSSIA', 'ДОПОМОГА ПАРТНЕРІВ', 'СВІТ']</text:p>
      <text:p text:style-name="P4">
Category: News</text:p>
      <!--METADATA-->
      <text:p text:style-name="P4">
<draw:frame draw:style-name="fr1" draw:name="Image345" text:anchor-type="as-char" svg:width="6.9236in" svg:height="4.615733in" draw:z-index="0">
<draw:image xlink:href="../Images/AРМІЯINFORM/2023-05-16T94-00-00-04-00/01-himichna-zbroya-golovna.jpg" xlink:type="simple" xlink:show="embed" xlink:actuate="onLoad" draw:mime-type="image/jpeg"/>
</draw:frame>
</text:p>
      <text:p text:style-name="P4">
<text:span text:style-name="T4">
Цього тижня у Гаазі 193 держави-учасниці зібрались на П’яту Конференцію зрозгляду виконання Конвенції про заборону хімічної зброї (1997 року) длянадання оцінки прогресу щодо виконання країнами зобов’язань стосовно спільнихзусиль, спрямованих на позбавлення світу від хімічної зброї.</text:span>
</text:p>
      <text:p text:style-name="P4">
За <text:a xlink:type="simple" xlink:href="https://www.eeas.europa.eu/eeas/fifth-review-conference-chemical-weapons-convention-eu-priorities-reinforce-convention_en" text:style-name="Internet_20_link" text:visited-style-name="Visited_20_Internet_20_Link">
даними</text:a>
 Дипломатичноїслужби Європейського Союзу, понад 99% заявлених у світі запасів хімічної зброївже ліквідовано. Напередодні відкриття 5-ї Конференції з розгляду виконанняКонвенції про заборону хімічної зброї Президент США Джо Байден<text:a xlink:type="simple" xlink:href="https://www.whitehouse.gov/briefing-room/statements-releases/2023/05/12/statement-from-president-joe-biden-ahead-of-the-fifth-review-conference-of-the-chemical-weapons-convention/" text:style-name="Internet_20_link" text:visited-style-name="Visited_20_Internet_20_Link">
заявив</text:a>
 про те, що СполученіШтати позбавляться всіх своїх небезпечних запасів уже до осені поточного року.</text:p>
      <text:p text:style-name="P4">
Незважаючи на загальні успіхи щодо припинення у світі розробки, виробництва танакопичення даного типу зброї масового ураження, Організацією із заборонихімічної зброї (ОЗХЗ) було зафіксовано її неодноразове використання. Особливезанепокоєння у фахівців ОЗХЗ викликали випадки зухвалого її застосування вЄвропі.</text:p>
      <text:p text:style-name="P4">
За повідомленнями Групи розслідування та ідентифікації ОЗХЗ, за останні рокипредставниками російської військової розвідки була неодноразово використананервово-паралітична речовина «Новачок». Ця хімічна зброя була застосована натериторії Великої Британії проти Юлії та Сергія Скрипаль та під час замаху наОлексія Навального на російській території. Під час Конференції булонаголошено на неприпустимості повторення подібних випадків використанняхімічної зброї, особливо з боку держави-підписанта зазначеної Конвенції.</text:p>
      <text:p text:style-name="P4">
Під час Конференції її учасники засудили неодноразове використання хімічноїзброї на території Сирійської Арабської республіки. За висновками експертівОЗХЗ, авторитарний режим застосовував отруйні речовини проти власного народущонайменше дев’ять разів. Незважаючи на спроби рф виступити адвокатомзлочинного сирійського режиму Башара аль-Асада, керівництво ОЗХЗ продовжилонаполягати на притягненні винних до відповідальності.</text:p>
      <text:p text:style-name="P4">
З метою недопущення фальсифікації результатів розслідування злочинів,пов’язаних з виготовленням та застосуванням хімічної зброї, Організацією було<text:a xlink:type="simple" xlink:href="https://www.opcw.org/media-centre/news/2023/05/opcw-centre-chemistry-and-technology-officially-inaugurated" text:style-name="Internet_20_link" text:visited-style-name="Visited_20_Internet_20_Link">
створено</text:a>
 Центр хімії та технологіїОЗХЗ. За 12 км від штаб-квартири Організації в невеличкому місті Ноотдорпі наплощі близько 6 тис. кв. м було побудовано лабораторію ОЗХЗ, навчальний татехнологічний центр. На базі Центру персонал ОЗХЗ, а також експерти з держав-членів матимуть змогу підвищувати свою кваліфікацію. Церемонія відкриттявідбулась напередодні початку роботи Конференції за участю генеральногодиректора ОЗХЗ Фернандо Аріаса, послів та постійних представників держав-учасниць, а також короля Нідерландів Віллем-Олександра.</text:p>
      <text:p text:style-name="P4">
Як зазначили організатори Конференції в Гаазі, підвищення науково-технологічного міжнародного та національного потенціалу всіх держав-членівКонвенції є одним із пріоритетних напрямків діяльності ОЗХЗ в майбутньому. Дляцього організація планує залучити до співпраці з технічним секретаріатом ОЗХЗвсі зацікавлені сторони, зокрема, представників хімічної промисловості,науковців, аналітиків, активістів громадянського суспільства та неурядовихорганізацій.</text:p>
      <text:p text:style-name="P4">
Під час Конференції, яка триватиме до 19 травня, ОЗХЗ оголосило про своїнаміри узгодити подальшу економічну співпрацю зі структурами Євросоюзу.Починаючи з 2004 року ЄС надав понад 38 млн євро на проєкти Організації,зокрема, на посилення кібербезпеки та захист інформації ОЗХЗ, яка останнімчасом зазнає потужних кібератак з боку російських хакерів.</text:p>
      <text:p text:style-name="P4">
<draw:frame draw:style-name="fr1" draw:name="Image346" text:anchor-type="as-char" svg:width="6.9236in" svg:height="4.615733in" draw:z-index="0">
<draw:image xlink:href="../Images/AРМІЯINFORM/2023-05-16T94-00-00-04-00/02-himichna-zbroya-finalna.jpg" xlink:type="simple" xlink:show="embed" xlink:actuate="onLoad" draw:mime-type="image/jpeg"/>
</draw:frame>
</text:p>
      <text:p text:style-name="P4">
Протягом широкомасштабної збройної агресії рф в Україні неодноразово булозафіксовано представниками Сил оборони факти застосування хімічної зброїросійськими військовими. Про це офіційно<text:a xlink:type="simple" xlink:href="https://www.ukrinform.ua/rubric-ato/3688197-rosiani-zastosovuut-himicni-boepripasi-na-doneckomu-napramku-vijskovi.html" text:style-name="Internet_20_link" text:visited-style-name="Visited_20_Internet_20_Link">
повідомлялось</text:a>
 вінформаційному просторі України з посиланням на речників Сил оборони, зокрема,військовослужбовців Держприкордонслужби України. Зі створенням Центру хімії татехнології ОЗХЗ ця інформація має бути підтверджена експериментальним шляхоміз застосуванням сучасних методик хімічної експертизи.</text:p>
      <text:p text:style-name="P4">
Наразі росія, яка внаслідок своєї злочинної діяльності вже втратила місце вкерівному складі Організації із заборони хімічної зброї, має бути притягнутадо відповідальності за використання зброї масового ураження проти мирногоцивільного населення. Гаага чекатиме високопосадовців рф, але цього разу не наКонференцію <text:span text:style-name="T4">
з</text:span>
 розгляду виконання Конвенції про заборону хімічної зброї, ана засідання Міжнародного кримінального суду за цинічне систематичне порушеннявимог цієї Конвенції.</text:p>
      <text:p text:style-name="P4">
<text:span text:style-name="T5">
Фото ЄС та з відкритих джерел</text:span>
</text:p>
      <text:p text:style-name="P4">
Source: <text:a xlink:type="simple" xlink:href="https://armyinform.com.ua/2023/05/16/u-gaazi-tryvaye-konferencziya-mizhnarodna-spilnota-sturbovana-vykorystannyam-himichnoyi-zbroyi-rosiyanamy/" text:style-name="Internet_20_link" text:visited-style-name="Visited_20_Internet_20_Link">
https://armyinform.com.ua/2023/05/16/u-gaazi-tryvaye-konferencziya-mizhnarodna-spilnota-sturbovana-vykorystannyam-himichnoyi-zbroyi-rosiyanamy/</text:a>
</text:p>
      <!--NEWS-->
      <text:h text:style-name="P10" text:outline-level="1">
<text:span text:style-name="T4">
На Миколаївщині ППО знищила два ворожі безпілотники</text:span>
</text:h>
      <text:p text:style-name="P4">
Author: ['АРМІЯINFORM']</text:p>
      <text:p text:style-name="P4">
Time: 2023-05-16T95:00:00-04:00</text:p>
      <text:p text:style-name="P4">
Description: У Миколаївській області протиповітряна оборона знищила два російські безпілотники.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ataka-droniv-1.jpg" text:style-name="Internet_20_link" text:visited-style-name="Visited_20_Internet_20_Link">
ataka-droniv-1.jpg</text:a>
']</text:p>
      <text:p text:style-name="P4">
Tags: ['STOPRUSSIA', 'АГРЕСІЯ РФ', 'ВІЙНА', 'ВТОРГНЕННЯ РФ', 'ХРОНІКА ОБОРОНИ']</text:p>
      <text:p text:style-name="P4">
Category: News</text:p>
      <!--METADATA-->
      <text:p text:style-name="P4">
<draw:frame draw:style-name="fr1" draw:name="Image347" text:anchor-type="as-char" svg:width="6.9236in" svg:height="3.894525in" draw:z-index="0">
<draw:image xlink:href="../Images/AРМІЯINFORM/2023-05-16T95-00-00-04-00/ataka-droniv-1.jpg" xlink:type="simple" xlink:show="embed" xlink:actuate="onLoad" draw:mime-type="image/jpeg"/>
</draw:frame>
БПЛА типу «шахед». Ілюстративне фото</text:p>
      <text:p text:style-name="P4">
У Миколаївській області протиповітряна оборона знищила два російськібезпілотники.</text:p>
      <text:p text:style-name="P4">
Про це<text:a xlink:type="simple" xlink:href="https://www.facebook.com/PvKPivden/posts/pfbid02Pkr1vadaQKVaWckLAME67SyXxkVkBq5xmidKCAkpJ5NLoq27Kmu41VV1HxE1afakl" text:style-name="Internet_20_link" text:visited-style-name="Visited_20_Internet_20_Link">
повідомляє</text:a>
Повітряне командування «Південь» у мережі Facebook.</text:p>
      <text:p text:style-name="P4">
«16 травня 2023 року на Миколаївщині Силами та засобами протиповітряноїоборони повітряного командування „Південь“ знищено 2 ворожих БПЛА: 1розвідувальний „Орлан-10“ та 1 БПЛА оперативно-тактичного рівня», — ідеться вповідомленні.</text:p>
      <text:p text:style-name="P4">
Source: <text:a xlink:type="simple" xlink:href="https://armyinform.com.ua/2023/05/16/na-mykolayivshhyni-ppo-znyshhyla-dva-vorozhi-bezpilotnyky/" text:style-name="Internet_20_link" text:visited-style-name="Visited_20_Internet_20_Link">
https://armyinform.com.ua/2023/05/16/na-mykolayivshhyni-ppo-znyshhyla-dva-vorozhi-bezpilotnyky/</text:a>
</text:p>
      <!--NEWS-->
      <text:h text:style-name="P10" text:outline-level="1">
<text:span text:style-name="T4">
Харківські прикордонники приземлили російський БПЛА «Картограф»</text:span>
</text:h>
      <text:p text:style-name="P4">
Author: ['АРМІЯINFORM']</text:p>
      <text:p text:style-name="P4">
Time: 2023-05-16T96:00:00-04:00</text:p>
      <text:p text:style-name="P4">
Description: Днями, під час виконання бойових завдань, бійці Держприкордонслужби виявили безпілотни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7445790_252310264046871_5032148883650762454_n.jpg" text:style-name="Internet_20_link" text:visited-style-name="Visited_20_Internet_20_Link">
347445790_252310264046871_5032148883650762454_n.jpg</text:a>
']</text:p>
      <text:p text:style-name="P4">
Tags: ['STOPRUSSIA', 'АГРЕСІЯ РФ']</text:p>
      <text:p text:style-name="P4">
Category: News</text:p>
      <!--METADATA-->
      <text:p text:style-name="P4">
<draw:frame draw:style-name="fr1" draw:name="Image348" text:anchor-type="as-char" svg:width="6.9236in" svg:height="5.1927in" draw:z-index="0">
<draw:image xlink:href="../Images/AРМІЯINFORM/2023-05-16T96-00-00-04-00/347445790_252310264046871_5032148883650762454_n.jpg" xlink:type="simple" xlink:show="embed" xlink:actuate="onLoad" draw:mime-type="image/jpeg"/>
</draw:frame>
</text:p>
      <text:p text:style-name="P4">
Днями, під час виконання бойових завдань, бійці Держприкордонслужби виявилибезпілотний літальний апарат, який перетнув державний кордон та летів вглибтериторії України. Прикордонники за допомогою спеціальних технічних засобівприземлили російський безпілотник.</text:p>
      <text:p text:style-name="P4">
Про це повідомляє <text:a xlink:type="simple" xlink:href="https://www.facebook.com/skhidneregionalneypravlinnya" text:style-name="Internet_20_link" text:visited-style-name="Visited_20_Internet_20_Link">
Східне регіональне управлінняДПСУ</text:a>
.</text:p>
      <text:p text:style-name="P4">
— Ним виявився секретний апарат, призначений для створення планів місцевості,так званий «Картограф». Він має камеру із 12-ма об’єктивами та входить до«сімейства» багатоцільових безпілотних комплексів «Птеро». Російські окупантитаким чином намагаються проводити повітряну розвідку й пускати в дію БПЛАоперативно-тактичного рівня різних модифікацій. Проте бійці ДПСУ активнопротидіють повітряним цілям противника, — йдеться в повідомленні.</text:p>
      <text:p text:style-name="P4">
Тож, ще один літаючий мотлох загарбників більше не з’явиться в українськомупросторі.</text:p>
      <text:p text:style-name="P4">
Source: <text:a xlink:type="simple" xlink:href="https://armyinform.com.ua/2023/05/16/harkivski-prykordonnyky-pryzemlyly-rosijskyj-bpla-kartograf/" text:style-name="Internet_20_link" text:visited-style-name="Visited_20_Internet_20_Link">
https://armyinform.com.ua/2023/05/16/harkivski-prykordonnyky-pryzemlyly-rosijskyj-bpla-kartograf/</text:a>
</text:p>
      <!--NEWS-->
      <text:h text:style-name="P10" text:outline-level="1">
<text:span text:style-name="T4">
Разом із партнерами України зробимо захист від терору максимально міцним — звернення Президента України</text:span>
</text:h>
      <text:p text:style-name="P4">
Author: ['АРМІЯINFORM']</text:p>
      <text:p text:style-name="P4">
Time: 2023-05-16T97:00:00-04:00</text:p>
      <text:p text:style-name="P4">
Description: Передусім я хочу подякувати всім захисникам і захисницям нашого неба. Дякую вам, гер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4d4e4fe7b643052eccbc90d993204e21_1684265321_extra_large.jpeg" text:style-name="Internet_20_link" text:visited-style-name="Visited_20_Internet_20_Link">
4d4e4fe7b643052eccbc90d993204e21_1684265321_extra_large.jpeg</text:a>
']</text:p>
      <text:p text:style-name="P4">
Tags: ['STOPRUSSIA', 'АГРЕСІЯ РФ', 'ВОЛОДИМИР ЗЕЛЕНСЬКИЙ']</text:p>
      <text:p text:style-name="P4">
Category: News</text:p>
      <!--METADATA-->
      <text:p text:style-name="P4">
<draw:frame draw:style-name="fr1" draw:name="Image349" text:anchor-type="as-char" svg:width="6.9236in" svg:height="4.116255in" draw:z-index="0">
<draw:image xlink:href="../Images/AРМІЯINFORM/2023-05-16T97-00-00-04-00/4d4e4fe7b643052eccbc90d993204e21_1684265321_extra_large.jpeg" xlink:type="simple" xlink:show="embed" xlink:actuate="onLoad" draw:mime-type="image/jpeg"/>
</draw:frame>
</text:p>
      <text:p text:style-name="P4">
Передусім я хочу подякувати всім захисникам і захисницям нашого неба. Дякуювам, герої! Вісімнадцять із вісімнадцяти ракет збито. Тому й працюємо постійнонад візитами, які принесуть іще можливостей, іще систем Patriot, IRIS-T,Crotale, Hawk, NASAMS. Знов і знов дякую і всім нашим партнерам у світі, хтодопоміг нашій державі з відповідними системами захисту неба!</text:p>
      <text:p text:style-name="P4">
Про це Президент України Володимир Зеленський <text:a xlink:type="simple" xlink:href="https://www.president.gov.ua/news/razom-iz-partnerami-ukrayini-zrobimo-zahist-vid-teroru-maksi-82937" text:style-name="Internet_20_link" text:visited-style-name="Visited_20_Internet_20_Link">
сказав</text:a>
у своєму зверненні.</text:p>
      <text:p text:style-name="P4">
— Учора ще ми домовились у Британії з Ріші, паном Премʼєр-міністром, щопрацюватимемо над коаліцією винищувачів — тренування, літаки, результати.Учора ж це підтримав пан Президент Франції Макрон, а сьогодні підтримав панПремʼєр-міністр Нідерландів Марк Рютте. Хороший початок коаліції! Дякую всім!— йдеться у зверненні.</text:p>
      <text:p text:style-name="P4">
Також Президент України зазначив, що важливо сказати ще одну річ. — Ми маємопамʼятати й те, яких зусиль варта така зброя для України. Скільки часу,енергії, аргументів, зустрічей, інформаційної роботи дали нам змогу будуватитаку систему ППО. Це колосальна робота… І я дякую кожному і кожній, хто до неїзалучений! На всіх рівнях. День за днем, місяць за місяцем наша команда діялазаради того, щоб у нас був захист неба. Колись ми чули, що Patriot — це нібитонереально. А зараз ось вони, Patriot.</text:p>
      <text:p text:style-name="P4">
І це ще не все, що ми забезпечимо для України! Ми — разом із партнерамиУкраїни — зробимо захист від терору максимально міцним.</text:p>
      <text:p text:style-name="P4">
Сьогодні із самого ранку першим питанням після повернення з відрядження провівзасідання Ставки. Були доповіді командувачів оперативних напрямків, головкома,урядовців, які відповідають за забезпечення оборони, розвідки.</text:p>
      <text:p text:style-name="P4">
Дуже важлива доповідь генерала Сирського — щодо ситуації на Бахмутськомунапрямку. Я дякую всім нашим бійцям там, кожному солдату, сержанту, офіцеру,які роблять надлюдські речі на цьому напрямку. Молодці всі!</text:p>
      <text:p text:style-name="P4">
А особливо я хочу відзначити 5-ту окрему штурмову бригаду, десантників«Вісімдесятки» та воїнів 57-ї окремої мотопіхотної бригади. Ваша сміливість,ваша рішучість і ваші успіхи в знищенні ворога — це надзвичайно важливо!Дякую!</text:p>
      <text:p text:style-name="P4">
Таврійський напрямок. «Сімдесятдевʼятка» — славетна 79-та окрема десантно-штурмова бригада, артилеристи 55-ї окремої артилерійської бригади, 74-йокремий розвідувальний батальйон, 116-та окрема бригада територіальноїоборони, 128-ма окрема гірсько-штурмова Закарпатська бригада… Дякую вам!Стійкість і влучність ваша — зразкові.</text:p>
      <text:p text:style-name="P4">
Узяв участь — онлайн — у роботі Саміту Ради Європи, що працює сьогодні вРейкʼявіку. Усі країни вільної Європи, сильні лідери нашої Європи… Подякувавїм за підтримку нашої держави й закликав діяти разом і надалі на 100%, щоб мибули захищені — уся Україна, уся Європа, увесь вільний світ — на 100%. Жоднаракета терористів, жодна гармата терористів і жоден шантаж терористів неповинні загрожувати свободі!</text:p>
      <text:p text:style-name="P4">
Провів кілька нарад сьогодні щодо міжнародних заходів — ми робимо все, щобдати нашим воїнам іще більше можливостей, щоб зробити закінчення цієї війнинашою перемогою ще ближчим.</text:p>
      <text:p text:style-name="P4">
Готуємо ще новини для України!</text:p>
      <text:p text:style-name="P4">
Слава кожному нашому воїну!</text:p>
      <text:p text:style-name="P4">
Слава кожному, хто допомагає!</text:p>
      <text:p text:style-name="P4">
<text:span text:style-name="T5">
Слава Україні!</text:span>
</text:p>
      <text:p text:style-name="P4">
Source: <text:a xlink:type="simple" xlink:href="https://armyinform.com.ua/2023/05/16/razom-iz-partneramy-ukrayiny-zrobymo-zahyst-vid-teroru-maksymalno-micznym-zvernennya-prezydenta-volodymyra-zelenskogo/" text:style-name="Internet_20_link" text:visited-style-name="Visited_20_Internet_20_Link">
https://armyinform.com.ua/2023/05/16/razom-iz-partneramy-ukrayiny-zrobymo-zahyst-vid-teroru-maksymalno-micznym-zvernennya-prezydenta-volodymyra-zelenskogo/</text:a>
</text:p>
      <!--NEWS-->
      <text:h text:style-name="P10" text:outline-level="1">
<text:span text:style-name="T4">
Українські артилеристи знищили самохідну гармату окупантів 2С5</text:span>
</text:h>
      <text:p text:style-name="P4">
Author: ['АРМІЯINFORM']</text:p>
      <text:p text:style-name="P4">
Time: 2023-05-16T98:00:00-04:00</text:p>
      <text:p text:style-name="P4">
Description: Гармаші, ефективно зменшуючи кількість окупантів, знищили самохідну гармату окупант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ТОРГНЕННЯ РФ']</text:p>
      <text:p text:style-name="P4">
Category: News</text:p>
      <!--METADATA-->
      <text:p text:style-name="P4">
Гармаші, ефективно зменшуючи кількість окупантів, знищили самохідну гарматуокупантів 2С5, яка в свою чергу захопила з собою до пекла ще одну бойовуодиницю, вразивши її своїм боєприпасом на відстані 70 метрів.</text:p>
      <text:p text:style-name="P4">
Вираз "Своих не бросаем" заграв новими фарбами.</text:p>
      <text:p text:style-name="P4">
Джерело: <text:a xlink:type="simple" xlink:href="https://www.facebook.com/operationalcommandwest" text:style-name="Internet_20_link" text:visited-style-name="Visited_20_Internet_20_Link">
Оперативне командування«Захід»</text:a>
</text:p>
      <text:p text:style-name="P4">
Source: <text:a xlink:type="simple" xlink:href="https://armyinform.com.ua/2023/05/16/ukrayinski-artylerysty-znyshhyly-samohidnu-garmatu-okupantiv-2s5/" text:style-name="Internet_20_link" text:visited-style-name="Visited_20_Internet_20_Link">
https://armyinform.com.ua/2023/05/16/ukrayinski-artylerysty-znyshhyly-samohidnu-garmatu-okupantiv-2s5/</text:a>
</text:p>
      <!--NEWS-->
      <text:h text:style-name="P10" text:outline-level="1">
<text:span text:style-name="T4">
Постраждала жінка і троє дітей внаслідок чергового обстрілу Херсонщини — розпочато розслідування</text:span>
</text:h>
      <text:p text:style-name="P4">
Author: ['АРМІЯINFORM']</text:p>
      <text:p text:style-name="P4">
Time: 2023-05-16T99:00:00-04:00</text:p>
      <text:p text:style-name="P4">
Description: За процесуального керівництва Херсонської окружної прокуратури розпочато досудов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2023-05-16_19-08-03-e1684253483696.jpg" text:style-name="Internet_20_link" text:visited-style-name="Visited_20_Internet_20_Link">
photo_2023-05-16_19-08-03-e1684253483696.jpg</text:a>
']</text:p>
      <text:p text:style-name="P4">
Tags: ['STOPRUSSIA', 'АГРЕСІЯ РФ', 'ВТОРГНЕННЯ РФ']</text:p>
      <text:p text:style-name="P4">
Category: News</text:p>
      <!--METADATA-->
      <text:p text:style-name="P4">
<draw:frame draw:style-name="fr1" draw:name="Image350" text:anchor-type="as-char" svg:width="6.9236in" svg:height="5.150891in" draw:z-index="0">
<draw:image xlink:href="../Images/AРМІЯINFORM/2023-05-16T99-00-00-04-00/photo_2023-05-16_19-08-03-e1684253483696.jpg" xlink:type="simple" xlink:show="embed" xlink:actuate="onLoad" draw:mime-type="image/jpeg"/>
</draw:frame>
</text:p>
      <text:p text:style-name="P4">
За процесуального керівництва Херсонської окружної прокуратури розпочатодосудове розслідування у кримінальному провадженні за фактом порушення законівта звичаїв війни (ч. 1 ст. 438 КК України).</text:p>
      <text:p text:style-name="P4">
Про це <text:a xlink:type="simple" xlink:href="https://t.me/pgo_gov_ua" text:style-name="Internet_20_link" text:visited-style-name="Visited_20_Internet_20_Link">
повідомляє</text:a>
 Офіс Генерального прокурора.</text:p>
      <text:p text:style-name="P4">
— За даними слідства, 16 травня російські війська обстріляли село уХерсонській громаді. Внаслідок прицільного удару по житловому будинкупостраждало четверо цивільних — жінка і троє дітей. Пошкоджено житловібудинки, господарчі споруди, автомобілі місцевих жителів. Проводятьсяпершочергові заходи для фіксування злочину, скоєного армією країни-агресора, —йдеться в повідомленні.</text:p>
      <text:p text:style-name="P4">
Source: <text:a xlink:type="simple" xlink:href="https://armyinform.com.ua/2023/05/16/postrazhdala-zhinka-i-troye-ditej-vnaslidok-chergovogo-obstrilu-hersonshhyny-rozpochato-rozsliduvannya/" text:style-name="Internet_20_link" text:visited-style-name="Visited_20_Internet_20_Link">
https://armyinform.com.ua/2023/05/16/postrazhdala-zhinka-i-troye-ditej-vnaslidok-chergovogo-obstrilu-hersonshhyny-rozpochato-rozsliduvannya/</text:a>
</text:p>
      <!--NEWS-->
      <text:h text:style-name="P10" text:outline-level="1">
<text:span text:style-name="T4">
Kyiv(22:09). Red Alert: aerial threat. Sirens sounding. Take cover now!</text:span>
</text:h>
      <text:p text:style-name="P4">
Authors: liveuamap (Language: en)</text:p>
      <text:p text:style-name="P4">
Time: 2023-05-16T9:09:00</text:p>
      <text:p text:style-name="P4">
Location: Kyiv (Latitude:50.44343 Longtitude:30.53022)</text:p>
      <text:p text:style-name="P4">
Videos: []</text:p>
      <text:p text:style-name="P4">
Images: []</text:p>
      <text:p text:style-name="P4">
Tags: ["Europe", "Central and Eastern Europe"]</text:p>
      <text:p text:style-name="P4">
ID: 22563376</text:p>
      <!--METADATA-->
      <text:p text:style-name="P4">
Kyiv(22:09). Red Alert: aerial threat. Sirens sounding. Take cover now!</text:p>
      <text:p text:style-name="P4">
News Collection Link: <text:a xlink:type="simple" xlink:href="https://liveuamap.com/en/2023/16-may-kyiv2209-red-alert-aerial-threat-sireng" text:style-name="Internet_20_link" text:visited-style-name="Visited_20_Internet_20_Link">
https://liveuamap.com/en/2023/16-may-kyiv2209-red-alert-aerial-threat-sireng</text:a>
</text:p>
      <text:p text:style-name="P4">
Source: <text:a xlink:type="simple" xlink:href="https://t.me/KyivCityOfficial/6708" text:style-name="Internet_20_link" text:visited-style-name="Visited_20_Internet_20_Link">
https://t.me/KyivCityOfficial/6708</text:a>
</text:p>
      <!--NEWS-->
      <text:h text:style-name="P10" text:outline-level="1">
<text:span text:style-name="T4">
В Україні - відбій повітряної тривоги</text:span>
</text:h>
      <text:p text:style-name="P4">
Authors: Ukrinform (Person)</text:p>
      <text:p text:style-name="P4">
Publisher: Укринформ (Organization)</text:p>
      <text:p text:style-name="P4">
Published Time: 2023-05-17T-30:22:00+03:00</text:p>
      <text:p text:style-name="P4">
Modified Time: 2023-05-17T00:22:00+03:00</text:p>
      <text:p text:style-name="P4">
Description: У ряді областей України оголошений відбій повітряної тривоги. — Укрінформ.</text:p>
      <text:p text:style-name="P4">
Images: ["<text:a xlink:type="simple" xlink:href="https://static.ukrinform.com/photos/2023_02/thumb_files/630_360_1677573461-244.jpg" text:style-name="Internet_20_link" text:visited-style-name="Visited_20_Internet_20_Link">
630_360_16775...</text:a>
"]</text:p>
      <text:p text:style-name="P4">
Tags: ['Війна з Росією', 'Повітряна тривога']</text:p>
      <text:p text:style-name="P4">
Type: Article</text:p>
      <!--METADATA-->
      <text:p text:style-name="P4">
<draw:frame draw:style-name="fr1" draw:name="Image351" text:anchor-type="as-char" svg:width="6.9236in" svg:height="3.956343in" draw:z-index="0">
<draw:image xlink:href="../Images/yкринформ/2023-05-17T-30-22-00-03-00/630_360_1677573461-244.jpg" xlink:type="simple" xlink:show="embed" xlink:actuate="onLoad" draw:mime-type="image/jpeg"/>
</draw:frame>
 У рядіобластей України оголошений відбій повітряної тривоги.</text:p>
      <text:p text:style-name="P4">
Проце свідчить <text:a xlink:type="simple" xlink:href="https://map.ukrainealarm.com/" text:style-name="Internet_20_link" text:visited-style-name="Visited_20_Internet_20_Link">
 </text:a>
 повітряних тривог, передаєУкрінформ.</text:p>
      <text:p text:style-name="P4">
Наразі режим <text:a xlink:type="simple" xlink:href="https://www.ukrinform.ua/tag-povitrana-trivoga" text:style-name="Internet_20_link" text:visited-style-name="Visited_20_Internet_20_Link">
 </text:a>
 зберігаєтьсяу Дніпропетровській, Донецькій, Запорізькій, Луганській областях та АРК Крим.</text:p>
      <text:p text:style-name="P4">
<text:span text:style-name="T4">
Читайте також:</text:span>
 <text:a xlink:type="simple" xlink:href="https://www.ukrinform.ua/rubric-ato/3710202-zelenskij-podakuvav-zahisnikam-i-zahisnicam-ukrainskogo-neba.html" text:style-name="Internet_20_link" text:visited-style-name="Visited_20_Internet_20_Link">
 </text:a>
</text:p>
      <text:p text:style-name="P4">
Як повідомляв Укрінформ, раніше у низці областей України <text:a xlink:type="simple" xlink:href="https://www.ukrinform.ua/rubric-ato/3710200-u-nizci-oblastej-ukraini-povitrana-trivoga.html" text:style-name="Internet_20_link" text:visited-style-name="Visited_20_Internet_20_Link">
</text:a>
</text:p>
      <text:p text:style-name="P4">
Source: <text:a xlink:type="simple" xlink:href="https://www.ukrinform.ua/rubric-ato/3710210-v-ukraini-vidbij-povitranoi-trivogi.html" text:style-name="Internet_20_link" text:visited-style-name="Visited_20_Internet_20_Link">
https://www.ukrinform.ua/rubric-ato/3710210-v-ukraini-vidbij-povitranoi-trivogi.html</text:a>
</text:p>
      <!--NEWS-->
      <text:h text:style-name="P10" text:outline-level="1">
<text:span text:style-name="T4">
Чемпіонат світу з хокею: перемоги Данії, Норвегії, Швейцарії, поразка Франції</text:span>
</text:h>
      <text:p text:style-name="P4">
Authors: Ukrinform (Person)</text:p>
      <text:p text:style-name="P4">
Publisher: Укринформ (Organization)</text:p>
      <text:p text:style-name="P4">
Published Time: 2023-05-17T-32:06:00+03:00</text:p>
      <text:p text:style-name="P4">
Modified Time: 2023-05-17T00:06:00+03:00</text:p>
      <text:p text:style-name="P4">
Description: На чемпіонаті світу з хокею в Тампере (Фінляндія) та Ризі (Латвія) завершився черговий ігровий день. — Укрінформ.</text:p>
      <text:p text:style-name="P4">
Images: ["<text:a xlink:type="simple" xlink:href="https://static.ukrinform.com/photos/2023_05/thumb_files/630_360_1684271137-918.jpg" text:style-name="Internet_20_link" text:visited-style-name="Visited_20_Internet_20_Link">
630_360_16842...</text:a>
"]</text:p>
      <text:p text:style-name="P4">
Tags: ['Чемпіонат світу', 'хокей']</text:p>
      <text:p text:style-name="P4">
Type: Article</text:p>
      <!--METADATA-->
      <text:p text:style-name="P4">
<draw:frame draw:style-name="fr1" draw:name="Image352" text:anchor-type="as-char" svg:width="6.9236in" svg:height="3.956343in" draw:z-index="0">
<draw:image xlink:href="../Images/yкринформ/2023-05-17T-32-06-00-03-00/630_360_1684271137-918.jpg" xlink:type="simple" xlink:show="embed" xlink:actuate="onLoad" draw:mime-type="image/jpeg"/>
</draw:frame>
 Начемпіонаті світу з хокею в Тампере (Фінляндія) та Ризі (Латвія) завершивсячерговий ігровий день.</text:p>
      <text:p text:style-name="P4">
Третьою перемогою поспіль продовжила турнір збірна Данії, яка розгромилакоманду Австрії - 6:2 (1:0, 1:1, 4:1), передає Укрінформ.</text:p>
      <text:p text:style-name="P4">
В інших матчах вівторка Норвегія обіграла Словенією - 1:0 (1:0, 0:0, 0:0),Швейцарія розгромила Казахстан - 5:0 (1:0, 2:0, 2:0), а Франція в овертайміпоступилася Угорщині - 2:3 (1:1, 1:1, 0:0, 0:1).</text:p>
      <text:p text:style-name="P4">
<text:span text:style-name="T5">
Турнірне становище після 3-х турів.</text:span>
</text:p>
      <text:p text:style-name="P4">
Група А: США - 9 очок, Данія - 8, Швеція - 8, Франція - 4, Фінляндія - 4,Угорщина - 2, Австрія - 1, Німеччина - 0.</text:p>
      <text:p text:style-name="P4">
Група В : Швейцарія - 9 очок, Канада - 8, Чехія - 7, Словаччина - 4, Норвегія- 4, Латвія - 2, Казахстан - 2, Словенія - 0.</text:p>
      <text:p text:style-name="P4">
<text:span text:style-name="T4">
Читайте також:</text:span>
 <text:a xlink:type="simple" xlink:href="https://www.ukrinform.ua/rubric-sports/3708736-bez-komand-z-krainagresoriv-hokejnij-lid-i-vesnane-povitra-cistisi.html" text:style-name="Internet_20_link" text:visited-style-name="Visited_20_Internet_20_Link">
 <text:span text:style-name="T4">
хокей</text:span>
 </text:a>
</text:p>
      <text:p text:style-name="P4">
Чемпіонат світу з хокею триватиме до 28 травня.</text:p>
      <text:p text:style-name="P4">
Фото: Getty Images/Global Images Ukraine.</text:p>
      <text:p text:style-name="P4">
Source: <text:a xlink:type="simple" xlink:href="https://www.ukrinform.ua/rubric-sports/3710208-cempionat-svitu-z-hokeu-peremogi-danii-norvegii-svejcarii-ta-ugorsini.html" text:style-name="Internet_20_link" text:visited-style-name="Visited_20_Internet_20_Link">
https://www.ukrinform.ua/rubric-sports/3710208-cempionat-svitu-z-hokeu-peremogi-danii-norvegii-svejcarii-ta-ugorsini.html</text:a>
</text:p>
      <!--NEWS-->
      <text:h text:style-name="P10" text:outline-level="1">
<text:span text:style-name="T4">
Чемпіонат світу з хокею: перемоги Данії, Норвегії, Швейцарії, поразка Франції</text:span>
</text:h>
      <text:p text:style-name="P4">
Authors: Ukrinform (Person)</text:p>
      <text:p text:style-name="P4">
Publisher: Укринформ (Organization)</text:p>
      <text:p text:style-name="P4">
Published Time: 2023-05-17T00:06:00+03:00</text:p>
      <text:p text:style-name="P4">
Modified Time: 2023-05-17T00:06:00+03:00</text:p>
      <text:p text:style-name="P4">
Description: На чемпіонаті світу з хокею в Тампере (Фінляндія) та Ризі (Латвія) завершився черговий ігровий день. — Укрінформ.</text:p>
      <text:p text:style-name="P4">
Images: ["<text:a xlink:type="simple" xlink:href="https://static.ukrinform.com/photos/2023_05/thumb_files/630_360_1684271137-918.jpg" text:style-name="Internet_20_link" text:visited-style-name="Visited_20_Internet_20_Link">
630_360_16842...</text:a>
"]</text:p>
      <text:p text:style-name="P4">
Tags: ['Чемпіонат світу', 'хокей']</text:p>
      <text:p text:style-name="P4">
Type: Article</text:p>
      <!--METADATA-->
      <text:p text:style-name="P4">
<draw:frame draw:style-name="fr1" draw:name="Image353" text:anchor-type="as-char" svg:width="6.9236in" svg:height="3.956343in" draw:z-index="0">
<draw:image xlink:href="../Images/yкринформ/2023-05-17T00-06-00-03-00/630_360_1684271137-918.jpg" xlink:type="simple" xlink:show="embed" xlink:actuate="onLoad" draw:mime-type="image/jpeg"/>
</draw:frame>
 Начемпіонаті світу з хокею в Тампере (Фінляндія) та Ризі (Латвія) завершивсячерговий ігровий день.</text:p>
      <text:p text:style-name="P4">
Третьою перемогою поспіль продовжила турнір збірна Данії, яка розгромилакоманду Австрії - 6:2 (1:0, 1:1, 4:1), передає Укрінформ.</text:p>
      <text:p text:style-name="P4">
В інших матчах вівторка Норвегія обіграла Словенією - 1:0 (1:0, 0:0, 0:0),Швейцарія розгромила Казахстан - 5:0 (1:0, 2:0, 2:0), а Франція в овертайміпоступилася Угорщині - 2:3 (1:1, 1:1, 0:0, 0:1).</text:p>
      <text:p text:style-name="P4">
<text:span text:style-name="T5">
Турнірне становище після 3-х турів.</text:span>
</text:p>
      <text:p text:style-name="P4">
Група А: США - 9 очок, Данія - 8, Швеція - 8, Франція - 4, Фінляндія - 4,Угорщина - 2, Австрія - 1, Німеччина - 0.</text:p>
      <text:p text:style-name="P4">
Група В : Швейцарія - 9 очок, Канада - 8, Чехія - 7, Словаччина - 4, Норвегія- 4, Латвія - 2, Казахстан - 2, Словенія - 0.</text:p>
      <text:p text:style-name="P4">
<text:span text:style-name="T4">
Читайте також:</text:span>
 <text:a xlink:type="simple" xlink:href="https://www.ukrinform.ua/rubric-sports/3708736-bez-komand-z-krainagresoriv-hokejnij-lid-i-vesnane-povitra-cistisi.html" text:style-name="Internet_20_link" text:visited-style-name="Visited_20_Internet_20_Link">
 <text:span text:style-name="T4">
хокей</text:span>
 </text:a>
</text:p>
      <text:p text:style-name="P4">
Чемпіонат світу з хокею триватиме до 28 травня.</text:p>
      <text:p text:style-name="P4">
Фото: Getty Images/Global Images Ukraine.</text:p>
      <text:p text:style-name="P4">
Source: <text:a xlink:type="simple" xlink:href="https://www.ukrinform.ua/rubric-sports/3710208-cempionat-svitu-z-hokeu-peremogi-danii-norvegii-svejcarii-ta-ugorsini.html" text:style-name="Internet_20_link" text:visited-style-name="Visited_20_Internet_20_Link">
https://www.ukrinform.ua/rubric-sports/3710208-cempionat-svitu-z-hokeu-peremogi-danii-norvegii-svejcarii-ta-ugorsini.html</text:a>
</text:p>
      <!--NEWS-->
      <text:h text:style-name="P10" text:outline-level="1">
<text:span text:style-name="T4">
В Україні - відбій повітряної тривоги</text:span>
</text:h>
      <text:p text:style-name="P4">
Authors: Ukrinform (Person)</text:p>
      <text:p text:style-name="P4">
Publisher: Укринформ (Organization)</text:p>
      <text:p text:style-name="P4">
Published Time: 2023-05-17T00:22:00+03:00</text:p>
      <text:p text:style-name="P4">
Modified Time: 2023-05-17T00:22:00+03:00</text:p>
      <text:p text:style-name="P4">
Description: У ряді областей України оголошений відбій повітряної тривоги. — Укрінформ.</text:p>
      <text:p text:style-name="P4">
Images: ["<text:a xlink:type="simple" xlink:href="https://static.ukrinform.com/photos/2023_02/thumb_files/630_360_1677573461-244.jpg" text:style-name="Internet_20_link" text:visited-style-name="Visited_20_Internet_20_Link">
630_360_16775...</text:a>
"]</text:p>
      <text:p text:style-name="P4">
Tags: ['Війна з Росією', 'Повітряна тривога']</text:p>
      <text:p text:style-name="P4">
Type: Article</text:p>
      <!--METADATA-->
      <text:p text:style-name="P4">
<draw:frame draw:style-name="fr1" draw:name="Image354" text:anchor-type="as-char" svg:width="6.9236in" svg:height="3.956343in" draw:z-index="0">
<draw:image xlink:href="../Images/yкринформ/2023-05-17T00-22-00-03-00/630_360_1677573461-244.jpg" xlink:type="simple" xlink:show="embed" xlink:actuate="onLoad" draw:mime-type="image/jpeg"/>
</draw:frame>
 У рядіобластей України оголошений відбій повітряної тривоги.</text:p>
      <text:p text:style-name="P4">
Проце свідчить <text:a xlink:type="simple" xlink:href="https://map.ukrainealarm.com/" text:style-name="Internet_20_link" text:visited-style-name="Visited_20_Internet_20_Link">
 </text:a>
 повітряних тривог, передаєУкрінформ.</text:p>
      <text:p text:style-name="P4">
Наразі режим <text:a xlink:type="simple" xlink:href="https://www.ukrinform.ua/tag-povitrana-trivoga" text:style-name="Internet_20_link" text:visited-style-name="Visited_20_Internet_20_Link">
 </text:a>
 зберігаєтьсяу Дніпропетровській, Донецькій, Запорізькій, Луганській областях та АРК Крим.</text:p>
      <text:p text:style-name="P4">
<text:span text:style-name="T4">
Читайте також:</text:span>
 <text:a xlink:type="simple" xlink:href="https://www.ukrinform.ua/rubric-ato/3710202-zelenskij-podakuvav-zahisnikam-i-zahisnicam-ukrainskogo-neba.html" text:style-name="Internet_20_link" text:visited-style-name="Visited_20_Internet_20_Link">
 </text:a>
</text:p>
      <text:p text:style-name="P4">
Як повідомляв Укрінформ, раніше у низці областей України <text:a xlink:type="simple" xlink:href="https://www.ukrinform.ua/rubric-ato/3710200-u-nizci-oblastej-ukraini-povitrana-trivoga.html" text:style-name="Internet_20_link" text:visited-style-name="Visited_20_Internet_20_Link">
</text:a>
</text:p>
      <text:p text:style-name="P4">
Source: <text:a xlink:type="simple" xlink:href="https://www.ukrinform.ua/rubric-ato/3710210-v-ukraini-vidbij-povitranoi-trivogi.html" text:style-name="Internet_20_link" text:visited-style-name="Visited_20_Internet_20_Link">
https://www.ukrinform.ua/rubric-ato/3710210-v-ukraini-vidbij-povitranoi-trivogi.html</text:a>
</text:p>
      <!--NEWS-->
      <text:h text:style-name="P10" text:outline-level="1">
<text:span text:style-name="T4">
Держдеп про авіарейси РФ до Грузії: не час посилювати співпрацю з Росією</text:span>
</text:h>
      <text:p text:style-name="P4">
Authors: Ukrinform (Person)</text:p>
      <text:p text:style-name="P4">
Publisher: Укринформ (Organization)</text:p>
      <text:p text:style-name="P4">
Published Time: 2023-05-17T00:43:00+03:00</text:p>
      <text:p text:style-name="P4">
Modified Time: 2023-05-17T00:43:00+03:00</text:p>
      <text:p text:style-name="P4">
Description: Держдеп США попередив Грузію, що наразі не варто поглиблювати взаємодію з Росією, та не виключив «додаткових заходів» в залежності від розвитку ситуації навколо поновлення прямих авіасполучень між цими двома країнами. — Укрінформ.</text:p>
      <text:p text:style-name="P4">
Images: ["<text:a xlink:type="simple" xlink:href="https://static.ukrinform.com/photos/2018_03/thumb_files/630_360_1521097272-9495.jpg" text:style-name="Internet_20_link" text:visited-style-name="Visited_20_Internet_20_Link">
630_360_15210...</text:a>
"]</text:p>
      <text:p text:style-name="P4">
Tags: ['Авіація', 'Грузія', 'США', 'Транспорт', 'Держдеп', 'Росія']</text:p>
      <text:p text:style-name="P4">
Type: Article</text:p>
      <!--METADATA-->
      <text:p text:style-name="P4">
<draw:frame draw:style-name="fr1" draw:name="Image355" text:anchor-type="as-char" svg:width="6.9236in" svg:height="3.956343in" draw:z-index="0">
<draw:image xlink:href="../Images/yкринформ/2023-05-17T00-43-00-03-00/630_360_1521097272-9495.jpg" xlink:type="simple" xlink:show="embed" xlink:actuate="onLoad" draw:mime-type="image/jpeg"/>
</draw:frame>
 ДерждепСША попередив Грузію, що наразі не варто поглиблювати взаємодію з Росією, тане виключив «додаткових заходів» в залежності від розвитку ситуації навколопоновлення прямих авіасполучень між цими двома країнами.</text:p>
      <text:p text:style-name="P4">
З відповідною заявою виступив у вівторок заступник речника ДерждепартаментуСША Ведант Пател, передає власний кореспондент Укрінформу.</text:p>
      <text:p text:style-name="P4">
«Якщо між Росією і Грузією відбуватимуться прямі рейси, це викликатиме дедалібільше занепокоєння не лише з боку США та інших західних країн, але і з бокукомпаній, які можуть працювати в грузинських аеропортах»,- зауваживпредставник <text:a xlink:type="simple" xlink:href="https://www.ukrinform.ua/tag-derzdep" text:style-name="Internet_20_link" text:visited-style-name="Visited_20_Internet_20_Link">
 </text:a>
</text:p>
      <text:p text:style-name="P4">
Він уточнив, що йдеться, насамперед, про обслуговування компаніями в Грузіїповітряних суден, які підлягають передачі іншим країнам.</text:p>
      <text:p text:style-name="P4">
<text:span text:style-name="T4">
Читайте також:</text:span>
 <text:a xlink:type="simple" xlink:href="https://www.ukrinform.ua/rubric-world/3709979-risenna-gruzii-ponoviti-pereloti-z-rosieu-viklikae-sumnivi-u-ii-evropejskomu-slahu-es.html" text:style-name="Internet_20_link" text:visited-style-name="Visited_20_Internet_20_Link">
 </text:a>
</text:p>
      <text:p text:style-name="P4">
«Усе західне співтовариство дистанціювалося від Російської Федерації, і мивважаємо, що зараз не час посилювати співпрацю з Росією», - зауважив Пател.</text:p>
      <text:p text:style-name="P4">
Він нагадав, що Сполучені Штати чітко висловили свою стурбованість у цьомузв’язку.</text:p>
      <text:p text:style-name="P4">
«Ми дуже чітко заявили про те, що ми також вжили заходів, аби заборонитиросійським літакам входити в наш повітряний простір, як це зробили багатозахідних країн. Отже, ми надалі уважно стежитимемо за ситуацією та вживатимемододаткових заходів за потреби»,- зауважив представник зовнішньополітичноговідомства США.</text:p>
      <text:p text:style-name="P4">
<text:span text:style-name="T4">
Читайте також:</text:span>
 <text:a xlink:type="simple" xlink:href="https://www.ukrinform.ua/rubric-economy/3701233-deaki-kraini-kolisnogo-srsr-aktivno-pereproduut-rosii-pidsankcijni-tovari-politico.html" text:style-name="Internet_20_link" text:visited-style-name="Visited_20_Internet_20_Link">
 <text:span text:style-name="T4">
Politico</text:span>
 </text:a>
</text:p>
      <text:p text:style-name="P4">
Як повідомляв Укрінформ, заступниця міністра економіки Грузії МаріамКврівішвілі заявила, що авіакомпанії та повітряні судна Росії, на які ненакладені санкції, отримають можливість здійснювати <text:a xlink:type="simple" xlink:href="https://www.ukrinform.ua/rubric-world/3707437-gruzia-dozvolit-prami-rejsi-aviakompaniam-rf-aki-ne-pid-sankciami.html" text:style-name="Internet_20_link" text:visited-style-name="Visited_20_Internet_20_Link">
</text:a>
 у напрямку Грузії.</text:p>
      <text:p text:style-name="P4">
Раніше президент РФ Володимир Путін підписав укази про скасування візовогорежиму для громадян Грузії та пряме авіасполучення з цією країною.</text:p>
      <text:p text:style-name="P4">
МЗС України <text:a xlink:type="simple" xlink:href="https://www.ukrinform.ua/rubric-polytics/3710066-rozsirenna-aviaspolucenna-mzs-ukraini-nagadalo-gruzii-naviso-svit-izolue-rf.html" text:style-name="Internet_20_link" text:visited-style-name="Visited_20_Internet_20_Link">
 </text:a>
 , щосвіт ізолює Росію, аби змусити її припинити війну проти України.</text:p>
      <text:p text:style-name="P4">
Source: <text:a xlink:type="simple" xlink:href="https://www.ukrinform.ua/rubric-world/3710212-derzdep-pro-aviarejsi-rf-do-gruzii-ne-cas-posiluvati-spivpracu-z-rosieu.html" text:style-name="Internet_20_link" text:visited-style-name="Visited_20_Internet_20_Link">
https://www.ukrinform.ua/rubric-world/3710212-derzdep-pro-aviarejsi-rf-do-gruzii-ne-cas-posiluvati-spivpracu-z-rosieu.html</text:a>
</text:p>
      <!--NEWS-->
      <text:h text:style-name="P10" text:outline-level="1">
<text:span text:style-name="T4">
Калініна пробилася до півфіналу турніру WTA в Римі</text:span>
</text:h>
      <text:p text:style-name="P4">
Authors: Ukrinform (Person)</text:p>
      <text:p text:style-name="P4">
Publisher: Укринформ (Organization)</text:p>
      <text:p text:style-name="P4">
Published Time: 2023-05-17T00:48:00+03:00</text:p>
      <text:p text:style-name="P4">
Modified Time: 2023-05-17T00:48:00+03:00</text:p>
      <text:p text:style-name="P4">
Description: Друга «ракетка» України Ангеліна Калініна боротиметься за вихід у фінал турніру Жіночої тенісної асоціації (WTA) - Internazionali BNL d’Italia - у Римі (Італія) з призовим фондом $3,5 млн. — Укрінформ.</text:p>
      <text:p text:style-name="P4">
Images: ["<text:a xlink:type="simple" xlink:href="https://static.ukrinform.com/photos/2023_05/thumb_files/630_360_1684273639-897.jpg" text:style-name="Internet_20_link" text:visited-style-name="Visited_20_Internet_20_Link">
630_360_16842...</text:a>
"]</text:p>
      <text:p text:style-name="P4">
Tags: ['Теніс', 'Ангеліна Калініна']</text:p>
      <text:p text:style-name="P4">
Type: Article</text:p>
      <!--METADATA-->
      <text:p text:style-name="P4">
<draw:frame draw:style-name="fr1" draw:name="Image356" text:anchor-type="as-char" svg:width="6.9236in" svg:height="3.956343in" draw:z-index="0">
<draw:image xlink:href="../Images/yкринформ/2023-05-17T00-48-00-03-00/630_360_1684273639-897.jpg" xlink:type="simple" xlink:show="embed" xlink:actuate="onLoad" draw:mime-type="image/jpeg"/>
</draw:frame>
 Друга«ракетка» України Ангеліна Калініна боротиметься за вихід у фінал турніруЖіночої тенісної асоціації (WTA) - Internazionali BNL d’Italia - у Римі(Італія) з призовим фондом $3,5 млн.</text:p>
      <text:p text:style-name="P4">
У чвертьфіналі престижних грунтових змагань 30-й номер «посіву» Калініназдобула вольову перемогу над посіяною під 12-м номером Беатріс Аддад Мая зБразилії - 6:7 (2:7), 7:6 (8:6), 6:3, передає Укрінформ.</text:p>
      <text:p text:style-name="P4">
Матч тривав майже 4 години.</text:p>
      <text:p text:style-name="P4">
Суперницею Калініної в 1/2 фіналу буде росіянка Вероніка Кудерметова (11), якаобіграла китаянку Цінь Вень Чжен (21) - 3:6, 6:3, 6:4.</text:p>
      <text:p text:style-name="P4">
<text:span text:style-name="T4">
Читайте також:</text:span>
 <text:a xlink:type="simple" xlink:href="https://www.ukrinform.ua/rubric-sports/3710021-ludmila-kicenok-vijsla-u-cvertfinal-parnogo-turniru-wta-u-rimi.html" text:style-name="Internet_20_link" text:visited-style-name="Visited_20_Internet_20_Link">
 </text:a>
</text:p>
      <text:p text:style-name="P4">
Турнір у Римі триватиме до 21 травня.</text:p>
      <text:p text:style-name="P4">
Фото: Getty Images.</text:p>
      <text:p text:style-name="P4">
Source: <text:a xlink:type="simple" xlink:href="https://www.ukrinform.ua/rubric-sports/3710211-kalinina-probilasa-do-pivfinalu-turniru-wta-v-rimi.html" text:style-name="Internet_20_link" text:visited-style-name="Visited_20_Internet_20_Link">
https://www.ukrinform.ua/rubric-sports/3710211-kalinina-probilasa-do-pivfinalu-turniru-wta-v-rimi.html</text:a>
</text:p>
      <!--NEWS-->
      <text:h text:style-name="P10" text:outline-level="1">
<text:span text:style-name="T4">
Коротко. Війна. День 447. Відеодайджест</text:span>
</text:h>
      <text:p text:style-name="P4">
Author: ['АРМІЯINFORM']</text:p>
      <text:p text:style-name="P4">
Time: 2023-05-17T98:00:00-04:00</text:p>
      <text:p text:style-name="P4">
Description: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ІДЕОДАЙДЖЕСТ', 'ВТОРГНЕННЯ РФ', 'ГШ ЗСУ']</text:p>
      <text:p text:style-name="P4">
Category: News</text:p>
      <!--METADATA-->
      <text:p text:style-name="P4">
Source: <text:a xlink:type="simple" xlink:href="https://armyinform.com.ua/2023/05/17/korotko-vijna-den-447-videodajdzhest/" text:style-name="Internet_20_link" text:visited-style-name="Visited_20_Internet_20_Link">
https://armyinform.com.ua/2023/05/17/korotko-vijna-den-447-videodajdzhest/</text:a>
</text:p>
      <!--NEWS-->
      <text:h text:style-name="P10" text:outline-level="1">
<text:span text:style-name="T4">
Укрпошта” випустила аудіолистівки з історіями військових і волонтерів, щоб зібрати на дрони для ЗСУ</text:span>
</text:h>
      <text:p text:style-name="P4">
Author: ['АРМІЯINFORM']</text:p>
      <text:p text:style-name="P4">
Time: 2023-05-17T99:00:00-04:00</text:p>
      <text:p text:style-name="P4">
Description: Про це у Facebook повідомляє Укрпошта.    В аудіолистівках можна почути історії від: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2023-05-16_16-48-40.jpg" text:style-name="Internet_20_link" text:visited-style-name="Visited_20_Internet_20_Link">
photo_2023-05-16_16-48-40.jpg</text:a>
']</text:p>
      <text:p text:style-name="P4">
Tags: []</text:p>
      <text:p text:style-name="P4">
Category: News</text:p>
      <!--METADATA-->
      <text:p text:style-name="P4">
<draw:frame draw:style-name="fr1" draw:name="Image357" text:anchor-type="as-char" svg:width="6.9236in" svg:height="6.9236in" draw:z-index="0">
<draw:image xlink:href="../Images/AРМІЯINFORM/2023-05-17T99-00-00-04-00/photo_2023-05-16_16-48-40.jpg" xlink:type="simple" xlink:show="embed" xlink:actuate="onLoad" draw:mime-type="image/jpeg"/>
</draw:frame>
</text:p>
      <text:p text:style-name="P4">
Про це у Facebook<text:a xlink:type="simple" xlink:href="https://www.facebook.com/story.php" text:style-name="Internet_20_link" text:visited-style-name="Visited_20_Internet_20_Link">
повідомляє</text:a>
Укрпошта.</text:p>
      <text:p text:style-name="P4">
В аудіолистівках можна почути історії від:</text:p>
      <ul>
        <li>
пілота-винищувача Вадима Ворошилова з позивним «Karaya»,  * волонтера Ігоря Лаченкова;  * військового Олександра Будька з позивним «Терен».</li>
      </ul>
      <text:p text:style-name="P4">
Придбати «Листівки Героїв» можна в центральних відділеннях Укрпошти та онлайн.</text:p>
      <text:p text:style-name="P4">
Source: <text:a xlink:type="simple" xlink:href="https://armyinform.com.ua/2023/05/17/ukrposhta-vypustyla-audiolystivky-z-istoriyamy-vijskovyh-i-volonteriv-shhob-zibraty-na-drony-dlya-zsu/" text:style-name="Internet_20_link" text:visited-style-name="Visited_20_Internet_20_Link">
https://armyinform.com.ua/2023/05/17/ukrposhta-vypustyla-audiolystivky-z-istoriyamy-vijskovyh-i-volonteriv-shhob-zibraty-na-drony-dlya-zsu/</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